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1" style:family="text">
      <style:text-properties fo:language="el" fo:country="GR" style:font-name-asian="Times New Roman1"/>
    </style:style>
    <style:style style:name="T2" style:family="text">
      <style:text-properties fo:language="el" fo:country="GR" fo:font-weight="bold" style:font-name-asian="Times New Roman1" style:font-weight-asian="bold"/>
    </style:style>
    <style:style style:name="T3" style:family="text">
      <style:text-properties style:font-name-asian="Times New Roman1"/>
    </style:style>
    <style:style style:name="T4" style:family="text">
      <style:text-properties fo:language="fr" fo:country="FR" style:font-name-asian="Times New Roman1"/>
    </style:style>
    <style:style style:name="T5" style:family="text">
      <style:text-properties fo:language="fr" fo:country="FR" fo:font-weight="normal" style:font-name-asian="Times New Roman1" style:font-weight-asian="normal"/>
    </style:style>
    <style:style style:name="T6" style:family="text">
      <style:text-properties fo:language="zu" fo:country="ZA" style:font-name-asian="Times New Roman1"/>
    </style:style>
    <style:style style:name="T7" style:family="text">
      <style:text-properties fo:color="#ff0000" loext:opacity="100%" style:font-name-asian="Times New Roman1"/>
    </style:style>
    <style:style style:name="T8" style:family="text">
      <style:text-properties fo:color="#ff0000" loext:opacity="100%" style:text-line-through-style="solid" style:text-line-through-type="single" style:font-name-asian="Times New Roman1"/>
    </style:style>
    <style:style style:name="T9" style:family="text">
      <style:text-properties fo:font-weight="normal" style:font-name-asian="Times New Roman1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_3c_grc_3e_"><text:span text:style-name="Strong"><text:span text:style-name="T1">ἀ</text:span></text:span><text:span text:style-name="Strong"><text:span text:style-name="T3">βάπτιστο</text:span></text:span><text:span text:style-name="Strong"><text:span text:style-name="T1">ν</text:span></text:span><text:span text:style-name="T3">.</text:span></text:p>
      <text:p text:style-name="_3c_gloss_3e_"><text:span text:style-name="T3">[grc1 </text:span><text:a xlink:type="simple" xlink:href="https://www.biusante.parisdescartes.fr/histoire/medica/resultats/index.php?do=zoom&amp;cote=37020d&amp;p=1740" text:style-name="Internet_20_link" text:visited-style-name="Visited_20_Internet_20_Link"><text:span text:style-name="Internet_20_link"><text:span text:style-name="T3">p. 1726</text:span></text:span></text:a><text:span text:style-name="T3">] sorte de trépan.</text:span></text:p>
      <text:p text:style-name="_3c_grc_3e_"><text:span text:style-name="Strong"><text:span text:style-name="T1">ἀ</text:span></text:span><text:span text:style-name="Strong"><text:span text:style-name="T3">βρ</text:span></text:span><text:span text:style-name="Strong"><text:span text:style-name="T1">ό</text:span></text:span><text:span text:style-name="Strong"><text:span text:style-name="T3">τονον</text:span></text:span><text:span text:style-name="T3">.</text:span></text:p>
      <text:p text:style-name="_3c_gloss_3e_"><text:span text:style-name="T3">[grc2 </text:span><text:a xlink:type="simple" xlink:href="https://www.biusante.parisdescartes.fr/histoire/medica/resultats/index.php?do=zoom&amp;cote=37020d&amp;p=1740" text:style-name="Internet_20_link" text:visited-style-name="Visited_20_Internet_20_Link"><text:span text:style-name="Internet_20_link"><text:span text:style-name="T3">p. 1726</text:span></text:span></text:a><text:span text:style-name="T3">] aurone.</text:span></text:p>
      <text:p text:style-name="_3c_grc_3e_"><text:span text:style-name="Strong"><text:span text:style-name="T1">ἀ</text:span></text:span><text:span text:style-name="Strong"><text:span text:style-name="T3">γαλακτία</text:span></text:span><text:span text:style-name="T3">.</text:span></text:p>
      <text:p text:style-name="_3c_gloss_3e_"><text:span text:style-name="T3">[grc3 </text:span><text:a xlink:type="simple" xlink:href="https://www.biusante.parisdescartes.fr/histoire/medica/resultats/index.php?do=zoom&amp;cote=37020d&amp;p=1740" text:style-name="Internet_20_link" text:visited-style-name="Visited_20_Internet_20_Link"><text:span text:style-name="Internet_20_link"><text:span text:style-name="T3">p. 1726</text:span></text:span></text:a><text:span text:style-name="T3">] agalactie.</text:span></text:p>
      <text:p text:style-name="_3c_grc_3e_"><text:span text:style-name="Strong"><text:span text:style-name="T1">ἀ</text:span></text:span><text:span text:style-name="Strong"><text:span text:style-name="T3">γάλακτος</text:span></text:span><text:span text:style-name="T3">.</text:span></text:p>
      <text:p text:style-name="_3c_gloss_3e_"><text:span text:style-name="T3">[grc4 </text:span><text:a xlink:type="simple" xlink:href="https://www.biusante.parisdescartes.fr/histoire/medica/resultats/index.php?do=zoom&amp;cote=37020d&amp;p=1740" text:style-name="Internet_20_link" text:visited-style-name="Visited_20_Internet_20_Link"><text:span text:style-name="Internet_20_link"><text:span text:style-name="T3">p. 1726</text:span></text:span></text:a><text:span text:style-name="T3">] qui n’a point de lait.</text:span></text:p>
      <text:p text:style-name="_3c_grc_3e_"><text:span text:style-name="Strong"><text:span text:style-name="T1">ἀ</text:span></text:span><text:span text:style-name="Strong"><text:span text:style-name="T3">γάλλοχο</text:span></text:span><text:span text:style-name="Strong"><text:span text:style-name="T1">ν</text:span></text:span><text:span text:style-name="T3">.</text:span></text:p>
      <text:p text:style-name="_3c_gloss_3e_"><text:span text:style-name="T3">[grc5 </text:span><text:a xlink:type="simple" xlink:href="https://www.biusante.parisdescartes.fr/histoire/medica/resultats/index.php?do=zoom&amp;cote=37020d&amp;p=1740" text:style-name="Internet_20_link" text:visited-style-name="Visited_20_Internet_20_Link"><text:span text:style-name="Internet_20_link"><text:span text:style-name="T3">p. 1726</text:span></text:span></text:a><text:span text:style-name="T3">] agalloche.</text:span></text:p>
      <text:p text:style-name="_3c_grc_3e_"><text:span text:style-name="Strong"><text:span text:style-name="T1">ἀ</text:span></text:span><text:span text:style-name="Strong"><text:span text:style-name="T3">γα</text:span></text:span><text:bookmark text:name="_GoBack"/><text:span text:style-name="Strong"><text:span text:style-name="T3">ρικ</text:span></text:span><text:span text:style-name="Strong"><text:span text:style-name="T1">ὸν</text:span></text:span><text:span text:style-name="T3">.</text:span></text:p>
      <text:p text:style-name="_3c_gloss_3e_"><text:span text:style-name="T3">[grc6 </text:span><text:a xlink:type="simple" xlink:href="https://www.biusante.parisdescartes.fr/histoire/medica/resultats/index.php?do=zoom&amp;cote=37020d&amp;p=1740" text:style-name="Internet_20_link" text:visited-style-name="Visited_20_Internet_20_Link"><text:span text:style-name="Internet_20_link"><text:span text:style-name="T3">p. 1726</text:span></text:span></text:a><text:span text:style-name="T3">] agaric.</text:span></text:p>
      <text:p text:style-name="_3c_grc_3e_"><text:span text:style-name="Strong"><text:span text:style-name="T1">ἀ</text:span></text:span><text:span text:style-name="Strong"><text:span text:style-name="T3">γγειολογία</text:span></text:span><text:span text:style-name="T3">.</text:span></text:p>
      <text:p text:style-name="_3c_gloss_3e_"><text:span text:style-name="T3">[grc7 </text:span><text:a xlink:type="simple" xlink:href="https://www.biusante.parisdescartes.fr/histoire/medica/resultats/index.php?do=zoom&amp;cote=37020d&amp;p=1740" text:style-name="Internet_20_link" text:visited-style-name="Visited_20_Internet_20_Link"><text:span text:style-name="Internet_20_link"><text:span text:style-name="T3">p. 1726</text:span></text:span></text:a><text:span text:style-name="T3">] angiologie.</text:span></text:p>
      <text:p text:style-name="_3c_grc_3e_"><text:span text:style-name="Strong"><text:span text:style-name="T1">ἀ</text:span></text:span><text:span text:style-name="Strong"><text:span text:style-name="T3">γγε</text:span></text:span><text:span text:style-name="Strong"><text:span text:style-name="T1">ῖ</text:span></text:span><text:span text:style-name="Strong"><text:span text:style-name="T3">ο</text:span></text:span><text:span text:style-name="Strong"><text:span text:style-name="T1">ν</text:span></text:span><text:span text:style-name="Strong"><text:span text:style-name="T4"> ou </text:span></text:span><text:span text:style-name="Strong"><text:span text:style-name="T1">ἄγγος</text:span></text:span><text:span text:style-name="T3">.</text:span></text:p>
      <text:p text:style-name="_3c_gloss_3e_"><text:span text:style-name="T3">[grc8 </text:span><text:a xlink:type="simple" xlink:href="https://www.biusante.parisdescartes.fr/histoire/medica/resultats/index.php?do=zoom&amp;cote=37020d&amp;p=1740" text:style-name="Internet_20_link" text:visited-style-name="Visited_20_Internet_20_Link"><text:span text:style-name="Internet_20_link"><text:span text:style-name="T3">p. 1726</text:span></text:span></text:a><text:span text:style-name="T3">] vaisseau.</text:span></text:p>
      <text:p text:style-name="_3c_grc_3e_"><text:span text:style-name="Strong"><text:span text:style-name="T1">ἀ</text:span></text:span><text:span text:style-name="Strong"><text:span text:style-name="T3">γγε</text:span></text:span><text:span text:style-name="Strong"><text:span text:style-name="T1">ῖ</text:span></text:span><text:span text:style-name="Strong"><text:span text:style-name="T3">ο</text:span></text:span><text:span text:style-name="Strong"><text:span text:style-name="T1">ν</text:span></text:span><text:span text:style-name="T3"> </text:span><text:span text:style-name="Strong"><text:span text:style-name="T3">κυητ</text:span></text:span><text:span text:style-name="Strong"><text:span text:style-name="T1">ή</text:span></text:span><text:span text:style-name="Strong"><text:span text:style-name="T3">ριον</text:span></text:span><text:span text:style-name="T3">.</text:span></text:p>
      <text:p text:style-name="_3c_gloss_3e_"><text:span text:style-name="T3">[grc9 </text:span><text:a xlink:type="simple" xlink:href="https://www.biusante.parisdescartes.fr/histoire/medica/resultats/index.php?do=zoom&amp;cote=37020d&amp;p=1740" text:style-name="Internet_20_link" text:visited-style-name="Visited_20_Internet_20_Link"><text:span text:style-name="Internet_20_link"><text:span text:style-name="T3">p. 1726</text:span></text:span></text:a><text:span text:style-name="T3">] utérus.</text:span></text:p>
      <text:p text:style-name="_3c_grc_3e_"><text:span text:style-name="Strong"><text:span text:style-name="T1">ἀ</text:span></text:span><text:span text:style-name="Strong"><text:span text:style-name="T3">γευστία</text:span></text:span><text:span text:style-name="T3">.</text:span></text:p>
      <text:p text:style-name="_3c_gloss_3e_"><text:span text:style-name="T3">[grc10 </text:span><text:a xlink:type="simple" xlink:href="https://www.biusante.parisdescartes.fr/histoire/medica/resultats/index.php?do=zoom&amp;cote=37020d&amp;p=1740" text:style-name="Internet_20_link" text:visited-style-name="Visited_20_Internet_20_Link"><text:span text:style-name="Internet_20_link"><text:span text:style-name="T3">p. 1726</text:span></text:span></text:a><text:span text:style-name="T3">] privation du goût.</text:span></text:p>
      <text:p text:style-name="_3c_grc_3e_"><text:span text:style-name="Strong"><text:span text:style-name="T1">ἀ</text:span></text:span><text:span text:style-name="Strong"><text:span text:style-name="T3">γ</text:span></text:span><text:span text:style-name="Strong"><text:span text:style-name="T1">ή</text:span></text:span><text:span text:style-name="Strong"><text:span text:style-name="T3">ρατο</text:span></text:span><text:span text:style-name="Strong"><text:span text:style-name="T1">ν</text:span></text:span><text:span text:style-name="T3">.</text:span></text:p>
      <text:p text:style-name="_3c_gloss_3e_"><text:span text:style-name="T3">[grc11 </text:span><text:a xlink:type="simple" xlink:href="https://www.biusante.parisdescartes.fr/histoire/medica/resultats/index.php?do=zoom&amp;cote=37020d&amp;p=1740" text:style-name="Internet_20_link" text:visited-style-name="Visited_20_Internet_20_Link"><text:span text:style-name="Internet_20_link"><text:span text:style-name="T3">p. 1726</text:span></text:span></text:a><text:span text:style-name="T3">] agérat.</text:span></text:p>
      <text:p text:style-name="_3c_grc_3e_"><text:span text:style-name="Strong"><text:span text:style-name="T1">ἀ</text:span></text:span><text:span text:style-name="Strong"><text:span text:style-name="T3">γκύλη</text:span></text:span><text:span text:style-name="T3">.</text:span></text:p>
      <text:p text:style-name="_3c_gloss_3e_"><text:span text:style-name="T3">[grc12 </text:span><text:a xlink:type="simple" xlink:href="https://www.biusante.parisdescartes.fr/histoire/medica/resultats/index.php?do=zoom&amp;cote=37020d&amp;p=1740" text:style-name="Internet_20_link" text:visited-style-name="Visited_20_Internet_20_Link"><text:span text:style-name="Internet_20_link"><text:span text:style-name="T3">p. 1726</text:span></text:span></text:a><text:span text:style-name="T3">] le jarret, le pli du bras.</text:span></text:p>
      <text:p text:style-name="_3c_grc_3e_"><text:span text:style-name="Strong"><text:span text:style-name="T1">ἀ</text:span></text:span><text:span text:style-name="Strong"><text:span text:style-name="T3">γκυλοβλ</text:span></text:span><text:span text:style-name="Strong"><text:span text:style-name="T1">έ</text:span></text:span><text:span text:style-name="Strong"><text:span text:style-name="T3">φαρο</text:span></text:span><text:span text:style-name="Strong"><text:span text:style-name="T1">ν</text:span></text:span><text:span text:style-name="T3">.</text:span></text:p>
      <text:p text:style-name="_3c_gloss_3e_"><text:span text:style-name="T3">[grc13 </text:span><text:a xlink:type="simple" xlink:href="https://www.biusante.parisdescartes.fr/histoire/medica/resultats/index.php?do=zoom&amp;cote=37020d&amp;p=1740" text:style-name="Internet_20_link" text:visited-style-name="Visited_20_Internet_20_Link"><text:span text:style-name="Internet_20_link"><text:span text:style-name="T3">p. 1726</text:span></text:span></text:a><text:span text:style-name="T3">] ankyloblépharon.</text:span></text:p>
      <text:p text:style-name="_3c_grc_3e_"><text:span text:style-name="Strong"><text:span text:style-name="T1">ἀ</text:span></text:span><text:span text:style-name="Strong"><text:span text:style-name="T3">γκυλόγλωσσο</text:span></text:span><text:span text:style-name="Strong"><text:span text:style-name="T1">ν</text:span></text:span><text:span text:style-name="T3">.</text:span></text:p>
      <text:p text:style-name="_3c_gloss_3e_"><text:span text:style-name="T6">[grc14 </text:span><text:a xlink:type="simple" xlink:href="https://www.biusante.parisdescartes.fr/histoire/medica/resultats/index.php?do=zoom&amp;cote=37020d&amp;p=1740" text:style-name="Internet_20_link" text:visited-style-name="Visited_20_Internet_20_Link"><text:span text:style-name="Internet_20_link"><text:span text:style-name="T6">p. 1726</text:span></text:span></text:a><text:span text:style-name="T6">] ankyloglosse.</text:span></text:p>
      <text:p text:style-name="_3c_grc_3e_"><text:span text:style-name="Strong"><text:span text:style-name="T1">ἀ</text:span></text:span><text:span text:style-name="Strong"><text:span text:style-name="T3">γκυλοτ</text:span></text:span><text:span text:style-name="Strong"><text:span text:style-name="T1">ό</text:span></text:span><text:span text:style-name="Strong"><text:span text:style-name="T3">μον</text:span></text:span><text:span text:style-name="T3">.</text:span></text:p>
      <text:p text:style-name="_3c_gloss_3e_"><text:span text:style-name="T6">[grc15 </text:span><text:a xlink:type="simple" xlink:href="https://www.biusante.parisdescartes.fr/histoire/medica/resultats/index.php?do=zoom&amp;cote=37020d&amp;p=1740" text:style-name="Internet_20_link" text:visited-style-name="Visited_20_Internet_20_Link"><text:span text:style-name="Internet_20_link"><text:span text:style-name="T6">p. 1726</text:span></text:span></text:a><text:span text:style-name="T6">] ancylotome.</text:span></text:p>
      <text:p text:style-name="_3c_grc_3e_"><text:span text:style-name="Strong"><text:span text:style-name="T1">ἀ</text:span></text:span><text:span text:style-name="Strong"><text:span text:style-name="T3">γκύλωσις</text:span></text:span><text:span text:style-name="T3">, </text:span><text:span text:style-name="Strong"><text:span text:style-name="T1">ἀ</text:span></text:span><text:span text:style-name="Strong"><text:span text:style-name="T3">γκύλη</text:span></text:span><text:span text:style-name="T3">.</text:span></text:p>
      <text:p text:style-name="_3c_gloss_3e_"><text:span text:style-name="T6">[grc16 </text:span><text:a xlink:type="simple" xlink:href="https://www.biusante.parisdescartes.fr/histoire/medica/resultats/index.php?do=zoom&amp;cote=37020d&amp;p=1740" text:style-name="Internet_20_link" text:visited-style-name="Visited_20_Internet_20_Link"><text:span text:style-name="Internet_20_link"><text:span text:style-name="T6">p. 1726</text:span></text:span></text:a><text:span text:style-name="T6">] ankylose.</text:span></text:p>
      <text:p text:style-name="_3c_grc_3e_"><text:span text:style-name="Strong"><text:span text:style-name="T1">ἀ</text:span></text:span><text:span text:style-name="Strong"><text:span text:style-name="T3">γκυροειδ</text:span></text:span><text:span text:style-name="Strong"><text:span text:style-name="T1">ὴ</text:span></text:span><text:span text:style-name="Strong"><text:span text:style-name="T3">ς</text:span></text:span><text:span text:style-name="T3">.</text:span></text:p>
      <text:p text:style-name="_3c_gloss_3e_"><text:span text:style-name="T6">[grc17 </text:span><text:a xlink:type="simple" xlink:href="https://www.biusante.parisdescartes.fr/histoire/medica/resultats/index.php?do=zoom&amp;cote=37020d&amp;p=1740" text:style-name="Internet_20_link" text:visited-style-name="Visited_20_Internet_20_Link"><text:span text:style-name="Internet_20_link"><text:span text:style-name="T6">p. 1726</text:span></text:span></text:a><text:span text:style-name="T6">] ancyroïde.</text:span></text:p>
      <text:p text:style-name="_3c_grc_3e_"><text:soft-page-break/><text:span text:style-name="Strong"><text:span text:style-name="T1">ἀ</text:span></text:span><text:span text:style-name="Strong"><text:span text:style-name="T3">γκ</text:span></text:span><text:span text:style-name="Strong"><text:span text:style-name="T1">ὼν</text:span></text:span><text:span text:style-name="T3">.</text:span></text:p>
      <text:p text:style-name="_3c_gloss_3e_"><text:span text:style-name="T3">[grc18 </text:span><text:a xlink:type="simple" xlink:href="https://www.biusante.parisdescartes.fr/histoire/medica/resultats/index.php?do=zoom&amp;cote=37020d&amp;p=1740" text:style-name="Internet_20_link" text:visited-style-name="Visited_20_Internet_20_Link"><text:span text:style-name="Internet_20_link"><text:span text:style-name="T3">p. 1726</text:span></text:span></text:a><text:span text:style-name="T3">] coude, olécrâne.</text:span></text:p>
      <text:p text:style-name="_3c_grc_3e_"><text:span text:style-name="Strong"><text:span text:style-name="T1">ἄ</text:span></text:span><text:span text:style-name="Strong"><text:span text:style-name="T3">γμα</text:span></text:span><text:span text:style-name="T3">.</text:span></text:p>
      <text:p text:style-name="_3c_gloss_3e_"><text:span text:style-name="T3">[grc19 </text:span><text:a xlink:type="simple" xlink:href="https://www.biusante.parisdescartes.fr/histoire/medica/resultats/index.php?do=zoom&amp;cote=37020d&amp;p=1740" text:style-name="Internet_20_link" text:visited-style-name="Visited_20_Internet_20_Link"><text:span text:style-name="Internet_20_link"><text:span text:style-name="T3">p. 1726</text:span></text:span></text:a><text:span text:style-name="T3">] fracture, esquille.</text:span></text:p>
      <text:p text:style-name="_3c_grc_3e_"><text:span text:style-name="Strong"><text:span text:style-name="T1">ἄ</text:span></text:span><text:span text:style-name="Strong"><text:span text:style-name="T3">γ</text:span></text:span><text:span text:style-name="Strong"><text:span text:style-name="T1">ν</text:span></text:span><text:span text:style-name="Strong"><text:span text:style-name="T3">ος</text:span></text:span><text:span text:style-name="T3">.</text:span></text:p>
      <text:p text:style-name="_3c_gloss_3e_"><text:span text:style-name="T3">[grc20 </text:span><text:a xlink:type="simple" xlink:href="https://www.biusante.parisdescartes.fr/histoire/medica/resultats/index.php?do=zoom&amp;cote=37020d&amp;p=1740" text:style-name="Internet_20_link" text:visited-style-name="Visited_20_Internet_20_Link"><text:span text:style-name="Internet_20_link"><text:span text:style-name="T3">p. 1726</text:span></text:span></text:a><text:span text:style-name="T3">] l’agnus-castus.</text:span></text:p>
      <text:p text:style-name="_3c_grc_3e_"><text:span text:style-name="Strong"><text:span text:style-name="T1">ἀ</text:span></text:span><text:span text:style-name="Strong"><text:span text:style-name="T3">γο</text:span></text:span><text:span text:style-name="Strong"><text:span text:style-name="T1">ν</text:span></text:span><text:span text:style-name="Strong"><text:span text:style-name="T3">ία</text:span></text:span><text:span text:style-name="T3">.</text:span></text:p>
      <text:p text:style-name="_3c_gloss_3e_"><text:span text:style-name="T3">[grc21 </text:span><text:a xlink:type="simple" xlink:href="https://www.biusante.parisdescartes.fr/histoire/medica/resultats/index.php?do=zoom&amp;cote=37020d&amp;p=1740" text:style-name="Internet_20_link" text:visited-style-name="Visited_20_Internet_20_Link"><text:span text:style-name="Internet_20_link"><text:span text:style-name="T3">p. 1726</text:span></text:span></text:a><text:span text:style-name="T3">] stérilité.</text:span></text:p>
      <text:p text:style-name="_3c_grc_3e_"><text:span text:style-name="Strong"><text:span text:style-name="T1">ἄ</text:span></text:span><text:span text:style-name="Strong"><text:span text:style-name="T3">γο</text:span></text:span><text:span text:style-name="Strong"><text:span text:style-name="T1">ν</text:span></text:span><text:span text:style-name="Strong"><text:span text:style-name="T3">ος</text:span></text:span><text:span text:style-name="T3">.</text:span></text:p>
      <text:p text:style-name="_3c_gloss_3e_"><text:span text:style-name="T3">[grc22 </text:span><text:a xlink:type="simple" xlink:href="https://www.biusante.parisdescartes.fr/histoire/medica/resultats/index.php?do=zoom&amp;cote=37020d&amp;p=1740" text:style-name="Internet_20_link" text:visited-style-name="Visited_20_Internet_20_Link"><text:span text:style-name="Internet_20_link"><text:span text:style-name="T3">p. 1726</text:span></text:span></text:a><text:span text:style-name="T3">] femme qui n’a point encore eu d’enfants.</text:span></text:p>
      <text:p text:style-name="_3c_grc_3e_"><text:span text:style-name="Strong"><text:span text:style-name="T3">Αγο</text:span></text:span><text:span text:style-name="Strong"><text:span text:style-name="T1">ν</text:span></text:span><text:span text:style-name="Strong"><text:span text:style-name="T3">οι</text:span></text:span><text:span text:style-name="T3"> </text:span><text:span text:style-name="Strong"><text:span text:style-name="T1">ἡ</text:span></text:span><text:span text:style-name="Strong"><text:span text:style-name="T3">μ</text:span></text:span><text:span text:style-name="Strong"><text:span text:style-name="T1">έ</text:span></text:span><text:span text:style-name="Strong"><text:span text:style-name="T3">ραι</text:span></text:span><text:span text:style-name="T3">.</text:span></text:p>
      <text:p text:style-name="_3c_gloss_3e_"><text:span text:style-name="T3">[grc23 </text:span><text:a xlink:type="simple" xlink:href="https://www.biusante.parisdescartes.fr/histoire/medica/resultats/index.php?do=zoom&amp;cote=37020d&amp;p=1740" text:style-name="Internet_20_link" text:visited-style-name="Visited_20_Internet_20_Link"><text:span text:style-name="Internet_20_link"><text:span text:style-name="T3">p. 1726</text:span></text:span></text:a><text:span text:style-name="T3">] jours pairs.</text:span></text:p>
      <text:p text:style-name="_3c_grc_3e_"><text:span text:style-name="Strong"><text:span text:style-name="T1">ἀ</text:span></text:span><text:span text:style-name="Strong"><text:span text:style-name="T3">γρυπ</text:span></text:span><text:span text:style-name="Strong"><text:span text:style-name="T1">ν</text:span></text:span><text:span text:style-name="Strong"><text:span text:style-name="T3">ία</text:span></text:span><text:span text:style-name="T3">.</text:span></text:p>
      <text:p text:style-name="_3c_gloss_3e_"><text:span text:style-name="T3">[grc24 </text:span><text:a xlink:type="simple" xlink:href="https://www.biusante.parisdescartes.fr/histoire/medica/resultats/index.php?do=zoom&amp;cote=37020d&amp;p=1740" text:style-name="Internet_20_link" text:visited-style-name="Visited_20_Internet_20_Link"><text:span text:style-name="Internet_20_link"><text:span text:style-name="T3">p. 1726</text:span></text:span></text:a><text:span text:style-name="T3">] insomnie.</text:span></text:p>
      <text:p text:style-name="_3c_grc_3e_"><text:span text:style-name="Strong"><text:span text:style-name="T1">ἄ</text:span></text:span><text:span text:style-name="Strong"><text:span text:style-name="T3">γρυπ</text:span></text:span><text:span text:style-name="Strong"><text:span text:style-name="T1">ν</text:span></text:span><text:span text:style-name="Strong"><text:span text:style-name="T3">ος</text:span></text:span><text:span text:style-name="T3">.</text:span></text:p>
      <text:p text:style-name="_3c_gloss_3e_"><text:span text:style-name="T3">[grc25 </text:span><text:a xlink:type="simple" xlink:href="https://www.biusante.parisdescartes.fr/histoire/medica/resultats/index.php?do=zoom&amp;cote=37020d&amp;p=1740" text:style-name="Internet_20_link" text:visited-style-name="Visited_20_Internet_20_Link"><text:span text:style-name="Internet_20_link"><text:span text:style-name="T3">p. 1726</text:span></text:span></text:a><text:span text:style-name="T3">] qui est privé du sommeil.</text:span></text:p>
      <text:p text:style-name="_3c_grc_3e_"><text:span text:style-name="Strong"><text:span text:style-name="T1">ἀ</text:span></text:span><text:span text:style-name="Strong"><text:span text:style-name="T3">γυμ</text:span></text:span><text:span text:style-name="Strong"><text:span text:style-name="T1">ν</text:span></text:span><text:span text:style-name="Strong"><text:span text:style-name="T3">ασία</text:span></text:span><text:span text:style-name="T3">.</text:span></text:p>
      <text:p text:style-name="_3c_gloss_3e_"><text:span text:style-name="T3">[grc26 </text:span><text:a xlink:type="simple" xlink:href="https://www.biusante.parisdescartes.fr/histoire/medica/resultats/index.php?do=zoom&amp;cote=37020d&amp;p=1740" text:style-name="Internet_20_link" text:visited-style-name="Visited_20_Internet_20_Link"><text:span text:style-name="Internet_20_link"><text:span text:style-name="T3">p. 1726</text:span></text:span></text:a><text:span text:style-name="T3">] défaut d’exercice.</text:span></text:p>
      <text:p text:style-name="_3c_grc_3e_"><text:span text:style-name="Strong"><text:span text:style-name="T1">ἀ</text:span></text:span><text:span text:style-name="Strong"><text:span text:style-name="T3">γχίλωψ</text:span></text:span><text:span text:style-name="T3">.</text:span></text:p>
      <text:p text:style-name="_3c_gloss_3e_"><text:span text:style-name="T3">[grc27 </text:span><text:a xlink:type="simple" xlink:href="https://www.biusante.parisdescartes.fr/histoire/medica/resultats/index.php?do=zoom&amp;cote=37020d&amp;p=1740" text:style-name="Internet_20_link" text:visited-style-name="Visited_20_Internet_20_Link"><text:span text:style-name="Internet_20_link"><text:span text:style-name="T3">p. 1726</text:span></text:span></text:a><text:span text:style-name="T3">] anchilops.</text:span></text:p>
      <text:p text:style-name="_3c_grc_3e_"><text:span text:style-name="Strong"><text:span text:style-name="T1">ἀ</text:span></text:span><text:span text:style-name="Strong"><text:span text:style-name="T3">γχό</text:span></text:span><text:span text:style-name="Strong"><text:span text:style-name="T1">ν</text:span></text:span><text:span text:style-name="Strong"><text:span text:style-name="T3">η</text:span></text:span><text:span text:style-name="T3">.</text:span></text:p>
      <text:p text:style-name="_3c_gloss_3e_"><text:span text:style-name="T3">[grc28 </text:span><text:a xlink:type="simple" xlink:href="https://www.biusante.parisdescartes.fr/histoire/medica/resultats/index.php?do=zoom&amp;cote=37020d&amp;p=1740" text:style-name="Internet_20_link" text:visited-style-name="Visited_20_Internet_20_Link"><text:span text:style-name="Internet_20_link"><text:span text:style-name="T3">p. 1726</text:span></text:span></text:a><text:span text:style-name="T3">] strangulation.</text:span></text:p>
      <text:p text:style-name="_3c_grc_3e_"><text:span text:style-name="Strong"><text:span text:style-name="T1">ἀ</text:span></text:span><text:span text:style-name="Strong"><text:span text:style-name="T3">γω</text:span></text:span><text:span text:style-name="Strong"><text:span text:style-name="T1">ν</text:span></text:span><text:span text:style-name="Strong"><text:span text:style-name="T3">ία</text:span></text:span><text:span text:style-name="T3">.</text:span></text:p>
      <text:p text:style-name="_3c_gloss_3e_"><text:span text:style-name="T3">[grc29 </text:span><text:a xlink:type="simple" xlink:href="https://www.biusante.parisdescartes.fr/histoire/medica/resultats/index.php?do=zoom&amp;cote=37020d&amp;p=1740" text:style-name="Internet_20_link" text:visited-style-name="Visited_20_Internet_20_Link"><text:span text:style-name="Internet_20_link"><text:span text:style-name="T3">p. 1726</text:span></text:span></text:a><text:span text:style-name="T3">] anxiété, agonie.</text:span></text:p>
      <text:p text:style-name="_3c_grc_3e_"><text:span text:style-name="Strong"><text:span text:style-name="T1">ἀ</text:span></text:span><text:span text:style-name="Strong"><text:span text:style-name="T3">δημονία</text:span></text:span><text:span text:style-name="T3">.</text:span></text:p>
      <text:p text:style-name="_3c_gloss_3e_"><text:span text:style-name="T3">[grc30 </text:span><text:a xlink:type="simple" xlink:href="https://www.biusante.parisdescartes.fr/histoire/medica/resultats/index.php?do=zoom&amp;cote=37020d&amp;p=1740" text:style-name="Internet_20_link" text:visited-style-name="Visited_20_Internet_20_Link"><text:span text:style-name="Internet_20_link"><text:span text:style-name="T3">p. 1726</text:span></text:span></text:a><text:span text:style-name="T3">] angoisse.</text:span></text:p>
      <text:p text:style-name="_3c_grc_3e_"><text:span text:style-name="Strong"><text:span text:style-name="T1">ἀ</text:span></text:span><text:span text:style-name="Strong"><text:span text:style-name="T3">δ</text:span></text:span><text:span text:style-name="Strong"><text:span text:style-name="T1">ὴ</text:span></text:span><text:span text:style-name="Strong"><text:span text:style-name="T3">ν</text:span></text:span><text:span text:style-name="T3">.</text:span></text:p>
      <text:p text:style-name="_3c_gloss_3e_"><text:span text:style-name="T3">[grc31 </text:span><text:a xlink:type="simple" xlink:href="https://www.biusante.parisdescartes.fr/histoire/medica/resultats/index.php?do=zoom&amp;cote=37020d&amp;p=1740" text:style-name="Internet_20_link" text:visited-style-name="Visited_20_Internet_20_Link"><text:span text:style-name="Internet_20_link"><text:span text:style-name="T3">p. 1726</text:span></text:span></text:a><text:span text:style-name="T3">] glande.</text:span></text:p>
      <text:p text:style-name="_3c_grc_3e_"><text:span text:style-name="Strong"><text:span text:style-name="T1">ἀ</text:span></text:span><text:span text:style-name="Strong"><text:span text:style-name="T3">δίαντον</text:span></text:span><text:span text:style-name="T3">.</text:span></text:p>
      <text:p text:style-name="_3c_gloss_3e_"><text:span text:style-name="T3">[grc32 </text:span><text:a xlink:type="simple" xlink:href="https://www.biusante.parisdescartes.fr/histoire/medica/resultats/index.php?do=zoom&amp;cote=37020d&amp;p=1740" text:style-name="Internet_20_link" text:visited-style-name="Visited_20_Internet_20_Link"><text:span text:style-name="Internet_20_link"><text:span text:style-name="T3">p. 1726</text:span></text:span></text:a><text:span text:style-name="T3">] adiante.</text:span></text:p>
      <text:p text:style-name="_3c_grc_3e_"><text:span text:style-name="Strong"><text:span text:style-name="T1">ἀ</text:span></text:span><text:span text:style-name="Strong"><text:span text:style-name="T3">διαπνευστία</text:span></text:span><text:span text:style-name="T3">.</text:span></text:p>
      <text:p text:style-name="_3c_gloss_3e_"><text:span text:style-name="T3">[grc33 </text:span><text:a xlink:type="simple" xlink:href="https://www.biusante.parisdescartes.fr/histoire/medica/resultats/index.php?do=zoom&amp;cote=37020d&amp;p=1740" text:style-name="Internet_20_link" text:visited-style-name="Visited_20_Internet_20_Link"><text:span text:style-name="Internet_20_link"><text:span text:style-name="T3">p. 1726</text:span></text:span></text:a><text:span text:style-name="T3">] défaut de respiration.</text:span></text:p>
      <text:p text:style-name="_3c_grc_3e_"><text:span text:style-name="Strong"><text:span text:style-name="T1">ἀ</text:span></text:span><text:span text:style-name="Strong"><text:span text:style-name="T3">διά</text:span></text:span><text:span text:style-name="Strong"><text:span text:style-name="T1">ῤῥ</text:span></text:span><text:span text:style-name="Strong"><text:span text:style-name="T3">οια</text:span></text:span><text:span text:style-name="T3">.</text:span></text:p>
      <text:p text:style-name="_3c_gloss_3e_"><text:span text:style-name="T3">[grc34 </text:span><text:a xlink:type="simple" xlink:href="https://www.biusante.parisdescartes.fr/histoire/medica/resultats/index.php?do=zoom&amp;cote=37020d&amp;p=1740" text:style-name="Internet_20_link" text:visited-style-name="Visited_20_Internet_20_Link"><text:span text:style-name="Internet_20_link"><text:span text:style-name="T3">p. 1726</text:span></text:span></text:a><text:span text:style-name="T3">] constipation.</text:span></text:p>
      <text:p text:style-name="_3c_grc_3e_"><text:soft-page-break/><text:span text:style-name="Strong"><text:span text:style-name="T1">ἄ</text:span></text:span><text:span text:style-name="Strong"><text:span text:style-name="T3">διψος</text:span></text:span><text:span text:style-name="T3">.</text:span></text:p>
      <text:p text:style-name="_3c_gloss_3e_"><text:span text:style-name="T3">[grc35 </text:span><text:a xlink:type="simple" xlink:href="https://www.biusante.parisdescartes.fr/histoire/medica/resultats/index.php?do=zoom&amp;cote=37020d&amp;p=1740" text:style-name="Internet_20_link" text:visited-style-name="Visited_20_Internet_20_Link"><text:span text:style-name="Internet_20_link"><text:span text:style-name="T3">p. 1726</text:span></text:span></text:a><text:span text:style-name="T3">] qui est sans soif </text:span><text:span text:style-name="T1">;</text:span><text:span text:style-name="T3"> qui désaltère.</text:span></text:p>
      <text:p text:style-name="_3c_grc_3e_"><text:span text:style-name="Strong"><text:span text:style-name="T1">ἀδ</text:span></text:span><text:span text:style-name="Strong"><text:span text:style-name="T3">υ</text:span></text:span><text:span text:style-name="Strong"><text:span text:style-name="T1">ν</text:span></text:span><text:span text:style-name="Strong"><text:span text:style-name="T3">αμία</text:span></text:span><text:span text:style-name="T3">.</text:span></text:p>
      <text:p text:style-name="_3c_gloss_3e_"><text:span text:style-name="T3">[grc36 </text:span><text:a xlink:type="simple" xlink:href="https://www.biusante.parisdescartes.fr/histoire/medica/resultats/index.php?do=zoom&amp;cote=37020d&amp;p=1740" text:style-name="Internet_20_link" text:visited-style-name="Visited_20_Internet_20_Link"><text:span text:style-name="Internet_20_link"><text:span text:style-name="T3">p. 1726</text:span></text:span></text:a><text:span text:style-name="T3">] adynamie.</text:span></text:p>
      <text:p text:style-name="_3c_grc_3e_"><text:span text:style-name="Strong"><text:span text:style-name="T1">ἀ</text:span></text:span><text:span text:style-name="Strong"><text:span text:style-name="T3">δύνατος</text:span></text:span><text:span text:style-name="T3">.</text:span></text:p>
      <text:p text:style-name="_3c_gloss_3e_"><text:span text:style-name="T3">[grc37 </text:span><text:a xlink:type="simple" xlink:href="https://www.biusante.parisdescartes.fr/histoire/medica/resultats/index.php?do=zoom&amp;cote=37020d&amp;p=1740" text:style-name="Internet_20_link" text:visited-style-name="Visited_20_Internet_20_Link"><text:span text:style-name="Internet_20_link"><text:span text:style-name="T3">p. 1726</text:span></text:span></text:a><text:span text:style-name="T3">] faible, épuisé.</text:span></text:p>
      <text:p text:style-name="_3c_grc_3e_"><text:span text:style-name="Strong"><text:span text:style-name="T1">ἀ</text:span></text:span><text:span text:style-name="Strong"><text:span text:style-name="T3">είζωον</text:span></text:span><text:span text:style-name="T3">.</text:span></text:p>
      <text:p text:style-name="_3c_gloss_3e_"><text:span text:style-name="T3">[grc38 </text:span><text:a xlink:type="simple" xlink:href="https://www.biusante.parisdescartes.fr/histoire/medica/resultats/index.php?do=zoom&amp;cote=37020d&amp;p=1740" text:style-name="Internet_20_link" text:visited-style-name="Visited_20_Internet_20_Link"><text:span text:style-name="Internet_20_link"><text:span text:style-name="T3">p. 1726</text:span></text:span></text:a><text:span text:style-name="T3">] la joubarbe.</text:span></text:p>
      <text:p text:style-name="_3c_grc_3e_"><text:span text:style-name="Strong"><text:span text:style-name="T1">ἀ</text:span></text:span><text:span text:style-name="Strong"><text:span text:style-name="T3">ερ</text:span></text:span><text:span text:style-name="Strong"><text:span text:style-name="T1">ό</text:span></text:span><text:span text:style-name="Strong"><text:span text:style-name="T3">φοβος</text:span></text:span><text:span text:style-name="T3">.</text:span></text:p>
      <text:p text:style-name="_3c_gloss_3e_"><text:span text:style-name="T3">[grc39 </text:span><text:a xlink:type="simple" xlink:href="https://www.biusante.parisdescartes.fr/histoire/medica/resultats/index.php?do=zoom&amp;cote=37020d&amp;p=1740" text:style-name="Internet_20_link" text:visited-style-name="Visited_20_Internet_20_Link"><text:span text:style-name="Internet_20_link"><text:span text:style-name="T3">p. 1726</text:span></text:span></text:a><text:span text:style-name="T3">] aérophobe.</text:span></text:p>
      <text:p text:style-name="_3c_grc_3e_"><text:span text:style-name="Strong"><text:span text:style-name="T1">ἄ</text:span></text:span><text:span text:style-name="Strong"><text:span text:style-name="T3">ζυγος</text:span></text:span><text:span text:style-name="T3">.</text:span></text:p>
      <text:p text:style-name="_3c_gloss_3e_"><text:span text:style-name="T3">[grc40 </text:span><text:a xlink:type="simple" xlink:href="https://www.biusante.parisdescartes.fr/histoire/medica/resultats/index.php?do=zoom&amp;cote=37020d&amp;p=1740" text:style-name="Internet_20_link" text:visited-style-name="Visited_20_Internet_20_Link"><text:span text:style-name="Internet_20_link"><text:span text:style-name="T3">p. 1726</text:span></text:span></text:a><text:span text:style-name="T3">] impair, azygos.</text:span></text:p>
      <text:p text:style-name="_3c_grc_3e_"><text:span text:style-name="Strong"><text:span text:style-name="T1">ἄ</text:span></text:span><text:span text:style-name="Strong"><text:span text:style-name="T3">ζυμος</text:span></text:span><text:span text:style-name="T3">.</text:span></text:p>
      <text:p text:style-name="_3c_gloss_3e_"><text:span text:style-name="T3">[grc41 </text:span><text:a xlink:type="simple" xlink:href="https://www.biusante.parisdescartes.fr/histoire/medica/resultats/index.php?do=zoom&amp;cote=37020d&amp;p=1740" text:style-name="Internet_20_link" text:visited-style-name="Visited_20_Internet_20_Link"><text:span text:style-name="Internet_20_link"><text:span text:style-name="T3">p. 1726</text:span></text:span></text:a><text:span text:style-name="T3">] azyme, non fermenté.</text:span></text:p>
      <text:p text:style-name="_3c_grc_3e_"><text:span text:style-name="Strong"><text:span text:style-name="T1">ἀὴ</text:span></text:span><text:span text:style-name="Strong"><text:span text:style-name="T3">ρ</text:span></text:span><text:span text:style-name="T3">.</text:span></text:p>
      <text:p text:style-name="_3c_gloss_3e_"><text:span text:style-name="T3">[grc42 </text:span><text:a xlink:type="simple" xlink:href="https://www.biusante.parisdescartes.fr/histoire/medica/resultats/index.php?do=zoom&amp;cote=37020d&amp;p=1740" text:style-name="Internet_20_link" text:visited-style-name="Visited_20_Internet_20_Link"><text:span text:style-name="Internet_20_link"><text:span text:style-name="T3">p. 1726</text:span></text:span></text:a><text:span text:style-name="T3">] air.</text:span></text:p>
      <text:p text:style-name="_3c_grc_3e_"><text:span text:style-name="Strong"><text:span text:style-name="T1">ἀ</text:span></text:span><text:span text:style-name="Strong"><text:span text:style-name="T3">θεράπευτος</text:span></text:span><text:span text:style-name="T3">.</text:span></text:p>
      <text:p text:style-name="_3c_gloss_3e_"><text:span text:style-name="T6">[grc43 </text:span><text:a xlink:type="simple" xlink:href="https://www.biusante.parisdescartes.fr/histoire/medica/resultats/index.php?do=zoom&amp;cote=37020d&amp;p=1740" text:style-name="Internet_20_link" text:visited-style-name="Visited_20_Internet_20_Link"><text:span text:style-name="Internet_20_link"><text:span text:style-name="T6">p. 1726</text:span></text:span></text:a><text:span text:style-name="T6">] incurable.</text:span></text:p>
      <text:p text:style-name="_3c_grc_3e_"><text:span text:style-name="Strong"><text:span text:style-name="T1">ἀ</text:span></text:span><text:span text:style-name="Strong"><text:span text:style-name="T3">θήρωμα</text:span></text:span><text:span text:style-name="T3">, </text:span><text:span text:style-name="Strong"><text:span text:style-name="T1">ἀ</text:span></text:span><text:span text:style-name="Strong"><text:span text:style-name="T3">θ</text:span></text:span><text:span text:style-name="Strong"><text:span text:style-name="T1">έ</text:span></text:span><text:span text:style-name="Strong"><text:span text:style-name="T3">ρωμα</text:span></text:span><text:span text:style-name="T3">.</text:span></text:p>
      <text:p text:style-name="_3c_gloss_3e_"><text:span text:style-name="T6">[grc44 </text:span><text:a xlink:type="simple" xlink:href="https://www.biusante.parisdescartes.fr/histoire/medica/resultats/index.php?do=zoom&amp;cote=37020d&amp;p=1740" text:style-name="Internet_20_link" text:visited-style-name="Visited_20_Internet_20_Link"><text:span text:style-name="Internet_20_link"><text:span text:style-name="T6">p. 1726</text:span></text:span></text:a><text:span text:style-name="T6">] athérome.</text:span></text:p>
      <text:p text:style-name="_3c_grc_3e_"><text:span text:style-name="Strong"><text:span text:style-name="T3">α</text:span></text:span><text:span text:style-name="Strong"><text:span text:style-name="T1">ἰ</text:span></text:span><text:span text:style-name="Strong"><text:span text:style-name="T3">γίλωψ</text:span></text:span><text:span text:style-name="T3">.</text:span></text:p>
      <text:p text:style-name="_3c_gloss_3e_"><text:span text:style-name="T6">[grc45 </text:span><text:a xlink:type="simple" xlink:href="https://www.biusante.parisdescartes.fr/histoire/medica/resultats/index.php?do=zoom&amp;cote=37020d&amp;p=1740" text:style-name="Internet_20_link" text:visited-style-name="Visited_20_Internet_20_Link"><text:span text:style-name="Internet_20_link"><text:span text:style-name="T6">p. 1726</text:span></text:span></text:a><text:span text:style-name="T6">] égilops.</text:span></text:p>
      <text:p text:style-name="_3c_grc_3e_"><text:span text:style-name="Strong"><text:span text:style-name="T3">α</text:span></text:span><text:span text:style-name="Strong"><text:span text:style-name="T1">ἰ</text:span></text:span><text:span text:style-name="Strong"><text:span text:style-name="T3">γ</text:span></text:span><text:span text:style-name="Strong"><text:span text:style-name="T1">ὶ</text:span></text:span><text:span text:style-name="Strong"><text:span text:style-name="T3">ς</text:span></text:span><text:span text:style-name="T3">.</text:span></text:p>
      <text:p text:style-name="_3c_gloss_3e_"><text:span text:style-name="T6">[grc46 </text:span><text:a xlink:type="simple" xlink:href="https://www.biusante.parisdescartes.fr/histoire/medica/resultats/index.php?do=zoom&amp;cote=37020d&amp;p=1740" text:style-name="Internet_20_link" text:visited-style-name="Visited_20_Internet_20_Link"><text:span text:style-name="Internet_20_link"><text:span text:style-name="T6">p. 1726</text:span></text:span></text:a><text:span text:style-name="T6">] albugo.</text:span></text:p>
      <text:p text:style-name="_3c_grc_3e_"><text:span text:style-name="Strong"><text:span text:style-name="T3">α</text:span></text:span><text:span text:style-name="Strong"><text:span text:style-name="T1">ἰ</text:span></text:span><text:span text:style-name="Strong"><text:span text:style-name="T3">γόκερας</text:span></text:span><text:span text:style-name="T3">.</text:span></text:p>
      <text:p text:style-name="_3c_gloss_3e_"><text:span text:style-name="T3">[grc47 </text:span><text:a xlink:type="simple" xlink:href="https://www.biusante.parisdescartes.fr/histoire/medica/resultats/index.php?do=zoom&amp;cote=37020d&amp;p=1740" text:style-name="Internet_20_link" text:visited-style-name="Visited_20_Internet_20_Link"><text:span text:style-name="Internet_20_link"><text:span text:style-name="T3">p. 1726</text:span></text:span></text:a><text:span text:style-name="T3">] fenugrec.</text:span></text:p>
      <text:p text:style-name="_3c_grc_3e_"><text:span text:style-name="Strong"><text:span text:style-name="T3">α</text:span></text:span><text:span text:style-name="Strong"><text:span text:style-name="T1">ἰ</text:span></text:span><text:span text:style-name="Strong"><text:span text:style-name="T3">δο</text:span></text:span><text:span text:style-name="Strong"><text:span text:style-name="T1">ῖ</text:span></text:span><text:span text:style-name="Strong"><text:span text:style-name="T3">α</text:span></text:span><text:span text:style-name="T3">.</text:span></text:p>
      <text:p text:style-name="_3c_gloss_3e_"><text:span text:style-name="T3">[grc48 </text:span><text:a xlink:type="simple" xlink:href="https://www.biusante.parisdescartes.fr/histoire/medica/resultats/index.php?do=zoom&amp;cote=37020d&amp;p=1740" text:style-name="Internet_20_link" text:visited-style-name="Visited_20_Internet_20_Link"><text:span text:style-name="Internet_20_link"><text:span text:style-name="T3">p. 1726</text:span></text:span></text:a><text:span text:style-name="T3">] les parties génitales.</text:span></text:p>
      <text:p text:style-name="_3c_grc_3e_"><text:span text:style-name="Strong"><text:span text:style-name="T1">αἰ</text:span></text:span><text:span text:style-name="Strong"><text:span text:style-name="T3">θ</text:span></text:span><text:span text:style-name="Strong"><text:span text:style-name="T1">ὴ</text:span></text:span><text:span text:style-name="Strong"><text:span text:style-name="T3">ρ</text:span></text:span><text:span text:style-name="T3">.</text:span></text:p>
      <text:p text:style-name="_3c_gloss_3e_"><text:span text:style-name="T3">[grc49 </text:span><text:a xlink:type="simple" xlink:href="https://www.biusante.parisdescartes.fr/histoire/medica/resultats/index.php?do=zoom&amp;cote=37020d&amp;p=1740" text:style-name="Internet_20_link" text:visited-style-name="Visited_20_Internet_20_Link"><text:span text:style-name="Internet_20_link"><text:span text:style-name="T3">p. 1726</text:span></text:span></text:a><text:span text:style-name="T3">] éther.</text:span></text:p>
      <text:p text:style-name="_3c_grc_3e_"><text:span text:style-name="Strong"><text:span text:style-name="T3">α</text:span></text:span><text:span text:style-name="Strong"><text:span text:style-name="T1">ἰ</text:span></text:span><text:span text:style-name="Strong"><text:span text:style-name="T3">θόλιξ</text:span></text:span><text:span text:style-name="T3">.</text:span></text:p>
      <text:p text:style-name="_3c_gloss_3e_"><text:span text:style-name="T3">[grc50 </text:span><text:a xlink:type="simple" xlink:href="https://www.biusante.parisdescartes.fr/histoire/medica/resultats/index.php?do=zoom&amp;cote=37020d&amp;p=1740" text:style-name="Internet_20_link" text:visited-style-name="Visited_20_Internet_20_Link"><text:span text:style-name="Internet_20_link"><text:span text:style-name="T3">p. 1726</text:span></text:span></text:a><text:span text:style-name="T3">] bulle, tache rouge à la peau.</text:span></text:p>
      <text:p text:style-name="_3c_grc_3e_"><text:span text:style-name="Strong"><text:span text:style-name="T1">αἷ</text:span></text:span><text:span text:style-name="Strong"><text:span text:style-name="T3">μα</text:span></text:span><text:span text:style-name="T3">.</text:span></text:p>
      <text:p text:style-name="_3c_gloss_3e_"><text:span text:style-name="T3">[grc51 </text:span><text:a xlink:type="simple" xlink:href="https://www.biusante.parisdescartes.fr/histoire/medica/resultats/index.php?do=zoom&amp;cote=37020d&amp;p=1740" text:style-name="Internet_20_link" text:visited-style-name="Visited_20_Internet_20_Link"><text:span text:style-name="Internet_20_link"><text:span text:style-name="T3">p. 1726</text:span></text:span></text:a><text:span text:style-name="T3">] sang.</text:span></text:p>
      <text:p text:style-name="_3c_grc_3e_"><text:soft-page-break/><text:span text:style-name="Strong"><text:span text:style-name="T3">α</text:span></text:span><text:span text:style-name="Strong"><text:span text:style-name="T1">ἱ</text:span></text:span><text:span text:style-name="Strong"><text:span text:style-name="T3">μακτ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52 </text:span><text:a xlink:type="simple" xlink:href="https://www.biusante.parisdescartes.fr/histoire/medica/resultats/index.php?do=zoom&amp;cote=37020d&amp;p=1740" text:style-name="Internet_20_link" text:visited-style-name="Visited_20_Internet_20_Link"><text:span text:style-name="Internet_20_link"><text:span text:style-name="T3">p. 1726</text:span></text:span></text:a><text:span text:style-name="T3">] sanguinolent.</text:span></text:p>
      <text:p text:style-name="_3c_grc_3e_"><text:span text:style-name="Strong"><text:span text:style-name="T3">α</text:span></text:span><text:span text:style-name="Strong"><text:span text:style-name="T1">ἱ</text:span></text:span><text:span text:style-name="Strong"><text:span text:style-name="T3">μάλωψ</text:span></text:span><text:span text:style-name="T3">.</text:span></text:p>
      <text:p text:style-name="_3c_gloss_3e_"><text:span text:style-name="T3">[grc53 </text:span><text:a xlink:type="simple" xlink:href="https://www.biusante.parisdescartes.fr/histoire/medica/resultats/index.php?do=zoom&amp;cote=37020d&amp;p=1740" text:style-name="Internet_20_link" text:visited-style-name="Visited_20_Internet_20_Link"><text:span text:style-name="Internet_20_link"><text:span text:style-name="T3">p. 1726</text:span></text:span></text:a><text:span text:style-name="T3">] ecchymose de l’œil.</text:span></text:p>
      <text:p text:style-name="_3c_grc_3e_"><text:span text:style-name="Strong"><text:span text:style-name="T3">α</text:span></text:span><text:span text:style-name="Strong"><text:span text:style-name="T1">ἱ</text:span></text:span><text:span text:style-name="Strong"><text:span text:style-name="T3">ματι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54 </text:span><text:a xlink:type="simple" xlink:href="https://www.biusante.parisdescartes.fr/histoire/medica/resultats/index.php?do=zoom&amp;cote=37020d&amp;p=1740" text:style-name="Internet_20_link" text:visited-style-name="Visited_20_Internet_20_Link"><text:span text:style-name="Internet_20_link"><text:span text:style-name="T3">p. 1726</text:span></text:span></text:a><text:span text:style-name="T3">] sanguin.</text:span></text:p>
      <text:p text:style-name="_3c_grc_3e_"><text:span text:style-name="Strong"><text:span text:style-name="T3">α</text:span></text:span><text:span text:style-name="Strong"><text:span text:style-name="T1">ἱ</text:span></text:span><text:span text:style-name="Strong"><text:span text:style-name="T3">ματ</text:span></text:span><text:span text:style-name="Strong"><text:span text:style-name="T1">ῖ</text:span></text:span><text:span text:style-name="Strong"><text:span text:style-name="T3">τις</text:span></text:span><text:span text:style-name="T3"> </text:span><text:span text:style-name="Strong"><text:span text:style-name="T3">φλ</text:span></text:span><text:span text:style-name="Strong"><text:span text:style-name="T1">ὲ</text:span></text:span><text:span text:style-name="Strong"><text:span text:style-name="T3">ψ</text:span></text:span><text:span text:style-name="T3">.</text:span></text:p>
      <text:p text:style-name="_3c_gloss_3e_"><text:span text:style-name="T3">[grc55 </text:span><text:a xlink:type="simple" xlink:href="https://www.biusante.parisdescartes.fr/histoire/medica/resultats/index.php?do=zoom&amp;cote=37020d&amp;p=1740" text:style-name="Internet_20_link" text:visited-style-name="Visited_20_Internet_20_Link"><text:span text:style-name="Internet_20_link"><text:span text:style-name="T3">p. 1726</text:span></text:span></text:a><text:span text:style-name="T3">] veine.</text:span></text:p>
      <text:p text:style-name="_3c_grc_3e_"><text:span text:style-name="Strong"><text:span text:style-name="T3">α</text:span></text:span><text:span text:style-name="Strong"><text:span text:style-name="T1">ἱ</text:span></text:span><text:span text:style-name="Strong"><text:span text:style-name="T3">ματοποιητι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56 </text:span><text:a xlink:type="simple" xlink:href="https://www.biusante.parisdescartes.fr/histoire/medica/resultats/index.php?do=zoom&amp;cote=37020d&amp;p=1740" text:style-name="Internet_20_link" text:visited-style-name="Visited_20_Internet_20_Link"><text:span text:style-name="Internet_20_link"><text:span text:style-name="T3">p. 1726</text:span></text:span></text:a><text:span text:style-name="T3">] qui fait du sang.</text:span></text:p>
      <text:p text:style-name="_3c_grc_3e_"><text:span text:style-name="Strong"><text:span text:style-name="T3">α</text:span></text:span><text:span text:style-name="Strong"><text:span text:style-name="T1">ἱ</text:span></text:span><text:span text:style-name="Strong"><text:span text:style-name="T3">ματώδης</text:span></text:span><text:span text:style-name="T3">.</text:span></text:p>
      <text:p text:style-name="_3c_gloss_3e_"><text:span text:style-name="T3">[grc57 </text:span><text:a xlink:type="simple" xlink:href="https://www.biusante.parisdescartes.fr/histoire/medica/resultats/index.php?do=zoom&amp;cote=37020d&amp;p=1740" text:style-name="Internet_20_link" text:visited-style-name="Visited_20_Internet_20_Link"><text:span text:style-name="Internet_20_link"><text:span text:style-name="T3">p. 1726</text:span></text:span></text:a><text:span text:style-name="T3">] sanguinolent.</text:span></text:p>
      <text:p text:style-name="_3c_grc_3e_"><text:span text:style-name="Strong"><text:span text:style-name="T3">α</text:span></text:span><text:span text:style-name="Strong"><text:span text:style-name="T1">ἱ</text:span></text:span><text:span text:style-name="Strong"><text:span text:style-name="T3">μάτωσις</text:span></text:span><text:span text:style-name="T3">.</text:span></text:p>
      <text:p text:style-name="_3c_gloss_3e_"><text:span text:style-name="T3">[grc58 </text:span><text:a xlink:type="simple" xlink:href="https://www.biusante.parisdescartes.fr/histoire/medica/resultats/index.php?do=zoom&amp;cote=37020d&amp;p=1740" text:style-name="Internet_20_link" text:visited-style-name="Visited_20_Internet_20_Link"><text:span text:style-name="Internet_20_link"><text:span text:style-name="T3">p. 1726</text:span></text:span></text:a><text:span text:style-name="T3">] hématose.</text:span></text:p>
      <text:p text:style-name="_3c_grc_3e_"><text:span text:style-name="Strong"><text:span text:style-name="T3">α</text:span></text:span><text:span text:style-name="Strong"><text:span text:style-name="T1">ἱ</text:span></text:span><text:span text:style-name="Strong"><text:span text:style-name="T3">μοπτυ</text:span></text:span><text:span text:style-name="Strong"><text:span text:style-name="T1">ϊ</text:span></text:span><text:span text:style-name="Strong"><text:span text:style-name="T3">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59 </text:span><text:a xlink:type="simple" xlink:href="https://www.biusante.parisdescartes.fr/histoire/medica/resultats/index.php?do=zoom&amp;cote=37020d&amp;p=1740" text:style-name="Internet_20_link" text:visited-style-name="Visited_20_Internet_20_Link"><text:span text:style-name="Internet_20_link"><text:span text:style-name="T3">p. 1726</text:span></text:span></text:a><text:span text:style-name="T3">] crachant du sang.</text:span></text:p>
      <text:p text:style-name="_3c_grc_3e_"><text:span text:style-name="Strong"><text:span text:style-name="T3">α</text:span></text:span><text:span text:style-name="Strong"><text:span text:style-name="T1">ἱ</text:span></text:span><text:span text:style-name="Strong"><text:span text:style-name="T3">μο</text:span></text:span><text:span text:style-name="Strong"><text:span text:style-name="T1">ῤῥ</text:span></text:span><text:span text:style-name="Strong"><text:span text:style-name="T3">αγία</text:span></text:span><text:span text:style-name="T3">.</text:span></text:p>
      <text:p text:style-name="_3c_gloss_3e_"><text:span text:style-name="T3">[grc60 </text:span><text:a xlink:type="simple" xlink:href="https://www.biusante.parisdescartes.fr/histoire/medica/resultats/index.php?do=zoom&amp;cote=37020d&amp;p=1740" text:style-name="Internet_20_link" text:visited-style-name="Visited_20_Internet_20_Link"><text:span text:style-name="Internet_20_link"><text:span text:style-name="T3">p. 1726</text:span></text:span></text:a><text:span text:style-name="T3">] hémorrhagie en général ou hémorrhagie nasale.</text:span></text:p>
      <text:p text:style-name="_3c_grc_3e_"><text:span text:style-name="Strong"><text:span text:style-name="T3">α</text:span></text:span><text:span text:style-name="Strong"><text:span text:style-name="T1">ἱ</text:span></text:span><text:span text:style-name="Strong"><text:span text:style-name="T3">μο</text:span></text:span><text:span text:style-name="Strong"><text:span text:style-name="T1">ῤῥ</text:span></text:span><text:span text:style-name="Strong"><text:span text:style-name="T3">οΐδες</text:span></text:span><text:span text:style-name="T3">.</text:span></text:p>
      <text:p text:style-name="_3c_gloss_3e_"><text:span text:style-name="T3">[grc61 </text:span><text:a xlink:type="simple" xlink:href="https://www.biusante.parisdescartes.fr/histoire/medica/resultats/index.php?do=zoom&amp;cote=37020d&amp;p=1740" text:style-name="Internet_20_link" text:visited-style-name="Visited_20_Internet_20_Link"><text:span text:style-name="Internet_20_link"><text:span text:style-name="T3">p. 1726</text:span></text:span></text:a><text:span text:style-name="T3">] hémorrhoïdes.</text:span></text:p>
      <text:p text:style-name="_3c_grc_3e_"><text:span text:style-name="Strong"><text:span text:style-name="T3">α</text:span></text:span><text:span text:style-name="Strong"><text:span text:style-name="T1">ἱ</text:span></text:span><text:span text:style-name="Strong"><text:span text:style-name="T3">μο</text:span></text:span><text:span text:style-name="Strong"><text:span text:style-name="T1">ῤῥοϊδοκαύστης</text:span></text:span><text:span text:style-name="T3">.</text:span></text:p>
      <text:p text:style-name="_3c_gloss_3e_"><text:span text:style-name="T3">[grc62 </text:span><text:a xlink:type="simple" xlink:href="https://www.biusante.parisdescartes.fr/histoire/medica/resultats/index.php?do=zoom&amp;cote=37020d&amp;p=1740" text:style-name="Internet_20_link" text:visited-style-name="Visited_20_Internet_20_Link"><text:span text:style-name="Internet_20_link"><text:span text:style-name="T3">p. 1726</text:span></text:span></text:a><text:span text:style-name="T3">] instrument pour brûler les hémorrhoïdes.</text:span></text:p>
      <text:p text:style-name="_3c_grc_3e_"><text:span text:style-name="Strong"><text:span text:style-name="T3">α</text:span></text:span><text:span text:style-name="Strong"><text:span text:style-name="T1">ἱ</text:span></text:span><text:span text:style-name="Strong"><text:span text:style-name="T3">μό</text:span></text:span><text:span text:style-name="Strong"><text:span text:style-name="T1">ῤῥ</text:span></text:span><text:span text:style-name="Strong"><text:span text:style-name="T3">οος</text:span></text:span><text:span text:style-name="T3">.</text:span></text:p>
      <text:p text:style-name="_3c_gloss_3e_"><text:span text:style-name="T3">[grc63 </text:span><text:a xlink:type="simple" xlink:href="https://www.biusante.parisdescartes.fr/histoire/medica/resultats/index.php?do=zoom&amp;cote=37020d&amp;p=1740" text:style-name="Internet_20_link" text:visited-style-name="Visited_20_Internet_20_Link"><text:span text:style-name="Internet_20_link"><text:span text:style-name="T3">p. 1726</text:span></text:span></text:a><text:span text:style-name="T3">] sujet aux écoulements de sang ; femme qui a ses menstrues.</text:span></text:p>
      <text:p text:style-name="_3c_grc_3e_"><text:span text:style-name="Strong"><text:span text:style-name="T3">α</text:span></text:span><text:span text:style-name="Strong"><text:span text:style-name="T1">ἱ</text:span></text:span><text:span text:style-name="Strong"><text:span text:style-name="T3">μ</text:span></text:span><text:span text:style-name="Strong"><text:span text:style-name="T1">ό</text:span></text:span><text:span text:style-name="Strong"><text:span text:style-name="T3">φοβος</text:span></text:span><text:span text:style-name="T3">.</text:span></text:p>
      <text:p text:style-name="_3c_gloss_3e_"><text:span text:style-name="T3">[grc64 </text:span><text:a xlink:type="simple" xlink:href="https://www.biusante.parisdescartes.fr/histoire/medica/resultats/index.php?do=zoom&amp;cote=37020d&amp;p=1740" text:style-name="Internet_20_link" text:visited-style-name="Visited_20_Internet_20_Link"><text:span text:style-name="Internet_20_link"><text:span text:style-name="T3">p. 1726</text:span></text:span></text:a><text:span text:style-name="T3">] qui craint la saignée.</text:span></text:p>
      <text:p text:style-name="_3c_grc_3e_"><text:span text:style-name="Strong"><text:span text:style-name="T3">α</text:span></text:span><text:span text:style-name="Strong"><text:span text:style-name="T1">ἱ</text:span></text:span><text:span text:style-name="Strong"><text:span text:style-name="T3">μωδία</text:span></text:span><text:span text:style-name="T3">.</text:span></text:p>
      <text:p text:style-name="_3c_gloss_3e_"><text:span text:style-name="T3">[grc65 </text:span><text:a xlink:type="simple" xlink:href="https://www.biusante.parisdescartes.fr/histoire/medica/resultats/index.php?do=zoom&amp;cote=37020d&amp;p=1740" text:style-name="Internet_20_link" text:visited-style-name="Visited_20_Internet_20_Link"><text:span text:style-name="Internet_20_link"><text:span text:style-name="T3">p. 1726</text:span></text:span></text:a><text:span text:style-name="T3">] agacement des dents.</text:span></text:p>
      <text:p text:style-name="_3c_grc_3e_"><text:span text:style-name="Strong"><text:span text:style-name="T3">α</text:span></text:span><text:span text:style-name="Strong"><text:span text:style-name="T1">ἴ</text:span></text:span><text:span text:style-name="Strong"><text:span text:style-name="T3">σθ</text:span></text:span><text:span text:style-name="Strong"><text:span text:style-name="T1">η</text:span></text:span><text:span text:style-name="Strong"><text:span text:style-name="T3">σις</text:span></text:span><text:span text:style-name="T3">.</text:span></text:p>
      <text:p text:style-name="_3c_gloss_3e_"><text:span text:style-name="T3">[grc66 </text:span><text:a xlink:type="simple" xlink:href="https://www.biusante.parisdescartes.fr/histoire/medica/resultats/index.php?do=zoom&amp;cote=37020d&amp;p=1740" text:style-name="Internet_20_link" text:visited-style-name="Visited_20_Internet_20_Link"><text:span text:style-name="Internet_20_link"><text:span text:style-name="T3">p. 1726</text:span></text:span></text:a><text:span text:style-name="T3">] sentiment, faculté de sentir.</text:span></text:p>
      <text:p text:style-name="_3c_grc_3e_"><text:span text:style-name="Strong"><text:span text:style-name="T3">α</text:span></text:span><text:span text:style-name="Strong"><text:span text:style-name="T1">ἰ</text:span></text:span><text:span text:style-name="Strong"><text:span text:style-name="T3">σθητ</text:span></text:span><text:span text:style-name="Strong"><text:span text:style-name="T1">ή</text:span></text:span><text:span text:style-name="Strong"><text:span text:style-name="T3">ρ</text:span></text:span><text:span text:style-name="Strong"><text:span text:style-name="T1">ι</text:span></text:span><text:span text:style-name="Strong"><text:span text:style-name="T3">ο</text:span></text:span><text:span text:style-name="Strong"><text:span text:style-name="T1">ν</text:span></text:span><text:span text:style-name="T3">.</text:span></text:p>
      <text:p text:style-name="_3c_gloss_3e_"><text:span text:style-name="T3">[grc67 </text:span><text:a xlink:type="simple" xlink:href="https://www.biusante.parisdescartes.fr/histoire/medica/resultats/index.php?do=zoom&amp;cote=37020d&amp;p=1740" text:style-name="Internet_20_link" text:visited-style-name="Visited_20_Internet_20_Link"><text:span text:style-name="Internet_20_link"><text:span text:style-name="T3">p. 1726</text:span></text:span></text:a><text:span text:style-name="T3">] sens.</text:span></text:p>
      <text:p text:style-name="_3c_grc_3e_"><text:span text:style-name="Strong"><text:span text:style-name="T3">α</text:span></text:span><text:span text:style-name="Strong"><text:span text:style-name="T1">ἰ</text:span></text:span><text:span text:style-name="Strong"><text:span text:style-name="T3">σθητι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68 </text:span><text:a xlink:type="simple" xlink:href="https://www.biusante.parisdescartes.fr/histoire/medica/resultats/index.php?do=zoom&amp;cote=37020d&amp;p=1740" text:style-name="Internet_20_link" text:visited-style-name="Visited_20_Internet_20_Link"><text:span text:style-name="Internet_20_link"><text:span text:style-name="T3">p. 1726</text:span></text:span></text:a><text:span text:style-name="T3">] doué du sentiment.</text:span></text:p>
      <text:p text:style-name="_3c_grc_3e_"><text:soft-page-break/><text:span text:style-name="Strong"><text:span text:style-name="T3">α</text:span></text:span><text:span text:style-name="Strong"><text:span text:style-name="T1">ἰ</text:span></text:span><text:span text:style-name="Strong"><text:span text:style-name="T3">τία</text:span></text:span><text:span text:style-name="T3">.</text:span></text:p>
      <text:p text:style-name="_3c_gloss_3e_"><text:span text:style-name="T3">[grc69 </text:span><text:a xlink:type="simple" xlink:href="https://www.biusante.parisdescartes.fr/histoire/medica/resultats/index.php?do=zoom&amp;cote=37020d&amp;p=1740" text:style-name="Internet_20_link" text:visited-style-name="Visited_20_Internet_20_Link"><text:span text:style-name="Internet_20_link"><text:span text:style-name="T3">p. 1726</text:span></text:span></text:a><text:span text:style-name="T3">] cause.</text:span></text:p>
      <text:p text:style-name="_3c_grc_3e_"><text:span text:style-name="Strong"><text:span text:style-name="T3">α</text:span></text:span><text:span text:style-name="Strong"><text:span text:style-name="T1">ἰ</text:span></text:span><text:span text:style-name="Strong"><text:span text:style-name="T3">τιολογία</text:span></text:span><text:span text:style-name="T3">.</text:span></text:p>
      <text:p text:style-name="_3c_gloss_3e_"><text:span text:style-name="T3">[grc70 </text:span><text:a xlink:type="simple" xlink:href="https://www.biusante.parisdescartes.fr/histoire/medica/resultats/index.php?do=zoom&amp;cote=37020d&amp;p=1740" text:style-name="Internet_20_link" text:visited-style-name="Visited_20_Internet_20_Link"><text:span text:style-name="Internet_20_link"><text:span text:style-name="T3">p. 1726</text:span></text:span></text:a><text:span text:style-name="T3">] étiologie.</text:span></text:p>
      <text:p text:style-name="_3c_grc_3e_"><text:span text:style-name="Strong"><text:span text:style-name="T3">α</text:span></text:span><text:span text:style-name="Strong"><text:span text:style-name="T1">ἰὼ</text:span></text:span><text:span text:style-name="Strong"><text:span text:style-name="T3">ν</text:span></text:span><text:span text:style-name="T3">.</text:span></text:p>
      <text:p text:style-name="_3c_gloss_3e_"><text:span text:style-name="T3">[grc71 </text:span><text:a xlink:type="simple" xlink:href="https://www.biusante.parisdescartes.fr/histoire/medica/resultats/index.php?do=zoom&amp;cote=37020d&amp;p=1740" text:style-name="Internet_20_link" text:visited-style-name="Visited_20_Internet_20_Link"><text:span text:style-name="Internet_20_link"><text:span text:style-name="T3">p. 1726</text:span></text:span></text:a><text:span text:style-name="T3">] durée de la vie.</text:span></text:p>
      <text:p text:style-name="_3c_grc_3e_"><text:span text:style-name="Strong"><text:span text:style-name="T3">α</text:span></text:span><text:span text:style-name="Strong"><text:span text:style-name="T1">ἰ</text:span></text:span><text:span text:style-name="Strong"><text:span text:style-name="T3">ώρα</text:span></text:span><text:span text:style-name="T3">.</text:span></text:p>
      <text:p text:style-name="_3c_gloss_3e_"><text:span text:style-name="T3">[grc72 </text:span><text:a xlink:type="simple" xlink:href="https://www.biusante.parisdescartes.fr/histoire/medica/resultats/index.php?do=zoom&amp;cote=37020d&amp;p=1740" text:style-name="Internet_20_link" text:visited-style-name="Visited_20_Internet_20_Link"><text:span text:style-name="Internet_20_link"><text:span text:style-name="T3">p. 1726</text:span></text:span></text:a><text:span text:style-name="T3">] instrument qui servait à balancer un malade.</text:span></text:p>
      <text:p text:style-name="_3c_grc_3e_"><text:span text:style-name="Strong"><text:span text:style-name="T1">ἀ</text:span></text:span><text:span text:style-name="Strong"><text:span text:style-name="T3">καθαρσία</text:span></text:span><text:span text:style-name="T3">.</text:span></text:p>
      <text:p text:style-name="_3c_gloss_3e_"><text:span text:style-name="T3">[grc73 </text:span><text:a xlink:type="simple" xlink:href="https://www.biusante.parisdescartes.fr/histoire/medica/resultats/index.php?do=zoom&amp;cote=37020d&amp;p=1740" text:style-name="Internet_20_link" text:visited-style-name="Visited_20_Internet_20_Link"><text:span text:style-name="Internet_20_link"><text:span text:style-name="T3">p. 1726</text:span></text:span></text:a><text:span text:style-name="T3">] impureté.</text:span></text:p>
      <text:p text:style-name="_3c_grc_3e_"><text:span text:style-name="Strong"><text:span text:style-name="T1">ἀ</text:span></text:span><text:span text:style-name="Strong"><text:span text:style-name="T3">κάθαρτος</text:span></text:span><text:span text:style-name="T3">.</text:span></text:p>
      <text:p text:style-name="_3c_gloss_3e_"><text:span text:style-name="T3">[grc74 </text:span><text:a xlink:type="simple" xlink:href="https://www.biusante.parisdescartes.fr/histoire/medica/resultats/index.php?do=zoom&amp;cote=37020d&amp;p=1740" text:style-name="Internet_20_link" text:visited-style-name="Visited_20_Internet_20_Link"><text:span text:style-name="Internet_20_link"><text:span text:style-name="T3">p. 1726</text:span></text:span></text:a><text:span text:style-name="T3">] impur.</text:span></text:p>
      <text:p text:style-name="_3c_grc_3e_"><text:span text:style-name="Strong"><text:span text:style-name="T1">ἀ</text:span></text:span><text:span text:style-name="Strong"><text:span text:style-name="T3">κακία</text:span></text:span><text:span text:style-name="T3">.</text:span></text:p>
      <text:p text:style-name="_3c_gloss_3e_"><text:span text:style-name="T3">[grc75 </text:span><text:a xlink:type="simple" xlink:href="https://www.biusante.parisdescartes.fr/histoire/medica/resultats/index.php?do=zoom&amp;cote=37020d&amp;p=1740" text:style-name="Internet_20_link" text:visited-style-name="Visited_20_Internet_20_Link"><text:span text:style-name="Internet_20_link"><text:span text:style-name="T3">p. 1726</text:span></text:span></text:a><text:span text:style-name="T3">] mimosa.</text:span></text:p>
      <text:p text:style-name="_3c_grc_3e_"><text:span text:style-name="Strong"><text:span text:style-name="T1">ἀ</text:span></text:span><text:span text:style-name="Strong"><text:span text:style-name="T3">καλ</text:span></text:span><text:span text:style-name="Strong"><text:span text:style-name="T1">ή</text:span></text:span><text:span text:style-name="Strong"><text:span text:style-name="T3">φη</text:span></text:span><text:span text:style-name="T3">.</text:span></text:p>
      <text:p text:style-name="_3c_gloss_3e_"><text:span text:style-name="T3">[grc76 </text:span><text:a xlink:type="simple" xlink:href="https://www.biusante.parisdescartes.fr/histoire/medica/resultats/index.php?do=zoom&amp;cote=37020d&amp;p=1740" text:style-name="Internet_20_link" text:visited-style-name="Visited_20_Internet_20_Link"><text:span text:style-name="Internet_20_link"><text:span text:style-name="T3">p. 1726</text:span></text:span></text:a><text:span text:style-name="T3">] ortie.</text:span></text:p>
      <text:p text:style-name="_3c_grc_3e_"><text:span text:style-name="Strong"><text:span text:style-name="T1">ἄ</text:span></text:span><text:span text:style-name="Strong"><text:span text:style-name="T3">κα</text:span></text:span><text:span text:style-name="Strong"><text:span text:style-name="T1">ν</text:span></text:span><text:span text:style-name="Strong"><text:span text:style-name="T3">θα</text:span></text:span><text:span text:style-name="T3">.</text:span></text:p>
      <text:p text:style-name="_3c_gloss_3e_"><text:span text:style-name="T6">[grc77 </text:span><text:a xlink:type="simple" xlink:href="https://www.biusante.parisdescartes.fr/histoire/medica/resultats/index.php?do=zoom&amp;cote=37020d&amp;p=1740" text:style-name="Internet_20_link" text:visited-style-name="Visited_20_Internet_20_Link"><text:span text:style-name="Internet_20_link"><text:span text:style-name="T6">p. 1726</text:span></text:span></text:a><text:span text:style-name="T6">] épine.</text:span></text:p>
      <text:p text:style-name="_3c_grc_3e_"><text:span text:style-name="Strong"><text:span text:style-name="T1">ἄ</text:span></text:span><text:span text:style-name="Strong"><text:span text:style-name="T3">κανθος</text:span></text:span><text:span text:style-name="T3">.</text:span></text:p>
      <text:p text:style-name="_3c_gloss_3e_"><text:span text:style-name="T6">[grc78 </text:span><text:a xlink:type="simple" xlink:href="https://www.biusante.parisdescartes.fr/histoire/medica/resultats/index.php?do=zoom&amp;cote=37020d&amp;p=1740" text:style-name="Internet_20_link" text:visited-style-name="Visited_20_Internet_20_Link"><text:span text:style-name="Internet_20_link"><text:span text:style-name="T6">p. 1726</text:span></text:span></text:a><text:span text:style-name="T6">] acanthe.</text:span></text:p>
      <text:p text:style-name="_3c_grc_3e_"><text:span text:style-name="Strong"><text:span text:style-name="T1">ἄ</text:span></text:span><text:span text:style-name="Strong"><text:span text:style-name="T3">καρι</text:span></text:span><text:span text:style-name="T3">.</text:span></text:p>
      <text:p text:style-name="_3c_gloss_3e_"><text:span text:style-name="T6">[grc79 </text:span><text:a xlink:type="simple" xlink:href="https://www.biusante.parisdescartes.fr/histoire/medica/resultats/index.php?do=zoom&amp;cote=37020d&amp;p=1740" text:style-name="Internet_20_link" text:visited-style-name="Visited_20_Internet_20_Link"><text:span text:style-name="Internet_20_link"><text:span text:style-name="T6">p. 1726</text:span></text:span></text:a><text:span text:style-name="T6">] ciron.</text:span></text:p>
      <text:p text:style-name="_3c_grc_3e_"><text:span text:style-name="Strong"><text:span text:style-name="T1">ἄ</text:span></text:span><text:span text:style-name="Strong"><text:span text:style-name="T3">κ</text:span></text:span><text:span text:style-name="Strong"><text:span text:style-name="T1">έ</text:span></text:span><text:span text:style-name="Strong"><text:span text:style-name="T3">ομαι</text:span></text:span><text:span text:style-name="T3">.</text:span></text:p>
      <text:p text:style-name="_3c_gloss_3e_"><text:span text:style-name="T6">[grc80 </text:span><text:a xlink:type="simple" xlink:href="https://www.biusante.parisdescartes.fr/histoire/medica/resultats/index.php?do=zoom&amp;cote=37020d&amp;p=1740" text:style-name="Internet_20_link" text:visited-style-name="Visited_20_Internet_20_Link"><text:span text:style-name="Internet_20_link"><text:span text:style-name="T6">p. 1726</text:span></text:span></text:a><text:span text:style-name="T6">] je guéris.</text:span></text:p>
      <text:p text:style-name="_3c_grc_3e_"><text:span text:style-name="Strong"><text:span text:style-name="T1">ἀ</text:span></text:span><text:span text:style-name="Strong"><text:span text:style-name="T3">κ</text:span></text:span><text:span text:style-name="Strong"><text:span text:style-name="T1">έ</text:span></text:span><text:span text:style-name="Strong"><text:span text:style-name="T3">σιμος</text:span></text:span><text:span text:style-name="T3">, </text:span><text:span text:style-name="Strong"><text:span text:style-name="T1">ἀ</text:span></text:span><text:span text:style-name="Strong"><text:span text:style-name="T3">κ</text:span></text:span><text:span text:style-name="Strong"><text:span text:style-name="T1">έ</text:span></text:span><text:span text:style-name="Strong"><text:span text:style-name="T3">σμιος</text:span></text:span><text:span text:style-name="T3">, </text:span><text:span text:style-name="Strong"><text:span text:style-name="T1">ἀ</text:span></text:span><text:span text:style-name="Strong"><text:span text:style-name="T3">κεστ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81 </text:span><text:a xlink:type="simple" xlink:href="https://www.biusante.parisdescartes.fr/histoire/medica/resultats/index.php?do=zoom&amp;cote=37020d&amp;p=1740" text:style-name="Internet_20_link" text:visited-style-name="Visited_20_Internet_20_Link"><text:span text:style-name="Internet_20_link"><text:span text:style-name="T3">p. 1726</text:span></text:span></text:a><text:span text:style-name="T3">] guérissable.</text:span></text:p>
      <text:p text:style-name="_3c_grc_3e_"><text:span text:style-name="Strong"><text:span text:style-name="T1">ἀ</text:span></text:span><text:span text:style-name="Strong"><text:span text:style-name="T3">κ</text:span></text:span><text:span text:style-name="Strong"><text:span text:style-name="T1">έ</text:span></text:span><text:span text:style-name="Strong"><text:span text:style-name="T3">σιος</text:span></text:span><text:span text:style-name="T3">.</text:span></text:p>
      <text:p text:style-name="_3c_gloss_3e_"><text:span text:style-name="T3">[grc82 </text:span><text:a xlink:type="simple" xlink:href="https://www.biusante.parisdescartes.fr/histoire/medica/resultats/index.php?do=zoom&amp;cote=37020d&amp;p=1740" text:style-name="Internet_20_link" text:visited-style-name="Visited_20_Internet_20_Link"><text:span text:style-name="Internet_20_link"><text:span text:style-name="T3">p. 1726</text:span></text:span></text:a><text:span text:style-name="T3">] guérissant.</text:span></text:p>
      <text:p text:style-name="_3c_grc_3e_"><text:span text:style-name="Strong"><text:span text:style-name="T1">ἄ</text:span></text:span><text:span text:style-name="Strong"><text:span text:style-name="T3">κεσμα</text:span></text:span><text:span text:style-name="T3">, </text:span><text:span text:style-name="Strong"><text:span text:style-name="T1">ἄ</text:span></text:span><text:span text:style-name="Strong"><text:span text:style-name="T3">κεσις</text:span></text:span><text:span text:style-name="T3">, </text:span><text:span text:style-name="Strong"><text:span text:style-name="T1">ἀ</text:span></text:span><text:span text:style-name="Strong"><text:span text:style-name="T3">κεσμ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83 </text:span><text:a xlink:type="simple" xlink:href="https://www.biusante.parisdescartes.fr/histoire/medica/resultats/index.php?do=zoom&amp;cote=37020d&amp;p=1740" text:style-name="Internet_20_link" text:visited-style-name="Visited_20_Internet_20_Link"><text:span text:style-name="Internet_20_link"><text:span text:style-name="T3">p. 1726</text:span></text:span></text:a><text:span text:style-name="T3">] cure, remède.</text:span></text:p>
      <text:p text:style-name="_3c_grc_3e_"><text:span text:style-name="Strong"><text:span text:style-name="T1">ἀ</text:span></text:span><text:span text:style-name="Strong"><text:span text:style-name="T3">κεστρ</text:span></text:span><text:span text:style-name="Strong"><text:span text:style-name="T1">ὶ</text:span></text:span><text:span text:style-name="Strong"><text:span text:style-name="T3">ς</text:span></text:span><text:span text:style-name="T3">, </text:span><text:span text:style-name="Strong"><text:span text:style-name="T1">ἀ</text:span></text:span><text:span text:style-name="Strong"><text:span text:style-name="T3">κεστορ</text:span></text:span><text:span text:style-name="Strong"><text:span text:style-name="T1">ὶ</text:span></text:span><text:span text:style-name="Strong"><text:span text:style-name="T3">ς</text:span></text:span><text:span text:style-name="T3">.</text:span></text:p>
      <text:p text:style-name="_3c_gloss_3e_"><text:span text:style-name="T3">[grc84 </text:span><text:a xlink:type="simple" xlink:href="https://www.biusante.parisdescartes.fr/histoire/medica/resultats/index.php?do=zoom&amp;cote=37020d&amp;p=1740" text:style-name="Internet_20_link" text:visited-style-name="Visited_20_Internet_20_Link"><text:span text:style-name="Internet_20_link"><text:span text:style-name="T3">p. 1726</text:span></text:span></text:a><text:span text:style-name="T3">] sage-femme.</text:span></text:p>
      <text:p text:style-name="_3c_grc_3e_"><text:span text:style-name="Strong"><text:span text:style-name="T1">ἀ</text:span></text:span><text:span text:style-name="Strong"><text:span text:style-name="T3">κ</text:span></text:span><text:span text:style-name="Strong"><text:span text:style-name="T1">έ</text:span></text:span><text:span text:style-name="Strong"><text:span text:style-name="T3">στωρ</text:span></text:span><text:span text:style-name="T3">.</text:span></text:p>
      <text:p text:style-name="_3c_gloss_3e_"><text:span text:style-name="T3">[grc85 </text:span><text:a xlink:type="simple" xlink:href="https://www.biusante.parisdescartes.fr/histoire/medica/resultats/index.php?do=zoom&amp;cote=37020d&amp;p=1740" text:style-name="Internet_20_link" text:visited-style-name="Visited_20_Internet_20_Link"><text:span text:style-name="Internet_20_link"><text:span text:style-name="T3">p. 1726</text:span></text:span></text:a><text:span text:style-name="T3">] médecin.</text:span></text:p>
      <text:p text:style-name="_3c_grc_3e_"><text:soft-page-break/><text:span text:style-name="Strong"><text:span text:style-name="T1">ἀ</text:span></text:span><text:span text:style-name="Strong"><text:span text:style-name="T3">κ</text:span></text:span><text:span text:style-name="Strong"><text:span text:style-name="T1">έ</text:span></text:span><text:span text:style-name="Strong"><text:span text:style-name="T3">φαλος</text:span></text:span><text:span text:style-name="T3">.</text:span></text:p>
      <text:p text:style-name="_3c_gloss_3e_"><text:span text:style-name="T3">[grc86 </text:span><text:a xlink:type="simple" xlink:href="https://www.biusante.parisdescartes.fr/histoire/medica/resultats/index.php?do=zoom&amp;cote=37020d&amp;p=1740" text:style-name="Internet_20_link" text:visited-style-name="Visited_20_Internet_20_Link"><text:span text:style-name="Internet_20_link"><text:span text:style-name="T3">p. 1726</text:span></text:span></text:a><text:span text:style-name="T3">] acéphale.</text:span></text:p>
      <text:p text:style-name="_3c_grc_3e_"><text:span text:style-name="Strong"><text:span text:style-name="T1">ἀ</text:span></text:span><text:span text:style-name="Strong"><text:span text:style-name="T3">κι</text:span></text:span><text:span text:style-name="Strong"><text:span text:style-name="T1">ν</text:span></text:span><text:span text:style-name="Strong"><text:span text:style-name="T3">ησία</text:span></text:span><text:span text:style-name="T3">.</text:span></text:p>
      <text:p text:style-name="_3c_gloss_3e_"><text:span text:style-name="T3">[grc87 </text:span><text:a xlink:type="simple" xlink:href="https://www.biusante.parisdescartes.fr/histoire/medica/resultats/index.php?do=zoom&amp;cote=37020d&amp;p=1740" text:style-name="Internet_20_link" text:visited-style-name="Visited_20_Internet_20_Link"><text:span text:style-name="Internet_20_link"><text:span text:style-name="T3">p. 1726</text:span></text:span></text:a><text:span text:style-name="T3">] immobilité.</text:span></text:p>
      <text:p text:style-name="_3c_grc_3e_"><text:span text:style-name="Strong"><text:span text:style-name="T1">ἀ</text:span></text:span><text:span text:style-name="Strong"><text:span text:style-name="T3">κμ</text:span></text:span><text:span text:style-name="T2">ὴ</text:span><text:span text:style-name="T3">.</text:span></text:p>
      <text:p text:style-name="_3c_gloss_3e_"><text:span text:style-name="T3">[grc88 </text:span><text:a xlink:type="simple" xlink:href="https://www.biusante.parisdescartes.fr/histoire/medica/resultats/index.php?do=zoom&amp;cote=37020d&amp;p=1740" text:style-name="Internet_20_link" text:visited-style-name="Visited_20_Internet_20_Link"><text:span text:style-name="Internet_20_link"><text:span text:style-name="T3">p. 1726</text:span></text:span></text:a><text:span text:style-name="T3">] vigueur de l’âge ; l’état d’une maladie.</text:span></text:p>
      <text:p text:style-name="_3c_grc_3e_"><text:span text:style-name="Strong"><text:span text:style-name="T1">ἀ</text:span></text:span><text:span text:style-name="Strong"><text:span text:style-name="T3">κο</text:span></text:span><text:span text:style-name="Strong"><text:span text:style-name="T1">ή</text:span></text:span><text:span text:style-name="T3">.</text:span></text:p>
      <text:p text:style-name="_3c_gloss_3e_"><text:span text:style-name="T3">[grc89 </text:span><text:a xlink:type="simple" xlink:href="https://www.biusante.parisdescartes.fr/histoire/medica/resultats/index.php?do=zoom&amp;cote=37020d&amp;p=1740" text:style-name="Internet_20_link" text:visited-style-name="Visited_20_Internet_20_Link"><text:span text:style-name="Internet_20_link"><text:span text:style-name="T3">p. 1726</text:span></text:span></text:a><text:span text:style-name="T3">] l’ouïe.</text:span></text:p>
      <text:p text:style-name="_3c_grc_3e_"><text:span text:style-name="Strong"><text:span text:style-name="T1">ἀ</text:span></text:span><text:span text:style-name="Strong"><text:span text:style-name="T3">κό</text:span></text:span><text:span text:style-name="Strong"><text:span text:style-name="T1">νι</text:span></text:span><text:span text:style-name="Strong"><text:span text:style-name="T3">το</text:span></text:span><text:span text:style-name="Strong"><text:span text:style-name="T1">ν</text:span></text:span><text:span text:style-name="T3">.</text:span></text:p>
      <text:p text:style-name="_3c_gloss_3e_"><text:span text:style-name="T3">[grc90 </text:span><text:a xlink:type="simple" xlink:href="https://www.biusante.parisdescartes.fr/histoire/medica/resultats/index.php?do=zoom&amp;cote=37020d&amp;p=1740" text:style-name="Internet_20_link" text:visited-style-name="Visited_20_Internet_20_Link"><text:span text:style-name="Internet_20_link"><text:span text:style-name="T3">p. 1726</text:span></text:span></text:a><text:span text:style-name="T3">] aconit.</text:span></text:p>
      <text:p text:style-name="_3c_grc_3e_"><text:span text:style-name="Strong"><text:span text:style-name="T1">ἄ</text:span></text:span><text:span text:style-name="Strong"><text:span text:style-name="T3">κοπος</text:span></text:span><text:span text:style-name="T3">.</text:span></text:p>
      <text:p text:style-name="_3c_gloss_3e_"><text:span text:style-name="T3">[grc91 </text:span><text:a xlink:type="simple" xlink:href="https://www.biusante.parisdescartes.fr/histoire/medica/resultats/index.php?do=zoom&amp;cote=37020d&amp;p=1740" text:style-name="Internet_20_link" text:visited-style-name="Visited_20_Internet_20_Link"><text:span text:style-name="Internet_20_link"><text:span text:style-name="T3">p. 1726</text:span></text:span></text:a><text:span text:style-name="T3">] qui délasse, anodin.</text:span></text:p>
      <text:p text:style-name="_3c_grc_3e_"><text:span text:style-name="Strong"><text:span text:style-name="T1">ἀ</text:span></text:span><text:span text:style-name="Strong"><text:span text:style-name="T3">κοσμία</text:span></text:span><text:span text:style-name="T3">.</text:span></text:p>
      <text:p text:style-name="_3c_gloss_3e_"><text:span text:style-name="T3">[grc92 </text:span><text:a xlink:type="simple" xlink:href="https://www.biusante.parisdescartes.fr/histoire/medica/resultats/index.php?do=zoom&amp;cote=37020d&amp;p=1740" text:style-name="Internet_20_link" text:visited-style-name="Visited_20_Internet_20_Link"><text:span text:style-name="Internet_20_link"><text:span text:style-name="T3">p. 1726</text:span></text:span></text:a><text:span text:style-name="T3">] acosmie.</text:span></text:p>
      <text:p text:style-name="_3c_grc_3e_"><text:span text:style-name="Strong"><text:span text:style-name="T1">ἄ</text:span></text:span><text:span text:style-name="Strong"><text:span text:style-name="T3">κουσμα</text:span></text:span><text:span text:style-name="T3">.</text:span></text:p>
      <text:p text:style-name="_3c_gloss_3e_"><text:span text:style-name="T3">[grc93 </text:span><text:a xlink:type="simple" xlink:href="https://www.biusante.parisdescartes.fr/histoire/medica/resultats/index.php?do=zoom&amp;cote=37020d&amp;p=1740" text:style-name="Internet_20_link" text:visited-style-name="Visited_20_Internet_20_Link"><text:span text:style-name="Internet_20_link"><text:span text:style-name="T3">p. 1726</text:span></text:span></text:a><text:span text:style-name="T3">] audition.</text:span></text:p>
      <text:p text:style-name="_3c_grc_3e_"><text:span text:style-name="Strong"><text:span text:style-name="T1">ἀ</text:span></text:span><text:span text:style-name="Strong"><text:span text:style-name="T3">κουστι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94 </text:span><text:a xlink:type="simple" xlink:href="https://www.biusante.parisdescartes.fr/histoire/medica/resultats/index.php?do=zoom&amp;cote=37020d&amp;p=1740" text:style-name="Internet_20_link" text:visited-style-name="Visited_20_Internet_20_Link"><text:span text:style-name="Internet_20_link"><text:span text:style-name="T3">p. 1726</text:span></text:span></text:a><text:span text:style-name="T3">] acoustique.</text:span></text:p>
      <text:p text:style-name="_3c_grc_3e_"><text:span text:style-name="Strong"><text:span text:style-name="T1">ἀ</text:span></text:span><text:span text:style-name="Strong"><text:span text:style-name="T3">κούω</text:span></text:span><text:span text:style-name="T3">.</text:span></text:p>
      <text:p text:style-name="_3c_gloss_3e_"><text:span text:style-name="T3">[grc95 </text:span><text:a xlink:type="simple" xlink:href="https://www.biusante.parisdescartes.fr/histoire/medica/resultats/index.php?do=zoom&amp;cote=37020d&amp;p=1740" text:style-name="Internet_20_link" text:visited-style-name="Visited_20_Internet_20_Link"><text:span text:style-name="Internet_20_link"><text:span text:style-name="T3">p. 1726</text:span></text:span></text:a><text:span text:style-name="T3">] j’entends.</text:span></text:p>
      <text:p text:style-name="_3c_grc_3e_"><text:span text:style-name="Strong"><text:span text:style-name="T1">ἀ</text:span></text:span><text:span text:style-name="Strong"><text:span text:style-name="T3">κραίπαλος</text:span></text:span><text:span text:style-name="T3">.</text:span></text:p>
      <text:p text:style-name="_3c_gloss_3e_"><text:span text:style-name="T3">[grc96 </text:span><text:a xlink:type="simple" xlink:href="https://www.biusante.parisdescartes.fr/histoire/medica/resultats/index.php?do=zoom&amp;cote=37020d&amp;p=1740" text:style-name="Internet_20_link" text:visited-style-name="Visited_20_Internet_20_Link"><text:span text:style-name="Internet_20_link"><text:span text:style-name="T3">p. 1726</text:span></text:span></text:a><text:span text:style-name="T3">] qui dissipe l’ivresse.</text:span></text:p>
      <text:p text:style-name="_3c_grc_3e_"><text:span text:style-name="Strong"><text:span text:style-name="T1">ἀ</text:span></text:span><text:span text:style-name="Strong"><text:span text:style-name="T3">κρασία</text:span></text:span><text:span text:style-name="T3">.</text:span></text:p>
      <text:p text:style-name="_3c_gloss_3e_"><text:span text:style-name="T3">[grc97 </text:span><text:a xlink:type="simple" xlink:href="https://www.biusante.parisdescartes.fr/histoire/medica/resultats/index.php?do=zoom&amp;cote=37020d&amp;p=1740" text:style-name="Internet_20_link" text:visited-style-name="Visited_20_Internet_20_Link"><text:span text:style-name="Internet_20_link"><text:span text:style-name="T3">p. 1726</text:span></text:span></text:a><text:span text:style-name="T3">] intempérie.</text:span></text:p>
      <text:p text:style-name="_3c_grc_3e_"><text:span text:style-name="Strong"><text:span text:style-name="T1">ἄ</text:span></text:span><text:span text:style-name="Strong"><text:span text:style-name="T3">κρατο</text:span></text:span><text:span text:style-name="Strong"><text:span text:style-name="T1">ν</text:span></text:span><text:span text:style-name="T3">.</text:span></text:p>
      <text:p text:style-name="_3c_gloss_3e_"><text:span text:style-name="T3">[grc98 </text:span><text:a xlink:type="simple" xlink:href="https://www.biusante.parisdescartes.fr/histoire/medica/resultats/index.php?do=zoom&amp;cote=37020d&amp;p=1740" text:style-name="Internet_20_link" text:visited-style-name="Visited_20_Internet_20_Link"><text:span text:style-name="Internet_20_link"><text:span text:style-name="T3">p. 1726</text:span></text:span></text:a><text:span text:style-name="T3">] vin pur.</text:span></text:p>
      <text:p text:style-name="_3c_grc_3e_"><text:span text:style-name="Strong"><text:span text:style-name="T1">ἄ</text:span></text:span><text:span text:style-name="Strong"><text:span text:style-name="T3">κρεα</text:span></text:span><text:span text:style-name="T3">.</text:span></text:p>
      <text:p text:style-name="_3c_gloss_3e_"><text:span text:style-name="T3">[grc99 </text:span><text:a xlink:type="simple" xlink:href="https://www.biusante.parisdescartes.fr/histoire/medica/resultats/index.php?do=zoom&amp;cote=37020d&amp;p=1740" text:style-name="Internet_20_link" text:visited-style-name="Visited_20_Internet_20_Link"><text:span text:style-name="Internet_20_link"><text:span text:style-name="T3">p. 1726</text:span></text:span></text:a><text:span text:style-name="T3">] les extrémités.</text:span></text:p>
      <text:p text:style-name="_3c_grc_3e_"><text:span text:style-name="Strong"><text:span text:style-name="T1">ἀ</text:span></text:span><text:span text:style-name="Strong"><text:span text:style-name="T3">κρισία</text:span></text:span><text:span text:style-name="T3">.</text:span></text:p>
      <text:p text:style-name="_3c_gloss_3e_"><text:span text:style-name="T6">[grc100 </text:span><text:a xlink:type="simple" xlink:href="https://www.biusante.parisdescartes.fr/histoire/medica/resultats/index.php?do=zoom&amp;cote=37020d&amp;p=1740" text:style-name="Internet_20_link" text:visited-style-name="Visited_20_Internet_20_Link"><text:span text:style-name="Internet_20_link"><text:span text:style-name="T6">p. 1726</text:span></text:span></text:a><text:span text:style-name="T6">] acrisie.</text:span></text:p>
      <text:p text:style-name="_3c_grc_3e_"><text:span text:style-name="Strong"><text:span text:style-name="T1">ἀ</text:span></text:span><text:span text:style-name="Strong"><text:span text:style-name="T3">κρόασις</text:span></text:span><text:span text:style-name="T3">.</text:span></text:p>
      <text:p text:style-name="_3c_gloss_3e_"><text:span text:style-name="T6">[grc101 </text:span><text:a xlink:type="simple" xlink:href="https://www.biusante.parisdescartes.fr/histoire/medica/resultats/index.php?do=zoom&amp;cote=37020d&amp;p=1740" text:style-name="Internet_20_link" text:visited-style-name="Visited_20_Internet_20_Link"><text:span text:style-name="Internet_20_link"><text:span text:style-name="T6">p. 1726</text:span></text:span></text:a><text:span text:style-name="T6">] l’ouïe.</text:span></text:p>
      <text:p text:style-name="_3c_grc_3e_"><text:span text:style-name="Strong"><text:span text:style-name="T1">ἀ</text:span></text:span><text:span text:style-name="Strong"><text:span text:style-name="T3">κροβυστία</text:span></text:span><text:span text:style-name="T3">.</text:span></text:p>
      <text:p text:style-name="_3c_gloss_3e_"><text:span text:style-name="T6">[grc102 </text:span><text:a xlink:type="simple" xlink:href="https://www.biusante.parisdescartes.fr/histoire/medica/resultats/index.php?do=zoom&amp;cote=37020d&amp;p=1740" text:style-name="Internet_20_link" text:visited-style-name="Visited_20_Internet_20_Link"><text:span text:style-name="Internet_20_link"><text:span text:style-name="T6">p. 1726</text:span></text:span></text:a><text:span text:style-name="T6">] prépuce.</text:span></text:p>
      <text:p text:style-name="_3c_grc_3e_"><text:soft-page-break/><text:span text:style-name="Strong"><text:span text:style-name="T1">ἀ</text:span></text:span><text:span text:style-name="Strong"><text:span text:style-name="T3">κροδακτύλιο</text:span></text:span><text:span text:style-name="Strong"><text:span text:style-name="T1">ν</text:span></text:span><text:span text:style-name="T3">.</text:span></text:p>
      <text:p text:style-name="_3c_gloss_3e_"><text:span text:style-name="T3">[grc103 </text:span><text:a xlink:type="simple" xlink:href="https://www.biusante.parisdescartes.fr/histoire/medica/resultats/index.php?do=zoom&amp;cote=37020d&amp;p=1740" text:style-name="Internet_20_link" text:visited-style-name="Visited_20_Internet_20_Link"><text:span text:style-name="Internet_20_link"><text:span text:style-name="T3">p. 1726</text:span></text:span></text:a><text:span text:style-name="T3">] le bout des doigts.</text:span></text:p>
      <text:p text:style-name="_3c_grc_3e_"><text:span text:style-name="Strong"><text:span text:style-name="T1">ἀ</text:span></text:span><text:span text:style-name="Strong"><text:span text:style-name="T3">κρομφάλιο</text:span></text:span><text:span text:style-name="Strong"><text:span text:style-name="T1">ν</text:span></text:span><text:span text:style-name="T3">.</text:span></text:p>
      <text:p text:style-name="_3c_gloss_3e_"><text:span text:style-name="T3">[grc104 </text:span><text:a xlink:type="simple" xlink:href="https://www.biusante.parisdescartes.fr/histoire/medica/resultats/index.php?do=zoom&amp;cote=37020d&amp;p=1740" text:style-name="Internet_20_link" text:visited-style-name="Visited_20_Internet_20_Link"><text:span text:style-name="Internet_20_link"><text:span text:style-name="T3">p. 1726</text:span></text:span></text:a><text:span text:style-name="T3">] le milieu du nombril.</text:span></text:p>
      <text:p text:style-name="_3c_grc_3e_"><text:span text:style-name="Strong"><text:span text:style-name="T1">ἀ</text:span></text:span><text:span text:style-name="Strong"><text:span text:style-name="T3">κροποσθία</text:span></text:span><text:span text:style-name="T3">.</text:span></text:p>
      <text:p text:style-name="_3c_gloss_3e_"><text:span text:style-name="T3">[grc105 </text:span><text:a xlink:type="simple" xlink:href="https://www.biusante.parisdescartes.fr/histoire/medica/resultats/index.php?do=zoom&amp;cote=37020d&amp;p=1740" text:style-name="Internet_20_link" text:visited-style-name="Visited_20_Internet_20_Link"><text:span text:style-name="Internet_20_link"><text:span text:style-name="T3">p. 1726</text:span></text:span></text:a><text:span text:style-name="T3">] le prépuce.</text:span></text:p>
      <text:p text:style-name="_3c_grc_3e_"><text:span text:style-name="Strong"><text:span text:style-name="T1">ἀ</text:span></text:span><text:span text:style-name="Strong"><text:span text:style-name="T3">κροχειρισμ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106 </text:span><text:a xlink:type="simple" xlink:href="https://www.biusante.parisdescartes.fr/histoire/medica/resultats/index.php?do=zoom&amp;cote=37020d&amp;p=1740" text:style-name="Internet_20_link" text:visited-style-name="Visited_20_Internet_20_Link"><text:span text:style-name="Internet_20_link"><text:span text:style-name="T3">p. 1726</text:span></text:span></text:a><text:span text:style-name="T3">] exercice qui consistait à mouvoir les bras.</text:span></text:p>
      <text:p text:style-name="_3c_grc_3e_"><text:span text:style-name="Strong"><text:span text:style-name="T1">ἀ</text:span></text:span><text:span text:style-name="Strong"><text:span text:style-name="T3">κροχορδ</text:span></text:span><text:span text:style-name="Strong"><text:span text:style-name="T1">ὼν</text:span></text:span><text:span text:style-name="T3">.</text:span></text:p>
      <text:p text:style-name="_3c_gloss_3e_"><text:span text:style-name="T3">[grc107 </text:span><text:a xlink:type="simple" xlink:href="https://www.biusante.parisdescartes.fr/histoire/medica/resultats/index.php?do=zoom&amp;cote=37020d&amp;p=1740" text:style-name="Internet_20_link" text:visited-style-name="Visited_20_Internet_20_Link"><text:span text:style-name="Internet_20_link"><text:span text:style-name="T3">p. 1726</text:span></text:span></text:a><text:span text:style-name="T3">] acrochordon, verrue.</text:span></text:p>
      <text:p text:style-name="_3c_grc_3e_"><text:span text:style-name="Strong"><text:span text:style-name="T1">ἀ</text:span></text:span><text:span text:style-name="Strong"><text:span text:style-name="T3">κρ</text:span></text:span><text:span text:style-name="Strong"><text:span text:style-name="T1">ώ</text:span></text:span><text:span text:style-name="Strong"><text:span text:style-name="T3">μίο</text:span></text:span><text:span text:style-name="Strong"><text:span text:style-name="T1">ν</text:span></text:span><text:span text:style-name="T3">.</text:span></text:p>
      <text:p text:style-name="_3c_gloss_3e_"><text:span text:style-name="T3">[grc108 </text:span><text:a xlink:type="simple" xlink:href="https://www.biusante.parisdescartes.fr/histoire/medica/resultats/index.php?do=zoom&amp;cote=37020d&amp;p=1740" text:style-name="Internet_20_link" text:visited-style-name="Visited_20_Internet_20_Link"><text:span text:style-name="Internet_20_link"><text:span text:style-name="T3">p. 1726</text:span></text:span></text:a><text:span text:style-name="T3">] acromion.</text:span></text:p>
      <text:p text:style-name="_3c_grc_3e_"><text:span text:style-name="Strong"><text:span text:style-name="T1">ἀ</text:span></text:span><text:span text:style-name="Strong"><text:span text:style-name="T3">κρωτήρια</text:span></text:span><text:span text:style-name="T3">.</text:span></text:p>
      <text:p text:style-name="_3c_gloss_3e_"><text:span text:style-name="T3">[grc109 </text:span><text:a xlink:type="simple" xlink:href="https://www.biusante.parisdescartes.fr/histoire/medica/resultats/index.php?do=zoom&amp;cote=37020d&amp;p=1740" text:style-name="Internet_20_link" text:visited-style-name="Visited_20_Internet_20_Link"><text:span text:style-name="Internet_20_link"><text:span text:style-name="T3">p. 1726</text:span></text:span></text:a><text:span text:style-name="T3">] les extrémités.</text:span></text:p>
      <text:p text:style-name="_3c_grc_3e_"><text:span text:style-name="Strong"><text:span text:style-name="T1">ἀ</text:span></text:span><text:span text:style-name="Strong"><text:span text:style-name="T3">κτ</text:span></text:span><text:span text:style-name="Strong"><text:span text:style-name="T1">ῆ</text:span></text:span><text:span text:style-name="T3">.</text:span></text:p>
      <text:p text:style-name="_3c_gloss_3e_"><text:span text:style-name="T3">[grc110 </text:span><text:a xlink:type="simple" xlink:href="https://www.biusante.parisdescartes.fr/histoire/medica/resultats/index.php?do=zoom&amp;cote=37020d&amp;p=1740" text:style-name="Internet_20_link" text:visited-style-name="Visited_20_Internet_20_Link"><text:span text:style-name="Internet_20_link"><text:span text:style-name="T3">p. 1726</text:span></text:span></text:a><text:span text:style-name="T3">] sureau.</text:span></text:p>
      <text:p text:style-name="_3c_grc_3e_"><text:span text:style-name="Strong"><text:span text:style-name="T1">ἀ</text:span></text:span><text:span text:style-name="Strong"><text:span text:style-name="T3">κτ</text:span></text:span><text:span text:style-name="Strong"><text:span text:style-name="T1">ὶν</text:span></text:span><text:span text:style-name="T3">.</text:span></text:p>
      <text:p text:style-name="_3c_gloss_3e_"><text:span text:style-name="T3">[grc111 </text:span><text:a xlink:type="simple" xlink:href="https://www.biusante.parisdescartes.fr/histoire/medica/resultats/index.php?do=zoom&amp;cote=37020d&amp;p=1740" text:style-name="Internet_20_link" text:visited-style-name="Visited_20_Internet_20_Link"><text:span text:style-name="Internet_20_link"><text:span text:style-name="T3">p. 1726</text:span></text:span></text:a><text:span text:style-name="T3">] rayon.</text:span></text:p>
      <text:p text:style-name="_3c_grc_3e_"><text:span text:style-name="Strong"><text:span text:style-name="T1">ἄ</text:span></text:span><text:span text:style-name="Strong"><text:span text:style-name="T3">λγημα</text:span></text:span><text:span text:style-name="T3">, </text:span><text:span text:style-name="Strong"><text:span text:style-name="T1">ἄ</text:span></text:span><text:span text:style-name="Strong"><text:span text:style-name="T3">λγος</text:span></text:span><text:span text:style-name="T3">.</text:span></text:p>
      <text:p text:style-name="_3c_gloss_3e_"><text:span text:style-name="T3">[grc112 </text:span><text:a xlink:type="simple" xlink:href="https://www.biusante.parisdescartes.fr/histoire/medica/resultats/index.php?do=zoom&amp;cote=37020d&amp;p=1740" text:style-name="Internet_20_link" text:visited-style-name="Visited_20_Internet_20_Link"><text:span text:style-name="Internet_20_link"><text:span text:style-name="T3">p. 1726</text:span></text:span></text:a><text:span text:style-name="T3">] douleur, quelquefois maladie.</text:span></text:p>
      <text:p text:style-name="_3c_grc_3e_"><text:span text:style-name="Strong"><text:span text:style-name="T1">ἄ</text:span></text:span><text:span text:style-name="Strong"><text:span text:style-name="T3">λειμμα</text:span></text:span><text:span text:style-name="T3">, </text:span><text:span text:style-name="Strong"><text:span text:style-name="T1">ἄ</text:span></text:span><text:span text:style-name="Strong"><text:span text:style-name="T3">λειφα</text:span></text:span><text:span text:style-name="T3">, </text:span><text:span text:style-name="Strong"><text:span text:style-name="T1">ἄ</text:span></text:span><text:span text:style-name="Strong"><text:span text:style-name="T3">λειφαρ</text:span></text:span><text:span text:style-name="T3">.</text:span></text:p>
      <text:p text:style-name="_3c_gloss_3e_"><text:span text:style-name="T3">[grc113 </text:span><text:a xlink:type="simple" xlink:href="https://www.biusante.parisdescartes.fr/histoire/medica/resultats/index.php?do=zoom&amp;cote=37020d&amp;p=1740" text:style-name="Internet_20_link" text:visited-style-name="Visited_20_Internet_20_Link"><text:span text:style-name="Internet_20_link"><text:span text:style-name="T3">p. 1726</text:span></text:span></text:a><text:span text:style-name="T3">] onguent.</text:span></text:p>
      <text:p text:style-name="_3c_grc_3e_"><text:span text:style-name="Strong"><text:span text:style-name="T1">ἀ</text:span></text:span><text:span text:style-name="Strong"><text:span text:style-name="T3">λείπτης</text:span></text:span><text:span text:style-name="T3">.</text:span></text:p>
      <text:p text:style-name="_3c_gloss_3e_"><text:span text:style-name="T3">[grc114 </text:span><text:a xlink:type="simple" xlink:href="https://www.biusante.parisdescartes.fr/histoire/medica/resultats/index.php?do=zoom&amp;cote=37020d&amp;p=1740" text:style-name="Internet_20_link" text:visited-style-name="Visited_20_Internet_20_Link"><text:span text:style-name="Internet_20_link"><text:span text:style-name="T3">p. 1726</text:span></text:span></text:a><text:span text:style-name="T3">] celui qui oint.</text:span></text:p>
      <text:p text:style-name="_3c_grc_3e_"><text:span text:style-name="Strong"><text:span text:style-name="T1">ἀ</text:span></text:span><text:span text:style-name="Strong"><text:span text:style-name="T3">λείφω</text:span></text:span><text:span text:style-name="T3">.</text:span></text:p>
      <text:p text:style-name="_3c_gloss_3e_"><text:span text:style-name="T3">[grc115 </text:span><text:a xlink:type="simple" xlink:href="https://www.biusante.parisdescartes.fr/histoire/medica/resultats/index.php?do=zoom&amp;cote=37020d&amp;p=1740" text:style-name="Internet_20_link" text:visited-style-name="Visited_20_Internet_20_Link"><text:span text:style-name="Internet_20_link"><text:span text:style-name="T3">p. 1726</text:span></text:span></text:a><text:span text:style-name="T3">] je fais des frictions.</text:span></text:p>
      <text:p text:style-name="_3c_grc_3e_"><text:span text:style-name="Strong"><text:span text:style-name="T1">ἀ</text:span></text:span><text:span text:style-name="Strong"><text:span text:style-name="T3">λεξητ</text:span></text:span><text:span text:style-name="Strong"><text:span text:style-name="T1">ή</text:span></text:span><text:span text:style-name="Strong"><text:span text:style-name="T3">ριο</text:span></text:span><text:span text:style-name="Strong"><text:span text:style-name="T1">ν</text:span></text:span><text:span text:style-name="T3">.</text:span></text:p>
      <text:p text:style-name="_3c_gloss_3e_"><text:span text:style-name="T3">[grc116 </text:span><text:a xlink:type="simple" xlink:href="https://www.biusante.parisdescartes.fr/histoire/medica/resultats/index.php?do=zoom&amp;cote=37020d&amp;p=1740" text:style-name="Internet_20_link" text:visited-style-name="Visited_20_Internet_20_Link"><text:span text:style-name="Internet_20_link"><text:span text:style-name="T3">p. 1726</text:span></text:span></text:a><text:span text:style-name="T3">] remède alexétère.</text:span></text:p>
      <text:p text:style-name="_3c_grc_3e_"><text:span text:style-name="Strong"><text:span text:style-name="T1">ἀ</text:span></text:span><text:span text:style-name="Strong"><text:span text:style-name="T3">λεξίκακος</text:span></text:span><text:span text:style-name="T3">.</text:span></text:p>
      <text:p text:style-name="_3c_gloss_3e_"><text:span text:style-name="T3">[grc117 </text:span><text:a xlink:type="simple" xlink:href="https://www.biusante.parisdescartes.fr/histoire/medica/resultats/index.php?do=zoom&amp;cote=37020d&amp;p=1740" text:style-name="Internet_20_link" text:visited-style-name="Visited_20_Internet_20_Link"><text:span text:style-name="Internet_20_link"><text:span text:style-name="T3">p. 1726</text:span></text:span></text:a><text:span text:style-name="T3">] préservatif.</text:span></text:p>
      <text:p text:style-name="_3c_grc_3e_"><text:span text:style-name="Strong"><text:span text:style-name="T1">ἀ</text:span></text:span><text:span text:style-name="Strong"><text:span text:style-name="T3">λεξιφάρμακο</text:span></text:span><text:span text:style-name="Strong"><text:span text:style-name="T1">ν</text:span></text:span><text:span text:style-name="T3">.</text:span></text:p>
      <text:p text:style-name="_3c_gloss_3e_"><text:span text:style-name="T3">[grc118 </text:span><text:a xlink:type="simple" xlink:href="https://www.biusante.parisdescartes.fr/histoire/medica/resultats/index.php?do=zoom&amp;cote=37020d&amp;p=1740" text:style-name="Internet_20_link" text:visited-style-name="Visited_20_Internet_20_Link"><text:span text:style-name="Internet_20_link"><text:span text:style-name="T3">p. 1726</text:span></text:span></text:a><text:span text:style-name="T3">] alexipharmaque.</text:span></text:p>
      <text:p text:style-name="_3c_grc_3e_"><text:span text:style-name="Strong"><text:span text:style-name="T1">ἄ</text:span></text:span><text:span text:style-name="Strong"><text:span text:style-name="T3">λευρον</text:span></text:span><text:span text:style-name="T3">.</text:span></text:p>
      <text:p text:style-name="_3c_gloss_3e_"><text:span text:style-name="T3">[grc119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farine.</text:span></text:p>
      <text:p text:style-name="_3c_grc_3e_"><text:soft-page-break/><text:span text:style-name="Strong"><text:span text:style-name="T1">ἀ</text:span></text:span><text:span text:style-name="Strong"><text:span text:style-name="T3">λθαία</text:span></text:span><text:span text:style-name="T3">.</text:span></text:p>
      <text:p text:style-name="_3c_gloss_3e_"><text:span text:style-name="T3">[grc120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guimauve.</text:span></text:p>
      <text:p text:style-name="_3c_grc_3e_"><text:span text:style-name="Strong"><text:span text:style-name="T1">ἄ</text:span></text:span><text:span text:style-name="Strong"><text:span text:style-name="T3">λθεξις</text:span></text:span><text:span text:style-name="T3">.</text:span></text:p>
      <text:p text:style-name="_3c_gloss_3e_"><text:span text:style-name="T6">[grc121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6">p. 1727</text:span></text:span></text:a><text:span text:style-name="T6">] guérison.</text:span></text:p>
      <text:p text:style-name="_3c_grc_3e_"><text:span text:style-name="Strong"><text:span text:style-name="T1">ἀ</text:span></text:span><text:span text:style-name="Strong"><text:span text:style-name="T3">λλαντοειδ</text:span></text:span><text:span text:style-name="Strong"><text:span text:style-name="T1">ὴ</text:span></text:span><text:span text:style-name="Strong"><text:span text:style-name="T3">ς</text:span></text:span><text:span text:style-name="T3"> </text:span><text:span text:style-name="Strong"><text:span text:style-name="T1">ὑ</text:span></text:span><text:span text:style-name="Strong"><text:span text:style-name="T3">μ</text:span></text:span><text:span text:style-name="Strong"><text:span text:style-name="T1">ὴ</text:span></text:span><text:span text:style-name="Strong"><text:span text:style-name="T3">ν</text:span></text:span><text:span text:style-name="T3">.</text:span></text:p>
      <text:p text:style-name="_3c_gloss_3e_"><text:span text:style-name="T3">[grc122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allantoïde.</text:span></text:p>
      <text:p text:style-name="_3c_grc_3e_"><text:span text:style-name="Strong"><text:span text:style-name="T1">ἀ</text:span></text:span><text:span text:style-name="Strong"><text:span text:style-name="T3">λλ</text:span></text:span><text:span text:style-name="Strong"><text:span text:style-name="T1">ο</text:span></text:span><text:span text:style-name="Strong"><text:span text:style-name="T3">φάσσειν</text:span></text:span><text:span text:style-name="T3">.</text:span></text:p>
      <text:p text:style-name="_3c_gloss_3e_"><text:span text:style-name="T3">[grc123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délirer.</text:span></text:p>
      <text:p text:style-name="_3c_grc_3e_"><text:span text:style-name="Strong"><text:span text:style-name="T1">ἀ</text:span></text:span><text:span text:style-name="Strong"><text:span text:style-name="T3">λο</text:span></text:span><text:span text:style-name="Strong"><text:span text:style-name="T1">ὴ</text:span></text:span><text:span text:style-name="T3">.</text:span></text:p>
      <text:p text:style-name="_3c_gloss_3e_"><text:span text:style-name="T3">[grc124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aloès.</text:span></text:p>
      <text:p text:style-name="_3c_grc_3e_"><text:span text:style-name="Strong"><text:span text:style-name="T1">ἀ</text:span></text:span><text:span text:style-name="Strong"><text:span text:style-name="T3">λ</text:span></text:span><text:span text:style-name="Strong"><text:span text:style-name="T1">όη</text:span></text:span><text:span text:style-name="Strong"><text:span text:style-name="T3">σις</text:span></text:span><text:span text:style-name="T3">.</text:span></text:p>
      <text:p text:style-name="_3c_gloss_3e_"><text:span text:style-name="T3">[grc125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trituration.</text:span></text:p>
      <text:p text:style-name="_3c_grc_3e_"><text:span text:style-name="Strong"><text:span text:style-name="T1">ἀ</text:span></text:span><text:span text:style-name="Strong"><text:span text:style-name="T3">λοιφ</text:span></text:span><text:span text:style-name="Strong"><text:span text:style-name="T1">ὴ</text:span></text:span><text:span text:style-name="T3">.</text:span></text:p>
      <text:p text:style-name="_3c_gloss_3e_"><text:span text:style-name="T3">[grc126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onction.</text:span></text:p>
      <text:p text:style-name="_3c_grc_3e_"><text:span text:style-name="Strong"><text:span text:style-name="T1">ἅ</text:span></text:span><text:span text:style-name="Strong"><text:span text:style-name="T3">λς</text:span></text:span><text:span text:style-name="T3">.</text:span></text:p>
      <text:p text:style-name="_3c_gloss_3e_"><text:span text:style-name="T3">[grc127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-sel.</text:span></text:p>
      <text:p text:style-name="_3c_grc_3e_"><text:span text:style-name="Strong"><text:span text:style-name="T1">ἁ</text:span></text:span><text:span text:style-name="Strong"><text:span text:style-name="T3">λτ</text:span></text:span><text:span text:style-name="Strong"><text:span text:style-name="T1">ῆ</text:span></text:span><text:span text:style-name="Strong"><text:span text:style-name="T3">ρες</text:span></text:span><text:span text:style-name="T3">.</text:span></text:p>
      <text:p text:style-name="_3c_gloss_3e_"><text:span text:style-name="T6">[grc128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6">p. 1727</text:span></text:span></text:a><text:span text:style-name="T6">] haltères.</text:span></text:p>
      <text:p text:style-name="_3c_grc_3e_"><text:span text:style-name="Strong"><text:span text:style-name="T1">ἀ</text:span></text:span><text:span text:style-name="Strong"><text:span text:style-name="T3">λύκη</text:span></text:span><text:span text:style-name="T3">, </text:span><text:span text:style-name="Strong"><text:span text:style-name="T1">ἀ</text:span></text:span><text:span text:style-name="Strong"><text:span text:style-name="T3">λυσμ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129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angoisse, agitation, anxiété.</text:span></text:p>
      <text:p text:style-name="_3c_grc_3e_"><text:span text:style-name="Strong"><text:span text:style-name="T1">ἄ</text:span></text:span><text:span text:style-name="Strong"><text:span text:style-name="T3">λφιτον</text:span></text:span><text:span text:style-name="T3">.</text:span></text:p>
      <text:p text:style-name="_3c_gloss_3e_"><text:span text:style-name="T3">[grc130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gruau d’orge.</text:span></text:p>
      <text:p text:style-name="_3c_grc_3e_"><text:span text:style-name="Strong"><text:span text:style-name="T1">ἀ</text:span></text:span><text:span text:style-name="Strong"><text:span text:style-name="T3">λφ</text:span></text:span><text:span text:style-name="Strong"><text:span text:style-name="T1">ὸς</text:span></text:span><text:span text:style-name="T3">.</text:span></text:p>
      <text:p text:style-name="_3c_gloss_3e_"><text:span text:style-name="T3">[grc131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alphos.</text:span></text:p>
      <text:p text:style-name="_3c_grc_3e_"><text:span text:style-name="Strong"><text:span text:style-name="T1">ἀ</text:span></text:span><text:span text:style-name="Strong"><text:span text:style-name="T3">λώπεκες</text:span></text:span><text:span text:style-name="T3">.</text:span></text:p>
      <text:p text:style-name="_3c_gloss_3e_"><text:span text:style-name="T3">[grc132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muscle des lombes.</text:span></text:p>
      <text:p text:style-name="_3c_grc_3e_"><text:span text:style-name="Strong"><text:span text:style-name="T1">ἀ</text:span></text:span><text:span text:style-name="Strong"><text:span text:style-name="T3">λωπεκία</text:span></text:span><text:span text:style-name="T3">.</text:span></text:p>
      <text:p text:style-name="_3c_gloss_3e_"><text:span text:style-name="T3">[grc133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alopécie.</text:span></text:p>
      <text:p text:style-name="_3c_grc_3e_"><text:span text:style-name="Strong"><text:span text:style-name="T1">ἀ</text:span></text:span><text:span text:style-name="Strong"><text:span text:style-name="T3">μάρακος</text:span></text:span><text:span text:style-name="T3">.</text:span></text:p>
      <text:p text:style-name="_3c_gloss_3e_"><text:span text:style-name="T3">[grc134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marjolaine.</text:span></text:p>
      <text:p text:style-name="_3c_grc_3e_"><text:span text:style-name="Strong"><text:span text:style-name="T1">ἀ</text:span></text:span><text:span text:style-name="Strong"><text:span text:style-name="T3">μα</text:span></text:span><text:span text:style-name="Strong"><text:span text:style-name="T1">ύ</text:span></text:span><text:span text:style-name="Strong"><text:span text:style-name="T3">ρωσις</text:span></text:span><text:span text:style-name="T3">.</text:span></text:p>
      <text:p text:style-name="_3c_gloss_3e_"><text:span text:style-name="T3">[grc135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amaurose.</text:span></text:p>
      <text:p text:style-name="_3c_grc_3e_"><text:span text:style-name="Strong"><text:span text:style-name="T1">ἄ</text:span></text:span><text:span text:style-name="Strong"><text:span text:style-name="T3">μβη</text:span></text:span><text:span text:style-name="T3">.</text:span></text:p>
      <text:p text:style-name="_3c_gloss_3e_"><text:span text:style-name="T3">[grc136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ambi.</text:span></text:p>
      <text:p text:style-name="_3c_grc_3e_"><text:soft-page-break/><text:span text:style-name="Strong"><text:span text:style-name="T1">ἀ</text:span></text:span><text:span text:style-name="Strong"><text:span text:style-name="T3">μβλυωγμ</text:span></text:span><text:span text:style-name="Strong"><text:span text:style-name="T1">ὸ</text:span></text:span><text:span text:style-name="Strong"><text:span text:style-name="T3">ς</text:span></text:span><text:span text:style-name="T3">, </text:span><text:span text:style-name="Strong"><text:span text:style-name="T1">ἀ</text:span></text:span><text:span text:style-name="Strong"><text:span text:style-name="T3">μβλυωπία</text:span></text:span><text:span text:style-name="T3">.</text:span></text:p>
      <text:p text:style-name="_3c_gloss_3e_"><text:span text:style-name="T3">[grc137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amblyopie.</text:span></text:p>
      <text:p text:style-name="_3c_grc_3e_"><text:span text:style-name="Strong"><text:span text:style-name="T1">ἄ</text:span></text:span><text:span text:style-name="Strong"><text:span text:style-name="T3">μβλωσι</text:span></text:span><text:span text:style-name="Strong"><text:span text:style-name="T1">ς</text:span></text:span><text:span text:style-name="T3">.</text:span></text:p>
      <text:p text:style-name="_3c_gloss_3e_"><text:span text:style-name="T3">[grc138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avortement.</text:span></text:p>
      <text:p text:style-name="_3c_grc_3e_"><text:span text:style-name="Strong"><text:span text:style-name="T1">ἀ</text:span></text:span><text:span text:style-name="Strong"><text:span text:style-name="T3">μβλωτρίδιον</text:span></text:span><text:span text:style-name="T3">.</text:span></text:p>
      <text:p text:style-name="_3c_gloss_3e_"><text:span text:style-name="T3">[grc139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moyen abortif.</text:span></text:p>
      <text:p text:style-name="_3c_grc_3e_"><text:span text:style-name="Strong"><text:span text:style-name="T1">ἀ</text:span></text:span><text:span text:style-name="Strong"><text:span text:style-name="T3">μ</text:span></text:span><text:span text:style-name="Strong"><text:span text:style-name="T1">έθυστος</text:span></text:span><text:span text:style-name="T3">.</text:span></text:p>
      <text:p text:style-name="_3c_gloss_3e_"><text:span text:style-name="T3">[grc140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qui empêche ou dissipe l’ivresse.</text:span></text:p>
      <text:p text:style-name="_3c_grc_3e_"><text:span text:style-name="Strong"><text:span text:style-name="T1">ἀ</text:span></text:span><text:span text:style-name="Strong"><text:span text:style-name="T3">μίαντος</text:span></text:span><text:span text:style-name="T3">.</text:span></text:p>
      <text:p text:style-name="_3c_gloss_3e_"><text:span text:style-name="T3">[grc141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amiante.</text:span></text:p>
      <text:p text:style-name="_3c_grc_3e_"><text:span text:style-name="Strong"><text:span text:style-name="T1">ἀ</text:span></text:span><text:span text:style-name="Strong"><text:span text:style-name="T3">μνησία</text:span></text:span><text:span text:style-name="T3">.</text:span></text:p>
      <text:p text:style-name="_3c_gloss_3e_"><text:span text:style-name="T6">[grc142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6">p. 1727</text:span></text:span></text:a><text:span text:style-name="T6">] amnésie.</text:span></text:p>
      <text:p text:style-name="_3c_grc_3e_"><text:span text:style-name="Strong"><text:span text:style-name="T1">ἄ</text:span></text:span><text:span text:style-name="Strong"><text:span text:style-name="T3">μνιον</text:span></text:span><text:span text:style-name="T3">.</text:span></text:p>
      <text:p text:style-name="_3c_gloss_3e_"><text:span text:style-name="T6">[grc143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6">p. 1727</text:span></text:span></text:a><text:span text:style-name="T6">] amnios.</text:span></text:p>
      <text:p text:style-name="_3c_grc_3e_"><text:span text:style-name="Strong"><text:span text:style-name="T1">ἄ</text:span></text:span><text:span text:style-name="Strong"><text:span text:style-name="T3">μορφος</text:span></text:span><text:span text:style-name="T3">.</text:span></text:p>
      <text:p text:style-name="_3c_gloss_3e_"><text:span text:style-name="T6">[grc144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6">p. 1727</text:span></text:span></text:a><text:span text:style-name="T6">] amorphe.</text:span></text:p>
      <text:p text:style-name="_3c_grc_3e_"><text:span text:style-name="Strong"><text:span text:style-name="T1">ἄ</text:span></text:span><text:span text:style-name="Strong"><text:span text:style-name="T3">μπωσις</text:span></text:span><text:span text:style-name="T3">.</text:span></text:p>
      <text:p text:style-name="_3c_gloss_3e_"><text:span text:style-name="T3">[grc145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reflux des humeurs.</text:span></text:p>
      <text:p text:style-name="_3c_grc_3e_"><text:span text:style-name="Strong"><text:span text:style-name="T1">ἀ</text:span></text:span><text:span text:style-name="Strong"><text:span text:style-name="T3">μυγδάλη</text:span></text:span><text:span text:style-name="T3">.</text:span></text:p>
      <text:p text:style-name="_3c_gloss_3e_"><text:span text:style-name="T3">[grc146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amande.</text:span></text:p>
      <text:p text:style-name="_3c_grc_3e_"><text:span text:style-name="Strong"><text:span text:style-name="T1">ἄ</text:span></text:span><text:span text:style-name="Strong"><text:span text:style-name="T3">μυλον</text:span></text:span><text:span text:style-name="T3">.</text:span></text:p>
      <text:p text:style-name="_3c_gloss_3e_"><text:span text:style-name="T3">[grc147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amidon.</text:span></text:p>
      <text:p text:style-name="_3c_grc_3e_"><text:span text:style-name="Strong"><text:span text:style-name="T1">ἄ</text:span></text:span><text:span text:style-name="Strong"><text:span text:style-name="T3">μυος</text:span></text:span><text:span text:style-name="T3">.</text:span></text:p>
      <text:p text:style-name="_3c_gloss_3e_"><text:span text:style-name="T3">[grc148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sans muscles.</text:span></text:p>
      <text:p text:style-name="_3c_grc_3e_"><text:span text:style-name="Strong"><text:span text:style-name="T1">ἀ</text:span></text:span><text:span text:style-name="Strong"><text:span text:style-name="T3">μυχ</text:span></text:span><text:span text:style-name="Strong"><text:span text:style-name="T1">ὴ</text:span></text:span><text:span text:style-name="T3">.</text:span></text:p>
      <text:p text:style-name="_3c_gloss_3e_"><text:span text:style-name="T3">[grc149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excoriation, ulcération superficielle.</text:span></text:p>
      <text:p text:style-name="_3c_grc_3e_"><text:span text:style-name="Strong"><text:span text:style-name="T1">ἀ</text:span></text:span><text:span text:style-name="Strong"><text:span text:style-name="T3">μφημεριν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150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quotidien.</text:span></text:p>
      <text:p text:style-name="_3c_grc_3e_"><text:span text:style-name="Strong"><text:span text:style-name="T1">ἀ</text:span></text:span><text:span text:style-name="Strong"><text:span text:style-name="T3">μφίβιος</text:span></text:span><text:span text:style-name="T3">.</text:span></text:p>
      <text:p text:style-name="_3c_gloss_3e_"><text:span text:style-name="T6">[grc151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6">p. 1727</text:span></text:span></text:a><text:span text:style-name="T6">] amphibie.</text:span></text:p>
      <text:p text:style-name="_3c_grc_3e_"><text:span text:style-name="Strong"><text:span text:style-name="T1">ἀ</text:span></text:span><text:span text:style-name="Strong"><text:span text:style-name="T3">μφιβληστροειδ</text:span></text:span><text:span text:style-name="Strong"><text:span text:style-name="T1">ὴ</text:span></text:span><text:span text:style-name="Strong"><text:span text:style-name="T3">ς</text:span></text:span><text:span text:style-name="T3">.</text:span></text:p>
      <text:p text:style-name="_3c_gloss_3e_"><text:span text:style-name="T6">[grc152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6">p. 1727</text:span></text:span></text:a><text:span text:style-name="T6">] amphiblestroïde.</text:span></text:p>
      <text:p text:style-name="_3c_grc_3e_"><text:span text:style-name="Strong"><text:span text:style-name="T1">ἀ</text:span></text:span><text:span text:style-name="Strong"><text:span text:style-name="T3">μφιβράγχια</text:span></text:span><text:span text:style-name="T3">.</text:span></text:p>
      <text:p text:style-name="_3c_gloss_3e_"><text:span text:style-name="T3">[grc153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région autour des amygdales.</text:span></text:p>
      <text:p text:style-name="_3c_grc_3e_"><text:soft-page-break/><text:span text:style-name="Strong"><text:span text:style-name="T1">ἀ</text:span></text:span><text:span text:style-name="Strong"><text:span text:style-name="T3">μφιδ</text:span></text:span><text:span text:style-name="Strong"><text:span text:style-name="T1">έ</text:span></text:span><text:span text:style-name="Strong"><text:span text:style-name="T3">ξιος</text:span></text:span><text:span text:style-name="T3">.</text:span></text:p>
      <text:p text:style-name="_3c_gloss_3e_"><text:span text:style-name="T3">[grc154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ambidextre.</text:span></text:p>
      <text:p text:style-name="_3c_grc_3e_"><text:span text:style-name="Strong"><text:span text:style-name="T1">ἀ</text:span></text:span><text:span text:style-name="Strong"><text:span text:style-name="T3">μφίδεον</text:span></text:span><text:span text:style-name="T3">.</text:span></text:p>
      <text:p text:style-name="_3c_gloss_3e_"><text:span text:style-name="T3">[grc155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le bord de l’utérus.</text:span></text:p>
      <text:p text:style-name="_3c_grc_3e_"><text:span text:style-name="Strong"><text:span text:style-name="T1">ἀ</text:span></text:span><text:span text:style-name="Strong"><text:span text:style-name="T3">μφιμήτριος</text:span></text:span><text:span text:style-name="T3">.</text:span></text:p>
      <text:p text:style-name="_3c_gloss_3e_"><text:span text:style-name="T3">[grc156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qui avoisine l’utérus.</text:span></text:p>
      <text:p text:style-name="_3c_grc_3e_"><text:span text:style-name="Strong"><text:span text:style-name="T1">ἀ</text:span></text:span><text:span text:style-name="Strong"><text:span text:style-name="T3">μφίπνευμα</text:span></text:span><text:span text:style-name="T3">.</text:span></text:p>
      <text:p text:style-name="_3c_gloss_3e_"><text:span text:style-name="T3">[grc157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dyspnée considérable.</text:span></text:p>
      <text:p text:style-name="_3c_grc_3e_"><text:span text:style-name="Strong"><text:span text:style-name="T1">ἀ</text:span></text:span><text:span text:style-name="Strong"><text:span text:style-name="T3">μφίσβαινα</text:span></text:span><text:span text:style-name="T3">.</text:span></text:p>
      <text:p text:style-name="_3c_gloss_3e_"><text:span text:style-name="T3">[grc158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amphisbène.</text:span></text:p>
      <text:p text:style-name="_3c_grc_3e_"><text:span text:style-name="Strong"><text:span text:style-name="T1">ἀ</text:span></text:span><text:span text:style-name="Strong"><text:span text:style-name="T3">ναβρογχισμ</text:span></text:span><text:span text:style-name="Strong"><text:span text:style-name="T1">ὸ</text:span></text:span><text:span text:style-name="Strong"><text:span text:style-name="T3">ς</text:span></text:span><text:span text:style-name="Strong"><text:span text:style-name="T4"> ou </text:span></text:span><text:span text:style-name="Strong"><text:span text:style-name="T1">ἀναβροχισμὸς</text:span></text:span><text:span text:style-name="T3">.</text:span></text:p>
      <text:p text:style-name="_3c_gloss_3e_"><text:span text:style-name="T6">[grc159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6">p. 1727</text:span></text:span></text:a><text:span text:style-name="T6">] anabrochisme.</text:span></text:p>
      <text:p text:style-name="_3c_grc_3e_"><text:span text:style-name="Strong"><text:span text:style-name="T1">ἀ</text:span></text:span><text:span text:style-name="Strong"><text:span text:style-name="T3">νάβρωσις</text:span></text:span><text:span text:style-name="T3">.</text:span></text:p>
      <text:p text:style-name="_3c_gloss_3e_"><text:span text:style-name="T6">[grc160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6">p. 1727</text:span></text:span></text:a><text:span text:style-name="T6">] érosion.</text:span></text:p>
      <text:p text:style-name="_3c_grc_3e_"><text:span text:style-name="Strong"><text:span text:style-name="T1">ἀ</text:span></text:span><text:span text:style-name="Strong"><text:span text:style-name="T3">ναβρωτι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6">[grc161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6">p. 1727</text:span></text:span></text:a><text:span text:style-name="T6">] corrosif.</text:span></text:p>
      <text:p text:style-name="_3c_grc_3e_"><text:span text:style-name="Strong"><text:span text:style-name="T1">ἀ</text:span></text:span><text:span text:style-name="Strong"><text:span text:style-name="T3">ναγαργάριστον</text:span></text:span><text:span text:style-name="T3">.</text:span></text:p>
      <text:p text:style-name="_3c_gloss_3e_"><text:span text:style-name="T3">[grc162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gargarisme.</text:span></text:p>
      <text:p text:style-name="_3c_grc_3e_"><text:span text:style-name="Strong"><text:span text:style-name="T1">ἀ</text:span></text:span><text:span text:style-name="Strong"><text:span text:style-name="T3">ναγωγ</text:span></text:span><text:span text:style-name="Strong"><text:span text:style-name="T1">ὴ</text:span></text:span><text:span text:style-name="T3">.</text:span></text:p>
      <text:p text:style-name="_3c_gloss_3e_"><text:span text:style-name="T3">[grc163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excrétion par le haut.</text:span></text:p>
      <text:p text:style-name="_3c_grc_3e_"><text:span text:style-name="Strong"><text:span text:style-name="T1">ἀ</text:span></text:span><text:span text:style-name="Strong"><text:span text:style-name="T3">νάδοσις</text:span></text:span><text:span text:style-name="T3">.</text:span></text:p>
      <text:p text:style-name="_3c_gloss_3e_"><text:span text:style-name="T3">[grc164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distribution.</text:span></text:p>
      <text:p text:style-name="_3c_grc_3e_"><text:span text:style-name="Strong"><text:span text:style-name="T1">ἀ</text:span></text:span><text:span text:style-name="Strong"><text:span text:style-name="T3">ναδρομ</text:span></text:span><text:span text:style-name="Strong"><text:span text:style-name="T1">ὴ</text:span></text:span><text:span text:style-name="T3">.</text:span></text:p>
      <text:p text:style-name="_3c_gloss_3e_"><text:span text:style-name="T3">[grc165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anadrome.</text:span></text:p>
      <text:p text:style-name="_3c_grc_3e_"><text:span text:style-name="Strong"><text:span text:style-name="T1">ἀ</text:span></text:span><text:span text:style-name="Strong"><text:span text:style-name="T3">νάζεσις</text:span></text:span><text:span text:style-name="T3">.</text:span></text:p>
      <text:p text:style-name="_3c_gloss_3e_"><text:span text:style-name="T3">[grc166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ébullition.</text:span></text:p>
      <text:p text:style-name="_3c_grc_3e_"><text:span text:style-name="Strong"><text:span text:style-name="T1">ἀ</text:span></text:span><text:span text:style-name="Strong"><text:span text:style-name="T3">ναιμία</text:span></text:span><text:span text:style-name="T3">.</text:span></text:p>
      <text:p text:style-name="_3c_gloss_3e_"><text:span text:style-name="T3">[grc167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anémie.</text:span></text:p>
      <text:p text:style-name="_3c_grc_3e_"><text:span text:style-name="Strong"><text:span text:style-name="T1">ἄ</text:span></text:span><text:span text:style-name="Strong"><text:span text:style-name="T3">ναιμος</text:span></text:span><text:span text:style-name="T3">.</text:span></text:p>
      <text:p text:style-name="_3c_gloss_3e_"><text:span text:style-name="T3">[grc168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exsangue.</text:span></text:p>
      <text:p text:style-name="_3c_grc_3e_"><text:span text:style-name="Strong"><text:span text:style-name="T1">ἀ</text:span></text:span><text:span text:style-name="Strong"><text:span text:style-name="T3">ναισθησία</text:span></text:span><text:span text:style-name="T3">.</text:span></text:p>
      <text:p text:style-name="_3c_gloss_3e_"><text:span text:style-name="T3">[grc169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insensibilité.</text:span></text:p>
      <text:p text:style-name="_3c_grc_3e_"><text:span text:style-name="Strong"><text:span text:style-name="T1">ἀ</text:span></text:span><text:span text:style-name="Strong"><text:span text:style-name="T3">νακαθαίρω</text:span></text:span><text:span text:style-name="T3">.</text:span></text:p>
      <text:p text:style-name="_3c_gloss_3e_"><text:span text:style-name="T3">[grc170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je purge par le haut.</text:span></text:p>
      <text:p text:style-name="_3c_grc_3e_"><text:soft-page-break/><text:span text:style-name="Strong"><text:span text:style-name="T1">ἀ</text:span></text:span><text:span text:style-name="Strong"><text:span text:style-name="T3">νακάθαρσις</text:span></text:span><text:span text:style-name="T3">.</text:span></text:p>
      <text:p text:style-name="_3c_gloss_3e_"><text:span text:style-name="T3">[grc171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purgation par le haut.</text:span></text:p>
      <text:p text:style-name="_3c_grc_3e_"><text:span text:style-name="Strong"><text:span text:style-name="T1">ἀ</text:span></text:span><text:span text:style-name="Strong"><text:span text:style-name="T3">νάκεστος</text:span></text:span><text:span text:style-name="T3">.</text:span></text:p>
      <text:p text:style-name="_3c_gloss_3e_"><text:span text:style-name="T3">[grc172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incurable.</text:span></text:p>
      <text:p text:style-name="_3c_grc_3e_"><text:span text:style-name="Strong"><text:span text:style-name="T1">ἀ</text:span></text:span><text:span text:style-name="Strong"><text:span text:style-name="T3">νάκλισις</text:span></text:span><text:span text:style-name="T3">.</text:span></text:p>
      <text:p text:style-name="_3c_gloss_3e_"><text:span text:style-name="T3">[grc173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le décubitus.</text:span></text:p>
      <text:p text:style-name="_3c_grc_3e_"><text:span text:style-name="Strong"><text:span text:style-name="T1">ἀ</text:span></text:span><text:span text:style-name="Strong"><text:span text:style-name="T3">ν</text:span></text:span><text:span text:style-name="Strong"><text:span text:style-name="T1">α</text:span></text:span><text:span text:style-name="Strong"><text:span text:style-name="T3">κομίζω</text:span></text:span><text:span text:style-name="T3">.</text:span></text:p>
      <text:p text:style-name="_3c_gloss_3e_"><text:span text:style-name="T3">[grc174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je rétablis, je ranime, je rends les forces.</text:span></text:p>
      <text:p text:style-name="_3c_grc_3e_"><text:span text:style-name="Strong"><text:span text:style-name="T1">ἀ</text:span></text:span><text:span text:style-name="Strong"><text:span text:style-name="T3">ναληπτι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175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analeptique.</text:span></text:p>
      <text:p text:style-name="_3c_grc_3e_"><text:span text:style-name="Strong"><text:span text:style-name="T1">ἀ</text:span></text:span><text:span text:style-name="Strong"><text:span text:style-name="T3">νάληψις</text:span></text:span><text:span text:style-name="T3">.</text:span></text:p>
      <text:p text:style-name="_3c_gloss_3e_"><text:span text:style-name="T3">[grc176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restauration.</text:span></text:p>
      <text:p text:style-name="_3c_grc_3e_"><text:span text:style-name="Strong"><text:span text:style-name="T1">ἀ</text:span></text:span><text:span text:style-name="Strong"><text:span text:style-name="T3">ναλογία</text:span></text:span><text:span text:style-name="T3">.</text:span></text:p>
      <text:p text:style-name="_3c_gloss_3e_"><text:span text:style-name="T3">[grc177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analogie.</text:span></text:p>
      <text:p text:style-name="_3c_grc_3e_"><text:span text:style-name="Strong"><text:span text:style-name="T1">ἀ</text:span></text:span><text:span text:style-name="Strong"><text:span text:style-name="T3">νάλογος</text:span></text:span><text:span text:style-name="T3">.</text:span></text:p>
      <text:p text:style-name="_3c_gloss_3e_"><text:span text:style-name="T3">[grc178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analogue.</text:span></text:p>
      <text:p text:style-name="_3c_grc_3e_"><text:span text:style-name="Strong"><text:span text:style-name="T1">ἀ</text:span></text:span><text:span text:style-name="Strong"><text:span text:style-name="T3">νάλυσις</text:span></text:span><text:span text:style-name="T3">.</text:span></text:p>
      <text:p text:style-name="_3c_gloss_3e_"><text:span text:style-name="T3">[grc179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analyse.</text:span></text:p>
      <text:p text:style-name="_3c_grc_3e_"><text:span text:style-name="Strong"><text:span text:style-name="T1">ἀ</text:span></text:span><text:span text:style-name="Strong"><text:span text:style-name="T3">ναμνηστι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180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anamnestique.</text:span></text:p>
      <text:p text:style-name="_3c_grc_3e_"><text:span text:style-name="Strong"><text:span text:style-name="T1">ἀ</text:span></text:span><text:span text:style-name="Strong"><text:span text:style-name="T3">ναπ</text:span></text:span><text:span text:style-name="Strong"><text:span text:style-name="T1">έ</text:span></text:span><text:span text:style-name="Strong"><text:span text:style-name="T3">τεια</text:span></text:span><text:span text:style-name="T3">.</text:span></text:p>
      <text:p text:style-name="_3c_gloss_3e_"><text:span text:style-name="T3">[grc181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état des yeux ouverts.</text:span></text:p>
      <text:p text:style-name="_3c_grc_3e_"><text:span text:style-name="Strong"><text:span text:style-name="T1">ἀ</text:span></text:span><text:span text:style-name="Strong"><text:span text:style-name="T3">ναπετε</text:span></text:span><text:span text:style-name="Strong"><text:span text:style-name="T1">ῖ</text:span></text:span><text:span text:style-name="Strong"><text:span text:style-name="T3">ς</text:span></text:span><text:span text:style-name="T3"> </text:span><text:span text:style-name="Strong"><text:span text:style-name="T1">ὀ</text:span></text:span><text:span text:style-name="Strong"><text:span text:style-name="T3">φθαλμο</text:span></text:span><text:span text:style-name="Strong"><text:span text:style-name="T1">ὶ</text:span></text:span><text:span text:style-name="T3">.</text:span></text:p>
      <text:p text:style-name="_3c_gloss_3e_"><text:span text:style-name="T3">[grc182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yeux ouverts.</text:span></text:p>
      <text:p text:style-name="_3c_grc_3e_"><text:span text:style-name="Strong"><text:span text:style-name="T1">ἀ</text:span></text:span><text:span text:style-name="Strong"><text:span text:style-name="T3">ναπίνων</text:span></text:span><text:span text:style-name="T3">.</text:span></text:p>
      <text:p text:style-name="_3c_gloss_3e_"><text:span text:style-name="T3">[grc183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absorbant.</text:span></text:p>
      <text:p text:style-name="_3c_grc_3e_"><text:span text:style-name="Strong"><text:span text:style-name="T1">ἀ</text:span></text:span><text:span text:style-name="Strong"><text:span text:style-name="T3">ναπλήρωσις</text:span></text:span><text:span text:style-name="T3">.</text:span></text:p>
      <text:p text:style-name="_3c_gloss_3e_"><text:span text:style-name="T3">[grc184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anaplérose.</text:span></text:p>
      <text:p text:style-name="_3c_grc_3e_"><text:span text:style-name="Strong"><text:span text:style-name="T1">ἀ</text:span></text:span><text:span text:style-name="Strong"><text:span text:style-name="T3">ναπνο</text:span></text:span><text:span text:style-name="Strong"><text:span text:style-name="T1">ὴ</text:span></text:span><text:span text:style-name="T3">.</text:span></text:p>
      <text:p text:style-name="_3c_gloss_3e_"><text:span text:style-name="T3">[grc185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respiration.</text:span></text:p>
      <text:p text:style-name="_3c_grc_3e_"><text:span text:style-name="Strong"><text:span text:style-name="T1">ἀ</text:span></text:span><text:span text:style-name="Strong"><text:span text:style-name="T3">ναπτύω</text:span></text:span><text:span text:style-name="T3">.</text:span></text:p>
      <text:p text:style-name="_3c_gloss_3e_"><text:span text:style-name="T3">[grc186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j’expectore.</text:span></text:p>
      <text:p text:style-name="_3c_grc_3e_"><text:span text:style-name="Strong"><text:span text:style-name="T1">ἀ</text:span></text:span><text:span text:style-name="Strong"><text:span text:style-name="T3">νάσπασις</text:span></text:span><text:span text:style-name="T3">.</text:span></text:p>
      <text:p text:style-name="_3c_gloss_3e_"><text:span text:style-name="T6">[grc187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6">p. 1727</text:span></text:span></text:a><text:span text:style-name="T6">] révulsion.</text:span></text:p>
      <text:p text:style-name="_3c_grc_3e_"><text:soft-page-break/><text:span text:style-name="Strong"><text:span text:style-name="T1">ἀ</text:span></text:span><text:span text:style-name="Strong"><text:span text:style-name="T3">νασταλτι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6">[grc188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6">p. 1727</text:span></text:span></text:a><text:span text:style-name="T6">] répercussif.</text:span></text:p>
      <text:p text:style-name="_3c_grc_3e_"><text:span text:style-name="Strong"><text:span text:style-name="T1">ἀ</text:span></text:span><text:span text:style-name="Strong"><text:span text:style-name="T3">νάστασις</text:span></text:span><text:span text:style-name="T3">.</text:span></text:p>
      <text:p text:style-name="_3c_gloss_3e_"><text:span text:style-name="T3">[grc189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action de se mettre sur son séant.</text:span></text:p>
      <text:p text:style-name="_3c_grc_3e_"><text:span text:style-name="Strong"><text:span text:style-name="T1">ἀ</text:span></text:span><text:span text:style-name="Strong"><text:span text:style-name="T3">ναστ</text:span></text:span><text:span text:style-name="Strong"><text:span text:style-name="T1">ό</text:span></text:span><text:span text:style-name="Strong"><text:span text:style-name="T3">μωσις</text:span></text:span><text:span text:style-name="T3">.</text:span></text:p>
      <text:p text:style-name="_3c_gloss_3e_"><text:span text:style-name="T3">[grc190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anastomose.</text:span></text:p>
      <text:p text:style-name="_3c_grc_3e_"><text:span text:style-name="Strong"><text:span text:style-name="T1">ἀ</text:span></text:span><text:span text:style-name="Strong"><text:span text:style-name="T3">ναστομωτι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191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anastomotique.</text:span></text:p>
      <text:p text:style-name="_3c_grc_3e_"><text:span text:style-name="Strong"><text:span text:style-name="T1">ἀ</text:span></text:span><text:span text:style-name="Strong"><text:span text:style-name="T3">νατομ</text:span></text:span><text:span text:style-name="Strong"><text:span text:style-name="T1">ὴ</text:span></text:span><text:span text:style-name="T3">.</text:span></text:p>
      <text:p text:style-name="_3c_gloss_3e_"><text:span text:style-name="T3">[grc192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anatomie.</text:span></text:p>
      <text:p text:style-name="_3c_grc_3e_"><text:span text:style-name="Strong"><text:span text:style-name="T1">ἀ</text:span></text:span><text:span text:style-name="Strong"><text:span text:style-name="T3">νάτριψις</text:span></text:span><text:span text:style-name="T3">.</text:span></text:p>
      <text:p text:style-name="_3c_gloss_3e_"><text:span text:style-name="T3">[grc193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friction.</text:span></text:p>
      <text:p text:style-name="_3c_grc_3e_"><text:span text:style-name="Strong"><text:span text:style-name="T1">ἀ</text:span></text:span><text:span text:style-name="Strong"><text:span text:style-name="T3">ναυδία</text:span></text:span><text:span text:style-name="T3">.</text:span></text:p>
      <text:p text:style-name="_3c_gloss_3e_"><text:span text:style-name="T3">[grc194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mutité, aphonie.</text:span></text:p>
      <text:p text:style-name="_3c_grc_3e_"><text:span text:style-name="Strong"><text:span text:style-name="T1">ἀ</text:span></text:span><text:span text:style-name="Strong"><text:span text:style-name="T3">ναφροδισία</text:span></text:span><text:span text:style-name="T3">.</text:span></text:p>
      <text:p text:style-name="_3c_gloss_3e_"><text:span text:style-name="T3">[grc195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anaphrodisie.</text:span></text:p>
      <text:p text:style-name="_3c_grc_3e_"><text:span text:style-name="Strong"><text:span text:style-name="T1">ἀ</text:span></text:span><text:span text:style-name="Strong"><text:span text:style-name="T3">ναφ</text:span></text:span><text:span text:style-name="Strong"><text:span text:style-name="T1">ύ</text:span></text:span><text:span text:style-name="Strong"><text:span text:style-name="T3">σημα</text:span></text:span><text:span text:style-name="T3">.</text:span></text:p>
      <text:p text:style-name="_3c_gloss_3e_"><text:span text:style-name="T3">[grc196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évaporation, exhalaison.</text:span></text:p>
      <text:p text:style-name="_3c_grc_3e_"><text:span text:style-name="Strong"><text:span text:style-name="T1">ἀ</text:span></text:span><text:span text:style-name="Strong"><text:span text:style-name="T3">ναφώνησις</text:span></text:span><text:span text:style-name="T3">.</text:span></text:p>
      <text:p text:style-name="_3c_gloss_3e_"><text:span text:style-name="T3">[grc197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déclamation.</text:span></text:p>
      <text:p text:style-name="_3c_grc_3e_"><text:span text:style-name="Strong"><text:span text:style-name="T1">ἀ</text:span></text:span><text:span text:style-name="Strong"><text:span text:style-name="T3">νάχρεμψις</text:span></text:span><text:span text:style-name="T3">.</text:span></text:p>
      <text:p text:style-name="_3c_gloss_3e_"><text:span text:style-name="T3">[grc198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expuition.</text:span></text:p>
      <text:p text:style-name="_3c_grc_3e_"><text:span text:style-name="Strong"><text:span text:style-name="T1">ἀ</text:span></text:span><text:span text:style-name="Strong"><text:span text:style-name="T3">νδράχνη</text:span></text:span><text:span text:style-name="T3">.</text:span></text:p>
      <text:p text:style-name="_3c_gloss_3e_"><text:span text:style-name="T3">[grc199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pourpier.</text:span></text:p>
      <text:p text:style-name="_3c_grc_3e_"><text:span text:style-name="Strong"><text:span text:style-name="T1">ἀ</text:span></text:span><text:span text:style-name="Strong"><text:span text:style-name="T3">νδρ</text:span></text:span><text:span text:style-name="Strong"><text:span text:style-name="T1">ό</text:span></text:span><text:span text:style-name="Strong"><text:span text:style-name="T3">γυνος</text:span></text:span><text:span text:style-name="T3">.</text:span></text:p>
      <text:p text:style-name="_3c_gloss_3e_"><text:span text:style-name="T3">[grc200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androgyne.</text:span></text:p>
      <text:p text:style-name="_3c_grc_3e_"><text:span text:style-name="Strong"><text:span text:style-name="T1">ἄ</text:span></text:span><text:span text:style-name="Strong"><text:span text:style-name="T3">νεσις</text:span></text:span><text:span text:style-name="T3">.</text:span></text:p>
      <text:p text:style-name="_3c_gloss_3e_"><text:span text:style-name="T3">[grc201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rémission.</text:span></text:p>
      <text:p text:style-name="_3c_grc_3e_"><text:span text:style-name="Strong"><text:span text:style-name="T1">ἀ</text:span></text:span><text:span text:style-name="Strong"><text:span text:style-name="T3">νευρυσμ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202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anévrysme.</text:span></text:p>
      <text:p text:style-name="_3c_grc_3e_"><text:span text:style-name="Strong"><text:span text:style-name="T1">ἀ</text:span></text:span><text:span text:style-name="Strong"><text:span text:style-name="T3">νήκεστος</text:span></text:span><text:span text:style-name="T3">.</text:span></text:p>
      <text:p text:style-name="_3c_gloss_3e_"><text:span text:style-name="T3">[grc203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incurable.</text:span></text:p>
      <text:p text:style-name="_3c_grc_3e_"><text:span text:style-name="Strong"><text:span text:style-name="T1">ἀ</text:span></text:span><text:span text:style-name="Strong"><text:span text:style-name="T3">νηκουστία</text:span></text:span><text:span text:style-name="T3">.</text:span></text:p>
      <text:p text:style-name="_3c_gloss_3e_"><text:span text:style-name="T3">[grc204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perte de l’ouïe.</text:span></text:p>
      <text:p text:style-name="_3c_grc_3e_"><text:soft-page-break/><text:span text:style-name="Strong"><text:span text:style-name="T1">ἀ</text:span></text:span><text:span text:style-name="Strong"><text:span text:style-name="T3">ν</text:span></text:span><text:span text:style-name="Strong"><text:span text:style-name="T1">ὴ</text:span></text:span><text:span text:style-name="Strong"><text:span text:style-name="T3">ρ</text:span></text:span><text:span text:style-name="T3">.</text:span></text:p>
      <text:p text:style-name="_3c_gloss_3e_"><text:span text:style-name="T3">[grc205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homme.</text:span></text:p>
      <text:p text:style-name="_3c_grc_3e_"><text:span text:style-name="Strong"><text:span text:style-name="T1">ἄ</text:span></text:span><text:span text:style-name="Strong"><text:span text:style-name="T3">νησον</text:span></text:span><text:span text:style-name="T3">, </text:span><text:span text:style-name="Strong"><text:span text:style-name="T1">ἄ</text:span></text:span><text:span text:style-name="Strong"><text:span text:style-name="T3">ννησον</text:span></text:span><text:span text:style-name="T3">, </text:span><text:span text:style-name="Strong"><text:span text:style-name="T1">ἄ</text:span></text:span><text:span text:style-name="Strong"><text:span text:style-name="T3">νισον</text:span></text:span><text:span text:style-name="T3">, </text:span><text:span text:style-name="Strong"><text:span text:style-name="T1">ἄ</text:span></text:span><text:span text:style-name="Strong"><text:span text:style-name="T3">νησσον</text:span></text:span><text:span text:style-name="T3">.</text:span></text:p>
      <text:p text:style-name="_3c_gloss_3e_"><text:span text:style-name="T6">[grc206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6">p. 1727</text:span></text:span></text:a><text:span text:style-name="T6">] anis.</text:span></text:p>
      <text:p text:style-name="_3c_grc_3e_"><text:span text:style-name="Strong"><text:span text:style-name="T1">ἀ</text:span></text:span><text:span text:style-name="Strong"><text:span text:style-name="T3">νθ</text:span></text:span><text:span text:style-name="Strong"><text:span text:style-name="T1">έ</text:span></text:span><text:span text:style-name="Strong"><text:span text:style-name="T3">λιξ</text:span></text:span><text:span text:style-name="T3">.</text:span></text:p>
      <text:p text:style-name="_3c_gloss_3e_"><text:span text:style-name="T6">[grc207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6">p. 1727</text:span></text:span></text:a><text:span text:style-name="T6">] anthélix.</text:span></text:p>
      <text:p text:style-name="_3c_grc_3e_"><text:span text:style-name="Strong"><text:span text:style-name="T1">ἀ</text:span></text:span><text:span text:style-name="Strong"><text:span text:style-name="T3">νθερ</text:span></text:span><text:span text:style-name="Strong"><text:span text:style-name="T1">ὼ</text:span></text:span><text:span text:style-name="Strong"><text:span text:style-name="T3">ν</text:span></text:span><text:span text:style-name="T3">.</text:span></text:p>
      <text:p text:style-name="_3c_gloss_3e_"><text:span text:style-name="T6">[grc208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6">p. 1727</text:span></text:span></text:a><text:span text:style-name="T6">] menton.</text:span></text:p>
      <text:p text:style-name="_3c_grc_3e_"><text:span text:style-name="Strong"><text:span text:style-name="T1">ἀ</text:span></text:span><text:span text:style-name="Strong"><text:span text:style-name="T3">νθηρ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209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fleuri.</text:span></text:p>
      <text:p text:style-name="_3c_grc_3e_"><text:span text:style-name="Strong"><text:span text:style-name="T1">ἄ</text:span></text:span><text:span text:style-name="Strong"><text:span text:style-name="T3">νθος</text:span></text:span><text:span text:style-name="T3">.</text:span></text:p>
      <text:p text:style-name="_3c_gloss_3e_"><text:span text:style-name="T3">[grc210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fleur.</text:span></text:p>
      <text:p text:style-name="_3c_grc_3e_"><text:span text:style-name="Strong"><text:span text:style-name="T1">ἄ</text:span></text:span><text:span text:style-name="Strong"><text:span text:style-name="T3">νθραξ</text:span></text:span><text:span text:style-name="T3">.</text:span></text:p>
      <text:p text:style-name="_3c_gloss_3e_"><text:span text:style-name="T3">[grc211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anthrax.</text:span></text:p>
      <text:p text:style-name="_3c_grc_3e_"><text:span text:style-name="Strong"><text:span text:style-name="T1">ἄ</text:span></text:span><text:span text:style-name="Strong"><text:span text:style-name="T3">νθρωπος</text:span></text:span><text:span text:style-name="T3">.</text:span></text:p>
      <text:p text:style-name="_3c_gloss_3e_"><text:span text:style-name="T6">[grc212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6">p. 1727</text:span></text:span></text:a><text:span text:style-name="T6">] homme.</text:span></text:p>
      <text:p text:style-name="_3c_grc_3e_"><text:span text:style-name="Strong"><text:span text:style-name="T1">ἀ</text:span></text:span><text:span text:style-name="Strong"><text:span text:style-name="T3">νθρωποφάγος</text:span></text:span><text:span text:style-name="T3">.</text:span></text:p>
      <text:p text:style-name="_3c_gloss_3e_"><text:span text:style-name="T6">[grc213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6">p. 1727</text:span></text:span></text:a><text:span text:style-name="T6">] anthropophage.</text:span></text:p>
      <text:p text:style-name="_3c_grc_3e_"><text:span text:style-name="Strong"><text:span text:style-name="T1">ἄ</text:span></text:span><text:span text:style-name="Strong"><text:span text:style-name="T3">νοδμος</text:span></text:span><text:span text:style-name="T3">, </text:span><text:span text:style-name="Strong"><text:span text:style-name="T1">ἄ</text:span></text:span><text:span text:style-name="Strong"><text:span text:style-name="T3">νοσμος</text:span></text:span><text:span text:style-name="T3">.</text:span></text:p>
      <text:p text:style-name="_3c_gloss_3e_"><text:span text:style-name="T6">[grc214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6">p. 1727</text:span></text:span></text:a><text:span text:style-name="T6">] inodore.</text:span></text:p>
      <text:p text:style-name="_3c_grc_3e_"><text:span text:style-name="Strong"><text:span text:style-name="T1">ἀ</text:span></text:span><text:span text:style-name="Strong"><text:span text:style-name="T3">νορεξία</text:span></text:span><text:span text:style-name="T3">.</text:span></text:p>
      <text:p text:style-name="_3c_gloss_3e_"><text:span text:style-name="T6">[grc215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6">p. 1727</text:span></text:span></text:a><text:span text:style-name="T6">] anorexie.</text:span></text:p>
      <text:p text:style-name="_3c_grc_3e_"><text:span text:style-name="Strong"><text:span text:style-name="T1">ἀ</text:span></text:span><text:span text:style-name="Strong"><text:span text:style-name="T3">νοχε</text:span></text:span><text:span text:style-name="Strong"><text:span text:style-name="T1">ὺ</text:span></text:span><text:span text:style-name="Strong"><text:span text:style-name="T3">ς</text:span></text:span><text:span text:style-name="T3">, </text:span><text:span text:style-name="Strong"><text:span text:style-name="T1">ὑ</text:span></text:span><text:span text:style-name="Strong"><text:span text:style-name="T3">μ</text:span></text:span><text:span text:style-name="Strong"><text:span text:style-name="T1">ὴ</text:span></text:span><text:span text:style-name="Strong"><text:span text:style-name="T3">ν</text:span></text:span><text:span text:style-name="T3">, </text:span><text:span text:style-name="Strong"><text:span text:style-name="T1">ἐ</text:span></text:span><text:span text:style-name="Strong"><text:span text:style-name="T3">ντ</text:span></text:span><text:span text:style-name="Strong"><text:span text:style-name="T1">έ</text:span></text:span><text:span text:style-name="Strong"><text:span text:style-name="T3">ρων</text:span></text:span><text:span text:style-name="T3">.</text:span></text:p>
      <text:p text:style-name="_3c_gloss_3e_"><text:span text:style-name="T3">[grc216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mésentère.</text:span></text:p>
      <text:p text:style-name="_3c_grc_3e_"><text:span text:style-name="Strong"><text:span text:style-name="T1">ἀ</text:span></text:span><text:span text:style-name="Strong"><text:span text:style-name="T3">ντ</text:span></text:span><text:span text:style-name="Strong"><text:span text:style-name="T1">έ</text:span></text:span><text:span text:style-name="Strong"><text:span text:style-name="T3">ρεισις</text:span></text:span><text:span text:style-name="T3">.</text:span></text:p>
      <text:p text:style-name="_3c_gloss_3e_"><text:span text:style-name="T3">[grc217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rénitence.</text:span></text:p>
      <text:p text:style-name="_3c_grc_3e_"><text:span text:style-name="Strong"><text:span text:style-name="T1">ἀ</text:span></text:span><text:span text:style-name="Strong"><text:span text:style-name="T3">ντίαδες</text:span></text:span><text:span text:style-name="T3">.</text:span></text:p>
      <text:p text:style-name="_3c_gloss_3e_"><text:span text:style-name="T3">[grc218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amygdales.</text:span></text:p>
      <text:p text:style-name="_3c_grc_3e_"><text:span text:style-name="Strong"><text:span text:style-name="T1">ἀ</text:span></text:span><text:span text:style-name="Strong"><text:span text:style-name="T3">ντίδοτον</text:span></text:span><text:span text:style-name="T3">.</text:span></text:p>
      <text:p text:style-name="_3c_gloss_3e_"><text:span text:style-name="T3">[grc219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antidote.</text:span></text:p>
      <text:p text:style-name="_3c_grc_3e_"><text:span text:style-name="Strong"><text:span text:style-name="T1">ἀ</text:span></text:span><text:span text:style-name="Strong"><text:span text:style-name="T3">ντικνήμιον</text:span></text:span><text:span text:style-name="T3">.</text:span></text:p>
      <text:p text:style-name="_3c_gloss_3e_"><text:span text:style-name="T3">[grc220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le tibia.</text:span></text:p>
      <text:p text:style-name="_3c_grc_3e_"><text:span text:style-name="Strong"><text:span text:style-name="T1">ἀ</text:span></text:span><text:span text:style-name="Strong"><text:span text:style-name="T3">ντιπάθεια</text:span></text:span><text:span text:style-name="T3">.</text:span></text:p>
      <text:p text:style-name="_3c_gloss_3e_"><text:span text:style-name="T3">[grc221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antipathie.</text:span></text:p>
      <text:p text:style-name="_3c_grc_3e_"><text:soft-page-break/><text:span text:style-name="Strong"><text:span text:style-name="T1">ἀ</text:span></text:span><text:span text:style-name="Strong"><text:span text:style-name="T3">ντίσπασις</text:span></text:span><text:span text:style-name="T3">.</text:span></text:p>
      <text:p text:style-name="_3c_gloss_3e_"><text:span text:style-name="T3">[grc222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révulsion.</text:span></text:p>
      <text:p text:style-name="_3c_grc_3e_"><text:span text:style-name="Strong"><text:span text:style-name="T1">ἀ</text:span></text:span><text:span text:style-name="Strong"><text:span text:style-name="T3">ντιφάρμακον</text:span></text:span><text:span text:style-name="T3">.</text:span></text:p>
      <text:p text:style-name="_3c_gloss_3e_"><text:span text:style-name="T3">[grc223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contre-poison.</text:span></text:p>
      <text:p text:style-name="_3c_grc_3e_"><text:span text:style-name="Strong"><text:span text:style-name="T1">ἀ</text:span></text:span><text:span text:style-name="Strong"><text:span text:style-name="T3">ντίχειρ</text:span></text:span><text:span text:style-name="T3">.</text:span></text:p>
      <text:p text:style-name="_3c_gloss_3e_"><text:span text:style-name="T3">[grc224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le pouce.</text:span></text:p>
      <text:p text:style-name="_3c_grc_3e_"><text:span text:style-name="Strong"><text:span text:style-name="T1">ἀ</text:span></text:span><text:span text:style-name="Strong"><text:span text:style-name="T3">νώδυνος</text:span></text:span><text:span text:style-name="T3">.</text:span></text:p>
      <text:p text:style-name="_3c_gloss_3e_"><text:span text:style-name="T3">[grc225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anodin.</text:span></text:p>
      <text:p text:style-name="_3c_grc_3e_"><text:span text:style-name="Strong"><text:span text:style-name="T1">ἄ</text:span></text:span><text:span text:style-name="Strong"><text:span text:style-name="T3">νω</text:span></text:span><text:span text:style-name="T3"> </text:span><text:span text:style-name="Strong"><text:span text:style-name="T3">κοιλία</text:span></text:span><text:span text:style-name="T3">, </text:span><text:span text:style-name="Strong"><text:span text:style-name="T1">ἡ</text:span></text:span><text:span text:style-name="T3">.</text:span></text:p>
      <text:p text:style-name="_3c_gloss_3e_"><text:span text:style-name="T3">[grc226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la poitrine.</text:span></text:p>
      <text:p text:style-name="_3c_grc_3e_"><text:span text:style-name="Strong"><text:span text:style-name="T1">ἀ</text:span></text:span><text:span text:style-name="Strong"><text:span text:style-name="T3">νωμαλία</text:span></text:span><text:span text:style-name="T3">, </text:span><text:span text:style-name="Strong"><text:span text:style-name="T3">άνωμαλότης</text:span></text:span><text:span text:style-name="T3">.</text:span></text:p>
      <text:p text:style-name="_3c_gloss_3e_"><text:span text:style-name="T6">[grc227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6">p. 1727</text:span></text:span></text:a><text:span text:style-name="T6">] anomalie.</text:span></text:p>
      <text:p text:style-name="_3c_grc_3e_"><text:span text:style-name="Strong"><text:span text:style-name="T1">ἀ</text:span></text:span><text:span text:style-name="Strong"><text:span text:style-name="T3">ξο</text:span></text:span><text:span text:style-name="Strong"><text:span text:style-name="T1">ύ</text:span></text:span><text:span text:style-name="Strong"><text:span text:style-name="T3">γγιον</text:span></text:span><text:span text:style-name="T3">.</text:span></text:p>
      <text:p text:style-name="_3c_gloss_3e_"><text:span text:style-name="T6">[grc228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6">p. 1727</text:span></text:span></text:a><text:span text:style-name="T6">] axonge.</text:span></text:p>
      <text:p text:style-name="_3c_grc_3e_"><text:span text:style-name="Strong"><text:span text:style-name="T1">ἄ</text:span></text:span><text:span text:style-name="Strong"><text:span text:style-name="T3">ξων</text:span></text:span><text:span text:style-name="T3">.</text:span></text:p>
      <text:p text:style-name="_3c_gloss_3e_"><text:span text:style-name="T6">[grc229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6">p. 1727</text:span></text:span></text:a><text:span text:style-name="T6">] axe.</text:span></text:p>
      <text:p text:style-name="_3c_grc_3e_"><text:span text:style-name="Strong"><text:span text:style-name="T1">ἄ</text:span></text:span><text:span text:style-name="Strong"><text:span text:style-name="T3">οινος</text:span></text:span><text:span text:style-name="T3">.</text:span></text:p>
      <text:p text:style-name="_3c_gloss_3e_"><text:span text:style-name="T3">[grc230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abstème.</text:span></text:p>
      <text:p text:style-name="_3c_grc_3e_"><text:span text:style-name="Strong"><text:span text:style-name="T1">ἀ</text:span></text:span><text:span text:style-name="Strong"><text:span text:style-name="T3">ορασία</text:span></text:span><text:span text:style-name="T3">.</text:span></text:p>
      <text:p text:style-name="_3c_gloss_3e_"><text:span text:style-name="T3">[grc231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cécité.</text:span></text:p>
      <text:p text:style-name="_3c_grc_3e_"><text:span text:style-name="Strong"><text:span text:style-name="T1">ἀ</text:span></text:span><text:span text:style-name="Strong"><text:span text:style-name="T3">ορτα</text:span></text:span><text:span text:style-name="Strong"><text:span text:style-name="T1">ὶ</text:span></text:span><text:span text:style-name="T3">.</text:span></text:p>
      <text:p text:style-name="_3c_gloss_3e_"><text:span text:style-name="T3">[grc232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les bronches.</text:span></text:p>
      <text:p text:style-name="_3c_grc_3e_"><text:span text:style-name="Strong"><text:span text:style-name="T1">ἀ</text:span></text:span><text:span text:style-name="Strong"><text:span text:style-name="T3">ορτ</text:span></text:span><text:span text:style-name="Strong"><text:span text:style-name="T1">ὴ</text:span></text:span><text:span text:style-name="T3">.</text:span></text:p>
      <text:p text:style-name="_3c_gloss_3e_"><text:span text:style-name="T3">[grc233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aorte.</text:span></text:p>
      <text:p text:style-name="_3c_grc_3e_"><text:span text:style-name="Strong"><text:span text:style-name="T1">ἀ</text:span></text:span><text:span text:style-name="Strong"><text:span text:style-name="T3">πάθεια</text:span></text:span><text:span text:style-name="T3">.</text:span></text:p>
      <text:p text:style-name="_3c_gloss_3e_"><text:span text:style-name="T3">[grc234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apathie.</text:span></text:p>
      <text:p text:style-name="_3c_grc_3e_"><text:span text:style-name="Strong"><text:span text:style-name="T1">ἄ</text:span></text:span><text:span text:style-name="Strong"><text:span text:style-name="T3">πεπτος</text:span></text:span><text:span text:style-name="T3">.</text:span></text:p>
      <text:p text:style-name="_3c_gloss_3e_"><text:span text:style-name="T3">[grc235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qui est à l’état de crudité.</text:span></text:p>
      <text:p text:style-name="_3c_grc_3e_"><text:span text:style-name="Strong"><text:span text:style-name="T1">ἀ</text:span></text:span><text:span text:style-name="Strong"><text:span text:style-name="T3">πευθυσμένον</text:span></text:span><text:span text:style-name="T3">.</text:span></text:p>
      <text:p text:style-name="_3c_gloss_3e_"><text:span text:style-name="T3">[grc236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le rectum.</text:span></text:p>
      <text:p text:style-name="_3c_grc_3e_"><text:span text:style-name="Strong"><text:span text:style-name="T1">ἀ</text:span></text:span><text:span text:style-name="Strong"><text:span text:style-name="T3">πεψία</text:span></text:span><text:span text:style-name="T3">.</text:span></text:p>
      <text:p text:style-name="_3c_gloss_3e_"><text:span text:style-name="T3">[grc237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apepsie, indigestion.</text:span></text:p>
      <text:p text:style-name="_3c_grc_3e_"><text:span text:style-name="Strong"><text:span text:style-name="T1">ἀ</text:span></text:span><text:span text:style-name="Strong"><text:span text:style-name="T3">πήχημα</text:span></text:span><text:span text:style-name="T3">.</text:span></text:p>
      <text:p text:style-name="_3c_gloss_3e_"><text:span text:style-name="T3">[grc238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fracture par contre-coup.</text:span></text:p>
      <text:p text:style-name="_3c_grc_3e_"><text:soft-page-break/><text:span text:style-name="Strong"><text:span text:style-name="T1">ἄ</text:span></text:span><text:span text:style-name="Strong"><text:span text:style-name="T3">πνους</text:span></text:span><text:span text:style-name="T3">.</text:span></text:p>
      <text:p text:style-name="_3c_gloss_3e_"><text:span text:style-name="T3">[grc239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qui est sans respiration.</text:span></text:p>
      <text:p text:style-name="_3c_grc_3e_"><text:span text:style-name="Strong"><text:span text:style-name="T1">ἀ</text:span></text:span><text:span text:style-name="Strong"><text:span text:style-name="T3">π</text:span></text:span><text:span text:style-name="Strong"><text:span text:style-name="T1">ό</text:span></text:span><text:span text:style-name="Strong"><text:span text:style-name="T3">βρεγμα</text:span></text:span><text:span text:style-name="T3">.</text:span></text:p>
      <text:p text:style-name="_3c_gloss_3e_"><text:span text:style-name="T3">[grc240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infusion.</text:span></text:p>
      <text:p text:style-name="_3c_grc_3e_"><text:span text:style-name="Strong"><text:span text:style-name="T1">ἀ</text:span></text:span><text:span text:style-name="Strong"><text:span text:style-name="T3">πογαλακτισμ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241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sevrage.</text:span></text:p>
      <text:p text:style-name="_3c_grc_3e_"><text:span text:style-name="Strong"><text:span text:style-name="T1">ἀ</text:span></text:span><text:span text:style-name="Strong"><text:span text:style-name="T3">πογλαύκωσις</text:span></text:span><text:span text:style-name="T3">.</text:span></text:p>
      <text:p text:style-name="_3c_gloss_3e_"><text:span text:style-name="T3">[grc242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formation de la cataracte.</text:span></text:p>
      <text:p text:style-name="_3c_grc_3e_"><text:span text:style-name="Strong"><text:span text:style-name="T1">ἀ</text:span></text:span><text:span text:style-name="Strong"><text:span text:style-name="T3">ποδακρυτι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243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propre à exciter les larmes.</text:span></text:p>
      <text:p text:style-name="_3c_grc_3e_"><text:span text:style-name="Strong"><text:span text:style-name="T1">ἀ</text:span></text:span><text:span text:style-name="Strong"><text:span text:style-name="T3">πόζεμα</text:span></text:span><text:span text:style-name="T3">.</text:span></text:p>
      <text:p text:style-name="_3c_gloss_3e_"><text:span text:style-name="T3">[grc244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apozème.</text:span></text:p>
      <text:p text:style-name="_3c_grc_3e_"><text:span text:style-name="Strong"><text:span text:style-name="T1">ἀ</text:span></text:span><text:span text:style-name="Strong"><text:span text:style-name="T3">ποθεραπεία</text:span></text:span><text:span text:style-name="T3">.</text:span></text:p>
      <text:p text:style-name="_3c_gloss_3e_"><text:span text:style-name="T3">[grc245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terminaison de la cure.</text:span></text:p>
      <text:p text:style-name="_3c_grc_3e_"><text:span text:style-name="Strong"><text:span text:style-name="T1">ἀ</text:span></text:span><text:span text:style-name="Strong"><text:span text:style-name="T3">π</text:span></text:span><text:span text:style-name="Strong"><text:span text:style-name="T1">όθερμον</text:span></text:span><text:span text:style-name="T3">.</text:span></text:p>
      <text:p text:style-name="_3c_gloss_3e_"><text:span text:style-name="T3">[grc246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sorte de breuvage usité dans l’antiquité.</text:span></text:p>
      <text:p text:style-name="_3c_grc_3e_"><text:span text:style-name="Strong"><text:span text:style-name="T1">ἀ</text:span></text:span><text:span text:style-name="Strong"><text:span text:style-name="T3">π</text:span></text:span><text:span text:style-name="Strong"><text:span text:style-name="T1">όθεσις</text:span></text:span><text:span text:style-name="T3">.</text:span></text:p>
      <text:p text:style-name="_3c_gloss_3e_"><text:span text:style-name="T3">[grc247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position fixe donnée à un membre cassé ou démis.</text:span></text:p>
      <text:p text:style-name="_3c_grc_3e_"><text:span text:style-name="Strong"><text:span text:style-name="T1">ἀ</text:span></text:span><text:span text:style-name="Strong"><text:span text:style-name="T3">ποθυμίασις</text:span></text:span><text:span text:style-name="T3">.</text:span></text:p>
      <text:p text:style-name="_3c_gloss_3e_"><text:span text:style-name="T3">[grc248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évaporation.</text:span></text:p>
      <text:p text:style-name="_3c_grc_3e_"><text:span text:style-name="Strong"><text:span text:style-name="T1">ἀ</text:span></text:span><text:span text:style-name="Strong"><text:span text:style-name="T3">ποκαπνισμ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249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fumigation.</text:span></text:p>
      <text:p text:style-name="_3c_grc_3e_"><text:span text:style-name="Strong"><text:span text:style-name="T1">ἀ</text:span></text:span><text:span text:style-name="Strong"><text:span text:style-name="T3">ποκοπ</text:span></text:span><text:span text:style-name="Strong"><text:span text:style-name="T1">ὴ</text:span></text:span><text:span text:style-name="T3">.</text:span></text:p>
      <text:p text:style-name="_3c_gloss_3e_"><text:span text:style-name="T3">[grc250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abscission.</text:span></text:p>
      <text:p text:style-name="_3c_grc_3e_"><text:span text:style-name="Strong"><text:span text:style-name="T1">ἀ</text:span></text:span><text:span text:style-name="Strong"><text:span text:style-name="T3">π</text:span></text:span><text:span text:style-name="Strong"><text:span text:style-name="T1">ό</text:span></text:span><text:span text:style-name="Strong"><text:span text:style-name="T3">κρισις</text:span></text:span><text:span text:style-name="T3">.</text:span></text:p>
      <text:p text:style-name="_3c_gloss_3e_"><text:span text:style-name="T3">[grc251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sécrétion d’humeur, excrétion.</text:span></text:p>
      <text:p text:style-name="_3c_grc_3e_"><text:span text:style-name="Strong"><text:span text:style-name="T1">ἀ</text:span></text:span><text:span text:style-name="Strong"><text:span text:style-name="T3">ποκρουστι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252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répercussif.</text:span></text:p>
      <text:p text:style-name="_3c_grc_3e_"><text:span text:style-name="Strong"><text:span text:style-name="T1">ἀ</text:span></text:span><text:span text:style-name="Strong"><text:span text:style-name="T3">ποκύησις</text:span></text:span><text:span text:style-name="T3">.</text:span></text:p>
      <text:p text:style-name="_3c_gloss_3e_"><text:span text:style-name="T3">[grc253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accouchement.</text:span></text:p>
      <text:p text:style-name="_3c_grc_3e_"><text:span text:style-name="Strong"><text:span text:style-name="T1">ἀ</text:span></text:span><text:span text:style-name="Strong"><text:span text:style-name="T3">πονεύρωσις</text:span></text:span><text:span text:style-name="T3">.</text:span></text:p>
      <text:p text:style-name="_3c_gloss_3e_"><text:span text:style-name="T3">[grc254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aponévrose.</text:span></text:p>
      <text:p text:style-name="_3c_grc_3e_"><text:span text:style-name="Strong"><text:span text:style-name="T1">ἄ</text:span></text:span><text:span text:style-name="Strong"><text:span text:style-name="T3">πονος</text:span></text:span><text:span text:style-name="T3">.</text:span></text:p>
      <text:p text:style-name="_3c_gloss_3e_"><text:span text:style-name="T3">[grc255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qui délasse.</text:span></text:p>
      <text:p text:style-name="_3c_grc_3e_"><text:soft-page-break/><text:span text:style-name="Strong"><text:span text:style-name="T1">ἀ</text:span></text:span><text:span text:style-name="Strong"><text:span text:style-name="T3">ποπάτημα</text:span></text:span><text:span text:style-name="T3">.</text:span></text:p>
      <text:p text:style-name="_3c_gloss_3e_"><text:span text:style-name="T3">[grc256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déjections.</text:span></text:p>
      <text:p text:style-name="_3c_grc_3e_"><text:span text:style-name="Strong"><text:span text:style-name="T1">ἀ</text:span></text:span><text:span text:style-name="Strong"><text:span text:style-name="T3">π</text:span></text:span><text:span text:style-name="Strong"><text:span text:style-name="T1">ό</text:span></text:span><text:span text:style-name="Strong"><text:span text:style-name="T3">πληκτος</text:span></text:span><text:span text:style-name="T3">, </text:span><text:span text:style-name="Strong"><text:span text:style-name="T1">ἀ</text:span></text:span><text:span text:style-name="Strong"><text:span text:style-name="T3">ποπληκτι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257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apoplectique.</text:span></text:p>
      <text:p text:style-name="_3c_grc_3e_"><text:span text:style-name="Strong"><text:span text:style-name="T1">ἀ</text:span></text:span><text:span text:style-name="Strong"><text:span text:style-name="T3">π</text:span></text:span><text:span text:style-name="Strong"><text:span text:style-name="T1">ο</text:span></text:span><text:span text:style-name="Strong"><text:span text:style-name="T3">πληξία</text:span></text:span><text:span text:style-name="T3">.</text:span></text:p>
      <text:p text:style-name="_3c_gloss_3e_"><text:span text:style-name="T3">[grc258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apoplexie.</text:span></text:p>
      <text:p text:style-name="_3c_grc_3e_"><text:span text:style-name="Strong"><text:span text:style-name="T1">ἀ</text:span></text:span><text:span text:style-name="Strong"><text:span text:style-name="T3">ποπλύνων</text:span></text:span><text:span text:style-name="T3">.</text:span></text:p>
      <text:p text:style-name="_3c_gloss_3e_"><text:span text:style-name="T3">[grc259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abstergent.</text:span></text:p>
      <text:p text:style-name="_3c_grc_3e_"><text:span text:style-name="Strong"><text:span text:style-name="T1">ἀ</text:span></text:span><text:span text:style-name="Strong"><text:span text:style-name="T3">ποπομπα</text:span></text:span><text:span text:style-name="Strong"><text:span text:style-name="T1">ῖ</text:span></text:span><text:span text:style-name="Strong"><text:span text:style-name="T3">ος</text:span></text:span><text:span text:style-name="T3">.</text:span></text:p>
      <text:p text:style-name="_3c_gloss_3e_"><text:span text:style-name="T3">[grc260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préservatif.</text:span></text:p>
      <text:p text:style-name="_3c_grc_3e_"><text:span text:style-name="Strong"><text:span text:style-name="T1">ἀ</text:span></text:span><text:span text:style-name="Strong"><text:span text:style-name="T3">πορία</text:span></text:span><text:span text:style-name="T3">.</text:span></text:p>
      <text:p text:style-name="_3c_gloss_3e_"><text:span text:style-name="T3">[grc261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anxiété.</text:span></text:p>
      <text:p text:style-name="_3c_grc_3e_"><text:span text:style-name="Strong"><text:span text:style-name="T1">ἀ</text:span></text:span><text:span text:style-name="Strong"><text:span text:style-name="T3">πό</text:span></text:span><text:span text:style-name="Strong"><text:span text:style-name="T1">ῤῥ</text:span></text:span><text:span text:style-name="Strong"><text:span text:style-name="T3">ητον</text:span></text:span><text:span text:style-name="T3">.</text:span></text:p>
      <text:p text:style-name="_3c_gloss_3e_"><text:span text:style-name="T3">[grc262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arcane.</text:span></text:p>
      <text:p text:style-name="_3c_grc_3e_"><text:span text:style-name="Strong"><text:span text:style-name="T1">ἀ</text:span></text:span><text:span text:style-name="Strong"><text:span text:style-name="T3">πορρο</text:span></text:span><text:span text:style-name="Strong"><text:span text:style-name="T1">ὴ</text:span></text:span><text:span text:style-name="T3">.</text:span></text:p>
      <text:p text:style-name="_3c_gloss_3e_"><text:span text:style-name="T6">[grc263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6">p. 1727</text:span></text:span></text:a><text:span text:style-name="T6">] effluve.</text:span></text:p>
      <text:p text:style-name="_3c_grc_3e_"><text:span text:style-name="Strong"><text:span text:style-name="T1">ἀ</text:span></text:span><text:span text:style-name="Strong"><text:span text:style-name="T3">ποσιτία</text:span></text:span><text:span text:style-name="T3">.</text:span></text:p>
      <text:p text:style-name="_3c_gloss_3e_"><text:span text:style-name="T6">[grc264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6">p. 1727</text:span></text:span></text:a><text:span text:style-name="T6">] dégoût.</text:span></text:p>
      <text:p text:style-name="_3c_grc_3e_"><text:span text:style-name="Strong"><text:span text:style-name="T1">ἀ</text:span></text:span><text:span text:style-name="Strong"><text:span text:style-name="T3">ποσκεπαρνισμ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265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fracture du crâne où la pièce est emportée comme avec une doloire.</text:span></text:p>
      <text:p text:style-name="_3c_grc_3e_"><text:span text:style-name="Strong"><text:span text:style-name="T1">ἀ</text:span></text:span><text:span text:style-name="Strong"><text:span text:style-name="T3">ποσκί</text:span></text:span><text:span text:style-name="Strong"><text:span text:style-name="T1">ῤῥ</text:span></text:span><text:span text:style-name="Strong"><text:span text:style-name="T3">ωμα</text:span></text:span><text:span text:style-name="T3">.</text:span></text:p>
      <text:p text:style-name="_3c_gloss_3e_"><text:span text:style-name="T3">[grc266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tumeur dure, squirrheuse.</text:span></text:p>
      <text:p text:style-name="_3c_grc_3e_"><text:span text:style-name="Strong"><text:span text:style-name="T1">ἀ</text:span></text:span><text:span text:style-name="Strong"><text:span text:style-name="T3">ποσπαστι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267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apospastique.</text:span></text:p>
      <text:p text:style-name="_3c_grc_3e_"><text:span text:style-name="Strong"><text:span text:style-name="T1">ἀ</text:span></text:span><text:span text:style-name="Strong"><text:span text:style-name="T3">π</text:span></text:span><text:span text:style-name="Strong"><text:span text:style-name="T1">ό</text:span></text:span><text:span text:style-name="Strong"><text:span text:style-name="T3">στασις</text:span></text:span><text:span text:style-name="T3">,</text:span><text:span text:style-name="Strong"><text:span text:style-name="T4"> </text:span></text:span><text:span text:style-name="Strong"><text:span text:style-name="T1">ἀ</text:span></text:span><text:span text:style-name="Strong"><text:span text:style-name="T3">πόστημα</text:span></text:span><text:span text:style-name="T3">.</text:span></text:p>
      <text:p text:style-name="_3c_gloss_3e_"><text:span text:style-name="T3">[grc268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apostème, abcès.</text:span></text:p>
      <text:p text:style-name="_3c_grc_3e_"><text:span text:style-name="Strong"><text:span text:style-name="T1">ἀ</text:span></text:span><text:span text:style-name="Strong"><text:span text:style-name="T3">π</text:span></text:span><text:span text:style-name="Strong"><text:span text:style-name="T1">ό</text:span></text:span><text:span text:style-name="Strong"><text:span text:style-name="T3">συρμα</text:span></text:span><text:span text:style-name="T3">.</text:span></text:p>
      <text:p text:style-name="_3c_gloss_3e_"><text:span text:style-name="T3">[grc269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desquamation, excoriation.</text:span></text:p>
      <text:p text:style-name="_3c_grc_3e_"><text:span text:style-name="Strong"><text:span text:style-name="T1">ἀ</text:span></text:span><text:span text:style-name="Strong"><text:span text:style-name="T3">ποσχάζω</text:span></text:span><text:span text:style-name="T3">.</text:span></text:p>
      <text:p text:style-name="_3c_gloss_3e_"><text:span text:style-name="T3">[grc270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je scarifie.</text:span></text:p>
      <text:p text:style-name="_3c_grc_3e_"><text:span text:style-name="Strong"><text:span text:style-name="T1">ἀ</text:span></text:span><text:span text:style-name="Strong"><text:span text:style-name="T3">π</text:span></text:span><text:span text:style-name="Strong"><text:span text:style-name="T1">ό</text:span></text:span><text:span text:style-name="Strong"><text:span text:style-name="T3">σχασις</text:span></text:span><text:span text:style-name="T3">.</text:span></text:p>
      <text:p text:style-name="_3c_gloss_3e_"><text:span text:style-name="T3">[grc271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scarification.</text:span></text:p>
      <text:p text:style-name="_3c_grc_3e_"><text:span text:style-name="Strong"><text:span text:style-name="T1">ἀ</text:span></text:span><text:span text:style-name="Strong"><text:span text:style-name="T3">πούλωσις</text:span></text:span><text:span text:style-name="T3">.</text:span></text:p>
      <text:p text:style-name="_3c_gloss_3e_"><text:span text:style-name="T3">[grc272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cicatrisation.</text:span></text:p>
      <text:p text:style-name="_3c_grc_3e_"><text:soft-page-break/><text:span text:style-name="Strong"><text:span text:style-name="T1">ἀ</text:span></text:span><text:span text:style-name="Strong"><text:span text:style-name="T3">πουλωτι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273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cicatrisant.</text:span></text:p>
      <text:p text:style-name="_3c_grc_3e_"><text:span text:style-name="Strong"><text:span text:style-name="T1">ἀ</text:span></text:span><text:span text:style-name="Strong"><text:span text:style-name="T3">π</text:span></text:span><text:span text:style-name="Strong"><text:span text:style-name="T1">ό</text:span></text:span><text:span text:style-name="Strong"><text:span text:style-name="T3">φθαρμα</text:span></text:span><text:span text:style-name="T3">.</text:span></text:p>
      <text:p text:style-name="_3c_gloss_3e_"><text:span text:style-name="T3">[grc274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avorton.</text:span></text:p>
      <text:p text:style-name="_3c_grc_3e_"><text:span text:style-name="Strong"><text:span text:style-name="T1">ἀ</text:span></text:span><text:span text:style-name="Strong"><text:span text:style-name="T3">ποφθορ</text:span></text:span><text:span text:style-name="Strong"><text:span text:style-name="T1">ὰ</text:span></text:span><text:span text:style-name="T3">.</text:span></text:p>
      <text:p text:style-name="_3c_gloss_3e_"><text:span text:style-name="T3">[grc275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avortement.</text:span></text:p>
      <text:p text:style-name="_3c_grc_3e_"><text:span text:style-name="Strong"><text:span text:style-name="T1">ἀ</text:span></text:span><text:span text:style-name="Strong"><text:span text:style-name="T3">ποφλεγματισμ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276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tout ce qui fait couler la pituite.</text:span></text:p>
      <text:p text:style-name="_3c_grc_3e_"><text:span text:style-name="Strong"><text:span text:style-name="T1">ἀ</text:span></text:span><text:span text:style-name="Strong"><text:span text:style-name="T3">π</text:span></text:span><text:span text:style-name="Strong"><text:span text:style-name="T1">ό</text:span></text:span><text:span text:style-name="Strong"><text:span text:style-name="T3">φυσις</text:span></text:span><text:span text:style-name="T3">.</text:span></text:p>
      <text:p text:style-name="_3c_gloss_3e_"><text:span text:style-name="T3">[grc277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apophyse.</text:span></text:p>
      <text:p text:style-name="_3c_grc_3e_"><text:span text:style-name="Strong"><text:span text:style-name="T1">ἀ</text:span></text:span><text:span text:style-name="Strong"><text:span text:style-name="T3">π</text:span></text:span><text:span text:style-name="Strong"><text:span text:style-name="T1">ό</text:span></text:span><text:span text:style-name="Strong"><text:span text:style-name="T3">χρεμψις</text:span></text:span><text:span text:style-name="T3">.</text:span></text:p>
      <text:p text:style-name="_3c_gloss_3e_"><text:span text:style-name="T3">[grc278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exscréation.</text:span></text:p>
      <text:p text:style-name="_3c_grc_3e_"><text:span text:style-name="Strong"><text:span text:style-name="T1">ἄ</text:span></text:span><text:span text:style-name="Strong"><text:span text:style-name="T3">πτερος</text:span></text:span><text:span text:style-name="T3">.</text:span></text:p>
      <text:p text:style-name="_3c_gloss_3e_"><text:span text:style-name="T3">[grc279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aptère.</text:span></text:p>
      <text:p text:style-name="_3c_grc_3e_"><text:span text:style-name="Strong"><text:span text:style-name="T1">ἀ</text:span></text:span><text:span text:style-name="Strong"><text:span text:style-name="T3">πτι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280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tactile.</text:span></text:p>
      <text:p text:style-name="_3c_grc_3e_"><text:span text:style-name="Strong"><text:span text:style-name="T1">ἄ</text:span></text:span><text:span text:style-name="Strong"><text:span text:style-name="T3">πτυστος</text:span></text:span><text:span text:style-name="T3">.</text:span></text:p>
      <text:p text:style-name="_3c_gloss_3e_"><text:span text:style-name="T3">[grc281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qui ne crache pas.</text:span></text:p>
      <text:p text:style-name="_3c_grc_3e_"><text:span text:style-name="Strong"><text:span text:style-name="T1">ἀ</text:span></text:span><text:span text:style-name="Strong"><text:span text:style-name="T3">πυρεξία</text:span></text:span><text:span text:style-name="T3">.</text:span></text:p>
      <text:p text:style-name="_3c_gloss_3e_"><text:span text:style-name="T3">[grc282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apyrexie.</text:span></text:p>
      <text:p text:style-name="_3c_grc_3e_"><text:span text:style-name="Strong"><text:span text:style-name="T1">ἀ</text:span></text:span><text:span text:style-name="Strong"><text:span text:style-name="T3">π</text:span></text:span><text:span text:style-name="Strong"><text:span text:style-name="T1">ύ</text:span></text:span><text:span text:style-name="Strong"><text:span text:style-name="T3">ρετος</text:span></text:span><text:span text:style-name="T3">.</text:span></text:p>
      <text:p text:style-name="_3c_gloss_3e_"><text:span text:style-name="T3">[grc283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sans fièvre.</text:span></text:p>
      <text:p text:style-name="_3c_grc_3e_"><text:span text:style-name="Strong"><text:span text:style-name="T1">ἀ</text:span></text:span><text:span text:style-name="Strong"><text:span text:style-name="T3">ραι</text:span></text:span><text:span text:style-name="Strong"><text:span text:style-name="T1">ό</text:span></text:span><text:span text:style-name="Strong"><text:span text:style-name="T3">πορος</text:span></text:span><text:span text:style-name="T3">.</text:span></text:p>
      <text:p text:style-name="_3c_gloss_3e_"><text:span text:style-name="T3">[grc284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poreux.</text:span></text:p>
      <text:p text:style-name="_3c_grc_3e_"><text:span text:style-name="Strong"><text:span text:style-name="T1">ἀ</text:span></text:span><text:span text:style-name="Strong"><text:span text:style-name="T3">ραι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285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celluleux.</text:span></text:p>
      <text:p text:style-name="_3c_grc_3e_"><text:span text:style-name="Strong"><text:span text:style-name="T1">ἀ</text:span></text:span><text:span text:style-name="Strong"><text:span text:style-name="T3">ραι</text:span></text:span><text:span text:style-name="Strong"><text:span text:style-name="T1">ὸ</text:span></text:span><text:span text:style-name="Strong"><text:span text:style-name="T3">ν</text:span></text:span><text:span text:style-name="T3"> </text:span><text:span text:style-name="Strong"><text:span text:style-name="T1">ὀ</text:span></text:span><text:span text:style-name="Strong"><text:span text:style-name="T3">στ</text:span></text:span><text:span text:style-name="Strong"><text:span text:style-name="T1">έ</text:span></text:span><text:span text:style-name="Strong"><text:span text:style-name="T3">ον</text:span></text:span><text:span text:style-name="T3">.</text:span></text:p>
      <text:p text:style-name="_3c_gloss_3e_"><text:span text:style-name="T3">[grc286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os spongieux.</text:span></text:p>
      <text:p text:style-name="_3c_grc_3e_"><text:span text:style-name="Strong"><text:span text:style-name="T1">ἀ</text:span></text:span><text:span text:style-name="Strong"><text:span text:style-name="T3">ραι</text:span></text:span><text:span text:style-name="Strong"><text:span text:style-name="T1">όσαρκος</text:span></text:span><text:span text:style-name="T3">.</text:span></text:p>
      <text:p text:style-name="_3c_gloss_3e_"><text:span text:style-name="T3">[grc287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dont les chairs sont spongieuses.</text:span></text:p>
      <text:p text:style-name="_3c_grc_3e_"><text:span text:style-name="Strong"><text:span text:style-name="T1">ἀ</text:span></text:span><text:span text:style-name="Strong"><text:span text:style-name="T3">ραίωμα</text:span></text:span><text:span text:style-name="T3">.</text:span></text:p>
      <text:p text:style-name="_3c_gloss_3e_"><text:span text:style-name="T3">[grc288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raréfaction.</text:span></text:p>
      <text:p text:style-name="_3c_grc_3e_"><text:span text:style-name="Strong"><text:span text:style-name="T1">ἀ</text:span></text:span><text:span text:style-name="Strong"><text:span text:style-name="T3">ραιωτι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289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relâchant, raréfiant.</text:span></text:p>
      <text:p text:style-name="_3c_grc_3e_"><text:soft-page-break/><text:span text:style-name="Strong"><text:span text:style-name="T1">ἀ</text:span></text:span><text:span text:style-name="Strong"><text:span text:style-name="T3">ράχνη</text:span></text:span><text:span text:style-name="T3">.</text:span></text:p>
      <text:p text:style-name="_3c_gloss_3e_"><text:span text:style-name="T3">[grc290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araignée.</text:span></text:p>
      <text:p text:style-name="_3c_grc_3e_"><text:span text:style-name="Strong"><text:span text:style-name="T1">ἀ</text:span></text:span><text:span text:style-name="Strong"><text:span text:style-name="T3">ραχνοειδ</text:span></text:span><text:span text:style-name="Strong"><text:span text:style-name="T1">ὴ</text:span></text:span><text:span text:style-name="Strong"><text:span text:style-name="T3">ς</text:span></text:span><text:span text:style-name="T3">.</text:span></text:p>
      <text:p text:style-name="_3c_gloss_3e_"><text:span text:style-name="T3">[grc291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arachnoïde.</text:span></text:p>
      <text:p text:style-name="_3c_grc_3e_"><text:span text:style-name="Strong"><text:span text:style-name="T1">ἄ</text:span></text:span><text:span text:style-name="Strong"><text:span text:style-name="T3">ργεμα</text:span></text:span><text:span text:style-name="T3">, </text:span><text:span text:style-name="Strong"><text:span text:style-name="T1">ἄ</text:span></text:span><text:span text:style-name="Strong"><text:span text:style-name="T3">ργεμον</text:span></text:span><text:span text:style-name="T3">, </text:span><text:span text:style-name="Strong"><text:span text:style-name="T1">ἄ</text:span></text:span><text:span text:style-name="Strong"><text:span text:style-name="T3">ργεμος</text:span></text:span><text:span text:style-name="T3">.</text:span></text:p>
      <text:p text:style-name="_3c_gloss_3e_"><text:span text:style-name="T3">[grc292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albugo.</text:span></text:p>
      <text:p text:style-name="_3c_grc_3e_"><text:span text:style-name="Strong"><text:span text:style-name="T1">ἄ</text:span></text:span><text:span text:style-name="Strong"><text:span text:style-name="T3">ργιλλος</text:span></text:span><text:span text:style-name="T3">.</text:span></text:p>
      <text:p text:style-name="_3c_gloss_3e_"><text:span text:style-name="T3">[grc293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argile.</text:span></text:p>
      <text:p text:style-name="_3c_grc_3e_"><text:span text:style-name="Strong"><text:span text:style-name="T1">ἄ</text:span></text:span><text:span text:style-name="Strong"><text:span text:style-name="T3">ργυρος</text:span></text:span><text:span text:style-name="T3">.</text:span></text:p>
      <text:p text:style-name="_3c_gloss_3e_"><text:span text:style-name="T3">[grc294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argent.</text:span></text:p>
      <text:p text:style-name="_3c_grc_3e_"><text:span text:style-name="Strong"><text:span text:style-name="T1">ἀ</text:span></text:span><text:span text:style-name="Strong"><text:span text:style-name="T3">ρθριτι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295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arthritique.</text:span></text:p>
      <text:p text:style-name="_3c_grc_3e_"><text:span text:style-name="Strong"><text:span text:style-name="T1">ἀ</text:span></text:span><text:span text:style-name="Strong"><text:span text:style-name="T3">ρθρ</text:span></text:span><text:span text:style-name="Strong"><text:span text:style-name="T1">ῖ</text:span></text:span><text:span text:style-name="Strong"><text:span text:style-name="T3">τις</text:span></text:span><text:span text:style-name="T3">.</text:span></text:p>
      <text:p text:style-name="_3c_gloss_3e_"><text:span text:style-name="T6">[grc296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6">p. 1727</text:span></text:span></text:a><text:span text:style-name="T6">] arthrite.</text:span></text:p>
      <text:p text:style-name="_3c_grc_3e_"><text:span text:style-name="Strong"><text:span text:style-name="T1">ἄ</text:span></text:span><text:span text:style-name="Strong"><text:span text:style-name="T3">ρθρον</text:span></text:span><text:span text:style-name="T3">, </text:span><text:span text:style-name="Strong"><text:span text:style-name="T1">ἄ</text:span></text:span><text:span text:style-name="Strong"><text:span text:style-name="T3">ρθρωσις</text:span></text:span><text:span text:style-name="T3">.</text:span></text:p>
      <text:p text:style-name="_3c_gloss_3e_"><text:span text:style-name="T3">[grc297 </text:span><text:a xlink:type="simple" xlink:href="https://www.biusante.parisdescartes.fr/histoire/medica/resultats/index.php?do=zoom&amp;cote=37020d&amp;p=1741" text:style-name="Internet_20_link" text:visited-style-name="Visited_20_Internet_20_Link"><text:span text:style-name="Internet_20_link"><text:span text:style-name="T3">p. 1727</text:span></text:span></text:a><text:span text:style-name="T3">] articulation.</text:span></text:p>
      <text:p text:style-name="_3c_grc_3e_"><text:span text:style-name="Strong"><text:span text:style-name="T1">ἀ</text:span></text:span><text:span text:style-name="Strong"><text:span text:style-name="T3">ρθρωδία</text:span></text:span><text:span text:style-name="T3">.</text:span></text:p>
      <text:p text:style-name="_3c_gloss_3e_"><text:span text:style-name="T6">[grc298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6">p. 1728</text:span></text:span></text:a><text:span text:style-name="T6">] arthrodie.</text:span></text:p>
      <text:p text:style-name="_3c_grc_3e_"><text:span text:style-name="Strong"><text:span text:style-name="T1">ἀ</text:span></text:span><text:span text:style-name="Strong"><text:span text:style-name="T3">ριστ</text:span></text:span><text:span text:style-name="Strong"><text:span text:style-name="T1">ο</text:span></text:span><text:span text:style-name="Strong"><text:span text:style-name="T3">λόχιον</text:span></text:span><text:span text:style-name="T3">.</text:span></text:p>
      <text:p text:style-name="_3c_gloss_3e_"><text:span text:style-name="T6">[grc299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6">p. 1728</text:span></text:span></text:a><text:span text:style-name="T6">] aristoloche.</text:span></text:p>
      <text:p text:style-name="_3c_grc_3e_"><text:span text:style-name="Strong"><text:span text:style-name="T1">ἁ</text:span></text:span><text:span text:style-name="Strong"><text:span text:style-name="T3">ρμονία</text:span></text:span><text:span text:style-name="T3">.</text:span></text:p>
      <text:p text:style-name="_3c_gloss_3e_"><text:span text:style-name="T3">[grc300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harmonie.</text:span></text:p>
      <text:p text:style-name="_3c_grc_3e_"><text:span text:style-name="Strong"><text:span text:style-name="T1">ἀ</text:span></text:span><text:span text:style-name="Strong"><text:span text:style-name="T3">ρνόγλωσσον</text:span></text:span><text:span text:style-name="T3">.</text:span></text:p>
      <text:p text:style-name="_3c_gloss_3e_"><text:span text:style-name="T3">[grc301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plantain.</text:span></text:p>
      <text:p text:style-name="_3c_grc_3e_"><text:span text:style-name="Strong"><text:span text:style-name="T1">ἄῤῥοια</text:span></text:span><text:span text:style-name="T3">.</text:span></text:p>
      <text:p text:style-name="_3c_gloss_3e_"><text:span text:style-name="T3">[grc302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suppression d’un écoulement, particulièrement des menstrues.</text:span></text:p>
      <text:p text:style-name="_3c_grc_3e_"><text:span text:style-name="Strong"><text:span text:style-name="T1">ἀ</text:span></text:span><text:span text:style-name="Strong"><text:span text:style-name="T3">ρτηρία</text:span></text:span><text:span text:style-name="T3">.</text:span></text:p>
      <text:p text:style-name="_3c_gloss_3e_"><text:span text:style-name="T3">[grc303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la trachée-artère, artère.</text:span></text:p>
      <text:p text:style-name="_3c_grc_3e_"><text:span text:style-name="Strong"><text:span text:style-name="T1">ἄ</text:span></text:span><text:span text:style-name="Strong"><text:span text:style-name="T3">ρτος</text:span></text:span><text:span text:style-name="T3">.</text:span></text:p>
      <text:p text:style-name="_3c_gloss_3e_"><text:span text:style-name="T3">[grc304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pain.</text:span></text:p>
      <text:p text:style-name="_3c_grc_3e_"><text:span text:style-name="Strong"><text:span text:style-name="T1">ἀ</text:span></text:span><text:span text:style-name="Strong"><text:span text:style-name="T3">ρυταινοειδ</text:span></text:span><text:span text:style-name="Strong"><text:span text:style-name="T1">ὴ</text:span></text:span><text:span text:style-name="Strong"><text:span text:style-name="T3">ς</text:span></text:span><text:span text:style-name="T3">.</text:span></text:p>
      <text:p text:style-name="_3c_gloss_3e_"><text:span text:style-name="T6">[grc305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6">p. 1728</text:span></text:span></text:a><text:span text:style-name="T6">] aryténoïde.</text:span></text:p>
      <text:p text:style-name="_3c_grc_3e_"><text:span text:style-name="Strong"><text:span text:style-name="T1">ἀ</text:span></text:span><text:span text:style-name="Strong"><text:span text:style-name="T3">ρχίατρος</text:span></text:span><text:span text:style-name="T3">.</text:span></text:p>
      <text:p text:style-name="_3c_gloss_3e_"><text:span text:style-name="T6">[grc306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6">p. 1728</text:span></text:span></text:a><text:span text:style-name="T6">] archiatre.</text:span></text:p>
      <text:p text:style-name="_3c_grc_3e_"><text:soft-page-break/><text:span text:style-name="Strong"><text:span text:style-name="T1">ἄ</text:span></text:span><text:span text:style-name="Strong"><text:span text:style-name="T3">ρωμα</text:span></text:span><text:span text:style-name="T3">.</text:span></text:p>
      <text:p text:style-name="_3c_gloss_3e_"><text:span text:style-name="T6">[grc307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6">p. 1728</text:span></text:span></text:a><text:span text:style-name="T6">] aromate.</text:span></text:p>
      <text:p text:style-name="_3c_grc_3e_"><text:span text:style-name="Strong"><text:span text:style-name="T1">ἀ</text:span></text:span><text:span text:style-name="Strong"><text:span text:style-name="T3">ρωματι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308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aromatique.</text:span></text:p>
      <text:p text:style-name="_3c_grc_3e_"><text:span text:style-name="Strong"><text:span text:style-name="T1">ἄ</text:span></text:span><text:span text:style-name="Strong"><text:span text:style-name="T3">ση</text:span></text:span><text:span text:style-name="T3">.</text:span></text:p>
      <text:p text:style-name="_3c_gloss_3e_"><text:span text:style-name="T3">[grc309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dégoût, nausée, anxiété.</text:span></text:p>
      <text:p text:style-name="_3c_grc_3e_"><text:span text:style-name="Strong"><text:span text:style-name="T1">ἀ</text:span></text:span><text:span text:style-name="Strong"><text:span text:style-name="T3">σθένημα</text:span></text:span><text:span text:style-name="T3">.</text:span></text:p>
      <text:p text:style-name="_3c_gloss_3e_"><text:span text:style-name="T3">[grc310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affaiblissement.</text:span></text:p>
      <text:p text:style-name="_3c_grc_3e_"><text:span text:style-name="Strong"><text:span text:style-name="T1">ἀ</text:span></text:span><text:span text:style-name="Strong"><text:span text:style-name="T3">σθένεια</text:span></text:span><text:span text:style-name="T3">.</text:span></text:p>
      <text:p text:style-name="_3c_gloss_3e_"><text:span text:style-name="T3">[grc311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asthénie.</text:span></text:p>
      <text:p text:style-name="_3c_grc_3e_"><text:span text:style-name="Strong"><text:span text:style-name="T1">ἆ</text:span></text:span><text:span text:style-name="Strong"><text:span text:style-name="T3">σθμα</text:span></text:span><text:span text:style-name="T3">.</text:span></text:p>
      <text:p text:style-name="_3c_gloss_3e_"><text:span text:style-name="T3">[grc312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asthme.</text:span></text:p>
      <text:p text:style-name="_3c_grc_3e_"><text:span text:style-name="Strong"><text:span text:style-name="T1">ἀ</text:span></text:span><text:span text:style-name="Strong"><text:span text:style-name="T3">σθματι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313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asthmatique.</text:span></text:p>
      <text:p text:style-name="_3c_grc_3e_"><text:span text:style-name="Strong"><text:span text:style-name="T1">ἀ</text:span></text:span><text:span text:style-name="Strong"><text:span text:style-name="T3">σιτία</text:span></text:span><text:span text:style-name="T3">.</text:span></text:p>
      <text:p text:style-name="_3c_gloss_3e_"><text:span text:style-name="T3">[grc314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dégoût, inappétence.</text:span></text:p>
      <text:p text:style-name="_3c_grc_3e_"><text:span text:style-name="Strong"><text:span text:style-name="T1">ἄ</text:span></text:span><text:span text:style-name="Strong"><text:span text:style-name="T3">σιτος</text:span></text:span><text:span text:style-name="T3">.</text:span></text:p>
      <text:p text:style-name="_3c_gloss_3e_"><text:span text:style-name="T3">[grc315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qui ne prend pas d’aliments.</text:span></text:p>
      <text:p text:style-name="_3c_grc_3e_"><text:span text:style-name="Strong"><text:span text:style-name="T1">ἀ</text:span></text:span><text:span text:style-name="Strong"><text:span text:style-name="T3">σκαρ</text:span></text:span><text:span text:style-name="Strong"><text:span text:style-name="T1">ὶ</text:span></text:span><text:span text:style-name="Strong"><text:span text:style-name="T3">ς</text:span></text:span><text:span text:style-name="T3">.</text:span></text:p>
      <text:p text:style-name="_3c_gloss_3e_"><text:span text:style-name="T3">[grc316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ascaride.</text:span></text:p>
      <text:p text:style-name="_3c_grc_3e_"><text:span text:style-name="Strong"><text:span text:style-name="T1">ἀ</text:span></text:span><text:span text:style-name="Strong"><text:span text:style-name="T3">σκίτης</text:span></text:span><text:span text:style-name="T3">.</text:span></text:p>
      <text:p text:style-name="_3c_gloss_3e_"><text:span text:style-name="T3">[grc317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ascite.</text:span></text:p>
      <text:p text:style-name="_3c_grc_3e_"><text:span text:style-name="Strong"><text:span text:style-name="T1">ἀ</text:span></text:span><text:span text:style-name="Strong"><text:span text:style-name="T3">στράγαλος</text:span></text:span><text:span text:style-name="T3">.</text:span></text:p>
      <text:p text:style-name="_3c_gloss_3e_"><text:span text:style-name="T3">[grc318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astragale, vertèbre.</text:span></text:p>
      <text:p text:style-name="_3c_grc_3e_"><text:span text:style-name="Strong"><text:span text:style-name="T1">ἀ</text:span></text:span><text:span text:style-name="Strong"><text:span text:style-name="T3">στραπ</text:span></text:span><text:span text:style-name="Strong"><text:span text:style-name="T1">ὴ</text:span></text:span><text:span text:style-name="T3">.</text:span></text:p>
      <text:p text:style-name="_3c_gloss_3e_"><text:span text:style-name="T3">[grc319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éclair.</text:span></text:p>
      <text:p text:style-name="_3c_grc_3e_"><text:span text:style-name="Strong"><text:span text:style-name="T1">ἀ</text:span></text:span><text:span text:style-name="Strong"><text:span text:style-name="T3">στροβολησία</text:span></text:span><text:span text:style-name="T3">.</text:span></text:p>
      <text:p text:style-name="_3c_gloss_3e_"><text:span text:style-name="T3">[grc320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sidération.</text:span></text:p>
      <text:p text:style-name="_3c_grc_3e_"><text:span text:style-name="Strong"><text:span text:style-name="T1">ἄ</text:span></text:span><text:span text:style-name="Strong"><text:span text:style-name="T3">σφαλτος</text:span></text:span><text:span text:style-name="T3">.</text:span></text:p>
      <text:p text:style-name="_3c_gloss_3e_"><text:span text:style-name="T3">[grc321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asphalte.</text:span></text:p>
      <text:p text:style-name="_3c_grc_3e_"><text:span text:style-name="Strong"><text:span text:style-name="T1">ἄ</text:span></text:span><text:span text:style-name="Strong"><text:span text:style-name="T3">σφυκτος</text:span></text:span><text:span text:style-name="T3">.</text:span></text:p>
      <text:p text:style-name="_3c_gloss_3e_"><text:span text:style-name="T3">[grc322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qui est sans pouls.</text:span></text:p>
      <text:p text:style-name="_3c_grc_3e_"><text:span text:style-name="Strong"><text:span text:style-name="T1">ἀ</text:span></text:span><text:span text:style-name="Strong"><text:span text:style-name="T3">σφυξία</text:span></text:span><text:span text:style-name="T3">.</text:span></text:p>
      <text:p text:style-name="_3c_gloss_3e_"><text:span text:style-name="T3">[grc323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cessation du pouls.</text:span></text:p>
      <text:p text:style-name="_3c_grc_3e_"><text:soft-page-break/><text:span text:style-name="Strong"><text:span text:style-name="T1">ἀ</text:span></text:span><text:span text:style-name="Strong"><text:span text:style-name="T3">τεκνία</text:span></text:span><text:span text:style-name="T3">.</text:span></text:p>
      <text:p text:style-name="_3c_gloss_3e_"><text:span text:style-name="T3">[grc324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absence d’enfants.</text:span></text:p>
      <text:p text:style-name="_3c_grc_3e_"><text:span text:style-name="Strong"><text:span text:style-name="T1">ἀ</text:span></text:span><text:span text:style-name="Strong"><text:span text:style-name="T3">τοκία</text:span></text:span><text:span text:style-name="T3">.</text:span></text:p>
      <text:p text:style-name="_3c_gloss_3e_"><text:span text:style-name="T3">[grc325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atocie.</text:span></text:p>
      <text:p text:style-name="_3c_grc_3e_"><text:span text:style-name="Strong"><text:span text:style-name="T1">ἀ</text:span></text:span><text:span text:style-name="Strong"><text:span text:style-name="T3">τονία</text:span></text:span><text:span text:style-name="T3">.</text:span></text:p>
      <text:p text:style-name="_3c_gloss_3e_"><text:span text:style-name="T3">[grc326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atonie, défaillance.</text:span></text:p>
      <text:p text:style-name="_3c_grc_3e_"><text:span text:style-name="Strong"><text:span text:style-name="T1">ἄ</text:span></text:span><text:span text:style-name="Strong"><text:span text:style-name="T3">τρητος</text:span></text:span><text:span text:style-name="T3">.</text:span></text:p>
      <text:p text:style-name="_3c_gloss_3e_"><text:span text:style-name="T3">[grc327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imperforé.</text:span></text:p>
      <text:p text:style-name="_3c_grc_3e_"><text:span text:style-name="Strong"><text:span text:style-name="T1">ἀ</text:span></text:span><text:span text:style-name="Strong"><text:span text:style-name="T3">τροφία</text:span></text:span><text:span text:style-name="T3">.</text:span></text:p>
      <text:p text:style-name="_3c_gloss_3e_"><text:span text:style-name="T3">[grc328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atrophie.</text:span></text:p>
      <text:p text:style-name="_3c_grc_3e_"><text:span text:style-name="Strong"><text:span text:style-name="T3">α</text:span></text:span><text:span text:style-name="Strong"><text:span text:style-name="T1">ὐ</text:span></text:span><text:span text:style-name="Strong"><text:span text:style-name="T3">λίσκος</text:span></text:span><text:span text:style-name="T3">.</text:span></text:p>
      <text:p text:style-name="_3c_gloss_3e_"><text:span text:style-name="T3">[grc329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cathéter.</text:span></text:p>
      <text:p text:style-name="_3c_grc_3e_"><text:span text:style-name="Strong"><text:span text:style-name="T3">α</text:span></text:span><text:span text:style-name="Strong"><text:span text:style-name="T1">ὔ</text:span></text:span><text:span text:style-name="Strong"><text:span text:style-name="T3">ξησις</text:span></text:span><text:span text:style-name="T3">.</text:span></text:p>
      <text:p text:style-name="_3c_gloss_3e_"><text:span text:style-name="T3">[grc330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accroissement.</text:span></text:p>
      <text:p text:style-name="_3c_grc_3e_"><text:span text:style-name="Strong"><text:span text:style-name="T3">α</text:span></text:span><text:span text:style-name="Strong"><text:span text:style-name="T1">ὔ</text:span></text:span><text:span text:style-name="Strong"><text:span text:style-name="T3">χην</text:span></text:span><text:span text:style-name="T3">.</text:span></text:p>
      <text:p text:style-name="_3c_gloss_3e_"><text:span text:style-name="T3">[grc331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la nuque.</text:span></text:p>
      <text:p text:style-name="_3c_grc_3e_"><text:span text:style-name="Strong"><text:span text:style-name="T1">ἀ</text:span></text:span><text:span text:style-name="Strong"><text:span text:style-name="T3">φαίρεσις</text:span></text:span><text:span text:style-name="T3">.</text:span></text:p>
      <text:p text:style-name="_3c_gloss_3e_"><text:span text:style-name="T3">[grc332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aphérèse.</text:span></text:p>
      <text:p text:style-name="_3c_grc_3e_"><text:span text:style-name="Strong"><text:span text:style-name="T1">ἄ</text:span></text:span><text:span text:style-name="Strong"><text:span text:style-name="T3">φεσις</text:span></text:span><text:span text:style-name="T3">.</text:span></text:p>
      <text:p text:style-name="_3c_gloss_3e_"><text:span text:style-name="T3">[grc333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rémission.</text:span></text:p>
      <text:p text:style-name="_3c_grc_3e_"><text:span text:style-name="Strong"><text:span text:style-name="T1">ἀ</text:span></text:span><text:span text:style-name="Strong"><text:span text:style-name="T3">φέψημα</text:span></text:span><text:span text:style-name="T3">.</text:span></text:p>
      <text:p text:style-name="_3c_gloss_3e_"><text:span text:style-name="T3">[grc334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apozème.</text:span></text:p>
      <text:p text:style-name="_3c_grc_3e_"><text:span text:style-name="Strong"><text:span text:style-name="T1">ἀ</text:span></text:span><text:span text:style-name="Strong"><text:span text:style-name="T3">φ</text:span></text:span><text:span text:style-name="Strong"><text:span text:style-name="T1">ὴ</text:span></text:span><text:span text:style-name="T3">.</text:span></text:p>
      <text:p text:style-name="_3c_gloss_3e_"><text:span text:style-name="T3">[grc335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toucher.</text:span></text:p>
      <text:p text:style-name="_3c_grc_3e_"><text:span text:style-name="Strong"><text:span text:style-name="T1">ἄ</text:span></text:span><text:span text:style-name="Strong"><text:span text:style-name="T3">φθα</text:span></text:span><text:span text:style-name="Strong"><text:span text:style-name="T1">ι</text:span></text:span><text:span text:style-name="T3">.</text:span></text:p>
      <text:p text:style-name="_3c_gloss_3e_"><text:span text:style-name="T6">[grc336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6">p. 1728</text:span></text:span></text:a><text:span text:style-name="T6">] aphthes.</text:span></text:p>
      <text:p text:style-name="_3c_grc_3e_"><text:span text:style-name="Strong"><text:span text:style-name="T1">ἀ</text:span></text:span><text:span text:style-name="Strong"><text:span text:style-name="T3">φίστασθα</text:span></text:span><text:span text:style-name="Strong"><text:span text:style-name="T1">ι</text:span></text:span><text:span text:style-name="T3">.</text:span></text:p>
      <text:p text:style-name="_3c_gloss_3e_"><text:span text:style-name="T6">[grc337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6">p. 1728</text:span></text:span></text:a><text:span text:style-name="T6">] abcéder.</text:span></text:p>
      <text:p text:style-name="_3c_grc_3e_"><text:span text:style-name="Strong"><text:span text:style-name="T1">ἀ</text:span></text:span><text:span text:style-name="Strong"><text:span text:style-name="T3">φ</text:span></text:span><text:span text:style-name="Strong"><text:span text:style-name="T1">ό</text:span></text:span><text:span text:style-name="Strong"><text:span text:style-name="T3">δευμα</text:span></text:span><text:span text:style-name="T3">, </text:span><text:span text:style-name="Strong"><text:span text:style-name="T1">ἄ</text:span></text:span><text:span text:style-name="Strong"><text:span text:style-name="T3">φοδος</text:span></text:span><text:span text:style-name="T3">.</text:span></text:p>
      <text:p text:style-name="_3c_gloss_3e_"><text:span text:style-name="T6">[grc338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6">p. 1728</text:span></text:span></text:a><text:span text:style-name="T6">] excréments.</text:span></text:p>
      <text:p text:style-name="_3c_grc_3e_"><text:span text:style-name="Strong"><text:span text:style-name="T1">ἀ</text:span></text:span><text:span text:style-name="Strong"><text:span text:style-name="T3">φροδισιασμ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339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usage des plaisirs vénériens.</text:span></text:p>
      <text:p text:style-name="_3c_grc_3e_"><text:span text:style-name="Strong"><text:span text:style-name="T1">ἀ</text:span></text:span><text:span text:style-name="Strong"><text:span text:style-name="T3">φροδίσιος</text:span></text:span><text:span text:style-name="T3">.</text:span></text:p>
      <text:p text:style-name="_3c_gloss_3e_"><text:span text:style-name="T3">[grc340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aphrodisiaque.</text:span></text:p>
      <text:p text:style-name="_3c_grc_3e_"><text:soft-page-break/><text:span text:style-name="Strong"><text:span text:style-name="T1">ἄ</text:span></text:span><text:span text:style-name="Strong"><text:span text:style-name="T3">φυλλος</text:span></text:span><text:span text:style-name="T3">.</text:span></text:p>
      <text:p text:style-name="_3c_gloss_3e_"><text:span text:style-name="T3">[grc341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aphylle.</text:span></text:p>
      <text:p text:style-name="_3c_grc_3e_"><text:span text:style-name="Strong"><text:span text:style-name="T1">ἀ</text:span></text:span><text:span text:style-name="Strong"><text:span text:style-name="T3">φωνία</text:span></text:span><text:span text:style-name="T3">.</text:span></text:p>
      <text:p text:style-name="_3c_gloss_3e_"><text:span text:style-name="T3">[grc342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aphonie.</text:span></text:p>
      <text:p text:style-name="_3c_grc_3e_"><text:span text:style-name="Strong"><text:span text:style-name="T1">ἀ</text:span></text:span><text:span text:style-name="Strong"><text:span text:style-name="T3">χλ</text:span></text:span><text:span text:style-name="Strong"><text:span text:style-name="T1">ὺ</text:span></text:span><text:span text:style-name="Strong"><text:span text:style-name="T3">ς</text:span></text:span><text:span text:style-name="T3">.</text:span></text:p>
      <text:p text:style-name="_3c_gloss_3e_"><text:span text:style-name="T3">[grc343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néphélion.</text:span></text:p>
      <text:p text:style-name="_3c_grc_3e_"><text:span text:style-name="Strong"><text:span text:style-name="T1">ἄ</text:span></text:span><text:span text:style-name="Strong"><text:span text:style-name="T3">χ</text:span></text:span><text:span text:style-name="Strong"><text:span text:style-name="T1">νη</text:span></text:span><text:span text:style-name="Strong"><text:span text:style-name="T3"> </text:span></text:span><text:span text:style-name="Strong"><text:span text:style-name="T1">ὀ</text:span></text:span><text:span text:style-name="Strong"><text:span text:style-name="T3">θονίου</text:span></text:span><text:span text:style-name="T3">.</text:span></text:p>
      <text:p text:style-name="_3c_gloss_3e_"><text:span text:style-name="T3">[grc344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charpie.</text:span></text:p>
      <text:p text:style-name="_3c_grc_3e_"><text:span text:style-name="Strong"><text:span text:style-name="T1">ἀ</text:span></text:span><text:span text:style-name="Strong"><text:span text:style-name="T3">χ</text:span></text:span><text:span text:style-name="Strong"><text:span text:style-name="T1">ὼ</text:span></text:span><text:span text:style-name="Strong"><text:span text:style-name="T3">ρ</text:span></text:span><text:span text:style-name="T3">.</text:span></text:p>
      <text:p text:style-name="_3c_gloss_3e_"><text:span text:style-name="T3">[grc345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achor.</text:span></text:p>
      <text:p text:style-name="_3c_grc_3e_"><text:span text:style-name="Strong"><text:span text:style-name="T1">ἀ</text:span></text:span><text:span text:style-name="Strong"><text:span text:style-name="T3">ψίνθιον</text:span></text:span><text:span text:style-name="T3">.</text:span></text:p>
      <text:p text:style-name="_3c_gloss_3e_"><text:span text:style-name="T3">[grc346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absinthe.</text:span></text:p>
      <text:p text:style-name="_3c_grc_3e_"><text:span text:style-name="Strong"><text:span text:style-name="T1">ἀ</text:span></text:span><text:span text:style-name="Strong"><text:span text:style-name="T3">ψυχία</text:span></text:span><text:span text:style-name="T3">.</text:span></text:p>
      <text:p text:style-name="_3c_gloss_3e_"><text:span text:style-name="T3">[grc347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lipothymie.</text:span></text:p>
      <text:p text:style-name="_3c_grc_3e_"><text:span text:style-name="Strong"><text:span text:style-name="T3">βάδισις</text:span></text:span><text:span text:style-name="T3">.</text:span></text:p>
      <text:p text:style-name="_3c_gloss_3e_"><text:span text:style-name="T3">[grc348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marche.</text:span></text:p>
      <text:p text:style-name="_3c_grc_3e_"><text:span text:style-name="Strong"><text:span text:style-name="T3">βαθμ</text:span></text:span><text:span text:style-name="Strong"><text:span text:style-name="T1">ὶ</text:span></text:span><text:span text:style-name="Strong"><text:span text:style-name="T3">ς</text:span></text:span><text:span text:style-name="T3">.</text:span></text:p>
      <text:p text:style-name="_3c_gloss_3e_"><text:span text:style-name="T3">[grc349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cavité articulaire d’un os.</text:span></text:p>
      <text:p text:style-name="_3c_grc_3e_"><text:span text:style-name="Strong"><text:span text:style-name="T3">βάθρο</text:span></text:span><text:span text:style-name="Strong"><text:span text:style-name="T1">ν</text:span></text:span><text:span text:style-name="Strong"><text:span text:style-name="T3"> Ιπποκράτειον</text:span></text:span><text:span text:style-name="T3">.</text:span></text:p>
      <text:p text:style-name="_3c_gloss_3e_"><text:span text:style-name="T3">[grc350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banc d’Hippocrate.</text:span></text:p>
      <text:p text:style-name="_3c_grc_3e_"><text:span text:style-name="Strong"><text:span text:style-name="T3">βαλανε</text:span></text:span><text:span text:style-name="Strong"><text:span text:style-name="T1">ῖ</text:span></text:span><text:span text:style-name="Strong"><text:span text:style-name="T3">ον</text:span></text:span><text:span text:style-name="T3">.</text:span></text:p>
      <text:p text:style-name="_3c_gloss_3e_"><text:span text:style-name="T3">[grc351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bain.</text:span></text:p>
      <text:p text:style-name="_3c_grc_3e_"><text:span text:style-name="Strong"><text:span text:style-name="T3">βάλανος</text:span></text:span><text:span text:style-name="T3">.</text:span></text:p>
      <text:p text:style-name="_3c_gloss_3e_"><text:span text:style-name="T3">[grc352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gland </text:span><text:span text:style-name="T1">;</text:span><text:span text:style-name="T3"> pessaire, suppositoire.</text:span></text:p>
      <text:p text:style-name="_3c_grc_3e_"><text:span text:style-name="Strong"><text:span text:style-name="T3">βάλσαμο</text:span></text:span><text:span text:style-name="Strong"><text:span text:style-name="T1">ν</text:span></text:span><text:span text:style-name="T3">.</text:span></text:p>
      <text:p text:style-name="_3c_gloss_3e_"><text:span text:style-name="T1">[</text:span><text:span text:style-name="T3">grc</text:span><text:span text:style-name="T1">353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</text:span></text:span></text:a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1">. 1728</text:span></text:span></text:a><text:span text:style-name="T1">] </text:span><text:span text:style-name="T3">baume</text:span><text:span text:style-name="T1">.</text:span></text:p>
      <text:p text:style-name="_3c_grc_3e_"><text:span text:style-name="Strong"><text:span text:style-name="T3">βαπτιστήριον</text:span></text:span><text:span text:style-name="T3">.</text:span></text:p>
      <text:p text:style-name="_3c_gloss_3e_"><text:span text:style-name="T3">[grc354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baignoire.</text:span></text:p>
      <text:p text:style-name="_3c_grc_3e_"><text:span text:style-name="Strong"><text:span text:style-name="T3">βαρυηκο</text:span></text:span><text:span text:style-name="Strong"><text:span text:style-name="T1">ΐ</text:span></text:span><text:span text:style-name="Strong"><text:span text:style-name="T3">α</text:span></text:span><text:span text:style-name="T3">.</text:span></text:p>
      <text:p text:style-name="_3c_gloss_3e_"><text:span text:style-name="T3">[grc355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dureté d’oreille.</text:span></text:p>
      <text:p text:style-name="_3c_grc_3e_"><text:span text:style-name="Strong"><text:span text:style-name="T3">βάτραχος</text:span></text:span><text:span text:style-name="T3">.</text:span></text:p>
      <text:p text:style-name="_3c_gloss_3e_"><text:span text:style-name="T3">[grc356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ranule, grenouillette.</text:span></text:p>
      <text:p text:style-name="_3c_grc_3e_"><text:span text:style-name="Strong"><text:span text:style-name="T3">βδέλλα</text:span></text:span><text:span text:style-name="T3">.</text:span></text:p>
      <text:p text:style-name="_3c_gloss_3e_"><text:span text:style-name="T3">[grc357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sangsue.</text:span></text:p>
      <text:p text:style-name="_3c_grc_3e_"><text:soft-page-break/><text:span text:style-name="Strong"><text:span text:style-name="T3">βελόνη</text:span></text:span><text:span text:style-name="T3">.</text:span></text:p>
      <text:p text:style-name="_3c_gloss_3e_"><text:span text:style-name="T3">[grc358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aiguille.</text:span></text:p>
      <text:p text:style-name="_3c_grc_3e_"><text:span text:style-name="Strong"><text:span text:style-name="T3">β</text:span></text:span><text:span text:style-name="Strong"><text:span text:style-name="T1">ὴ</text:span></text:span><text:span text:style-name="Strong"><text:span text:style-name="T3">ξ</text:span></text:span><text:span text:style-name="T3">.</text:span></text:p>
      <text:p text:style-name="_3c_gloss_3e_"><text:span text:style-name="T3">[grc359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toux.</text:span></text:p>
      <text:p text:style-name="_3c_grc_3e_"><text:span text:style-name="Strong"><text:span text:style-name="T3">βηχι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360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béchique.</text:span></text:p>
      <text:p text:style-name="_3c_grc_3e_"><text:span text:style-name="Strong"><text:span text:style-name="T3">βηχίον</text:span></text:span><text:span text:style-name="T3">.</text:span></text:p>
      <text:p text:style-name="_3c_gloss_3e_"><text:span text:style-name="T3">[grc361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petite toux.</text:span></text:p>
      <text:p text:style-name="_3c_grc_3e_"><text:span text:style-name="Strong"><text:span text:style-name="T3">βλαισ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6">[grc362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6">p. 1728</text:span></text:span></text:a><text:span text:style-name="T6">] valgus.</text:span></text:p>
      <text:p text:style-name="_3c_grc_3e_"><text:span text:style-name="Strong"><text:span text:style-name="T3">βλέννα</text:span></text:span><text:span text:style-name="T3">.</text:span></text:p>
      <text:p text:style-name="_3c_gloss_3e_"><text:span text:style-name="T6">[grc363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6">p. 1728</text:span></text:span></text:a><text:span text:style-name="T6">] mucus.</text:span></text:p>
      <text:p text:style-name="_3c_grc_3e_"><text:span text:style-name="Strong"><text:span text:style-name="T3">βλεφαρίδες</text:span></text:span><text:span text:style-name="T3">.</text:span></text:p>
      <text:p text:style-name="_3c_gloss_3e_"><text:span text:style-name="T3">[grc364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les cils.</text:span></text:p>
      <text:p text:style-name="_3c_grc_3e_"><text:span text:style-name="Strong"><text:span text:style-name="T3">βλέφαρο</text:span></text:span><text:span text:style-name="Strong"><text:span text:style-name="T1">ν</text:span></text:span><text:span text:style-name="T3">.</text:span></text:p>
      <text:p text:style-name="_3c_gloss_3e_"><text:span text:style-name="T3">[grc365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paupière.</text:span></text:p>
      <text:p text:style-name="_3c_grc_3e_"><text:span text:style-name="Strong"><text:span text:style-name="T3">βλεφαρόξυστρο</text:span></text:span><text:span text:style-name="Strong"><text:span text:style-name="T1">ν</text:span></text:span><text:span text:style-name="T3">.</text:span></text:p>
      <text:p text:style-name="_3c_gloss_3e_"><text:span text:style-name="T3">[grc366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instrument propre à racler les paupières.</text:span></text:p>
      <text:p text:style-name="_3c_grc_3e_"><text:span text:style-name="Strong"><text:span text:style-name="T1">βό</text:span></text:span><text:span text:style-name="Strong"><text:span text:style-name="T3">θριο</text:span></text:span><text:span text:style-name="Strong"><text:span text:style-name="T1">ν</text:span></text:span><text:span text:style-name="T3">.</text:span></text:p>
      <text:p text:style-name="_3c_gloss_3e_"><text:span text:style-name="T3">[grc367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bothrion.</text:span></text:p>
      <text:p text:style-name="_3c_grc_3e_"><text:span text:style-name="Strong"><text:span text:style-name="T3">βολβ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6">[grc368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6">p. 1728</text:span></text:span></text:a><text:span text:style-name="T6">] bulbe.</text:span></text:p>
      <text:p text:style-name="_3c_grc_3e_"><text:span text:style-name="Strong"><text:span text:style-name="T3">βολβώδης</text:span></text:span><text:span text:style-name="T3">.</text:span></text:p>
      <text:p text:style-name="_3c_gloss_3e_"><text:span text:style-name="T6">[grc369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6">p. 1728</text:span></text:span></text:a><text:span text:style-name="T6">] bulbeux.</text:span></text:p>
      <text:p text:style-name="_3c_grc_3e_"><text:span text:style-name="Strong"><text:span text:style-name="T3">βόμβος</text:span></text:span><text:span text:style-name="T3">.</text:span></text:p>
      <text:p text:style-name="_3c_gloss_3e_"><text:span text:style-name="T3">[grc370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bourdonnement.</text:span></text:p>
      <text:p text:style-name="_3c_grc_3e_"><text:span text:style-name="Strong"><text:span text:style-name="T3">βορβορυγμ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371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borborygme.</text:span></text:p>
      <text:p text:style-name="_3c_grc_3e_"><text:span text:style-name="Strong"><text:span text:style-name="T3">βότρυς</text:span></text:span><text:span text:style-name="T3">.</text:span></text:p>
      <text:p text:style-name="_3c_gloss_3e_"><text:span text:style-name="T3">[grc372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raisin.</text:span></text:p>
      <text:p text:style-name="_3c_grc_3e_"><text:span text:style-name="Strong"><text:span text:style-name="T1">β</text:span></text:span><text:span text:style-name="Strong"><text:span text:style-name="T3">ουβ</text:span></text:span><text:span text:style-name="Strong"><text:span text:style-name="T1">ὼν</text:span></text:span><text:span text:style-name="T3">.</text:span></text:p>
      <text:p text:style-name="_3c_gloss_3e_"><text:span text:style-name="T3">[grc373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aine, bubon.</text:span></text:p>
      <text:p text:style-name="_3c_grc_3e_"><text:span text:style-name="Strong"><text:span text:style-name="T3">βουβωνοκήλη</text:span></text:span><text:span text:style-name="T3">.</text:span></text:p>
      <text:p text:style-name="_3c_gloss_3e_"><text:span text:style-name="T3">[grc374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bubonocèle.</text:span></text:p>
      <text:p text:style-name="_3c_grc_3e_"><text:soft-page-break/><text:span text:style-name="Strong"><text:span text:style-name="T3">βούκερας</text:span></text:span><text:span text:style-name="T3">.</text:span></text:p>
      <text:p text:style-name="_3c_gloss_3e_"><text:span text:style-name="T1">[</text:span><text:span text:style-name="T3">grc</text:span><text:span text:style-name="T1">375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</text:span></text:span></text:a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1">. 1728</text:span></text:span></text:a><text:span text:style-name="T1">] </text:span><text:span text:style-name="T3">fenugrec</text:span><text:span text:style-name="T1">.</text:span></text:p>
      <text:p text:style-name="_3c_grc_3e_"><text:span text:style-name="Strong"><text:span text:style-name="T3">βουλιμία</text:span></text:span><text:span text:style-name="T3">, </text:span><text:span text:style-name="Strong"><text:span text:style-name="T3">βουλιμίασις</text:span></text:span><text:span text:style-name="T3">, </text:span><text:span text:style-name="Strong"><text:span text:style-name="T3">βούλιμος</text:span></text:span><text:span text:style-name="T3">.</text:span></text:p>
      <text:p text:style-name="_3c_gloss_3e_"><text:span text:style-name="T3">[grc376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boulimie.</text:span></text:p>
      <text:p text:style-name="_3c_grc_3e_"><text:span text:style-name="Strong"><text:span text:style-name="T3">βο</text:span></text:span><text:span text:style-name="Strong"><text:span text:style-name="T1">ῦ</text:span></text:span><text:span text:style-name="Strong"><text:span text:style-name="T3">ς</text:span></text:span><text:span text:style-name="T3">.</text:span></text:p>
      <text:p text:style-name="_3c_gloss_3e_"><text:span text:style-name="T3">[grc377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bœuf.</text:span></text:p>
      <text:p text:style-name="_3c_grc_3e_"><text:span text:style-name="Strong"><text:span text:style-name="T3">βούτυρον</text:span></text:span><text:span text:style-name="T3">.</text:span></text:p>
      <text:p text:style-name="_3c_gloss_3e_"><text:span text:style-name="T3">[grc378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beurre.</text:span></text:p>
      <text:p text:style-name="_3c_grc_3e_"><text:span text:style-name="Strong"><text:span text:style-name="T3">βραγχαλέος</text:span></text:span><text:span text:style-name="T3">.</text:span></text:p>
      <text:p text:style-name="_3c_gloss_3e_"><text:span text:style-name="T3">[grc379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enroué.</text:span></text:p>
      <text:p text:style-name="_3c_grc_3e_"><text:span text:style-name="Strong"><text:span text:style-name="T3">βράγχια</text:span></text:span><text:span text:style-name="T3">.</text:span></text:p>
      <text:p text:style-name="_3c_gloss_3e_"><text:span text:style-name="T3">[grc380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branqfries.</text:span></text:p>
      <text:p text:style-name="_3c_grc_3e_"><text:span text:style-name="Strong"><text:span text:style-name="T3">βράγχος</text:span></text:span><text:span text:style-name="T3">.</text:span></text:p>
      <text:p text:style-name="_3c_gloss_3e_"><text:span text:style-name="T3">[grc381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enrouement.</text:span></text:p>
      <text:p text:style-name="_3c_grc_3e_"><text:span text:style-name="Strong"><text:span text:style-name="T1">β</text:span></text:span><text:span text:style-name="Strong"><text:span text:style-name="T3">ρα</text:span></text:span><text:span text:style-name="Strong"><text:span text:style-name="T1">δ</text:span></text:span><text:span text:style-name="Strong"><text:span text:style-name="T3">υπ</text:span></text:span><text:span text:style-name="Strong"><text:span text:style-name="T1">ε</text:span></text:span><text:span text:style-name="Strong"><text:span text:style-name="T3">ψία</text:span></text:span><text:span text:style-name="T3">.</text:span></text:p>
      <text:p text:style-name="_3c_gloss_3e_"><text:span text:style-name="T3">[grc382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bradypepsie.</text:span></text:p>
      <text:p text:style-name="_3c_grc_3e_"><text:span text:style-name="Strong"><text:span text:style-name="T3">βράθυ</text:span></text:span><text:span text:style-name="T3">.</text:span></text:p>
      <text:p text:style-name="_3c_gloss_3e_"><text:span text:style-name="T3">[grc383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la sabine.</text:span></text:p>
      <text:p text:style-name="_3c_grc_3e_"><text:span text:style-name="Strong"><text:span text:style-name="T3">βραχίω</text:span></text:span><text:span text:style-name="Strong"><text:span text:style-name="T1">ν</text:span></text:span><text:span text:style-name="T3">.</text:span></text:p>
      <text:p text:style-name="_3c_gloss_3e_"><text:span text:style-name="T3">[grc384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bras.</text:span></text:p>
      <text:p text:style-name="_3c_grc_3e_"><text:span text:style-name="Strong"><text:span text:style-name="T3">βραχύπνους</text:span></text:span><text:span text:style-name="T3">.</text:span></text:p>
      <text:p text:style-name="_3c_gloss_3e_"><text:span text:style-name="T3">[grc385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qui a l’haleine courte.</text:span></text:p>
      <text:p text:style-name="_3c_grc_3e_"><text:span text:style-name="Strong"><text:span text:style-name="T3">βραχυπ</text:span></text:span><text:span text:style-name="Strong"><text:span text:style-name="T1">ό</text:span></text:span><text:span text:style-name="Strong"><text:span text:style-name="T3">της</text:span></text:span><text:span text:style-name="T3">.</text:span></text:p>
      <text:p text:style-name="_3c_gloss_3e_"><text:span text:style-name="T3">[grc386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qui boit peu.</text:span></text:p>
      <text:p text:style-name="_3c_grc_3e_"><text:span text:style-name="Strong"><text:span text:style-name="T3">βρέγμα</text:span></text:span><text:span text:style-name="T3">.</text:span></text:p>
      <text:p text:style-name="_3c_gloss_3e_"><text:span text:style-name="T3">[grc387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sinciput, bregma.</text:span></text:p>
      <text:p text:style-name="_3c_grc_3e_"><text:span text:style-name="Strong"><text:span text:style-name="T3">βρόχος</text:span></text:span><text:span text:style-name="T3">.</text:span></text:p>
      <text:p text:style-name="_3c_gloss_3e_"><text:span text:style-name="T3">[grc388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lacs.</text:span></text:p>
      <text:p text:style-name="_3c_grc_3e_"><text:span text:style-name="Strong"><text:span text:style-name="T3">βρόγχια</text:span></text:span><text:span text:style-name="T3">.</text:span></text:p>
      <text:p text:style-name="_3c_gloss_3e_"><text:span text:style-name="T3">[grc389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les bronches.</text:span></text:p>
      <text:p text:style-name="_3c_grc_3e_"><text:span text:style-name="Strong"><text:span text:style-name="T3">βρογχοκήλη</text:span></text:span><text:span text:style-name="T3">.</text:span></text:p>
      <text:p text:style-name="_3c_gloss_3e_"><text:span text:style-name="T6">[grc390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6">p. 1728</text:span></text:span></text:a><text:span text:style-name="T6">] bronchocèle.</text:span></text:p>
      <text:p text:style-name="_3c_grc_3e_"><text:span text:style-name="Strong"><text:span text:style-name="T3">βρόγχος</text:span></text:span><text:span text:style-name="T3">.</text:span></text:p>
      <text:p text:style-name="_3c_gloss_3e_"><text:span text:style-name="T6">[grc391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6">p. 1728</text:span></text:span></text:a><text:span text:style-name="T6">] gosier.</text:span></text:p>
      <text:p text:style-name="_3c_grc_3e_"><text:soft-page-break/><text:span text:style-name="Strong"><text:span text:style-name="T3">βρύο</text:span></text:span><text:span text:style-name="Strong"><text:span text:style-name="T1">ν</text:span></text:span><text:span text:style-name="T3">.</text:span></text:p>
      <text:p text:style-name="_3c_gloss_3e_"><text:span text:style-name="T6">[grc392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6">p. 1728</text:span></text:span></text:a><text:span text:style-name="T6">] mousse.</text:span></text:p>
      <text:p text:style-name="_3c_grc_3e_"><text:span text:style-name="Strong"><text:span text:style-name="T3">βρ</text:span></text:span><text:span text:style-name="Strong"><text:span text:style-name="T1">ῶ</text:span></text:span><text:span text:style-name="Strong"><text:span text:style-name="T3">μα</text:span></text:span><text:span text:style-name="T3">.</text:span></text:p>
      <text:p text:style-name="_3c_gloss_3e_"><text:span text:style-name="T3">[grc393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nourriture.</text:span></text:p>
      <text:p text:style-name="_3c_grc_3e_"><text:span text:style-name="Strong"><text:span text:style-name="T3">γάγγλιο</text:span></text:span><text:span text:style-name="Strong"><text:span text:style-name="T1">ν</text:span></text:span><text:span text:style-name="T3">.</text:span></text:p>
      <text:p text:style-name="_3c_gloss_3e_"><text:span text:style-name="T3">[grc394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ganglion.</text:span></text:p>
      <text:p text:style-name="_3c_grc_3e_"><text:span text:style-name="Strong"><text:span text:style-name="T3">γαγγλιώδης</text:span></text:span><text:span text:style-name="T3">.</text:span></text:p>
      <text:p text:style-name="_3c_gloss_3e_"><text:span text:style-name="T3">[grc395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gangliforme.</text:span></text:p>
      <text:p text:style-name="_3c_grc_3e_"><text:span text:style-name="Strong"><text:span text:style-name="T3">γάγγραι</text:span></text:span><text:span text:style-name="Strong"><text:span text:style-name="T1">ν</text:span></text:span><text:span text:style-name="Strong"><text:span text:style-name="T3">α</text:span></text:span><text:span text:style-name="T3">.</text:span></text:p>
      <text:p text:style-name="_3c_gloss_3e_"><text:span text:style-name="T6">[grc396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6">p. 1728</text:span></text:span></text:a><text:span text:style-name="T6">] gangrène.</text:span></text:p>
      <text:p text:style-name="_3c_grc_3e_"><text:span text:style-name="Strong"><text:span text:style-name="T3">γαγγρα</text:span></text:span><text:span text:style-name="Strong"><text:span text:style-name="T1">ν</text:span></text:span><text:span text:style-name="Strong"><text:span text:style-name="T3">ι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6">[grc397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6">p. 1728</text:span></text:span></text:a><text:span text:style-name="T6">] gangréneux.</text:span></text:p>
      <text:p text:style-name="_3c_grc_3e_"><text:span text:style-name="Strong"><text:span text:style-name="T3">γάλα</text:span></text:span><text:span text:style-name="T3">.</text:span></text:p>
      <text:p text:style-name="_3c_gloss_3e_"><text:span text:style-name="T6">[grc398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6">p. 1728</text:span></text:span></text:a><text:span text:style-name="T6">] lait.</text:span></text:p>
      <text:p text:style-name="_3c_grc_3e_"><text:span text:style-name="Strong"><text:span text:style-name="T3">γάλα</text:span></text:span><text:span text:style-name="T3"> </text:span><text:span text:style-name="Strong"><text:span text:style-name="T3">σχιστ</text:span></text:span><text:span text:style-name="Strong"><text:span text:style-name="T1">ὸ</text:span></text:span><text:span text:style-name="Strong"><text:span text:style-name="T3">ν</text:span></text:span><text:span text:style-name="T3">.</text:span></text:p>
      <text:p text:style-name="_3c_gloss_3e_"><text:span text:style-name="T3">[grc399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petit-lait.</text:span></text:p>
      <text:p text:style-name="_3c_grc_3e_"><text:span text:style-name="Strong"><text:span text:style-name="T3">γάλα</text:span></text:span><text:span text:style-name="T3"> </text:span><text:span text:style-name="Strong"><text:span text:style-name="T1">ὀ</text:span></text:span><text:span text:style-name="Strong"><text:span text:style-name="T3">ρνίθων</text:span></text:span><text:span text:style-name="T3">.</text:span></text:p>
      <text:p text:style-name="_3c_gloss_3e_"><text:span text:style-name="T3">[grc400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lait de poule.</text:span></text:p>
      <text:p text:style-name="_3c_grc_3e_"><text:span text:style-name="Strong"><text:span text:style-name="T3">γαλακτοπότης</text:span></text:span><text:span text:style-name="T3">.</text:span></text:p>
      <text:p text:style-name="_3c_gloss_3e_"><text:span text:style-name="T3">[grc401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galactopote.</text:span></text:p>
      <text:p text:style-name="_3c_grc_3e_"><text:span text:style-name="Strong"><text:span text:style-name="T3">γαλακτοφάγος</text:span></text:span><text:span text:style-name="T3">.</text:span></text:p>
      <text:p text:style-name="_3c_gloss_3e_"><text:span text:style-name="T3">[grc402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qui vit de lait.</text:span></text:p>
      <text:p text:style-name="_3c_grc_3e_"><text:span text:style-name="Strong"><text:span text:style-name="T3">γαλακτοφόρος</text:span></text:span><text:span text:style-name="T3">.</text:span></text:p>
      <text:p text:style-name="_3c_gloss_3e_"><text:span text:style-name="T3">[grc403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galactophore.</text:span></text:p>
      <text:p text:style-name="_3c_grc_3e_"><text:span text:style-name="Strong"><text:span text:style-name="T3">γαλάκτωσις</text:span></text:span><text:span text:style-name="T3">.</text:span></text:p>
      <text:p text:style-name="_3c_gloss_3e_"><text:span text:style-name="T3">[grc404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galactose.</text:span></text:p>
      <text:p text:style-name="_3c_grc_3e_"><text:span text:style-name="Strong"><text:span text:style-name="T3">γαλιάγ</text:span></text:span><text:span text:style-name="Strong"><text:span text:style-name="T1">κ</text:span></text:span><text:span text:style-name="Strong"><text:span text:style-name="T3">ων</text:span></text:span><text:span text:style-name="T3">.</text:span></text:p>
      <text:p text:style-name="_3c_gloss_3e_"><text:span text:style-name="T3">[grc405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bras déformé à la suite d’une luxation congénitale.</text:span></text:p>
      <text:p text:style-name="_3c_grc_3e_"><text:span text:style-name="Strong"><text:span text:style-name="T3">γαργαρε</text:span></text:span><text:span text:style-name="Strong"><text:span text:style-name="T1">ὼ</text:span></text:span><text:span text:style-name="Strong"><text:span text:style-name="T3">ν</text:span></text:span><text:span text:style-name="T3">.</text:span></text:p>
      <text:p text:style-name="_3c_gloss_3e_"><text:span text:style-name="T3">[grc406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gosier, luette.</text:span></text:p>
      <text:p text:style-name="_3c_grc_3e_"><text:span text:style-name="Strong"><text:span text:style-name="T3">γαργαρίζω</text:span></text:span><text:span text:style-name="T3">.</text:span></text:p>
      <text:p text:style-name="_3c_gloss_3e_"><text:span text:style-name="T3">[grc407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je gargarise.</text:span></text:p>
      <text:p text:style-name="_3c_grc_3e_"><text:span text:style-name="Strong"><text:span text:style-name="T3">γαργαρισμ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408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gargarisme.</text:span></text:p>
      <text:p text:style-name="_3c_grc_3e_"><text:soft-page-break/><text:span text:style-name="Strong"><text:span text:style-name="T3">γαστ</text:span></text:span><text:span text:style-name="Strong"><text:span text:style-name="T1">ὴ</text:span></text:span><text:span text:style-name="Strong"><text:span text:style-name="T3">ρ</text:span></text:span><text:span text:style-name="T3">.</text:span></text:p>
      <text:p text:style-name="_3c_gloss_3e_"><text:span text:style-name="T3">[grc409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ventre, estomac, matrice.</text:span></text:p>
      <text:p text:style-name="_3c_grc_3e_"><text:span text:style-name="Strong"><text:span text:style-name="T3">γαστροκνήμιον</text:span></text:span><text:span text:style-name="T3">.</text:span></text:p>
      <text:p text:style-name="_3c_gloss_3e_"><text:span text:style-name="T3">[grc410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gras de la jambe, mollet.</text:span></text:p>
      <text:p text:style-name="_3c_grc_3e_"><text:span text:style-name="Strong"><text:span text:style-name="T1">γ</text:span></text:span><text:span text:style-name="Strong"><text:span text:style-name="T3">αστρο</text:span></text:span><text:span text:style-name="Strong"><text:span text:style-name="T1">ῤῥ</text:span></text:span><text:span text:style-name="Strong"><text:span text:style-name="T3">αφία</text:span></text:span><text:span text:style-name="T3">.</text:span></text:p>
      <text:p text:style-name="_3c_gloss_3e_"><text:span text:style-name="T3">[grc411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gastrorrhaphie.</text:span></text:p>
      <text:p text:style-name="_3c_grc_3e_"><text:span text:style-name="Strong"><text:span text:style-name="T3">γέλως</text:span></text:span><text:span text:style-name="T3">.</text:span></text:p>
      <text:p text:style-name="_3c_gloss_3e_"><text:span text:style-name="T6">[grc412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6">p. 1728</text:span></text:span></text:a><text:span text:style-name="T6">] ris.</text:span></text:p>
      <text:p text:style-name="_3c_grc_3e_"><text:span text:style-name="Strong"><text:span text:style-name="T3">γέλως σαρδ</text:span></text:span><text:span text:style-name="Strong"><text:span text:style-name="T1">ῶ</text:span></text:span><text:span text:style-name="Strong"><text:span text:style-name="T3">ος</text:span></text:span><text:span text:style-name="T3">.</text:span></text:p>
      <text:p text:style-name="_3c_gloss_3e_"><text:span text:style-name="T3">[grc413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ris sardonique.</text:span></text:p>
      <text:p text:style-name="_3c_grc_3e_"><text:span text:style-name="Strong"><text:span text:style-name="T3">γε</text:span></text:span><text:span text:style-name="Strong"><text:span text:style-name="T1">ν</text:span></text:span><text:span text:style-name="Strong"><text:span text:style-name="T3">έθλη</text:span></text:span><text:span text:style-name="T3">.</text:span></text:p>
      <text:p text:style-name="_3c_gloss_3e_"><text:span text:style-name="T3">[grc414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naissance.</text:span></text:p>
      <text:p text:style-name="_3c_grc_3e_"><text:span text:style-name="Strong"><text:span text:style-name="T3">γένειον</text:span></text:span><text:span text:style-name="T3">.</text:span></text:p>
      <text:p text:style-name="_3c_gloss_3e_"><text:span text:style-name="T3">[grc415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menton.</text:span></text:p>
      <text:p text:style-name="_3c_grc_3e_"><text:span text:style-name="Strong"><text:span text:style-name="T3">γένεσις</text:span></text:span><text:span text:style-name="T3">.</text:span></text:p>
      <text:p text:style-name="_3c_gloss_3e_"><text:span text:style-name="T3">[grc416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génération.</text:span></text:p>
      <text:p text:style-name="_3c_grc_3e_"><text:span text:style-name="Strong"><text:span text:style-name="T3">γένυς</text:span></text:span><text:span text:style-name="T3">.</text:span></text:p>
      <text:p text:style-name="_3c_gloss_3e_"><text:span text:style-name="T3">[grc417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joue.</text:span></text:p>
      <text:p text:style-name="_3c_grc_3e_"><text:span text:style-name="Strong"><text:span text:style-name="T3">γε</text:span></text:span><text:span text:style-name="Strong"><text:span text:style-name="T1">ῦ</text:span></text:span><text:span text:style-name="Strong"><text:span text:style-name="T3">σις</text:span></text:span><text:span text:style-name="T3">.</text:span></text:p>
      <text:p text:style-name="_3c_gloss_3e_"><text:span text:style-name="T3">[grc418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goût.</text:span></text:p>
      <text:p text:style-name="_3c_grc_3e_"><text:span text:style-name="Strong"><text:span text:style-name="T3">γ</text:span></text:span><text:span text:style-name="Strong"><text:span text:style-name="T1">ῆ</text:span></text:span><text:span text:style-name="Strong"><text:span text:style-name="T3">ρας</text:span></text:span><text:span text:style-name="T3">.</text:span></text:p>
      <text:p text:style-name="_3c_gloss_3e_"><text:span text:style-name="T3">[grc419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vieillesse.</text:span></text:p>
      <text:p text:style-name="_3c_grc_3e_"><text:span text:style-name="Strong"><text:span text:style-name="T3">γηροκομία</text:span></text:span><text:span text:style-name="T3">.</text:span></text:p>
      <text:p text:style-name="_3c_gloss_3e_"><text:span text:style-name="T3">[grc420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soin de la vieillesse.</text:span></text:p>
      <text:p text:style-name="_3c_grc_3e_"><text:span text:style-name="Strong"><text:span text:style-name="T3">γίγγλυμος</text:span></text:span><text:span text:style-name="T3">.</text:span></text:p>
      <text:p text:style-name="_3c_gloss_3e_"><text:span text:style-name="T3">[grc421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ginglyme.</text:span></text:p>
      <text:p text:style-name="_3c_grc_3e_"><text:span text:style-name="Strong"><text:span text:style-name="T3">γλάμη</text:span></text:span><text:span text:style-name="T3">, </text:span><text:span text:style-name="Strong"><text:span text:style-name="T3">γλήμη</text:span></text:span><text:span text:style-name="T3">.</text:span></text:p>
      <text:p text:style-name="_3c_gloss_3e_"><text:span text:style-name="T6">[grc422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6">p. 1728</text:span></text:span></text:a><text:span text:style-name="T6">] chassie.</text:span></text:p>
      <text:p text:style-name="_3c_grc_3e_"><text:span text:style-name="Strong"><text:span text:style-name="T3">γλαύκωμα</text:span></text:span><text:span text:style-name="T3">, </text:span><text:span text:style-name="Strong"><text:span text:style-name="T3">γλαύκωσις</text:span></text:span><text:span text:style-name="T3">.</text:span></text:p>
      <text:p text:style-name="_3c_gloss_3e_"><text:span text:style-name="T3">[grc423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cataracte.</text:span></text:p>
      <text:p text:style-name="_3c_grc_3e_"><text:span text:style-name="Strong"><text:span text:style-name="T3">γλήνη</text:span></text:span><text:span text:style-name="T3">.</text:span></text:p>
      <text:p text:style-name="_3c_gloss_3e_"><text:span text:style-name="T3">[grc424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cavité articulaire.</text:span></text:p>
      <text:p text:style-name="_3c_grc_3e_"><text:span text:style-name="Strong"><text:span text:style-name="T3">γληνοειδ</text:span></text:span><text:span text:style-name="Strong"><text:span text:style-name="T1">ὴ</text:span></text:span><text:span text:style-name="Strong"><text:span text:style-name="T3">ς</text:span></text:span><text:span text:style-name="T3">.</text:span></text:p>
      <text:p text:style-name="_3c_gloss_3e_"><text:span text:style-name="T3">[grc425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glénoïde.</text:span></text:p>
      <text:p text:style-name="_3c_grc_3e_"><text:soft-page-break/><text:span text:style-name="Strong"><text:span text:style-name="T3">γλυκαίνω</text:span></text:span><text:span text:style-name="T3">.</text:span></text:p>
      <text:p text:style-name="_3c_gloss_3e_"><text:span text:style-name="T6">[grc426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6">p. 1728</text:span></text:span></text:a><text:span text:style-name="T6">] j’édulcore.</text:span></text:p>
      <text:p text:style-name="_3c_grc_3e_"><text:span text:style-name="Strong"><text:span text:style-name="T3">γλυκύ</text:span></text:span><text:span text:style-name="Strong"><text:span text:style-name="T1">ῤῥ</text:span></text:span><text:span text:style-name="Strong"><text:span text:style-name="T3">ιζα</text:span></text:span><text:span text:style-name="T3">.</text:span></text:p>
      <text:p text:style-name="_3c_gloss_3e_"><text:span text:style-name="T6">[grc427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6">p. 1728</text:span></text:span></text:a><text:span text:style-name="T6">] réglisse.</text:span></text:p>
      <text:p text:style-name="_3c_grc_3e_"><text:span text:style-name="Strong"><text:span text:style-name="T3">γλ</text:span></text:span><text:span text:style-name="Strong"><text:span text:style-name="T1">ῶ</text:span></text:span><text:span text:style-name="Strong"><text:span text:style-name="T3">σσα</text:span></text:span><text:span text:style-name="T3">, </text:span><text:span text:style-name="Strong"><text:span text:style-name="T3">γλ</text:span></text:span><text:span text:style-name="Strong"><text:span text:style-name="T1">ῶ</text:span></text:span><text:span text:style-name="Strong"><text:span text:style-name="T3">ττα</text:span></text:span><text:span text:style-name="T3">.</text:span></text:p>
      <text:p text:style-name="_3c_gloss_3e_"><text:span text:style-name="T3">[grc428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langue.</text:span></text:p>
      <text:p text:style-name="_3c_grc_3e_"><text:span text:style-name="Strong"><text:span text:style-name="T3">γλωσσοκάτοχον</text:span></text:span><text:span text:style-name="T3">.</text:span></text:p>
      <text:p text:style-name="_3c_gloss_3e_"><text:span text:style-name="T3">[grc429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glossocatoche.</text:span></text:p>
      <text:p text:style-name="_3c_grc_3e_"><text:span text:style-name="Strong"><text:span text:style-name="T3">γλωσσόκομον</text:span></text:span><text:span text:style-name="T3">, </text:span><text:span text:style-name="Strong"><text:span text:style-name="T3">γλωττοκομε</text:span></text:span><text:span text:style-name="Strong"><text:span text:style-name="T1">ῖ</text:span></text:span><text:span text:style-name="Strong"><text:span text:style-name="T3">ον</text:span></text:span><text:span text:style-name="T3">.</text:span></text:p>
      <text:p text:style-name="_3c_gloss_3e_"><text:span text:style-name="T6">[grc430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6">p. 1728</text:span></text:span></text:a><text:span text:style-name="T6">] glossocome.</text:span></text:p>
      <text:p text:style-name="_3c_grc_3e_"><text:span text:style-name="Strong"><text:span text:style-name="T3">γλωττ</text:span></text:span><text:span text:style-name="Strong"><text:span text:style-name="T1">ὶ</text:span></text:span><text:span text:style-name="Strong"><text:span text:style-name="T3">ς</text:span></text:span><text:span text:style-name="T3">.</text:span></text:p>
      <text:p text:style-name="_3c_gloss_3e_"><text:span text:style-name="T6">[grc431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6">p. 1728</text:span></text:span></text:a><text:span text:style-name="T6">] glotte.</text:span></text:p>
      <text:p text:style-name="_3c_grc_3e_"><text:span text:style-name="Strong"><text:span text:style-name="T3">γνάθος</text:span></text:span><text:span text:style-name="T3">.</text:span></text:p>
      <text:p text:style-name="_3c_gloss_3e_"><text:span text:style-name="T3">[grc432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joue, mâchoire.</text:span></text:p>
      <text:p text:style-name="_3c_grc_3e_"><text:span text:style-name="Strong"><text:span text:style-name="T3">γογγρώ</text:span></text:span><text:span text:style-name="Strong"><text:span text:style-name="T1">ν</text:span></text:span><text:span text:style-name="Strong"><text:span text:style-name="T3">η</text:span></text:span><text:span text:style-name="T3">.</text:span></text:p>
      <text:p text:style-name="_3c_gloss_3e_"><text:span text:style-name="T3">[grc433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goître.</text:span></text:p>
      <text:p text:style-name="_3c_grc_3e_"><text:span text:style-name="Strong"><text:span text:style-name="T3">γομφίασις</text:span></text:span><text:span text:style-name="T3">.</text:span></text:p>
      <text:p text:style-name="_3c_gloss_3e_"><text:span text:style-name="T3">[grc434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mal aux dents (à l’époque de la dentition).</text:span></text:p>
      <text:p text:style-name="_3c_grc_3e_"><text:span text:style-name="Strong"><text:span text:style-name="T3">γ</text:span></text:span><text:span text:style-name="Strong"><text:span text:style-name="T1">ό</text:span></text:span><text:span text:style-name="Strong"><text:span text:style-name="T3">μφ</text:span></text:span><text:span text:style-name="Strong"><text:span text:style-name="T1">ι</text:span></text:span><text:span text:style-name="Strong"><text:span text:style-name="T3">ος</text:span></text:span><text:span text:style-name="T3">.</text:span></text:p>
      <text:p text:style-name="_3c_gloss_3e_"><text:span text:style-name="T3">[grc435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dent molaire.</text:span></text:p>
      <text:p text:style-name="_3c_grc_3e_"><text:span text:style-name="Strong"><text:span text:style-name="T3">γόμφωσις</text:span></text:span><text:span text:style-name="T3">.</text:span></text:p>
      <text:p text:style-name="_3c_gloss_3e_"><text:span text:style-name="T3">[grc436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gomphose.</text:span></text:p>
      <text:p text:style-name="_3c_grc_3e_"><text:span text:style-name="Strong"><text:span text:style-name="T3">γον</text:span></text:span><text:span text:style-name="Strong"><text:span text:style-name="T1">ὴ</text:span></text:span><text:span text:style-name="T3">.</text:span></text:p>
      <text:p text:style-name="_3c_gloss_3e_"><text:span text:style-name="T3">[grc437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fœtus ; semence, sperme ; la matrice.</text:span></text:p>
      <text:p text:style-name="_3c_grc_3e_"><text:span text:style-name="Strong"><text:span text:style-name="T3">γόνιμος</text:span></text:span><text:span text:style-name="T3">.</text:span></text:p>
      <text:p text:style-name="_3c_gloss_3e_"><text:span text:style-name="T3">[grc438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prolifique.</text:span></text:p>
      <text:p text:style-name="_3c_grc_3e_"><text:span text:style-name="Strong"><text:span text:style-name="T3">γ</text:span></text:span><text:span text:style-name="Strong"><text:span text:style-name="T1">ο</text:span></text:span><text:span text:style-name="Strong"><text:span text:style-name="T3">ν</text:span></text:span><text:span text:style-name="Strong"><text:span text:style-name="T1">ί</text:span></text:span><text:span text:style-name="Strong"><text:span text:style-name="T3">μη</text:span></text:span><text:span text:style-name="T3"> </text:span><text:span text:style-name="Strong"><text:span text:style-name="T1">ἡ</text:span></text:span><text:span text:style-name="Strong"><text:span text:style-name="T3">μέρα</text:span></text:span><text:span text:style-name="T3">.</text:span></text:p>
      <text:p text:style-name="_3c_gloss_3e_"><text:span text:style-name="T3">[grc439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jour impair.</text:span></text:p>
      <text:p text:style-name="_3c_grc_3e_"><text:span text:style-name="Strong"><text:span text:style-name="T3">γον</text:span></text:span><text:span text:style-name="Strong"><text:span text:style-name="T1">όῤῥ</text:span></text:span><text:span text:style-name="Strong"><text:span text:style-name="T3">οια</text:span></text:span><text:span text:style-name="T3">.</text:span></text:p>
      <text:p text:style-name="_3c_gloss_3e_"><text:span text:style-name="T3">[grc440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gonorrhée.</text:span></text:p>
      <text:p text:style-name="_3c_grc_3e_"><text:span text:style-name="Strong"><text:span text:style-name="T3">γόνυ</text:span></text:span><text:span text:style-name="T3">.</text:span></text:p>
      <text:p text:style-name="_3c_gloss_3e_"><text:span text:style-name="T3">[grc441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genou.</text:span></text:p>
      <text:p text:style-name="_3c_grc_3e_"><text:span text:style-name="Strong"><text:span text:style-name="T3">γρύπωσις</text:span></text:span><text:span text:style-name="T3">.</text:span></text:p>
      <text:p text:style-name="_3c_gloss_3e_"><text:span text:style-name="T3">[grc442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courbure des ongles.</text:span></text:p>
      <text:p text:style-name="_3c_grc_3e_"><text:soft-page-break/><text:span text:style-name="Strong"><text:span text:style-name="T3">γυ</text:span></text:span><text:span text:style-name="Strong"><text:span text:style-name="T1">ῖ</text:span></text:span><text:span text:style-name="Strong"><text:span text:style-name="T3">ον</text:span></text:span><text:span text:style-name="T3">.</text:span></text:p>
      <text:p text:style-name="_3c_gloss_3e_"><text:span text:style-name="T3">[grc443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membre.</text:span></text:p>
      <text:p text:style-name="_3c_grc_3e_"><text:span text:style-name="Strong"><text:span text:style-name="T3">γυμνόσπερμος</text:span></text:span><text:span text:style-name="T3">.</text:span></text:p>
      <text:p text:style-name="_3c_gloss_3e_"><text:span text:style-name="T3">[grc444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gymnosperme.</text:span></text:p>
      <text:p text:style-name="_3c_grc_3e_"><text:span text:style-name="Strong"><text:span text:style-name="T3">γωνία</text:span></text:span><text:span text:style-name="T3">.</text:span></text:p>
      <text:p text:style-name="_3c_gloss_3e_"><text:span text:style-name="T3">[grc445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angle.</text:span></text:p>
      <text:p text:style-name="_3c_grc_3e_"><text:span text:style-name="Strong"><text:span text:style-name="T3">δάκρυ</text:span></text:span><text:span text:style-name="T3">, </text:span><text:span text:style-name="Strong"><text:span text:style-name="T3">δάκρυο</text:span></text:span><text:span text:style-name="Strong"><text:span text:style-name="T1">ν</text:span></text:span><text:span text:style-name="T3">.</text:span></text:p>
      <text:p text:style-name="_3c_gloss_3e_"><text:span text:style-name="T3">[grc446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larme.</text:span></text:p>
      <text:p text:style-name="_3c_grc_3e_"><text:span text:style-name="Strong"><text:span text:style-name="T3">δακτύλιος</text:span></text:span><text:span text:style-name="T3">.</text:span></text:p>
      <text:p text:style-name="_3c_gloss_3e_"><text:span text:style-name="T3">[grc447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anus.</text:span></text:p>
      <text:p text:style-name="_3c_grc_3e_"><text:span text:style-name="Strong"><text:span text:style-name="T3">δακτυλι</text:span></text:span><text:span text:style-name="Strong"><text:span text:style-name="T1">ώ</text:span></text:span><text:span text:style-name="Strong"><text:span text:style-name="T3">της</text:span></text:span><text:span text:style-name="T3">.</text:span></text:p>
      <text:p text:style-name="_3c_gloss_3e_"><text:span text:style-name="T3">[grc448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doigt annulaire.</text:span></text:p>
      <text:p text:style-name="_3c_grc_3e_"><text:span text:style-name="Strong"><text:span text:style-name="T3">δάκτυλος</text:span></text:span><text:span text:style-name="T3">.</text:span></text:p>
      <text:p text:style-name="_3c_gloss_3e_"><text:span text:style-name="T6">[grc449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6">p. 1728</text:span></text:span></text:a><text:span text:style-name="T6">] doigt ; datte.</text:span></text:p>
      <text:p text:style-name="_3c_grc_3e_"><text:span text:style-name="Strong"><text:span text:style-name="T3">δαρτ</text:span></text:span><text:span text:style-name="Strong"><text:span text:style-name="T1">ὸ</text:span></text:span><text:span text:style-name="Strong"><text:span text:style-name="T3">ς</text:span></text:span><text:span text:style-name="T3"> </text:span><text:span text:style-name="Strong"><text:span text:style-name="T3">χιτ</text:span></text:span><text:span text:style-name="Strong"><text:span text:style-name="T1">ὼ</text:span></text:span><text:span text:style-name="Strong"><text:span text:style-name="T3">ν</text:span></text:span><text:span text:style-name="T3">.</text:span></text:p>
      <text:p text:style-name="_3c_gloss_3e_"><text:span text:style-name="T3">[grc450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dartos.</text:span></text:p>
      <text:p text:style-name="_3c_grc_3e_"><text:span text:style-name="Strong"><text:span text:style-name="T3">δελφ</text:span></text:span><text:span text:style-name="Strong"><text:span text:style-name="T1">ὺ</text:span></text:span><text:span text:style-name="Strong"><text:span text:style-name="T3">ς</text:span></text:span><text:span text:style-name="T3">.</text:span></text:p>
      <text:p text:style-name="_3c_gloss_3e_"><text:span text:style-name="T3">[grc451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matrice.</text:span></text:p>
      <text:p text:style-name="_3c_grc_3e_"><text:span text:style-name="Strong"><text:span text:style-name="T3">δένδρο</text:span></text:span><text:span text:style-name="Strong"><text:span text:style-name="T1">ν</text:span></text:span><text:span text:style-name="T3">.</text:span></text:p>
      <text:p text:style-name="_3c_gloss_3e_"><text:span text:style-name="T3">[grc452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arbre.</text:span></text:p>
      <text:p text:style-name="_3c_grc_3e_"><text:span text:style-name="Strong"><text:span text:style-name="T3">δέρμα</text:span></text:span><text:span text:style-name="T3">.</text:span></text:p>
      <text:p text:style-name="_3c_gloss_3e_"><text:span text:style-name="T6">[grc453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6">p. 1728</text:span></text:span></text:a><text:span text:style-name="T6">] peau.</text:span></text:p>
      <text:p text:style-name="_3c_grc_3e_"><text:span text:style-name="Strong"><text:span text:style-name="T3">δερμάτινος</text:span></text:span><text:span text:style-name="T3">.</text:span></text:p>
      <text:p text:style-name="_3c_gloss_3e_"><text:span text:style-name="T6">[grc454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6">p. 1728</text:span></text:span></text:a><text:span text:style-name="T6">] cutané.</text:span></text:p>
      <text:p text:style-name="_3c_grc_3e_"><text:span text:style-name="Strong"><text:span text:style-name="T3">δευτέριον</text:span></text:span><text:span text:style-name="T3">.</text:span></text:p>
      <text:p text:style-name="_3c_gloss_3e_"><text:span text:style-name="T3">[grc455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l’arrière-faix.</text:span></text:p>
      <text:p text:style-name="_3c_grc_3e_"><text:span text:style-name="Strong"><text:span text:style-name="T3">δευτεροπάθεια</text:span></text:span><text:span text:style-name="T3">.</text:span></text:p>
      <text:p text:style-name="_3c_gloss_3e_"><text:span text:style-name="T1">[</text:span><text:span text:style-name="T3">grc</text:span><text:span text:style-name="T1">456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</text:span></text:span></text:a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1">. 1728</text:span></text:span></text:a><text:span text:style-name="T1">] </text:span><text:span text:style-name="T3">deut</text:span><text:span text:style-name="T1">é</text:span><text:span text:style-name="T3">ropathie</text:span><text:span text:style-name="T1">.</text:span></text:p>
      <text:p text:style-name="_3c_grc_3e_"><text:span text:style-name="Strong"><text:span text:style-name="T3">διαβήτης</text:span></text:span><text:span text:style-name="T3">.</text:span></text:p>
      <text:p text:style-name="_3c_gloss_3e_"><text:span text:style-name="T3">[grc457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diabète.</text:span></text:p>
      <text:p text:style-name="_3c_grc_3e_"><text:span text:style-name="Strong"><text:span text:style-name="T3">διάβρωσις</text:span></text:span><text:span text:style-name="T3">.</text:span></text:p>
      <text:p text:style-name="_3c_gloss_3e_"><text:span text:style-name="T3">[grc458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diabrose, érosion.</text:span></text:p>
      <text:p text:style-name="_3c_grc_3e_"><text:span text:style-name="Strong"><text:span text:style-name="T3">διάγνωσις</text:span></text:span><text:span text:style-name="T3">.</text:span></text:p>
      <text:p text:style-name="_3c_gloss_3e_"><text:span text:style-name="T3">[grc459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diagnostic.</text:span></text:p>
      <text:p text:style-name="_3c_grc_3e_"><text:soft-page-break/><text:span text:style-name="Strong"><text:span text:style-name="T3">διαγνωστι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460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diagnostique.</text:span></text:p>
      <text:p text:style-name="_3c_grc_3e_"><text:span text:style-name="Strong"><text:span text:style-name="T3">διάθεσις</text:span></text:span><text:span text:style-name="T3">.</text:span></text:p>
      <text:p text:style-name="_3c_gloss_3e_"><text:span text:style-name="T3">[grc461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diathèse.</text:span></text:p>
      <text:p text:style-name="_3c_grc_3e_"><text:span text:style-name="Strong"><text:span text:style-name="T3">διαίρεσις</text:span></text:span><text:span text:style-name="T3">.</text:span></text:p>
      <text:p text:style-name="_3c_gloss_3e_"><text:span text:style-name="T3">[grc462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diérèse, incision.</text:span></text:p>
      <text:p text:style-name="_3c_grc_3e_"><text:span text:style-name="Strong"><text:span text:style-name="T3">δίαιτα</text:span></text:span><text:span text:style-name="T3">.</text:span></text:p>
      <text:p text:style-name="_3c_gloss_3e_"><text:span text:style-name="T3">[grc463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diète.</text:span></text:p>
      <text:p text:style-name="_3c_grc_3e_"><text:span text:style-name="Strong"><text:span text:style-name="T3">διαιτητικ</text:span></text:span><text:span text:style-name="Strong"><text:span text:style-name="T1">ὴ</text:span></text:span><text:span text:style-name="T3">.</text:span></text:p>
      <text:p text:style-name="_3c_gloss_3e_"><text:span text:style-name="T3">[grc464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la diététique.</text:span></text:p>
      <text:p text:style-name="_3c_grc_3e_"><text:span text:style-name="Strong"><text:span text:style-name="T3">διακοπ</text:span></text:span><text:span text:style-name="Strong"><text:span text:style-name="T1">ὴ</text:span></text:span><text:span text:style-name="T3">.</text:span></text:p>
      <text:p text:style-name="_3c_gloss_3e_"><text:span text:style-name="T3">[grc465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incision, diacopé.</text:span></text:p>
      <text:p text:style-name="_3c_grc_3e_"><text:span text:style-name="Strong"><text:span text:style-name="T3">διάπασμα</text:span></text:span><text:span text:style-name="T3">.</text:span></text:p>
      <text:p text:style-name="_3c_gloss_3e_"><text:span text:style-name="T6">[grc466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6">p. 1728</text:span></text:span></text:a><text:span text:style-name="T6">] diapasme.</text:span></text:p>
      <text:p text:style-name="_3c_grc_3e_"><text:span text:style-name="Strong"><text:span text:style-name="T3">διαπήδησις</text:span></text:span><text:span text:style-name="T3">.</text:span></text:p>
      <text:p text:style-name="_3c_gloss_3e_"><text:span text:style-name="T6">[grc467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6">p. 1728</text:span></text:span></text:a><text:span text:style-name="T6">] diapédèse.</text:span></text:p>
      <text:p text:style-name="_3c_grc_3e_"><text:span text:style-name="Strong"><text:span text:style-name="T3">διαπνέω</text:span></text:span><text:span text:style-name="T3">.</text:span></text:p>
      <text:p text:style-name="_3c_gloss_3e_"><text:span text:style-name="T3">[grc468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je transpire.</text:span></text:p>
      <text:p text:style-name="_3c_grc_3e_"><text:span text:style-name="Strong"><text:span text:style-name="T3">διαπνο</text:span></text:span><text:span text:style-name="Strong"><text:span text:style-name="T1">ὴ</text:span></text:span><text:span text:style-name="T3">.</text:span></text:p>
      <text:p text:style-name="_3c_gloss_3e_"><text:span text:style-name="T3">[grc469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transpiration.</text:span></text:p>
      <text:p text:style-name="_3c_grc_3e_"><text:span text:style-name="Strong"><text:span text:style-name="T3">διαπύησις</text:span></text:span><text:span text:style-name="T3">.</text:span></text:p>
      <text:p text:style-name="_3c_gloss_3e_"><text:span text:style-name="T3">[grc470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suppuration.</text:span></text:p>
      <text:p text:style-name="_3c_grc_3e_"><text:span text:style-name="Strong"><text:span text:style-name="T3">διαπυητι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471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8</text:span></text:span></text:a><text:span text:style-name="T3">] suppuratif.</text:span></text:p>
      <text:p text:style-name="_3c_grc_3e_"><text:span text:style-name="Strong"><text:span text:style-name="T1">δι</text:span></text:span><text:span text:style-name="Strong"><text:span text:style-name="T3">άρθρωσις</text:span></text:span><text:span text:style-name="T3">.</text:span></text:p>
      <text:p text:style-name="_3c_gloss_3e_"><text:span text:style-name="T3">[grc472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diarthrose.</text:span></text:p>
      <text:p text:style-name="_3c_grc_3e_"><text:span text:style-name="Strong"><text:span text:style-name="T3">διά</text:span></text:span><text:span text:style-name="Strong"><text:span text:style-name="T1">ῤῥ</text:span></text:span><text:span text:style-name="Strong"><text:span text:style-name="T3">οια</text:span></text:span><text:span text:style-name="T3">.</text:span></text:p>
      <text:p text:style-name="_3c_gloss_3e_"><text:span text:style-name="T6">[grc473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6">p. 1729</text:span></text:span></text:a><text:span text:style-name="T6">] diarrhée.</text:span></text:p>
      <text:p text:style-name="_3c_grc_3e_"><text:span text:style-name="Strong"><text:span text:style-name="T3">διάστασις</text:span></text:span><text:span text:style-name="T3">.</text:span></text:p>
      <text:p text:style-name="_3c_gloss_3e_"><text:span text:style-name="T6">[grc474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6">p. 1729</text:span></text:span></text:a><text:span text:style-name="T6">] diastase.</text:span></text:p>
      <text:p text:style-name="_3c_grc_3e_"><text:span text:style-name="Strong"><text:span text:style-name="T3">διαστολ</text:span></text:span><text:span text:style-name="Strong"><text:span text:style-name="T1">ὴ</text:span></text:span><text:span text:style-name="T3">.</text:span></text:p>
      <text:p text:style-name="_3c_gloss_3e_"><text:span text:style-name="T1">[</text:span><text:span text:style-name="T3">grc</text:span><text:span text:style-name="T1">475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</text:span></text:span></text:a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1">. 1729</text:span></text:span></text:a><text:span text:style-name="T1">] </text:span><text:span text:style-name="T3">diastole</text:span><text:span text:style-name="T1">.</text:span></text:p>
      <text:p text:style-name="_3c_grc_3e_"><text:span text:style-name="Strong"><text:span text:style-name="T3">διάστρεμμα</text:span></text:span><text:span text:style-name="T3">.</text:span></text:p>
      <text:p text:style-name="_3c_gloss_3e_"><text:span text:style-name="T3">[grc476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entorse.</text:span></text:p>
      <text:p text:style-name="_3c_grc_3e_"><text:soft-page-break/><text:span text:style-name="Strong"><text:span text:style-name="T3">διάτριμμα</text:span></text:span><text:span text:style-name="T3">.</text:span></text:p>
      <text:p text:style-name="_3c_gloss_3e_"><text:span text:style-name="T3">[grc477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excoriation par frottement.</text:span></text:p>
      <text:p text:style-name="_3c_grc_3e_"><text:span text:style-name="Strong"><text:span text:style-name="T3">διαφ</text:span></text:span><text:span text:style-name="Strong"><text:span text:style-name="T1">ό</text:span></text:span><text:span text:style-name="Strong"><text:span text:style-name="T3">ρησις</text:span></text:span><text:span text:style-name="T3">.</text:span></text:p>
      <text:p text:style-name="_3c_gloss_3e_"><text:span text:style-name="T3">[grc478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diaphorèse.</text:span></text:p>
      <text:p text:style-name="_3c_grc_3e_"><text:span text:style-name="Strong"><text:span text:style-name="T3">διαφορητι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479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diaphorétique.</text:span></text:p>
      <text:p text:style-name="_3c_grc_3e_"><text:span text:style-name="Strong"><text:span text:style-name="T3">διάφραγμα</text:span></text:span><text:span text:style-name="T3">.</text:span></text:p>
      <text:p text:style-name="_3c_gloss_3e_"><text:span text:style-name="T3">[grc480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diaphragme ; voile du palais.</text:span></text:p>
      <text:p text:style-name="_3c_grc_3e_"><text:span text:style-name="Strong"><text:span text:style-name="T3">διάφυσις</text:span></text:span><text:span text:style-name="T3">.</text:span></text:p>
      <text:p text:style-name="_3c_gloss_3e_"><text:span text:style-name="T3">[grc481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diaphyse.</text:span></text:p>
      <text:p text:style-name="_3c_grc_3e_"><text:span text:style-name="Strong"><text:span text:style-name="T3">διάχυσις</text:span></text:span><text:span text:style-name="T3">.</text:span></text:p>
      <text:p text:style-name="_3c_gloss_3e_"><text:span text:style-name="T3">[grc482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résolution d’une tumeur.</text:span></text:p>
      <text:p text:style-name="_3c_grc_3e_"><text:span text:style-name="Strong"><text:span text:style-name="T3">διαχώρησις</text:span></text:span><text:span text:style-name="T3">, </text:span><text:span text:style-name="Strong"><text:span text:style-name="T3">διαχώρημα</text:span></text:span><text:span text:style-name="T3">.</text:span></text:p>
      <text:p text:style-name="_3c_gloss_3e_"><text:span text:style-name="T3">[grc483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selle, évacuation alvine.</text:span></text:p>
      <text:p text:style-name="_3c_grc_3e_"><text:span text:style-name="Strong"><text:span text:style-name="T3">δίδυμος</text:span></text:span><text:span text:style-name="T3">.</text:span></text:p>
      <text:p text:style-name="_3c_gloss_3e_"><text:span text:style-name="T3">[grc484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jumeau ; testicule.</text:span></text:p>
      <text:p text:style-name="_3c_grc_3e_"><text:span text:style-name="Strong"><text:span text:style-name="T3">διδυμοτ</text:span></text:span><text:span text:style-name="Strong"><text:span text:style-name="T1">ό</text:span></text:span><text:span text:style-name="Strong"><text:span text:style-name="T3">κ</text:span></text:span><text:span text:style-name="Strong"><text:span text:style-name="T1">ο</text:span></text:span><text:span text:style-name="Strong"><text:span text:style-name="T3">ς</text:span></text:span><text:span text:style-name="T3">.</text:span></text:p>
      <text:p text:style-name="_3c_gloss_3e_"><text:span text:style-name="T3">[grc485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qui est accouchée de deux jumeaux.</text:span></text:p>
      <text:p text:style-name="_3c_grc_3e_"><text:span text:style-name="Strong"><text:span text:style-name="T3">διήθησις</text:span></text:span><text:span text:style-name="T3">.</text:span></text:p>
      <text:p text:style-name="_3c_gloss_3e_"><text:span text:style-name="T3">[grc486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filtration.</text:span></text:p>
      <text:p text:style-name="_3c_grc_3e_"><text:span text:style-name="Strong"><text:span text:style-name="T3">δίκροτος</text:span></text:span><text:span text:style-name="T3">.</text:span></text:p>
      <text:p text:style-name="_3c_gloss_3e_"><text:span text:style-name="T3">[grc487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dicrote.</text:span></text:p>
      <text:p text:style-name="_3c_grc_3e_"><text:span text:style-name="Strong"><text:span text:style-name="T3">δ</text:span></text:span><text:span text:style-name="Strong"><text:span text:style-name="T1">ῖ</text:span></text:span><text:span text:style-name="Strong"><text:span text:style-name="T3">νος</text:span></text:span><text:span text:style-name="T3">.</text:span></text:p>
      <text:p text:style-name="_3c_gloss_3e_"><text:span text:style-name="T3">[grc488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vertige, étourdissement.</text:span></text:p>
      <text:p text:style-name="_3c_grc_3e_"><text:span text:style-name="Strong"><text:span text:style-name="T3">δι</text:span></text:span><text:span text:style-name="Strong"><text:span text:style-name="T1">ό</text:span></text:span><text:span text:style-name="Strong"><text:span text:style-name="T3">γκωσις</text:span></text:span><text:span text:style-name="T3">.</text:span></text:p>
      <text:p text:style-name="_3c_gloss_3e_"><text:span text:style-name="T3">[grc489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tuméfaction.</text:span></text:p>
      <text:p text:style-name="_3c_grc_3e_"><text:span text:style-name="Strong"><text:span text:style-name="T3">δι</text:span></text:span><text:span text:style-name="Strong"><text:span text:style-name="T1">ό</text:span></text:span><text:span text:style-name="Strong"><text:span text:style-name="T3">ρθωσις</text:span></text:span><text:span text:style-name="T3">.</text:span></text:p>
      <text:p text:style-name="_3c_gloss_3e_"><text:span text:style-name="T3">[grc490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réduction d’une fracture.</text:span></text:p>
      <text:p text:style-name="_3c_grc_3e_"><text:span text:style-name="Strong"><text:span text:style-name="T3">δι</text:span></text:span><text:span text:style-name="Strong"><text:span text:style-name="T1">όῤῥ</text:span></text:span><text:span text:style-name="Strong"><text:span text:style-name="T3">ωσις</text:span></text:span><text:span text:style-name="T3">.</text:span></text:p>
      <text:p text:style-name="_3c_gloss_3e_"><text:span text:style-name="T3">[grc491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transformation en petit-lait.</text:span></text:p>
      <text:p text:style-name="_3c_grc_3e_"><text:span text:style-name="Strong"><text:span text:style-name="T3">διουρητι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492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diurétique.</text:span></text:p>
      <text:p text:style-name="_3c_grc_3e_"><text:span text:style-name="Strong"><text:span text:style-name="T3">διπλο</text:span></text:span><text:span text:style-name="Strong"><text:span text:style-name="T1">ὴ</text:span></text:span><text:span text:style-name="T3">.</text:span></text:p>
      <text:p text:style-name="_3c_gloss_3e_"><text:span text:style-name="T3">[grc493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diploé.</text:span></text:p>
      <text:p text:style-name="_3c_grc_3e_"><text:soft-page-break/><text:span text:style-name="Strong"><text:span text:style-name="T3">δίπους</text:span></text:span><text:span text:style-name="T3">.</text:span></text:p>
      <text:p text:style-name="_3c_gloss_3e_"><text:span text:style-name="T3">[grc494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bipède.</text:span></text:p>
      <text:p text:style-name="_3c_grc_3e_"><text:span text:style-name="Strong"><text:span text:style-name="T3">δίπτερος</text:span></text:span><text:span text:style-name="T3">.</text:span></text:p>
      <text:p text:style-name="_3c_gloss_3e_"><text:span text:style-name="T3">[grc495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diptère.</text:span></text:p>
      <text:p text:style-name="_3c_grc_3e_"><text:span text:style-name="Strong"><text:span text:style-name="T3">διστιχίασις</text:span></text:span><text:span text:style-name="T3">.</text:span></text:p>
      <text:p text:style-name="_3c_gloss_3e_"><text:span text:style-name="T3">[grc496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distichiasis.</text:span></text:p>
      <text:p text:style-name="_3c_grc_3e_"><text:span text:style-name="Strong"><text:span text:style-name="T3">δίψα</text:span></text:span><text:span text:style-name="T3">.</text:span></text:p>
      <text:p text:style-name="_3c_gloss_3e_"><text:span text:style-name="T3">[grc497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soif.</text:span></text:p>
      <text:p text:style-name="_3c_grc_3e_"><text:span text:style-name="Strong"><text:span text:style-name="T3">διψητι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498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altérant.</text:span></text:p>
      <text:p text:style-name="_3c_grc_3e_"><text:span text:style-name="Strong"><text:span text:style-name="T3">δόγμα</text:span></text:span><text:span text:style-name="T3">.</text:span></text:p>
      <text:p text:style-name="_3c_gloss_3e_"><text:span text:style-name="T6">[grc499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6">p. 1729</text:span></text:span></text:a><text:span text:style-name="T6">] dogme.</text:span></text:p>
      <text:p text:style-name="_3c_grc_3e_"><text:span text:style-name="Strong"><text:span text:style-name="T3">δογματι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6">[grc500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6">p. 1729</text:span></text:span></text:a><text:span text:style-name="T6">] dogmatique.</text:span></text:p>
      <text:p text:style-name="_3c_grc_3e_"><text:span text:style-name="Strong"><text:span text:style-name="T1">δ</text:span></text:span><text:span text:style-name="Strong"><text:span text:style-name="T3">οθι</text:span></text:span><text:span text:style-name="Strong"><text:span text:style-name="T1">ὴν</text:span></text:span><text:span text:style-name="T3">.</text:span></text:p>
      <text:p text:style-name="_3c_gloss_3e_"><text:span text:style-name="T6">[grc501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6">p. 1729</text:span></text:span></text:a><text:span text:style-name="T6">] furoncle.</text:span></text:p>
      <text:p text:style-name="_3c_grc_3e_"><text:span text:style-name="Strong"><text:span text:style-name="T3">δοκιμασία</text:span></text:span><text:span text:style-name="T3">.</text:span></text:p>
      <text:p text:style-name="_3c_gloss_3e_"><text:span text:style-name="T3">[grc502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docimasie.</text:span></text:p>
      <text:p text:style-name="_3c_grc_3e_"><text:span text:style-name="Strong"><text:span text:style-name="T3">δορκαδίζω</text:span></text:span><text:span text:style-name="Strong"><text:span text:style-name="T1">ν</text:span></text:span><text:span text:style-name="T3">.</text:span></text:p>
      <text:p text:style-name="_3c_gloss_3e_"><text:span text:style-name="T3">[grc503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caprisant.</text:span></text:p>
      <text:p text:style-name="_3c_grc_3e_"><text:span text:style-name="Strong"><text:span text:style-name="T3">δ</text:span></text:span><text:span text:style-name="Strong"><text:span text:style-name="T1">ό</text:span></text:span><text:span text:style-name="Strong"><text:span text:style-name="T3">σις</text:span></text:span><text:span text:style-name="T3">.</text:span></text:p>
      <text:p text:style-name="_3c_gloss_3e_"><text:span text:style-name="T3">[grc504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dose.</text:span></text:p>
      <text:p text:style-name="_3c_grc_3e_"><text:span text:style-name="Strong"><text:span text:style-name="T3">δραστι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505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actif, drastique.</text:span></text:p>
      <text:p text:style-name="_3c_grc_3e_"><text:span text:style-name="Strong"><text:span text:style-name="T3">δρ</text:span></text:span><text:span text:style-name="Strong"><text:span text:style-name="T1">ό</text:span></text:span><text:span text:style-name="Strong"><text:span text:style-name="T3">μος</text:span></text:span><text:span text:style-name="T3">.</text:span></text:p>
      <text:p text:style-name="_3c_gloss_3e_"><text:span text:style-name="T6">[grc506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6">p. 1729</text:span></text:span></text:a><text:span text:style-name="T6">] course.</text:span></text:p>
      <text:p text:style-name="_3c_grc_3e_"><text:span text:style-name="Strong"><text:span text:style-name="T3">δρυπεπ</text:span></text:span><text:span text:style-name="Strong"><text:span text:style-name="T1">ὴ</text:span></text:span><text:span text:style-name="Strong"><text:span text:style-name="T3">ς</text:span></text:span><text:span text:style-name="T3">, </text:span><text:span text:style-name="Strong"><text:span text:style-name="T3">δρυπετ</text:span></text:span><text:span text:style-name="Strong"><text:span text:style-name="T1">ὴ</text:span></text:span><text:span text:style-name="Strong"><text:span text:style-name="T3">ς</text:span></text:span><text:span text:style-name="T3">.</text:span></text:p>
      <text:p text:style-name="_3c_gloss_3e_"><text:span text:style-name="T3">[grc507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drupe.</text:span></text:p>
      <text:p text:style-name="_3c_grc_3e_"><text:span text:style-name="Strong"><text:span text:style-name="T3">δρώπαξ</text:span></text:span><text:span text:style-name="T3">.</text:span></text:p>
      <text:p text:style-name="_3c_gloss_3e_"><text:span text:style-name="T3">[grc508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remède dépilatoire.</text:span></text:p>
      <text:p text:style-name="_3c_grc_3e_"><text:span text:style-name="Strong"><text:span text:style-name="T3">δύναμις</text:span></text:span><text:span text:style-name="T3">.</text:span></text:p>
      <text:p text:style-name="_3c_gloss_3e_"><text:span text:style-name="T3">[grc509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force, remède, efficacité d’un remède.</text:span></text:p>
      <text:p text:style-name="_3c_grc_3e_"><text:span text:style-name="Strong"><text:span text:style-name="T3">δυσαισθησία</text:span></text:span><text:span text:style-name="T3">.</text:span></text:p>
      <text:p text:style-name="_3c_gloss_3e_"><text:span text:style-name="T3">[grc510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dysesthésie.</text:span></text:p>
      <text:p text:style-name="_3c_grc_3e_"><text:soft-page-break/><text:span text:style-name="Strong"><text:span text:style-name="T3">δυσα</text:span></text:span><text:span text:style-name="Strong"><text:span text:style-name="T1">ν</text:span></text:span><text:span text:style-name="Strong"><text:span text:style-name="T3">αγωγ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511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difficile à expectorer.</text:span></text:p>
      <text:p text:style-name="_3c_grc_3e_"><text:span text:style-name="Strong"><text:span text:style-name="T3">δυσεντερία</text:span></text:span><text:span text:style-name="T3">.</text:span></text:p>
      <text:p text:style-name="_3c_gloss_3e_"><text:span text:style-name="T3">[grc512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dysentérie.</text:span></text:p>
      <text:p text:style-name="_3c_grc_3e_"><text:span text:style-name="Strong"><text:span text:style-name="T3">δυσηκοΐα</text:span></text:span><text:span text:style-name="T3">.</text:span></text:p>
      <text:p text:style-name="_3c_gloss_3e_"><text:span text:style-name="T3">[grc513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dureté de l’ouïe.</text:span></text:p>
      <text:p text:style-name="_3c_grc_3e_"><text:span text:style-name="Strong"><text:span text:style-name="T3">δυσθυμία</text:span></text:span><text:span text:style-name="T3">.</text:span></text:p>
      <text:p text:style-name="_3c_gloss_3e_"><text:span text:style-name="T3">[grc514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découragement.</text:span></text:p>
      <text:p text:style-name="_3c_grc_3e_"><text:span text:style-name="Strong"><text:span text:style-name="T3">δυσκινησία</text:span></text:span><text:span text:style-name="T3">.</text:span></text:p>
      <text:p text:style-name="_3c_gloss_3e_"><text:span text:style-name="T3">[grc515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difficulté à se mouvoir.</text:span></text:p>
      <text:p text:style-name="_3c_grc_3e_"><text:span text:style-name="Strong"><text:span text:style-name="T3">δυσκρασία</text:span></text:span><text:span text:style-name="T3">.</text:span></text:p>
      <text:p text:style-name="_3c_gloss_3e_"><text:span text:style-name="T3">[grc516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dyscrasie.</text:span></text:p>
      <text:p text:style-name="_3c_grc_3e_"><text:span text:style-name="Strong"><text:span text:style-name="T3">δυσουρία</text:span></text:span><text:span text:style-name="T3">.</text:span></text:p>
      <text:p text:style-name="_3c_gloss_3e_"><text:span text:style-name="T6">[grc517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6">p. 1729</text:span></text:span></text:a><text:span text:style-name="T6">] dysurie.</text:span></text:p>
      <text:p text:style-name="_3c_grc_3e_"><text:span text:style-name="Strong"><text:span text:style-name="T3">δυσπεψία</text:span></text:span><text:span text:style-name="T3">.</text:span></text:p>
      <text:p text:style-name="_3c_gloss_3e_"><text:span text:style-name="T6">[grc518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6">p. 1729</text:span></text:span></text:a><text:span text:style-name="T6">] dyspepsie.</text:span></text:p>
      <text:p text:style-name="_3c_grc_3e_"><text:span text:style-name="Strong"><text:span text:style-name="T3">δύσπνοια</text:span></text:span><text:span text:style-name="T3">.</text:span></text:p>
      <text:p text:style-name="_3c_gloss_3e_"><text:span text:style-name="T6">[grc519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6">p. 1729</text:span></text:span></text:a><text:span text:style-name="T6">] dyspnée.</text:span></text:p>
      <text:p text:style-name="_3c_grc_3e_"><text:span text:style-name="Strong"><text:span text:style-name="T3">δυσπνοϊ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520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essoufflé.</text:span></text:p>
      <text:p text:style-name="_3c_grc_3e_"><text:span text:style-name="Strong"><text:span text:style-name="T3">δυστοκία</text:span></text:span><text:span text:style-name="T3">.</text:span></text:p>
      <text:p text:style-name="_3c_gloss_3e_"><text:span text:style-name="T3">[grc521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dystocie.</text:span></text:p>
      <text:p text:style-name="_3c_grc_3e_"><text:span text:style-name="Strong"><text:span text:style-name="T3">δυσφορία</text:span></text:span><text:span text:style-name="T3">.</text:span></text:p>
      <text:p text:style-name="_3c_gloss_3e_"><text:span text:style-name="T3">[grc522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anxiété, malaise.</text:span></text:p>
      <text:p text:style-name="_3c_grc_3e_"><text:span text:style-name="Strong"><text:span text:style-name="T1">ἐ</text:span></text:span><text:span text:style-name="Strong"><text:span text:style-name="T3">γγαστρίμυθος</text:span></text:span><text:span text:style-name="T3">.</text:span></text:p>
      <text:p text:style-name="_3c_gloss_3e_"><text:span text:style-name="T3">[grc523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engastrimythe, ventriloque.</text:span></text:p>
      <text:p text:style-name="_3c_grc_3e_"><text:span text:style-name="Strong"><text:span text:style-name="T1">ἐ</text:span></text:span><text:span text:style-name="Strong"><text:span text:style-name="T3">γγείσωμα</text:span></text:span><text:span text:style-name="T3">.</text:span></text:p>
      <text:p text:style-name="_3c_gloss_3e_"><text:span text:style-name="T3">[grc524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embarrure.</text:span></text:p>
      <text:p text:style-name="_3c_grc_3e_"><text:span text:style-name="Strong"><text:span text:style-name="T1">ἐ</text:span></text:span><text:span text:style-name="Strong"><text:span text:style-name="T3">γκα</text:span></text:span><text:span text:style-name="Strong"><text:span text:style-name="T1">ν</text:span></text:span><text:span text:style-name="Strong"><text:span text:style-name="T3">θ</text:span></text:span><text:span text:style-name="Strong"><text:span text:style-name="T1">ὶ</text:span></text:span><text:span text:style-name="Strong"><text:span text:style-name="T3">ς</text:span></text:span><text:span text:style-name="T3">.</text:span></text:p>
      <text:p text:style-name="_3c_gloss_3e_"><text:span text:style-name="T3">[grc525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encanthis.</text:span></text:p>
      <text:p text:style-name="_3c_grc_3e_"><text:span text:style-name="Strong"><text:span text:style-name="T1">ἔ</text:span></text:span><text:span text:style-name="Strong"><text:span text:style-name="T3">γκατα</text:span></text:span><text:span text:style-name="T3">.</text:span></text:p>
      <text:p text:style-name="_3c_gloss_3e_"><text:span text:style-name="T3">[grc526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intestins.</text:span></text:p>
      <text:p text:style-name="_3c_grc_3e_"><text:span text:style-name="Strong"><text:span text:style-name="T1">ἐ</text:span></text:span><text:span text:style-name="Strong"><text:span text:style-name="T3">γκέφαλος</text:span></text:span><text:span text:style-name="T3">.</text:span></text:p>
      <text:p text:style-name="_3c_gloss_3e_"><text:span text:style-name="T3">[grc527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encéphale. cerveau.</text:span></text:p>
      <text:p text:style-name="_3c_grc_3e_"><text:soft-page-break/><text:span text:style-name="Strong"><text:span text:style-name="T1">ἐ</text:span></text:span><text:span text:style-name="Strong"><text:span text:style-name="T3">γκέφαλος</text:span></text:span><text:span text:style-name="T3">, </text:span><text:span text:style-name="Strong"><text:span text:style-name="T1">ὀ</text:span></text:span><text:span text:style-name="Strong"><text:span text:style-name="T3">πίσθιος</text:span></text:span><text:span text:style-name="T3">.</text:span></text:p>
      <text:p text:style-name="_3c_gloss_3e_"><text:span text:style-name="T3">[grc528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cervelet.</text:span></text:p>
      <text:p text:style-name="_3c_grc_3e_"><text:span text:style-name="Strong"><text:span text:style-name="T1">ἐ</text:span></text:span><text:span text:style-name="Strong"><text:span text:style-name="T3">γκοίλια</text:span></text:span><text:span text:style-name="T3">.</text:span></text:p>
      <text:p text:style-name="_3c_gloss_3e_"><text:span text:style-name="T3">[grc529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intestins.</text:span></text:p>
      <text:p text:style-name="_3c_grc_3e_"><text:span text:style-name="Strong"><text:span text:style-name="T1">ἐ</text:span></text:span><text:span text:style-name="Strong"><text:span text:style-name="T3">γκοπ</text:span></text:span><text:span text:style-name="Strong"><text:span text:style-name="T1">ὴ</text:span></text:span><text:span text:style-name="T3">.</text:span></text:p>
      <text:p text:style-name="_3c_gloss_3e_"><text:span text:style-name="T3">[grc530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incision en dédolant.</text:span></text:p>
      <text:p text:style-name="_3c_grc_3e_"><text:span text:style-name="Strong"><text:span text:style-name="T1">ἐ</text:span></text:span><text:span text:style-name="Strong"><text:span text:style-name="T3">γχάραξις</text:span></text:span><text:span text:style-name="T3">.</text:span></text:p>
      <text:p text:style-name="_3c_gloss_3e_"><text:span text:style-name="T3">[grc531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scarification.</text:span></text:p>
      <text:p text:style-name="_3c_grc_3e_"><text:span text:style-name="Strong"><text:span text:style-name="T1">ἐ</text:span></text:span><text:span text:style-name="Strong"><text:span text:style-name="T3">γχέλυς</text:span></text:span><text:span text:style-name="T3">.</text:span></text:p>
      <text:p text:style-name="_3c_gloss_3e_"><text:span text:style-name="T3">[grc532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anguille.</text:span></text:p>
      <text:p text:style-name="_3c_grc_3e_"><text:span text:style-name="Strong"><text:span text:style-name="T1">ἔ</text:span></text:span><text:span text:style-name="Strong"><text:span text:style-name="T3">γχρισμα</text:span></text:span><text:span text:style-name="T3">.</text:span></text:p>
      <text:p text:style-name="_3c_gloss_3e_"><text:span text:style-name="T3">[grc533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onguent.</text:span></text:p>
      <text:p text:style-name="_3c_grc_3e_"><text:span text:style-name="Strong"><text:span text:style-name="T1">ἐ</text:span></text:span><text:span text:style-name="Strong"><text:span text:style-name="T3">γχύμωσις</text:span></text:span><text:span text:style-name="T3">.</text:span></text:p>
      <text:p text:style-name="_3c_gloss_3e_"><text:span text:style-name="T3">[grc534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ecchymose.</text:span></text:p>
      <text:p text:style-name="_3c_grc_3e_"><text:span text:style-name="Strong"><text:span text:style-name="T1">ἔ</text:span></text:span><text:span text:style-name="Strong"><text:span text:style-name="T3">γχυσις</text:span></text:span><text:span text:style-name="T3">, </text:span><text:span text:style-name="Strong"><text:span text:style-name="T1">ἔ</text:span></text:span><text:span text:style-name="Strong"><text:span text:style-name="T3">γχυτον</text:span></text:span><text:span text:style-name="T3">.</text:span></text:p>
      <text:p text:style-name="_3c_gloss_3e_"><text:span text:style-name="T3">[grc535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infusion.</text:span></text:p>
      <text:p text:style-name="_3c_grc_3e_"><text:span text:style-name="Strong"><text:span text:style-name="T1">ἕ</text:span></text:span><text:span text:style-name="Strong"><text:span text:style-name="T3">δρα</text:span></text:span><text:span text:style-name="T3">.</text:span></text:p>
      <text:p text:style-name="_3c_gloss_3e_"><text:span text:style-name="T3">[grc536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anus ; hédra.</text:span></text:p>
      <text:p text:style-name="_3c_grc_3e_"><text:span text:style-name="Strong"><text:span text:style-name="T1">ἔ</text:span></text:span><text:span text:style-name="Strong"><text:span text:style-name="T3">θος</text:span></text:span><text:span text:style-name="T3">.</text:span></text:p>
      <text:p text:style-name="_3c_gloss_3e_"><text:span text:style-name="T3">[grc537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habitude.</text:span></text:p>
      <text:p text:style-name="_3c_grc_3e_"><text:span text:style-name="Strong"><text:span text:style-name="T3">ε</text:span></text:span><text:span text:style-name="Strong"><text:span text:style-name="T1">ἰ</text:span></text:span><text:span text:style-name="Strong"><text:span text:style-name="T3">λε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6">[grc538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6">p. 1729</text:span></text:span></text:a><text:span text:style-name="T6">] iléus.</text:span></text:p>
      <text:p text:style-name="_3c_grc_3e_"><text:span text:style-name="Strong"><text:span text:style-name="T3">ε</text:span></text:span><text:span text:style-name="Strong"><text:span text:style-name="T1">ἵ</text:span></text:span><text:span text:style-name="Strong"><text:span text:style-name="T3">λιξ</text:span></text:span><text:span text:style-name="T3">.</text:span></text:p>
      <text:p text:style-name="_3c_gloss_3e_"><text:span text:style-name="T6">[grc539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6">p. 1729</text:span></text:span></text:a><text:span text:style-name="T6">] hélix.</text:span></text:p>
      <text:p text:style-name="_3c_grc_3e_"><text:span text:style-name="Strong"><text:span text:style-name="T3">ε</text:span></text:span><text:span text:style-name="Strong"><text:span text:style-name="T1">ἰ</text:span></text:span><text:span text:style-name="Strong"><text:span text:style-name="T3">σβολ</text:span></text:span><text:span text:style-name="Strong"><text:span text:style-name="T1">ὴ</text:span></text:span><text:span text:style-name="T3">.</text:span></text:p>
      <text:p text:style-name="_3c_gloss_3e_"><text:span text:style-name="T3">[grc540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invasion, attaque, épisémasie, paroxysme.</text:span></text:p>
      <text:p text:style-name="_3c_grc_3e_"><text:span text:style-name="Strong"><text:span text:style-name="T3">ε</text:span></text:span><text:span text:style-name="Strong"><text:span text:style-name="T1">ἰ</text:span></text:span><text:span text:style-name="Strong"><text:span text:style-name="T3">σ</text:span></text:span><text:span text:style-name="Strong"><text:span text:style-name="T1">πν</text:span></text:span><text:span text:style-name="Strong"><text:span text:style-name="T3">ο</text:span></text:span><text:span text:style-name="Strong"><text:span text:style-name="T1">ὴ</text:span></text:span><text:span text:style-name="T3">.</text:span></text:p>
      <text:p text:style-name="_3c_gloss_3e_"><text:span text:style-name="T3">[grc541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inspiration.</text:span></text:p>
      <text:p text:style-name="_3c_grc_3e_"><text:span text:style-name="Strong"><text:span text:style-name="T1">ἐ</text:span></text:span><text:span text:style-name="Strong"><text:span text:style-name="T3">κβ</text:span></text:span><text:span text:style-name="Strong"><text:span text:style-name="T1">ό</text:span></text:span><text:span text:style-name="Strong"><text:span text:style-name="T3">λιος</text:span></text:span><text:span text:style-name="T3">.</text:span></text:p>
      <text:p text:style-name="_3c_gloss_3e_"><text:span text:style-name="T3">[grc542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abortif.</text:span></text:p>
      <text:p text:style-name="_3c_grc_3e_"><text:span text:style-name="Strong"><text:span text:style-name="T1">ἐ</text:span></text:span><text:span text:style-name="Strong"><text:span text:style-name="T3">κζέματα</text:span></text:span><text:span text:style-name="T3">.</text:span></text:p>
      <text:p text:style-name="_3c_gloss_3e_"><text:span text:style-name="T3">[grc543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échauboulures.</text:span></text:p>
      <text:p text:style-name="_3c_grc_3e_"><text:span text:style-name="Strong"><text:span text:style-name="T1">ἔ</text:span></text:span><text:span text:style-name="Strong"><text:span text:style-name="T3">κζεσις</text:span></text:span><text:span text:style-name="T3">.</text:span></text:p>
      <text:p text:style-name="_3c_gloss_3e_"><text:span text:style-name="T3">[grc544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effervescence.</text:span></text:p>
      <text:p text:style-name="_3c_grc_3e_"><text:soft-page-break/><text:span text:style-name="Strong"><text:span text:style-name="T1">ἔ</text:span></text:span><text:span text:style-name="Strong"><text:span text:style-name="T3">κθλιμμα</text:span></text:span><text:span text:style-name="T3">.</text:span></text:p>
      <text:p text:style-name="_3c_gloss_3e_"><text:span text:style-name="T3">[grc545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contusion.</text:span></text:p>
      <text:p text:style-name="_3c_grc_3e_"><text:span text:style-name="Strong"><text:span text:style-name="T1">ἐ</text:span></text:span><text:span text:style-name="Strong"><text:span text:style-name="T3">κκοπ</text:span></text:span><text:span text:style-name="Strong"><text:span text:style-name="T1">ὴ</text:span></text:span><text:span text:style-name="T3">.</text:span></text:p>
      <text:p text:style-name="_3c_gloss_3e_"><text:span text:style-name="T3">[grc546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entaille.</text:span></text:p>
      <text:p text:style-name="_3c_grc_3e_"><text:span text:style-name="Strong"><text:span text:style-name="T1">ἐ</text:span></text:span><text:span text:style-name="Strong"><text:span text:style-name="T3">κκοπρωτι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547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eccoprotique.</text:span></text:p>
      <text:p text:style-name="_3c_grc_3e_"><text:span text:style-name="Strong"><text:span text:style-name="T1">ἔ</text:span></text:span><text:span text:style-name="Strong"><text:span text:style-name="T3">κλειγμα</text:span></text:span><text:span text:style-name="T3">, </text:span><text:span text:style-name="Strong"><text:span text:style-name="T1">ἐ</text:span></text:span><text:span text:style-name="Strong"><text:span text:style-name="T3">κλεικτ</text:span></text:span><text:span text:style-name="Strong"><text:span text:style-name="T1">ὸ</text:span></text:span><text:span text:style-name="Strong"><text:span text:style-name="T3">ν</text:span></text:span><text:span text:style-name="T3">.</text:span></text:p>
      <text:p text:style-name="_3c_gloss_3e_"><text:span text:style-name="T6">[grc548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6">p. 1729</text:span></text:span></text:a><text:span text:style-name="T6">] éclegme.</text:span></text:p>
      <text:p text:style-name="_3c_grc_3e_"><text:span text:style-name="Strong"><text:span text:style-name="T1">ἔ</text:span></text:span><text:span text:style-name="Strong"><text:span text:style-name="T3">κλυσις</text:span></text:span><text:span text:style-name="T3">.</text:span></text:p>
      <text:p text:style-name="_3c_gloss_3e_"><text:span text:style-name="T6">[grc549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6">p. 1729</text:span></text:span></text:a><text:span text:style-name="T6">] lipothymie.</text:span></text:p>
      <text:p text:style-name="_3c_grc_3e_"><text:span text:style-name="Strong"><text:span text:style-name="T1">ἐ</text:span></text:span><text:span text:style-name="Strong"><text:span text:style-name="T3">κπίεσμα</text:span></text:span><text:span text:style-name="T3">.</text:span></text:p>
      <text:p text:style-name="_3c_gloss_3e_"><text:span text:style-name="T3">[grc550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ecpiesme, fracture du crâne.</text:span></text:p>
      <text:p text:style-name="_3c_grc_3e_"><text:span text:style-name="Strong"><text:span text:style-name="T1">ἔ</text:span></text:span><text:span text:style-name="Strong"><text:span text:style-name="T3">κπληξις</text:span></text:span><text:span text:style-name="T3">.</text:span></text:p>
      <text:p text:style-name="_3c_gloss_3e_"><text:span text:style-name="T3">[grc551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stupeur.</text:span></text:p>
      <text:p text:style-name="_3c_grc_3e_"><text:span text:style-name="Strong"><text:span text:style-name="T1">ἐ</text:span></text:span><text:span text:style-name="Strong"><text:span text:style-name="T3">κπ</text:span></text:span><text:span text:style-name="Strong"><text:span text:style-name="T1">ν</text:span></text:span><text:span text:style-name="Strong"><text:span text:style-name="T3">ο</text:span></text:span><text:span text:style-name="Strong"><text:span text:style-name="T1">ὴ</text:span></text:span><text:span text:style-name="T3">.</text:span></text:p>
      <text:p text:style-name="_3c_gloss_3e_"><text:span text:style-name="T3">[grc552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expiration.</text:span></text:p>
      <text:p text:style-name="_3c_grc_3e_"><text:span text:style-name="Strong"><text:span text:style-name="T1">ἐ</text:span></text:span><text:span text:style-name="Strong"><text:span text:style-name="T3">κπυε</text:span></text:span><text:span text:style-name="Strong"><text:span text:style-name="T1">ῖ</text:span></text:span><text:span text:style-name="Strong"><text:span text:style-name="T3">σθαι</text:span></text:span><text:span text:style-name="T3">.</text:span></text:p>
      <text:p text:style-name="_3c_gloss_3e_"><text:span text:style-name="T3">[grc553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suppurer, aboutir.</text:span></text:p>
      <text:p text:style-name="_3c_grc_3e_"><text:span text:style-name="Strong"><text:span text:style-name="T1">ἐ</text:span></text:span><text:span text:style-name="Strong"><text:span text:style-name="T3">κπύημα</text:span></text:span><text:span text:style-name="T3">.</text:span></text:p>
      <text:p text:style-name="_3c_gloss_3e_"><text:span text:style-name="T3">[grc554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empyème.</text:span></text:p>
      <text:p text:style-name="_3c_grc_3e_"><text:span text:style-name="Strong"><text:span text:style-name="T1">ἐ</text:span></text:span><text:span text:style-name="Strong"><text:span text:style-name="T3">κπυητι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555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suppuratif.</text:span></text:p>
      <text:p text:style-name="_3c_grc_3e_"><text:span text:style-name="Strong"><text:span text:style-name="T1">ἔ</text:span></text:span><text:span text:style-name="Strong"><text:span text:style-name="T3">κρυσις</text:span></text:span><text:span text:style-name="T3">.</text:span></text:p>
      <text:p text:style-name="_3c_gloss_3e_"><text:span text:style-name="T3">[grc556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écoulement de la semence ; faux germe.</text:span></text:p>
      <text:p text:style-name="_3c_grc_3e_"><text:span text:style-name="Strong"><text:span text:style-name="T1">ἔ</text:span></text:span><text:span text:style-name="Strong"><text:span text:style-name="T3">κστασις</text:span></text:span><text:span text:style-name="T3">.</text:span></text:p>
      <text:p text:style-name="_3c_gloss_3e_"><text:span text:style-name="T3">[grc557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transport.</text:span></text:p>
      <text:p text:style-name="_3c_grc_3e_"><text:span text:style-name="Strong"><text:span text:style-name="T1">ἐ</text:span></text:span><text:span text:style-name="Strong"><text:span text:style-name="T3">κτι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558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hectique.</text:span></text:p>
      <text:p text:style-name="_3c_grc_3e_"><text:span text:style-name="Strong"><text:span text:style-name="T1">ἐ</text:span></text:span><text:span text:style-name="Strong"><text:span text:style-name="T3">κτομ</text:span></text:span><text:span text:style-name="Strong"><text:span text:style-name="T1">ὴ</text:span></text:span><text:span text:style-name="T3">.</text:span></text:p>
      <text:p text:style-name="_3c_gloss_3e_"><text:span text:style-name="T3">[grc559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excision ; castration.</text:span></text:p>
      <text:p text:style-name="_3c_grc_3e_"><text:span text:style-name="Strong"><text:span text:style-name="T1">ἐ</text:span></text:span><text:span text:style-name="Strong"><text:span text:style-name="T3">κτομίας</text:span></text:span><text:span text:style-name="T3">.</text:span></text:p>
      <text:p text:style-name="_3c_gloss_3e_"><text:span text:style-name="T3">[grc560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eunuque.</text:span></text:p>
      <text:p text:style-name="_3c_grc_3e_"><text:span text:style-name="Strong"><text:span text:style-name="T1">ἔ</text:span></text:span><text:span text:style-name="Strong"><text:span text:style-name="T3">κτριμμα</text:span></text:span><text:span text:style-name="T3">.</text:span></text:p>
      <text:p text:style-name="_3c_gloss_3e_"><text:span text:style-name="T3">[grc561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excoriation.</text:span></text:p>
      <text:p text:style-name="_3c_grc_3e_"><text:soft-page-break/><text:span text:style-name="Strong"><text:span text:style-name="T1">ἐ</text:span></text:span><text:span text:style-name="Strong"><text:span text:style-name="T3">κτρ</text:span></text:span><text:span text:style-name="Strong"><text:span text:style-name="T1">ό</text:span></text:span><text:span text:style-name="Strong"><text:span text:style-name="T3">πιον</text:span></text:span><text:span text:style-name="T3">.</text:span></text:p>
      <text:p text:style-name="_3c_gloss_3e_"><text:span text:style-name="T3">[grc562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ectropion.</text:span></text:p>
      <text:p text:style-name="_3c_grc_3e_"><text:span text:style-name="Strong"><text:span text:style-name="T1">ἔ</text:span></text:span><text:span text:style-name="Strong"><text:span text:style-name="T3">κτρωμα</text:span></text:span><text:span text:style-name="T3">, </text:span><text:span text:style-name="Strong"><text:span text:style-name="T1">ἔ</text:span></text:span><text:span text:style-name="Strong"><text:span text:style-name="T3">κτρωσις</text:span></text:span><text:span text:style-name="T3">, </text:span><text:span text:style-name="Strong"><text:span text:style-name="T1">ἐ</text:span></text:span><text:span text:style-name="Strong"><text:span text:style-name="T3">κτρωσμ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563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avortement.</text:span></text:p>
      <text:p text:style-name="_3c_grc_3e_"><text:span text:style-name="Strong"><text:span text:style-name="T1">ἐ</text:span></text:span><text:span text:style-name="Strong"><text:span text:style-name="T3">κτρωτι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564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abortif.</text:span></text:p>
      <text:p text:style-name="_3c_grc_3e_"><text:span text:style-name="Strong"><text:span text:style-name="T1">ἐ</text:span></text:span><text:span text:style-name="Strong"><text:span text:style-name="T3">κφρακτι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565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désobstruant.</text:span></text:p>
      <text:p text:style-name="_3c_grc_3e_"><text:span text:style-name="Strong"><text:span text:style-name="T1">ἐ</text:span></text:span><text:span text:style-name="Strong"><text:span text:style-name="T3">κχύλωσις</text:span></text:span><text:span text:style-name="T3">.</text:span></text:p>
      <text:p text:style-name="_3c_gloss_3e_"><text:span text:style-name="T3">[grc566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extraction d’un liquide.</text:span></text:p>
      <text:p text:style-name="_3c_grc_3e_"><text:span text:style-name="Strong"><text:span text:style-name="T1">ἐ</text:span></text:span><text:span text:style-name="Strong"><text:span text:style-name="T3">κχύμωμα</text:span></text:span><text:span text:style-name="T3">, </text:span><text:span text:style-name="Strong"><text:span text:style-name="T1">ἐ</text:span></text:span><text:span text:style-name="Strong"><text:span text:style-name="T3">κχύμωσις</text:span></text:span><text:span text:style-name="T3">.</text:span></text:p>
      <text:p text:style-name="_3c_gloss_3e_"><text:span text:style-name="T3">[grc567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ecchymose.</text:span></text:p>
      <text:p text:style-name="_3c_grc_3e_"><text:span text:style-name="Strong"><text:span text:style-name="T1">ἔ</text:span></text:span><text:span text:style-name="Strong"><text:span text:style-name="T3">λαιο</text:span></text:span><text:span text:style-name="Strong"><text:span text:style-name="T1">ν</text:span></text:span><text:span text:style-name="T3">.</text:span></text:p>
      <text:p text:style-name="_3c_gloss_3e_"><text:span text:style-name="T3">[grc568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huile.</text:span></text:p>
      <text:p text:style-name="_3c_grc_3e_"><text:span text:style-name="Strong"><text:span text:style-name="T1">ἐ</text:span></text:span><text:span text:style-name="Strong"><text:span text:style-name="T3">λατήριον</text:span></text:span><text:span text:style-name="T3">.</text:span></text:p>
      <text:p text:style-name="_3c_gloss_3e_"><text:span text:style-name="T6">[grc569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6">p. 1729</text:span></text:span></text:a><text:span text:style-name="T6">] purgatif.</text:span></text:p>
      <text:p text:style-name="_3c_grc_3e_"><text:span text:style-name="Strong"><text:span text:style-name="T1">ἐ</text:span></text:span><text:span text:style-name="Strong"><text:span text:style-name="T3">λεφα</text:span></text:span><text:span text:style-name="Strong"><text:span text:style-name="T1">ν</text:span></text:span><text:span text:style-name="Strong"><text:span text:style-name="T3">τίασις</text:span></text:span><text:span text:style-name="T3">, </text:span><text:span text:style-name="Strong"><text:span text:style-name="T1">ἔ</text:span></text:span><text:span text:style-name="Strong"><text:span text:style-name="T3">λεφας</text:span></text:span><text:span text:style-name="T3">.</text:span></text:p>
      <text:p text:style-name="_3c_gloss_3e_"><text:span text:style-name="T3">[grc570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éléphantiasis.</text:span></text:p>
      <text:p text:style-name="_3c_grc_3e_"><text:span text:style-name="Strong"><text:span text:style-name="T1">ἕ</text:span></text:span><text:span text:style-name="Strong"><text:span text:style-name="T3">λκος</text:span></text:span><text:span text:style-name="T3">.</text:span></text:p>
      <text:p text:style-name="_3c_gloss_3e_"><text:span text:style-name="T3">[grc571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ulcère.</text:span></text:p>
      <text:p text:style-name="_3c_grc_3e_"><text:span text:style-name="Strong"><text:span text:style-name="T1">ἑ</text:span></text:span><text:span text:style-name="Strong"><text:span text:style-name="T3">λκτι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572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qui tire.</text:span></text:p>
      <text:p text:style-name="_3c_grc_3e_"><text:span text:style-name="Strong"><text:span text:style-name="T1">ἑ</text:span></text:span><text:span text:style-name="Strong"><text:span text:style-name="T3">λκύδριον</text:span></text:span><text:span text:style-name="T3">.</text:span></text:p>
      <text:p text:style-name="_3c_gloss_3e_"><text:span text:style-name="T3">[grc573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petit ulcère.</text:span></text:p>
      <text:p text:style-name="_3c_grc_3e_"><text:span text:style-name="Strong"><text:span text:style-name="T1">ἑ</text:span></text:span><text:span text:style-name="Strong"><text:span text:style-name="T3">λκυστ</text:span></text:span><text:span text:style-name="Strong"><text:span text:style-name="T1">ὴ</text:span></text:span><text:span text:style-name="Strong"><text:span text:style-name="T3">ρ</text:span></text:span><text:span text:style-name="T3">.</text:span></text:p>
      <text:p text:style-name="_3c_gloss_3e_"><text:span text:style-name="T6">[grc574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6">p. 1729</text:span></text:span></text:a><text:span text:style-name="T6">] Voyez </text:span><text:span text:style-name="T1">ἐ</text:span><text:span text:style-name="T3">μβρυουλκός</text:span><text:span text:style-name="T6">.</text:span></text:p>
      <text:p text:style-name="_3c_grc_3e_"><text:span text:style-name="Strong"><text:span text:style-name="T1">ἑλκώδης</text:span></text:span><text:span text:style-name="Strong"><text:span text:style-name="T5">.</text:span></text:span></text:p>
      <text:p text:style-name="_3c_gloss_3e_"><text:span text:style-name="T7">[Non identifié comme une référence indépendante]</text:span><text:span text:style-name="T3"> ulcéré, ulcéreux.</text:span></text:p>
      <text:p text:style-name="_3c_grc_3e_"><text:span text:style-name="Strong"><text:span text:style-name="T1">ἕ</text:span></text:span><text:span text:style-name="Strong"><text:span text:style-name="T3">λκωμα</text:span></text:span><text:span text:style-name="T3">, </text:span><text:span text:style-name="Strong"><text:span text:style-name="T1">ἕ</text:span></text:span><text:span text:style-name="Strong"><text:span text:style-name="T3">λκωσις</text:span></text:span><text:span text:style-name="T3">.</text:span></text:p>
      <text:p text:style-name="_3c_gloss_3e_"><text:span text:style-name="T3">[grc575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ulcération.</text:span></text:p>
      <text:p text:style-name="_3c_grc_3e_"><text:span text:style-name="Strong"><text:span text:style-name="T1">ἐ</text:span></text:span><text:span text:style-name="Strong"><text:span text:style-name="T3">λλέβορος</text:span></text:span><text:span text:style-name="T3">.</text:span></text:p>
      <text:p text:style-name="_3c_gloss_3e_"><text:span text:style-name="T3">[grc576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ellébore.</text:span></text:p>
      <text:p text:style-name="_3c_grc_3e_"><text:span text:style-name="Strong"><text:span text:style-name="T1">ἔ</text:span></text:span><text:span text:style-name="Strong"><text:span text:style-name="T3">λμινς</text:span></text:span><text:span text:style-name="T3">.</text:span></text:p>
      <text:p text:style-name="_3c_gloss_3e_"><text:span text:style-name="T3">[grc577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ver.</text:span></text:p>
      <text:p text:style-name="_3c_grc_3e_"><text:soft-page-break/><text:span text:style-name="Strong"><text:span text:style-name="T1">ἔ</text:span></text:span><text:span text:style-name="Strong"><text:span text:style-name="T3">λυτρον</text:span></text:span><text:span text:style-name="T3">.</text:span></text:p>
      <text:p text:style-name="_3c_gloss_3e_"><text:span text:style-name="T3">[grc578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enveloppe.</text:span></text:p>
      <text:p text:style-name="_3c_grc_3e_"><text:span text:style-name="Strong"><text:span text:style-name="T1">ἑ</text:span></text:span><text:span text:style-name="Strong"><text:span text:style-name="T3">λώδης</text:span></text:span><text:span text:style-name="T3">.</text:span></text:p>
      <text:p text:style-name="_3c_gloss_3e_"><text:span text:style-name="T3">[grc579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paludéen.</text:span></text:p>
      <text:p text:style-name="_3c_grc_3e_"><text:span text:style-name="Strong"><text:span text:style-name="T1">ἐ</text:span></text:span><text:span text:style-name="Strong"><text:span text:style-name="T3">μβολ</text:span></text:span><text:span text:style-name="Strong"><text:span text:style-name="T1">ὴ</text:span></text:span><text:span text:style-name="T3">.</text:span></text:p>
      <text:p text:style-name="_3c_gloss_3e_"><text:span text:style-name="T3">[grc580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réduction des luxations.</text:span></text:p>
      <text:p text:style-name="_3c_grc_3e_"><text:span text:style-name="Strong"><text:span text:style-name="T1">ἐ</text:span></text:span><text:span text:style-name="Strong"><text:span text:style-name="T3">μβροχ</text:span></text:span><text:span text:style-name="Strong"><text:span text:style-name="T1">ὴ</text:span></text:span><text:span text:style-name="T3">.</text:span></text:p>
      <text:p text:style-name="_3c_gloss_3e_"><text:span text:style-name="T3">[grc581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embrocation.</text:span></text:p>
      <text:p text:style-name="_3c_grc_3e_"><text:span text:style-name="Strong"><text:span text:style-name="T1">ἐ</text:span></text:span><text:span text:style-name="Strong"><text:span text:style-name="T3">μβρυοθλάστης</text:span></text:span><text:span text:style-name="T3">.</text:span></text:p>
      <text:p text:style-name="_3c_gloss_3e_"><text:span text:style-name="T3">[grc582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instrument pour écraser l’embryon.</text:span></text:p>
      <text:p text:style-name="_3c_grc_3e_"><text:span text:style-name="Strong"><text:span text:style-name="T1">ἐ</text:span></text:span><text:span text:style-name="Strong"><text:span text:style-name="T3">μβρυοτομία</text:span></text:span><text:span text:style-name="T3">.</text:span></text:p>
      <text:p text:style-name="_3c_gloss_3e_"><text:span text:style-name="T3">[grc583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embryotomie.</text:span></text:p>
      <text:p text:style-name="_3c_grc_3e_"><text:span text:style-name="Strong"><text:span text:style-name="T1">ἐ</text:span></text:span><text:span text:style-name="Strong"><text:span text:style-name="T3">μβρυουλ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584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crochet pour extraire le fœtus mort dans la matrice.</text:span></text:p>
      <text:p text:style-name="_3c_grc_3e_"><text:span text:style-name="Strong"><text:span text:style-name="T1">ἐ</text:span></text:span><text:span text:style-name="Strong"><text:span text:style-name="T3">μεσία</text:span></text:span><text:span text:style-name="T3">.</text:span></text:p>
      <text:p text:style-name="_3c_gloss_3e_"><text:span text:style-name="T3">[grc585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vomiturition.</text:span></text:p>
      <text:p text:style-name="_3c_grc_3e_"><text:span text:style-name="Strong"><text:span text:style-name="T1">ἐ</text:span></text:span><text:span text:style-name="Strong"><text:span text:style-name="T3">μετι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586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émétique.</text:span></text:p>
      <text:p text:style-name="_3c_grc_3e_"><text:span text:style-name="Strong"><text:span text:style-name="T1">ἔ</text:span></text:span><text:span text:style-name="Strong"><text:span text:style-name="T3">μετος</text:span></text:span><text:span text:style-name="T3">.</text:span></text:p>
      <text:p text:style-name="_3c_gloss_3e_"><text:span text:style-name="T3">[grc587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vomissement.</text:span></text:p>
      <text:p text:style-name="_3c_grc_3e_"><text:span text:style-name="Strong"><text:span text:style-name="T1">ἐ</text:span></text:span><text:span text:style-name="Strong"><text:span text:style-name="T3">μμήνια</text:span></text:span><text:span text:style-name="T3">.</text:span></text:p>
      <text:p text:style-name="_3c_gloss_3e_"><text:span text:style-name="T3">[grc588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règles, menstrues.</text:span></text:p>
      <text:p text:style-name="_3c_grc_3e_"><text:span text:style-name="Strong"><text:span text:style-name="T1">ἔ</text:span></text:span><text:span text:style-name="Strong"><text:span text:style-name="T3">μμοτον</text:span></text:span><text:span text:style-name="T3">.</text:span></text:p>
      <text:p text:style-name="_3c_gloss_3e_"><text:span text:style-name="T3">[grc589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charpie, tente.</text:span></text:p>
      <text:p text:style-name="_3c_grc_3e_"><text:span text:style-name="Strong"><text:span text:style-name="T1">ἐ</text:span></text:span><text:span text:style-name="Strong"><text:span text:style-name="T3">μπειρία</text:span></text:span><text:span text:style-name="T3">.</text:span></text:p>
      <text:p text:style-name="_3c_gloss_3e_"><text:span text:style-name="T3">[grc590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empirisme.</text:span></text:p>
      <text:p text:style-name="_3c_grc_3e_"><text:span text:style-name="Strong"><text:span text:style-name="T1">ἐ</text:span></text:span><text:span text:style-name="Strong"><text:span text:style-name="T3">μπειρι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591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empirique.</text:span></text:p>
      <text:p text:style-name="_3c_grc_3e_"><text:span text:style-name="Strong"><text:span text:style-name="T1">ἐ</text:span></text:span><text:span text:style-name="Strong"><text:span text:style-name="T3">μπλαστι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592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emplastique.</text:span></text:p>
      <text:p text:style-name="_3c_grc_3e_"><text:span text:style-name="Strong"><text:span text:style-name="T1">ἔ</text:span></text:span><text:span text:style-name="Strong"><text:span text:style-name="T3">μπλαστρο</text:span></text:span><text:span text:style-name="Strong"><text:span text:style-name="T1">ν</text:span></text:span><text:span text:style-name="T3">.</text:span></text:p>
      <text:p text:style-name="_3c_gloss_3e_"><text:span text:style-name="T3">[grc593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emplâtre.</text:span></text:p>
      <text:p text:style-name="_3c_grc_3e_"><text:span text:style-name="Strong"><text:span text:style-name="T1">ἐ</text:span></text:span><text:span text:style-name="Strong"><text:span text:style-name="T3">μπροσθ</text:span></text:span><text:span text:style-name="Strong"><text:span text:style-name="T1">ό</text:span></text:span><text:span text:style-name="Strong"><text:span text:style-name="T3">το</text:span></text:span><text:span text:style-name="Strong"><text:span text:style-name="T1">ν</text:span></text:span><text:span text:style-name="Strong"><text:span text:style-name="T3">ος</text:span></text:span><text:span text:style-name="T3">.</text:span></text:p>
      <text:p text:style-name="_3c_gloss_3e_"><text:span text:style-name="T3">[grc594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emprosthotonos.</text:span></text:p>
      <text:p text:style-name="_3c_grc_3e_"><text:soft-page-break/><text:span text:style-name="Strong"><text:span text:style-name="T1">ἔ</text:span></text:span><text:span text:style-name="Strong"><text:span text:style-name="T3">μπτυσις</text:span></text:span><text:span text:style-name="T3">.</text:span></text:p>
      <text:p text:style-name="_3c_gloss_3e_"><text:span text:style-name="T3">[grc595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expectoration.</text:span></text:p>
      <text:p text:style-name="_3c_grc_3e_"><text:span text:style-name="Strong"><text:span text:style-name="T1">ἐ</text:span></text:span><text:span text:style-name="Strong"><text:span text:style-name="T3">μπύημα</text:span></text:span><text:span text:style-name="T3">.</text:span></text:p>
      <text:p text:style-name="_3c_gloss_3e_"><text:span text:style-name="T3">[grc596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empyème.</text:span></text:p>
      <text:p text:style-name="_3c_grc_3e_"><text:span text:style-name="Strong"><text:span text:style-name="T1">ἔ</text:span></text:span><text:span text:style-name="Strong"><text:span text:style-name="T3">μπυος</text:span></text:span><text:span text:style-name="T3">.</text:span></text:p>
      <text:p text:style-name="_3c_gloss_3e_"><text:span text:style-name="T3">[grc597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qui expectore des crachats purulents ; qui a du pus dans une cavité, dans la poitrine.</text:span></text:p>
      <text:p text:style-name="_3c_grc_3e_"><text:span text:style-name="Strong"><text:span text:style-name="T1">ἔ</text:span></text:span><text:span text:style-name="Strong"><text:span text:style-name="T3">μπυος</text:span></text:span><text:span text:style-name="Strong"><text:span text:style-name="T4"> </text:span></text:span><text:span text:style-name="Strong"><text:span text:style-name="T1">μότος</text:span></text:span><text:span text:style-name="T3">.</text:span></text:p>
      <text:p text:style-name="_3c_gloss_3e_"><text:span text:style-name="T3">[grc598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charpie ou tente que l’on introduit dans une plaie suppurante.</text:span></text:p>
      <text:p text:style-name="_3c_grc_3e_"><text:span text:style-name="Strong"><text:span text:style-name="T1">ἔ</text:span></text:span><text:span text:style-name="Strong"><text:span text:style-name="T3">μπυρος</text:span></text:span><text:span text:style-name="T3">.</text:span></text:p>
      <text:p text:style-name="_3c_gloss_3e_"><text:span text:style-name="T3">[grc599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qui a la fièvre.</text:span></text:p>
      <text:p text:style-name="_3c_grc_3e_"><text:span text:style-name="Strong"><text:span text:style-name="T1">ἐ</text:span></text:span><text:span text:style-name="Strong"><text:span text:style-name="T3">μφρακτι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600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obstruant.</text:span></text:p>
      <text:p text:style-name="_3c_grc_3e_"><text:span text:style-name="Strong"><text:span text:style-name="T1">ἔ</text:span></text:span><text:span text:style-name="Strong"><text:span text:style-name="T3">μφραξις</text:span></text:span><text:span text:style-name="T3">.</text:span></text:p>
      <text:p text:style-name="_3c_gloss_3e_"><text:span text:style-name="T3">[grc601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obstruction.</text:span></text:p>
      <text:p text:style-name="_3c_grc_3e_"><text:span text:style-name="Strong"><text:span text:style-name="T1">ἐ</text:span></text:span><text:span text:style-name="Strong"><text:span text:style-name="T3">μφύσημα</text:span></text:span><text:span text:style-name="T3">.</text:span></text:p>
      <text:p text:style-name="_3c_gloss_3e_"><text:span text:style-name="T3">[grc602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emphysème.</text:span></text:p>
      <text:p text:style-name="_3c_grc_3e_"><text:span text:style-name="Strong"><text:span text:style-name="T1">ἐ</text:span></text:span><text:span text:style-name="Strong"><text:span text:style-name="T3">μφύτευσις</text:span></text:span><text:span text:style-name="T3">.</text:span></text:p>
      <text:p text:style-name="_3c_gloss_3e_"><text:span text:style-name="T3">[grc603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greffe.</text:span></text:p>
      <text:p text:style-name="_3c_grc_3e_"><text:span text:style-name="Strong"><text:span text:style-name="T1">ἔ</text:span></text:span><text:span text:style-name="Strong"><text:span text:style-name="T3">μφυτος</text:span></text:span><text:span text:style-name="T3">.</text:span></text:p>
      <text:p text:style-name="_3c_gloss_3e_"><text:span text:style-name="T3">[grc604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inné.</text:span></text:p>
      <text:p text:style-name="_3c_grc_3e_"><text:span text:style-name="Strong"><text:span text:style-name="T1">ἕ</text:span></text:span><text:span text:style-name="Strong"><text:span text:style-name="T3">ναιμος</text:span></text:span><text:span text:style-name="T3">.</text:span></text:p>
      <text:p text:style-name="_3c_gloss_3e_"><text:span text:style-name="T3">[grc605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hémostatique.</text:span></text:p>
      <text:p text:style-name="_3c_grc_3e_"><text:span text:style-name="Strong"><text:span text:style-name="T1">ἐ</text:span></text:span><text:span text:style-name="Strong"><text:span text:style-name="T3">ναιώρημα</text:span></text:span><text:span text:style-name="T3">.</text:span></text:p>
      <text:p text:style-name="_3c_gloss_3e_"><text:span text:style-name="T3">[grc606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énéorème.</text:span></text:p>
      <text:p text:style-name="_3c_grc_3e_"><text:span text:style-name="Strong"><text:span text:style-name="T1">ἐ</text:span></text:span><text:span text:style-name="Strong"><text:span text:style-name="T3">νδήμιος</text:span></text:span><text:span text:style-name="T3">, </text:span><text:span text:style-name="Strong"><text:span text:style-name="T1">ἔ</text:span></text:span><text:span text:style-name="Strong"><text:span text:style-name="T3">νδημος</text:span></text:span><text:span text:style-name="T3">.</text:span></text:p>
      <text:p text:style-name="_3c_gloss_3e_"><text:span text:style-name="T3">[grc607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endémique.</text:span></text:p>
      <text:p text:style-name="_3c_grc_3e_"><text:span text:style-name="Strong"><text:span text:style-name="T1">ἔ</text:span></text:span><text:span text:style-name="Strong"><text:span text:style-name="T3">νδοσις</text:span></text:span><text:span text:style-name="T3">.</text:span></text:p>
      <text:p text:style-name="_3c_gloss_3e_"><text:span text:style-name="T3">[grc608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rémission.</text:span></text:p>
      <text:p text:style-name="_3c_grc_3e_"><text:span text:style-name="Strong"><text:span text:style-name="T1">ἔ</text:span></text:span><text:span text:style-name="Strong"><text:span text:style-name="T3">νεμα</text:span></text:span><text:span text:style-name="T3">.</text:span></text:p>
      <text:p text:style-name="_3c_gloss_3e_"><text:span text:style-name="T3">[grc609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clystère, injection.</text:span></text:p>
      <text:p text:style-name="_3c_grc_3e_"><text:span text:style-name="Strong"><text:span text:style-name="T1">ἐ</text:span></text:span><text:span text:style-name="Strong"><text:span text:style-name="T3">νέργεια</text:span></text:span><text:span text:style-name="T3">.</text:span></text:p>
      <text:p text:style-name="_3c_gloss_3e_"><text:span text:style-name="T3">[grc610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activité.</text:span></text:p>
      <text:p text:style-name="_3c_grc_3e_"><text:span text:style-name="Strong"><text:span text:style-name="T1">ἔ</text:span></text:span><text:span text:style-name="Strong"><text:span text:style-name="T3">νθλασις</text:span></text:span><text:span text:style-name="T3">.</text:span></text:p>
      <text:p text:style-name="_3c_gloss_3e_"><text:span text:style-name="T3">[grc611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fracture avec enfoncement.</text:span></text:p>
      <text:p text:style-name="_3c_grc_3e_"><text:soft-page-break/><text:span text:style-name="Strong"><text:span text:style-name="T1">ἐ</text:span></text:span><text:span text:style-name="Strong"><text:span text:style-name="T3">νιαύσιος</text:span></text:span><text:span text:style-name="T3">.</text:span></text:p>
      <text:p text:style-name="_3c_gloss_3e_"><text:span text:style-name="T3">[grc612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annuel.</text:span></text:p>
      <text:p text:style-name="_3c_grc_3e_"><text:span text:style-name="Strong"><text:span text:style-name="T1">ἔ</text:span></text:span><text:span text:style-name="Strong"><text:span text:style-name="T3">νορμ</text:span></text:span><text:span text:style-name="Strong"><text:span text:style-name="T1">ω</text:span></text:span><text:span text:style-name="Strong"><text:span text:style-name="T3">ν</text:span></text:span><text:span text:style-name="T3">.</text:span></text:p>
      <text:p text:style-name="_3c_gloss_3e_"><text:span text:style-name="T3">[grc613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l’énormon.</text:span></text:p>
      <text:p text:style-name="_3c_grc_3e_"><text:span text:style-name="Strong"><text:span text:style-name="T1">ἔ</text:span></text:span><text:span text:style-name="Strong"><text:span text:style-name="T3">νουλον</text:span></text:span><text:span text:style-name="T3">.</text:span></text:p>
      <text:p text:style-name="_3c_gloss_3e_"><text:span text:style-name="T3">[grc614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le dedans des gencives.</text:span></text:p>
      <text:p text:style-name="_3c_grc_3e_"><text:span text:style-name="Strong"><text:span text:style-name="T1">ἔ</text:span></text:span><text:span text:style-name="Strong"><text:span text:style-name="T3">ντασις</text:span></text:span><text:span text:style-name="T3">.</text:span></text:p>
      <text:p text:style-name="_3c_gloss_3e_"><text:span text:style-name="T3">[grc615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érection.</text:span></text:p>
      <text:p text:style-name="_3c_grc_3e_"><text:span text:style-name="Strong"><text:span text:style-name="T1">ἐ</text:span></text:span><text:span text:style-name="Strong"><text:span text:style-name="T3">ντεροκήλη</text:span></text:span><text:span text:style-name="T3">.</text:span></text:p>
      <text:p text:style-name="_3c_gloss_3e_"><text:span text:style-name="T3">[grc616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entérocèle.</text:span></text:p>
      <text:p text:style-name="_3c_grc_3e_"><text:span text:style-name="Strong"><text:span text:style-name="T1">ἔ</text:span></text:span><text:span text:style-name="Strong"><text:span text:style-name="T3">ντερο</text:span></text:span><text:span text:style-name="Strong"><text:span text:style-name="T1">ν</text:span></text:span><text:span text:style-name="T3">.</text:span></text:p>
      <text:p text:style-name="_3c_gloss_3e_"><text:span text:style-name="T3">[grc617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intestin.</text:span></text:p>
      <text:p text:style-name="_3c_grc_3e_"><text:span text:style-name="Strong"><text:span text:style-name="T1">ἔν</text:span></text:span><text:span text:style-name="Strong"><text:span text:style-name="T3">τομο</text:span></text:span><text:span text:style-name="Strong"><text:span text:style-name="T1">ν</text:span></text:span><text:span text:style-name="T3">.</text:span></text:p>
      <text:p text:style-name="_3c_gloss_3e_"><text:span text:style-name="T3">[grc618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insecte.</text:span></text:p>
      <text:p text:style-name="_3c_grc_3e_"><text:span text:style-name="Strong"><text:span text:style-name="T1">ἐ</text:span></text:span><text:span text:style-name="Strong"><text:span text:style-name="T3">ξάμβλωμα</text:span></text:span><text:span text:style-name="T3">.</text:span></text:p>
      <text:p text:style-name="_3c_gloss_3e_"><text:span text:style-name="T3">[grc619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avortement.</text:span></text:p>
      <text:p text:style-name="_3c_grc_3e_"><text:span text:style-name="Strong"><text:span text:style-name="T1">ἐ</text:span></text:span><text:span text:style-name="Strong"><text:span text:style-name="T3">ξάνθημα</text:span></text:span><text:span text:style-name="T3">.</text:span></text:p>
      <text:p text:style-name="_3c_gloss_3e_"><text:span text:style-name="T3">[grc620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exanthème.</text:span></text:p>
      <text:p text:style-name="_3c_grc_3e_"><text:span text:style-name="Strong"><text:span text:style-name="T1">ἐ</text:span></text:span><text:span text:style-name="Strong"><text:span text:style-name="T3">ξάρθρημα</text:span></text:span><text:span text:style-name="T3">, </text:span><text:span text:style-name="Strong"><text:span text:style-name="T1">ἐ</text:span></text:span><text:span text:style-name="Strong"><text:span text:style-name="T3">ξάρθρωμα</text:span></text:span><text:span text:style-name="T3">, </text:span><text:span text:style-name="Strong"><text:span text:style-name="T1">ἐ</text:span></text:span><text:span text:style-name="Strong"><text:span text:style-name="T3">ξάρθρωσις</text:span></text:span><text:span text:style-name="T3">.</text:span></text:p>
      <text:p text:style-name="_3c_gloss_3e_"><text:span text:style-name="T3">[grc621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luxation.</text:span></text:p>
      <text:p text:style-name="_3c_grc_3e_"><text:span text:style-name="Strong"><text:span text:style-name="T1">ἐ</text:span></text:span><text:span text:style-name="Strong"><text:span text:style-name="T3">ξελκυσμ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622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extraction.</text:span></text:p>
      <text:p text:style-name="_3c_grc_3e_"><text:span text:style-name="Strong"><text:span text:style-name="T1">ἐ</text:span></text:span><text:span text:style-name="Strong"><text:span text:style-name="T3">ξεχέβρογχος</text:span></text:span><text:span text:style-name="T3">.</text:span></text:p>
      <text:p text:style-name="_3c_gloss_3e_"><text:span text:style-name="T3">[grc623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affecté de bronchocèle.</text:span></text:p>
      <text:p text:style-name="_3c_grc_3e_"><text:span text:style-name="Strong"><text:span text:style-name="T1">ἐξεχέγλουτος</text:span></text:span><text:span text:style-name="T3">.</text:span></text:p>
      <text:p text:style-name="_3c_gloss_3e_"><text:span text:style-name="T3">[grc624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qui a une hanche saillante.</text:span></text:p>
      <text:p text:style-name="_3c_grc_3e_"><text:span text:style-name="Strong"><text:span text:style-name="T1">ἕ</text:span></text:span><text:span text:style-name="Strong"><text:span text:style-name="T3">ξις</text:span></text:span><text:span text:style-name="T3">.</text:span></text:p>
      <text:p text:style-name="_3c_gloss_3e_"><text:span text:style-name="T3">[grc625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disposition, constitution.</text:span></text:p>
      <text:p text:style-name="_3c_grc_3e_"><text:span text:style-name="Strong"><text:span text:style-name="T1">ἐ</text:span></text:span><text:span text:style-name="Strong"><text:span text:style-name="T3">ξολκ</text:span></text:span><text:span text:style-name="Strong"><text:span text:style-name="T1">ὴ</text:span></text:span><text:span text:style-name="T3">.</text:span></text:p>
      <text:p text:style-name="_3c_gloss_3e_"><text:span text:style-name="T3">[grc626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extraction.</text:span></text:p>
      <text:p text:style-name="_3c_grc_3e_"><text:span text:style-name="Strong"><text:span text:style-name="T1">ἐ</text:span></text:span><text:span text:style-name="Strong"><text:span text:style-name="T3">ξομοίωσις</text:span></text:span><text:span text:style-name="T3">.</text:span></text:p>
      <text:p text:style-name="_3c_gloss_3e_"><text:span text:style-name="T3">[grc627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assimilation.</text:span></text:p>
      <text:p text:style-name="_3c_grc_3e_"><text:span text:style-name="Strong"><text:span text:style-name="T1">ἐ</text:span></text:span><text:span text:style-name="Strong"><text:span text:style-name="T3">ξό</text:span></text:span><text:span text:style-name="Strong"><text:span text:style-name="T1">μ</text:span></text:span><text:span text:style-name="Strong"><text:span text:style-name="T3">φαλος</text:span></text:span><text:span text:style-name="T3">.</text:span></text:p>
      <text:p text:style-name="_3c_gloss_3e_"><text:span text:style-name="T3">[grc628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exomphale.</text:span></text:p>
      <text:p text:style-name="_3c_grc_3e_"><text:soft-page-break/><text:span text:style-name="Strong"><text:span text:style-name="T1">ἐ</text:span></text:span><text:span text:style-name="Strong"><text:span text:style-name="T3">ξο</text:span></text:span><text:span text:style-name="Strong"><text:span text:style-name="T1">ν</text:span></text:span><text:span text:style-name="Strong"><text:span text:style-name="T3">είρωσις</text:span></text:span><text:span text:style-name="T3">.</text:span></text:p>
      <text:p text:style-name="_3c_gloss_3e_"><text:span text:style-name="T3">[grc629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pollution nocturne.</text:span></text:p>
      <text:p text:style-name="_3c_grc_3e_"><text:span text:style-name="Strong"><text:span text:style-name="T1">ἐ</text:span></text:span><text:span text:style-name="Strong"><text:span text:style-name="T3">ξ</text:span></text:span><text:span text:style-name="Strong"><text:span text:style-name="T1">ό</text:span></text:span><text:span text:style-name="Strong"><text:span text:style-name="T3">στωσις</text:span></text:span><text:span text:style-name="T3">.</text:span></text:p>
      <text:p text:style-name="_3c_gloss_3e_"><text:span text:style-name="T3">[grc630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exostose.</text:span></text:p>
      <text:p text:style-name="_3c_grc_3e_"><text:span text:style-name="Strong"><text:span text:style-name="T1">ἐ</text:span></text:span><text:span text:style-name="Strong"><text:span text:style-name="T3">πα</text:span></text:span><text:span text:style-name="Strong"><text:span text:style-name="T1">ν</text:span></text:span><text:span text:style-name="Strong"><text:span text:style-name="T3">θισμ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631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une grosse veine.</text:span></text:p>
      <text:p text:style-name="_3c_grc_3e_"><text:span text:style-name="Strong"><text:span text:style-name="T1">ἔ</text:span></text:span><text:span text:style-name="Strong"><text:span text:style-name="T3">παρμα</text:span></text:span><text:span text:style-name="T3">.</text:span></text:p>
      <text:p text:style-name="_3c_gloss_3e_"><text:span text:style-name="T3">[grc632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tumeur en général, ou particulièrement une parotide.</text:span></text:p>
      <text:p text:style-name="_3c_grc_3e_"><text:span text:style-name="Strong"><text:span text:style-name="T1">ἔ</text:span></text:span><text:span text:style-name="Strong"><text:span text:style-name="T3">παρσις</text:span></text:span><text:span text:style-name="T3">.</text:span></text:p>
      <text:p text:style-name="_3c_gloss_3e_"><text:span text:style-name="T3">[grc633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tumeur.</text:span></text:p>
      <text:p text:style-name="_3c_grc_3e_"><text:span text:style-name="Strong"><text:span text:style-name="T1">ἐ</text:span></text:span><text:span text:style-name="Strong"><text:span text:style-name="T3">πιγλωττ</text:span></text:span><text:span text:style-name="Strong"><text:span text:style-name="T1">ὶ</text:span></text:span><text:span text:style-name="Strong"><text:span text:style-name="T3">ς</text:span></text:span><text:span text:style-name="T3">.</text:span></text:p>
      <text:p text:style-name="_3c_gloss_3e_"><text:span text:style-name="T6">[grc634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6">p. 1729</text:span></text:span></text:a><text:span text:style-name="T6">] épiglotte.</text:span></text:p>
      <text:p text:style-name="_3c_grc_3e_"><text:span text:style-name="Strong"><text:span text:style-name="T1">ἐ</text:span></text:span><text:span text:style-name="Strong"><text:span text:style-name="T3">πιγο</text:span></text:span><text:span text:style-name="Strong"><text:span text:style-name="T1">ν</text:span></text:span><text:span text:style-name="Strong"><text:span text:style-name="T3">ατ</text:span></text:span><text:span text:style-name="Strong"><text:span text:style-name="T1">ὶ</text:span></text:span><text:span text:style-name="Strong"><text:span text:style-name="T3">ς</text:span></text:span><text:span text:style-name="T3">, </text:span><text:span text:style-name="Strong"><text:span text:style-name="T1">ἐ</text:span></text:span><text:span text:style-name="Strong"><text:span text:style-name="T3">πιγου</text:span></text:span><text:span text:style-name="Strong"><text:span text:style-name="T1">νὶ</text:span></text:span><text:span text:style-name="Strong"><text:span text:style-name="T3">ς</text:span></text:span><text:span text:style-name="T3">.</text:span></text:p>
      <text:p text:style-name="_3c_gloss_3e_"><text:span text:style-name="T3">[grc635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la rotule.</text:span></text:p>
      <text:p text:style-name="_3c_grc_3e_"><text:span text:style-name="Strong"><text:span text:style-name="T1">ἐ</text:span></text:span><text:span text:style-name="Strong"><text:span text:style-name="T3">πιδερμ</text:span></text:span><text:span text:style-name="Strong"><text:span text:style-name="T1">ὶ</text:span></text:span><text:span text:style-name="Strong"><text:span text:style-name="T3">ς</text:span></text:span><text:span text:style-name="T3">.</text:span></text:p>
      <text:p text:style-name="_3c_gloss_3e_"><text:span text:style-name="T3">[grc636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épiderme.</text:span></text:p>
      <text:p text:style-name="_3c_grc_3e_"><text:span text:style-name="Strong"><text:span text:style-name="T1">ἐ</text:span></text:span><text:span text:style-name="Strong"><text:span text:style-name="T3">πίδεσις</text:span></text:span><text:span text:style-name="T3">.</text:span></text:p>
      <text:p text:style-name="_3c_gloss_3e_"><text:span text:style-name="T3">[grc637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appareil, bandage.</text:span></text:p>
      <text:p text:style-name="_3c_grc_3e_"><text:span text:style-name="Strong"><text:span text:style-name="T1">ἐ</text:span></text:span><text:span text:style-name="Strong"><text:span text:style-name="T3">πίδεσμος</text:span></text:span><text:span text:style-name="T3">.</text:span></text:p>
      <text:p text:style-name="_3c_gloss_3e_"><text:span text:style-name="T3">[grc638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bande.</text:span></text:p>
      <text:p text:style-name="_3c_grc_3e_"><text:span text:style-name="Strong"><text:span text:style-name="T1">ἐ</text:span></text:span><text:span text:style-name="Strong"><text:span text:style-name="T3">πιδήμιος</text:span></text:span><text:span text:style-name="T3">, </text:span><text:span text:style-name="Strong"><text:span text:style-name="T1">ἐ</text:span></text:span><text:span text:style-name="Strong"><text:span text:style-name="T3">πίδημος</text:span></text:span><text:span text:style-name="T3">.</text:span></text:p>
      <text:p text:style-name="_3c_gloss_3e_"><text:span text:style-name="T6">[grc639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6">p. 1729</text:span></text:span></text:a><text:span text:style-name="T6">] épidémique.</text:span></text:p>
      <text:p text:style-name="_3c_grc_3e_"><text:span text:style-name="Strong"><text:span text:style-name="T1">ἐ</text:span></text:span><text:span text:style-name="Strong"><text:span text:style-name="T3">πιδιδυμ</text:span></text:span><text:span text:style-name="Strong"><text:span text:style-name="T1">ὶ</text:span></text:span><text:span text:style-name="Strong"><text:span text:style-name="T3">ς</text:span></text:span><text:span text:style-name="T3">.</text:span></text:p>
      <text:p text:style-name="_3c_gloss_3e_"><text:span text:style-name="T6">[grc640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6">p. 1729</text:span></text:span></text:a><text:span text:style-name="T6">] épididyme.</text:span></text:p>
      <text:p text:style-name="_3c_grc_3e_"><text:span text:style-name="Strong"><text:span text:style-name="T1">ἐ</text:span></text:span><text:span text:style-name="Strong"><text:span text:style-name="T3">πίθημα</text:span></text:span><text:span text:style-name="T3">.</text:span></text:p>
      <text:p text:style-name="_3c_gloss_3e_"><text:span text:style-name="T6">[grc641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6">p. 1729</text:span></text:span></text:a><text:span text:style-name="T6">] épithème.</text:span></text:p>
      <text:p text:style-name="_3c_grc_3e_"><text:span text:style-name="Strong"><text:span text:style-name="T1">ἐ</text:span></text:span><text:span text:style-name="Strong"><text:span text:style-name="T3">πίκαυμα</text:span></text:span><text:span text:style-name="T3">.</text:span></text:p>
      <text:p text:style-name="_3c_gloss_3e_"><text:span text:style-name="T3">[grc642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brûlure légère, épicaume.</text:span></text:p>
      <text:p text:style-name="_3c_grc_3e_"><text:span text:style-name="Strong"><text:span text:style-name="T1">ἐ</text:span></text:span><text:span text:style-name="Strong"><text:span text:style-name="T3">πικρά</text:span></text:span><text:span text:style-name="Strong"><text:span text:style-name="T1">ν</text:span></text:span><text:span text:style-name="Strong"><text:span text:style-name="T3">ιος</text:span></text:span><text:span text:style-name="T3">.</text:span></text:p>
      <text:p text:style-name="_3c_gloss_3e_"><text:span text:style-name="T3">[grc643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épicranien.</text:span></text:p>
      <text:p text:style-name="_3c_grc_3e_"><text:span text:style-name="Strong"><text:span text:style-name="T1">ἐ</text:span></text:span><text:span text:style-name="Strong"><text:span text:style-name="T3">πικραν</text:span></text:span><text:span text:style-name="Strong"><text:span text:style-name="T1">ὶ</text:span></text:span><text:span text:style-name="Strong"><text:span text:style-name="T3">ς</text:span></text:span><text:span text:style-name="T3">.</text:span></text:p>
      <text:p text:style-name="_3c_gloss_3e_"><text:span text:style-name="T3">[grc644 </text:span><text:a xlink:type="simple" xlink:href="https://www.biusante.parisdescartes.fr/histoire/medica/resultats/index.php?do=zoom&amp;cote=37020d&amp;p=1742" text:style-name="Internet_20_link" text:visited-style-name="Visited_20_Internet_20_Link"><text:span text:style-name="Internet_20_link"><text:span text:style-name="T3">p. 1729</text:span></text:span></text:a><text:span text:style-name="T3">] cervelet.</text:span></text:p>
      <text:p text:style-name="_3c_grc_3e_"><text:span text:style-name="Strong"><text:span text:style-name="T1">ἐ</text:span></text:span><text:span text:style-name="Strong"><text:span text:style-name="T3">πικτένιον</text:span></text:span><text:span text:style-name="T3">.</text:span></text:p>
      <text:p text:style-name="_3c_gloss_3e_"><text:span text:style-name="T3">[grc645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3">p. 1730</text:span></text:span></text:a><text:span text:style-name="T3">] le pubis.</text:span></text:p>
      <text:p text:style-name="_3c_grc_3e_"><text:soft-page-break/><text:span text:style-name="Strong"><text:span text:style-name="T1">ἐ</text:span></text:span><text:span text:style-name="Strong"><text:span text:style-name="T3">πικύημα</text:span></text:span><text:span text:style-name="T3">.</text:span></text:p>
      <text:p text:style-name="_3c_gloss_3e_"><text:span text:style-name="T3">[grc646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3">p. 1730</text:span></text:span></text:a><text:span text:style-name="T3">] superfétation.</text:span></text:p>
      <text:p text:style-name="_3c_grc_3e_"><text:span text:style-name="Strong"><text:span text:style-name="T1">ἐ</text:span></text:span><text:span text:style-name="Strong"><text:span text:style-name="T3">πικώφωσις</text:span></text:span><text:span text:style-name="T3">.</text:span></text:p>
      <text:p text:style-name="_3c_gloss_3e_"><text:span text:style-name="T6">[grc647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6">p. 1730</text:span></text:span></text:a><text:span text:style-name="T6">] surdité.</text:span></text:p>
      <text:p text:style-name="_3c_grc_3e_"><text:span text:style-name="Strong"><text:span text:style-name="T1">ἐ</text:span></text:span><text:span text:style-name="Strong"><text:span text:style-name="T3">πιληψία</text:span></text:span><text:span text:style-name="T3">.</text:span></text:p>
      <text:p text:style-name="_3c_gloss_3e_"><text:span text:style-name="T6">[grc648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6">p. 1730</text:span></text:span></text:a><text:span text:style-name="T6">] épilepsie.</text:span></text:p>
      <text:p text:style-name="_3c_grc_3e_"><text:span text:style-name="Strong"><text:span text:style-name="T1">ἐ</text:span></text:span><text:span text:style-name="Strong"><text:span text:style-name="T3">πιμυλ</text:span></text:span><text:span text:style-name="Strong"><text:span text:style-name="T1">ὶ</text:span></text:span><text:span text:style-name="Strong"><text:span text:style-name="T3">ς</text:span></text:span><text:span text:style-name="T3">.</text:span></text:p>
      <text:p text:style-name="_3c_gloss_3e_"><text:span text:style-name="T3">[grc649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3">p. 1730</text:span></text:span></text:a><text:span text:style-name="T3">] la rotule.</text:span></text:p>
      <text:p text:style-name="_3c_grc_3e_"><text:span text:style-name="Strong"><text:span text:style-name="T1">ἐ</text:span></text:span><text:span text:style-name="Strong"><text:span text:style-name="T3">πινυκτ</text:span></text:span><text:span text:style-name="Strong"><text:span text:style-name="T1">ὶ</text:span></text:span><text:span text:style-name="Strong"><text:span text:style-name="T3">ς</text:span></text:span><text:span text:style-name="T3">.</text:span></text:p>
      <text:p text:style-name="_3c_gloss_3e_"><text:span text:style-name="T6">[grc650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6">p. 1730</text:span></text:span></text:a><text:span text:style-name="T6">] épinyctide.</text:span></text:p>
      <text:p text:style-name="_3c_grc_3e_"><text:span text:style-name="Strong"><text:span text:style-name="T1">ἐ</text:span></text:span><text:span text:style-name="Strong"><text:span text:style-name="T3">πιπλοκήλη</text:span></text:span><text:span text:style-name="T3">.</text:span></text:p>
      <text:p text:style-name="_3c_gloss_3e_"><text:span text:style-name="T6">[grc651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6">p. 1730</text:span></text:span></text:a><text:span text:style-name="T6">] épiplocèle.</text:span></text:p>
      <text:p text:style-name="_3c_grc_3e_"><text:span text:style-name="Strong"><text:span text:style-name="T1">ἐ</text:span></text:span><text:span text:style-name="Strong"><text:span text:style-name="T3">πιπλόμφαλον</text:span></text:span><text:span text:style-name="T3">.</text:span></text:p>
      <text:p text:style-name="_3c_gloss_3e_"><text:span text:style-name="T6">[grc652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6">p. 1730</text:span></text:span></text:a><text:span text:style-name="T6">] épiplomphale.</text:span></text:p>
      <text:p text:style-name="_3c_grc_3e_"><text:span text:style-name="Strong"><text:span text:style-name="T1">ἐ</text:span></text:span><text:span text:style-name="Strong"><text:span text:style-name="T3">π</text:span></text:span><text:span text:style-name="Strong"><text:span text:style-name="T1">ί</text:span></text:span><text:span text:style-name="Strong"><text:span text:style-name="T3">πλοον</text:span></text:span><text:span text:style-name="T3">.</text:span></text:p>
      <text:p text:style-name="_3c_gloss_3e_"><text:span text:style-name="T6">[grc653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6">p. 1730</text:span></text:span></text:a><text:span text:style-name="T6">] épiploon.</text:span></text:p>
      <text:p text:style-name="_3c_grc_3e_"><text:span text:style-name="Strong"><text:span text:style-name="T1">ἐ</text:span></text:span><text:span text:style-name="Strong"><text:span text:style-name="T3">πίσειον</text:span></text:span><text:span text:style-name="T3">.</text:span></text:p>
      <text:p text:style-name="_3c_gloss_3e_"><text:span text:style-name="T6">[grc654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6">p. 1730</text:span></text:span></text:a><text:span text:style-name="T6">] pubis.</text:span></text:p>
      <text:p text:style-name="_3c_grc_3e_"><text:span text:style-name="Strong"><text:span text:style-name="T1">ἐ</text:span></text:span><text:span text:style-name="Strong"><text:span text:style-name="T3">πισημασία</text:span></text:span><text:span text:style-name="T3">.</text:span></text:p>
      <text:p text:style-name="_3c_gloss_3e_"><text:span text:style-name="T6">[grc655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6">p. 1730</text:span></text:span></text:a><text:span text:style-name="T6">] épisémasie.</text:span></text:p>
      <text:p text:style-name="_3c_grc_3e_"><text:span text:style-name="Strong"><text:span text:style-name="T1">ἐ</text:span></text:span><text:span text:style-name="Strong"><text:span text:style-name="T3">πίσπασις</text:span></text:span><text:span text:style-name="T3">.</text:span></text:p>
      <text:p text:style-name="_3c_gloss_3e_"><text:span text:style-name="T6">[grc656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6">p. 1730</text:span></text:span></text:a><text:span text:style-name="T6">] attraction.</text:span></text:p>
      <text:p text:style-name="_3c_grc_3e_"><text:span text:style-name="Strong"><text:span text:style-name="T1">ἐ</text:span></text:span><text:span text:style-name="Strong"><text:span text:style-name="T3">πισπαστι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6">[grc657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6">p. 1730</text:span></text:span></text:a><text:span text:style-name="T6">] épispastique.</text:span></text:p>
      <text:p text:style-name="_3c_grc_3e_"><text:span text:style-name="Strong"><text:span text:style-name="T1">ἐ</text:span></text:span><text:span text:style-name="Strong"><text:span text:style-name="T3">πίσταξις</text:span></text:span><text:span text:style-name="T3">.</text:span></text:p>
      <text:p text:style-name="_3c_gloss_3e_"><text:span text:style-name="T6">[grc658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6">p. 1730</text:span></text:span></text:a><text:span text:style-name="T6">] épistaxis.</text:span></text:p>
      <text:p text:style-name="_3c_grc_3e_"><text:span text:style-name="Strong"><text:span text:style-name="T1">ἐ</text:span></text:span><text:span text:style-name="Strong"><text:span text:style-name="T3">πίστασις</text:span></text:span><text:span text:style-name="T3">.</text:span></text:p>
      <text:p text:style-name="_3c_gloss_3e_"><text:span text:style-name="T3">[grc659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3">p. 1730</text:span></text:span></text:a><text:span text:style-name="T3">] rétention, suppression.</text:span></text:p>
      <text:p text:style-name="_3c_grc_3e_"><text:span text:style-name="Strong"><text:span text:style-name="T1">ἐ</text:span></text:span><text:span text:style-name="Strong"><text:span text:style-name="T3">πιφαινόμενον</text:span></text:span><text:span text:style-name="T3">.</text:span></text:p>
      <text:p text:style-name="_3c_gloss_3e_"><text:span text:style-name="T3">[grc660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3">p. 1730</text:span></text:span></text:a><text:span text:style-name="T3">] épiphénomène.</text:span></text:p>
      <text:p text:style-name="_3c_grc_3e_"><text:span text:style-name="Strong"><text:span text:style-name="T1">ἐ</text:span></text:span><text:span text:style-name="Strong"><text:span text:style-name="T3">πίφλεβος</text:span></text:span><text:span text:style-name="T3">.</text:span></text:p>
      <text:p text:style-name="_3c_gloss_3e_"><text:span text:style-name="T3">[grc661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3">p. 1730</text:span></text:span></text:a><text:span text:style-name="T3">] qui a des veines très-apparentes.</text:span></text:p>
      <text:p text:style-name="_3c_grc_3e_"><text:span text:style-name="Strong"><text:span text:style-name="T1">ἐ</text:span></text:span><text:span text:style-name="Strong"><text:span text:style-name="T3">πιφορ</text:span></text:span><text:span text:style-name="Strong"><text:span text:style-name="T1">ὰ</text:span></text:span><text:span text:style-name="T3">.</text:span></text:p>
      <text:p text:style-name="_3c_gloss_3e_"><text:span text:style-name="T3">[grc662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3">p. 1730</text:span></text:span></text:a><text:span text:style-name="T3">] larmoiement, épiphora.</text:span></text:p>
      <text:p text:style-name="_3c_grc_3e_"><text:soft-page-break/><text:span text:style-name="Strong"><text:span text:style-name="T1">ἐ</text:span></text:span><text:span text:style-name="Strong"><text:span text:style-name="T3">πίφυσις</text:span></text:span><text:span text:style-name="T3">.</text:span></text:p>
      <text:p text:style-name="_3c_gloss_3e_"><text:span text:style-name="T3">[grc663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3">p. 1730</text:span></text:span></text:a><text:span text:style-name="T3">] épiphyse.</text:span></text:p>
      <text:p text:style-name="_3c_grc_3e_"><text:span text:style-name="Strong"><text:span text:style-name="T1">ἐ</text:span></text:span><text:span text:style-name="Strong"><text:span text:style-name="T3">πίχολος</text:span></text:span><text:span text:style-name="T3">.</text:span></text:p>
      <text:p text:style-name="_3c_gloss_3e_"><text:span text:style-name="T3">[grc664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3">p. 1730</text:span></text:span></text:a><text:span text:style-name="T3">] bilieux.</text:span></text:p>
      <text:p text:style-name="_3c_grc_3e_"><text:span text:style-name="Strong"><text:span text:style-name="T1">ἐ</text:span></text:span><text:span text:style-name="Strong"><text:span text:style-name="T3">πιχορδ</text:span></text:span><text:span text:style-name="Strong"><text:span text:style-name="T1">ὶ</text:span></text:span><text:span text:style-name="Strong"><text:span text:style-name="T3">ς</text:span></text:span><text:span text:style-name="T3">.</text:span></text:p>
      <text:p text:style-name="_3c_gloss_3e_"><text:span text:style-name="T3">[grc665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3">p. 1730</text:span></text:span></text:a><text:span text:style-name="T3">] mésentère.</text:span></text:p>
      <text:p text:style-name="_3c_grc_3e_"><text:span text:style-name="Strong"><text:span text:style-name="T1">ἐ</text:span></text:span><text:span text:style-name="Strong"><text:span text:style-name="T3">πουλ</text:span></text:span><text:span text:style-name="Strong"><text:span text:style-name="T1">ὶ</text:span></text:span><text:span text:style-name="Strong"><text:span text:style-name="T3">ς</text:span></text:span><text:span text:style-name="T3">.</text:span></text:p>
      <text:p text:style-name="_3c_gloss_3e_"><text:span text:style-name="T3">[grc666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3">p. 1730</text:span></text:span></text:a><text:span text:style-name="T3">] épulie.</text:span></text:p>
      <text:p text:style-name="_3c_grc_3e_"><text:span text:style-name="Strong"><text:span text:style-name="T1">ἐ</text:span></text:span><text:span text:style-name="Strong"><text:span text:style-name="T3">πουλωτι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667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3">p. 1730</text:span></text:span></text:a><text:span text:style-name="T3">] épulotique.</text:span></text:p>
      <text:p text:style-name="_3c_grc_3e_"><text:span text:style-name="Strong"><text:span text:style-name="T1">ἐ</text:span></text:span><text:span text:style-name="Strong"><text:span text:style-name="T3">πωμ</text:span></text:span><text:span text:style-name="Strong"><text:span text:style-name="T1">ὶ</text:span></text:span><text:span text:style-name="Strong"><text:span text:style-name="T3">ς</text:span></text:span><text:span text:style-name="T3">.</text:span></text:p>
      <text:p text:style-name="_3c_gloss_3e_"><text:span text:style-name="T3">[grc668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3">p. 1730</text:span></text:span></text:a><text:span text:style-name="T3">] le haut de l’épaule.</text:span></text:p>
      <text:p text:style-name="_3c_grc_3e_"><text:span text:style-name="Strong"><text:span text:style-name="T1">ἐ</text:span></text:span><text:span text:style-name="Strong"><text:span text:style-name="T3">ρ</text:span></text:span><text:span text:style-name="Strong"><text:span text:style-name="T1">έ</text:span></text:span><text:span text:style-name="Strong"><text:span text:style-name="T3">θισμα</text:span></text:span><text:span text:style-name="T3">.</text:span></text:p>
      <text:p text:style-name="_3c_gloss_3e_"><text:span text:style-name="T3">[grc669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3">p. 1730</text:span></text:span></text:a><text:span text:style-name="T3">] stimulus, irritant.</text:span></text:p>
      <text:p text:style-name="_3c_grc_3e_"><text:span text:style-name="Strong"><text:span text:style-name="T1">ἐ</text:span></text:span><text:span text:style-name="Strong"><text:span text:style-name="T3">ρεθισμ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670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3">p. 1730</text:span></text:span></text:a><text:span text:style-name="T3">] éréthisme.</text:span></text:p>
      <text:p text:style-name="_3c_grc_3e_"><text:span text:style-name="Strong"><text:span text:style-name="T1">ἐ</text:span></text:span><text:span text:style-name="Strong"><text:span text:style-name="T3">ρευγμ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671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3">p. 1730</text:span></text:span></text:a><text:span text:style-name="T3">] éructation.</text:span></text:p>
      <text:p text:style-name="_3c_grc_3e_"><text:span text:style-name="Strong"><text:span text:style-name="T1">ἔ</text:span></text:span><text:span text:style-name="Strong"><text:span text:style-name="T3">ρευξις</text:span></text:span><text:span text:style-name="T3">.</text:span></text:p>
      <text:p text:style-name="_3c_gloss_3e_"><text:span text:style-name="T3">[grc672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3">p. 1730</text:span></text:span></text:a><text:span text:style-name="T3">] éructation, flatulence, excrétion.</text:span></text:p>
      <text:p text:style-name="_3c_grc_3e_"><text:span text:style-name="Strong"><text:span text:style-name="T1">ἑ</text:span></text:span><text:span text:style-name="Strong"><text:span text:style-name="T3">ρμαφρόδιτος</text:span></text:span><text:span text:style-name="T3">.</text:span></text:p>
      <text:p text:style-name="_3c_gloss_3e_"><text:span text:style-name="T3">[grc673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3">p. 1730</text:span></text:span></text:a><text:span text:style-name="T3">] hermaphrodite.</text:span></text:p>
      <text:p text:style-name="_3c_grc_3e_"><text:span text:style-name="Strong"><text:span text:style-name="T1">ἕ</text:span></text:span><text:span text:style-name="Strong"><text:span text:style-name="T3">ρπης</text:span></text:span><text:span text:style-name="T3">.</text:span></text:p>
      <text:p text:style-name="_3c_gloss_3e_"><text:span text:style-name="T3">[grc674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3">p. 1730</text:span></text:span></text:a><text:span text:style-name="T3">] dartre.</text:span></text:p>
      <text:p text:style-name="_3c_grc_3e_"><text:span text:style-name="Strong"><text:span text:style-name="T1">ἑ</text:span></text:span><text:span text:style-name="Strong"><text:span text:style-name="T3">ρπητι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675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3">p. 1730</text:span></text:span></text:a><text:span text:style-name="T3">] herpétique.</text:span></text:p>
      <text:p text:style-name="_3c_grc_3e_"><text:span text:style-name="Strong"><text:span text:style-name="T1">ἔῤῥ</text:span></text:span><text:span text:style-name="Strong"><text:span text:style-name="T3">ινος</text:span></text:span><text:span text:style-name="T3">.</text:span></text:p>
      <text:p text:style-name="_3c_gloss_3e_"><text:span text:style-name="T3">[grc676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3">p. 1730</text:span></text:span></text:a><text:span text:style-name="T3">] errhin.</text:span></text:p>
      <text:p text:style-name="_3c_grc_3e_"><text:span text:style-name="Strong"><text:span text:style-name="T1">ἐ</text:span></text:span><text:span text:style-name="Strong"><text:span text:style-name="T3">ρυγμ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6">[grc677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6">p. 1730</text:span></text:span></text:a><text:span text:style-name="T6">] Voyez </text:span><text:span text:style-name="T1">ἐ</text:span><text:span text:style-name="T3">ρευγμ</text:span><text:span text:style-name="T1">ὸ</text:span><text:span text:style-name="T3">ς</text:span><text:span text:style-name="T6">.</text:span></text:p>
      <text:p text:style-name="_3c_grc_3e_"><text:span text:style-name="Strong"><text:span text:style-name="T1">ἐ</text:span></text:span><text:span text:style-name="Strong"><text:span text:style-name="T3">ρύθημα</text:span></text:span><text:span text:style-name="T3">.</text:span></text:p>
      <text:p text:style-name="_3c_gloss_3e_"><text:span text:style-name="T6">[grc678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6">p. 1730</text:span></text:span></text:a><text:span text:style-name="T6">] érythème.</text:span></text:p>
      <text:p text:style-name="_3c_grc_3e_"><text:span text:style-name="Strong"><text:span text:style-name="T1">ἐ</text:span></text:span><text:span text:style-name="Strong"><text:span text:style-name="T3">ρυθροειδ</text:span></text:span><text:span text:style-name="Strong"><text:span text:style-name="T1">ὴ</text:span></text:span><text:span text:style-name="Strong"><text:span text:style-name="T3">ς</text:span></text:span><text:span text:style-name="T3">.</text:span></text:p>
      <text:p text:style-name="_3c_gloss_3e_"><text:span text:style-name="T6">[grc679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6">p. 1730</text:span></text:span></text:a><text:span text:style-name="T6">] érythroïde.</text:span></text:p>
      <text:p text:style-name="_3c_grc_3e_"><text:soft-page-break/><text:span text:style-name="Strong"><text:span text:style-name="T1">ἐ</text:span></text:span><text:span text:style-name="Strong"><text:span text:style-name="T3">ρυσίπελας</text:span></text:span><text:span text:style-name="T3">.</text:span></text:p>
      <text:p text:style-name="_3c_gloss_3e_"><text:span text:style-name="T6">[grc680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6">p. 1730</text:span></text:span></text:a><text:span text:style-name="T6">] érysipèle.</text:span></text:p>
      <text:p text:style-name="_3c_grc_3e_"><text:span text:style-name="Strong"><text:span text:style-name="T1">ἔ</text:span></text:span><text:span text:style-name="Strong"><text:span text:style-name="T3">ρως</text:span></text:span><text:span text:style-name="T3">.</text:span></text:p>
      <text:p text:style-name="_3c_gloss_3e_"><text:span text:style-name="T3">[grc681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3">p. 1730</text:span></text:span></text:a><text:span text:style-name="T3">] amour.</text:span></text:p>
      <text:p text:style-name="_3c_grc_3e_"><text:span text:style-name="Strong"><text:span text:style-name="T1">ἐ</text:span></text:span><text:span text:style-name="Strong"><text:span text:style-name="T3">ρωτομανία</text:span></text:span><text:span text:style-name="T3">.</text:span></text:p>
      <text:p text:style-name="_3c_gloss_3e_"><text:span text:style-name="T3">[grc682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3">p. 1730</text:span></text:span></text:a><text:span text:style-name="T3">] érotomanie.</text:span></text:p>
      <text:p text:style-name="_3c_grc_3e_"><text:span text:style-name="Strong"><text:span text:style-name="T1">ἔ</text:span></text:span><text:span text:style-name="Strong"><text:span text:style-name="T3">σφλασις</text:span></text:span><text:span text:style-name="T3">.</text:span></text:p>
      <text:p text:style-name="_3c_gloss_3e_"><text:span text:style-name="T3">[grc683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3">p. 1730</text:span></text:span></text:a><text:span text:style-name="T3">] Voyez </text:span><text:span text:style-name="T1">ἐ</text:span><text:span text:style-name="T3">νθλάσις.</text:span></text:p>
      <text:p text:style-name="_3c_grc_3e_"><text:span text:style-name="Strong"><text:span text:style-name="T1">ἐ</text:span></text:span><text:span text:style-name="Strong"><text:span text:style-name="T3">σχάρα</text:span></text:span><text:span text:style-name="T3">.</text:span></text:p>
      <text:p text:style-name="_3c_gloss_3e_"><text:span text:style-name="T3">[grc684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3">p. 1730</text:span></text:span></text:a><text:span text:style-name="T3">] eschare.</text:span></text:p>
      <text:p text:style-name="_3c_grc_3e_"><text:span text:style-name="Strong"><text:span text:style-name="T1">ἐ</text:span></text:span><text:span text:style-name="Strong"><text:span text:style-name="T3">σχαρωτι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685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3">p. 1730</text:span></text:span></text:a><text:span text:style-name="T3">] escharotique.</text:span></text:p>
      <text:p text:style-name="_3c_grc_3e_"><text:span text:style-name="Strong"><text:span text:style-name="T1">ἐ</text:span></text:span><text:span text:style-name="Strong"><text:span text:style-name="T3">σχατογέρων</text:span></text:span><text:span text:style-name="T3">.</text:span></text:p>
      <text:p text:style-name="_3c_gloss_3e_"><text:span text:style-name="T3">[grc686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3">p. 1730</text:span></text:span></text:a><text:span text:style-name="T3">] décrépit.</text:span></text:p>
      <text:p text:style-name="_3c_grc_3e_"><text:span text:style-name="Strong"><text:span text:style-name="T1">εὐ</text:span></text:span><text:span text:style-name="Strong"><text:span text:style-name="T3">διάπνευστος</text:span></text:span><text:span text:style-name="T3">.</text:span></text:p>
      <text:p text:style-name="_3c_gloss_3e_"><text:span text:style-name="T3">[grc687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3">p. 1730</text:span></text:span></text:a><text:span text:style-name="T3">] qui transpire facilement.</text:span></text:p>
      <text:p text:style-name="_3c_grc_3e_"><text:span text:style-name="Strong"><text:span text:style-name="T3">ε</text:span></text:span><text:span text:style-name="Strong"><text:span text:style-name="T1">ὐ</text:span></text:span><text:span text:style-name="Strong"><text:span text:style-name="T3">εξία</text:span></text:span><text:span text:style-name="T3">.</text:span></text:p>
      <text:p text:style-name="_3c_gloss_3e_"><text:span text:style-name="T3">[grc688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3">p. 1730</text:span></text:span></text:a><text:span text:style-name="T3">] bon état du corps.</text:span></text:p>
      <text:p text:style-name="_3c_grc_3e_"><text:span text:style-name="Strong"><text:span text:style-name="T3">ε</text:span></text:span><text:span text:style-name="Strong"><text:span text:style-name="T1">ὐ</text:span></text:span><text:span text:style-name="Strong"><text:span text:style-name="T3">ήθεια</text:span></text:span><text:span text:style-name="T3">.</text:span></text:p>
      <text:p text:style-name="_3c_gloss_3e_"><text:span text:style-name="T3">[grc689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3">p. 1730</text:span></text:span></text:a><text:span text:style-name="T3">] bénignité.</text:span></text:p>
      <text:p text:style-name="_3c_grc_3e_"><text:span text:style-name="Strong"><text:span text:style-name="T3">ε</text:span></text:span><text:span text:style-name="Strong"><text:span text:style-name="T1">ὐ</text:span></text:span><text:span text:style-name="Strong"><text:span text:style-name="T3">ήθης</text:span></text:span><text:span text:style-name="T3">.</text:span></text:p>
      <text:p text:style-name="_3c_gloss_3e_"><text:span text:style-name="T3">[grc690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3">p. 1730</text:span></text:span></text:a><text:span text:style-name="T3">] de bonne nature, bénin.</text:span></text:p>
      <text:p text:style-name="_3c_grc_3e_"><text:span text:style-name="Strong"><text:span text:style-name="T3">ε</text:span></text:span><text:span text:style-name="Strong"><text:span text:style-name="T1">ὐ</text:span></text:span><text:span text:style-name="Strong"><text:span text:style-name="T3">θυμία</text:span></text:span><text:span text:style-name="T3">.</text:span></text:p>
      <text:p text:style-name="_3c_gloss_3e_"><text:span text:style-name="T3">[grc691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3">p. 1730</text:span></text:span></text:a><text:span text:style-name="T3">] bonne disposition morale.</text:span></text:p>
      <text:p text:style-name="_3c_grc_3e_"><text:span text:style-name="Strong"><text:span text:style-name="T3">ε</text:span></text:span><text:span text:style-name="Strong"><text:span text:style-name="T1">ὐ</text:span></text:span><text:span text:style-name="Strong"><text:span text:style-name="T3">θύπνους</text:span></text:span><text:span text:style-name="T3">.</text:span></text:p>
      <text:p text:style-name="_3c_gloss_3e_"><text:span text:style-name="T3">[grc692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3">p. 1730</text:span></text:span></text:a><text:span text:style-name="T3">] qui a la respiration facile.</text:span></text:p>
      <text:p text:style-name="_3c_grc_3e_"><text:span text:style-name="Strong"><text:span text:style-name="T3">ε</text:span></text:span><text:span text:style-name="Strong"><text:span text:style-name="T1">ὐ</text:span></text:span><text:span text:style-name="Strong"><text:span text:style-name="T3">κοίλιος</text:span></text:span><text:span text:style-name="T3">.</text:span></text:p>
      <text:p text:style-name="_3c_gloss_3e_"><text:span text:style-name="T3">[grc693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3">p. 1730</text:span></text:span></text:a><text:span text:style-name="T3">] qui entretient la liberté du ventre.</text:span></text:p>
      <text:p text:style-name="_3c_grc_3e_"><text:span text:style-name="Strong"><text:span text:style-name="T3">ε</text:span></text:span><text:span text:style-name="Strong"><text:span text:style-name="T1">ὐ</text:span></text:span><text:span text:style-name="Strong"><text:span text:style-name="T3">κρασία</text:span></text:span><text:span text:style-name="T3">.</text:span></text:p>
      <text:p text:style-name="_3c_gloss_3e_"><text:span text:style-name="T3">[grc694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3">p. 1730</text:span></text:span></text:a><text:span text:style-name="T3">] eucrasie.</text:span></text:p>
      <text:p text:style-name="_3c_grc_3e_"><text:span text:style-name="Strong"><text:span text:style-name="T1">εὔ</text:span></text:span><text:span text:style-name="Strong"><text:span text:style-name="T3">κριτος</text:span></text:span><text:span text:style-name="T3">.</text:span></text:p>
      <text:p text:style-name="_3c_gloss_3e_"><text:span text:style-name="T3">[grc695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3">p. 1730</text:span></text:span></text:a><text:span text:style-name="T3">] qui a une crise heureuse.</text:span></text:p>
      <text:p text:style-name="_3c_grc_3e_"><text:span text:style-name="Strong"><text:span text:style-name="T3">ε</text:span></text:span><text:span text:style-name="Strong"><text:span text:style-name="T1">ὐ</text:span></text:span><text:span text:style-name="Strong"><text:span text:style-name="T3">νουχισμ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696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3">p. 1730</text:span></text:span></text:a><text:span text:style-name="T3">] castration.</text:span></text:p>
      <text:p text:style-name="_3c_grc_3e_"><text:soft-page-break/><text:span text:style-name="Strong"><text:span text:style-name="T3">ε</text:span></text:span><text:span text:style-name="Strong"><text:span text:style-name="T1">ὐ</text:span></text:span><text:span text:style-name="Strong"><text:span text:style-name="T3">νο</text:span></text:span><text:span text:style-name="Strong"><text:span text:style-name="T1">ῦ</text:span></text:span><text:span text:style-name="Strong"><text:span text:style-name="T3">χος</text:span></text:span><text:span text:style-name="T3">.</text:span></text:p>
      <text:p text:style-name="_3c_gloss_3e_"><text:span text:style-name="T6">[grc697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6">p. 1730</text:span></text:span></text:a><text:span text:style-name="T6">] eunuque.</text:span></text:p>
      <text:p text:style-name="_3c_grc_3e_"><text:span text:style-name="Strong"><text:span text:style-name="T3">ε</text:span></text:span><text:span text:style-name="Strong"><text:span text:style-name="T1">ὐ</text:span></text:span><text:span text:style-name="Strong"><text:span text:style-name="T3">πεψία</text:span></text:span><text:span text:style-name="T3">.</text:span></text:p>
      <text:p text:style-name="_3c_gloss_3e_"><text:span text:style-name="T6">[grc698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6">p. 1730</text:span></text:span></text:a><text:span text:style-name="T6">] eupepsie.</text:span></text:p>
      <text:p text:style-name="_3c_grc_3e_"><text:span text:style-name="Strong"><text:span text:style-name="T3">ε</text:span></text:span><text:span text:style-name="Strong"><text:span text:style-name="T1">ὔ</text:span></text:span><text:span text:style-name="Strong"><text:span text:style-name="T3">πνοια</text:span></text:span><text:span text:style-name="T3">.</text:span></text:p>
      <text:p text:style-name="_3c_gloss_3e_"><text:span text:style-name="T3">[grc699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3">p. 1730</text:span></text:span></text:a><text:span text:style-name="T3">] respiration facile.</text:span></text:p>
      <text:p text:style-name="_3c_grc_3e_"><text:span text:style-name="Strong"><text:span text:style-name="T3">ε</text:span></text:span><text:span text:style-name="Strong"><text:span text:style-name="T1">ὔ</text:span></text:span><text:span text:style-name="Strong"><text:span text:style-name="T3">σαρκος</text:span></text:span><text:span text:style-name="T3">.</text:span></text:p>
      <text:p text:style-name="_3c_gloss_3e_"><text:span text:style-name="T3">[grc700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3">p. 1730</text:span></text:span></text:a><text:span text:style-name="T3">] robuste.</text:span></text:p>
      <text:p text:style-name="_3c_grc_3e_"><text:span text:style-name="Strong"><text:span text:style-name="T3">ε</text:span></text:span><text:span text:style-name="Strong"><text:span text:style-name="T1">ὐ</text:span></text:span><text:span text:style-name="Strong"><text:span text:style-name="T3">τροφία</text:span></text:span><text:span text:style-name="T3">.</text:span></text:p>
      <text:p text:style-name="_3c_gloss_3e_"><text:span text:style-name="T3">[grc701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3">p. 1730</text:span></text:span></text:a><text:span text:style-name="T3">] eutrophie.</text:span></text:p>
      <text:p text:style-name="_3c_grc_3e_"><text:span text:style-name="Strong"><text:span text:style-name="T3">ε</text:span></text:span><text:span text:style-name="Strong"><text:span text:style-name="T1">ὐ</text:span></text:span><text:span text:style-name="Strong"><text:span text:style-name="T3">φορία</text:span></text:span><text:span text:style-name="T3">.</text:span></text:p>
      <text:p text:style-name="_3c_gloss_3e_"><text:span text:style-name="T3">[grc702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3">p. 1730</text:span></text:span></text:a><text:span text:style-name="T3">] euphorie.</text:span></text:p>
      <text:p text:style-name="_3c_grc_3e_"><text:span text:style-name="Strong"><text:span text:style-name="T1">ἐ</text:span></text:span><text:span text:style-name="Strong"><text:span text:style-name="T3">φηλ</text:span></text:span><text:span text:style-name="Strong"><text:span text:style-name="T1">ὶ</text:span></text:span><text:span text:style-name="Strong"><text:span text:style-name="T3">ς</text:span></text:span><text:span text:style-name="T3">.</text:span></text:p>
      <text:p text:style-name="_3c_gloss_3e_"><text:span text:style-name="T3">[grc703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3">p. 1730</text:span></text:span></text:a><text:span text:style-name="T3">] éphélide.</text:span></text:p>
      <text:p text:style-name="_3c_grc_3e_"><text:span text:style-name="Strong"><text:span text:style-name="T1">ἐ</text:span></text:span><text:span text:style-name="Strong"><text:span text:style-name="T3">φήμερος</text:span></text:span><text:span text:style-name="T3">.</text:span></text:p>
      <text:p text:style-name="_3c_gloss_3e_"><text:span text:style-name="T3">[grc704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3">p. 1730</text:span></text:span></text:a><text:span text:style-name="T3">] éphémère.</text:span></text:p>
      <text:p text:style-name="_3c_grc_3e_"><text:span text:style-name="Strong"><text:span text:style-name="T1">ἐ</text:span></text:span><text:span text:style-name="Strong"><text:span text:style-name="T3">φιάλτης</text:span></text:span><text:span text:style-name="T3">.</text:span></text:p>
      <text:p text:style-name="_3c_gloss_3e_"><text:span text:style-name="T3">[grc705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3">p. 1730</text:span></text:span></text:a><text:span text:style-name="T3">] cauchemar.</text:span></text:p>
      <text:p text:style-name="_3c_grc_3e_"><text:span text:style-name="Strong"><text:span text:style-name="T1">ἔ</text:span></text:span><text:span text:style-name="Strong"><text:span text:style-name="T3">φοδος</text:span></text:span><text:span text:style-name="T3">.</text:span></text:p>
      <text:p text:style-name="_3c_gloss_3e_"><text:span text:style-name="T3">[grc706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3">p. 1730</text:span></text:span></text:a><text:span text:style-name="T3">] visite du médecin.</text:span></text:p>
      <text:p text:style-name="_3c_grc_3e_"><text:span text:style-name="Strong"><text:span text:style-name="T1">ἕ</text:span></text:span><text:span text:style-name="Strong"><text:span text:style-name="T3">ψημα</text:span></text:span><text:span text:style-name="T3">.</text:span></text:p>
      <text:p text:style-name="_3c_gloss_3e_"><text:span text:style-name="T3">[grc707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3">p. 1730</text:span></text:span></text:a><text:span text:style-name="T3">] sapa.</text:span></text:p>
      <text:p text:style-name="_3c_grc_3e_"><text:span text:style-name="Strong"><text:span text:style-name="T3">ζιγγίβερις</text:span></text:span><text:span text:style-name="T3">.</text:span></text:p>
      <text:p text:style-name="_3c_gloss_3e_"><text:span text:style-name="T6">[grc708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6">p. 1730</text:span></text:span></text:a><text:span text:style-name="T6">] gingembre.</text:span></text:p>
      <text:p text:style-name="_3c_grc_3e_"><text:span text:style-name="Strong"><text:span text:style-name="T3">ζύγωμα</text:span></text:span><text:span text:style-name="T3">.</text:span></text:p>
      <text:p text:style-name="_3c_gloss_3e_"><text:span text:style-name="T6">[grc709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6">p. 1730</text:span></text:span></text:a><text:span text:style-name="T6">] zygoma.</text:span></text:p>
      <text:p text:style-name="_3c_grc_3e_"><text:span text:style-name="Strong"><text:span text:style-name="T3">ζύθος</text:span></text:span><text:span text:style-name="T3">.</text:span></text:p>
      <text:p text:style-name="_3c_gloss_3e_"><text:span text:style-name="T3">[grc710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3">p. 1730</text:span></text:span></text:a><text:span text:style-name="T3">] bière, boisson.</text:span></text:p>
      <text:p text:style-name="_3c_grc_3e_"><text:span text:style-name="Strong"><text:span text:style-name="T3">ζύμη</text:span></text:span><text:span text:style-name="T3">.</text:span></text:p>
      <text:p text:style-name="_3c_gloss_3e_"><text:span text:style-name="T3">[grc711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3">p. 1730</text:span></text:span></text:a><text:span text:style-name="T3">] ferment.</text:span></text:p>
      <text:p text:style-name="_3c_grc_3e_"><text:span text:style-name="Strong"><text:span text:style-name="T3">ζύμωμα</text:span></text:span><text:span text:style-name="T3">.</text:span></text:p>
      <text:p text:style-name="_3c_gloss_3e_"><text:span text:style-name="T3">[grc712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3">p. 1730</text:span></text:span></text:a><text:span text:style-name="T3">] ferment.</text:span></text:p>
      <text:p text:style-name="_3c_grc_3e_"><text:span text:style-name="Strong"><text:span text:style-name="T3">ζύμωσις</text:span></text:span><text:span text:style-name="T3">.</text:span></text:p>
      <text:p text:style-name="_3c_gloss_3e_"><text:span text:style-name="T3">[grc713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3">p. 1730</text:span></text:span></text:a><text:span text:style-name="T3">] fermentation.</text:span></text:p>
      <text:p text:style-name="_3c_grc_3e_"><text:soft-page-break/><text:span text:style-name="Strong"><text:span text:style-name="T3">ζω</text:span></text:span><text:span text:style-name="Strong"><text:span text:style-name="T1">ὴ</text:span></text:span><text:span text:style-name="T3">.</text:span></text:p>
      <text:p text:style-name="_3c_gloss_3e_"><text:span text:style-name="T3">[grc714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3">p. 1730</text:span></text:span></text:a><text:span text:style-name="T3">] vie.</text:span></text:p>
      <text:p text:style-name="_3c_grc_3e_"><text:span text:style-name="Strong"><text:span text:style-name="T3">ζ</text:span></text:span><text:span text:style-name="Strong"><text:span text:style-name="T1">ῶ</text:span></text:span><text:span text:style-name="Strong"><text:span text:style-name="T3">ον</text:span></text:span><text:span text:style-name="T3">.</text:span></text:p>
      <text:p text:style-name="_3c_gloss_3e_"><text:span text:style-name="T3">[grc715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3">p. 1730</text:span></text:span></text:a><text:span text:style-name="T3">] animal.</text:span></text:p>
      <text:p text:style-name="_3c_grc_3e_"><text:span text:style-name="Strong"><text:span text:style-name="T3">ζωόφυτον</text:span></text:span><text:span text:style-name="T3">.</text:span></text:p>
      <text:p text:style-name="_3c_gloss_3e_"><text:span text:style-name="T3">[grc716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3">p. 1730</text:span></text:span></text:a><text:span text:style-name="T3">] zoophyte.</text:span></text:p>
      <text:p text:style-name="_3c_grc_3e_"><text:span text:style-name="Strong"><text:span text:style-name="T3">ζωστ</text:span></text:span><text:span text:style-name="Strong"><text:span text:style-name="T1">ὴ</text:span></text:span><text:span text:style-name="Strong"><text:span text:style-name="T3">ρ</text:span></text:span><text:span text:style-name="T3">.</text:span></text:p>
      <text:p text:style-name="_3c_gloss_3e_"><text:span text:style-name="T3">[grc717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3">p. 1730</text:span></text:span></text:a><text:span text:style-name="T3">] zona.</text:span></text:p>
      <text:p text:style-name="_3c_grc_3e_"><text:span text:style-name="Strong"><text:span text:style-name="T3">ζω</text:span></text:span><text:span text:style-name="Strong"><text:span text:style-name="T1">ΰ</text:span></text:span><text:span text:style-name="Strong"><text:span text:style-name="T3">φιον</text:span></text:span><text:span text:style-name="T3">.</text:span></text:p>
      <text:p text:style-name="_3c_gloss_3e_"><text:span text:style-name="T3">[grc718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3">p. 1730</text:span></text:span></text:a><text:span text:style-name="T3">] animalcule.</text:span></text:p>
      <text:p text:style-name="_3c_grc_3e_"><text:span text:style-name="Strong"><text:span text:style-name="T1">ἥ</text:span></text:span><text:span text:style-name="Strong"><text:span text:style-name="T3">βη</text:span></text:span><text:span text:style-name="T3">.</text:span></text:p>
      <text:p text:style-name="_3c_gloss_3e_"><text:span text:style-name="T3">[grc719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3">p. 1730</text:span></text:span></text:a><text:span text:style-name="T3">] puberté.</text:span></text:p>
      <text:p text:style-name="_3c_grc_3e_"><text:span text:style-name="Strong"><text:span text:style-name="T1">ἡ</text:span></text:span><text:span text:style-name="Strong"><text:span text:style-name="T3">βητ</text:span></text:span><text:span text:style-name="Strong"><text:span text:style-name="T1">ὴ</text:span></text:span><text:span text:style-name="Strong"><text:span text:style-name="T3">ρ</text:span></text:span><text:span text:style-name="T3">.</text:span></text:p>
      <text:p text:style-name="_3c_gloss_3e_"><text:span text:style-name="T6">[grc720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6">p. 1730</text:span></text:span></text:a><text:span text:style-name="T6">] pubère.</text:span></text:p>
      <text:p text:style-name="_3c_grc_3e_"><text:span text:style-name="Strong"><text:span text:style-name="T1">ἡ</text:span></text:span><text:span text:style-name="Strong"><text:span text:style-name="T3">βητι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6">[grc721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6">p. 1730</text:span></text:span></text:a><text:span text:style-name="T6">] nubile.</text:span></text:p>
      <text:p text:style-name="_3c_grc_3e_"><text:span text:style-name="Strong"><text:span text:style-name="T1">ἥ</text:span></text:span><text:span text:style-name="Strong"><text:span text:style-name="T3">δυσμα</text:span></text:span><text:span text:style-name="T3">.</text:span></text:p>
      <text:p text:style-name="_3c_gloss_3e_"><text:span text:style-name="T3">[grc722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3">p. 1730</text:span></text:span></text:a><text:span text:style-name="T3">] condiment.</text:span></text:p>
      <text:p text:style-name="_3c_grc_3e_"><text:span text:style-name="Strong"><text:span text:style-name="T1">ἦ</text:span></text:span><text:span text:style-name="Strong"><text:span text:style-name="T3">θος</text:span></text:span><text:span text:style-name="T3">.</text:span></text:p>
      <text:p text:style-name="_3c_gloss_3e_"><text:span text:style-name="T3">[grc723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3">p. 1730</text:span></text:span></text:a><text:span text:style-name="T3">] moral.</text:span></text:p>
      <text:p text:style-name="_3c_grc_3e_"><text:span text:style-name="Strong"><text:span text:style-name="T1">ἤ</text:span></text:span><text:span text:style-name="Strong"><text:span text:style-name="T3">λεκτρον</text:span></text:span><text:span text:style-name="T3">.</text:span></text:p>
      <text:p text:style-name="_3c_gloss_3e_"><text:span text:style-name="T3">[grc724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3">p. 1730</text:span></text:span></text:a><text:span text:style-name="T3">] ambre jaune ou succin.</text:span></text:p>
      <text:p text:style-name="_3c_grc_3e_"><text:span text:style-name="Strong"><text:span text:style-name="T1">ἡ</text:span></text:span><text:span text:style-name="Strong"><text:span text:style-name="T3">λικία</text:span></text:span><text:span text:style-name="T3">.</text:span></text:p>
      <text:p text:style-name="_3c_gloss_3e_"><text:span text:style-name="T3">[grc725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3">p. 1730</text:span></text:span></text:a><text:span text:style-name="T3">] âge.</text:span></text:p>
      <text:p text:style-name="_3c_grc_3e_"><text:span text:style-name="Strong"><text:span text:style-name="T1">ἡ</text:span></text:span><text:span text:style-name="Strong"><text:span text:style-name="T3">λίωσις</text:span></text:span><text:span text:style-name="T3">.</text:span></text:p>
      <text:p text:style-name="_3c_gloss_3e_"><text:span text:style-name="T3">[grc726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3">p. 1730</text:span></text:span></text:a><text:span text:style-name="T3">] insolation.</text:span></text:p>
      <text:p text:style-name="_3c_grc_3e_"><text:span text:style-name="Strong"><text:span text:style-name="T1">ἡ</text:span></text:span><text:span text:style-name="Strong"><text:span text:style-name="T3">μικρανία</text:span></text:span><text:span text:style-name="T3">.</text:span></text:p>
      <text:p text:style-name="_3c_gloss_3e_"><text:span text:style-name="T3">[grc727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3">p. 1730</text:span></text:span></text:a><text:span text:style-name="T3">] migraine.</text:span></text:p>
      <text:p text:style-name="_3c_grc_3e_"><text:span text:style-name="Strong"><text:span text:style-name="T1">ἡ</text:span></text:span><text:span text:style-name="Strong"><text:span text:style-name="T3">μικρανι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728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3">p. 1730</text:span></text:span></text:a><text:span text:style-name="T3">] qui est atteint de migraine.</text:span></text:p>
      <text:p text:style-name="_3c_grc_3e_"><text:span text:style-name="Strong"><text:span text:style-name="T1">ἡ</text:span></text:span><text:span text:style-name="Strong"><text:span text:style-name="T3">μικράνιον</text:span></text:span><text:span text:style-name="T3">.</text:span></text:p>
      <text:p text:style-name="_3c_gloss_3e_"><text:span text:style-name="T3">[grc729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3">p. 1730</text:span></text:span></text:a><text:span text:style-name="T3">] chaque moitié latérale de la tête.</text:span></text:p>
      <text:p text:style-name="_3c_grc_3e_"><text:span text:style-name="Strong"><text:span text:style-name="T1">ἡ</text:span></text:span><text:span text:style-name="Strong"><text:span text:style-name="T3">μιπληξία</text:span></text:span><text:span text:style-name="T3">.</text:span></text:p>
      <text:p text:style-name="_3c_gloss_3e_"><text:span text:style-name="T3">[grc730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3">p. 1730</text:span></text:span></text:a><text:span text:style-name="T3">] hémiplégie.</text:span></text:p>
      <text:p text:style-name="_3c_grc_3e_"><text:soft-page-break/><text:span text:style-name="Strong"><text:span text:style-name="T1">ἡ</text:span></text:span><text:span text:style-name="Strong"><text:span text:style-name="T3">μιτριτα</text:span></text:span><text:span text:style-name="Strong"><text:span text:style-name="T1">ῖ</text:span></text:span><text:span text:style-name="Strong"><text:span text:style-name="T3">ος</text:span></text:span><text:span text:style-name="T3">.</text:span></text:p>
      <text:p text:style-name="_3c_gloss_3e_"><text:span text:style-name="T3">[grc731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3">p. 1730</text:span></text:span></text:a><text:span text:style-name="T3">] hémitritée.</text:span></text:p>
      <text:p text:style-name="_3c_grc_3e_"><text:span text:style-name="Strong"><text:span text:style-name="T1">ἧ</text:span></text:span><text:span text:style-name="Strong"><text:span text:style-name="T3">παρ</text:span></text:span><text:span text:style-name="T3">.</text:span></text:p>
      <text:p text:style-name="_3c_gloss_3e_"><text:span text:style-name="T3">[grc732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3">p. 1730</text:span></text:span></text:a><text:span text:style-name="T3">] foie.</text:span></text:p>
      <text:p text:style-name="_3c_grc_3e_"><text:span text:style-name="Strong"><text:span text:style-name="T1">ἡ</text:span></text:span><text:span text:style-name="Strong"><text:span text:style-name="T3">πατι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733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3">p. 1730</text:span></text:span></text:a><text:span text:style-name="T3">] hépatique ; affecté d’hépatite.</text:span></text:p>
      <text:p text:style-name="_3c_grc_3e_"><text:span text:style-name="Strong"><text:span text:style-name="T1">ἡ</text:span></text:span><text:span text:style-name="Strong"><text:span text:style-name="T3">πατ</text:span></text:span><text:span text:style-name="Strong"><text:span text:style-name="T1">ῖ</text:span></text:span><text:span text:style-name="Strong"><text:span text:style-name="T3">τις</text:span></text:span><text:span text:style-name="T3">.</text:span></text:p>
      <text:p text:style-name="_3c_gloss_3e_"><text:span text:style-name="T3">[grc734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3">p. 1730</text:span></text:span></text:a><text:span text:style-name="T3">] hépatite ; veine cave.</text:span></text:p>
      <text:p text:style-name="_3c_grc_3e_"><text:span text:style-name="Strong"><text:span text:style-name="T1">ἠ</text:span></text:span><text:span text:style-name="Strong"><text:span text:style-name="T3">πίαλος</text:span></text:span><text:span text:style-name="T3">.</text:span></text:p>
      <text:p text:style-name="_3c_gloss_3e_"><text:span text:style-name="T3">[grc735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3">p. 1730</text:span></text:span></text:a><text:span text:style-name="T3">] épiale.</text:span></text:p>
      <text:p text:style-name="_3c_grc_3e_"><text:span text:style-name="Strong"><text:span text:style-name="T1">ἠ</text:span></text:span><text:span text:style-name="Strong"><text:span text:style-name="T3">πιαλώδης</text:span></text:span><text:span text:style-name="T3">.</text:span></text:p>
      <text:p text:style-name="_3c_gloss_3e_"><text:span text:style-name="T3">[grc736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3">p. 1730</text:span></text:span></text:a><text:span text:style-name="T3">] qui a la fièvre épiale.</text:span></text:p>
      <text:p text:style-name="_3c_grc_3e_"><text:span text:style-name="Strong"><text:span text:style-name="T1">ἤ</text:span></text:span><text:span text:style-name="Strong"><text:span text:style-name="T3">πιος</text:span></text:span><text:span text:style-name="T3">.</text:span></text:p>
      <text:p text:style-name="_3c_gloss_3e_"><text:span text:style-name="T3">[grc737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3">p. 1730</text:span></text:span></text:a><text:span text:style-name="T3">] lénitif.</text:span></text:p>
      <text:p text:style-name="_3c_grc_3e_"><text:span text:style-name="Strong"><text:span text:style-name="T1">ἡ</text:span></text:span><text:span text:style-name="Strong"><text:span text:style-name="T3">ρακλεία</text:span></text:span><text:span text:style-name="T3"> </text:span><text:span text:style-name="Strong"><text:span text:style-name="T3">νόσος</text:span></text:span><text:span text:style-name="T3">.</text:span></text:p>
      <text:p text:style-name="_3c_gloss_3e_"><text:span text:style-name="T3">[grc738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3">p. 1730</text:span></text:span></text:a><text:span text:style-name="T3">] maladie herculéenne, épilepsie.</text:span></text:p>
      <text:p text:style-name="_3c_grc_3e_"><text:span text:style-name="Strong"><text:span text:style-name="T1">ἦ</text:span></text:span><text:span text:style-name="Strong"><text:span text:style-name="T3">τρον</text:span></text:span><text:span text:style-name="T3">.</text:span></text:p>
      <text:p text:style-name="_3c_gloss_3e_"><text:span text:style-name="T3">[grc739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3">p. 1730</text:span></text:span></text:a><text:span text:style-name="T3">] hypogastre, bas-ventre.</text:span></text:p>
      <text:p text:style-name="_3c_grc_3e_"><text:span text:style-name="Strong"><text:span text:style-name="T3">θε</text:span></text:span><text:span text:style-name="Strong"><text:span text:style-name="T1">ῖ</text:span></text:span><text:span text:style-name="Strong"><text:span text:style-name="T3">ον</text:span></text:span><text:span text:style-name="T3">.</text:span></text:p>
      <text:p text:style-name="_3c_gloss_3e_"><text:span text:style-name="T3">[grc740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3">p. 1730</text:span></text:span></text:a><text:span text:style-name="T3">] soufre.</text:span></text:p>
      <text:p text:style-name="_3c_grc_3e_"><text:span text:style-name="Strong"><text:span text:style-name="T3">θ</text:span></text:span><text:span text:style-name="Strong"><text:span text:style-name="T1">έ</text:span></text:span><text:span text:style-name="Strong"><text:span text:style-name="T3">ναρ</text:span></text:span><text:span text:style-name="T3">.</text:span></text:p>
      <text:p text:style-name="_3c_gloss_3e_"><text:span text:style-name="T3">[grc741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3">p. 1730</text:span></text:span></text:a><text:span text:style-name="T3">] éminence thénar, paume de la main.</text:span></text:p>
      <text:p text:style-name="_3c_grc_3e_"><text:span text:style-name="Strong"><text:span text:style-name="T3">θεραπεία</text:span></text:span><text:span text:style-name="T3">.</text:span></text:p>
      <text:p text:style-name="_3c_gloss_3e_"><text:span text:style-name="T3">[grc742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3">p. 1730</text:span></text:span></text:a><text:span text:style-name="T3">] cure, guérison.</text:span></text:p>
      <text:p text:style-name="_3c_grc_3e_"><text:span text:style-name="Strong"><text:span text:style-name="T3">θεραπευτ</text:span></text:span><text:span text:style-name="Strong"><text:span text:style-name="T1">ὴ</text:span></text:span><text:span text:style-name="Strong"><text:span text:style-name="T3">ς</text:span></text:span><text:span text:style-name="T3">.</text:span></text:p>
      <text:p text:style-name="_3c_gloss_3e_"><text:span text:style-name="T1">[</text:span><text:span text:style-name="T3">grc</text:span><text:span text:style-name="T1">743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3">p</text:span></text:span></text:a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1">. 1730</text:span></text:span></text:a><text:span text:style-name="T1">] </text:span><text:span text:style-name="T3">m</text:span><text:span text:style-name="T1">é</text:span><text:span text:style-name="T3">decin</text:span><text:span text:style-name="T1">.</text:span></text:p>
      <text:p text:style-name="_3c_grc_3e_"><text:span text:style-name="Strong"><text:span text:style-name="T3">θεραπευτι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744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3">p. 1730</text:span></text:span></text:a><text:span text:style-name="T3">] qui a la vertu de guérir.</text:span></text:p>
      <text:p text:style-name="_3c_grc_3e_"><text:span text:style-name="Strong"><text:span text:style-name="T3">θέρμασμα</text:span></text:span><text:span text:style-name="T3">.</text:span></text:p>
      <text:p text:style-name="_3c_gloss_3e_"><text:span text:style-name="T3">[grc745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3">p. 1730</text:span></text:span></text:a><text:span text:style-name="T3">] fomentation.</text:span></text:p>
      <text:p text:style-name="_3c_grc_3e_"><text:span text:style-name="Strong"><text:span text:style-name="T3">θηλασμ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746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3">p. 1730</text:span></text:span></text:a><text:span text:style-name="T3">] allaitement.</text:span></text:p>
      <text:p text:style-name="_3c_grc_3e_"><text:span text:style-name="Strong"><text:span text:style-name="T3">θηλ</text:span></text:span><text:span text:style-name="Strong"><text:span text:style-name="T1">ὴ</text:span></text:span><text:span text:style-name="T3">.</text:span></text:p>
      <text:p text:style-name="_3c_gloss_3e_"><text:span text:style-name="T3">[grc747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3">p. 1730</text:span></text:span></text:a><text:span text:style-name="T3">] mamelon.</text:span></text:p>
      <text:p text:style-name="_3c_grc_3e_"><text:soft-page-break/><text:span text:style-name="Strong"><text:span text:style-name="T3">θηριακ</text:span></text:span><text:span text:style-name="Strong"><text:span text:style-name="T1">ὴ</text:span></text:span><text:span text:style-name="T3">.</text:span></text:p>
      <text:p text:style-name="_3c_gloss_3e_"><text:span text:style-name="T3">[grc748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3">p. 1730</text:span></text:span></text:a><text:span text:style-name="T3">] thériaque.</text:span></text:p>
      <text:p text:style-name="_3c_grc_3e_"><text:span text:style-name="Strong"><text:span text:style-name="T3">θήριον</text:span></text:span><text:span text:style-name="T3">, </text:span><text:span text:style-name="Strong"><text:span text:style-name="T3">θηρίωμα</text:span></text:span><text:span text:style-name="T3">.</text:span></text:p>
      <text:p text:style-name="_3c_gloss_3e_"><text:span text:style-name="T3">[grc749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3">p. 1730</text:span></text:span></text:a><text:span text:style-name="T3">] ulcère malin.</text:span></text:p>
      <text:p text:style-name="_3c_grc_3e_"><text:span text:style-name="Strong"><text:span text:style-name="T3">θηριώδης</text:span></text:span><text:span text:style-name="T3">.</text:span></text:p>
      <text:p text:style-name="_3c_gloss_3e_"><text:span text:style-name="T6">[grc750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6">p. 1730</text:span></text:span></text:a><text:span text:style-name="T6">] férine (toux).</text:span></text:p>
      <text:p text:style-name="_3c_grc_3e_"><text:span text:style-name="Strong"><text:span text:style-name="T3">θλάσις, </text:span></text:span><text:span text:style-name="Strong"><text:span text:style-name="T1">θλάσμα</text:span></text:span><text:span text:style-name="T3">.</text:span></text:p>
      <text:p text:style-name="_3c_gloss_3e_"><text:span text:style-name="T3">[grc751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3">p. 1730</text:span></text:span></text:a><text:span text:style-name="T3">] fracture avec dépression des os du crâne ; contusion.</text:span></text:p>
      <text:p text:style-name="_3c_grc_3e_"><text:span text:style-name="Strong"><text:span text:style-name="T3">θλίψις</text:span></text:span><text:span text:style-name="T3">.</text:span></text:p>
      <text:p text:style-name="_3c_gloss_3e_"><text:span text:style-name="T3">[grc752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3">p. 1730</text:span></text:span></text:a><text:span text:style-name="T3">] écrasement.</text:span></text:p>
      <text:p text:style-name="_3c_grc_3e_"><text:span text:style-name="Strong"><text:span text:style-name="T3">θορ</text:span></text:span><text:span text:style-name="Strong"><text:span text:style-name="T1">ὴ</text:span></text:span><text:span text:style-name="T3">, </text:span><text:span text:style-name="Strong"><text:span text:style-name="T3">θορ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753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3">p. 1730</text:span></text:span></text:a><text:span text:style-name="T3">] sperme.</text:span></text:p>
      <text:p text:style-name="_3c_grc_3e_"><text:span text:style-name="Strong"><text:span text:style-name="T3">θρεπτι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754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3">p. 1730</text:span></text:span></text:a><text:span text:style-name="T3">] nourricier.</text:span></text:p>
      <text:p text:style-name="_3c_grc_3e_"><text:span text:style-name="Strong"><text:span text:style-name="T3">θρέψις</text:span></text:span><text:span text:style-name="T3">.</text:span></text:p>
      <text:p text:style-name="_3c_gloss_3e_"><text:span text:style-name="T3">[grc755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3">p. 1730</text:span></text:span></text:a><text:span text:style-name="T3">] nutrition.</text:span></text:p>
      <text:p text:style-name="_3c_grc_3e_"><text:span text:style-name="Strong"><text:span text:style-name="T3">θρ</text:span></text:span><text:span text:style-name="Strong"><text:span text:style-name="T1">ὶ</text:span></text:span><text:span text:style-name="Strong"><text:span text:style-name="T3">ξ</text:span></text:span><text:span text:style-name="T3">.</text:span></text:p>
      <text:p text:style-name="_3c_gloss_3e_"><text:span text:style-name="T6">[grc756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6">p. 1730</text:span></text:span></text:a><text:span text:style-name="T6">] cheveu.</text:span></text:p>
      <text:p text:style-name="_3c_grc_3e_"><text:span text:style-name="Strong"><text:span text:style-name="T3">θρόμβος</text:span></text:span><text:span text:style-name="T3">, </text:span><text:span text:style-name="Strong"><text:span text:style-name="T3">θρόμβωσις</text:span></text:span><text:span text:style-name="T3">.</text:span></text:p>
      <text:p text:style-name="_3c_gloss_3e_"><text:span text:style-name="T3">[grc757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3">p. 1730</text:span></text:span></text:a><text:span text:style-name="T3">] thrombus, caillot de sang.</text:span></text:p>
      <text:p text:style-name="_3c_grc_3e_"><text:span text:style-name="Strong"><text:span text:style-name="T3">θυμίαμα</text:span></text:span><text:span text:style-name="T3">.</text:span></text:p>
      <text:p text:style-name="_3c_gloss_3e_"><text:span text:style-name="T3">[grc758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3">p. 1730</text:span></text:span></text:a><text:span text:style-name="T3">] fumigation.</text:span></text:p>
      <text:p text:style-name="_3c_grc_3e_"><text:span text:style-name="Strong"><text:span text:style-name="T3">θύμος</text:span></text:span><text:span text:style-name="T3">.</text:span></text:p>
      <text:p text:style-name="_3c_gloss_3e_"><text:span text:style-name="T3">[grc759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3">p. 1730</text:span></text:span></text:a><text:span text:style-name="T3">] thym (plante) ; le thymus.</text:span></text:p>
      <text:p text:style-name="_3c_grc_3e_"><text:span text:style-name="Strong"><text:span text:style-name="T3">θυρεοειδ</text:span></text:span><text:span text:style-name="Strong"><text:span text:style-name="T1">ὴ</text:span></text:span><text:span text:style-name="Strong"><text:span text:style-name="T3">ς</text:span></text:span><text:span text:style-name="T3">.</text:span></text:p>
      <text:p text:style-name="_3c_gloss_3e_"><text:span text:style-name="T3">[grc760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3">p. 1730</text:span></text:span></text:a><text:span text:style-name="T3">] thyréoïde.</text:span></text:p>
      <text:p text:style-name="_3c_grc_3e_"><text:span text:style-name="Strong"><text:span text:style-name="T3">θώραξ</text:span></text:span><text:span text:style-name="T3">.</text:span></text:p>
      <text:p text:style-name="_3c_gloss_3e_"><text:span text:style-name="T3">[grc761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3">p. 1730</text:span></text:span></text:a><text:span text:style-name="T3">] thorax.</text:span></text:p>
      <text:p text:style-name="_3c_grc_3e_"><text:span text:style-name="Strong"><text:span text:style-name="T1">ἴ</text:span></text:span><text:span text:style-name="Strong"><text:span text:style-name="T3">αμα</text:span></text:span><text:span text:style-name="T3">.</text:span></text:p>
      <text:p text:style-name="_3c_gloss_3e_"><text:span text:style-name="T3">[grc762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3">p. 1730</text:span></text:span></text:a><text:span text:style-name="T3">] médicament.</text:span></text:p>
      <text:p text:style-name="_3c_grc_3e_"><text:span text:style-name="Strong"><text:span text:style-name="T1">ἰ</text:span></text:span><text:span text:style-name="Strong"><text:span text:style-name="T3">ατραλειπτικ</text:span></text:span><text:span text:style-name="Strong"><text:span text:style-name="T1">ὴ</text:span></text:span><text:span text:style-name="T3">.</text:span></text:p>
      <text:p text:style-name="_3c_gloss_3e_"><text:span text:style-name="T3">[grc763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3">p. 1730</text:span></text:span></text:a><text:span text:style-name="T3">] iatraliptique.</text:span></text:p>
      <text:p text:style-name="_3c_grc_3e_"><text:span text:style-name="Strong"><text:span text:style-name="T1">ἰ</text:span></text:span><text:span text:style-name="Strong"><text:span text:style-name="T3">ατρε</text:span></text:span><text:span text:style-name="Strong"><text:span text:style-name="T1">ῖ</text:span></text:span><text:span text:style-name="Strong"><text:span text:style-name="T3">ον</text:span></text:span><text:span text:style-name="T3">.</text:span></text:p>
      <text:p text:style-name="_3c_gloss_3e_"><text:span text:style-name="T3">[grc764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3">p. 1730</text:span></text:span></text:a><text:span text:style-name="T3">] boutique de médecin.</text:span></text:p>
      <text:p text:style-name="_3c_grc_3e_"><text:soft-page-break/><text:span text:style-name="Strong"><text:span text:style-name="T1">ἰ</text:span></text:span><text:span text:style-name="Strong"><text:span text:style-name="T3">ατρικ</text:span></text:span><text:span text:style-name="Strong"><text:span text:style-name="T1">ὴ</text:span></text:span><text:span text:style-name="T3">.</text:span></text:p>
      <text:p text:style-name="_3c_gloss_3e_"><text:span text:style-name="T3">[grc765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3">p. 1730</text:span></text:span></text:a><text:span text:style-name="T3">] médecine.</text:span></text:p>
      <text:p text:style-name="_3c_grc_3e_"><text:span text:style-name="Strong"><text:span text:style-name="T1">ἰ</text:span></text:span><text:span text:style-name="Strong"><text:span text:style-name="T3">ατρ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6">[grc766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6">p. 1730</text:span></text:span></text:a><text:span text:style-name="T6">] médecin.</text:span></text:p>
      <text:p text:style-name="_3c_grc_3e_"><text:span text:style-name="Strong"><text:span text:style-name="T1">ἰ</text:span></text:span><text:span text:style-name="Strong"><text:span text:style-name="T3">γνύα</text:span></text:span><text:span text:style-name="T3">, </text:span><text:span text:style-name="Strong"><text:span text:style-name="T1">ἰ</text:span></text:span><text:span text:style-name="Strong"><text:span text:style-name="T3">γν</text:span></text:span><text:span text:style-name="Strong"><text:span text:style-name="T1">ὺ</text:span></text:span><text:span text:style-name="Strong"><text:span text:style-name="T3">ς</text:span></text:span><text:span text:style-name="T3">.</text:span></text:p>
      <text:p text:style-name="_3c_gloss_3e_"><text:span text:style-name="T6">[grc767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6">p. 1730</text:span></text:span></text:a><text:span text:style-name="T6">] jarret.</text:span></text:p>
      <text:p text:style-name="_3c_grc_3e_"><text:span text:style-name="Strong"><text:span text:style-name="T1">ἰ</text:span></text:span><text:span text:style-name="Strong"><text:span text:style-name="T3">διοπάθεια</text:span></text:span><text:span text:style-name="T3">.</text:span></text:p>
      <text:p text:style-name="_3c_gloss_3e_"><text:span text:style-name="T6">[grc768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6">p. 1730</text:span></text:span></text:a><text:span text:style-name="T6">] idiopathie.</text:span></text:p>
      <text:p text:style-name="_3c_grc_3e_"><text:span text:style-name="Strong"><text:span text:style-name="T1">ἵ</text:span></text:span><text:span text:style-name="Strong"><text:span text:style-name="T3">δρωα</text:span></text:span><text:span text:style-name="T3">.</text:span></text:p>
      <text:p text:style-name="_3c_gloss_3e_"><text:span text:style-name="T3">[grc769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3">p. 1730</text:span></text:span></text:a><text:span text:style-name="T3">] échauboulures.</text:span></text:p>
      <text:p text:style-name="_3c_grc_3e_"><text:span text:style-name="Strong"><text:span text:style-name="T1">ἵ</text:span></text:span><text:span text:style-name="Strong"><text:span text:style-name="T3">δρως</text:span></text:span><text:span text:style-name="T3">.</text:span></text:p>
      <text:p text:style-name="_3c_gloss_3e_"><text:span text:style-name="T3">[grc770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3">p. 1730</text:span></text:span></text:a><text:span text:style-name="T3">] sueur.</text:span></text:p>
      <text:p text:style-name="_3c_grc_3e_"><text:span text:style-name="Strong"><text:span text:style-name="T1">ἱ</text:span></text:span><text:span text:style-name="Strong"><text:span text:style-name="T3">δρωτι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771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3">p. 1730</text:span></text:span></text:a><text:span text:style-name="T3">] sudorifique.</text:span></text:p>
      <text:p text:style-name="_3c_grc_3e_"><text:span text:style-name="Strong"><text:span text:style-name="T1">ἱ</text:span></text:span><text:span text:style-name="Strong"><text:span text:style-name="T3">ερ</text:span></text:span><text:span text:style-name="Strong"><text:span text:style-name="T1">ὰ</text:span></text:span><text:span text:style-name="T3"> </text:span><text:span text:style-name="Strong"><text:span text:style-name="T3">νόσος</text:span></text:span><text:span text:style-name="T3">.</text:span></text:p>
      <text:p text:style-name="_3c_gloss_3e_"><text:span text:style-name="T3">[grc772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3">p. 1730</text:span></text:span></text:a><text:span text:style-name="T3">] épilepsie.</text:span></text:p>
      <text:p text:style-name="_3c_grc_3e_"><text:span text:style-name="Strong"><text:span text:style-name="T1">ἰ</text:span></text:span><text:span text:style-name="Strong"><text:span text:style-name="T3">κτερι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773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3">p. 1730</text:span></text:span></text:a><text:span text:style-name="T3">] ictérique.</text:span></text:p>
      <text:p text:style-name="_3c_grc_3e_"><text:span text:style-name="Strong"><text:span text:style-name="T1">ἴ</text:span></text:span><text:span text:style-name="Strong"><text:span text:style-name="T3">κτερος</text:span></text:span><text:span text:style-name="T3">.</text:span></text:p>
      <text:p text:style-name="_3c_gloss_3e_"><text:span text:style-name="T3">[grc774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3">p. 1730</text:span></text:span></text:a><text:span text:style-name="T3">] ictère.</text:span></text:p>
      <text:p text:style-name="_3c_grc_3e_"><text:span text:style-name="Strong"><text:span text:style-name="T1">ἴ</text:span></text:span><text:span text:style-name="Strong"><text:span text:style-name="T3">λιγγος</text:span></text:span><text:span text:style-name="T3">.</text:span></text:p>
      <text:p text:style-name="_3c_gloss_3e_"><text:span text:style-name="T3">[grc775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3">p. 1730</text:span></text:span></text:a><text:span text:style-name="T3">] vertige.</text:span></text:p>
      <text:p text:style-name="_3c_grc_3e_"><text:span text:style-name="Strong"><text:span text:style-name="T1">ἲ</text:span></text:span><text:span text:style-name="Strong"><text:span text:style-name="T3">ν</text:span></text:span><text:span text:style-name="T3">.</text:span></text:p>
      <text:p text:style-name="_3c_gloss_3e_"><text:span text:style-name="T3">[grc776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3">p. 1730</text:span></text:span></text:a><text:span text:style-name="T3">] fibre.</text:span></text:p>
      <text:p text:style-name="_3c_grc_3e_"><text:span text:style-name="Strong"><text:span text:style-name="T1">ἴ</text:span></text:span><text:span text:style-name="Strong"><text:span text:style-name="T3">νησις</text:span></text:span><text:span text:style-name="T3">, </text:span><text:span text:style-name="Strong"><text:span text:style-name="T1">ἰ</text:span></text:span><text:span text:style-name="Strong"><text:span text:style-name="T3">νηθμ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777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3">p. 1730</text:span></text:span></text:a><text:span text:style-name="T3">] purgation.</text:span></text:p>
      <text:p text:style-name="_3c_grc_3e_"><text:span text:style-name="Strong"><text:span text:style-name="T1">ἰ</text:span></text:span><text:span text:style-name="Strong"><text:span text:style-name="T3">νίον</text:span></text:span><text:span text:style-name="T3">.</text:span></text:p>
      <text:p text:style-name="_3c_gloss_3e_"><text:span text:style-name="T3">[grc778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3">p. 1730</text:span></text:span></text:a><text:span text:style-name="T3">] occiput.</text:span></text:p>
      <text:p text:style-name="_3c_grc_3e_"><text:span text:style-name="Strong"><text:span text:style-name="T1">ἰ</text:span></text:span><text:span text:style-name="Strong"><text:span text:style-name="T3">ξία</text:span></text:span><text:span text:style-name="T3">.</text:span></text:p>
      <text:p text:style-name="_3c_gloss_3e_"><text:span text:style-name="T3">[grc779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3">p. 1730</text:span></text:span></text:a><text:span text:style-name="T3">] varice ; gui.</text:span></text:p>
      <text:p text:style-name="_3c_grc_3e_"><text:span text:style-name="Strong"><text:span text:style-name="T1">ἰ</text:span></text:span><text:span text:style-name="Strong"><text:span text:style-name="T3">ξ</text:span></text:span><text:span text:style-name="Strong"><text:span text:style-name="T1">ὺ</text:span></text:span><text:span text:style-name="Strong"><text:span text:style-name="T3">ς</text:span></text:span><text:span text:style-name="T3">.</text:span></text:p>
      <text:p text:style-name="_3c_gloss_3e_"><text:span text:style-name="T3">[grc780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3">p. 1730</text:span></text:span></text:a><text:span text:style-name="T3">] lombe.</text:span></text:p>
      <text:p text:style-name="_3c_grc_3e_"><text:span text:style-name="Strong"><text:span text:style-name="T1">ἵ</text:span></text:span><text:span text:style-name="Strong"><text:span text:style-name="T3">ππος</text:span></text:span><text:span text:style-name="T3">.</text:span></text:p>
      <text:p text:style-name="_3c_gloss_3e_"><text:span text:style-name="T3">[grc781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3">p. 1730</text:span></text:span></text:a><text:span text:style-name="T3">] affection des yeux dans laquelle ils se meuvent constamment.</text:span></text:p>
      <text:p text:style-name="_3c_grc_3e_"><text:soft-page-break/><text:span text:style-name="Strong"><text:span text:style-name="T1">ἶ</text:span></text:span><text:span text:style-name="Strong"><text:span text:style-name="T3">ρις</text:span></text:span><text:span text:style-name="T3">.</text:span></text:p>
      <text:p text:style-name="_3c_gloss_3e_"><text:span text:style-name="T3">[grc782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3">p. 1730</text:span></text:span></text:a><text:span text:style-name="T3">] iris.</text:span></text:p>
      <text:p text:style-name="_3c_grc_3e_"><text:span text:style-name="Strong"><text:span text:style-name="T1">ἰ</text:span></text:span><text:span text:style-name="Strong"><text:span text:style-name="T3">σχιαδι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783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3">p. 1730</text:span></text:span></text:a><text:span text:style-name="T3">] ischiadique.</text:span></text:p>
      <text:p text:style-name="_3c_grc_3e_"><text:span text:style-name="Strong"><text:span text:style-name="T1">ἰ</text:span></text:span><text:span text:style-name="Strong"><text:span text:style-name="T3">σχι</text:span></text:span><text:span text:style-name="Strong"><text:span text:style-name="T1">ὰ</text:span></text:span><text:span text:style-name="Strong"><text:span text:style-name="T3">ς</text:span></text:span><text:span text:style-name="T3">.</text:span></text:p>
      <text:p text:style-name="_3c_gloss_3e_"><text:span text:style-name="T3">[grc784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3">p. 1730</text:span></text:span></text:a><text:span text:style-name="T3">] la sciatique.</text:span></text:p>
      <text:p text:style-name="_3c_grc_3e_"><text:span text:style-name="Strong"><text:span text:style-name="T1">ἰ</text:span></text:span><text:span text:style-name="Strong"><text:span text:style-name="T3">σχίον</text:span></text:span><text:span text:style-name="T3">.</text:span></text:p>
      <text:p text:style-name="_3c_gloss_3e_"><text:span text:style-name="T3">[grc785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3">p. 1730</text:span></text:span></text:a><text:span text:style-name="T3">] ischion.</text:span></text:p>
      <text:p text:style-name="_3c_grc_3e_"><text:span text:style-name="Strong"><text:span text:style-name="T1">ἰ</text:span></text:span><text:span text:style-name="Strong"><text:span text:style-name="T3">σχνοφωνία</text:span></text:span><text:span text:style-name="T3">.</text:span></text:p>
      <text:p text:style-name="_3c_gloss_3e_"><text:span text:style-name="T3">[grc786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3">p. 1730</text:span></text:span></text:a><text:span text:style-name="T3">] voix grêle.</text:span></text:p>
      <text:p text:style-name="_3c_grc_3e_"><text:span text:style-name="Strong"><text:span text:style-name="T1">ἰ</text:span></text:span><text:span text:style-name="Strong"><text:span text:style-name="T3">σχουρία</text:span></text:span><text:span text:style-name="T3">.</text:span></text:p>
      <text:p text:style-name="_3c_gloss_3e_"><text:span text:style-name="T6">[grc787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6">p. 1730</text:span></text:span></text:a><text:span text:style-name="T6">] ischurie.</text:span></text:p>
      <text:p text:style-name="_3c_grc_3e_"><text:span text:style-name="Strong"><text:span text:style-name="T1">ἰ</text:span></text:span><text:span text:style-name="Strong"><text:span text:style-name="T3">χθυοκόλλα</text:span></text:span><text:span text:style-name="T3">.</text:span></text:p>
      <text:p text:style-name="_3c_gloss_3e_"><text:span text:style-name="T6">[grc788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6">p. 1730</text:span></text:span></text:a><text:span text:style-name="T6">] ichthyocolle.</text:span></text:p>
      <text:p text:style-name="_3c_grc_3e_"><text:span text:style-name="Strong"><text:span text:style-name="T1">ἰ</text:span></text:span><text:span text:style-name="Strong"><text:span text:style-name="T3">χθυοφάγος</text:span></text:span><text:span text:style-name="T3">.</text:span></text:p>
      <text:p text:style-name="_3c_gloss_3e_"><text:span text:style-name="T6">[grc789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6">p. 1730</text:span></text:span></text:a><text:span text:style-name="T6">] ichthyophage.</text:span></text:p>
      <text:p text:style-name="_3c_grc_3e_"><text:span text:style-name="Strong"><text:span text:style-name="T1">ἰ</text:span></text:span><text:span text:style-name="Strong"><text:span text:style-name="T3">χ</text:span></text:span><text:span text:style-name="Strong"><text:span text:style-name="T1">ὼ</text:span></text:span><text:span text:style-name="Strong"><text:span text:style-name="T3">ρ</text:span></text:span><text:span text:style-name="T3">.</text:span></text:p>
      <text:p text:style-name="_3c_gloss_3e_"><text:span text:style-name="T6">[grc790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6">p. 1730</text:span></text:span></text:a><text:span text:style-name="T6">] ichor.</text:span></text:p>
      <text:p text:style-name="_3c_grc_3e_"><text:span text:style-name="Strong"><text:span text:style-name="T1">ἰ</text:span></text:span><text:span text:style-name="Strong"><text:span text:style-name="T3">χωροειδ</text:span></text:span><text:span text:style-name="Strong"><text:span text:style-name="T1">ὴ</text:span></text:span><text:span text:style-name="Strong"><text:span text:style-name="T3">ς</text:span></text:span><text:span text:style-name="T3">.</text:span></text:p>
      <text:p text:style-name="_3c_gloss_3e_"><text:span text:style-name="T6">[grc791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6">p. 1730</text:span></text:span></text:a><text:span text:style-name="T6">] ichoreux.</text:span></text:p>
      <text:p text:style-name="_3c_grc_3e_"><text:span text:style-name="Strong"><text:span text:style-name="T1">ἰ</text:span></text:span><text:span text:style-name="Strong"><text:span text:style-name="T3">ωτακισμ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6">[grc792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6">p. 1730</text:span></text:span></text:a><text:span text:style-name="T6">] iotacisme.</text:span></text:p>
      <text:p text:style-name="_3c_grc_3e_"><text:span text:style-name="Strong"><text:span text:style-name="T3">καδμεία</text:span></text:span><text:span text:style-name="T3">.</text:span></text:p>
      <text:p text:style-name="_3c_gloss_3e_"><text:span text:style-name="T3">[grc793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3">p. 1730</text:span></text:span></text:a><text:span text:style-name="T3">] cadmie.</text:span></text:p>
      <text:p text:style-name="_3c_grc_3e_"><text:span text:style-name="Strong"><text:span text:style-name="T1">κ</text:span></text:span><text:span text:style-name="Strong"><text:span text:style-name="T3">αθα</text:span></text:span><text:span text:style-name="Strong"><text:span text:style-name="T1">ίρω</text:span></text:span><text:span text:style-name="T3">.</text:span></text:p>
      <text:p text:style-name="_3c_gloss_3e_"><text:span text:style-name="T3">[grc794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3">p. 1730</text:span></text:span></text:a><text:span text:style-name="T3">] je purge.</text:span></text:p>
      <text:p text:style-name="_3c_grc_3e_"><text:span text:style-name="Strong"><text:span text:style-name="T3">καθάρσεις</text:span></text:span><text:span text:style-name="T3">.</text:span></text:p>
      <text:p text:style-name="_3c_gloss_3e_"><text:span text:style-name="T3">[grc795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3">p. 1730</text:span></text:span></text:a><text:span text:style-name="T3">] menstrues.</text:span></text:p>
      <text:p text:style-name="_3c_grc_3e_"><text:span text:style-name="Strong"><text:span text:style-name="T3">κάθαρσις</text:span></text:span><text:span text:style-name="T3">.</text:span></text:p>
      <text:p text:style-name="_3c_gloss_3e_"><text:span text:style-name="T3">[grc796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3">p. 1730</text:span></text:span></text:a><text:span text:style-name="T3">] purgation.</text:span></text:p>
      <text:p text:style-name="_3c_grc_3e_"><text:span text:style-name="Strong"><text:span text:style-name="T3">καθαρτι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797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3">p. 1730</text:span></text:span></text:a><text:span text:style-name="T3">] cathartique.</text:span></text:p>
      <text:p text:style-name="_3c_grc_3e_"><text:span text:style-name="Strong"><text:span text:style-name="T3">καθετ</text:span></text:span><text:span text:style-name="Strong"><text:span text:style-name="T1">ὴ</text:span></text:span><text:span text:style-name="Strong"><text:span text:style-name="T3">ρ</text:span></text:span><text:span text:style-name="T3">.</text:span></text:p>
      <text:p text:style-name="_3c_gloss_3e_"><text:span text:style-name="T3">[grc798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3">p. 1730</text:span></text:span></text:a><text:span text:style-name="T3">] cathéter.</text:span></text:p>
      <text:p text:style-name="_3c_grc_3e_"><text:soft-page-break/><text:span text:style-name="Strong"><text:span text:style-name="T3">καθετηρισμ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799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3">p. 1730</text:span></text:span></text:a><text:span text:style-name="T3">] cathétérisme.</text:span></text:p>
      <text:p text:style-name="_3c_grc_3e_"><text:span text:style-name="Strong"><text:span text:style-name="T3">καθημεριν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800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3">p. 1730</text:span></text:span></text:a><text:span text:style-name="T3">] quotidien.</text:span></text:p>
      <text:p text:style-name="_3c_grc_3e_"><text:span text:style-name="Strong"><text:span text:style-name="T3">κακο</text:span></text:span><text:span text:style-name="Strong"><text:span text:style-name="T1">η</text:span></text:span><text:span text:style-name="Strong"><text:span text:style-name="T3">θ</text:span></text:span><text:span text:style-name="Strong"><text:span text:style-name="T1">ὴ</text:span></text:span><text:span text:style-name="Strong"><text:span text:style-name="T3">ς</text:span></text:span><text:span text:style-name="T3">.</text:span></text:p>
      <text:p text:style-name="_3c_gloss_3e_"><text:span text:style-name="T3">[grc801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3">p. 1730</text:span></text:span></text:a><text:span text:style-name="T3">] cacoèthe, malin.</text:span></text:p>
      <text:p text:style-name="_3c_grc_3e_"><text:span text:style-name="Strong"><text:span text:style-name="T3">κακοπάθεια</text:span></text:span><text:span text:style-name="T3">.</text:span></text:p>
      <text:p text:style-name="_3c_gloss_3e_"><text:span text:style-name="T1">[</text:span><text:span text:style-name="T3">grc</text:span><text:span text:style-name="T1">802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3">p</text:span></text:span></text:a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1">. 1730</text:span></text:span></text:a><text:span text:style-name="T1">] </text:span><text:span text:style-name="T3">cacopathie</text:span><text:span text:style-name="T1">.</text:span></text:p>
      <text:p text:style-name="_3c_grc_3e_"><text:span text:style-name="Strong"><text:span text:style-name="T3">κακοστόμαχος</text:span></text:span><text:span text:style-name="T3">.</text:span></text:p>
      <text:p text:style-name="_3c_gloss_3e_"><text:span text:style-name="T3">[grc803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3">p. 1730</text:span></text:span></text:a><text:span text:style-name="T3">] indigeste.</text:span></text:p>
      <text:p text:style-name="_3c_grc_3e_"><text:span text:style-name="Strong"><text:span text:style-name="T3">κακοτροφία</text:span></text:span><text:span text:style-name="T3">.</text:span></text:p>
      <text:p text:style-name="_3c_gloss_3e_"><text:span text:style-name="T3">[grc804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3">p. 1730</text:span></text:span></text:a><text:span text:style-name="T3">] cacotrophie.</text:span></text:p>
      <text:p text:style-name="_3c_grc_3e_"><text:span text:style-name="Strong"><text:span text:style-name="T3">κακοχυμία</text:span></text:span><text:span text:style-name="T3">.</text:span></text:p>
      <text:p text:style-name="_3c_gloss_3e_"><text:span text:style-name="T3">[grc805 </text:span><text:a xlink:type="simple" xlink:href="https://www.biusante.parisdescartes.fr/histoire/medica/resultats/index.php?do=zoom&amp;cote=37020d&amp;p=1743" text:style-name="Internet_20_link" text:visited-style-name="Visited_20_Internet_20_Link"><text:span text:style-name="Internet_20_link"><text:span text:style-name="T3">p. 1730</text:span></text:span></text:a><text:span text:style-name="T3">] cacochymie.</text:span></text:p>
      <text:p text:style-name="_3c_grc_3e_"><text:span text:style-name="Strong"><text:span text:style-name="T3">κακόχυ</text:span></text:span><text:span text:style-name="Strong"><text:span text:style-name="T1">μ</text:span></text:span><text:span text:style-name="Strong"><text:span text:style-name="T3">ος</text:span></text:span><text:span text:style-name="T3">.</text:span></text:p>
      <text:p text:style-name="_3c_gloss_3e_"><text:span text:style-name="T3">[grc806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cacochyme.</text:span></text:p>
      <text:p text:style-name="_3c_grc_3e_"><text:span text:style-name="Strong"><text:span text:style-name="T3">καλύκιον</text:span></text:span><text:span text:style-name="T3">.</text:span></text:p>
      <text:p text:style-name="_3c_gloss_3e_"><text:span text:style-name="T3">[grc807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calicule.</text:span></text:p>
      <text:p text:style-name="_3c_grc_3e_"><text:span text:style-name="Strong"><text:span text:style-name="T3">κάλυξ</text:span></text:span><text:span text:style-name="T3">.</text:span></text:p>
      <text:p text:style-name="_3c_gloss_3e_"><text:span text:style-name="T3">[grc808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calice.</text:span></text:p>
      <text:p text:style-name="_3c_grc_3e_"><text:span text:style-name="Strong"><text:span text:style-name="T3">καμάριον</text:span></text:span><text:span text:style-name="T3"> </text:span><text:span text:style-name="Strong"><text:span text:style-name="T3">ψαλιδοειδ</text:span></text:span><text:span text:style-name="Strong"><text:span text:style-name="T1">ὲ</text:span></text:span><text:span text:style-name="Strong"><text:span text:style-name="T3">ς</text:span></text:span><text:span text:style-name="T3">.</text:span></text:p>
      <text:p text:style-name="_3c_gloss_3e_"><text:span text:style-name="T3">[grc809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voûte à trois piliers.</text:span></text:p>
      <text:p text:style-name="_3c_grc_3e_"><text:span text:style-name="Strong"><text:span text:style-name="T3">καμάρωσις</text:span></text:span><text:span text:style-name="T3">.</text:span></text:p>
      <text:p text:style-name="_3c_gloss_3e_"><text:span text:style-name="T3">[grc810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camarosis.</text:span></text:p>
      <text:p text:style-name="_3c_grc_3e_"><text:span text:style-name="Strong"><text:span text:style-name="T3">κ</text:span></text:span><text:span text:style-name="Strong"><text:span text:style-name="T1">ά</text:span></text:span><text:span text:style-name="Strong"><text:span text:style-name="T3">νθ</text:span></text:span><text:span text:style-name="Strong"><text:span text:style-name="T1">ο</text:span></text:span><text:span text:style-name="Strong"><text:span text:style-name="T3">ς</text:span></text:span><text:span text:style-name="T3">.</text:span></text:p>
      <text:p text:style-name="_3c_gloss_3e_"><text:span text:style-name="T3">[grc811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coin de l’œil.</text:span></text:p>
      <text:p text:style-name="_3c_grc_3e_"><text:span text:style-name="Strong"><text:span text:style-name="T3">καρδία</text:span></text:span><text:span text:style-name="T3">.</text:span></text:p>
      <text:p text:style-name="_3c_gloss_3e_"><text:span text:style-name="T3">[grc812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cœur ; cardia.</text:span></text:p>
      <text:p text:style-name="_3c_grc_3e_"><text:span text:style-name="Strong"><text:span text:style-name="T3">καρδια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813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cardiaque.</text:span></text:p>
      <text:p text:style-name="_3c_grc_3e_"><text:span text:style-name="Strong"><text:span text:style-name="T3">καρδιαλγία</text:span></text:span><text:span text:style-name="T3">.</text:span></text:p>
      <text:p text:style-name="_3c_gloss_3e_"><text:span text:style-name="T6">[grc814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6">p. 1731</text:span></text:span></text:a><text:span text:style-name="T6">] cardialgie.</text:span></text:p>
      <text:p text:style-name="_3c_grc_3e_"><text:span text:style-name="Strong"><text:span text:style-name="T3">καρδιωγμ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815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cardialgie ; palpitation.</text:span></text:p>
      <text:p text:style-name="_3c_grc_3e_"><text:soft-page-break/><text:span text:style-name="Strong"><text:span text:style-name="T3">καρηβαρία</text:span></text:span><text:span text:style-name="T3">.</text:span></text:p>
      <text:p text:style-name="_3c_gloss_3e_"><text:span text:style-name="T3">[grc816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pesanteur de tête.</text:span></text:p>
      <text:p text:style-name="_3c_grc_3e_"><text:span text:style-name="Strong"><text:span text:style-name="T3">καρκίνος</text:span></text:span><text:span text:style-name="T3">.</text:span></text:p>
      <text:p text:style-name="_3c_gloss_3e_"><text:span text:style-name="T3">[grc817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cancer.</text:span></text:p>
      <text:p text:style-name="_3c_grc_3e_"><text:span text:style-name="Strong"><text:span text:style-name="T3">καρκίνωμα</text:span></text:span><text:span text:style-name="T3">.</text:span></text:p>
      <text:p text:style-name="_3c_gloss_3e_"><text:span text:style-name="T3">[grc818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carcinome.</text:span></text:p>
      <text:p text:style-name="_3c_grc_3e_"><text:span text:style-name="Strong"><text:span text:style-name="T3">κάρος</text:span></text:span><text:span text:style-name="T3">.</text:span></text:p>
      <text:p text:style-name="_3c_gloss_3e_"><text:span text:style-name="T3">[grc819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carus.</text:span></text:p>
      <text:p text:style-name="_3c_grc_3e_"><text:span text:style-name="Strong"><text:span text:style-name="T3">καρπ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820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le carpe ; fruit, semence des fleurs.</text:span></text:p>
      <text:p text:style-name="_3c_grc_3e_"><text:span text:style-name="Strong"><text:span text:style-name="T3">καρυόφυλλον</text:span></text:span><text:span text:style-name="T3">.</text:span></text:p>
      <text:p text:style-name="_3c_gloss_3e_"><text:span text:style-name="T3">[grc821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girofle.</text:span></text:p>
      <text:p text:style-name="_3c_grc_3e_"><text:span text:style-name="Strong"><text:span text:style-name="T3">καρφολογία</text:span></text:span><text:span text:style-name="T3">.</text:span></text:p>
      <text:p text:style-name="_3c_gloss_3e_"><text:span text:style-name="T3">[grc822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carphologie.</text:span></text:p>
      <text:p text:style-name="_3c_grc_3e_"><text:span text:style-name="Strong"><text:span text:style-name="T3">καρωτι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823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carotique.</text:span></text:p>
      <text:p text:style-name="_3c_grc_3e_"><text:span text:style-name="Strong"><text:span text:style-name="T3">καρωτ</text:span></text:span><text:span text:style-name="Strong"><text:span text:style-name="T1">ὶ</text:span></text:span><text:span text:style-name="Strong"><text:span text:style-name="T3">ς</text:span></text:span><text:span text:style-name="T3">.</text:span></text:p>
      <text:p text:style-name="_3c_gloss_3e_"><text:span text:style-name="T3">[grc824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carotide.</text:span></text:p>
      <text:p text:style-name="_3c_grc_3e_"><text:span text:style-name="Strong"><text:span text:style-name="T3">κασσίτερος</text:span></text:span><text:span text:style-name="T3">.</text:span></text:p>
      <text:p text:style-name="_3c_gloss_3e_"><text:span text:style-name="T3">[grc825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étain.</text:span></text:p>
      <text:p text:style-name="_3c_grc_3e_"><text:span text:style-name="Strong"><text:span text:style-name="T3">κάταγμα</text:span></text:span><text:span text:style-name="T3">.</text:span></text:p>
      <text:p text:style-name="_3c_gloss_3e_"><text:span text:style-name="T3">[grc826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fracture.</text:span></text:p>
      <text:p text:style-name="_3c_grc_3e_"><text:span text:style-name="Strong"><text:span text:style-name="T3">κατάκαυμα</text:span></text:span><text:span text:style-name="T3">.</text:span></text:p>
      <text:p text:style-name="_3c_gloss_3e_"><text:span text:style-name="T3">[grc827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phlyctène.</text:span></text:p>
      <text:p text:style-name="_3c_grc_3e_"><text:span text:style-name="Strong"><text:span text:style-name="T3">κατάκλισις</text:span></text:span><text:span text:style-name="T3">.</text:span></text:p>
      <text:p text:style-name="_3c_gloss_3e_"><text:span text:style-name="T6">[grc828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6">p. 1731</text:span></text:span></text:a><text:span text:style-name="T6">] décubitus.</text:span></text:p>
      <text:p text:style-name="_3c_grc_3e_"><text:span text:style-name="Strong"><text:span text:style-name="T3">κατακλυσμ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6">[grc829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6">p. 1731</text:span></text:span></text:a><text:span text:style-name="T6">] douche.</text:span></text:p>
      <text:p text:style-name="_3c_grc_3e_"><text:span text:style-name="Strong"><text:span text:style-name="T3">κατάληψις</text:span></text:span><text:span text:style-name="T3">.</text:span></text:p>
      <text:p text:style-name="_3c_gloss_3e_"><text:span text:style-name="T3">[grc830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invasion d’une maladie ; catalepsie.</text:span></text:p>
      <text:p text:style-name="_3c_grc_3e_"><text:span text:style-name="Strong"><text:span text:style-name="T3">καταμήνια</text:span></text:span><text:span text:style-name="T3">.</text:span></text:p>
      <text:p text:style-name="_3c_gloss_3e_"><text:span text:style-name="T3">[grc831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menstrues.</text:span></text:p>
      <text:p text:style-name="_3c_grc_3e_"><text:span text:style-name="Strong"><text:span text:style-name="T3">κατάπλασμα</text:span></text:span><text:span text:style-name="T3">.</text:span></text:p>
      <text:p text:style-name="_3c_gloss_3e_"><text:span text:style-name="T3">[grc832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cataplasme.</text:span></text:p>
      <text:p text:style-name="_3c_grc_3e_"><text:soft-page-break/><text:span text:style-name="Strong"><text:span text:style-name="T3">κατάποσις</text:span></text:span><text:span text:style-name="T3">.</text:span></text:p>
      <text:p text:style-name="_3c_gloss_3e_"><text:span text:style-name="T3">[grc833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déglutition.</text:span></text:p>
      <text:p text:style-name="_3c_grc_3e_"><text:span text:style-name="Strong"><text:span text:style-name="T3">καταπότιον</text:span></text:span><text:span text:style-name="T3">.</text:span></text:p>
      <text:p text:style-name="_3c_gloss_3e_"><text:span text:style-name="T3">[grc834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pilule.</text:span></text:p>
      <text:p text:style-name="_3c_grc_3e_"><text:span text:style-name="Strong"><text:span text:style-name="T3">κατά</text:span></text:span><text:span text:style-name="Strong"><text:span text:style-name="T1">ῤῥ</text:span></text:span><text:span text:style-name="Strong"><text:span text:style-name="T3">ηξις</text:span></text:span><text:span text:style-name="T3">.</text:span></text:p>
      <text:p text:style-name="_3c_gloss_3e_"><text:span text:style-name="T3">[grc835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débordement d’humeur.</text:span></text:p>
      <text:p text:style-name="_3c_grc_3e_"><text:span text:style-name="Strong"><text:span text:style-name="T3">κατα</text:span></text:span><text:span text:style-name="Strong"><text:span text:style-name="T1">ῤῥ</text:span></text:span><text:span text:style-name="Strong"><text:span text:style-name="T3">ο</text:span></text:span><text:span text:style-name="Strong"><text:span text:style-name="T1">ι</text:span></text:span><text:span text:style-name="Strong"><text:span text:style-name="T3">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6">[grc836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6">p. 1731</text:span></text:span></text:a><text:span text:style-name="T6">] catarrheux.</text:span></text:p>
      <text:p text:style-name="_3c_grc_3e_"><text:span text:style-name="Strong"><text:span text:style-name="T3">κατά</text:span></text:span><text:span text:style-name="Strong"><text:span text:style-name="T1">ῤῥ</text:span></text:span><text:span text:style-name="Strong"><text:span text:style-name="T3">οος</text:span></text:span><text:span text:style-name="T3">.</text:span></text:p>
      <text:p text:style-name="_3c_gloss_3e_"><text:span text:style-name="T6">[grc837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6">p. 1731</text:span></text:span></text:a><text:span text:style-name="T6">] catarrhe.</text:span></text:p>
      <text:p text:style-name="_3c_grc_3e_"><text:span text:style-name="Strong"><text:span text:style-name="T1">κ</text:span></text:span><text:span text:style-name="Strong"><text:span text:style-name="T3">ατάστασις</text:span></text:span><text:span text:style-name="Strong"><text:span text:style-name="T4">, </text:span></text:span><text:span text:style-name="Strong"><text:span text:style-name="T1">κατάστημα</text:span></text:span><text:span text:style-name="T3">.</text:span></text:p>
      <text:p text:style-name="_3c_gloss_3e_"><text:span text:style-name="T3">[grc838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constitution du corps, de la saison.</text:span></text:p>
      <text:p text:style-name="_3c_grc_3e_"><text:span text:style-name="Strong"><text:span text:style-name="T3">κατάτασις</text:span></text:span><text:span text:style-name="T3">.</text:span></text:p>
      <text:p text:style-name="_3c_gloss_3e_"><text:span text:style-name="T3">[grc839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extension.</text:span></text:p>
      <text:p text:style-name="_3c_grc_3e_"><text:span text:style-name="Strong"><text:span text:style-name="T3">καταφορ</text:span></text:span><text:span text:style-name="Strong"><text:span text:style-name="T1">ὰ</text:span></text:span><text:span text:style-name="T3">.</text:span></text:p>
      <text:p text:style-name="_3c_gloss_3e_"><text:span text:style-name="T3">[grc840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profond assoupissement.</text:span></text:p>
      <text:p text:style-name="_3c_grc_3e_"><text:span text:style-name="Strong"><text:span text:style-name="T3">κατουλωτι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6">[grc841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6">p. 1731</text:span></text:span></text:a><text:span text:style-name="T6">] cicatrisant.</text:span></text:p>
      <text:p text:style-name="_3c_grc_3e_"><text:span text:style-name="Strong"><text:span text:style-name="T3">κατοχ</text:span></text:span><text:span text:style-name="Strong"><text:span text:style-name="T1">ὴ</text:span></text:span><text:span text:style-name="T3">, </text:span><text:span text:style-name="Strong"><text:span text:style-name="T3">κάτοχος</text:span></text:span><text:span text:style-name="T3">.</text:span></text:p>
      <text:p text:style-name="_3c_gloss_3e_"><text:span text:style-name="T6">[grc842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6">p. 1731</text:span></text:span></text:a><text:span text:style-name="T6">] catochus.</text:span></text:p>
      <text:p text:style-name="_3c_grc_3e_"><text:span text:style-name="Strong"><text:span text:style-name="T3">κατωμισμ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6">[grc843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6">p. 1731</text:span></text:span></text:a><text:span text:style-name="T6">] catomisme.</text:span></text:p>
      <text:p text:style-name="_3c_grc_3e_"><text:span text:style-name="Strong"><text:span text:style-name="T3">κατωτερι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844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qui mène par le bas.</text:span></text:p>
      <text:p text:style-name="_3c_grc_3e_"><text:span text:style-name="Strong"><text:span text:style-name="T3">καύμα</text:span></text:span><text:span text:style-name="T3">.</text:span></text:p>
      <text:p text:style-name="_3c_gloss_3e_"><text:span text:style-name="T3">[grc845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brûlure.</text:span></text:p>
      <text:p text:style-name="_3c_grc_3e_"><text:span text:style-name="Strong"><text:span text:style-name="T3">κα</text:span></text:span><text:span text:style-name="Strong"><text:span text:style-name="T1">ῦ</text:span></text:span><text:span text:style-name="Strong"><text:span text:style-name="T3">σος</text:span></text:span><text:span text:style-name="T3">.</text:span></text:p>
      <text:p text:style-name="_3c_gloss_3e_"><text:span text:style-name="T3">[grc846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causus.</text:span></text:p>
      <text:p text:style-name="_3c_grc_3e_"><text:span text:style-name="Strong"><text:span text:style-name="T3">καυστι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847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caustique.</text:span></text:p>
      <text:p text:style-name="_3c_grc_3e_"><text:span text:style-name="Strong"><text:span text:style-name="T3">καυτήριον</text:span></text:span><text:span text:style-name="T3">.</text:span></text:p>
      <text:p text:style-name="_3c_gloss_3e_"><text:span text:style-name="T3">[grc848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cautère actuel.</text:span></text:p>
      <text:p text:style-name="_3c_grc_3e_"><text:span text:style-name="Strong"><text:span text:style-name="T3">καχεξία</text:span></text:span><text:span text:style-name="T3">.</text:span></text:p>
      <text:p text:style-name="_3c_gloss_3e_"><text:span text:style-name="T3">[grc849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cachexie.</text:span></text:p>
      <text:p text:style-name="_3c_grc_3e_"><text:soft-page-break/><text:span text:style-name="Strong"><text:span text:style-name="T3">κεγχρια</text:span></text:span><text:span text:style-name="Strong"><text:span text:style-name="T1">ῖ</text:span></text:span><text:span text:style-name="Strong"><text:span text:style-name="T3">ος</text:span></text:span><text:span text:style-name="T3">.</text:span></text:p>
      <text:p text:style-name="_3c_gloss_3e_"><text:span text:style-name="T3">[grc850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miliaire.</text:span></text:p>
      <text:p text:style-name="_3c_grc_3e_"><text:span text:style-name="Strong"><text:span text:style-name="T3">κενεαγγεία</text:span></text:span><text:span text:style-name="T3">.</text:span></text:p>
      <text:p text:style-name="_3c_gloss_3e_"><text:span text:style-name="T3">[grc851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inanition.</text:span></text:p>
      <text:p text:style-name="_3c_grc_3e_"><text:span text:style-name="Strong"><text:span text:style-name="T3">κενε</text:span></text:span><text:span text:style-name="Strong"><text:span text:style-name="T1">ὼ</text:span></text:span><text:span text:style-name="Strong"><text:span text:style-name="T3">ν</text:span></text:span><text:span text:style-name="T3">.</text:span></text:p>
      <text:p text:style-name="_3c_gloss_3e_"><text:span text:style-name="T3">[grc852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flanc, abdomen.</text:span></text:p>
      <text:p text:style-name="_3c_grc_3e_"><text:span text:style-name="Strong"><text:span text:style-name="T3">κέντρον</text:span></text:span><text:span text:style-name="T3">.</text:span></text:p>
      <text:p text:style-name="_3c_gloss_3e_"><text:span text:style-name="T3">[grc853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centre.</text:span></text:p>
      <text:p text:style-name="_3c_grc_3e_"><text:span text:style-name="Strong"><text:span text:style-name="T3">κένωσις</text:span></text:span><text:span text:style-name="T3">.</text:span></text:p>
      <text:p text:style-name="_3c_gloss_3e_"><text:span text:style-name="T3">[grc854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évacuation.</text:span></text:p>
      <text:p text:style-name="_3c_grc_3e_"><text:span text:style-name="Strong"><text:span text:style-name="T3">κενωτι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855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évacuant.</text:span></text:p>
      <text:p text:style-name="_3c_grc_3e_"><text:span text:style-name="Strong"><text:span text:style-name="T3">κ</text:span></text:span><text:span text:style-name="Strong"><text:span text:style-name="T1">έ</text:span></text:span><text:span text:style-name="Strong"><text:span text:style-name="T3">ρασον</text:span></text:span><text:span text:style-name="T3">.</text:span></text:p>
      <text:p text:style-name="_3c_gloss_3e_"><text:span text:style-name="T3">[grc856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cerise.</text:span></text:p>
      <text:p text:style-name="_3c_grc_3e_"><text:span text:style-name="Strong"><text:span text:style-name="T3">κερατοειδ</text:span></text:span><text:span text:style-name="Strong"><text:span text:style-name="T1">ὴ</text:span></text:span><text:span text:style-name="Strong"><text:span text:style-name="T3">ς</text:span></text:span><text:span text:style-name="T3">.</text:span></text:p>
      <text:p text:style-name="_3c_gloss_3e_"><text:span text:style-name="T3">[grc857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la cornée.</text:span></text:p>
      <text:p text:style-name="_3c_grc_3e_"><text:span text:style-name="Strong"><text:span text:style-name="T3">κερκ</text:span></text:span><text:span text:style-name="Strong"><text:span text:style-name="T1">ὶ</text:span></text:span><text:span text:style-name="Strong"><text:span text:style-name="T3">ς</text:span></text:span><text:span text:style-name="T3">.</text:span></text:p>
      <text:p text:style-name="_3c_gloss_3e_"><text:span text:style-name="T6">[grc858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6">p. 1731</text:span></text:span></text:a><text:span text:style-name="T6">] os radius.</text:span></text:p>
      <text:p text:style-name="_3c_grc_3e_"><text:span text:style-name="Strong"><text:span text:style-name="T3">κέρκωσις</text:span></text:span><text:span text:style-name="T3">.</text:span></text:p>
      <text:p text:style-name="_3c_gloss_3e_"><text:span text:style-name="T3">[grc859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végétation à l’orifice utérin.</text:span></text:p>
      <text:p text:style-name="_3c_grc_3e_"><text:span text:style-name="Strong"><text:span text:style-name="T3">κεφαλαία</text:span></text:span><text:span text:style-name="T3">.</text:span></text:p>
      <text:p text:style-name="_3c_gloss_3e_"><text:span text:style-name="T1">[</text:span><text:span text:style-name="T3">grc</text:span><text:span text:style-name="T1">860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</text:span></text:span></text:a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1">. 1731</text:span></text:span></text:a><text:span text:style-name="T1">] </text:span><text:span text:style-name="T3">c</text:span><text:span text:style-name="T1">é</text:span><text:span text:style-name="T3">phal</text:span><text:span text:style-name="T1">é</text:span><text:span text:style-name="T3">e</text:span><text:span text:style-name="T1">.</text:span></text:p>
      <text:p text:style-name="_3c_grc_3e_"><text:span text:style-name="Strong"><text:span text:style-name="T3">κεφαλαλγία</text:span></text:span><text:span text:style-name="T3">.</text:span></text:p>
      <text:p text:style-name="_3c_gloss_3e_"><text:span text:style-name="T3">[grc861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céphalalgie.</text:span></text:p>
      <text:p text:style-name="_3c_grc_3e_"><text:span text:style-name="Strong"><text:span text:style-name="T3">κεφαλ</text:span></text:span><text:span text:style-name="Strong"><text:span text:style-name="T1">ὴ</text:span></text:span><text:span text:style-name="T3">.</text:span></text:p>
      <text:p text:style-name="_3c_gloss_3e_"><text:span text:style-name="T3">[grc862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tête.</text:span></text:p>
      <text:p text:style-name="_3c_grc_3e_"><text:span text:style-name="Strong"><text:span text:style-name="T3">κεφαλι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863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céphalique.</text:span></text:p>
      <text:p text:style-name="_3c_grc_3e_"><text:span text:style-name="Strong"><text:span text:style-name="T3">κήλη</text:span></text:span><text:span text:style-name="T3">.</text:span></text:p>
      <text:p text:style-name="_3c_gloss_3e_"><text:span text:style-name="T3">[grc864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tumeur.</text:span></text:p>
      <text:p text:style-name="_3c_grc_3e_"><text:span text:style-name="Strong"><text:span text:style-name="T3">κηλοτομία</text:span></text:span><text:span text:style-name="T3">.</text:span></text:p>
      <text:p text:style-name="_3c_gloss_3e_"><text:span text:style-name="T3">[grc865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opération de la hernie.</text:span></text:p>
      <text:p text:style-name="_3c_grc_3e_"><text:span text:style-name="Strong"><text:span text:style-name="T3">κηλοτ</text:span></text:span><text:span text:style-name="Strong"><text:span text:style-name="T1">ό</text:span></text:span><text:span text:style-name="Strong"><text:span text:style-name="T3">μος</text:span></text:span><text:span text:style-name="T3">.</text:span></text:p>
      <text:p text:style-name="_3c_gloss_3e_"><text:span text:style-name="T3">[grc866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chirurgien herniaire.</text:span></text:p>
      <text:p text:style-name="_3c_grc_3e_"><text:soft-page-break/><text:span text:style-name="Strong"><text:span text:style-name="T3">κηρίον</text:span></text:span><text:span text:style-name="T3">.</text:span></text:p>
      <text:p text:style-name="_3c_gloss_3e_"><text:span text:style-name="T3">[grc867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favus.</text:span></text:p>
      <text:p text:style-name="_3c_grc_3e_"><text:span text:style-name="Strong"><text:span text:style-name="T3">κηρ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868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cire.</text:span></text:p>
      <text:p text:style-name="_3c_grc_3e_"><text:span text:style-name="Strong"><text:span text:style-name="T3">κήρωμα</text:span></text:span><text:span text:style-name="T3">.</text:span></text:p>
      <text:p text:style-name="_3c_gloss_3e_"><text:span text:style-name="T3">[grc869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cérat.</text:span></text:p>
      <text:p text:style-name="_3c_grc_3e_"><text:span text:style-name="Strong"><text:span text:style-name="T3">κ</text:span></text:span><text:span text:style-name="Strong"><text:span text:style-name="T1">ῆ</text:span></text:span><text:span text:style-name="Strong"><text:span text:style-name="T3">τος</text:span></text:span><text:span text:style-name="T3">.</text:span></text:p>
      <text:p text:style-name="_3c_gloss_3e_"><text:span text:style-name="T3">[grc870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baleine.</text:span></text:p>
      <text:p text:style-name="_3c_grc_3e_"><text:span text:style-name="Strong"><text:span text:style-name="T3">κίγκλισις</text:span></text:span><text:span text:style-name="T3">, </text:span><text:span text:style-name="Strong"><text:span text:style-name="T3">κιγκλισμ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871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cinclise.</text:span></text:p>
      <text:p text:style-name="_3c_grc_3e_"><text:span text:style-name="Strong"><text:span text:style-name="T3">κίθαρος</text:span></text:span><text:span text:style-name="T3">.</text:span></text:p>
      <text:p text:style-name="_3c_gloss_3e_"><text:span text:style-name="T3">[grc872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thorax.</text:span></text:p>
      <text:p text:style-name="_3c_grc_3e_"><text:span text:style-name="Strong"><text:span text:style-name="T3">κιμωλία</text:span></text:span><text:span text:style-name="T3"> </text:span><text:span text:style-name="Strong"><text:span text:style-name="T3">γ</text:span></text:span><text:span text:style-name="Strong"><text:span text:style-name="T1">ῆ</text:span></text:span><text:span text:style-name="T3">.</text:span></text:p>
      <text:p text:style-name="_3c_gloss_3e_"><text:span text:style-name="T3">[grc873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terre cimolée.</text:span></text:p>
      <text:p text:style-name="_3c_grc_3e_"><text:span text:style-name="Strong"><text:span text:style-name="T3">κίνησις</text:span></text:span><text:span text:style-name="T3">.</text:span></text:p>
      <text:p text:style-name="_3c_gloss_3e_"><text:span text:style-name="T3">[grc874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mouvement.</text:span></text:p>
      <text:p text:style-name="_3c_grc_3e_"><text:span text:style-name="Strong"><text:span text:style-name="T3">κιρσοκήλη</text:span></text:span><text:span text:style-name="T3">.</text:span></text:p>
      <text:p text:style-name="_3c_gloss_3e_"><text:span text:style-name="T3">[grc875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cirsocèle.</text:span></text:p>
      <text:p text:style-name="_3c_grc_3e_"><text:span text:style-name="Strong"><text:span text:style-name="T3">κιρσ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876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varice.</text:span></text:p>
      <text:p text:style-name="_3c_grc_3e_"><text:span text:style-name="Strong"><text:span text:style-name="T3">κίτριον</text:span></text:span><text:span text:style-name="T3">.</text:span></text:p>
      <text:p text:style-name="_3c_gloss_3e_"><text:span text:style-name="T3">[grc877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citron.</text:span></text:p>
      <text:p text:style-name="_3c_grc_3e_"><text:span text:style-name="Strong"><text:span text:style-name="T3">κίττα</text:span></text:span><text:span text:style-name="T3">.</text:span></text:p>
      <text:p text:style-name="_3c_gloss_3e_"><text:span text:style-name="T3">[grc878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pica.</text:span></text:p>
      <text:p text:style-name="_3c_grc_3e_"><text:span text:style-name="Strong"><text:span text:style-name="T3">κίων</text:span></text:span><text:span text:style-name="T3">.</text:span></text:p>
      <text:p text:style-name="_3c_gloss_3e_"><text:span text:style-name="T3">[grc879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luette tuméfiée.</text:span></text:p>
      <text:p text:style-name="_3c_grc_3e_"><text:span text:style-name="Strong"><text:span text:style-name="T3">κλε</text:span></text:span><text:span text:style-name="Strong"><text:span text:style-name="T1">ῖ</text:span></text:span><text:span text:style-name="Strong"><text:span text:style-name="T3">θρον</text:span></text:span><text:span text:style-name="T3">.</text:span></text:p>
      <text:p text:style-name="_3c_gloss_3e_"><text:span text:style-name="T3">[grc880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épiglotte.</text:span></text:p>
      <text:p text:style-name="_3c_grc_3e_"><text:span text:style-name="Strong"><text:span text:style-name="T3">κλε</text:span></text:span><text:span text:style-name="Strong"><text:span text:style-name="T1">ὶ</text:span></text:span><text:span text:style-name="Strong"><text:span text:style-name="T3">ς</text:span></text:span><text:span text:style-name="T3">.</text:span></text:p>
      <text:p text:style-name="_3c_gloss_3e_"><text:span text:style-name="T3">[grc881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clavicule.</text:span></text:p>
      <text:p text:style-name="_3c_grc_3e_"><text:span text:style-name="Strong"><text:span text:style-name="T3">κλειτορ</text:span></text:span><text:span text:style-name="Strong"><text:span text:style-name="T1">ὶ</text:span></text:span><text:span text:style-name="Strong"><text:span text:style-name="T3">ς</text:span></text:span><text:span text:style-name="T3">.</text:span></text:p>
      <text:p text:style-name="_3c_gloss_3e_"><text:span text:style-name="T3">[grc882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clitoris.</text:span></text:p>
      <text:p text:style-name="_3c_grc_3e_"><text:span text:style-name="Strong"><text:span text:style-name="T3">κλινήρης</text:span></text:span><text:span text:style-name="T3">.</text:span></text:p>
      <text:p text:style-name="_3c_gloss_3e_"><text:span text:style-name="T3">[grc883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alité.</text:span></text:p>
      <text:p text:style-name="_3c_grc_3e_"><text:soft-page-break/><text:span text:style-name="Strong"><text:span text:style-name="T3">κλινικ</text:span></text:span><text:span text:style-name="Strong"><text:span text:style-name="T1">ὴ</text:span></text:span><text:span text:style-name="T3">.</text:span></text:p>
      <text:p text:style-name="_3c_gloss_3e_"><text:span text:style-name="T3">[grc884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clinique.</text:span></text:p>
      <text:p text:style-name="_3c_grc_3e_"><text:span text:style-name="Strong"><text:span text:style-name="T3">κλινι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885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médecin qui visite les malades.</text:span></text:p>
      <text:p text:style-name="_3c_grc_3e_"><text:span text:style-name="Strong"><text:span text:style-name="T3">κλυστ</text:span></text:span><text:span text:style-name="Strong"><text:span text:style-name="T1">ὴ</text:span></text:span><text:span text:style-name="Strong"><text:span text:style-name="T3">ρ</text:span></text:span><text:span text:style-name="T3">.</text:span></text:p>
      <text:p text:style-name="_3c_gloss_3e_"><text:span text:style-name="T3">[grc886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clystère.</text:span></text:p>
      <text:p text:style-name="_3c_grc_3e_"><text:span text:style-name="Strong"><text:span text:style-name="T3">κνήμη</text:span></text:span><text:span text:style-name="T3">.</text:span></text:p>
      <text:p text:style-name="_3c_gloss_3e_"><text:span text:style-name="T3">[grc887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jambe.</text:span></text:p>
      <text:p text:style-name="_3c_grc_3e_"><text:span text:style-name="Strong"><text:span text:style-name="T3">κνησμ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888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prurit.</text:span></text:p>
      <text:p text:style-name="_3c_grc_3e_"><text:span text:style-name="Strong"><text:span text:style-name="T3">κνίδη</text:span></text:span><text:span text:style-name="T3">.</text:span></text:p>
      <text:p text:style-name="_3c_gloss_3e_"><text:span text:style-name="T3">[grc889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ortie.</text:span></text:p>
      <text:p text:style-name="_3c_grc_3e_"><text:span text:style-name="Strong"><text:span text:style-name="T3">κόγχη</text:span></text:span><text:span text:style-name="T3">.</text:span></text:p>
      <text:p text:style-name="_3c_gloss_3e_"><text:span text:style-name="T3">[grc890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conque de l’oreille ; rotule.</text:span></text:p>
      <text:p text:style-name="_3c_grc_3e_"><text:span text:style-name="Strong"><text:span text:style-name="T3">κοιλία</text:span></text:span><text:span text:style-name="T3">.</text:span></text:p>
      <text:p text:style-name="_3c_gloss_3e_"><text:span text:style-name="T3">[grc891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ventre.</text:span></text:p>
      <text:p text:style-name="_3c_grc_3e_"><text:span text:style-name="Strong"><text:span text:style-name="T1">ἡ</text:span></text:span><text:span text:style-name="Strong"><text:span text:style-name="T4"> </text:span></text:span><text:span text:style-name="Strong"><text:span text:style-name="T1">ἄ</text:span></text:span><text:span text:style-name="Strong"><text:span text:style-name="T3">ν</text:span></text:span><text:span text:style-name="Strong"><text:span text:style-name="T1">ω</text:span></text:span><text:span text:style-name="Strong"><text:span text:style-name="T3"> κοιλία</text:span></text:span><text:span text:style-name="T3">.</text:span></text:p>
      <text:p text:style-name="_3c_gloss_3e_"><text:span text:style-name="T3">[grc892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la poitrine.</text:span></text:p>
      <text:p text:style-name="_3c_grc_3e_"><text:span text:style-name="Strong"><text:span text:style-name="T3">κοίλωμα</text:span></text:span><text:span text:style-name="T3">.</text:span></text:p>
      <text:p text:style-name="_3c_gloss_3e_"><text:span text:style-name="T3">[grc893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ulcération de la cornée.</text:span></text:p>
      <text:p text:style-name="_3c_grc_3e_"><text:span text:style-name="Strong"><text:span text:style-name="T3">κόκκος</text:span></text:span><text:span text:style-name="T3">.</text:span></text:p>
      <text:p text:style-name="_3c_gloss_3e_"><text:span text:style-name="T3">[grc894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baie.</text:span></text:p>
      <text:p text:style-name="_3c_grc_3e_"><text:span text:style-name="Strong"><text:span text:style-name="T3">κόκκυξ</text:span></text:span><text:span text:style-name="T3">.</text:span></text:p>
      <text:p text:style-name="_3c_gloss_3e_"><text:span text:style-name="T3">[grc895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coccyx.</text:span></text:p>
      <text:p text:style-name="_3c_grc_3e_"><text:span text:style-name="Strong"><text:span text:style-name="T3">κολλητι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896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agglutinatif.</text:span></text:p>
      <text:p text:style-name="_3c_grc_3e_"><text:span text:style-name="Strong"><text:span text:style-name="T3">κολλούριον</text:span></text:span><text:span text:style-name="T3">.</text:span></text:p>
      <text:p text:style-name="_3c_gloss_3e_"><text:span text:style-name="T3">[grc897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collyre.</text:span></text:p>
      <text:p text:style-name="_3c_grc_3e_"><text:span text:style-name="Strong"><text:span text:style-name="T3">κολόβωμα</text:span></text:span><text:span text:style-name="T3">.</text:span></text:p>
      <text:p text:style-name="_3c_gloss_3e_"><text:span text:style-name="T6">[grc898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6">p. 1731</text:span></text:span></text:a><text:span text:style-name="T6">] colobome.</text:span></text:p>
      <text:p text:style-name="_3c_grc_3e_"><text:span text:style-name="Strong"><text:span text:style-name="T3">κολπ</text:span></text:span><text:span text:style-name="Strong"><text:span text:style-name="T1">ὸ</text:span></text:span><text:span text:style-name="Strong"><text:span text:style-name="T3">ς</text:span></text:span><text:span text:style-name="T3"> </text:span><text:span text:style-name="Strong"><text:span text:style-name="T3">γυναικε</text:span></text:span><text:span text:style-name="Strong"><text:span text:style-name="T1">ῖ</text:span></text:span><text:span text:style-name="Strong"><text:span text:style-name="T3">ος</text:span></text:span><text:span text:style-name="T3">.</text:span></text:p>
      <text:p text:style-name="_3c_gloss_3e_"><text:span text:style-name="T6">[grc899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6">p. 1731</text:span></text:span></text:a><text:span text:style-name="T6">] vulve.</text:span></text:p>
      <text:p text:style-name="_3c_grc_3e_"><text:span text:style-name="Strong"><text:span text:style-name="T3">κολυμβήθρα</text:span></text:span><text:span text:style-name="T3">.</text:span></text:p>
      <text:p text:style-name="_3c_gloss_3e_"><text:span text:style-name="T6">[grc900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6">p. 1731</text:span></text:span></text:a><text:span text:style-name="T6">] baignoire.</text:span></text:p>
      <text:p text:style-name="_3c_grc_3e_"><text:soft-page-break/><text:span text:style-name="Strong"><text:span text:style-name="T3">κόμμι</text:span></text:span><text:span text:style-name="T3">.</text:span></text:p>
      <text:p text:style-name="_3c_gloss_3e_"><text:span text:style-name="T6">[grc901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6">p. 1731</text:span></text:span></text:a><text:span text:style-name="T6">] gomme.</text:span></text:p>
      <text:p text:style-name="_3c_grc_3e_"><text:span text:style-name="Strong"><text:span text:style-name="T3">κόνδυλος</text:span></text:span><text:span text:style-name="T3">.</text:span></text:p>
      <text:p text:style-name="_3c_gloss_3e_"><text:span text:style-name="T6">[grc902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6">p. 1731</text:span></text:span></text:a><text:span text:style-name="T6">] condyle.</text:span></text:p>
      <text:p text:style-name="_3c_grc_3e_"><text:span text:style-name="Strong"><text:span text:style-name="T3">κονδυλώδης</text:span></text:span><text:span text:style-name="T3">.</text:span></text:p>
      <text:p text:style-name="_3c_gloss_3e_"><text:span text:style-name="T6">[grc903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6">p. 1731</text:span></text:span></text:a><text:span text:style-name="T6">] condyloïdien.</text:span></text:p>
      <text:p text:style-name="_3c_grc_3e_"><text:span text:style-name="Strong"><text:span text:style-name="T3">κονδύλωμα</text:span></text:span><text:span text:style-name="T3">.</text:span></text:p>
      <text:p text:style-name="_3c_gloss_3e_"><text:span text:style-name="T6">[grc904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6">p. 1731</text:span></text:span></text:a><text:span text:style-name="T6">] condylome.</text:span></text:p>
      <text:p text:style-name="_3c_grc_3e_"><text:span text:style-name="Strong"><text:span text:style-name="T3">κόνις</text:span></text:span><text:span text:style-name="T3">.</text:span></text:p>
      <text:p text:style-name="_3c_gloss_3e_"><text:span text:style-name="T3">[grc905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cendre.</text:span></text:p>
      <text:p text:style-name="_3c_grc_3e_"><text:span text:style-name="Strong"><text:span text:style-name="T3">κόπος</text:span></text:span><text:span text:style-name="T3">.</text:span></text:p>
      <text:p text:style-name="_3c_gloss_3e_"><text:span text:style-name="T3">[grc906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lassitude.</text:span></text:p>
      <text:p text:style-name="_3c_grc_3e_"><text:span text:style-name="Strong"><text:span text:style-name="T3">κόπρος</text:span></text:span><text:span text:style-name="T3">.</text:span></text:p>
      <text:p text:style-name="_3c_gloss_3e_"><text:span text:style-name="T3">[grc907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excrément.</text:span></text:p>
      <text:p text:style-name="_3c_grc_3e_"><text:span text:style-name="Strong"><text:span text:style-name="T3">κορακοειδ</text:span></text:span><text:span text:style-name="Strong"><text:span text:style-name="T1">ὴ</text:span></text:span><text:span text:style-name="Strong"><text:span text:style-name="T3">ς</text:span></text:span><text:span text:style-name="T3">.</text:span></text:p>
      <text:p text:style-name="_3c_gloss_3e_"><text:span text:style-name="T3">[grc908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coracoïde.</text:span></text:p>
      <text:p text:style-name="_3c_grc_3e_"><text:span text:style-name="Strong"><text:span text:style-name="T3">κόρη</text:span></text:span><text:span text:style-name="T3">.</text:span></text:p>
      <text:p text:style-name="_3c_gloss_3e_"><text:span text:style-name="T3">[grc909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la pupille.</text:span></text:p>
      <text:p text:style-name="_3c_grc_3e_"><text:span text:style-name="Strong"><text:span text:style-name="T3">κόρυζα</text:span></text:span><text:span text:style-name="T3">.</text:span></text:p>
      <text:p text:style-name="_3c_gloss_3e_"><text:span text:style-name="T3">[grc910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coryza.</text:span></text:p>
      <text:p text:style-name="_3c_grc_3e_"><text:span text:style-name="Strong"><text:span text:style-name="T3">κοσμητικ</text:span></text:span><text:span text:style-name="Strong"><text:span text:style-name="T1">ὴ</text:span></text:span><text:span text:style-name="T3">.</text:span></text:p>
      <text:p text:style-name="_3c_gloss_3e_"><text:span text:style-name="T3">[grc911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la cosmétique.</text:span></text:p>
      <text:p text:style-name="_3c_grc_3e_"><text:span text:style-name="Strong"><text:span text:style-name="T3">κοτύλη</text:span></text:span><text:span text:style-name="T3">.</text:span></text:p>
      <text:p text:style-name="_3c_gloss_3e_"><text:span text:style-name="T3">[grc912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cavité cotyloïde.</text:span></text:p>
      <text:p text:style-name="_3c_grc_3e_"><text:span text:style-name="Strong"><text:span text:style-name="T3">κοτυληδ</text:span></text:span><text:span text:style-name="Strong"><text:span text:style-name="T1">ὼ</text:span></text:span><text:span text:style-name="Strong"><text:span text:style-name="T3">ν</text:span></text:span><text:span text:style-name="T3">.</text:span></text:p>
      <text:p text:style-name="_3c_gloss_3e_"><text:span text:style-name="T6">[grc913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6">p. 1731</text:span></text:span></text:a><text:span text:style-name="T6">] cotylédon.</text:span></text:p>
      <text:p text:style-name="_3c_grc_3e_"><text:span text:style-name="Strong"><text:span text:style-name="T3">κοτυλώδης</text:span></text:span><text:span text:style-name="T3">.</text:span></text:p>
      <text:p text:style-name="_3c_gloss_3e_"><text:span text:style-name="T6">[grc914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6">p. 1731</text:span></text:span></text:a><text:span text:style-name="T6">] cotyloïde.</text:span></text:p>
      <text:p text:style-name="_3c_grc_3e_"><text:span text:style-name="Strong"><text:span text:style-name="T3">κοχλιάριον</text:span></text:span><text:span text:style-name="T3">.</text:span></text:p>
      <text:p text:style-name="_3c_gloss_3e_"><text:span text:style-name="T6">[grc915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6">p. 1731</text:span></text:span></text:a><text:span text:style-name="T6">] cuillerée.</text:span></text:p>
      <text:p text:style-name="_3c_grc_3e_"><text:span text:style-name="Strong"><text:span text:style-name="T3">κοχώνη</text:span></text:span><text:span text:style-name="T3">.</text:span></text:p>
      <text:p text:style-name="_3c_gloss_3e_"><text:span text:style-name="T3">[grc916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la région postérieure entre les hanches.</text:span></text:p>
      <text:p text:style-name="_3c_grc_3e_"><text:span text:style-name="Strong"><text:span text:style-name="T3">κράμβη</text:span></text:span><text:span text:style-name="T3">.</text:span></text:p>
      <text:p text:style-name="_3c_gloss_3e_"><text:span text:style-name="T3">[grc917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chou.</text:span></text:p>
      <text:p text:style-name="_3c_grc_3e_"><text:soft-page-break/><text:span text:style-name="Strong"><text:span text:style-name="T3">κρανίον</text:span></text:span><text:span text:style-name="T3">.</text:span></text:p>
      <text:p text:style-name="_3c_gloss_3e_"><text:span text:style-name="T6">[grc918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6">p. 1731</text:span></text:span></text:a><text:span text:style-name="T6">] crâne.</text:span></text:p>
      <text:p text:style-name="_3c_grc_3e_"><text:span text:style-name="Strong"><text:span text:style-name="T3">κρ</text:span></text:span><text:span text:style-name="Strong"><text:span text:style-name="T1">ᾶ</text:span></text:span><text:span text:style-name="Strong"><text:span text:style-name="T3">σις</text:span></text:span><text:span text:style-name="T3">.</text:span></text:p>
      <text:p text:style-name="_3c_gloss_3e_"><text:span text:style-name="T6">[grc919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6">p. 1731</text:span></text:span></text:a><text:span text:style-name="T6">] crase.</text:span></text:p>
      <text:p text:style-name="_3c_grc_3e_"><text:span text:style-name="Strong"><text:span text:style-name="T3">κρεμαστ</text:span></text:span><text:span text:style-name="Strong"><text:span text:style-name="T1">ὴ</text:span></text:span><text:span text:style-name="Strong"><text:span text:style-name="T3">ρ</text:span></text:span><text:span text:style-name="T3">.</text:span></text:p>
      <text:p text:style-name="_3c_gloss_3e_"><text:span text:style-name="T6">[grc920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6">p. 1731</text:span></text:span></text:a><text:span text:style-name="T6">] crémaster.</text:span></text:p>
      <text:p text:style-name="_3c_grc_3e_"><text:span text:style-name="Strong"><text:span text:style-name="T3">κρ</text:span></text:span><text:span text:style-name="Strong"><text:span text:style-name="T1">ιθὴ</text:span></text:span><text:span text:style-name="T3">.</text:span></text:p>
      <text:p text:style-name="_3c_gloss_3e_"><text:span text:style-name="T6">[grc921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6">p. 1731</text:span></text:span></text:a><text:span text:style-name="T6">] orge.</text:span></text:p>
      <text:p text:style-name="_3c_grc_3e_"><text:span text:style-name="Strong"><text:span text:style-name="T3">κριθ</text:span></text:span><text:span text:style-name="Strong"><text:span text:style-name="T1">ὴ</text:span></text:span><text:span text:style-name="T3">, </text:span><text:span text:style-name="Strong"><text:span text:style-name="T3">κριθίδιον</text:span></text:span><text:span text:style-name="T3">.</text:span></text:p>
      <text:p text:style-name="_3c_gloss_3e_"><text:span text:style-name="T3">[grc922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orgelet.</text:span></text:p>
      <text:p text:style-name="_3c_grc_3e_"><text:span text:style-name="Strong"><text:span text:style-name="T3">κρίκος</text:span></text:span><text:span text:style-name="T3">.</text:span></text:p>
      <text:p text:style-name="_3c_gloss_3e_"><text:span text:style-name="T3">[grc923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anneau.</text:span></text:p>
      <text:p text:style-name="_3c_grc_3e_"><text:span text:style-name="Strong"><text:span text:style-name="T3">κρίμνον</text:span></text:span><text:span text:style-name="T3">.</text:span></text:p>
      <text:p text:style-name="_3c_gloss_3e_"><text:span text:style-name="T1">[</text:span><text:span text:style-name="T3">grc</text:span><text:span text:style-name="T1">924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</text:span></text:span></text:a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1">. 1731</text:span></text:span></text:a><text:span text:style-name="T1">] </text:span><text:span text:style-name="T3">farine</text:span><text:span text:style-name="T1">.</text:span></text:p>
      <text:p text:style-name="_3c_grc_3e_"><text:span text:style-name="Strong"><text:span text:style-name="T3">κρίσιμος</text:span></text:span><text:span text:style-name="T3">.</text:span></text:p>
      <text:p text:style-name="_3c_gloss_3e_"><text:span text:style-name="T3">[grc925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critique.</text:span></text:p>
      <text:p text:style-name="_3c_grc_3e_"><text:span text:style-name="Strong"><text:span text:style-name="T3">κρίσις</text:span></text:span><text:span text:style-name="T3">.</text:span></text:p>
      <text:p text:style-name="_3c_gloss_3e_"><text:span text:style-name="T3">[grc926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crise.</text:span></text:p>
      <text:p text:style-name="_3c_grc_3e_"><text:span text:style-name="Strong"><text:span text:style-name="T3">κροκυδισμ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927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carphologie.</text:span></text:p>
      <text:p text:style-name="_3c_grc_3e_"><text:span text:style-name="Strong"><text:span text:style-name="T3">κρόμυον</text:span></text:span><text:span text:style-name="T3">.</text:span></text:p>
      <text:p text:style-name="_3c_gloss_3e_"><text:span text:style-name="T6">[grc928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6">p. 1731</text:span></text:span></text:a><text:span text:style-name="T6">] oignon.</text:span></text:p>
      <text:p text:style-name="_3c_grc_3e_"><text:span text:style-name="Strong"><text:span text:style-name="T3">κροταφίτης</text:span></text:span><text:span text:style-name="T3">.</text:span></text:p>
      <text:p text:style-name="_3c_gloss_3e_"><text:span text:style-name="T6">[grc929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6">p. 1731</text:span></text:span></text:a><text:span text:style-name="T6">] crotaphite.</text:span></text:p>
      <text:p text:style-name="_3c_grc_3e_"><text:span text:style-name="Strong"><text:span text:style-name="T3">κρόταφος</text:span></text:span><text:span text:style-name="T3">.</text:span></text:p>
      <text:p text:style-name="_3c_gloss_3e_"><text:span text:style-name="T6">[grc930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6">p. 1731</text:span></text:span></text:a><text:span text:style-name="T6">] tempe.</text:span></text:p>
      <text:p text:style-name="_3c_grc_3e_"><text:span text:style-name="Strong"><text:span text:style-name="T3">κτε</text:span></text:span><text:span text:style-name="Strong"><text:span text:style-name="T1">ὶ</text:span></text:span><text:span text:style-name="Strong"><text:span text:style-name="T3">ς</text:span></text:span><text:span text:style-name="T3">.</text:span></text:p>
      <text:p text:style-name="_3c_gloss_3e_"><text:span text:style-name="T3">[grc931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le pubis chez la femme.</text:span></text:p>
      <text:p text:style-name="_3c_grc_3e_"><text:span text:style-name="Strong"><text:span text:style-name="T3">κύβιτον</text:span></text:span><text:span text:style-name="T3">.</text:span></text:p>
      <text:p text:style-name="_3c_gloss_3e_"><text:span text:style-name="T3">[grc932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cubitus, coude.</text:span></text:p>
      <text:p text:style-name="_3c_grc_3e_"><text:span text:style-name="Strong"><text:span text:style-name="T3">κυβοειδ</text:span></text:span><text:span text:style-name="Strong"><text:span text:style-name="T1">ὴ</text:span></text:span><text:span text:style-name="Strong"><text:span text:style-name="T3">ς</text:span></text:span><text:span text:style-name="T3">.</text:span></text:p>
      <text:p text:style-name="_3c_gloss_3e_"><text:span text:style-name="T3">[grc933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cuboïde.</text:span></text:p>
      <text:p text:style-name="_3c_grc_3e_"><text:span text:style-name="Strong"><text:span text:style-name="T3">κύησις</text:span></text:span><text:span text:style-name="T3">.</text:span></text:p>
      <text:p text:style-name="_3c_gloss_3e_"><text:span text:style-name="T6">[grc934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6">p. 1731</text:span></text:span></text:a><text:span text:style-name="T6">] grossesse.</text:span></text:p>
      <text:p text:style-name="_3c_grc_3e_"><text:soft-page-break/><text:span text:style-name="Strong"><text:span text:style-name="T3">κυητήριον</text:span></text:span><text:span text:style-name="T3"> </text:span><text:span text:style-name="Strong"><text:span text:style-name="T1">ἀ</text:span></text:span><text:span text:style-name="Strong"><text:span text:style-name="T3">γγε</text:span></text:span><text:span text:style-name="Strong"><text:span text:style-name="T1">ῖ</text:span></text:span><text:span text:style-name="Strong"><text:span text:style-name="T3">ον</text:span></text:span><text:span text:style-name="T3">.</text:span></text:p>
      <text:p text:style-name="_3c_gloss_3e_"><text:span text:style-name="T3">[grc935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utérus.</text:span></text:p>
      <text:p text:style-name="_3c_grc_3e_"><text:span text:style-name="Strong"><text:span text:style-name="T3">κύκλος</text:span></text:span><text:span text:style-name="T3">.</text:span></text:p>
      <text:p text:style-name="_3c_gloss_3e_"><text:span text:style-name="T3">[grc936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cercle, cycle.</text:span></text:p>
      <text:p text:style-name="_3c_grc_3e_"><text:span text:style-name="Strong"><text:span text:style-name="T3">κ</text:span></text:span><text:span text:style-name="Strong"><text:span text:style-name="T1">ῦ</text:span></text:span><text:span text:style-name="Strong"><text:span text:style-name="T3">λα</text:span></text:span><text:span text:style-name="T3">.</text:span></text:p>
      <text:p text:style-name="_3c_gloss_3e_"><text:span text:style-name="T3">[grc937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le dessous des yeux.</text:span></text:p>
      <text:p text:style-name="_3c_grc_3e_"><text:span text:style-name="Strong"><text:span text:style-name="T3">κύλλωσις</text:span></text:span><text:span text:style-name="T3">.</text:span></text:p>
      <text:p text:style-name="_3c_gloss_3e_"><text:span text:style-name="T3">[grc938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gibbosité en avant.</text:span></text:p>
      <text:p text:style-name="_3c_grc_3e_"><text:span text:style-name="Strong"><text:span text:style-name="T3">κυνάγχη</text:span></text:span><text:span text:style-name="T3">.</text:span></text:p>
      <text:p text:style-name="_3c_gloss_3e_"><text:span text:style-name="T3">[grc939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esquinancie.</text:span></text:p>
      <text:p text:style-name="_3c_grc_3e_"><text:span text:style-name="Strong"><text:span text:style-name="T3">κυνόδοντες</text:span></text:span><text:span text:style-name="T3">.</text:span></text:p>
      <text:p text:style-name="_3c_gloss_3e_"><text:span text:style-name="T3">[grc940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dents canines.</text:span></text:p>
      <text:p text:style-name="_3c_grc_3e_"><text:span text:style-name="Strong"><text:span text:style-name="T3">κυρίαι</text:span></text:span><text:span text:style-name="T3"> </text:span><text:span text:style-name="Strong"><text:span text:style-name="T1">ἡ</text:span></text:span><text:span text:style-name="Strong"><text:span text:style-name="T3">μ</text:span></text:span><text:span text:style-name="Strong"><text:span text:style-name="T1">έ</text:span></text:span><text:span text:style-name="Strong"><text:span text:style-name="T3">ραι</text:span></text:span><text:span text:style-name="T3">.</text:span></text:p>
      <text:p text:style-name="_3c_gloss_3e_"><text:span text:style-name="T3">[grc941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jours critiques.</text:span></text:p>
      <text:p text:style-name="_3c_grc_3e_"><text:span text:style-name="Strong"><text:span text:style-name="T3">κύρτωμα</text:span></text:span><text:span text:style-name="T3">.</text:span></text:p>
      <text:p text:style-name="_3c_gloss_3e_"><text:span text:style-name="T3">[grc942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gibbosité en arrière.</text:span></text:p>
      <text:p text:style-name="_3c_grc_3e_"><text:span text:style-name="Strong"><text:span text:style-name="T3">κύστις</text:span></text:span><text:span text:style-name="T3">.</text:span></text:p>
      <text:p text:style-name="_3c_gloss_3e_"><text:span text:style-name="T3">[grc943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vessie.</text:span></text:p>
      <text:p text:style-name="_3c_grc_3e_"><text:span text:style-name="Strong"><text:span text:style-name="T3">κύφωσις</text:span></text:span><text:span text:style-name="T3">.</text:span></text:p>
      <text:p text:style-name="_3c_gloss_3e_"><text:span text:style-name="T3">[grc944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gibbosité.</text:span></text:p>
      <text:p text:style-name="_3c_grc_3e_"><text:span text:style-name="Strong"><text:span text:style-name="T3">κυψελ</text:span></text:span><text:span text:style-name="Strong"><text:span text:style-name="T1">ὶ</text:span></text:span><text:span text:style-name="Strong"><text:span text:style-name="T3">ς</text:span></text:span><text:span text:style-name="T3">.</text:span></text:p>
      <text:p text:style-name="_3c_gloss_3e_"><text:span text:style-name="T3">[grc945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cérumen des oreilles.</text:span></text:p>
      <text:p text:style-name="_3c_grc_3e_"><text:span text:style-name="Strong"><text:span text:style-name="T3">κωδία</text:span></text:span><text:span text:style-name="T3">.</text:span></text:p>
      <text:p text:style-name="_3c_gloss_3e_"><text:span text:style-name="T3">[grc946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tête de pavot.</text:span></text:p>
      <text:p text:style-name="_3c_grc_3e_"><text:span text:style-name="Strong"><text:span text:style-name="T3">κωλι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947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colique.</text:span></text:p>
      <text:p text:style-name="_3c_grc_3e_"><text:span text:style-name="Strong"><text:span text:style-name="T3">κωλικ</text:span></text:span><text:span text:style-name="Strong"><text:span text:style-name="T1">ὴ</text:span></text:span><text:span text:style-name="T3"> </text:span><text:span text:style-name="Strong"><text:span text:style-name="T3">διάθεσις</text:span></text:span><text:span text:style-name="T3">.</text:span></text:p>
      <text:p text:style-name="_3c_gloss_3e_"><text:span text:style-name="T3">[grc948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la colique.</text:span></text:p>
      <text:p text:style-name="_3c_grc_3e_"><text:span text:style-name="Strong"><text:span text:style-name="T3">κ</text:span></text:span><text:span text:style-name="Strong"><text:span text:style-name="T1">ῶ</text:span></text:span><text:span text:style-name="Strong"><text:span text:style-name="T3">λον</text:span></text:span><text:span text:style-name="T3">.</text:span></text:p>
      <text:p text:style-name="_3c_gloss_3e_"><text:span text:style-name="T3">[grc949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membre ; côlon.</text:span></text:p>
      <text:p text:style-name="_3c_grc_3e_"><text:span text:style-name="Strong"><text:span text:style-name="T3">κ</text:span></text:span><text:span text:style-name="Strong"><text:span text:style-name="T1">ῶ</text:span></text:span><text:span text:style-name="Strong"><text:span text:style-name="T3">μα</text:span></text:span><text:span text:style-name="T3">.</text:span></text:p>
      <text:p text:style-name="_3c_gloss_3e_"><text:span text:style-name="T3">[grc950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coma.</text:span></text:p>
      <text:p text:style-name="_3c_grc_3e_"><text:span text:style-name="Strong"><text:span text:style-name="T3">κώνωψ</text:span></text:span><text:span text:style-name="T3">.</text:span></text:p>
      <text:p text:style-name="_3c_gloss_3e_"><text:span text:style-name="T3">[grc951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cousin (insecte).</text:span></text:p>
      <text:p text:style-name="_3c_grc_3e_"><text:soft-page-break/><text:span text:style-name="Strong"><text:span text:style-name="T3">κώφωσις</text:span></text:span><text:span text:style-name="T3">.</text:span></text:p>
      <text:p text:style-name="_3c_gloss_3e_"><text:span text:style-name="T3">[grc952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surdité.</text:span></text:p>
      <text:p text:style-name="_3c_grc_3e_"><text:span text:style-name="Strong"><text:span text:style-name="T3">λαβίδιον</text:span></text:span><text:span text:style-name="T3">, </text:span><text:span text:style-name="Strong"><text:span text:style-name="T3">λαβ</text:span></text:span><text:span text:style-name="Strong"><text:span text:style-name="T1">ὶ</text:span></text:span><text:span text:style-name="Strong"><text:span text:style-name="T3">ς</text:span></text:span><text:span text:style-name="T3">.</text:span></text:p>
      <text:p text:style-name="_3c_gloss_3e_"><text:span text:style-name="T3">[grc953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pince, tenette.</text:span></text:p>
      <text:p text:style-name="_3c_grc_3e_"><text:span text:style-name="Strong"><text:span text:style-name="T3">λαβύρινθος</text:span></text:span><text:span text:style-name="T3">.</text:span></text:p>
      <text:p text:style-name="_3c_gloss_3e_"><text:span text:style-name="T3">[grc954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labyrinthe (de l’oreille interne).</text:span></text:p>
      <text:p text:style-name="_3c_grc_3e_"><text:span text:style-name="Strong"><text:span text:style-name="T3">λαγνεία</text:span></text:span><text:span text:style-name="T3">.</text:span></text:p>
      <text:p text:style-name="_3c_gloss_3e_"><text:span text:style-name="T3">[grc955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coït.</text:span></text:p>
      <text:p text:style-name="_3c_grc_3e_"><text:span text:style-name="Strong"><text:span text:style-name="T3">λαγόνες</text:span></text:span><text:span text:style-name="T3">.</text:span></text:p>
      <text:p text:style-name="_3c_gloss_3e_"><text:span text:style-name="T6">[grc956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6">p. 1731</text:span></text:span></text:a><text:span text:style-name="T6">] lombes.</text:span></text:p>
      <text:p text:style-name="_3c_grc_3e_"><text:span text:style-name="Strong"><text:span text:style-name="T3">λαγώφθαλμος</text:span></text:span><text:span text:style-name="T3">.</text:span></text:p>
      <text:p text:style-name="_3c_gloss_3e_"><text:span text:style-name="T6">[grc957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6">p. 1731</text:span></text:span></text:a><text:span text:style-name="T6">] lagophthalmie.</text:span></text:p>
      <text:p text:style-name="_3c_grc_3e_"><text:span text:style-name="Strong"><text:span text:style-name="T3">λαιμ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6">[grc958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6">p. 1731</text:span></text:span></text:a><text:span text:style-name="T6">] gorge.</text:span></text:p>
      <text:p text:style-name="_3c_grc_3e_"><text:span text:style-name="Strong"><text:span text:style-name="T3">λαλι</text:span></text:span><text:span text:style-name="Strong"><text:span text:style-name="T1">ὰ</text:span></text:span><text:span text:style-name="T3">.</text:span></text:p>
      <text:p text:style-name="_3c_gloss_3e_"><text:span text:style-name="T6">[grc959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6">p. 1731</text:span></text:span></text:a><text:span text:style-name="T6">] parole.</text:span></text:p>
      <text:p text:style-name="_3c_grc_3e_"><text:span text:style-name="Strong"><text:span text:style-name="T3">λαμβδοειδ</text:span></text:span><text:span text:style-name="Strong"><text:span text:style-name="T1">ὴ</text:span></text:span><text:span text:style-name="Strong"><text:span text:style-name="T3">ς</text:span></text:span><text:span text:style-name="T3">.</text:span></text:p>
      <text:p text:style-name="_3c_gloss_3e_"><text:span text:style-name="T6">[grc960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6">p. 1731</text:span></text:span></text:a><text:span text:style-name="T6">] lambdoïde.</text:span></text:p>
      <text:p text:style-name="_3c_grc_3e_"><text:span text:style-name="Strong"><text:span text:style-name="T3">λαπάραι</text:span></text:span><text:span text:style-name="T3">.</text:span></text:p>
      <text:p text:style-name="_3c_gloss_3e_"><text:span text:style-name="T3">[grc961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les flancs.</text:span></text:p>
      <text:p text:style-name="_3c_grc_3e_"><text:span text:style-name="Strong"><text:span text:style-name="T3">λάρυγξ</text:span></text:span><text:span text:style-name="T3">.</text:span></text:p>
      <text:p text:style-name="_3c_gloss_3e_"><text:span text:style-name="T3">[grc962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larynx.</text:span></text:p>
      <text:p text:style-name="_3c_grc_3e_"><text:span text:style-name="Strong"><text:span text:style-name="T3">λειεντερία</text:span></text:span><text:span text:style-name="T3">.</text:span></text:p>
      <text:p text:style-name="_3c_gloss_3e_"><text:span text:style-name="T3">[grc963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lientérie.</text:span></text:p>
      <text:p text:style-name="_3c_grc_3e_"><text:span text:style-name="Strong"><text:span text:style-name="T3">λειποθυμία</text:span></text:span><text:span text:style-name="T3">.</text:span></text:p>
      <text:p text:style-name="_3c_gloss_3e_"><text:span text:style-name="T3">[grc964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lipothymie.</text:span></text:p>
      <text:p text:style-name="_3c_grc_3e_"><text:span text:style-name="Strong"><text:span text:style-name="T3">λειποψυχία</text:span></text:span><text:span text:style-name="T3">.</text:span></text:p>
      <text:p text:style-name="_3c_gloss_3e_"><text:span text:style-name="T3">[grc965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syncope.</text:span></text:p>
      <text:p text:style-name="_3c_grc_3e_"><text:span text:style-name="Strong"><text:span text:style-name="T3">λειπυρία</text:span></text:span><text:span text:style-name="T3">.</text:span></text:p>
      <text:p text:style-name="_3c_gloss_3e_"><text:span text:style-name="T6">[grc966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6">p. 1731</text:span></text:span></text:a><text:span text:style-name="T6">] fièvre lipyrie.</text:span></text:p>
      <text:p text:style-name="_3c_grc_3e_"><text:span text:style-name="Strong"><text:span text:style-name="T3">λείφαιμος</text:span></text:span><text:span text:style-name="T3">.</text:span></text:p>
      <text:p text:style-name="_3c_gloss_3e_"><text:span text:style-name="T3">[grc967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exsangue.</text:span></text:p>
      <text:p text:style-name="_3c_grc_3e_"><text:span text:style-name="Strong"><text:span text:style-name="T3">λειχ</text:span></text:span><text:span text:style-name="Strong"><text:span text:style-name="T1">ὴ</text:span></text:span><text:span text:style-name="Strong"><text:span text:style-name="T3">ν</text:span></text:span><text:span text:style-name="T3">.</text:span></text:p>
      <text:p text:style-name="_3c_gloss_3e_"><text:span text:style-name="T3">[grc968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lichen, gale.</text:span></text:p>
      <text:p text:style-name="_3c_grc_3e_"><text:soft-page-break/><text:span text:style-name="Strong"><text:span text:style-name="T3">λεπιδοειδ</text:span></text:span><text:span text:style-name="Strong"><text:span text:style-name="T1">ὴ</text:span></text:span><text:span text:style-name="Strong"><text:span text:style-name="T3">ς</text:span></text:span><text:span text:style-name="T3">.</text:span></text:p>
      <text:p text:style-name="_3c_gloss_3e_"><text:span text:style-name="T3">[grc969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écailleux.</text:span></text:p>
      <text:p text:style-name="_3c_grc_3e_"><text:span text:style-name="Strong"><text:span text:style-name="T3">λεπ</text:span></text:span><text:span text:style-name="Strong"><text:span text:style-name="T1">ὶ</text:span></text:span><text:span text:style-name="Strong"><text:span text:style-name="T3">ς</text:span></text:span><text:span text:style-name="T3">.</text:span></text:p>
      <text:p text:style-name="_3c_gloss_3e_"><text:span text:style-name="T3">[grc970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écaille.</text:span></text:p>
      <text:p text:style-name="_3c_grc_3e_"><text:span text:style-name="Strong"><text:span text:style-name="T3">λ</text:span></text:span><text:span text:style-name="Strong"><text:span text:style-name="T1">έ</text:span></text:span><text:span text:style-name="Strong"><text:span text:style-name="T3">πρα</text:span></text:span><text:span text:style-name="T3">.</text:span></text:p>
      <text:p text:style-name="_3c_gloss_3e_"><text:span text:style-name="T3">[grc971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lèpre squameuse.</text:span></text:p>
      <text:p text:style-name="_3c_grc_3e_"><text:span text:style-name="Strong"><text:span text:style-name="T3">λεπρι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972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qui tient de la lèpre.</text:span></text:p>
      <text:p text:style-name="_3c_grc_3e_"><text:span text:style-name="Strong"><text:span text:style-name="T3">λεπτ</text:span></text:span><text:span text:style-name="Strong"><text:span text:style-name="T1">ὸ</text:span></text:span><text:span text:style-name="Strong"><text:span text:style-name="T3">ν</text:span></text:span><text:span text:style-name="T3">.</text:span></text:p>
      <text:p text:style-name="_3c_gloss_3e_"><text:span text:style-name="T3">[grc973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l’intestin grêle.</text:span></text:p>
      <text:p text:style-name="_3c_grc_3e_"><text:span text:style-name="Strong"><text:span text:style-name="T3">λ</text:span></text:span><text:span text:style-name="Strong"><text:span text:style-name="T1">έ</text:span></text:span><text:span text:style-name="Strong"><text:span text:style-name="T3">πτυνσις</text:span></text:span><text:span text:style-name="T3">.</text:span></text:p>
      <text:p text:style-name="_3c_gloss_3e_"><text:span text:style-name="T3">[grc974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amaigrissement.</text:span></text:p>
      <text:p text:style-name="_3c_grc_3e_"><text:span text:style-name="Strong"><text:span text:style-name="T3">λεπτυντι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975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atténuant.</text:span></text:p>
      <text:p text:style-name="_3c_grc_3e_"><text:span text:style-name="Strong"><text:span text:style-name="T3">λεπτυσμ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976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atténuation.</text:span></text:p>
      <text:p text:style-name="_3c_grc_3e_"><text:span text:style-name="Strong"><text:span text:style-name="T3">λεύκη</text:span></text:span><text:span text:style-name="T3">.</text:span></text:p>
      <text:p text:style-name="_3c_gloss_3e_"><text:span text:style-name="T1">[</text:span><text:span text:style-name="T3">grc</text:span><text:span text:style-name="T1">977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</text:span></text:span></text:a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1">. 1731</text:span></text:span></text:a><text:span text:style-name="T1">] </text:span><text:span text:style-name="T3">leuc</text:span><text:span text:style-name="T1">é.</text:span></text:p>
      <text:p text:style-name="_3c_grc_3e_"><text:span text:style-name="Strong"><text:span text:style-name="T3">λευκοφλεγματία</text:span></text:span><text:span text:style-name="T3">.</text:span></text:p>
      <text:p text:style-name="_3c_gloss_3e_"><text:span text:style-name="T6">[grc978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6">p. 1731</text:span></text:span></text:a><text:span text:style-name="T6">] leucophlegmatie.</text:span></text:p>
      <text:p text:style-name="_3c_grc_3e_"><text:span text:style-name="Strong"><text:span text:style-name="T3">λεύκωμα</text:span></text:span><text:span text:style-name="T3">.</text:span></text:p>
      <text:p text:style-name="_3c_gloss_3e_"><text:span text:style-name="T6">[grc979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6">p. 1731</text:span></text:span></text:a><text:span text:style-name="T6">] leucome.</text:span></text:p>
      <text:p text:style-name="_3c_grc_3e_"><text:span text:style-name="Strong"><text:span text:style-name="T3">λεχ</text:span></text:span><text:span text:style-name="Strong"><text:span text:style-name="T1">ὼ</text:span></text:span><text:span text:style-name="T3">.</text:span></text:p>
      <text:p text:style-name="_3c_gloss_3e_"><text:span text:style-name="T3">[grc980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une accouchée.</text:span></text:p>
      <text:p text:style-name="_3c_grc_3e_"><text:span text:style-name="Strong"><text:span text:style-name="T3">ληθαργι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981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léthargique.</text:span></text:p>
      <text:p text:style-name="_3c_grc_3e_"><text:span text:style-name="Strong"><text:span text:style-name="T3">λήθαργος</text:span></text:span><text:span text:style-name="T3">.</text:span></text:p>
      <text:p text:style-name="_3c_gloss_3e_"><text:span text:style-name="T3">[grc982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léthargie.</text:span></text:p>
      <text:p text:style-name="_3c_grc_3e_"><text:span text:style-name="Strong"><text:span text:style-name="T3">λήμη</text:span></text:span><text:span text:style-name="T3">.</text:span></text:p>
      <text:p text:style-name="_3c_gloss_3e_"><text:span text:style-name="T3">[grc983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chassie.</text:span></text:p>
      <text:p text:style-name="_3c_grc_3e_"><text:span text:style-name="Strong"><text:span text:style-name="T3">ληξιπύρετος</text:span></text:span><text:span text:style-name="T3">.</text:span></text:p>
      <text:p text:style-name="_3c_gloss_3e_"><text:span text:style-name="T3">[grc984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fébrifuge.</text:span></text:p>
      <text:p text:style-name="_3c_grc_3e_"><text:span text:style-name="Strong"><text:span text:style-name="T3">λ</text:span></text:span><text:span text:style-name="Strong"><text:span text:style-name="T1">ῆ</text:span></text:span><text:span text:style-name="Strong"><text:span text:style-name="T3">ρος</text:span></text:span><text:span text:style-name="T3">.</text:span></text:p>
      <text:p text:style-name="_3c_gloss_3e_"><text:span text:style-name="T3">[grc985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délire.</text:span></text:p>
      <text:p text:style-name="_3c_grc_3e_"><text:soft-page-break/><text:span text:style-name="Strong"><text:span text:style-name="T3">λ</text:span></text:span><text:span text:style-name="Strong"><text:span text:style-name="T1">ῆ</text:span></text:span><text:span text:style-name="Strong"><text:span text:style-name="T3">ψις</text:span></text:span><text:span text:style-name="T3">.</text:span></text:p>
      <text:p text:style-name="_3c_gloss_3e_"><text:span text:style-name="T3">[grc986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paroxysme.</text:span></text:p>
      <text:p text:style-name="_3c_grc_3e_"><text:span text:style-name="Strong"><text:span text:style-name="T3">λιγνυώδης</text:span></text:span><text:span text:style-name="T3">.</text:span></text:p>
      <text:p text:style-name="_3c_gloss_3e_"><text:span text:style-name="T3">[grc987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3">p. 1731</text:span></text:span></text:a><text:span text:style-name="T3">] fuligineux.</text:span></text:p>
      <text:p text:style-name="_3c_grc_3e_"><text:span text:style-name="Strong"><text:span text:style-name="T3">λιθάργυρος</text:span></text:span><text:span text:style-name="T3">.</text:span></text:p>
      <text:p text:style-name="_3c_gloss_3e_"><text:span text:style-name="T6">[grc988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6">p. 1731</text:span></text:span></text:a><text:span text:style-name="T6">] litharge.</text:span></text:p>
      <text:p text:style-name="_3c_grc_3e_"><text:span text:style-name="Strong"><text:span text:style-name="T3">λιθίασις</text:span></text:span><text:span text:style-name="T3">.</text:span></text:p>
      <text:p text:style-name="_3c_gloss_3e_"><text:span text:style-name="T6">[grc989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6">p. 1731</text:span></text:span></text:a><text:span text:style-name="T6">] lithiase.</text:span></text:p>
      <text:p text:style-name="_3c_grc_3e_"><text:span text:style-name="Strong"><text:span text:style-name="T3">λίθος</text:span></text:span><text:span text:style-name="T3">, </text:span><text:span text:style-name="Strong"><text:span text:style-name="T3">λιθίδιον</text:span></text:span><text:span text:style-name="T3">.</text:span></text:p>
      <text:p text:style-name="_3c_gloss_3e_"><text:span text:style-name="T6">[grc990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6">p. 1731</text:span></text:span></text:a><text:span text:style-name="T6">] calcul.</text:span></text:p>
      <text:p text:style-name="_3c_grc_3e_"><text:span text:style-name="Strong"><text:span text:style-name="T3">λιθοτομία</text:span></text:span><text:span text:style-name="T3">.</text:span></text:p>
      <text:p text:style-name="_3c_gloss_3e_"><text:span text:style-name="T6">[grc991 </text:span><text:a xlink:type="simple" xlink:href="https://www.biusante.parisdescartes.fr/histoire/medica/resultats/index.php?do=zoom&amp;cote=37020d&amp;p=1744" text:style-name="Internet_20_link" text:visited-style-name="Visited_20_Internet_20_Link"><text:span text:style-name="Internet_20_link"><text:span text:style-name="T6">p. 1731</text:span></text:span></text:a><text:span text:style-name="T6">] lithotomie.</text:span></text:p>
      <text:p text:style-name="_3c_grc_3e_"><text:span text:style-name="Strong"><text:span text:style-name="T3">λιθοτόμος</text:span></text:span><text:span text:style-name="T3">.</text:span></text:p>
      <text:p text:style-name="_3c_gloss_3e_"><text:span text:style-name="T3">[grc992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lithotomiste ; instrument pour couper la pierre dans la vessie après l’incision.</text:span></text:p>
      <text:p text:style-name="_3c_grc_3e_"><text:span text:style-name="Strong"><text:span text:style-name="T3">λιμαγχία</text:span></text:span><text:span text:style-name="T3">.</text:span></text:p>
      <text:p text:style-name="_3c_gloss_3e_"><text:span text:style-name="T1">[</text:span><text:span text:style-name="T3">grc</text:span><text:span text:style-name="T1">993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</text:span></text:span></text:a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1">. 1732</text:span></text:span></text:a><text:span text:style-name="T1">] </text:span><text:span text:style-name="T3">je</text:span><text:span text:style-name="T1">û</text:span><text:span text:style-name="T3">ne</text:span><text:span text:style-name="T1">.</text:span></text:p>
      <text:p text:style-name="_3c_grc_3e_"><text:span text:style-name="Strong"><text:span text:style-name="T3">λιμοκτονία</text:span></text:span><text:span text:style-name="T3">.</text:span></text:p>
      <text:p text:style-name="_3c_gloss_3e_"><text:span text:style-name="T3">[grc994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abstinence d’aliments.</text:span></text:p>
      <text:p text:style-name="_3c_grc_3e_"><text:span text:style-name="Strong"><text:span text:style-name="T3">λιμ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995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faim.</text:span></text:p>
      <text:p text:style-name="_3c_grc_3e_"><text:span text:style-name="Strong"><text:span text:style-name="T3">λίνον</text:span></text:span><text:span text:style-name="T3">.</text:span></text:p>
      <text:p text:style-name="_3c_gloss_3e_"><text:span text:style-name="T3">[grc996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lin.</text:span></text:p>
      <text:p text:style-name="_3c_grc_3e_"><text:span text:style-name="Strong"><text:span text:style-name="T3">λιχαν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997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doigt indicateur.</text:span></text:p>
      <text:p text:style-name="_3c_grc_3e_"><text:span text:style-name="Strong"><text:span text:style-name="T3">λοβ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998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lobe.</text:span></text:p>
      <text:p text:style-name="_3c_grc_3e_"><text:span text:style-name="Strong"><text:span text:style-name="T3">λοξ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999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oblique.</text:span></text:p>
      <text:p text:style-name="_3c_grc_3e_"><text:span text:style-name="Strong"><text:span text:style-name="T3">λοιμ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1000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peste.</text:span></text:p>
      <text:p text:style-name="_3c_grc_3e_"><text:span text:style-name="Strong"><text:span text:style-name="T3">λοιμώδης</text:span></text:span><text:span text:style-name="T3">.</text:span></text:p>
      <text:p text:style-name="_3c_gloss_3e_"><text:span text:style-name="T3">[grc1001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pestilentiel.</text:span></text:p>
      <text:p text:style-name="_3c_grc_3e_"><text:span text:style-name="Strong"><text:span text:style-name="T3">λόρδωσις</text:span></text:span><text:span text:style-name="T3">.</text:span></text:p>
      <text:p text:style-name="_3c_gloss_3e_"><text:span text:style-name="T6">[grc1002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6">p. 1732</text:span></text:span></text:a><text:span text:style-name="T6">] lordose.</text:span></text:p>
      <text:p text:style-name="_3c_grc_3e_"><text:soft-page-break/><text:span text:style-name="Strong"><text:span text:style-name="T3">λο</text:span></text:span><text:span text:style-name="Strong"><text:span text:style-name="T1">ῦ</text:span></text:span><text:span text:style-name="Strong"><text:span text:style-name="T3">τρον</text:span></text:span><text:span text:style-name="T3">.</text:span></text:p>
      <text:p text:style-name="_3c_gloss_3e_"><text:span text:style-name="T6">[grc1003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6">p. 1732</text:span></text:span></text:a><text:span text:style-name="T6">] bain.</text:span></text:p>
      <text:p text:style-name="_3c_grc_3e_"><text:span text:style-name="Strong"><text:span text:style-name="T3">λόφος</text:span></text:span><text:span text:style-name="T3">.</text:span></text:p>
      <text:p text:style-name="_3c_gloss_3e_"><text:span text:style-name="T6">[grc1004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6">p. 1732</text:span></text:span></text:a><text:span text:style-name="T6">] crête.</text:span></text:p>
      <text:p text:style-name="_3c_grc_3e_"><text:span text:style-name="Strong"><text:span text:style-name="T3">λοχεία (</text:span></text:span><text:span text:style-name="Strong"><text:span text:style-name="T1">ἡ</text:span></text:span><text:span text:style-name="Strong"><text:span text:style-name="T3">)</text:span></text:span><text:span text:style-name="T3">.</text:span></text:p>
      <text:p text:style-name="_3c_gloss_3e_"><text:span text:style-name="T3">[grc1005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accouchement.</text:span></text:p>
      <text:p text:style-name="_3c_grc_3e_"><text:span text:style-name="Strong"><text:span text:style-name="T3">λοχε</text:span></text:span><text:span text:style-name="Strong"><text:span text:style-name="T1">ῖ</text:span></text:span><text:span text:style-name="Strong"><text:span text:style-name="T3">α</text:span></text:span><text:span text:style-name="Strong"><text:span text:style-name="T4"> </text:span></text:span><text:span text:style-name="Strong"><text:span text:style-name="T3">(τ</text:span></text:span><text:span text:style-name="Strong"><text:span text:style-name="T1">ὰ</text:span></text:span><text:span text:style-name="Strong"><text:span text:style-name="T3">)</text:span></text:span><text:span text:style-name="T3">.</text:span></text:p>
      <text:p text:style-name="_3c_gloss_3e_"><text:span text:style-name="T3">[grc1006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lochies.</text:span></text:p>
      <text:p text:style-name="_3c_grc_3e_"><text:span text:style-name="Strong"><text:span text:style-name="T3">λοχ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1007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une accouchée.</text:span></text:p>
      <text:p text:style-name="_3c_grc_3e_"><text:span text:style-name="Strong"><text:span text:style-name="T3">λυγγώδης</text:span></text:span><text:span text:style-name="T3">.</text:span></text:p>
      <text:p text:style-name="_3c_gloss_3e_"><text:span text:style-name="T3">[grc1008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singultueux.</text:span></text:p>
      <text:p text:style-name="_3c_grc_3e_"><text:span text:style-name="Strong"><text:span text:style-name="T1">λὺ</text:span></text:span><text:span text:style-name="Strong"><text:span text:style-name="T3">γξ</text:span></text:span><text:span text:style-name="T3">, </text:span><text:span text:style-name="Strong"><text:span text:style-name="T3">λυγμ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6">[grc1009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6">p. 1732</text:span></text:span></text:a><text:span text:style-name="T6">] hoquet.</text:span></text:p>
      <text:p text:style-name="_3c_grc_3e_"><text:span text:style-name="Strong"><text:span text:style-name="T3">λυκανθρωπία</text:span></text:span><text:span text:style-name="T3">.</text:span></text:p>
      <text:p text:style-name="_3c_gloss_3e_"><text:span text:style-name="T6">[grc1010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6">p. 1732</text:span></text:span></text:a><text:span text:style-name="T6">] lycanthropie.</text:span></text:p>
      <text:p text:style-name="_3c_grc_3e_"><text:span text:style-name="Strong"><text:span text:style-name="T3">λυσίπονος</text:span></text:span><text:span text:style-name="T3">.</text:span></text:p>
      <text:p text:style-name="_3c_gloss_3e_"><text:span text:style-name="T6">[grc1011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6">p. 1732</text:span></text:span></text:a><text:span text:style-name="T6">] anodin.</text:span></text:p>
      <text:p text:style-name="_3c_grc_3e_"><text:span text:style-name="Strong"><text:span text:style-name="T3">λύσις</text:span></text:span><text:span text:style-name="T3">.</text:span></text:p>
      <text:p text:style-name="_3c_gloss_3e_"><text:span text:style-name="T3">[grc1012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solution, dissolution, lysis.</text:span></text:p>
      <text:p text:style-name="_3c_grc_3e_"><text:span text:style-name="Strong"><text:span text:style-name="T3">λύσσα</text:span></text:span><text:span text:style-name="T3">.</text:span></text:p>
      <text:p text:style-name="_3c_gloss_3e_"><text:span text:style-name="T3">[grc1013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rage, hydrophobie.</text:span></text:p>
      <text:p text:style-name="_3c_grc_3e_"><text:span text:style-name="Strong"><text:span text:style-name="T3">μαγδαλία</text:span></text:span><text:span text:style-name="T3">.</text:span></text:p>
      <text:p text:style-name="_3c_gloss_3e_"><text:span text:style-name="T3">[grc1014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magdaléon.</text:span></text:p>
      <text:p text:style-name="_3c_grc_3e_"><text:span text:style-name="Strong"><text:span text:style-name="T3">μάγμα</text:span></text:span><text:span text:style-name="T3">.</text:span></text:p>
      <text:p text:style-name="_3c_gloss_3e_"><text:span text:style-name="T3">[grc1015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magma, marc.</text:span></text:p>
      <text:p text:style-name="_3c_grc_3e_"><text:span text:style-name="Strong"><text:span text:style-name="T3">μάγνης</text:span></text:span><text:span text:style-name="T3">.</text:span></text:p>
      <text:p text:style-name="_3c_gloss_3e_"><text:span text:style-name="T3">[grc1016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l’aimant.</text:span></text:p>
      <text:p text:style-name="_3c_grc_3e_"><text:span text:style-name="Strong"><text:span text:style-name="T3">μαδάρωσις</text:span></text:span><text:span text:style-name="T3">.</text:span></text:p>
      <text:p text:style-name="_3c_gloss_3e_"><text:span text:style-name="T3">[grc1017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chute des cheveux.</text:span></text:p>
      <text:p text:style-name="_3c_grc_3e_"><text:span text:style-name="Strong"><text:span text:style-name="T3">μάζα</text:span></text:span><text:span text:style-name="T3">.</text:span></text:p>
      <text:p text:style-name="_3c_gloss_3e_"><text:span text:style-name="T3">[grc1018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pâte de farine d’orge.</text:span></text:p>
      <text:p text:style-name="_3c_grc_3e_"><text:span text:style-name="Strong"><text:span text:style-name="T3">μαζ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1019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mamelle.</text:span></text:p>
      <text:p text:style-name="_3c_grc_3e_"><text:soft-page-break/><text:span text:style-name="Strong"><text:span text:style-name="T3">μα</text:span></text:span><text:span text:style-name="Strong"><text:span text:style-name="T1">ῖ</text:span></text:span><text:span text:style-name="Strong"><text:span text:style-name="T3">α</text:span></text:span><text:span text:style-name="T3">, </text:span><text:span text:style-name="Strong"><text:span text:style-name="T3">μαιεύτρια</text:span></text:span><text:span text:style-name="T3">.</text:span></text:p>
      <text:p text:style-name="_3c_gloss_3e_"><text:span text:style-name="T3">[grc1020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sage-femme.</text:span></text:p>
      <text:p text:style-name="_3c_grc_3e_"><text:span text:style-name="Strong"><text:span text:style-name="T3">μαιεία</text:span></text:span><text:span text:style-name="T3">, </text:span><text:span text:style-name="Strong"><text:span text:style-name="T3">μαίευσις</text:span></text:span><text:span text:style-name="T3">.</text:span></text:p>
      <text:p text:style-name="_3c_gloss_3e_"><text:span text:style-name="T3">[grc1021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l’art des accouchements.</text:span></text:p>
      <text:p text:style-name="_3c_grc_3e_"><text:span text:style-name="Strong"><text:span text:style-name="T3">μαιεύω</text:span></text:span><text:span text:style-name="T3">.</text:span></text:p>
      <text:p text:style-name="_3c_gloss_3e_"><text:span text:style-name="T3">[grc1022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je pratique un accouchement.</text:span></text:p>
      <text:p text:style-name="_3c_grc_3e_"><text:span text:style-name="Strong"><text:span text:style-name="T3">μακ</text:span></text:span><text:span text:style-name="Strong"><text:span text:style-name="T1">ρ</text:span></text:span><text:span text:style-name="Strong"><text:span text:style-name="T3">οκ</text:span></text:span><text:span text:style-name="Strong"><text:span text:style-name="T1">έ</text:span></text:span><text:span text:style-name="Strong"><text:span text:style-name="T3">φαλος</text:span></text:span><text:span text:style-name="T3">.</text:span></text:p>
      <text:p text:style-name="_3c_gloss_3e_"><text:span text:style-name="T3">[grc1023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macrocéphale.</text:span></text:p>
      <text:p text:style-name="_3c_grc_3e_"><text:span text:style-name="Strong"><text:span text:style-name="T3">μάλαγμα</text:span></text:span><text:span text:style-name="T3">.</text:span></text:p>
      <text:p text:style-name="_3c_gloss_3e_"><text:span text:style-name="T3">[grc1024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cataplasme émollient.</text:span></text:p>
      <text:p text:style-name="_3c_grc_3e_"><text:span text:style-name="Strong"><text:span text:style-name="T3">μαλακτι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1025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émollient.</text:span></text:p>
      <text:p text:style-name="_3c_grc_3e_"><text:span text:style-name="Strong"><text:span text:style-name="T3">μαλα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1026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mou.</text:span></text:p>
      <text:p text:style-name="_3c_grc_3e_"><text:span text:style-name="Strong"><text:span text:style-name="T3">μαλάσσω</text:span></text:span><text:span text:style-name="T3">.</text:span></text:p>
      <text:p text:style-name="_3c_gloss_3e_"><text:span text:style-name="T3">[grc1027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je malaxe.</text:span></text:p>
      <text:p text:style-name="_3c_grc_3e_"><text:span text:style-name="Strong"><text:span text:style-name="T3">μαλθακα</text:span></text:span><text:span text:style-name="Strong"><text:span text:style-name="T1">ὶ</text:span></text:span><text:span text:style-name="T3"> </text:span><text:span text:style-name="Strong"><text:span text:style-name="T3">πλε</text:span></text:span><text:span text:style-name="Strong"><text:span text:style-name="T1">ῦ</text:span></text:span><text:span text:style-name="Strong"><text:span text:style-name="T3">ραι</text:span></text:span><text:span text:style-name="T3">.</text:span></text:p>
      <text:p text:style-name="_3c_gloss_3e_"><text:span text:style-name="T3">[grc1028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fausses côtes.</text:span></text:p>
      <text:p text:style-name="_3c_grc_3e_"><text:span text:style-name="Strong"><text:span text:style-name="T3">μαλθακώδης</text:span></text:span><text:span text:style-name="T3">.</text:span></text:p>
      <text:p text:style-name="_3c_gloss_3e_"><text:span text:style-name="T3">[grc1029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propre à ramollir.</text:span></text:p>
      <text:p text:style-name="_3c_grc_3e_"><text:span text:style-name="Strong"><text:span text:style-name="T3">μάλκη</text:span></text:span><text:span text:style-name="T3">.</text:span></text:p>
      <text:p text:style-name="_3c_gloss_3e_"><text:span text:style-name="T3">[grc1030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engelure.</text:span></text:p>
      <text:p text:style-name="_3c_grc_3e_"><text:span text:style-name="Strong"><text:span text:style-name="T3">μ</text:span></text:span><text:span text:style-name="Strong"><text:span text:style-name="T1">ά</text:span></text:span><text:span text:style-name="Strong"><text:span text:style-name="T3">λις</text:span></text:span><text:span text:style-name="T3">.</text:span></text:p>
      <text:p text:style-name="_3c_gloss_3e_"><text:span text:style-name="T3">[grc1031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morve, farcin.</text:span></text:p>
      <text:p text:style-name="_3c_grc_3e_"><text:span text:style-name="Strong"><text:span text:style-name="T3">μανία</text:span></text:span><text:span text:style-name="T3">.</text:span></text:p>
      <text:p text:style-name="_3c_gloss_3e_"><text:span text:style-name="T3">[grc1032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manie.</text:span></text:p>
      <text:p text:style-name="_3c_grc_3e_"><text:span text:style-name="Strong"><text:span text:style-name="T3">μάννα</text:span></text:span><text:span text:style-name="T3">.</text:span></text:p>
      <text:p text:style-name="_3c_gloss_3e_"><text:span text:style-name="T3">[grc1033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manne.</text:span></text:p>
      <text:p text:style-name="_3c_grc_3e_"><text:span text:style-name="Strong"><text:span text:style-name="T3">μαρασμ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1034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marasme.</text:span></text:p>
      <text:p text:style-name="_3c_grc_3e_"><text:span text:style-name="Strong"><text:span text:style-name="T3">μασητ</text:span></text:span><text:span text:style-name="Strong"><text:span text:style-name="T1">ὴ</text:span></text:span><text:span text:style-name="Strong"><text:span text:style-name="T3">ρ</text:span></text:span><text:span text:style-name="T3">.</text:span></text:p>
      <text:p text:style-name="_3c_gloss_3e_"><text:span text:style-name="T6">[grc1035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6">p. 1732</text:span></text:span></text:a><text:span text:style-name="T6">] masséter.</text:span></text:p>
      <text:p text:style-name="_3c_grc_3e_"><text:span text:style-name="Strong"><text:span text:style-name="T3">μαστοειδ</text:span></text:span><text:span text:style-name="Strong"><text:span text:style-name="T1">ὴ</text:span></text:span><text:span text:style-name="Strong"><text:span text:style-name="T3">ς</text:span></text:span><text:span text:style-name="T3">.</text:span></text:p>
      <text:p text:style-name="_3c_gloss_3e_"><text:span text:style-name="T6">[grc1036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6">p. 1732</text:span></text:span></text:a><text:span text:style-name="T6">] mastoïde.</text:span></text:p>
      <text:p text:style-name="_3c_grc_3e_"><text:soft-page-break/><text:span text:style-name="Strong"><text:span text:style-name="T3">μαστ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6">[grc1037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6">p. 1732</text:span></text:span></text:a><text:span text:style-name="T6">] mamelle.</text:span></text:p>
      <text:p text:style-name="_3c_grc_3e_"><text:span text:style-name="Strong"><text:span text:style-name="T3">μασχάλη</text:span></text:span><text:span text:style-name="T3">.</text:span></text:p>
      <text:p text:style-name="_3c_gloss_3e_"><text:span text:style-name="T3">[grc1038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aisselle.</text:span></text:p>
      <text:p text:style-name="_3c_grc_3e_"><text:span text:style-name="Strong"><text:span text:style-name="T3">μεγαλόσπλαγχνος</text:span></text:span><text:span text:style-name="T3">.</text:span></text:p>
      <text:p text:style-name="_3c_gloss_3e_"><text:span text:style-name="T3">[grc1039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qui a les viscères engorgés.</text:span></text:p>
      <text:p text:style-name="_3c_grc_3e_"><text:span text:style-name="Strong"><text:span text:style-name="T3">μ</text:span></text:span><text:span text:style-name="Strong"><text:span text:style-name="T1">έ</text:span></text:span><text:span text:style-name="Strong"><text:span text:style-name="T3">δω</text:span></text:span><text:span text:style-name="T3">.</text:span></text:p>
      <text:p text:style-name="_3c_gloss_3e_"><text:span text:style-name="T3">[grc1040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je soigne.</text:span></text:p>
      <text:p text:style-name="_3c_grc_3e_"><text:span text:style-name="Strong"><text:span text:style-name="T3">μέθη</text:span></text:span><text:span text:style-name="T3">.</text:span></text:p>
      <text:p text:style-name="_3c_gloss_3e_"><text:span text:style-name="T1">[</text:span><text:span text:style-name="T3">grc</text:span><text:span text:style-name="T1">1041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</text:span></text:span></text:a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1">. 1732</text:span></text:span></text:a><text:span text:style-name="T1">] </text:span><text:span text:style-name="T3">ivresse</text:span><text:span text:style-name="T1">.</text:span></text:p>
      <text:p text:style-name="_3c_grc_3e_"><text:span text:style-name="Strong"><text:span text:style-name="T3">μέθοδος</text:span></text:span><text:span text:style-name="T3">.</text:span></text:p>
      <text:p text:style-name="_3c_gloss_3e_"><text:span text:style-name="T3">[grc1042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méthode.</text:span></text:p>
      <text:p text:style-name="_3c_grc_3e_"><text:span text:style-name="Strong"><text:span text:style-name="T3">μελαγχολία</text:span></text:span><text:span text:style-name="T3">.</text:span></text:p>
      <text:p text:style-name="_3c_gloss_3e_"><text:span text:style-name="T3">[grc1043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mélancolie.</text:span></text:p>
      <text:p text:style-name="_3c_grc_3e_"><text:span text:style-name="Strong"><text:span text:style-name="T3">μέλαινα</text:span></text:span><text:span text:style-name="T3"> </text:span><text:span text:style-name="Strong"><text:span text:style-name="T3">νόσος</text:span></text:span><text:span text:style-name="T3">.</text:span></text:p>
      <text:p text:style-name="_3c_gloss_3e_"><text:span text:style-name="T3">[grc1044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mélæna.</text:span></text:p>
      <text:p text:style-name="_3c_grc_3e_"><text:span text:style-name="Strong"><text:span text:style-name="T3">μελαναγωγ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1045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mélanagogue.</text:span></text:p>
      <text:p text:style-name="_3c_grc_3e_"><text:span text:style-name="Strong"><text:span text:style-name="T3">μέλι</text:span></text:span><text:span text:style-name="T3">.</text:span></text:p>
      <text:p text:style-name="_3c_gloss_3e_"><text:span text:style-name="T6">[grc1046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6">p. 1732</text:span></text:span></text:a><text:span text:style-name="T6">] miel.</text:span></text:p>
      <text:p text:style-name="_3c_grc_3e_"><text:span text:style-name="Strong"><text:span text:style-name="T3">μελικηρ</text:span></text:span><text:span text:style-name="Strong"><text:span text:style-name="T1">ὶ</text:span></text:span><text:span text:style-name="Strong"><text:span text:style-name="T3">ς</text:span></text:span><text:span text:style-name="T3">.</text:span></text:p>
      <text:p text:style-name="_3c_gloss_3e_"><text:span text:style-name="T6">[grc1047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6">p. 1732</text:span></text:span></text:a><text:span text:style-name="T6">] mélicéris.</text:span></text:p>
      <text:p text:style-name="_3c_grc_3e_"><text:span text:style-name="Strong"><text:span text:style-name="T3">μελίκρατον</text:span></text:span><text:span text:style-name="T3">.</text:span></text:p>
      <text:p text:style-name="_3c_gloss_3e_"><text:span text:style-name="T6">[grc1048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6">p. 1732</text:span></text:span></text:a><text:span text:style-name="T6">] hydromel.</text:span></text:p>
      <text:p text:style-name="_3c_grc_3e_"><text:span text:style-name="Strong"><text:span text:style-name="T3">μέλισσα</text:span></text:span><text:span text:style-name="T3">.</text:span></text:p>
      <text:p text:style-name="_3c_gloss_3e_"><text:span text:style-name="T6">[grc1049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6">p. 1732</text:span></text:span></text:a><text:span text:style-name="T6">] abeille.</text:span></text:p>
      <text:p text:style-name="_3c_grc_3e_"><text:span text:style-name="Strong"><text:span text:style-name="T3">μεσάραιον</text:span></text:span><text:span text:style-name="T3">.</text:span></text:p>
      <text:p text:style-name="_3c_gloss_3e_"><text:span text:style-name="T6">[grc1050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6">p. 1732</text:span></text:span></text:a><text:span text:style-name="T6">] mésentère.</text:span></text:p>
      <text:p text:style-name="_3c_grc_3e_"><text:span text:style-name="Strong"><text:span text:style-name="T3">μεσόκωλον</text:span></text:span><text:span text:style-name="T3">.</text:span></text:p>
      <text:p text:style-name="_3c_gloss_3e_"><text:span text:style-name="T6">[grc1051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6">p. 1732</text:span></text:span></text:a><text:span text:style-name="T6">] mésocôlon.</text:span></text:p>
      <text:p text:style-name="_3c_grc_3e_"><text:span text:style-name="Strong"><text:span text:style-name="T3">μεσόπλευρος</text:span></text:span><text:span text:style-name="T3">.</text:span></text:p>
      <text:p text:style-name="_3c_gloss_3e_"><text:span text:style-name="T6">[grc1052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6">p. 1732</text:span></text:span></text:a><text:span text:style-name="T6">] intercostal.</text:span></text:p>
      <text:p text:style-name="_3c_grc_3e_"><text:span text:style-name="Strong"><text:span text:style-name="T3">μετακάρπιον</text:span></text:span><text:span text:style-name="T3">.</text:span></text:p>
      <text:p text:style-name="_3c_gloss_3e_"><text:span text:style-name="T6">[grc1053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6">p. 1732</text:span></text:span></text:a><text:span text:style-name="T6">] métacarpe.</text:span></text:p>
      <text:p text:style-name="_3c_grc_3e_"><text:soft-page-break/><text:span text:style-name="Strong"><text:span text:style-name="T3">μεταμόρφωσις</text:span></text:span><text:span text:style-name="T3">.</text:span></text:p>
      <text:p text:style-name="_3c_gloss_3e_"><text:span text:style-name="T6">[grc1054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6">p. 1732</text:span></text:span></text:a><text:span text:style-name="T6">] métamorphose.</text:span></text:p>
      <text:p text:style-name="_3c_grc_3e_"><text:span text:style-name="Strong"><text:span text:style-name="T3">μετάπτωσις</text:span></text:span><text:span text:style-name="T3">.</text:span></text:p>
      <text:p text:style-name="_3c_gloss_3e_"><text:span text:style-name="T3">[grc1055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métaptose.</text:span></text:p>
      <text:p text:style-name="_3c_grc_3e_"><text:span text:style-name="Strong"><text:span text:style-name="T3">μετάστασις</text:span></text:span><text:span text:style-name="T3">.</text:span></text:p>
      <text:p text:style-name="_3c_gloss_3e_"><text:span text:style-name="T6">[grc1056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6">p. 1732</text:span></text:span></text:a><text:span text:style-name="T6">] métastase.</text:span></text:p>
      <text:p text:style-name="_3c_grc_3e_"><text:span text:style-name="Strong"><text:span text:style-name="T3">μετασύγκρισις</text:span></text:span><text:span text:style-name="T3">.</text:span></text:p>
      <text:p text:style-name="_3c_gloss_3e_"><text:span text:style-name="T6">[grc1057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6">p. 1732</text:span></text:span></text:a><text:span text:style-name="T6">] métasyncrise</text:span></text:p>
      <text:p text:style-name="_3c_grc_3e_"><text:span text:style-name="Strong"><text:span text:style-name="T1">μετεωρισμὸς</text:span></text:span><text:span text:style-name="Strong"><text:span text:style-name="T9">.</text:span></text:span></text:p>
      <text:p text:style-name="_3c_gloss_3e_"><text:span text:style-name="T7">[Non identifié comme une référence indépendante]</text:span><text:span text:style-name="T6"> </text:span><text:span text:style-name="T3">météorisme.</text:span></text:p>
      <text:p text:style-name="_3c_grc_3e_"><text:span text:style-name="Strong"><text:span text:style-name="T3">μέτωπον</text:span></text:span><text:span text:style-name="T3">.</text:span></text:p>
      <text:p text:style-name="_3c_gloss_3e_"><text:span text:style-name="T6">[grc1058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6">p. 1732</text:span></text:span></text:a><text:span text:style-name="T6">] front.</text:span></text:p>
      <text:p text:style-name="_3c_grc_3e_"><text:span text:style-name="Strong"><text:span text:style-name="T3">μ</text:span></text:span><text:span text:style-name="Strong"><text:span text:style-name="T1">ή</text:span></text:span><text:span text:style-name="Strong"><text:span text:style-name="T3">κ</text:span></text:span><text:span text:style-name="Strong"><text:span text:style-name="T1">ω</text:span></text:span><text:span text:style-name="Strong"><text:span text:style-name="T3">ν</text:span></text:span><text:span text:style-name="T3">.</text:span></text:p>
      <text:p text:style-name="_3c_gloss_3e_"><text:span text:style-name="T6">[grc1059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6">p. 1732</text:span></text:span></text:a><text:span text:style-name="T6">] pavot.</text:span></text:p>
      <text:p text:style-name="_3c_grc_3e_"><text:span text:style-name="Strong"><text:span text:style-name="T3">μηκώνιον</text:span></text:span><text:span text:style-name="T3">.</text:span></text:p>
      <text:p text:style-name="_3c_gloss_3e_"><text:span text:style-name="T6">[grc1060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6">p. 1732</text:span></text:span></text:a><text:span text:style-name="T6">] méconium.</text:span></text:p>
      <text:p text:style-name="_3c_grc_3e_"><text:span text:style-name="Strong"><text:span text:style-name="T3">μ</text:span></text:span><text:span text:style-name="Strong"><text:span text:style-name="T1">ῆ</text:span></text:span><text:span text:style-name="Strong"><text:span text:style-name="T3">λα</text:span></text:span><text:span text:style-name="T3">.</text:span></text:p>
      <text:p text:style-name="_3c_gloss_3e_"><text:span text:style-name="T3">[grc1061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les joues.</text:span></text:p>
      <text:p text:style-name="_3c_grc_3e_"><text:span text:style-name="Strong"><text:span text:style-name="T3">μήλη</text:span></text:span><text:span text:style-name="T3">.</text:span></text:p>
      <text:p text:style-name="_3c_gloss_3e_"><text:span text:style-name="T3">[grc1062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sonde.</text:span></text:p>
      <text:p text:style-name="_3c_grc_3e_"><text:span text:style-name="Strong"><text:span text:style-name="T3">μηνιγγοφύλαξ</text:span></text:span><text:span text:style-name="T3">.</text:span></text:p>
      <text:p text:style-name="_3c_gloss_3e_"><text:span text:style-name="T3">[grc1063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méningophylax.</text:span></text:p>
      <text:p text:style-name="_3c_grc_3e_"><text:span text:style-name="Strong"><text:span text:style-name="T3">μήνιγξ</text:span></text:span><text:span text:style-name="T3">.</text:span></text:p>
      <text:p text:style-name="_3c_gloss_3e_"><text:span text:style-name="T3">[grc1064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méninge, membrane.</text:span></text:p>
      <text:p text:style-name="_3c_grc_3e_"><text:span text:style-name="Strong"><text:span text:style-name="T3">μηρ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1065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cuisse.</text:span></text:p>
      <text:p text:style-name="_3c_grc_3e_"><text:span text:style-name="Strong"><text:span text:style-name="T3">μηρυκισμ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1066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rumination.</text:span></text:p>
      <text:p text:style-name="_3c_grc_3e_"><text:span text:style-name="Strong"><text:span text:style-name="T3">μήτρα</text:span></text:span><text:span text:style-name="T3">.</text:span></text:p>
      <text:p text:style-name="_3c_gloss_3e_"><text:span text:style-name="T3">[grc1067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matrice.</text:span></text:p>
      <text:p text:style-name="_3c_grc_3e_"><text:span text:style-name="Strong"><text:span text:style-name="T3">μίασμα</text:span></text:span><text:span text:style-name="T3">.</text:span></text:p>
      <text:p text:style-name="_3c_gloss_3e_"><text:span text:style-name="T3">[grc1068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miasme.</text:span></text:p>
      <text:p text:style-name="_3c_grc_3e_"><text:span text:style-name="Strong"><text:span text:style-name="T3">μίλφαι</text:span></text:span><text:span text:style-name="T3">, </text:span><text:span text:style-name="Strong"><text:span text:style-name="T3">μίλφωσις</text:span></text:span><text:span text:style-name="T3">.</text:span></text:p>
      <text:p text:style-name="_3c_gloss_3e_"><text:span text:style-name="T3">[grc1069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chute des cils.</text:span></text:p>
      <text:p text:style-name="_3c_grc_3e_"><text:soft-page-break/><text:span text:style-name="Strong"><text:span text:style-name="T3">μιξόπυος</text:span></text:span><text:span text:style-name="T3">.</text:span></text:p>
      <text:p text:style-name="_3c_gloss_3e_"><text:span text:style-name="T3">[grc1070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mêlé de pus.</text:span></text:p>
      <text:p text:style-name="_3c_grc_3e_"><text:span text:style-name="Strong"><text:span text:style-name="T3">μογιλαλία</text:span></text:span><text:span text:style-name="T3">.</text:span></text:p>
      <text:p text:style-name="_3c_gloss_3e_"><text:span text:style-name="T3">[grc1071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mogilalisme.</text:span></text:p>
      <text:p text:style-name="_3c_grc_3e_"><text:span text:style-name="Strong"><text:span text:style-name="T3">μόλυβδος</text:span></text:span><text:span text:style-name="T3">.</text:span></text:p>
      <text:p text:style-name="_3c_gloss_3e_"><text:span text:style-name="T3">[grc1072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plomb.</text:span></text:p>
      <text:p text:style-name="_3c_grc_3e_"><text:span text:style-name="Strong"><text:span text:style-name="T3">μόνωψ</text:span></text:span><text:span text:style-name="T3">.</text:span></text:p>
      <text:p text:style-name="_3c_gloss_3e_"><text:span text:style-name="T3">[grc1073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borgne.</text:span></text:p>
      <text:p text:style-name="_3c_grc_3e_"><text:span text:style-name="Strong"><text:span text:style-name="T3">μοτ</text:span></text:span><text:span text:style-name="Strong"><text:span text:style-name="T1">ὸ</text:span></text:span><text:span text:style-name="Strong"><text:span text:style-name="T3">ν</text:span></text:span><text:span text:style-name="T3">, </text:span><text:span text:style-name="Strong"><text:span text:style-name="T3">μοτ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1074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tente, charpie.</text:span></text:p>
      <text:p text:style-name="_3c_grc_3e_"><text:span text:style-name="Strong"><text:span text:style-name="T3">μυδρίασις</text:span></text:span><text:span text:style-name="T3">.</text:span></text:p>
      <text:p text:style-name="_3c_gloss_3e_"><text:span text:style-name="T3">[grc1075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mydriase.</text:span></text:p>
      <text:p text:style-name="_3c_grc_3e_"><text:span text:style-name="Strong"><text:span text:style-name="T3">μυελ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1076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moelle.</text:span></text:p>
      <text:p text:style-name="_3c_grc_3e_"><text:span text:style-name="Strong"><text:span text:style-name="T3">μυ</text:span></text:span><text:span text:style-name="Strong"><text:span text:style-name="T1">ῖ</text:span></text:span><text:span text:style-name="Strong"><text:span text:style-name="T3">α</text:span></text:span><text:span text:style-name="T3">.</text:span></text:p>
      <text:p text:style-name="_3c_gloss_3e_"><text:span text:style-name="T3">[grc1077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mouche.</text:span></text:p>
      <text:p text:style-name="_3c_grc_3e_"><text:span text:style-name="Strong"><text:span text:style-name="T3">μύκης</text:span></text:span><text:span text:style-name="T3">.</text:span></text:p>
      <text:p text:style-name="_3c_gloss_3e_"><text:span text:style-name="T3">[grc1078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moxa.</text:span></text:p>
      <text:p text:style-name="_3c_grc_3e_"><text:span text:style-name="Strong"><text:span text:style-name="T3">μύκητες</text:span></text:span><text:span text:style-name="T3">.</text:span></text:p>
      <text:p text:style-name="_3c_gloss_3e_"><text:span text:style-name="T3">[grc1079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champignons, végétations.</text:span></text:p>
      <text:p text:style-name="_3c_grc_3e_"><text:span text:style-name="Strong"><text:span text:style-name="T3">μυκτ</text:span></text:span><text:span text:style-name="Strong"><text:span text:style-name="T1">ὴ</text:span></text:span><text:span text:style-name="Strong"><text:span text:style-name="T3">ρ</text:span></text:span><text:span text:style-name="T3">.</text:span></text:p>
      <text:p text:style-name="_3c_gloss_3e_"><text:span text:style-name="T3">[grc1080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narine.</text:span></text:p>
      <text:p text:style-name="_3c_grc_3e_"><text:span text:style-name="Strong"><text:span text:style-name="T3">μύλη</text:span></text:span><text:span text:style-name="T3">.</text:span></text:p>
      <text:p text:style-name="_3c_gloss_3e_"><text:span text:style-name="T3">[grc1081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rotule ; môle.</text:span></text:p>
      <text:p text:style-name="_3c_grc_3e_"><text:span text:style-name="Strong"><text:span text:style-name="T3">μύλοι</text:span></text:span><text:span text:style-name="T3">.</text:span></text:p>
      <text:p text:style-name="_3c_gloss_3e_"><text:span text:style-name="T3">[grc1082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dents molaires.</text:span></text:p>
      <text:p text:style-name="_3c_grc_3e_"><text:span text:style-name="Strong"><text:span text:style-name="T3">μύξα</text:span></text:span><text:span text:style-name="T3">.</text:span></text:p>
      <text:p text:style-name="_3c_gloss_3e_"><text:span text:style-name="T3">[grc1083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mucus.</text:span></text:p>
      <text:p text:style-name="_3c_grc_3e_"><text:span text:style-name="Strong"><text:span text:style-name="T3">μύουρος</text:span></text:span><text:span text:style-name="T3">.</text:span></text:p>
      <text:p text:style-name="_3c_gloss_3e_"><text:span text:style-name="T3">[grc1084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myure.</text:span></text:p>
      <text:p text:style-name="_3c_grc_3e_"><text:span text:style-name="Strong"><text:span text:style-name="T3">μυρμηκίασις</text:span></text:span><text:span text:style-name="T3">.</text:span></text:p>
      <text:p text:style-name="_3c_gloss_3e_"><text:span text:style-name="T3">[grc1085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fourmillement.</text:span></text:p>
      <text:p text:style-name="_3c_grc_3e_"><text:span text:style-name="Strong"><text:span text:style-name="T3">μυρμηκίζων</text:span></text:span><text:span text:style-name="T3">.</text:span></text:p>
      <text:p text:style-name="_3c_gloss_3e_"><text:span text:style-name="T3">[grc1086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formicant.</text:span></text:p>
      <text:p text:style-name="_3c_grc_3e_"><text:soft-page-break/><text:span text:style-name="Strong"><text:span text:style-name="T3">μύρον</text:span></text:span><text:span text:style-name="T3">.</text:span></text:p>
      <text:p text:style-name="_3c_gloss_3e_"><text:span text:style-name="T3">[grc1087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onguent.</text:span></text:p>
      <text:p text:style-name="_3c_grc_3e_"><text:span text:style-name="Strong"><text:span text:style-name="T1">μ</text:span></text:span><text:span text:style-name="Strong"><text:span text:style-name="T3">ύ</text:span></text:span><text:span text:style-name="Strong"><text:span text:style-name="T1">ῤῥ</text:span></text:span><text:span text:style-name="Strong"><text:span text:style-name="T3">α</text:span></text:span><text:span text:style-name="T3">.</text:span></text:p>
      <text:p text:style-name="_3c_gloss_3e_"><text:span text:style-name="T3">[grc1088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myrrhe.</text:span></text:p>
      <text:p text:style-name="_3c_grc_3e_"><text:span text:style-name="Strong"><text:span text:style-name="T3">μύρτον</text:span></text:span><text:span text:style-name="T3">.</text:span></text:p>
      <text:p text:style-name="_3c_gloss_3e_"><text:span text:style-name="T3">[grc1089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clitoris.</text:span></text:p>
      <text:p text:style-name="_3c_grc_3e_"><text:span text:style-name="Strong"><text:span text:style-name="T1">μ</text:span></text:span><text:span text:style-name="Strong"><text:span text:style-name="T3">υρτόχειλα</text:span></text:span><text:span text:style-name="Strong"><text:span text:style-name="T4">, </text:span></text:span><text:span text:style-name="Strong"><text:span text:style-name="T1">μυρτοχειλίδες</text:span></text:span><text:span text:style-name="T3">.</text:span></text:p>
      <text:p text:style-name="_3c_gloss_3e_"><text:span text:style-name="T3">[grc1090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parties charnues situées près du clitoris.</text:span></text:p>
      <text:p text:style-name="_3c_grc_3e_"><text:span text:style-name="Strong"><text:span text:style-name="T3">μ</text:span></text:span><text:span text:style-name="Strong"><text:span text:style-name="T1">ῦ</text:span></text:span><text:span text:style-name="Strong"><text:span text:style-name="T3">ς</text:span></text:span><text:span text:style-name="T3">.</text:span></text:p>
      <text:p text:style-name="_3c_gloss_3e_"><text:span text:style-name="T3">[grc1091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muscle.</text:span></text:p>
      <text:p text:style-name="_3c_grc_3e_"><text:span text:style-name="Strong"><text:span text:style-name="T3">μυτίλος</text:span></text:span><text:span text:style-name="T3">.</text:span></text:p>
      <text:p text:style-name="_3c_gloss_3e_"><text:span text:style-name="T3">[grc1092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moule (coquillage).</text:span></text:p>
      <text:p text:style-name="_3c_grc_3e_"><text:span text:style-name="Strong"><text:span text:style-name="T3">μ</text:span></text:span><text:span text:style-name="Strong"><text:span text:style-name="T1">υχὸ</text:span></text:span><text:span text:style-name="Strong"><text:span text:style-name="T3">ς</text:span></text:span><text:span text:style-name="Strong"><text:span text:style-name="T4"> </text:span></text:span><text:span text:style-name="Strong"><text:span text:style-name="T1">ἀπόῤῥητος</text:span></text:span><text:span text:style-name="T3">.</text:span></text:p>
      <text:p text:style-name="_3c_gloss_3e_"><text:span text:style-name="T7">[Non identifié comme une référence indépendante]</text:span><text:span text:style-name="T3"> la vulve.</text:span></text:p>
      <text:p text:style-name="_3c_grc_3e_"><text:span text:style-name="Strong"><text:span text:style-name="T3">μυωπία</text:span></text:span><text:span text:style-name="T3">, </text:span><text:span text:style-name="Strong"><text:span text:style-name="T3">μύωπίασις</text:span></text:span><text:span text:style-name="T3">.</text:span></text:p>
      <text:p text:style-name="_3c_gloss_3e_"><text:span text:style-name="T3">[grc1093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myopie.</text:span></text:p>
      <text:p text:style-name="_3c_grc_3e_"><text:span text:style-name="Strong"><text:span text:style-name="T3">μύωψ</text:span></text:span><text:span text:style-name="T3">.</text:span></text:p>
      <text:p text:style-name="_3c_gloss_3e_"><text:span text:style-name="T3">[grc1094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myope.</text:span></text:p>
      <text:p text:style-name="_3c_grc_3e_"><text:span text:style-name="Strong"><text:span text:style-name="T3">μώρωσις</text:span></text:span><text:span text:style-name="T3">.</text:span></text:p>
      <text:p text:style-name="_3c_gloss_3e_"><text:span text:style-name="T3">[grc1095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morosité, stupidité, imbécillité.</text:span></text:p>
      <text:p text:style-name="_3c_grc_3e_"><text:span text:style-name="Strong"><text:span text:style-name="T3">νάνος</text:span></text:span><text:span text:style-name="T3">.</text:span></text:p>
      <text:p text:style-name="_3c_gloss_3e_"><text:span text:style-name="T3">[grc1096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nain.</text:span></text:p>
      <text:p text:style-name="_3c_grc_3e_"><text:span text:style-name="Strong"><text:span text:style-name="T3">νάρκη</text:span></text:span><text:span text:style-name="T3">, </text:span><text:span text:style-name="Strong"><text:span text:style-name="T3">νάρκωσις</text:span></text:span><text:span text:style-name="T3">.</text:span></text:p>
      <text:p text:style-name="_3c_gloss_3e_"><text:span text:style-name="T3">[grc1097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narcotisme.</text:span></text:p>
      <text:p text:style-name="_3c_grc_3e_"><text:span text:style-name="Strong"><text:span text:style-name="T3">ναρκωτι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1098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narcotique.</text:span></text:p>
      <text:p text:style-name="_3c_grc_3e_"><text:span text:style-name="Strong"><text:span text:style-name="T3">ναυσία</text:span></text:span><text:span text:style-name="T3">.</text:span></text:p>
      <text:p text:style-name="_3c_gloss_3e_"><text:span text:style-name="T3">[grc1099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nausée.</text:span></text:p>
      <text:p text:style-name="_3c_grc_3e_"><text:span text:style-name="Strong"><text:span text:style-name="T3">νειαίρη</text:span></text:span><text:span text:style-name="T3">.</text:span></text:p>
      <text:p text:style-name="_3c_gloss_3e_"><text:span text:style-name="T3">[grc1100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bas-ventre.</text:span></text:p>
      <text:p text:style-name="_3c_grc_3e_"><text:span text:style-name="Strong"><text:span text:style-name="T3">νεκρώδης</text:span></text:span><text:span text:style-name="T3">.</text:span></text:p>
      <text:p text:style-name="_3c_gloss_3e_"><text:span text:style-name="T6">[grc1101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6">p. 1732</text:span></text:span></text:a><text:span text:style-name="T6">] cadavéreux.</text:span></text:p>
      <text:p text:style-name="_3c_grc_3e_"><text:span text:style-name="Strong"><text:span text:style-name="T3">νέκρωσις</text:span></text:span><text:span text:style-name="T3">.</text:span></text:p>
      <text:p text:style-name="_3c_gloss_3e_"><text:span text:style-name="T6">[grc1102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6">p. 1732</text:span></text:span></text:a><text:span text:style-name="T6">] nécrose.</text:span></text:p>
      <text:p text:style-name="_3c_grc_3e_"><text:soft-page-break/><text:span text:style-name="Strong"><text:span text:style-name="T3">νευραλγία</text:span></text:span><text:span text:style-name="T3">.</text:span></text:p>
      <text:p text:style-name="_3c_gloss_3e_"><text:span text:style-name="T6">[grc1103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6">p. 1732</text:span></text:span></text:a><text:span text:style-name="T6">] névralgie.</text:span></text:p>
      <text:p text:style-name="_3c_grc_3e_"><text:span text:style-name="Strong"><text:span text:style-name="T3">νε</text:span></text:span><text:span text:style-name="Strong"><text:span text:style-name="T1">ῦ</text:span></text:span><text:span text:style-name="Strong"><text:span text:style-name="T3">ρον</text:span></text:span><text:span text:style-name="T3">.</text:span></text:p>
      <text:p text:style-name="_3c_gloss_3e_"><text:span text:style-name="T3">[grc1104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nerf.</text:span></text:p>
      <text:p text:style-name="_3c_grc_3e_"><text:span text:style-name="Strong"><text:span text:style-name="T3">νευρώδης</text:span></text:span><text:span text:style-name="T3">.</text:span></text:p>
      <text:p text:style-name="_3c_gloss_3e_"><text:span text:style-name="T3">[grc1105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tendineux, nerveux.</text:span></text:p>
      <text:p text:style-name="_3c_grc_3e_"><text:span text:style-name="Strong"><text:span text:style-name="T3">νεφέλιον</text:span></text:span><text:span text:style-name="T3">.</text:span></text:p>
      <text:p text:style-name="_3c_gloss_3e_"><text:span text:style-name="T3">[grc1106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néphélion.</text:span></text:p>
      <text:p text:style-name="_3c_grc_3e_"><text:span text:style-name="Strong"><text:span text:style-name="T3">νεφρίδιος</text:span></text:span><text:span text:style-name="T3">.</text:span></text:p>
      <text:p text:style-name="_3c_gloss_3e_"><text:span text:style-name="T3">[grc1107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rénal.</text:span></text:p>
      <text:p text:style-name="_3c_grc_3e_"><text:span text:style-name="Strong"><text:span text:style-name="T3">νεφριτι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1108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néphrétique.</text:span></text:p>
      <text:p text:style-name="_3c_grc_3e_"><text:span text:style-name="Strong"><text:span text:style-name="T3">νεφρ</text:span></text:span><text:span text:style-name="Strong"><text:span text:style-name="T1">ῖ</text:span></text:span><text:span text:style-name="Strong"><text:span text:style-name="T3">τις</text:span></text:span><text:span text:style-name="T3">.</text:span></text:p>
      <text:p text:style-name="_3c_gloss_3e_"><text:span text:style-name="T3">[grc1109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néphrite.</text:span></text:p>
      <text:p text:style-name="_3c_grc_3e_"><text:span text:style-name="Strong"><text:span text:style-name="T3">νεφροειδ</text:span></text:span><text:span text:style-name="Strong"><text:span text:style-name="T1">ὴ</text:span></text:span><text:span text:style-name="Strong"><text:span text:style-name="T3">ς</text:span></text:span><text:span text:style-name="T3">.</text:span></text:p>
      <text:p text:style-name="_3c_gloss_3e_"><text:span text:style-name="T3">[grc1110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réniforme.</text:span></text:p>
      <text:p text:style-name="_3c_grc_3e_"><text:span text:style-name="Strong"><text:span text:style-name="T3">νεφρ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1111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rein.</text:span></text:p>
      <text:p text:style-name="_3c_grc_3e_"><text:span text:style-name="Strong"><text:span text:style-name="T3">νηδ</text:span></text:span><text:span text:style-name="Strong"><text:span text:style-name="T1">ὺ</text:span></text:span><text:span text:style-name="Strong"><text:span text:style-name="T3">ς</text:span></text:span><text:span text:style-name="T3">.</text:span></text:p>
      <text:p text:style-name="_3c_gloss_3e_"><text:span text:style-name="T3">[grc1112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ventre, bas-ventre.</text:span></text:p>
      <text:p text:style-name="_3c_grc_3e_"><text:span text:style-name="Strong"><text:span text:style-name="T3">ν</text:span></text:span><text:span text:style-name="Strong"><text:span text:style-name="T1">ῆ</text:span></text:span><text:span text:style-name="Strong"><text:span text:style-name="T3">στις</text:span></text:span><text:span text:style-name="T3">.</text:span></text:p>
      <text:p text:style-name="_3c_gloss_3e_"><text:span text:style-name="T3">[grc1113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l’intestin jéjunum.</text:span></text:p>
      <text:p text:style-name="_3c_grc_3e_"><text:span text:style-name="Strong"><text:span text:style-name="T3">νίτρον</text:span></text:span><text:span text:style-name="T3">.</text:span></text:p>
      <text:p text:style-name="_3c_gloss_3e_"><text:span text:style-name="T3">[grc1114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nitre.</text:span></text:p>
      <text:p text:style-name="_3c_grc_3e_"><text:span text:style-name="Strong"><text:span text:style-name="T3">νιτρώδης</text:span></text:span><text:span text:style-name="T3">.</text:span></text:p>
      <text:p text:style-name="_3c_gloss_3e_"><text:span text:style-name="T3">[grc1115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nitreux.</text:span></text:p>
      <text:p text:style-name="_3c_grc_3e_"><text:span text:style-name="Strong"><text:span text:style-name="T3">νομ</text:span></text:span><text:span text:style-name="Strong"><text:span text:style-name="T1">ὴ</text:span></text:span><text:span text:style-name="T3">.</text:span></text:p>
      <text:p text:style-name="_3c_gloss_3e_"><text:span text:style-name="T3">[grc1116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ulcère rongeant.</text:span></text:p>
      <text:p text:style-name="_3c_grc_3e_"><text:span text:style-name="Strong"><text:span text:style-name="T3">νόμος</text:span></text:span><text:span text:style-name="T3">.</text:span></text:p>
      <text:p text:style-name="_3c_gloss_3e_"><text:span text:style-name="T1">[</text:span><text:span text:style-name="T3">grc</text:span><text:span text:style-name="T1">1117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</text:span></text:span></text:a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1">. 1732</text:span></text:span></text:a><text:span text:style-name="T1">] </text:span><text:span text:style-name="T3">loi</text:span><text:span text:style-name="T1">.</text:span></text:p>
      <text:p text:style-name="_3c_grc_3e_"><text:span text:style-name="Strong"><text:span text:style-name="T3">νόσημα</text:span></text:span><text:span text:style-name="T3">.</text:span></text:p>
      <text:p text:style-name="_3c_gloss_3e_"><text:span text:style-name="T3">[grc1118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maladie.</text:span></text:p>
      <text:p text:style-name="_3c_grc_3e_"><text:span text:style-name="Strong"><text:span text:style-name="T3">νοτιώδης</text:span></text:span><text:span text:style-name="T3">.</text:span></text:p>
      <text:p text:style-name="_3c_gloss_3e_"><text:span text:style-name="T3">[grc1119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humide, humoral.</text:span></text:p>
      <text:p text:style-name="_3c_grc_3e_"><text:soft-page-break/><text:span text:style-name="Strong"><text:span text:style-name="T3">νο</text:span></text:span><text:span text:style-name="Strong"><text:span text:style-name="T1">ῦ</text:span></text:span><text:span text:style-name="Strong"><text:span text:style-name="T3">ς</text:span></text:span><text:span text:style-name="T3">.</text:span></text:p>
      <text:p text:style-name="_3c_gloss_3e_"><text:span text:style-name="T3">[grc1120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intelligence.</text:span></text:p>
      <text:p text:style-name="_3c_grc_3e_"><text:span text:style-name="Strong"><text:span text:style-name="T3">νυγμ</text:span></text:span><text:span text:style-name="Strong"><text:span text:style-name="T1">ὴ</text:span></text:span><text:span text:style-name="T3">, </text:span><text:span text:style-name="Strong"><text:span text:style-name="T3">νύξις</text:span></text:span><text:span text:style-name="T3">.</text:span></text:p>
      <text:p text:style-name="_3c_gloss_3e_"><text:span text:style-name="T3">[grc1121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piqûre, ponction.</text:span></text:p>
      <text:p text:style-name="_3c_grc_3e_"><text:span text:style-name="Strong"><text:span text:style-name="T3">νυκταλωπία</text:span></text:span><text:span text:style-name="T3">.</text:span></text:p>
      <text:p text:style-name="_3c_gloss_3e_"><text:span text:style-name="T6">[grc1122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6">p. 1732</text:span></text:span></text:a><text:span text:style-name="T6">] nyctalopie.</text:span></text:p>
      <text:p text:style-name="_3c_grc_3e_"><text:span text:style-name="Strong"><text:span text:style-name="T3">νυκτάλωψ</text:span></text:span><text:span text:style-name="T3">.</text:span></text:p>
      <text:p text:style-name="_3c_gloss_3e_"><text:span text:style-name="T6">[grc1123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6">p. 1732</text:span></text:span></text:a><text:span text:style-name="T6">] nyctalope.</text:span></text:p>
      <text:p text:style-name="_3c_grc_3e_"><text:span text:style-name="Strong"><text:span text:style-name="T3">νύμφη</text:span></text:span><text:span text:style-name="T3">.</text:span></text:p>
      <text:p text:style-name="_3c_gloss_3e_"><text:span text:style-name="T3">[grc1124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nymphe, clitoris.</text:span></text:p>
      <text:p text:style-name="_3c_grc_3e_"><text:span text:style-name="Strong"><text:span text:style-name="T3">νυχθήμερον</text:span></text:span><text:span text:style-name="T3">.</text:span></text:p>
      <text:p text:style-name="_3c_gloss_3e_"><text:span text:style-name="T3">[grc1125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l’espace d’un jour et d’une nuit.</text:span></text:p>
      <text:p text:style-name="_3c_grc_3e_"><text:span text:style-name="Strong"><text:span text:style-name="T3">νωθρότης</text:span></text:span><text:span text:style-name="T3">.</text:span></text:p>
      <text:p text:style-name="_3c_gloss_3e_"><text:span text:style-name="T3">[grc1126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torpeur.</text:span></text:p>
      <text:p text:style-name="_3c_grc_3e_"><text:span text:style-name="Strong"><text:span text:style-name="T3">νωτια</text:span></text:span><text:span text:style-name="Strong"><text:span text:style-name="T1">ῖ</text:span></text:span><text:span text:style-name="Strong"><text:span text:style-name="T3">ος</text:span></text:span><text:span text:style-name="T3">.</text:span></text:p>
      <text:p text:style-name="_3c_gloss_3e_"><text:span text:style-name="T3">[grc1127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dorsal.</text:span></text:p>
      <text:p text:style-name="_3c_grc_3e_"><text:span text:style-name="Strong"><text:span text:style-name="T3">ν</text:span></text:span><text:span text:style-name="Strong"><text:span text:style-name="T1">ῶ</text:span></text:span><text:span text:style-name="Strong"><text:span text:style-name="T3">τος</text:span></text:span><text:span text:style-name="T3">.</text:span></text:p>
      <text:p text:style-name="_3c_gloss_3e_"><text:span text:style-name="T3">[grc1128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le dos.</text:span></text:p>
      <text:p text:style-name="_3c_grc_3e_"><text:span text:style-name="Strong"><text:span text:style-name="T3">ξήρανσις</text:span></text:span><text:span text:style-name="T3">.</text:span></text:p>
      <text:p text:style-name="_3c_gloss_3e_"><text:span text:style-name="T3">[grc1129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aridité.</text:span></text:p>
      <text:p text:style-name="_3c_grc_3e_"><text:span text:style-name="Strong"><text:span text:style-name="T3">ξηραντι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1130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dessiccatif.</text:span></text:p>
      <text:p text:style-name="_3c_grc_3e_"><text:span text:style-name="Strong"><text:span text:style-name="T3">ξηρασία</text:span></text:span><text:span text:style-name="T3">.</text:span></text:p>
      <text:p text:style-name="_3c_gloss_3e_"><text:span text:style-name="T3">[grc1131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siccité.</text:span></text:p>
      <text:p text:style-name="_3c_grc_3e_"><text:span text:style-name="Strong"><text:span text:style-name="T3">ξήριον</text:span></text:span><text:span text:style-name="T3">.</text:span></text:p>
      <text:p text:style-name="_3c_gloss_3e_"><text:span text:style-name="T3">[grc1132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médicament sec : par exemple, une poudre.</text:span></text:p>
      <text:p text:style-name="_3c_grc_3e_"><text:span text:style-name="Strong"><text:span text:style-name="T3">ξηρόσαρκος</text:span></text:span><text:span text:style-name="T3">.</text:span></text:p>
      <text:p text:style-name="_3c_gloss_3e_"><text:span text:style-name="T3">[grc1133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qui a les chairs sèches.</text:span></text:p>
      <text:p text:style-name="_3c_grc_3e_"><text:span text:style-name="Strong"><text:span text:style-name="T3">ξηροφθαλμία</text:span></text:span><text:span text:style-name="T3">.</text:span></text:p>
      <text:p text:style-name="_3c_gloss_3e_"><text:span text:style-name="T3">[grc1134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xérophthalmie.</text:span></text:p>
      <text:p text:style-name="_3c_grc_3e_"><text:span text:style-name="Strong"><text:span text:style-name="T3">ξιφοειδ</text:span></text:span><text:span text:style-name="Strong"><text:span text:style-name="T1">ὴ</text:span></text:span><text:span text:style-name="Strong"><text:span text:style-name="T3">ς</text:span></text:span><text:span text:style-name="T3">.</text:span></text:p>
      <text:p text:style-name="_3c_gloss_3e_"><text:span text:style-name="T6">[grc1135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6">p. 1732</text:span></text:span></text:a><text:span text:style-name="T6">] xiphoïde.</text:span></text:p>
      <text:p text:style-name="_3c_grc_3e_"><text:span text:style-name="Strong"><text:span text:style-name="T3">ξυλαλόη</text:span></text:span><text:span text:style-name="T3">.</text:span></text:p>
      <text:p text:style-name="_3c_gloss_3e_"><text:span text:style-name="T6">[grc1136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6">p. 1732</text:span></text:span></text:a><text:span text:style-name="T6">] agalloche.</text:span></text:p>
      <text:p text:style-name="_3c_grc_3e_"><text:soft-page-break/><text:span text:style-name="Strong"><text:span text:style-name="T3">ξύλον</text:span></text:span><text:span text:style-name="T3">.</text:span></text:p>
      <text:p text:style-name="_3c_gloss_3e_"><text:span text:style-name="T6">[grc1137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6">p. 1732</text:span></text:span></text:a><text:span text:style-name="T6">] bois.</text:span></text:p>
      <text:p text:style-name="_3c_grc_3e_"><text:span text:style-name="Strong"><text:span text:style-name="T3">ξυλώδης</text:span></text:span><text:span text:style-name="T3">.</text:span></text:p>
      <text:p text:style-name="_3c_gloss_3e_"><text:span text:style-name="T3">[grc1138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ligneux.</text:span></text:p>
      <text:p text:style-name="_3c_grc_3e_"><text:span text:style-name="Strong"><text:span text:style-name="T3">ξυσμ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1139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prurit.</text:span></text:p>
      <text:p text:style-name="_3c_grc_3e_"><text:span text:style-name="Strong"><text:span text:style-name="T3">ξύστρον</text:span></text:span><text:span text:style-name="T3">.</text:span></text:p>
      <text:p text:style-name="_3c_gloss_3e_"><text:span text:style-name="T3">[grc1140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rugine.</text:span></text:p>
      <text:p text:style-name="_3c_grc_3e_"><text:span text:style-name="Strong"><text:span text:style-name="T1">ὀ</text:span></text:span><text:span text:style-name="Strong"><text:span text:style-name="T3">βελαία</text:span></text:span><text:span text:style-name="T3"> </text:span><text:span text:style-name="Strong"><text:span text:style-name="T1">ῥ</text:span></text:span><text:span text:style-name="Strong"><text:span text:style-name="T3">αφ</text:span></text:span><text:span text:style-name="Strong"><text:span text:style-name="T1">ὴ</text:span></text:span><text:span text:style-name="T3">.</text:span></text:p>
      <text:p text:style-name="_3c_gloss_3e_"><text:span text:style-name="T3">[grc1141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suture sagittale.</text:span></text:p>
      <text:p text:style-name="_3c_grc_3e_"><text:span text:style-name="Strong"><text:span text:style-name="T1">ὄ</text:span></text:span><text:span text:style-name="Strong"><text:span text:style-name="T3">γκος</text:span></text:span><text:span text:style-name="T3">.</text:span></text:p>
      <text:p text:style-name="_3c_gloss_3e_"><text:span text:style-name="T3">[grc1142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tumeur.</text:span></text:p>
      <text:p text:style-name="_3c_grc_3e_"><text:span text:style-name="Strong"><text:span text:style-name="T1">ὀ</text:span></text:span><text:span text:style-name="Strong"><text:span text:style-name="T3">δαξησμ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1143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mordication.</text:span></text:p>
      <text:p text:style-name="_3c_grc_3e_"><text:span text:style-name="Strong"><text:span text:style-name="T1">ὀ</text:span></text:span><text:span text:style-name="Strong"><text:span text:style-name="T3">δοντάγρα</text:span></text:span><text:span text:style-name="T3">.</text:span></text:p>
      <text:p text:style-name="_3c_gloss_3e_"><text:span text:style-name="T3">[grc1144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davier.</text:span></text:p>
      <text:p text:style-name="_3c_grc_3e_"><text:span text:style-name="Strong"><text:span text:style-name="T1">ὀ</text:span></text:span><text:span text:style-name="Strong"><text:span text:style-name="T3">δονταλγία</text:span></text:span><text:span text:style-name="T3">.</text:span></text:p>
      <text:p text:style-name="_3c_gloss_3e_"><text:span text:style-name="T3">[grc1145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odontalgie.</text:span></text:p>
      <text:p text:style-name="_3c_grc_3e_"><text:span text:style-name="Strong"><text:span text:style-name="T1">ὀ</text:span></text:span><text:span text:style-name="Strong"><text:span text:style-name="T3">δοντίασις</text:span></text:span><text:span text:style-name="T3">.</text:span></text:p>
      <text:p text:style-name="_3c_gloss_3e_"><text:span text:style-name="T3">[grc1146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dentition.</text:span></text:p>
      <text:p text:style-name="_3c_grc_3e_"><text:span text:style-name="Strong"><text:span text:style-name="T1">ὀ</text:span></text:span><text:span text:style-name="Strong"><text:span text:style-name="T3">δοντοειδ</text:span></text:span><text:span text:style-name="Strong"><text:span text:style-name="T1">ὴ</text:span></text:span><text:span text:style-name="Strong"><text:span text:style-name="T3">ς</text:span></text:span><text:span text:style-name="T3">.</text:span></text:p>
      <text:p text:style-name="_3c_gloss_3e_"><text:span text:style-name="T3">[grc1147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odontoïde.</text:span></text:p>
      <text:p text:style-name="_3c_grc_3e_"><text:span text:style-name="Strong"><text:span text:style-name="T1">ὀ</text:span></text:span><text:span text:style-name="Strong"><text:span text:style-name="T3">δοντότριμμα</text:span></text:span><text:span text:style-name="T3">.</text:span></text:p>
      <text:p text:style-name="_3c_gloss_3e_"><text:span text:style-name="T3">[grc1148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dentifrice.</text:span></text:p>
      <text:p text:style-name="_3c_grc_3e_"><text:span text:style-name="Strong"><text:span text:style-name="T1">ὀ</text:span></text:span><text:span text:style-name="Strong"><text:span text:style-name="T3">δοντοφυΐα</text:span></text:span><text:span text:style-name="T3">.</text:span></text:p>
      <text:p text:style-name="_3c_gloss_3e_"><text:span text:style-name="T3">[grc1149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dentition.</text:span></text:p>
      <text:p text:style-name="_3c_grc_3e_"><text:span text:style-name="Strong"><text:span text:style-name="T1">ὀ</text:span></text:span><text:span text:style-name="Strong"><text:span text:style-name="T3">δο</text:span></text:span><text:span text:style-name="Strong"><text:span text:style-name="T1">ὺ</text:span></text:span><text:span text:style-name="Strong"><text:span text:style-name="T3">ς</text:span></text:span><text:span text:style-name="T3">.</text:span></text:p>
      <text:p text:style-name="_3c_gloss_3e_"><text:span text:style-name="T3">[grc1150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dent.</text:span></text:p>
      <text:p text:style-name="_3c_grc_3e_"><text:span text:style-name="Strong"><text:span text:style-name="T1">ὀ</text:span></text:span><text:span text:style-name="Strong"><text:span text:style-name="T3">δύνη</text:span></text:span><text:span text:style-name="T3">.</text:span></text:p>
      <text:p text:style-name="_3c_gloss_3e_"><text:span text:style-name="T3">[grc1151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douleur.</text:span></text:p>
      <text:p text:style-name="_3c_grc_3e_"><text:span text:style-name="Strong"><text:span text:style-name="T1">ὄ</text:span></text:span><text:span text:style-name="Strong"><text:span text:style-name="T3">ζαινα</text:span></text:span><text:span text:style-name="T3">.</text:span></text:p>
      <text:p text:style-name="_3c_gloss_3e_"><text:span text:style-name="T3">[grc1152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ozène.</text:span></text:p>
      <text:p text:style-name="_3c_grc_3e_"><text:span text:style-name="Strong"><text:span text:style-name="T1">ὀ</text:span></text:span><text:span text:style-name="Strong"><text:span text:style-name="T3">θ</text:span></text:span><text:span text:style-name="Strong"><text:span text:style-name="T1">ό</text:span></text:span><text:span text:style-name="Strong"><text:span text:style-name="T3">νιον</text:span></text:span><text:span text:style-name="T3">.</text:span></text:p>
      <text:p text:style-name="_3c_gloss_3e_"><text:span text:style-name="T3">[grc1153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bande, bandage.</text:span></text:p>
      <text:p text:style-name="_3c_grc_3e_"><text:soft-page-break/><text:span text:style-name="Strong"><text:span text:style-name="T1">οἴ</text:span></text:span><text:span text:style-name="Strong"><text:span text:style-name="T3">δημα</text:span></text:span><text:span text:style-name="T3">.</text:span></text:p>
      <text:p text:style-name="_3c_gloss_3e_"><text:span text:style-name="T3">[grc1154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œdème.</text:span></text:p>
      <text:p text:style-name="_3c_grc_3e_"><text:span text:style-name="Strong"><text:span text:style-name="T3">ο</text:span></text:span><text:span text:style-name="Strong"><text:span text:style-name="T1">ἰ</text:span></text:span><text:span text:style-name="Strong"><text:span text:style-name="T3">δηματώδης</text:span></text:span><text:span text:style-name="T3">.</text:span></text:p>
      <text:p text:style-name="_3c_gloss_3e_"><text:span text:style-name="T3">[grc1155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œdémateux.</text:span></text:p>
      <text:p text:style-name="_3c_grc_3e_"><text:span text:style-name="Strong"><text:span text:style-name="T1">οἰ</text:span></text:span><text:span text:style-name="Strong"><text:span text:style-name="T3">νόμελι</text:span></text:span><text:span text:style-name="T3">.</text:span></text:p>
      <text:p text:style-name="_3c_gloss_3e_"><text:span text:style-name="T3">[grc1156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vin miellé.</text:span></text:p>
      <text:p text:style-name="_3c_grc_3e_"><text:span text:style-name="Strong"><text:span text:style-name="T3">ο</text:span></text:span><text:span text:style-name="Strong"><text:span text:style-name="T1">ἶ</text:span></text:span><text:span text:style-name="Strong"><text:span text:style-name="T3">νος</text:span></text:span><text:span text:style-name="T3">.</text:span></text:p>
      <text:p text:style-name="_3c_gloss_3e_"><text:span text:style-name="T3">[grc1157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vin.</text:span></text:p>
      <text:p text:style-name="_3c_grc_3e_"><text:span text:style-name="Strong"><text:span text:style-name="T3">ο</text:span></text:span><text:span text:style-name="Strong"><text:span text:style-name="T1">ἰ</text:span></text:span><text:span text:style-name="Strong"><text:span text:style-name="T3">σοφάγος</text:span></text:span><text:span text:style-name="T3">.</text:span></text:p>
      <text:p text:style-name="_3c_gloss_3e_"><text:span text:style-name="T3">[grc1158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œsophage.</text:span></text:p>
      <text:p text:style-name="_3c_grc_3e_"><text:span text:style-name="Strong"><text:span text:style-name="T1">ὀ</text:span></text:span><text:span text:style-name="Strong"><text:span text:style-name="T3">λιγαιμία</text:span></text:span><text:span text:style-name="T3">.</text:span></text:p>
      <text:p text:style-name="_3c_gloss_3e_"><text:span text:style-name="T3">[grc1159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défaut de sang.</text:span></text:p>
      <text:p text:style-name="_3c_grc_3e_"><text:span text:style-name="Strong"><text:span text:style-name="T1">ὀ</text:span></text:span><text:span text:style-name="Strong"><text:span text:style-name="T3">λιγόσπερμος</text:span></text:span><text:span text:style-name="T3">.</text:span></text:p>
      <text:p text:style-name="_3c_gloss_3e_"><text:span text:style-name="T3">[grc1160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oligosperme.</text:span></text:p>
      <text:p text:style-name="_3c_grc_3e_"><text:span text:style-name="Strong"><text:span text:style-name="T1">ὀ</text:span></text:span><text:span text:style-name="Strong"><text:span text:style-name="T3">λιγότροφος</text:span></text:span><text:span text:style-name="T3">.</text:span></text:p>
      <text:p text:style-name="_3c_gloss_3e_"><text:span text:style-name="T3">[grc1161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mal nourri.</text:span></text:p>
      <text:p text:style-name="_3c_grc_3e_"><text:span text:style-name="Strong"><text:span text:style-name="T1">ὀ</text:span></text:span><text:span text:style-name="Strong"><text:span text:style-name="T3">λιγόφυλλος</text:span></text:span><text:span text:style-name="T3">.</text:span></text:p>
      <text:p text:style-name="_3c_gloss_3e_"><text:span text:style-name="T6">[grc1162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6">p. 1732</text:span></text:span></text:a><text:span text:style-name="T6">] oligophylle.</text:span></text:p>
      <text:p text:style-name="_3c_grc_3e_"><text:span text:style-name="Strong"><text:span text:style-name="T1">ὀ</text:span></text:span><text:span text:style-name="Strong"><text:span text:style-name="T3">λίσθημα</text:span></text:span><text:span text:style-name="T3">.</text:span></text:p>
      <text:p text:style-name="_3c_gloss_3e_"><text:span text:style-name="T6">[grc1163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6">p. 1732</text:span></text:span></text:a><text:span text:style-name="T6">] luxation.</text:span></text:p>
      <text:p text:style-name="_3c_grc_3e_"><text:span text:style-name="Strong"><text:span text:style-name="T1">ὁ</text:span></text:span><text:span text:style-name="Strong"><text:span text:style-name="T3">λμίσκοι</text:span></text:span><text:span text:style-name="T3">.</text:span></text:p>
      <text:p text:style-name="_3c_gloss_3e_"><text:span text:style-name="T3">[grc1164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alvéoles des dents.</text:span></text:p>
      <text:p text:style-name="_3c_grc_3e_"><text:span text:style-name="Strong"><text:span text:style-name="T1">ὁ</text:span></text:span><text:span text:style-name="Strong"><text:span text:style-name="T3">λόστεος</text:span></text:span><text:span text:style-name="T3">.</text:span></text:p>
      <text:p text:style-name="_3c_gloss_3e_"><text:span text:style-name="T3">[grc1165 </text:span><text:a xlink:type="simple" xlink:href="https://www.biusante.parisdescartes.fr/histoire/medica/resultats/index.php?do=zoom&amp;cote=37020d&amp;p=1745" text:style-name="Internet_20_link" text:visited-style-name="Visited_20_Internet_20_Link"><text:span text:style-name="Internet_20_link"><text:span text:style-name="T3">p. 1732</text:span></text:span></text:a><text:span text:style-name="T3">] entièrement osseux.</text:span></text:p>
      <text:p text:style-name="_3c_grc_3e_"><text:span text:style-name="Strong"><text:span text:style-name="T1">ὄ</text:span></text:span><text:span text:style-name="Strong"><text:span text:style-name="T3">μμα</text:span></text:span><text:span text:style-name="T3">.</text:span></text:p>
      <text:p text:style-name="_3c_gloss_3e_"><text:span text:style-name="T3">[grc1166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œil.</text:span></text:p>
      <text:p text:style-name="_3c_grc_3e_"><text:span text:style-name="Strong"><text:span text:style-name="T1">ὁ</text:span></text:span><text:span text:style-name="Strong"><text:span text:style-name="T3">μογεν</text:span></text:span><text:span text:style-name="Strong"><text:span text:style-name="T1">ὴ</text:span></text:span><text:span text:style-name="Strong"><text:span text:style-name="T3">ς</text:span></text:span><text:span text:style-name="T3">.</text:span></text:p>
      <text:p text:style-name="_3c_gloss_3e_"><text:span text:style-name="T6">[grc1167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6">p. 1733</text:span></text:span></text:a><text:span text:style-name="T6">] homogène.</text:span></text:p>
      <text:p text:style-name="_3c_grc_3e_"><text:span text:style-name="Strong"><text:span text:style-name="T1">ὀ</text:span></text:span><text:span text:style-name="Strong"><text:span text:style-name="T3">μφαλ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6">[grc1168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6">p. 1733</text:span></text:span></text:a><text:span text:style-name="T6">] ombilic.</text:span></text:p>
      <text:p text:style-name="_3c_grc_3e_"><text:span text:style-name="Strong"><text:span text:style-name="T1">ὀ</text:span></text:span><text:span text:style-name="Strong"><text:span text:style-name="T3">μφαλοτομία</text:span></text:span><text:span text:style-name="T3">.</text:span></text:p>
      <text:p text:style-name="_3c_gloss_3e_"><text:span text:style-name="T3">[grc1169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omphalotomie, métier de sage-femme.</text:span></text:p>
      <text:p text:style-name="_3c_grc_3e_"><text:span text:style-name="Strong"><text:span text:style-name="T1">ὀ</text:span></text:span><text:span text:style-name="Strong"><text:span text:style-name="T3">μφαλοτ</text:span></text:span><text:span text:style-name="Strong"><text:span text:style-name="T1">ό</text:span></text:span><text:span text:style-name="Strong"><text:span text:style-name="T3">μος</text:span></text:span><text:span text:style-name="T3">.</text:span></text:p>
      <text:p text:style-name="_3c_gloss_3e_"><text:span text:style-name="T3">[grc1170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sage-femme.</text:span></text:p>
      <text:p text:style-name="_3c_grc_3e_"><text:soft-page-break/><text:span text:style-name="Strong"><text:span text:style-name="T1">ὀ</text:span></text:span><text:span text:style-name="Strong"><text:span text:style-name="T3">μφαλώδης</text:span></text:span><text:span text:style-name="T3">.</text:span></text:p>
      <text:p text:style-name="_3c_gloss_3e_"><text:span text:style-name="T3">[grc1171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ombilical.</text:span></text:p>
      <text:p text:style-name="_3c_grc_3e_"><text:span text:style-name="Strong"><text:span text:style-name="T1">ὀ</text:span></text:span><text:span text:style-name="Strong"><text:span text:style-name="T3">μφαλωτ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1172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ombiliqué.</text:span></text:p>
      <text:p text:style-name="_3c_grc_3e_"><text:span text:style-name="Strong"><text:span text:style-name="T1">ὀ</text:span></text:span><text:span text:style-name="Strong"><text:span text:style-name="T3">νειρωγμ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1173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songe vénérien, pollution nocturne.</text:span></text:p>
      <text:p text:style-name="_3c_grc_3e_"><text:span text:style-name="Strong"><text:span text:style-name="T1">ὄ</text:span></text:span><text:span text:style-name="Strong"><text:span text:style-name="T3">νος</text:span></text:span><text:span text:style-name="T3">.</text:span></text:p>
      <text:p text:style-name="_3c_gloss_3e_"><text:span text:style-name="T3">[grc1174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âne.</text:span></text:p>
      <text:p text:style-name="_3c_grc_3e_"><text:span text:style-name="Strong"><text:span text:style-name="T1">ὄ</text:span></text:span><text:span text:style-name="Strong"><text:span text:style-name="T3">νυξ</text:span></text:span><text:span text:style-name="T3">.</text:span></text:p>
      <text:p text:style-name="_3c_gloss_3e_"><text:span text:style-name="T3">[grc1175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ongle, ptérygion.</text:span></text:p>
      <text:p text:style-name="_3c_grc_3e_"><text:span text:style-name="Strong"><text:span text:style-name="T1">ὄξ</text:span></text:span><text:span text:style-name="Strong"><text:span text:style-name="T3">ος</text:span></text:span><text:span text:style-name="T3">.</text:span></text:p>
      <text:p text:style-name="_3c_gloss_3e_"><text:span text:style-name="T6">[grc1176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6">p. 1733</text:span></text:span></text:a><text:span text:style-name="T6">] vinaigre.</text:span></text:p>
      <text:p text:style-name="_3c_grc_3e_"><text:span text:style-name="Strong"><text:span text:style-name="T1">ὀ</text:span></text:span><text:span text:style-name="Strong"><text:span text:style-name="T3">ξύκρατον</text:span></text:span><text:span text:style-name="T3">.</text:span></text:p>
      <text:p text:style-name="_3c_gloss_3e_"><text:span text:style-name="T6">[grc1177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6">p. 1733</text:span></text:span></text:a><text:span text:style-name="T6">] oxycrat.</text:span></text:p>
      <text:p text:style-name="_3c_grc_3e_"><text:span text:style-name="Strong"><text:span text:style-name="T1">ὀ</text:span></text:span><text:span text:style-name="Strong"><text:span text:style-name="T3">ξύμελι</text:span></text:span><text:span text:style-name="T3">.</text:span></text:p>
      <text:p text:style-name="_3c_gloss_3e_"><text:span text:style-name="T6">[grc1178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6">p. 1733</text:span></text:span></text:a><text:span text:style-name="T6">] oxymel.</text:span></text:p>
      <text:p text:style-name="_3c_grc_3e_"><text:span text:style-name="Strong"><text:span text:style-name="T1">ὀ</text:span></text:span><text:span text:style-name="Strong"><text:span text:style-name="T3">ξυρεγμία</text:span></text:span><text:span text:style-name="T3">.</text:span></text:p>
      <text:p text:style-name="_3c_gloss_3e_"><text:span text:style-name="T3">[grc1179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oxyregmie.</text:span></text:p>
      <text:p text:style-name="_3c_grc_3e_"><text:span text:style-name="Strong"><text:span text:style-name="T1">ὀ</text:span></text:span><text:span text:style-name="Strong"><text:span text:style-name="T3">ξ</text:span></text:span><text:span text:style-name="Strong"><text:span text:style-name="T1">ὺ</text:span></text:span><text:span text:style-name="Strong"><text:span text:style-name="T3">ς</text:span></text:span><text:span text:style-name="T3">.</text:span></text:p>
      <text:p text:style-name="_3c_gloss_3e_"><text:span text:style-name="T3">[grc1180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aigre, acide, aigu.</text:span></text:p>
      <text:p text:style-name="_3c_grc_3e_"><text:span text:style-name="Strong"><text:span text:style-name="T1">ὀ</text:span></text:span><text:span text:style-name="Strong"><text:span text:style-name="T3">ξυφωνία</text:span></text:span><text:span text:style-name="T3">.</text:span></text:p>
      <text:p text:style-name="_3c_gloss_3e_"><text:span text:style-name="T3">[grc1181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voix aiguë.</text:span></text:p>
      <text:p text:style-name="_3c_grc_3e_"><text:span text:style-name="Strong"><text:span text:style-name="T1">ὄ</text:span></text:span><text:span text:style-name="Strong"><text:span text:style-name="T3">πιον</text:span></text:span><text:span text:style-name="T3">.</text:span></text:p>
      <text:p text:style-name="_3c_gloss_3e_"><text:span text:style-name="T3">[grc1182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opium.</text:span></text:p>
      <text:p text:style-name="_3c_grc_3e_"><text:span text:style-name="Strong"><text:span text:style-name="T1">ὀ</text:span></text:span><text:span text:style-name="Strong"><text:span text:style-name="T3">πίσθιος</text:span></text:span><text:span text:style-name="T3">.</text:span></text:p>
      <text:p text:style-name="_3c_gloss_3e_"><text:span text:style-name="T3">[grc1183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postérieur.</text:span></text:p>
      <text:p text:style-name="_3c_grc_3e_"><text:span text:style-name="Strong"><text:span text:style-name="T1">ὀ</text:span></text:span><text:span text:style-name="Strong"><text:span text:style-name="T3">πισθ</text:span></text:span><text:span text:style-name="Strong"><text:span text:style-name="T1">ό</text:span></text:span><text:span text:style-name="Strong"><text:span text:style-name="T3">τονος</text:span></text:span><text:span text:style-name="T3">.</text:span></text:p>
      <text:p text:style-name="_3c_gloss_3e_"><text:span text:style-name="T3">[grc1184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opisthotonos.</text:span></text:p>
      <text:p text:style-name="_3c_grc_3e_"><text:span text:style-name="Strong"><text:span text:style-name="T1">ὀ</text:span></text:span><text:span text:style-name="Strong"><text:span text:style-name="T3">π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1185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suc.</text:span></text:p>
      <text:p text:style-name="_3c_grc_3e_"><text:span text:style-name="Strong"><text:span text:style-name="T1">ὀ</text:span></text:span><text:span text:style-name="Strong"><text:span text:style-name="T3">ργανι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1186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organique.</text:span></text:p>
      <text:p text:style-name="_3c_grc_3e_"><text:span text:style-name="Strong"><text:span text:style-name="T1">ὄ</text:span></text:span><text:span text:style-name="Strong"><text:span text:style-name="T3">ργανον</text:span></text:span><text:span text:style-name="T3">.</text:span></text:p>
      <text:p text:style-name="_3c_gloss_3e_"><text:span text:style-name="T3">[grc1187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instrument, organe.</text:span></text:p>
      <text:p text:style-name="_3c_grc_3e_"><text:soft-page-break/><text:span text:style-name="Strong"><text:span text:style-name="T1">ὄ</text:span></text:span><text:span text:style-name="Strong"><text:span text:style-name="T3">ρεξις</text:span></text:span><text:span text:style-name="T3">.</text:span></text:p>
      <text:p text:style-name="_3c_gloss_3e_"><text:span text:style-name="T3">[grc1188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appétit.</text:span></text:p>
      <text:p text:style-name="_3c_grc_3e_"><text:span text:style-name="Strong"><text:span text:style-name="T1">ὀ</text:span></text:span><text:span text:style-name="Strong"><text:span text:style-name="T3">ρθ</text:span></text:span><text:span text:style-name="Strong"><text:span text:style-name="T1">όκυλλος</text:span></text:span><text:span text:style-name="T3">.</text:span></text:p>
      <text:p text:style-name="_3c_gloss_3e_"><text:span text:style-name="T3">[grc1189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dont un membre est ankylosé et droit.</text:span></text:p>
      <text:p text:style-name="_3c_grc_3e_"><text:span text:style-name="Strong"><text:span text:style-name="T1">ὀ</text:span></text:span><text:span text:style-name="Strong"><text:span text:style-name="T3">ρθ</text:span></text:span><text:span text:style-name="Strong"><text:span text:style-name="T1">ό</text:span></text:span><text:span text:style-name="Strong"><text:span text:style-name="T3">πνοια</text:span></text:span><text:span text:style-name="T3">.</text:span></text:p>
      <text:p text:style-name="_3c_gloss_3e_"><text:span text:style-name="T3">[grc1190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orthopnée.</text:span></text:p>
      <text:p text:style-name="_3c_grc_3e_"><text:span text:style-name="Strong"><text:span text:style-name="T1">ὁ</text:span></text:span><text:span text:style-name="Strong"><text:span text:style-name="T3">ρμ</text:span></text:span><text:span text:style-name="Strong"><text:span text:style-name="T1">ὴ</text:span></text:span><text:span text:style-name="T3">.</text:span></text:p>
      <text:p text:style-name="_3c_gloss_3e_"><text:span text:style-name="T3">[grc1191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incitation.</text:span></text:p>
      <text:p text:style-name="_3c_grc_3e_"><text:span text:style-name="Strong"><text:span text:style-name="T1">ὄ</text:span></text:span><text:span text:style-name="Strong"><text:span text:style-name="T3">ρνις</text:span></text:span><text:span text:style-name="T3">.</text:span></text:p>
      <text:p text:style-name="_3c_gloss_3e_"><text:span text:style-name="T3">[grc1192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oiseau.</text:span></text:p>
      <text:p text:style-name="_3c_grc_3e_"><text:span text:style-name="Strong"><text:span text:style-name="T1">ὀῤῥὸ</text:span></text:span><text:span text:style-name="Strong"><text:span text:style-name="T3">ς</text:span></text:span><text:span text:style-name="T3">.</text:span></text:p>
      <text:p text:style-name="_3c_gloss_3e_"><text:span text:style-name="T3">[grc1193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sérosité ; petit-lait.</text:span></text:p>
      <text:p text:style-name="_3c_grc_3e_"><text:span text:style-name="Strong"><text:span text:style-name="T1">ὄ</text:span></text:span><text:span text:style-name="Strong"><text:span text:style-name="T3">ρχις</text:span></text:span><text:span text:style-name="T3">.</text:span></text:p>
      <text:p text:style-name="_3c_gloss_3e_"><text:span text:style-name="T3">[grc1194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testicule.</text:span></text:p>
      <text:p text:style-name="_3c_grc_3e_"><text:span text:style-name="Strong"><text:span text:style-name="T1">ὀ</text:span></text:span><text:span text:style-name="Strong"><text:span text:style-name="T3">ρχοτομ</text:span></text:span><text:span text:style-name="Strong"><text:span text:style-name="T1">ί</text:span></text:span><text:span text:style-name="Strong"><text:span text:style-name="T3">α</text:span></text:span><text:span text:style-name="T3">.</text:span></text:p>
      <text:p text:style-name="_3c_gloss_3e_"><text:span text:style-name="T3">[grc1195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orchotomie, castration.</text:span></text:p>
      <text:p text:style-name="_3c_grc_3e_"><text:span text:style-name="Strong"><text:span text:style-name="T1">ὀ</text:span></text:span><text:span text:style-name="Strong"><text:span text:style-name="T3">σμ</text:span></text:span><text:span text:style-name="Strong"><text:span text:style-name="T1">ὴ</text:span></text:span><text:span text:style-name="T3">.</text:span></text:p>
      <text:p text:style-name="_3c_gloss_3e_"><text:span text:style-name="T6">[grc1196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6">p. 1733</text:span></text:span></text:a><text:span text:style-name="T6">] odeur.</text:span></text:p>
      <text:p text:style-name="_3c_grc_3e_"><text:span text:style-name="Strong"><text:span text:style-name="T1">ὀ</text:span></text:span><text:span text:style-name="Strong"><text:span text:style-name="T3">στεοκ</text:span></text:span><text:span text:style-name="Strong"><text:span text:style-name="T1">ό</text:span></text:span><text:span text:style-name="Strong"><text:span text:style-name="T3">πος</text:span></text:span><text:span text:style-name="T3">.</text:span></text:p>
      <text:p text:style-name="_3c_gloss_3e_"><text:span text:style-name="T6">[grc1197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6">p. 1733</text:span></text:span></text:a><text:span text:style-name="T6">] ostéocope.</text:span></text:p>
      <text:p text:style-name="_3c_grc_3e_"><text:span text:style-name="Strong"><text:span text:style-name="T1">ὀ</text:span></text:span><text:span text:style-name="Strong"><text:span text:style-name="T3">στέον</text:span></text:span><text:span text:style-name="T3">.</text:span></text:p>
      <text:p text:style-name="_3c_gloss_3e_"><text:span text:style-name="T6">[grc1198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6">p. 1733</text:span></text:span></text:a><text:span text:style-name="T6">] os.</text:span></text:p>
      <text:p text:style-name="_3c_grc_3e_"><text:span text:style-name="Strong"><text:span text:style-name="T1">ὀ</text:span></text:span><text:span text:style-name="Strong"><text:span text:style-name="T3">στρακώδης</text:span></text:span><text:span text:style-name="T3">.</text:span></text:p>
      <text:p text:style-name="_3c_gloss_3e_"><text:span text:style-name="T3">[grc1199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testacé.</text:span></text:p>
      <text:p text:style-name="_3c_grc_3e_"><text:span text:style-name="Strong"><text:span text:style-name="T1">ὀ</text:span></text:span><text:span text:style-name="Strong"><text:span text:style-name="T3">στώδης</text:span></text:span><text:span text:style-name="T3">.</text:span></text:p>
      <text:p text:style-name="_3c_gloss_3e_"><text:span text:style-name="T3">[grc1200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osseux.</text:span></text:p>
      <text:p text:style-name="_3c_grc_3e_"><text:span text:style-name="Strong"><text:span text:style-name="T1">ὄ</text:span></text:span><text:span text:style-name="Strong"><text:span text:style-name="T3">σφρησις</text:span></text:span><text:span text:style-name="T3">.</text:span></text:p>
      <text:p text:style-name="_3c_gloss_3e_"><text:span text:style-name="T3">[grc1201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odorat.</text:span></text:p>
      <text:p text:style-name="_3c_grc_3e_"><text:span text:style-name="Strong"><text:span text:style-name="T1">ὀ</text:span></text:span><text:span text:style-name="Strong"><text:span text:style-name="T3">σφύες</text:span></text:span><text:span text:style-name="T3">.</text:span></text:p>
      <text:p text:style-name="_3c_gloss_3e_"><text:span text:style-name="T3">[grc1202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les lombes.</text:span></text:p>
      <text:p text:style-name="_3c_grc_3e_"><text:span text:style-name="Strong"><text:span text:style-name="T1">ὄ</text:span></text:span><text:span text:style-name="Strong"><text:span text:style-name="T3">σχεον</text:span></text:span><text:span text:style-name="T3">, </text:span><text:span text:style-name="Strong"><text:span text:style-name="T1">ὄ</text:span></text:span><text:span text:style-name="Strong"><text:span text:style-name="T3">σχεος</text:span></text:span><text:span text:style-name="T3">.</text:span></text:p>
      <text:p text:style-name="_3c_gloss_3e_"><text:span text:style-name="T3">[grc1203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scrotum.</text:span></text:p>
      <text:p text:style-name="_3c_grc_3e_"><text:span text:style-name="Strong"><text:span text:style-name="T3">ο</text:span></text:span><text:span text:style-name="Strong"><text:span text:style-name="T1">ὐ</text:span></text:span><text:span text:style-name="Strong"><text:span text:style-name="T3">λ</text:span></text:span><text:span text:style-name="Strong"><text:span text:style-name="T1">ὴ</text:span></text:span><text:span text:style-name="T3">.</text:span></text:p>
      <text:p text:style-name="_3c_gloss_3e_"><text:span text:style-name="T3">[grc1204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cicatrice.</text:span></text:p>
      <text:p text:style-name="_3c_grc_3e_"><text:soft-page-break/><text:span text:style-name="Strong"><text:span text:style-name="T3">ο</text:span></text:span><text:span text:style-name="Strong"><text:span text:style-name="T1">ὖ</text:span></text:span><text:span text:style-name="Strong"><text:span text:style-name="T3">λον</text:span></text:span><text:span text:style-name="T3">.</text:span></text:p>
      <text:p text:style-name="_3c_gloss_3e_"><text:span text:style-name="T3">[grc1205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gencive.</text:span></text:p>
      <text:p text:style-name="_3c_grc_3e_"><text:span text:style-name="Strong"><text:span text:style-name="T3">ο</text:span></text:span><text:span text:style-name="Strong"><text:span text:style-name="T1">ὐ</text:span></text:span><text:span text:style-name="Strong"><text:span text:style-name="T3">ραγ</text:span></text:span><text:span text:style-name="Strong"><text:span text:style-name="T1">ὸ</text:span></text:span><text:span text:style-name="Strong"><text:span text:style-name="T3">ς</text:span></text:span><text:span text:style-name="T3">, </text:span><text:span text:style-name="Strong"><text:span text:style-name="T3">ο</text:span></text:span><text:span text:style-name="Strong"><text:span text:style-name="T1">ὐ</text:span></text:span><text:span text:style-name="Strong"><text:span text:style-name="T3">ραχ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6">[grc1206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6">p. 1733</text:span></text:span></text:a><text:span text:style-name="T6">] ouraque.</text:span></text:p>
      <text:p text:style-name="_3c_grc_3e_"><text:span text:style-name="Strong"><text:span text:style-name="T3">ο</text:span></text:span><text:span text:style-name="Strong"><text:span text:style-name="T1">ὐ</text:span></text:span><text:span text:style-name="Strong"><text:span text:style-name="T3">ραν</text:span></text:span><text:span text:style-name="Strong"><text:span text:style-name="T1">ὸ</text:span></text:span><text:span text:style-name="Strong"><text:span text:style-name="T3">ς</text:span></text:span><text:span text:style-name="T3">, </text:span><text:span text:style-name="Strong"><text:span text:style-name="T3">ο</text:span></text:span><text:span text:style-name="Strong"><text:span text:style-name="T1">ὐ</text:span></text:span><text:span text:style-name="Strong"><text:span text:style-name="T3">ρανίσκος</text:span></text:span><text:span text:style-name="T3">.</text:span></text:p>
      <text:p text:style-name="_3c_gloss_3e_"><text:span text:style-name="T3">[grc1207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le palais.</text:span></text:p>
      <text:p text:style-name="_3c_grc_3e_"><text:span text:style-name="Strong"><text:span text:style-name="T3">ο</text:span></text:span><text:span text:style-name="Strong"><text:span text:style-name="T1">ὐ</text:span></text:span><text:span text:style-name="Strong"><text:span text:style-name="T3">ρήθρα</text:span></text:span><text:span text:style-name="T3">.</text:span></text:p>
      <text:p text:style-name="_3c_gloss_3e_"><text:span text:style-name="T6">[grc1208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6">p. 1733</text:span></text:span></text:a><text:span text:style-name="T6">] urèthre.</text:span></text:p>
      <text:p text:style-name="_3c_grc_3e_"><text:span text:style-name="Strong"><text:span text:style-name="T3">ο</text:span></text:span><text:span text:style-name="Strong"><text:span text:style-name="T1">ὔ</text:span></text:span><text:span text:style-name="Strong"><text:span text:style-name="T3">ρησις</text:span></text:span><text:span text:style-name="T3">.</text:span></text:p>
      <text:p text:style-name="_3c_gloss_3e_"><text:span text:style-name="T6">[grc1209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6">p. 1733</text:span></text:span></text:a><text:span text:style-name="T6">] l’action d’uriner.</text:span></text:p>
      <text:p text:style-name="_3c_grc_3e_"><text:span text:style-name="Strong"><text:span text:style-name="T3">ο</text:span></text:span><text:span text:style-name="Strong"><text:span text:style-name="T1">ὐ</text:span></text:span><text:span text:style-name="Strong"><text:span text:style-name="T3">ρητ</text:span></text:span><text:span text:style-name="Strong"><text:span text:style-name="T1">ὴ</text:span></text:span><text:span text:style-name="Strong"><text:span text:style-name="T3">ρ</text:span></text:span><text:span text:style-name="T3">.</text:span></text:p>
      <text:p text:style-name="_3c_gloss_3e_"><text:span text:style-name="T3">[grc1210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uretère, urèthre.</text:span></text:p>
      <text:p text:style-name="_3c_grc_3e_"><text:span text:style-name="Strong"><text:span text:style-name="T3">ο</text:span></text:span><text:span text:style-name="Strong"><text:span text:style-name="T1">ὐ</text:span></text:span><text:span text:style-name="Strong"><text:span text:style-name="T3">ρητι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1211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diurétique.</text:span></text:p>
      <text:p text:style-name="_3c_grc_3e_"><text:span text:style-name="Strong"><text:span text:style-name="T1">οὐ</text:span></text:span><text:span text:style-name="Strong"><text:span text:style-name="T3">ρητρ</text:span></text:span><text:span text:style-name="Strong"><text:span text:style-name="T1">ὶ</text:span></text:span><text:span text:style-name="Strong"><text:span text:style-name="T3">ς</text:span></text:span><text:span text:style-name="T3">.</text:span></text:p>
      <text:p text:style-name="_3c_gloss_3e_"><text:span text:style-name="T6">[grc1212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6">p. 1733</text:span></text:span></text:a><text:span text:style-name="T6">] urinal.</text:span></text:p>
      <text:p text:style-name="_3c_grc_3e_"><text:span text:style-name="Strong"><text:span text:style-name="T1">οὖρ</text:span></text:span><text:span text:style-name="Strong"><text:span text:style-name="T3">ον</text:span></text:span><text:span text:style-name="T3">.</text:span></text:p>
      <text:p text:style-name="_3c_gloss_3e_"><text:span text:style-name="T6">[grc1213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6">p. 1733</text:span></text:span></text:a><text:span text:style-name="T6">] urine.</text:span></text:p>
      <text:p text:style-name="_3c_grc_3e_"><text:span text:style-name="Strong"><text:span text:style-name="T1">οὖ</text:span></text:span><text:span text:style-name="Strong"><text:span text:style-name="T3">ς</text:span></text:span><text:span text:style-name="T3">.</text:span></text:p>
      <text:p text:style-name="_3c_gloss_3e_"><text:span text:style-name="T6">[grc1214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6">p. 1733</text:span></text:span></text:a><text:span text:style-name="T6">] oreille.</text:span></text:p>
      <text:p text:style-name="_3c_grc_3e_"><text:span text:style-name="Strong"><text:span text:style-name="T1">ὀ</text:span></text:span><text:span text:style-name="Strong"><text:span text:style-name="T3">φθαλμία</text:span></text:span><text:span text:style-name="T3">.</text:span></text:p>
      <text:p text:style-name="_3c_gloss_3e_"><text:span text:style-name="T6">[grc1215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6">p. 1733</text:span></text:span></text:a><text:span text:style-name="T6">] </text:span><text:span text:style-name="T1">ο</text:span><text:span text:style-name="T6">phthalmie.</text:span></text:p>
      <text:p text:style-name="_3c_grc_3e_"><text:span text:style-name="Strong"><text:span text:style-name="T1">ὀ</text:span></text:span><text:span text:style-name="Strong"><text:span text:style-name="T3">φθαλμι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6">[grc1216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6">p. 1733</text:span></text:span></text:a><text:span text:style-name="T6">] ophthalmique.</text:span></text:p>
      <text:p text:style-name="_3c_grc_3e_"><text:span text:style-name="Strong"><text:span text:style-name="T1">ὀ</text:span></text:span><text:span text:style-name="Strong"><text:span text:style-name="T3">φθαλμ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6">[grc1217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6">p. 1733</text:span></text:span></text:a><text:span text:style-name="T6">] œil.</text:span></text:p>
      <text:p text:style-name="_3c_grc_3e_"><text:span text:style-name="Strong"><text:span text:style-name="T1">ὀφ</text:span></text:span><text:span text:style-name="Strong"><text:span text:style-name="T3">ίασις</text:span></text:span><text:span text:style-name="T3">.</text:span></text:p>
      <text:p text:style-name="_3c_gloss_3e_"><text:span text:style-name="T3">[grc1218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ophiase.</text:span></text:p>
      <text:p text:style-name="_3c_grc_3e_"><text:span text:style-name="Strong"><text:span text:style-name="T1">ὀ</text:span></text:span><text:span text:style-name="Strong"><text:span text:style-name="T3">φρ</text:span></text:span><text:span text:style-name="Strong"><text:span text:style-name="T1">ὺ</text:span></text:span><text:span text:style-name="Strong"><text:span text:style-name="T3">ς</text:span></text:span><text:span text:style-name="T3">.</text:span></text:p>
      <text:p text:style-name="_3c_gloss_3e_"><text:span text:style-name="T3">[grc1219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sourcil.</text:span></text:p>
      <text:p text:style-name="_3c_grc_3e_"><text:span text:style-name="Strong"><text:span text:style-name="T1">ὄ</text:span></text:span><text:span text:style-name="Strong"><text:span text:style-name="T3">ψις</text:span></text:span><text:span text:style-name="T3">.</text:span></text:p>
      <text:p text:style-name="_3c_gloss_3e_"><text:span text:style-name="T3">[grc1220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la pupille, l’œil, le facies.</text:span></text:p>
      <text:p text:style-name="_3c_grc_3e_"><text:span text:style-name="Strong"><text:span text:style-name="T3">πάγκρεας</text:span></text:span><text:span text:style-name="T3">.</text:span></text:p>
      <text:p text:style-name="_3c_gloss_3e_"><text:span text:style-name="T3">[grc1221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pancréas.</text:span></text:p>
      <text:p text:style-name="_3c_grc_3e_"><text:soft-page-break/><text:span text:style-name="Strong"><text:span text:style-name="T3">πάγχρηστος</text:span></text:span><text:span text:style-name="T3">.</text:span></text:p>
      <text:p text:style-name="_3c_gloss_3e_"><text:span text:style-name="T3">[grc1222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panchreste.</text:span></text:p>
      <text:p text:style-name="_3c_grc_3e_"><text:span text:style-name="Strong"><text:span text:style-name="T3">πάθημα</text:span></text:span><text:span text:style-name="T3">.</text:span></text:p>
      <text:p text:style-name="_3c_gloss_3e_"><text:span text:style-name="T3">[grc1223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affection, maladie.</text:span></text:p>
      <text:p text:style-name="_3c_grc_3e_"><text:span text:style-name="Strong"><text:span text:style-name="T3">παθογνωμονι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1224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pathognomonique.</text:span></text:p>
      <text:p text:style-name="_3c_grc_3e_"><text:span text:style-name="Strong"><text:span text:style-name="T3">παθολογία</text:span></text:span><text:span text:style-name="T3">.</text:span></text:p>
      <text:p text:style-name="_3c_gloss_3e_"><text:span text:style-name="T3">[grc1225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pathologie.</text:span></text:p>
      <text:p text:style-name="_3c_grc_3e_"><text:span text:style-name="Strong"><text:span text:style-name="T3">πάθος</text:span></text:span><text:span text:style-name="T3">.</text:span></text:p>
      <text:p text:style-name="_3c_gloss_3e_"><text:span text:style-name="T3">[grc1226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affection, maladie.</text:span></text:p>
      <text:p text:style-name="_3c_grc_3e_"><text:span text:style-name="Strong"><text:span text:style-name="T3">πάθος</text:span></text:span><text:span text:style-name="T3"> </text:span><text:span text:style-name="Strong"><text:span text:style-name="T3">παιδικ</text:span></text:span><text:span text:style-name="Strong"><text:span text:style-name="T1">ὸ</text:span></text:span><text:span text:style-name="Strong"><text:span text:style-name="T3">ν</text:span></text:span><text:span text:style-name="T3">.</text:span></text:p>
      <text:p text:style-name="_3c_gloss_3e_"><text:span text:style-name="T1">[</text:span><text:span text:style-name="T3">grc</text:span><text:span text:style-name="T1">1227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</text:span></text:span></text:a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1">. 1733</text:span></text:span></text:a><text:span text:style-name="T1">] é</text:span><text:span text:style-name="T3">pilepsie</text:span><text:span text:style-name="T1">.</text:span></text:p>
      <text:p text:style-name="_3c_grc_3e_"><text:span text:style-name="Strong"><text:span text:style-name="T3">παίδευσις</text:span></text:span><text:span text:style-name="T3">.</text:span></text:p>
      <text:p text:style-name="_3c_gloss_3e_"><text:span text:style-name="T1">[</text:span><text:span text:style-name="T3">grc</text:span><text:span text:style-name="T1">1228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</text:span></text:span></text:a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1">. 1733</text:span></text:span></text:a><text:span text:style-name="T1">] é</text:span><text:span text:style-name="T3">ducation</text:span><text:span text:style-name="T1">.</text:span></text:p>
      <text:p text:style-name="_3c_grc_3e_"><text:span text:style-name="Strong"><text:span text:style-name="T3">παιδία</text:span></text:span><text:span text:style-name="T3">.</text:span></text:p>
      <text:p text:style-name="_3c_gloss_3e_"><text:span text:style-name="T3">[grc1229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enfance.</text:span></text:p>
      <text:p text:style-name="_3c_grc_3e_"><text:span text:style-name="Strong"><text:span text:style-name="T3">παιδοτ</text:span></text:span><text:span text:style-name="Strong"><text:span text:style-name="T1">ό</text:span></text:span><text:span text:style-name="Strong"><text:span text:style-name="T3">κος</text:span></text:span><text:span text:style-name="T3">.</text:span></text:p>
      <text:p text:style-name="_3c_gloss_3e_"><text:span text:style-name="T3">[grc1230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accouchée.</text:span></text:p>
      <text:p text:style-name="_3c_grc_3e_"><text:span text:style-name="Strong"><text:span text:style-name="T3">παιδοτροφία</text:span></text:span><text:span text:style-name="T3">.</text:span></text:p>
      <text:p text:style-name="_3c_gloss_3e_"><text:span text:style-name="T3">[grc1231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pédotrophie.</text:span></text:p>
      <text:p text:style-name="_3c_grc_3e_"><text:span text:style-name="Strong"><text:span text:style-name="T3">παλιγκ</text:span></text:span><text:span text:style-name="Strong"><text:span text:style-name="T1">ό</text:span></text:span><text:span text:style-name="Strong"><text:span text:style-name="T3">τησις</text:span></text:span><text:span text:style-name="T3">.</text:span></text:p>
      <text:p text:style-name="_3c_gloss_3e_"><text:span text:style-name="T3">[grc1232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exacerbation.</text:span></text:p>
      <text:p text:style-name="_3c_grc_3e_"><text:span text:style-name="Strong"><text:span text:style-name="T3">παλινδρομ</text:span></text:span><text:span text:style-name="Strong"><text:span text:style-name="T1">ία</text:span></text:span><text:span text:style-name="T3">.</text:span></text:p>
      <text:p text:style-name="_3c_gloss_3e_"><text:span text:style-name="T3">[grc1233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récurrence.</text:span></text:p>
      <text:p text:style-name="_3c_grc_3e_"><text:span text:style-name="Strong"><text:span text:style-name="T3">παλίνδρομος</text:span></text:span><text:span text:style-name="T3">.</text:span></text:p>
      <text:p text:style-name="_3c_gloss_3e_"><text:span text:style-name="T3">[grc1234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récurrent.</text:span></text:p>
      <text:p text:style-name="_3c_grc_3e_"><text:span text:style-name="Strong"><text:span text:style-name="T3">παλμ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1235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palpitation, pouls.</text:span></text:p>
      <text:p text:style-name="_3c_grc_3e_"><text:span text:style-name="Strong"><text:span text:style-name="T3">πανάκεια</text:span></text:span><text:span text:style-name="T3">.</text:span></text:p>
      <text:p text:style-name="_3c_gloss_3e_"><text:span text:style-name="T3">[grc1236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panacée.</text:span></text:p>
      <text:p text:style-name="_3c_grc_3e_"><text:span text:style-name="Strong"><text:span text:style-name="T3">πανδημία</text:span></text:span><text:span text:style-name="T3">.</text:span></text:p>
      <text:p text:style-name="_3c_gloss_3e_"><text:span text:style-name="T3">[grc1237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pandémie.</text:span></text:p>
      <text:p text:style-name="_3c_grc_3e_"><text:span text:style-name="Strong"><text:span text:style-name="T3">πανδήμιος</text:span></text:span><text:span text:style-name="T3">.</text:span></text:p>
      <text:p text:style-name="_3c_gloss_3e_"><text:span text:style-name="T3">[grc1238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pandémique.</text:span></text:p>
      <text:p text:style-name="_3c_grc_3e_"><text:soft-page-break/><text:span text:style-name="Strong"><text:span text:style-name="T3">πανι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1239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panique.</text:span></text:p>
      <text:p text:style-name="_3c_grc_3e_"><text:span text:style-name="Strong"><text:span text:style-name="T1">π</text:span></text:span><text:span text:style-name="Strong"><text:span text:style-name="T3">αρακ</text:span></text:span><text:span text:style-name="Strong"><text:span text:style-name="T1">έ</text:span></text:span><text:span text:style-name="Strong"><text:span text:style-name="T3">ντησις</text:span></text:span><text:span text:style-name="T3">.</text:span></text:p>
      <text:p text:style-name="_3c_gloss_3e_"><text:span text:style-name="T3">[grc1240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paracentèse.</text:span></text:p>
      <text:p text:style-name="_3c_grc_3e_"><text:span text:style-name="Strong"><text:span text:style-name="T3">παρακμαστι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1241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paracmastique.</text:span></text:p>
      <text:p text:style-name="_3c_grc_3e_"><text:span text:style-name="Strong"><text:span text:style-name="T3">παρακμ</text:span></text:span><text:span text:style-name="Strong"><text:span text:style-name="T1">ὴ</text:span></text:span><text:span text:style-name="T3">.</text:span></text:p>
      <text:p text:style-name="_3c_gloss_3e_"><text:span text:style-name="T6">[grc1242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6">p. 1733</text:span></text:span></text:a><text:span text:style-name="T6">] déclin.</text:span></text:p>
      <text:p text:style-name="_3c_grc_3e_"><text:span text:style-name="Strong"><text:span text:style-name="T3">παρακνήμιον</text:span></text:span><text:span text:style-name="T3">.</text:span></text:p>
      <text:p text:style-name="_3c_gloss_3e_"><text:span text:style-name="T6">[grc1243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6">p. 1733</text:span></text:span></text:a><text:span text:style-name="T6">] péroné.</text:span></text:p>
      <text:p text:style-name="_3c_grc_3e_"><text:span text:style-name="Strong"><text:span text:style-name="T3">παρακοπ</text:span></text:span><text:span text:style-name="Strong"><text:span text:style-name="T1">ὴ</text:span></text:span><text:span text:style-name="T3">.</text:span></text:p>
      <text:p text:style-name="_3c_gloss_3e_"><text:span text:style-name="T1">[</text:span><text:span text:style-name="T3">grc</text:span><text:span text:style-name="T1">1244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</text:span></text:span></text:a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1">. 1733</text:span></text:span></text:a><text:span text:style-name="T1">] </text:span><text:span text:style-name="T3">d</text:span><text:span text:style-name="T1">é</text:span><text:span text:style-name="T3">lire</text:span><text:span text:style-name="T1">.</text:span></text:p>
      <text:p text:style-name="_3c_grc_3e_"><text:span text:style-name="Strong"><text:span text:style-name="T3">παράλλαξις</text:span></text:span><text:span text:style-name="T3">.</text:span></text:p>
      <text:p text:style-name="_3c_gloss_3e_"><text:span text:style-name="T3">[grc1245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déplacement.</text:span></text:p>
      <text:p text:style-name="_3c_grc_3e_"><text:span text:style-name="Strong"><text:span text:style-name="T3">παράλυσις</text:span></text:span><text:span text:style-name="T3">.</text:span></text:p>
      <text:p text:style-name="_3c_gloss_3e_"><text:span text:style-name="T3">[grc1246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paralysie.</text:span></text:p>
      <text:p text:style-name="_3c_grc_3e_"><text:span text:style-name="Strong"><text:span text:style-name="T3">παραλυτι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1247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paralytique.</text:span></text:p>
      <text:p text:style-name="_3c_grc_3e_"><text:span text:style-name="Strong"><text:span text:style-name="T3">παραπήχιον</text:span></text:span><text:span text:style-name="T3">.</text:span></text:p>
      <text:p text:style-name="_3c_gloss_3e_"><text:span text:style-name="T3">[grc1248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le radius.</text:span></text:p>
      <text:p text:style-name="_3c_grc_3e_"><text:span text:style-name="Strong"><text:span text:style-name="T3">παραπληγία</text:span></text:span><text:span text:style-name="T3">.</text:span></text:p>
      <text:p text:style-name="_3c_gloss_3e_"><text:span text:style-name="T3">[grc1249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paraplégie.</text:span></text:p>
      <text:p text:style-name="_3c_grc_3e_"><text:span text:style-name="Strong"><text:span text:style-name="T3">παράσιτος</text:span></text:span><text:span text:style-name="T3">.</text:span></text:p>
      <text:p text:style-name="_3c_gloss_3e_"><text:span text:style-name="T3">[grc1250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parasite.</text:span></text:p>
      <text:p text:style-name="_3c_grc_3e_"><text:span text:style-name="Strong"><text:span text:style-name="T3">παραστάτης</text:span></text:span><text:span text:style-name="T3">.</text:span></text:p>
      <text:p text:style-name="_3c_gloss_3e_"><text:span text:style-name="T1">[</text:span><text:span text:style-name="T3">grc</text:span><text:span text:style-name="T1">1251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</text:span></text:span></text:a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1">. 1733</text:span></text:span></text:a><text:span text:style-name="T1">] é</text:span><text:span text:style-name="T3">pididyme</text:span><text:span text:style-name="T1">.</text:span></text:p>
      <text:p text:style-name="_3c_grc_3e_"><text:span text:style-name="Strong"><text:span text:style-name="T3">παρασχ</text:span></text:span><text:span text:style-name="Strong"><text:span text:style-name="T1">ὶ</text:span></text:span><text:span text:style-name="Strong"><text:span text:style-name="T3">ς</text:span></text:span><text:span text:style-name="T3">.</text:span></text:p>
      <text:p text:style-name="_3c_gloss_3e_"><text:span text:style-name="T3">[grc1252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esquille.</text:span></text:p>
      <text:p text:style-name="_3c_grc_3e_"><text:span text:style-name="Strong"><text:span text:style-name="T3">παρ</text:span></text:span><text:span text:style-name="Strong"><text:span text:style-name="T1">ὰ</text:span></text:span><text:span text:style-name="T3"> </text:span><text:span text:style-name="Strong"><text:span text:style-name="T3">τ</text:span></text:span><text:span text:style-name="Strong"><text:span text:style-name="T1">ὰ</text:span></text:span><text:span text:style-name="Strong"><text:span text:style-name="T3"> </text:span></text:span><text:span text:style-name="Strong"><text:span text:style-name="T1">ὦ</text:span></text:span><text:span text:style-name="Strong"><text:span text:style-name="T3">τα</text:span></text:span><text:span text:style-name="T3">.</text:span></text:p>
      <text:p text:style-name="_3c_gloss_3e_"><text:span text:style-name="T3">[grc1253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parotide (tumeur).</text:span></text:p>
      <text:p text:style-name="_3c_grc_3e_"><text:span text:style-name="Strong"><text:span text:style-name="T3">παραφίμωσις</text:span></text:span><text:span text:style-name="T3">.</text:span></text:p>
      <text:p text:style-name="_3c_gloss_3e_"><text:span text:style-name="T3">[grc1254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paraphimosis.</text:span></text:p>
      <text:p text:style-name="_3c_grc_3e_"><text:span text:style-name="Strong"><text:span text:style-name="T3">παραφροσύνη</text:span></text:span><text:span text:style-name="T3">.</text:span></text:p>
      <text:p text:style-name="_3c_gloss_3e_"><text:span text:style-name="T6">[grc1255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6">p. 1733</text:span></text:span></text:a><text:span text:style-name="T6">] délire.</text:span></text:p>
      <text:p text:style-name="_3c_grc_3e_"><text:soft-page-break/><text:span text:style-name="Strong"><text:span text:style-name="T3">παρεγκεφαλ</text:span></text:span><text:span text:style-name="Strong"><text:span text:style-name="T1">ὶ</text:span></text:span><text:span text:style-name="Strong"><text:span text:style-name="T3">ς</text:span></text:span><text:span text:style-name="T3">.</text:span></text:p>
      <text:p text:style-name="_3c_gloss_3e_"><text:span text:style-name="T6">[grc1256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6">p. 1733</text:span></text:span></text:a><text:span text:style-name="T6">] cervelet.</text:span></text:p>
      <text:p text:style-name="_3c_grc_3e_"><text:span text:style-name="Strong"><text:span text:style-name="T3">παρέγχυμα</text:span></text:span><text:span text:style-name="T3">.</text:span></text:p>
      <text:p text:style-name="_3c_gloss_3e_"><text:span text:style-name="T6">[grc1257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6">p. 1733</text:span></text:span></text:a><text:span text:style-name="T6">] parenchyme.</text:span></text:p>
      <text:p text:style-name="_3c_grc_3e_"><text:span text:style-name="Strong"><text:span text:style-name="T3">πάρεσις</text:span></text:span><text:span text:style-name="T3">.</text:span></text:p>
      <text:p text:style-name="_3c_gloss_3e_"><text:span text:style-name="T3">[grc1258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rémission.</text:span></text:p>
      <text:p text:style-name="_3c_grc_3e_"><text:span text:style-name="Strong"><text:span text:style-name="T3">παρηγορία</text:span></text:span><text:span text:style-name="T3">.</text:span></text:p>
      <text:p text:style-name="_3c_gloss_3e_"><text:span text:style-name="T3">[grc1259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soulagement.</text:span></text:p>
      <text:p text:style-name="_3c_grc_3e_"><text:span text:style-name="Strong"><text:span text:style-name="T3">παρηγορι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1260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parégorique.</text:span></text:p>
      <text:p text:style-name="_3c_grc_3e_"><text:span text:style-name="Strong"><text:span text:style-name="T3">παρίσθμια</text:span></text:span><text:span text:style-name="T3">.</text:span></text:p>
      <text:p text:style-name="_3c_gloss_3e_"><text:span text:style-name="T6">[grc1261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6">p. 1733</text:span></text:span></text:a><text:span text:style-name="T6">] amygdales.</text:span></text:p>
      <text:p text:style-name="_3c_grc_3e_"><text:span text:style-name="Strong"><text:span text:style-name="T3">παροξυσμ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6">[grc1262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6">p. 1733</text:span></text:span></text:a><text:span text:style-name="T6">] paroxysme.</text:span></text:p>
      <text:p text:style-name="_3c_grc_3e_"><text:span text:style-name="Strong"><text:span text:style-name="T3">παρουλ</text:span></text:span><text:span text:style-name="Strong"><text:span text:style-name="T1">ὶ</text:span></text:span><text:span text:style-name="Strong"><text:span text:style-name="T3">ς</text:span></text:span><text:span text:style-name="T3">.</text:span></text:p>
      <text:p text:style-name="_3c_gloss_3e_"><text:span text:style-name="T6">[grc1263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6">p. 1733</text:span></text:span></text:a><text:span text:style-name="T6">] parulie.</text:span></text:p>
      <text:p text:style-name="_3c_grc_3e_"><text:span text:style-name="Strong"><text:span text:style-name="T3">παροχέτευσις</text:span></text:span><text:span text:style-name="T3">.</text:span></text:p>
      <text:p text:style-name="_3c_gloss_3e_"><text:span text:style-name="T3">[grc1264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dérivation.</text:span></text:p>
      <text:p text:style-name="_3c_grc_3e_"><text:span text:style-name="Strong"><text:span text:style-name="T3">παρωνυχία</text:span></text:span><text:span text:style-name="T3">.</text:span></text:p>
      <text:p text:style-name="_3c_gloss_3e_"><text:span text:style-name="T3">[grc1265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panaris.</text:span></text:p>
      <text:p text:style-name="_3c_grc_3e_"><text:span text:style-name="Strong"><text:span text:style-name="T3">παρωπίαι</text:span></text:span><text:span text:style-name="T3">.</text:span></text:p>
      <text:p text:style-name="_3c_gloss_3e_"><text:span text:style-name="T3">[grc1266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les angles externes de l’œil.</text:span></text:p>
      <text:p text:style-name="_3c_grc_3e_"><text:span text:style-name="Strong"><text:span text:style-name="T3">παρωτ</text:span></text:span><text:span text:style-name="Strong"><text:span text:style-name="T1">ὶ</text:span></text:span><text:span text:style-name="Strong"><text:span text:style-name="T3">ς</text:span></text:span><text:span text:style-name="T3">.</text:span></text:p>
      <text:p text:style-name="_3c_gloss_3e_"><text:span text:style-name="T3">[grc1267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parotide.</text:span></text:p>
      <text:p text:style-name="_3c_grc_3e_"><text:span text:style-name="Strong"><text:span text:style-name="T3">πε</text:span></text:span><text:span text:style-name="Strong"><text:span text:style-name="T1">ῖ</text:span></text:span><text:span text:style-name="Strong"><text:span text:style-name="T3">ρα</text:span></text:span><text:span text:style-name="T3">.</text:span></text:p>
      <text:p text:style-name="_3c_gloss_3e_"><text:span text:style-name="T3">[grc1268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expérience.</text:span></text:p>
      <text:p text:style-name="_3c_grc_3e_"><text:span text:style-name="Strong"><text:span text:style-name="T3">πελι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1269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livide.</text:span></text:p>
      <text:p text:style-name="_3c_grc_3e_"><text:span text:style-name="Strong"><text:span text:style-name="T3">πελίωμα</text:span></text:span><text:span text:style-name="T3">.</text:span></text:p>
      <text:p text:style-name="_3c_gloss_3e_"><text:span text:style-name="T3">[grc1270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tache livide.</text:span></text:p>
      <text:p text:style-name="_3c_grc_3e_"><text:span text:style-name="Strong"><text:span text:style-name="T3">πελίωσις</text:span></text:span><text:span text:style-name="T3">.</text:span></text:p>
      <text:p text:style-name="_3c_gloss_3e_"><text:span text:style-name="T3">[grc1271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péliose.</text:span></text:p>
      <text:p text:style-name="_3c_grc_3e_"><text:span text:style-name="Strong"><text:span text:style-name="T3">πεμφιγώδης</text:span></text:span><text:span text:style-name="T3">.</text:span></text:p>
      <text:p text:style-name="_3c_gloss_3e_"><text:span text:style-name="T3">[grc1272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pemphigode.</text:span></text:p>
      <text:p text:style-name="_3c_grc_3e_"><text:soft-page-break/><text:span text:style-name="Strong"><text:span text:style-name="T3">πεπασμ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1273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maturité, coction.</text:span></text:p>
      <text:p text:style-name="_3c_grc_3e_"><text:span text:style-name="Strong"><text:span text:style-name="T3">πεπαστι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1274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maturatif.</text:span></text:p>
      <text:p text:style-name="_3c_grc_3e_"><text:span text:style-name="Strong"><text:span text:style-name="T3">περητ</text:span></text:span><text:span text:style-name="Strong"><text:span text:style-name="T1">ή</text:span></text:span><text:span text:style-name="Strong"><text:span text:style-name="T3">ριον</text:span></text:span><text:span text:style-name="T3">.</text:span></text:p>
      <text:p text:style-name="_3c_gloss_3e_"><text:span text:style-name="T3">[grc1275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sorte de trépan.</text:span></text:p>
      <text:p text:style-name="_3c_grc_3e_"><text:span text:style-name="Strong"><text:span text:style-name="T3">περίαμμα</text:span></text:span><text:span text:style-name="T3">, </text:span><text:span text:style-name="Strong"><text:span text:style-name="T3">περίαπτον</text:span></text:span><text:span text:style-name="T3">.</text:span></text:p>
      <text:p text:style-name="_3c_gloss_3e_"><text:span text:style-name="T1">[</text:span><text:span text:style-name="T3">grc</text:span><text:span text:style-name="T1">1276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</text:span></text:span></text:a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1">. 1733</text:span></text:span></text:a><text:span text:style-name="T1">] </text:span><text:span text:style-name="T3">amulette</text:span><text:span text:style-name="T1">.</text:span></text:p>
      <text:p text:style-name="_3c_grc_3e_"><text:span text:style-name="Strong"><text:span text:style-name="T3">περί</text:span></text:span><text:span text:style-name="Strong"><text:span text:style-name="T1">β</text:span></text:span><text:span text:style-name="Strong"><text:span text:style-name="T3">λεψις</text:span></text:span><text:span text:style-name="T3">.</text:span></text:p>
      <text:p text:style-name="_3c_gloss_3e_"><text:span text:style-name="T3">[grc1277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action de jeter des regards effrayés autour de soi.</text:span></text:p>
      <text:p text:style-name="_3c_grc_3e_"><text:span text:style-name="Strong"><text:span text:style-name="T3">περικάρδιος</text:span></text:span><text:span text:style-name="T3">.</text:span></text:p>
      <text:p text:style-name="_3c_gloss_3e_"><text:span text:style-name="T3">[grc1278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qui est autour du cœur.</text:span></text:p>
      <text:p text:style-name="_3c_grc_3e_"><text:span text:style-name="Strong"><text:span text:style-name="T3">περικάρπιον</text:span></text:span><text:span text:style-name="T3">.</text:span></text:p>
      <text:p text:style-name="_3c_gloss_3e_"><text:span text:style-name="T1">[</text:span><text:span text:style-name="T3">grc</text:span><text:span text:style-name="T1">1279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</text:span></text:span></text:a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1">. 1733</text:span></text:span></text:a><text:span text:style-name="T1">] </text:span><text:span text:style-name="T3">p</text:span><text:span text:style-name="T1">é</text:span><text:span text:style-name="T3">ricarpe</text:span><text:span text:style-name="T1">.</text:span></text:p>
      <text:p text:style-name="_3c_grc_3e_"><text:span text:style-name="Strong"><text:span text:style-name="T3">περικρανία</text:span></text:span><text:span text:style-name="T3">.</text:span></text:p>
      <text:p text:style-name="_3c_gloss_3e_"><text:span text:style-name="T6">[grc1280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6">p. 1733</text:span></text:span></text:a><text:span text:style-name="T6">] péricrâne.</text:span></text:p>
      <text:p text:style-name="_3c_grc_3e_"><text:span text:style-name="Strong"><text:span text:style-name="T3">περικράνιος</text:span></text:span><text:span text:style-name="T3">.</text:span></text:p>
      <text:p text:style-name="_3c_gloss_3e_"><text:span text:style-name="T6">[grc1281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6">p. 1733</text:span></text:span></text:a><text:span text:style-name="T6">] péricrânien.</text:span></text:p>
      <text:p text:style-name="_3c_grc_3e_"><text:span text:style-name="Strong"><text:span text:style-name="T3">περίναιον</text:span></text:span><text:span text:style-name="T3">, </text:span><text:span text:style-name="Strong"><text:span text:style-name="T3">περίνεον</text:span></text:span><text:span text:style-name="T3">.</text:span></text:p>
      <text:p text:style-name="_3c_gloss_3e_"><text:span text:style-name="T1">[</text:span><text:span text:style-name="T3">grc</text:span><text:span text:style-name="T1">1282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</text:span></text:span></text:a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1">. 1733</text:span></text:span></text:a><text:span text:style-name="T1">] </text:span><text:span text:style-name="T3">p</text:span><text:span text:style-name="T1">é</text:span><text:span text:style-name="T3">rin</text:span><text:span text:style-name="T1">é</text:span><text:span text:style-name="T3">e</text:span><text:span text:style-name="T1">.</text:span></text:p>
      <text:p text:style-name="_3c_grc_3e_"><text:span text:style-name="Strong"><text:span text:style-name="T3">περιοδι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1">[</text:span><text:span text:style-name="T3">grc</text:span><text:span text:style-name="T1">1283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</text:span></text:span></text:a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1">. 1733</text:span></text:span></text:a><text:span text:style-name="T1">] </text:span><text:span text:style-name="T3">p</text:span><text:span text:style-name="T1">é</text:span><text:span text:style-name="T3">riodique</text:span><text:span text:style-name="T1">.</text:span></text:p>
      <text:p text:style-name="_3c_grc_3e_"><text:span text:style-name="Strong"><text:span text:style-name="T3">περίοδος</text:span></text:span><text:span text:style-name="T3">.</text:span></text:p>
      <text:p text:style-name="_3c_gloss_3e_"><text:span text:style-name="T3">[grc1284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période.</text:span></text:p>
      <text:p text:style-name="_3c_grc_3e_"><text:span text:style-name="Strong"><text:span text:style-name="T3">περι</text:span></text:span><text:span text:style-name="Strong"><text:span text:style-name="T1">ό</text:span></text:span><text:span text:style-name="Strong"><text:span text:style-name="T3">στεον</text:span></text:span><text:span text:style-name="T3">.</text:span></text:p>
      <text:p text:style-name="_3c_gloss_3e_"><text:span text:style-name="T3">[grc1285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périoste.</text:span></text:p>
      <text:p text:style-name="_3c_grc_3e_"><text:span text:style-name="Strong"><text:span text:style-name="T3">περιπνευμονία</text:span></text:span><text:span text:style-name="T3">.</text:span></text:p>
      <text:p text:style-name="_3c_gloss_3e_"><text:span text:style-name="T3">[grc1286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péripneumonie.</text:span></text:p>
      <text:p text:style-name="_3c_grc_3e_"><text:span text:style-name="Strong"><text:span text:style-name="T3">περισταλτι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1287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péristaltique.</text:span></text:p>
      <text:p text:style-name="_3c_grc_3e_"><text:span text:style-name="Strong"><text:span text:style-name="T3">περίτηξις</text:span></text:span><text:span text:style-name="T3">.</text:span></text:p>
      <text:p text:style-name="_3c_gloss_3e_"><text:span text:style-name="T3">[grc1288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colliquation.</text:span></text:p>
      <text:p text:style-name="_3c_grc_3e_"><text:span text:style-name="Strong"><text:span text:style-name="T1">π</text:span></text:span><text:span text:style-name="Strong"><text:span text:style-name="T3">εριτόναιον</text:span></text:span><text:span text:style-name="Strong"><text:span text:style-name="T4"> ou </text:span></text:span><text:span text:style-name="Strong"><text:span text:style-name="T3">περιτ</text:span></text:span><text:span text:style-name="Strong"><text:span text:style-name="T1">ό</text:span></text:span><text:span text:style-name="Strong"><text:span text:style-name="T3">νειον</text:span></text:span><text:span text:style-name="T3">.</text:span></text:p>
      <text:p text:style-name="_3c_gloss_3e_"><text:span text:style-name="T3">[grc1289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péritoine.</text:span></text:p>
      <text:p text:style-name="_3c_grc_3e_"><text:soft-page-break/><text:span text:style-name="Strong"><text:span text:style-name="T3">περίττωμα</text:span></text:span><text:span text:style-name="T3">.</text:span></text:p>
      <text:p text:style-name="_3c_gloss_3e_"><text:span text:style-name="T3">[grc1290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excrément.</text:span></text:p>
      <text:p text:style-name="_3c_grc_3e_"><text:span text:style-name="Strong"><text:span text:style-name="T3">περίψυξις</text:span></text:span><text:span text:style-name="T3">.</text:span></text:p>
      <text:p text:style-name="_3c_gloss_3e_"><text:span text:style-name="T3">[grc1291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refroidissement, horripilation.</text:span></text:p>
      <text:p text:style-name="_3c_grc_3e_"><text:span text:style-name="Strong"><text:span text:style-name="T3">περιωδυνία</text:span></text:span><text:span text:style-name="T3">.</text:span></text:p>
      <text:p text:style-name="_3c_gloss_3e_"><text:span text:style-name="T3">[grc1292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forte douleur.</text:span></text:p>
      <text:p text:style-name="_3c_grc_3e_"><text:span text:style-name="Strong"><text:span text:style-name="T3">περόνη</text:span></text:span><text:span text:style-name="T3">.</text:span></text:p>
      <text:p text:style-name="_3c_gloss_3e_"><text:span text:style-name="T3">[grc1293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péroné.</text:span></text:p>
      <text:p text:style-name="_3c_grc_3e_"><text:span text:style-name="Strong"><text:span text:style-name="T3">πεσσ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1294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pessaire.</text:span></text:p>
      <text:p text:style-name="_3c_grc_3e_"><text:span text:style-name="Strong"><text:span text:style-name="T3">πέταλον</text:span></text:span><text:span text:style-name="T3">.</text:span></text:p>
      <text:p text:style-name="_3c_gloss_3e_"><text:span text:style-name="T3">[grc1295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feuille.</text:span></text:p>
      <text:p text:style-name="_3c_grc_3e_"><text:span text:style-name="Strong"><text:span text:style-name="T3">πεταλώδης</text:span></text:span><text:span text:style-name="T3">.</text:span></text:p>
      <text:p text:style-name="_3c_gloss_3e_"><text:span text:style-name="T3">[grc1296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foliiforme.</text:span></text:p>
      <text:p text:style-name="_3c_grc_3e_"><text:span text:style-name="Strong"><text:span text:style-name="T3">πέψις</text:span></text:span><text:span text:style-name="T3">.</text:span></text:p>
      <text:p text:style-name="_3c_gloss_3e_"><text:span text:style-name="T3">[grc1297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coction.</text:span></text:p>
      <text:p text:style-name="_3c_grc_3e_"><text:span text:style-name="Strong"><text:span text:style-name="T3">πηγ</text:span></text:span><text:span text:style-name="Strong"><text:span text:style-name="T1">ὴ</text:span></text:span><text:span text:style-name="T3">.</text:span></text:p>
      <text:p text:style-name="_3c_gloss_3e_"><text:span text:style-name="T3">[grc1298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le canthus interne.</text:span></text:p>
      <text:p text:style-name="_3c_grc_3e_"><text:span text:style-name="Strong"><text:span text:style-name="T3">πηδηθμ</text:span></text:span><text:span text:style-name="Strong"><text:span text:style-name="T1">ὸ</text:span></text:span><text:span text:style-name="Strong"><text:span text:style-name="T3">ς</text:span></text:span><text:span text:style-name="T3"> </text:span><text:span text:style-name="Strong"><text:span text:style-name="T3">φλεβ</text:span></text:span><text:span text:style-name="Strong"><text:span text:style-name="T1">ῶ</text:span></text:span><text:span text:style-name="Strong"><text:span text:style-name="T3">ν</text:span></text:span><text:span text:style-name="T3">.</text:span></text:p>
      <text:p text:style-name="_3c_gloss_3e_"><text:span text:style-name="T3">[grc1299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battement des artères.</text:span></text:p>
      <text:p text:style-name="_3c_grc_3e_"><text:span text:style-name="Strong"><text:span text:style-name="T3">πηλ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1300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lut.</text:span></text:p>
      <text:p text:style-name="_3c_grc_3e_"><text:span text:style-name="Strong"><text:span text:style-name="T3">π</text:span></text:span><text:span text:style-name="Strong"><text:span text:style-name="T1">ῆ</text:span></text:span><text:span text:style-name="Strong"><text:span text:style-name="T3">ξις</text:span></text:span><text:span text:style-name="T3">.</text:span></text:p>
      <text:p text:style-name="_3c_gloss_3e_"><text:span text:style-name="T3">[grc1301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coagulation.</text:span></text:p>
      <text:p text:style-name="_3c_grc_3e_"><text:span text:style-name="Strong"><text:span text:style-name="T3">π</text:span></text:span><text:span text:style-name="Strong"><text:span text:style-name="T1">ῆ</text:span></text:span><text:span text:style-name="Strong"><text:span text:style-name="T3">χυς</text:span></text:span><text:span text:style-name="T3">.</text:span></text:p>
      <text:p text:style-name="_3c_gloss_3e_"><text:span text:style-name="T3">[grc1302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le cubitus, le coude, l’avant-bras.</text:span></text:p>
      <text:p text:style-name="_3c_grc_3e_"><text:span text:style-name="Strong"><text:span text:style-name="T3">πίεσις</text:span></text:span><text:span text:style-name="T3">.</text:span></text:p>
      <text:p text:style-name="_3c_gloss_3e_"><text:span text:style-name="T3">[grc1303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compression.</text:span></text:p>
      <text:p text:style-name="_3c_grc_3e_"><text:span text:style-name="Strong"><text:span text:style-name="T3">πικρ</text:span></text:span><text:span text:style-name="Strong"><text:span text:style-name="T1">ό</text:span></text:span><text:span text:style-name="Strong"><text:span text:style-name="T3">της</text:span></text:span><text:span text:style-name="T3">.</text:span></text:p>
      <text:p text:style-name="_3c_gloss_3e_"><text:span text:style-name="T3">[grc1304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amertume.</text:span></text:p>
      <text:p text:style-name="_3c_grc_3e_"><text:span text:style-name="Strong"><text:span text:style-name="T3">πίσσα</text:span></text:span><text:span text:style-name="T3">.</text:span></text:p>
      <text:p text:style-name="_3c_gloss_3e_"><text:span text:style-name="T3">[grc1305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poix.</text:span></text:p>
      <text:p text:style-name="_3c_grc_3e_"><text:span text:style-name="Strong"><text:span text:style-name="T3">πιτυρίασις</text:span></text:span><text:span text:style-name="T3">.</text:span></text:p>
      <text:p text:style-name="_3c_gloss_3e_"><text:span text:style-name="T3">[grc1306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pityriase.</text:span></text:p>
      <text:p text:style-name="_3c_grc_3e_"><text:soft-page-break/><text:span text:style-name="Strong"><text:span text:style-name="T3">πίτυρον</text:span></text:span><text:span text:style-name="T3">.</text:span></text:p>
      <text:p text:style-name="_3c_gloss_3e_"><text:span text:style-name="T3">[grc1307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son ; crasse de tête.</text:span></text:p>
      <text:p text:style-name="_3c_grc_3e_"><text:span text:style-name="Strong"><text:span text:style-name="T3">πιτυρώδης</text:span></text:span><text:span text:style-name="T3">.</text:span></text:p>
      <text:p text:style-name="_3c_gloss_3e_"><text:span text:style-name="T3">[grc1308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furfuracé.</text:span></text:p>
      <text:p text:style-name="_3c_grc_3e_"><text:span text:style-name="Strong"><text:span text:style-name="T3">πλαστι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1309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plastique.</text:span></text:p>
      <text:p text:style-name="_3c_grc_3e_"><text:span text:style-name="Strong"><text:span text:style-name="T3">πλάτη</text:span></text:span><text:span text:style-name="T3">.</text:span></text:p>
      <text:p text:style-name="_3c_gloss_3e_"><text:span text:style-name="T3">[grc1310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omoplate.</text:span></text:p>
      <text:p text:style-name="_3c_grc_3e_"><text:span text:style-name="Strong"><text:span text:style-name="T3">πλεονεξία</text:span></text:span><text:span text:style-name="T3">.</text:span></text:p>
      <text:p text:style-name="_3c_gloss_3e_"><text:span text:style-name="T3">[grc1311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plénitude.</text:span></text:p>
      <text:p text:style-name="_3c_grc_3e_"><text:span text:style-name="Strong"><text:span text:style-name="T3">πλευρ</text:span></text:span><text:span text:style-name="Strong"><text:span text:style-name="T1">ὰ</text:span></text:span><text:span text:style-name="T3">.</text:span></text:p>
      <text:p text:style-name="_3c_gloss_3e_"><text:span text:style-name="T3">[grc1312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plèvre.</text:span></text:p>
      <text:p text:style-name="_3c_grc_3e_"><text:span text:style-name="Strong"><text:span text:style-name="T3">πλευριτι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1313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pleurétique.</text:span></text:p>
      <text:p text:style-name="_3c_grc_3e_"><text:span text:style-name="Strong"><text:span text:style-name="T3">πλευρ</text:span></text:span><text:span text:style-name="Strong"><text:span text:style-name="T1">ῖ</text:span></text:span><text:span text:style-name="Strong"><text:span text:style-name="T3">τις</text:span></text:span><text:span text:style-name="T3">.</text:span></text:p>
      <text:p text:style-name="_3c_gloss_3e_"><text:span text:style-name="T3">[grc1314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pleurésie.</text:span></text:p>
      <text:p text:style-name="_3c_grc_3e_"><text:span text:style-name="Strong"><text:span text:style-name="T3">πλήγη</text:span></text:span><text:span text:style-name="T3">.</text:span></text:p>
      <text:p text:style-name="_3c_gloss_3e_"><text:span text:style-name="T3">[grc1315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coup, blessure.</text:span></text:p>
      <text:p text:style-name="_3c_grc_3e_"><text:span text:style-name="Strong"><text:span text:style-name="T3">πληθώρα</text:span></text:span><text:span text:style-name="T3">.</text:span></text:p>
      <text:p text:style-name="_3c_gloss_3e_"><text:span text:style-name="T3">[grc1316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pléthore.</text:span></text:p>
      <text:p text:style-name="_3c_grc_3e_"><text:span text:style-name="Strong"><text:span text:style-name="T3">πληθωρι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1317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pléthorique.</text:span></text:p>
      <text:p text:style-name="_3c_grc_3e_"><text:span text:style-name="Strong"><text:span text:style-name="T3">πλ</text:span></text:span><text:span text:style-name="Strong"><text:span text:style-name="T1">ῆ</text:span></text:span><text:span text:style-name="Strong"><text:span text:style-name="T3">ξις</text:span></text:span><text:span text:style-name="T3">.</text:span></text:p>
      <text:p text:style-name="_3c_gloss_3e_"><text:span text:style-name="T3">[grc1318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percussion.</text:span></text:p>
      <text:p text:style-name="_3c_grc_3e_"><text:span text:style-name="Strong"><text:span text:style-name="T3">πλήρωσις</text:span></text:span><text:span text:style-name="T3">.</text:span></text:p>
      <text:p text:style-name="_3c_gloss_3e_"><text:span text:style-name="T3">[grc1319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plérose.</text:span></text:p>
      <text:p text:style-name="_3c_grc_3e_"><text:span text:style-name="Strong"><text:span text:style-name="T3">πνε</text:span></text:span><text:span text:style-name="Strong"><text:span text:style-name="T1">ῦ</text:span></text:span><text:span text:style-name="Strong"><text:span text:style-name="T3">μα</text:span></text:span><text:span text:style-name="T3">.</text:span></text:p>
      <text:p text:style-name="_3c_gloss_3e_"><text:span text:style-name="T3">[grc1320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le pneuma, respiration, dyspnée.</text:span></text:p>
      <text:p text:style-name="_3c_grc_3e_"><text:span text:style-name="Strong"><text:span text:style-name="T3">πευνματι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1321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pneumatique.</text:span></text:p>
      <text:p text:style-name="_3c_grc_3e_"><text:span text:style-name="Strong"><text:span text:style-name="T3">πνευματοκήλη</text:span></text:span><text:span text:style-name="T3">.</text:span></text:p>
      <text:p text:style-name="_3c_gloss_3e_"><text:span text:style-name="T6">[grc1322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6">p. 1733</text:span></text:span></text:a><text:span text:style-name="T6">] pneumatocèle.</text:span></text:p>
      <text:p text:style-name="_3c_grc_3e_"><text:span text:style-name="Strong"><text:span text:style-name="T3">πνευματομφαλ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6">[grc1323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6">p. 1733</text:span></text:span></text:a><text:span text:style-name="T6">] pneumatomphale.</text:span></text:p>
      <text:p text:style-name="_3c_grc_3e_"><text:soft-page-break/><text:span text:style-name="Strong"><text:span text:style-name="T3">πνευμάτωσις</text:span></text:span><text:span text:style-name="T3">.</text:span></text:p>
      <text:p text:style-name="_3c_gloss_3e_"><text:span text:style-name="T6">[grc1324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6">p. 1733</text:span></text:span></text:a><text:span text:style-name="T6">] pneumatose.</text:span></text:p>
      <text:p text:style-name="_3c_grc_3e_"><text:span text:style-name="Strong"><text:span text:style-name="T3">πνεύμων</text:span></text:span><text:span text:style-name="T3">.</text:span></text:p>
      <text:p text:style-name="_3c_gloss_3e_"><text:span text:style-name="T6">[grc1325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6">p. 1733</text:span></text:span></text:a><text:span text:style-name="T6">] poumon.</text:span></text:p>
      <text:p text:style-name="_3c_grc_3e_"><text:span text:style-name="Strong"><text:span text:style-name="T3">πνιγαλίων</text:span></text:span><text:span text:style-name="T3">.</text:span></text:p>
      <text:p text:style-name="_3c_gloss_3e_"><text:span text:style-name="T6">[grc1326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6">p. 1733</text:span></text:span></text:a><text:span text:style-name="T6">] cauchemar.</text:span></text:p>
      <text:p text:style-name="_3c_grc_3e_"><text:span text:style-name="Strong"><text:span text:style-name="T3">πν</text:span></text:span><text:span text:style-name="Strong"><text:span text:style-name="T1">ὶ</text:span></text:span><text:span text:style-name="Strong"><text:span text:style-name="T3">ξ</text:span></text:span><text:span text:style-name="T3">, </text:span><text:span text:style-name="Strong"><text:span text:style-name="T3">πνιγμ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1327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suffocation.</text:span></text:p>
      <text:p text:style-name="_3c_grc_3e_"><text:span text:style-name="Strong"><text:span text:style-name="T3">πν</text:span></text:span><text:span text:style-name="Strong"><text:span text:style-name="T1">ὶ</text:span></text:span><text:span text:style-name="Strong"><text:span text:style-name="T3">ξ</text:span></text:span><text:span text:style-name="T3"> </text:span><text:span text:style-name="Strong"><text:span text:style-name="T1">ὑ</text:span></text:span><text:span text:style-name="Strong"><text:span text:style-name="T3">στερικ</text:span></text:span><text:span text:style-name="Strong"><text:span text:style-name="T1">ὴ</text:span></text:span><text:span text:style-name="T3">.</text:span></text:p>
      <text:p text:style-name="_3c_gloss_3e_"><text:span text:style-name="T3">[grc1328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hystérie.</text:span></text:p>
      <text:p text:style-name="_3c_grc_3e_"><text:span text:style-name="Strong"><text:span text:style-name="T3">ποδάγρα</text:span></text:span><text:span text:style-name="T3">.</text:span></text:p>
      <text:p text:style-name="_3c_gloss_3e_"><text:span text:style-name="T3">[grc1329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podagre.</text:span></text:p>
      <text:p text:style-name="_3c_grc_3e_"><text:span text:style-name="Strong"><text:span text:style-name="T3">ποδαγρι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6">[grc1330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6">p. 1733</text:span></text:span></text:a><text:span text:style-name="T6">] goutteux.</text:span></text:p>
      <text:p text:style-name="_3c_grc_3e_"><text:span text:style-name="Strong"><text:span text:style-name="T3">πολυαιμία</text:span></text:span><text:span text:style-name="T3">.</text:span></text:p>
      <text:p text:style-name="_3c_gloss_3e_"><text:span text:style-name="T6">[grc1331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6">p. 1733</text:span></text:span></text:a><text:span text:style-name="T6">] polyémie.</text:span></text:p>
      <text:p text:style-name="_3c_grc_3e_"><text:span text:style-name="Strong"><text:span text:style-name="T3">πολύμορφος</text:span></text:span><text:span text:style-name="T3">.</text:span></text:p>
      <text:p text:style-name="_3c_gloss_3e_"><text:span text:style-name="T6">[grc1332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6">p. 1733</text:span></text:span></text:a><text:span text:style-name="T6">] polymorphe.</text:span></text:p>
      <text:p text:style-name="_3c_grc_3e_"><text:span text:style-name="Strong"><text:span text:style-name="T3">πολύπους</text:span></text:span><text:span text:style-name="T3">.</text:span></text:p>
      <text:p text:style-name="_3c_gloss_3e_"><text:span text:style-name="T6">[grc1333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6">p. 1733</text:span></text:span></text:a><text:span text:style-name="T6">] polype.</text:span></text:p>
      <text:p text:style-name="_3c_grc_3e_"><text:span text:style-name="Strong"><text:span text:style-name="T3">πολυσαρκία</text:span></text:span><text:span text:style-name="T3">.</text:span></text:p>
      <text:p text:style-name="_3c_gloss_3e_"><text:span text:style-name="T6">[grc1334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6">p. 1733</text:span></text:span></text:a><text:span text:style-name="T6">] polysarcie.</text:span></text:p>
      <text:p text:style-name="_3c_grc_3e_"><text:span text:style-name="Strong"><text:span text:style-name="T3">πολύχρηστος</text:span></text:span><text:span text:style-name="T3">.</text:span></text:p>
      <text:p text:style-name="_3c_gloss_3e_"><text:span text:style-name="T6">[grc1335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6">p. 1733</text:span></text:span></text:a><text:span text:style-name="T6">] polychreste.</text:span></text:p>
      <text:p text:style-name="_3c_grc_3e_"><text:span text:style-name="Strong"><text:span text:style-name="T3">πολυχρόνιος</text:span></text:span><text:span text:style-name="T3">.</text:span></text:p>
      <text:p text:style-name="_3c_gloss_3e_"><text:span text:style-name="T3">[grc1336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chronique, de longue durée.</text:span></text:p>
      <text:p text:style-name="_3c_grc_3e_"><text:span text:style-name="Strong"><text:span text:style-name="T3">πόμα</text:span></text:span><text:span text:style-name="T3">.</text:span></text:p>
      <text:p text:style-name="_3c_gloss_3e_"><text:span text:style-name="T3">[grc1337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boisson.</text:span></text:p>
      <text:p text:style-name="_3c_grc_3e_"><text:span text:style-name="Strong"><text:span text:style-name="T3">πομφολ</text:span></text:span><text:span text:style-name="Strong"><text:span text:style-name="T1">ὺ</text:span></text:span><text:span text:style-name="Strong"><text:span text:style-name="T3">ξ</text:span></text:span><text:span text:style-name="T3">.</text:span></text:p>
      <text:p text:style-name="_3c_gloss_3e_"><text:span text:style-name="T6">[grc1338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6">p. 1733</text:span></text:span></text:a><text:span text:style-name="T6">] bulle.</text:span></text:p>
      <text:p text:style-name="_3c_grc_3e_"><text:span text:style-name="Strong"><text:span text:style-name="T3">πομφ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6">[grc1339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6">p. 1733</text:span></text:span></text:a><text:span text:style-name="T6">] phlyctène.</text:span></text:p>
      <text:p text:style-name="_3c_grc_3e_"><text:span text:style-name="Strong"><text:span text:style-name="T3">π</text:span></text:span><text:span text:style-name="Strong"><text:span text:style-name="T1">ό</text:span></text:span><text:span text:style-name="Strong"><text:span text:style-name="T3">νος</text:span></text:span><text:span text:style-name="T3">.</text:span></text:p>
      <text:p text:style-name="_3c_gloss_3e_"><text:span text:style-name="T3">[grc1340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fatigue, douleur.</text:span></text:p>
      <text:p text:style-name="_3c_grc_3e_"><text:soft-page-break/><text:span text:style-name="Strong"><text:span text:style-name="T3">π</text:span></text:span><text:span text:style-name="Strong"><text:span text:style-name="T1">ό</text:span></text:span><text:span text:style-name="Strong"><text:span text:style-name="T3">ρος</text:span></text:span><text:span text:style-name="T3">.</text:span></text:p>
      <text:p text:style-name="_3c_gloss_3e_"><text:span text:style-name="T3">[grc1341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pore.</text:span></text:p>
      <text:p text:style-name="_3c_grc_3e_"><text:span text:style-name="Strong"><text:span text:style-name="T3">πόσθη</text:span></text:span><text:span text:style-name="T3">.</text:span></text:p>
      <text:p text:style-name="_3c_gloss_3e_"><text:span text:style-name="T3">[grc1342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prépuce.</text:span></text:p>
      <text:p text:style-name="_3c_grc_3e_"><text:span text:style-name="Strong"><text:span text:style-name="T3">ποσθία</text:span></text:span><text:span text:style-name="T3">.</text:span></text:p>
      <text:p text:style-name="_3c_gloss_3e_"><text:span text:style-name="T3">[grc1343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orgelet.</text:span></text:p>
      <text:p text:style-name="_3c_grc_3e_"><text:span text:style-name="Strong"><text:span text:style-name="T3">π</text:span></text:span><text:span text:style-name="Strong"><text:span text:style-name="T1">ό</text:span></text:span><text:span text:style-name="Strong"><text:span text:style-name="T3">σις</text:span></text:span><text:span text:style-name="T3">.</text:span></text:p>
      <text:p text:style-name="_3c_gloss_3e_"><text:span text:style-name="T3">[grc1344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potion.</text:span></text:p>
      <text:p text:style-name="_3c_grc_3e_"><text:span text:style-name="Strong"><text:span text:style-name="T3">πο</text:span></text:span><text:span text:style-name="Strong"><text:span text:style-name="T1">ῦ</text:span></text:span><text:span text:style-name="Strong"><text:span text:style-name="T3">ς</text:span></text:span><text:span text:style-name="T3">.</text:span></text:p>
      <text:p text:style-name="_3c_gloss_3e_"><text:span text:style-name="T6">[grc1345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6">p. 1733</text:span></text:span></text:a><text:span text:style-name="T6">] pied.</text:span></text:p>
      <text:p text:style-name="_3c_grc_3e_"><text:span text:style-name="Strong"><text:span text:style-name="T3">πραϋντι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6">[grc1346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6">p. 1733</text:span></text:span></text:a><text:span text:style-name="T6">] anodin.</text:span></text:p>
      <text:p text:style-name="_3c_grc_3e_"><text:span text:style-name="Strong"><text:span text:style-name="T3">πρεσβύτης</text:span></text:span><text:span text:style-name="T3">.</text:span></text:p>
      <text:p text:style-name="_3c_gloss_3e_"><text:span text:style-name="T6">[grc1347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6">p. 1733</text:span></text:span></text:a><text:span text:style-name="T6">] presbyte.</text:span></text:p>
      <text:p text:style-name="_3c_grc_3e_"><text:span text:style-name="Strong"><text:span text:style-name="T3">πριαπισμ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6">[grc1348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6">p. 1733</text:span></text:span></text:a><text:span text:style-name="T6">] priapisme.</text:span></text:p>
      <text:p text:style-name="_3c_grc_3e_"><text:span text:style-name="Strong"><text:span text:style-name="T3">πρ</text:span></text:span><text:span text:style-name="Strong"><text:span text:style-name="T1">ό</text:span></text:span><text:span text:style-name="Strong"><text:span text:style-name="T3">γνωσις</text:span></text:span><text:span text:style-name="T3">.</text:span></text:p>
      <text:p text:style-name="_3c_gloss_3e_"><text:span text:style-name="T6">[grc1349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6">p. 1733</text:span></text:span></text:a><text:span text:style-name="T6">] pronostic.</text:span></text:p>
      <text:p text:style-name="_3c_grc_3e_"><text:span text:style-name="Strong"><text:span text:style-name="T3">προγνωστι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1350 </text:span><text:a xlink:type="simple" xlink:href="https://www.biusante.parisdescartes.fr/histoire/medica/resultats/index.php?do=zoom&amp;cote=37020d&amp;p=1746" text:style-name="Internet_20_link" text:visited-style-name="Visited_20_Internet_20_Link"><text:span text:style-name="Internet_20_link"><text:span text:style-name="T3">p. 1733</text:span></text:span></text:a><text:span text:style-name="T3">] pronostique.</text:span></text:p>
      <text:p text:style-name="_3c_grc_3e_"><text:span text:style-name="Strong"><text:span text:style-name="T3">προηγούμενος</text:span></text:span><text:span text:style-name="T3">.</text:span></text:p>
      <text:p text:style-name="_3c_gloss_3e_"><text:span text:style-name="T3">[grc1351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proégumène.</text:span></text:p>
      <text:p text:style-name="_3c_grc_3e_"><text:span text:style-name="Strong"><text:span text:style-name="T3">πρόθεσις</text:span></text:span><text:span text:style-name="T3">.</text:span></text:p>
      <text:p text:style-name="_3c_gloss_3e_"><text:span text:style-name="T3">[grc1352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prothèse.</text:span></text:p>
      <text:p text:style-name="_3c_grc_3e_"><text:span text:style-name="Strong"><text:span text:style-name="T3">προκάρδιο</text:span></text:span><text:span text:style-name="Strong"><text:span text:style-name="T1">ν</text:span></text:span><text:span text:style-name="T3">.</text:span></text:p>
      <text:p text:style-name="_3c_gloss_3e_"><text:span text:style-name="T3">[grc1353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région précordiale.</text:span></text:p>
      <text:p text:style-name="_3c_grc_3e_"><text:span text:style-name="Strong"><text:span text:style-name="T3">προκάρπιο</text:span></text:span><text:span text:style-name="Strong"><text:span text:style-name="T1">ν</text:span></text:span><text:span text:style-name="T3">.</text:span></text:p>
      <text:p text:style-name="_3c_gloss_3e_"><text:span text:style-name="T6">[grc1354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6">p. 1734</text:span></text:span></text:a><text:span text:style-name="T6">] l’avant-main.</text:span></text:p>
      <text:p text:style-name="_3c_grc_3e_"><text:span text:style-name="Strong"><text:span text:style-name="T3">προκαταρκτι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1355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procatarctique.</text:span></text:p>
      <text:p text:style-name="_3c_grc_3e_"><text:span text:style-name="Strong"><text:span text:style-name="T3">προκνήμιον</text:span></text:span><text:span text:style-name="T3">.</text:span></text:p>
      <text:p text:style-name="_3c_gloss_3e_"><text:span text:style-name="T3">[grc1356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le tibia.</text:span></text:p>
      <text:p text:style-name="_3c_grc_3e_"><text:span text:style-name="Strong"><text:span text:style-name="T3">προληπτι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1">[</text:span><text:span text:style-name="T3">grc</text:span><text:span text:style-name="T1">1357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</text:span></text:span></text:a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1">. 1734</text:span></text:span></text:a><text:span text:style-name="T1">] </text:span><text:span text:style-name="T3">proleptique</text:span><text:span text:style-name="T1">.</text:span></text:p>
      <text:p text:style-name="_3c_grc_3e_"><text:soft-page-break/><text:span text:style-name="Strong"><text:span text:style-name="T3">πρ</text:span></text:span><text:span text:style-name="Strong"><text:span text:style-name="T1">ο</text:span></text:span><text:span text:style-name="Strong"><text:span text:style-name="T3">μετωπίδιο</text:span></text:span><text:span text:style-name="Strong"><text:span text:style-name="T1">ν</text:span></text:span><text:span text:style-name="T3">.</text:span></text:p>
      <text:p text:style-name="_3c_gloss_3e_"><text:span text:style-name="T3">[grc1358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frontal (subst.).</text:span></text:p>
      <text:p text:style-name="_3c_grc_3e_"><text:span text:style-name="Strong"><text:span text:style-name="T3">προπήχιον</text:span></text:span><text:span text:style-name="T3">.</text:span></text:p>
      <text:p text:style-name="_3c_gloss_3e_"><text:span text:style-name="T3">[grc1359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le cubitus.</text:span></text:p>
      <text:p text:style-name="_3c_grc_3e_"><text:span text:style-name="Strong"><text:span text:style-name="T3">πρ</text:span></text:span><text:span text:style-name="Strong"><text:span text:style-name="T1">ό</text:span></text:span><text:span text:style-name="Strong"><text:span text:style-name="T3">π</text:span></text:span><text:span text:style-name="Strong"><text:span text:style-name="T1">ο</text:span></text:span><text:span text:style-name="Strong"><text:span text:style-name="T3">λις</text:span></text:span><text:span text:style-name="T3">.</text:span></text:p>
      <text:p text:style-name="_3c_gloss_3e_"><text:span text:style-name="T3">[grc1360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propolis.</text:span></text:p>
      <text:p text:style-name="_3c_grc_3e_"><text:span text:style-name="Strong"><text:span text:style-name="T3">προστηθ</text:span></text:span><text:span text:style-name="Strong"><text:span text:style-name="T1">ὶ</text:span></text:span><text:span text:style-name="Strong"><text:span text:style-name="T3">ς</text:span></text:span><text:span text:style-name="T3">.</text:span></text:p>
      <text:p text:style-name="_3c_gloss_3e_"><text:span text:style-name="T3">[grc1361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cou-de-pied, tarse.</text:span></text:p>
      <text:p text:style-name="_3c_grc_3e_"><text:span text:style-name="Strong"><text:span text:style-name="T3">πρόσφυσις</text:span></text:span><text:span text:style-name="T3">.</text:span></text:p>
      <text:p text:style-name="_3c_gloss_3e_"><text:span text:style-name="T3">[grc1362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appendice.</text:span></text:p>
      <text:p text:style-name="_3c_grc_3e_"><text:span text:style-name="Strong"><text:span text:style-name="T3">πρόσχυσις</text:span></text:span><text:span text:style-name="T3">.</text:span></text:p>
      <text:p text:style-name="_3c_gloss_3e_"><text:span text:style-name="T3">[grc1363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affusion.</text:span></text:p>
      <text:p text:style-name="_3c_grc_3e_"><text:span text:style-name="Strong"><text:span text:style-name="T3">προσώπο</text:span></text:span><text:span text:style-name="Strong"><text:span text:style-name="T1">ν</text:span></text:span><text:span text:style-name="T3">.</text:span></text:p>
      <text:p text:style-name="_3c_gloss_3e_"><text:span text:style-name="T3">[grc1364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visage.</text:span></text:p>
      <text:p text:style-name="_3c_grc_3e_"><text:span text:style-name="Strong"><text:span text:style-name="T3">προφυλαχτι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1365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prophylactique.</text:span></text:p>
      <text:p text:style-name="_3c_grc_3e_"><text:span text:style-name="Strong"><text:span text:style-name="T3">πρόχειλος</text:span></text:span><text:span text:style-name="T3">.</text:span></text:p>
      <text:p text:style-name="_3c_gloss_3e_"><text:span text:style-name="T3">[grc1366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la partie antérieure et moyenne des lèvres.</text:span></text:p>
      <text:p text:style-name="_3c_grc_3e_"><text:span text:style-name="Strong"><text:span text:style-name="T3">πρωκτ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1">[</text:span><text:span text:style-name="T3">grc</text:span><text:span text:style-name="T1">1367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</text:span></text:span></text:a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1">. 1734</text:span></text:span></text:a><text:span text:style-name="T1">] </text:span><text:span text:style-name="T3">anus</text:span><text:span text:style-name="T1">.</text:span></text:p>
      <text:p text:style-name="_3c_grc_3e_"><text:span text:style-name="Strong"><text:span text:style-name="T3">πρωτοπάθεια</text:span></text:span><text:span text:style-name="T3">.</text:span></text:p>
      <text:p text:style-name="_3c_gloss_3e_"><text:span text:style-name="T3">[grc1368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protopathie.</text:span></text:p>
      <text:p text:style-name="_3c_grc_3e_"><text:span text:style-name="Strong"><text:span text:style-name="T3">πταρμι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1369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sternutatoire.</text:span></text:p>
      <text:p text:style-name="_3c_grc_3e_"><text:span text:style-name="Strong"><text:span text:style-name="T3">πταρμ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1370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éternument.</text:span></text:p>
      <text:p text:style-name="_3c_grc_3e_"><text:span text:style-name="Strong"><text:span text:style-name="T3">πτ</text:span></text:span><text:span text:style-name="Strong"><text:span text:style-name="T1">έ</text:span></text:span><text:span text:style-name="Strong"><text:span text:style-name="T3">ρνα</text:span></text:span><text:span text:style-name="T3">.</text:span></text:p>
      <text:p text:style-name="_3c_gloss_3e_"><text:span text:style-name="T6">[grc1371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6">p. 1734</text:span></text:span></text:a><text:span text:style-name="T6">] calcanéum.</text:span></text:p>
      <text:p text:style-name="_3c_grc_3e_"><text:span text:style-name="Strong"><text:span text:style-name="T3">πτ</text:span></text:span><text:span text:style-name="Strong"><text:span text:style-name="T1">έ</text:span></text:span><text:span text:style-name="Strong"><text:span text:style-name="T3">ρον</text:span></text:span><text:span text:style-name="T3">.</text:span></text:p>
      <text:p text:style-name="_3c_gloss_3e_"><text:span text:style-name="T6">[grc1372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6">p. 1734</text:span></text:span></text:a><text:span text:style-name="T6">] aile.</text:span></text:p>
      <text:p text:style-name="_3c_grc_3e_"><text:span text:style-name="Strong"><text:span text:style-name="T3">πτερύγιο</text:span></text:span><text:span text:style-name="Strong"><text:span text:style-name="T1">ν</text:span></text:span><text:span text:style-name="T3">.</text:span></text:p>
      <text:p text:style-name="_3c_gloss_3e_"><text:span text:style-name="T6">[grc1373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6">p. 1734</text:span></text:span></text:a><text:span text:style-name="T6">] ptérygion.</text:span></text:p>
      <text:p text:style-name="_3c_grc_3e_"><text:span text:style-name="Strong"><text:span text:style-name="T3">πτερυγώδης</text:span></text:span><text:span text:style-name="T3">.</text:span></text:p>
      <text:p text:style-name="_3c_gloss_3e_"><text:span text:style-name="T6">[grc1374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6">p. 1734</text:span></text:span></text:a><text:span text:style-name="T6">] ptérygoïde, ptérygoïdien.</text:span></text:p>
      <text:p text:style-name="_3c_grc_3e_"><text:soft-page-break/><text:span text:style-name="Strong"><text:span text:style-name="T3">πτερυγώματα</text:span></text:span><text:span text:style-name="T3">.</text:span></text:p>
      <text:p text:style-name="_3c_gloss_3e_"><text:span text:style-name="T3">[grc1375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grandes lèvres de la vulve.</text:span></text:p>
      <text:p text:style-name="_3c_grc_3e_"><text:span text:style-name="Strong"><text:span text:style-name="T3">πτίλωσις</text:span></text:span><text:span text:style-name="T3">.</text:span></text:p>
      <text:p text:style-name="_3c_gloss_3e_"><text:span text:style-name="T3">[grc1376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perte des cils.</text:span></text:p>
      <text:p text:style-name="_3c_grc_3e_"><text:span text:style-name="Strong"><text:span text:style-name="T3">πτισσά</text:span></text:span><text:span text:style-name="Strong"><text:span text:style-name="T1">ν</text:span></text:span><text:span text:style-name="Strong"><text:span text:style-name="T3">η</text:span></text:span><text:span text:style-name="T3">.</text:span></text:p>
      <text:p text:style-name="_3c_gloss_3e_"><text:span text:style-name="T3">[grc1377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décoction d’orge.</text:span></text:p>
      <text:p text:style-name="_3c_grc_3e_"><text:span text:style-name="Strong"><text:span text:style-name="T3">πτυελισμ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1378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ptyalisme.</text:span></text:p>
      <text:p text:style-name="_3c_grc_3e_"><text:span text:style-name="Strong"><text:span text:style-name="T3">πτύελον</text:span></text:span><text:span text:style-name="T3">, </text:span><text:span text:style-name="Strong"><text:span text:style-name="T3">πτύσμα</text:span></text:span><text:span text:style-name="T3">.</text:span></text:p>
      <text:p text:style-name="_3c_gloss_3e_"><text:span text:style-name="T3">[grc1379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crachat.</text:span></text:p>
      <text:p text:style-name="_3c_grc_3e_"><text:span text:style-name="Strong"><text:span text:style-name="T3">πτύσις</text:span></text:span><text:span text:style-name="T3">.</text:span></text:p>
      <text:p text:style-name="_3c_gloss_3e_"><text:span text:style-name="T3">[grc1380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expuition.</text:span></text:p>
      <text:p text:style-name="_3c_grc_3e_"><text:span text:style-name="Strong"><text:span text:style-name="T3">πυγ</text:span></text:span><text:span text:style-name="Strong"><text:span text:style-name="T1">ὴ</text:span></text:span><text:span text:style-name="T3">.</text:span></text:p>
      <text:p text:style-name="_3c_gloss_3e_"><text:span text:style-name="T3">[grc1381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fesse.</text:span></text:p>
      <text:p text:style-name="_3c_grc_3e_"><text:span text:style-name="Strong"><text:span text:style-name="T3">πύκ</text:span></text:span><text:span text:style-name="Strong"><text:span text:style-name="T1">ν</text:span></text:span><text:span text:style-name="Strong"><text:span text:style-name="T3">ωσις</text:span></text:span><text:span text:style-name="T3">.</text:span></text:p>
      <text:p text:style-name="_3c_gloss_3e_"><text:span text:style-name="T3">[grc1382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condensation.</text:span></text:p>
      <text:p text:style-name="_3c_grc_3e_"><text:span text:style-name="Strong"><text:span text:style-name="T1">π</text:span></text:span><text:span text:style-name="Strong"><text:span text:style-name="T3">υ</text:span></text:span><text:span text:style-name="Strong"><text:span text:style-name="T1">κνκωτικὸ</text:span></text:span><text:span text:style-name="Strong"><text:span text:style-name="T3">ς</text:span></text:span><text:span text:style-name="T3">.</text:span></text:p>
      <text:p text:style-name="_3c_gloss_3e_"><text:span text:style-name="T7">[Non identifié comme une référence indépendante]</text:span><text:span text:style-name="T3"> condensant.</text:span></text:p>
      <text:p text:style-name="_3c_grc_3e_"><text:span text:style-name="Strong"><text:span text:style-name="T3">πυλωρ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1383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pylore.</text:span></text:p>
      <text:p text:style-name="_3c_grc_3e_"><text:span text:style-name="Strong"><text:span text:style-name="T3">πυοειδ</text:span></text:span><text:span text:style-name="Strong"><text:span text:style-name="T1">ὴ</text:span></text:span><text:span text:style-name="Strong"><text:span text:style-name="T3">ς</text:span></text:span><text:span text:style-name="T3">.</text:span></text:p>
      <text:p text:style-name="_3c_gloss_3e_"><text:span text:style-name="T3">[grc1384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purulent.</text:span></text:p>
      <text:p text:style-name="_3c_grc_3e_"><text:span text:style-name="Strong"><text:span text:style-name="T3">π</text:span></text:span><text:span text:style-name="Strong"><text:span text:style-name="T1">ῦ</text:span></text:span><text:span text:style-name="Strong"><text:span text:style-name="T3">ον</text:span></text:span><text:span text:style-name="T3">.</text:span></text:p>
      <text:p text:style-name="_3c_gloss_3e_"><text:span text:style-name="T3">[grc1385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pus.</text:span></text:p>
      <text:p text:style-name="_3c_grc_3e_"><text:span text:style-name="Strong"><text:span text:style-name="T3">πυο</text:span></text:span><text:span text:style-name="Strong"><text:span text:style-name="T1">ῦ</text:span></text:span><text:span text:style-name="Strong"><text:span text:style-name="T3">σθαι</text:span></text:span><text:span text:style-name="T3">.</text:span></text:p>
      <text:p text:style-name="_3c_gloss_3e_"><text:span text:style-name="T3">[grc1386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suppurer, aboutir.</text:span></text:p>
      <text:p text:style-name="_3c_grc_3e_"><text:span text:style-name="Strong"><text:span text:style-name="T3">π</text:span></text:span><text:span text:style-name="Strong"><text:span text:style-name="T1">ῦ</text:span></text:span><text:span text:style-name="Strong"><text:span text:style-name="T3">ρ</text:span></text:span><text:span text:style-name="T3">.</text:span></text:p>
      <text:p text:style-name="_3c_gloss_3e_"><text:span text:style-name="T3">[grc1387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feu, fièvre intense.</text:span></text:p>
      <text:p text:style-name="_3c_grc_3e_"><text:span text:style-name="Strong"><text:span text:style-name="T3">π</text:span></text:span><text:span text:style-name="Strong"><text:span text:style-name="T1">ῦ</text:span></text:span><text:span text:style-name="Strong"><text:span text:style-name="T3">ρ</text:span></text:span><text:span text:style-name="T3"> </text:span><text:span text:style-name="Strong"><text:span text:style-name="T1">ἄ</text:span></text:span><text:span text:style-name="Strong"><text:span text:style-name="T3">γριον</text:span></text:span><text:span text:style-name="T3">.</text:span></text:p>
      <text:p text:style-name="_3c_gloss_3e_"><text:span text:style-name="T3">[grc1388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érysipèle.</text:span></text:p>
      <text:p text:style-name="_3c_grc_3e_"><text:span text:style-name="Strong"><text:span text:style-name="T3">πυρεκτι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1389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fébrile.</text:span></text:p>
      <text:p text:style-name="_3c_grc_3e_"><text:span text:style-name="Strong"><text:span text:style-name="T3">πύρεξις</text:span></text:span><text:span text:style-name="T3">.</text:span></text:p>
      <text:p text:style-name="_3c_gloss_3e_"><text:span text:style-name="T6">[grc1390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6">p. 1734</text:span></text:span></text:a><text:span text:style-name="T6">] fièvre, pyrexie.</text:span></text:p>
      <text:p text:style-name="_3c_grc_3e_"><text:soft-page-break/><text:span text:style-name="Strong"><text:span text:style-name="T3">πυρ</text:span></text:span><text:span text:style-name="Strong"><text:span text:style-name="T1">έ</text:span></text:span><text:span text:style-name="Strong"><text:span text:style-name="T3">τ</text:span></text:span><text:span text:style-name="Strong"><text:span text:style-name="T1">ι</text:span></text:span><text:span text:style-name="Strong"><text:span text:style-name="T3">ο</text:span></text:span><text:span text:style-name="Strong"><text:span text:style-name="T1">ν</text:span></text:span><text:span text:style-name="T3">.</text:span></text:p>
      <text:p text:style-name="_3c_gloss_3e_"><text:span text:style-name="T3">[grc1391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fébricule.</text:span></text:p>
      <text:p text:style-name="_3c_grc_3e_"><text:span text:style-name="Strong"><text:span text:style-name="T3">πυρετ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1392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fièvre.</text:span></text:p>
      <text:p text:style-name="_3c_grc_3e_"><text:span text:style-name="Strong"><text:span text:style-name="T3">πυρετώδης</text:span></text:span><text:span text:style-name="T3">.</text:span></text:p>
      <text:p text:style-name="_3c_gloss_3e_"><text:span text:style-name="T3">[grc1393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fiévreux.</text:span></text:p>
      <text:p text:style-name="_3c_grc_3e_"><text:span text:style-name="Strong"><text:span text:style-name="T3">πυρία</text:span></text:span><text:span text:style-name="T3">, </text:span><text:span text:style-name="Strong"><text:span text:style-name="T3">πυρίασις</text:span></text:span><text:span text:style-name="T3">, </text:span><text:span text:style-name="Strong"><text:span text:style-name="T3">πυρίαμ</text:span></text:span><text:span text:style-name="Strong"><text:span text:style-name="T1">α</text:span></text:span><text:span text:style-name="T3">.</text:span></text:p>
      <text:p text:style-name="_3c_gloss_3e_"><text:span text:style-name="T3">[grc1394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fomentation.</text:span></text:p>
      <text:p text:style-name="_3c_grc_3e_"><text:span text:style-name="Strong"><text:span text:style-name="T3">πυρ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1395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blé.</text:span></text:p>
      <text:p text:style-name="_3c_grc_3e_"><text:span text:style-name="Strong"><text:span text:style-name="T3">πύρωσις</text:span></text:span><text:span text:style-name="T3">.</text:span></text:p>
      <text:p text:style-name="_3c_gloss_3e_"><text:span text:style-name="T3">[grc1396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pyrosis.</text:span></text:p>
      <text:p text:style-name="_3c_grc_3e_"><text:span text:style-name="Strong"><text:span text:style-name="T3">πυρωτι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1397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pyrotique.</text:span></text:p>
      <text:p text:style-name="_3c_grc_3e_"><text:span text:style-name="Strong"><text:span text:style-name="T3">πυώδης</text:span></text:span><text:span text:style-name="T3">.</text:span></text:p>
      <text:p text:style-name="_3c_gloss_3e_"><text:span text:style-name="T3">[grc1398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purulent.</text:span></text:p>
      <text:p text:style-name="_3c_grc_3e_"><text:span text:style-name="Strong"><text:span text:style-name="T3">πύωσις</text:span></text:span><text:span text:style-name="T3">.</text:span></text:p>
      <text:p text:style-name="_3c_gloss_3e_"><text:span text:style-name="T3">[grc1399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suppuration.</text:span></text:p>
      <text:p text:style-name="_3c_grc_3e_"><text:span text:style-name="Strong"><text:span text:style-name="T3">πώγων</text:span></text:span><text:span text:style-name="T3">.</text:span></text:p>
      <text:p text:style-name="_3c_gloss_3e_"><text:span text:style-name="T3">[grc1400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barbe.</text:span></text:p>
      <text:p text:style-name="_3c_grc_3e_"><text:span text:style-name="Strong"><text:span text:style-name="T3">πωροκήλη</text:span></text:span><text:span text:style-name="T3">.</text:span></text:p>
      <text:p text:style-name="_3c_gloss_3e_"><text:span text:style-name="T3">[grc1401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induration des testicules.</text:span></text:p>
      <text:p text:style-name="_3c_grc_3e_"><text:span text:style-name="Strong"><text:span text:style-name="T3">πωρόμφαλον</text:span></text:span><text:span text:style-name="T3">.</text:span></text:p>
      <text:p text:style-name="_3c_gloss_3e_"><text:span text:style-name="T3">[grc1402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induration de l’ombilic.</text:span></text:p>
      <text:p text:style-name="_3c_grc_3e_"><text:span text:style-name="Strong"><text:span text:style-name="T3">π</text:span></text:span><text:span text:style-name="Strong"><text:span text:style-name="T1">ῶ</text:span></text:span><text:span text:style-name="Strong"><text:span text:style-name="T3">ρος</text:span></text:span><text:span text:style-name="T3">.</text:span></text:p>
      <text:p text:style-name="_3c_gloss_3e_"><text:span text:style-name="T3">[grc1403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cal, concrétion tophacée.</text:span></text:p>
      <text:p text:style-name="_3c_grc_3e_"><text:span text:style-name="Strong"><text:span text:style-name="T1">ῥ</text:span></text:span><text:span text:style-name="Strong"><text:span text:style-name="T3">αβδοειδ</text:span></text:span><text:span text:style-name="Strong"><text:span text:style-name="T1">ὴ</text:span></text:span><text:span text:style-name="Strong"><text:span text:style-name="T3">ς</text:span></text:span><text:span text:style-name="T3"> </text:span><text:span text:style-name="Strong"><text:span text:style-name="T1">ῥ</text:span></text:span><text:span text:style-name="Strong"><text:span text:style-name="T3">αφ</text:span></text:span><text:span text:style-name="Strong"><text:span text:style-name="T1">ὴ</text:span></text:span><text:span text:style-name="T3">.</text:span></text:p>
      <text:p text:style-name="_3c_gloss_3e_"><text:span text:style-name="T3">[grc1404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suture sagittale.</text:span></text:p>
      <text:p text:style-name="_3c_grc_3e_"><text:span text:style-name="Strong"><text:span text:style-name="T1">ῥ</text:span></text:span><text:span text:style-name="Strong"><text:span text:style-name="T3">αγ</text:span></text:span><text:span text:style-name="Strong"><text:span text:style-name="T1">ὰ</text:span></text:span><text:span text:style-name="Strong"><text:span text:style-name="T3">ς</text:span></text:span><text:span text:style-name="T3">.</text:span></text:p>
      <text:p text:style-name="_3c_gloss_3e_"><text:span text:style-name="T3">[grc1405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rhagade.</text:span></text:p>
      <text:p text:style-name="_3c_grc_3e_"><text:span text:style-name="Strong"><text:span text:style-name="T1">ῥ</text:span></text:span><text:span text:style-name="Strong"><text:span text:style-name="T3">αγοειδ</text:span></text:span><text:span text:style-name="Strong"><text:span text:style-name="T1">ὴ</text:span></text:span><text:span text:style-name="Strong"><text:span text:style-name="T3">ς</text:span></text:span><text:span text:style-name="T3">.</text:span></text:p>
      <text:p text:style-name="_3c_gloss_3e_"><text:span text:style-name="T3">[grc1406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uvée.</text:span></text:p>
      <text:p text:style-name="_3c_grc_3e_"><text:span text:style-name="Strong"><text:span text:style-name="T1">ῥ</text:span></text:span><text:span text:style-name="Strong"><text:span text:style-name="T3">αφ</text:span></text:span><text:span text:style-name="Strong"><text:span text:style-name="T1">ὴ</text:span></text:span><text:span text:style-name="T3">.</text:span></text:p>
      <text:p text:style-name="_3c_gloss_3e_"><text:span text:style-name="T3">[grc1407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suture, raphé.</text:span></text:p>
      <text:p text:style-name="_3c_grc_3e_"><text:soft-page-break/><text:span text:style-name="Strong"><text:span text:style-name="T1">ῥ</text:span></text:span><text:span text:style-name="Strong"><text:span text:style-name="T3">αφ</text:span></text:span><text:span text:style-name="Strong"><text:span text:style-name="T1">ὶ</text:span></text:span><text:span text:style-name="Strong"><text:span text:style-name="T3">ς</text:span></text:span><text:span text:style-name="T3">.</text:span></text:p>
      <text:p text:style-name="_3c_gloss_3e_"><text:span text:style-name="T3">[grc1408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aiguille.</text:span></text:p>
      <text:p text:style-name="_3c_grc_3e_"><text:span text:style-name="Strong"><text:span text:style-name="T1">ῥ</text:span></text:span><text:span text:style-name="Strong"><text:span text:style-name="T3">άχις</text:span></text:span><text:span text:style-name="T3">.</text:span></text:p>
      <text:p text:style-name="_3c_gloss_3e_"><text:span text:style-name="T6">[grc1409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6">p. 1734</text:span></text:span></text:a><text:span text:style-name="T6">] rachis.</text:span></text:p>
      <text:p text:style-name="_3c_grc_3e_"><text:span text:style-name="Strong"><text:span text:style-name="T1">ῥ</text:span></text:span><text:span text:style-name="Strong"><text:span text:style-name="T3">άχιτης</text:span></text:span><text:span text:style-name="T3"> </text:span><text:span text:style-name="Strong"><text:span text:style-name="T3">μυελ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1410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moelle épinière.</text:span></text:p>
      <text:p text:style-name="_3c_grc_3e_"><text:span text:style-name="Strong"><text:span text:style-name="T1">ῥέ</text:span></text:span><text:span text:style-name="Strong"><text:span text:style-name="T3">γκος</text:span></text:span><text:span text:style-name="T3">.</text:span></text:p>
      <text:p text:style-name="_3c_gloss_3e_"><text:span text:style-name="T3">[grc1411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ronflement, stertor.</text:span></text:p>
      <text:p text:style-name="_3c_grc_3e_"><text:span text:style-name="Strong"><text:span text:style-name="T1">ῥ</text:span></text:span><text:span text:style-name="Strong"><text:span text:style-name="T3">ε</text:span></text:span><text:span text:style-name="Strong"><text:span text:style-name="T1">ῦ</text:span></text:span><text:span text:style-name="Strong"><text:span text:style-name="T3">μα</text:span></text:span><text:span text:style-name="T3">.</text:span></text:p>
      <text:p text:style-name="_3c_gloss_3e_"><text:span text:style-name="T3">[grc1412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fluxion, rhume, catarrhe.</text:span></text:p>
      <text:p text:style-name="_3c_grc_3e_"><text:span text:style-name="Strong"><text:span text:style-name="T1">ῥ</text:span></text:span><text:span text:style-name="Strong"><text:span text:style-name="T3">ευματι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1">[</text:span><text:span text:style-name="T3">grc</text:span><text:span text:style-name="T1">1413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</text:span></text:span></text:a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1">. 1734</text:span></text:span></text:a><text:span text:style-name="T1">] </text:span><text:span text:style-name="T3">rhumatique</text:span><text:span text:style-name="T1">.</text:span></text:p>
      <text:p text:style-name="_3c_grc_3e_"><text:span text:style-name="Strong"><text:span text:style-name="T1">ῥ</text:span></text:span><text:span text:style-name="Strong"><text:span text:style-name="T3">ευματισμ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1414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rhumatisme, catarrhe.</text:span></text:p>
      <text:p text:style-name="_3c_grc_3e_"><text:span text:style-name="Strong"><text:span text:style-name="T1">ῥῆ</text:span></text:span><text:span text:style-name="Strong"><text:span text:style-name="T3">γμα</text:span></text:span><text:span text:style-name="T3">, </text:span><text:span text:style-name="Strong"><text:span text:style-name="T1">ῥῆ</text:span></text:span><text:span text:style-name="Strong"><text:span text:style-name="T3">ξις</text:span></text:span><text:span text:style-name="T3">.</text:span></text:p>
      <text:p text:style-name="_3c_gloss_3e_"><text:span text:style-name="T3">[grc1415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rupture.</text:span></text:p>
      <text:p text:style-name="_3c_grc_3e_"><text:span text:style-name="Strong"><text:span text:style-name="T1">ῥ</text:span></text:span><text:span text:style-name="Strong"><text:span text:style-name="T3">ητίνη</text:span></text:span><text:span text:style-name="T3">.</text:span></text:p>
      <text:p text:style-name="_3c_gloss_3e_"><text:span text:style-name="T3">[grc1416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résine.</text:span></text:p>
      <text:p text:style-name="_3c_grc_3e_"><text:span text:style-name="Strong"><text:span text:style-name="T1">ῥ</text:span></text:span><text:span text:style-name="Strong"><text:span text:style-name="T3">ητινώδης</text:span></text:span><text:span text:style-name="T3">.</text:span></text:p>
      <text:p text:style-name="_3c_gloss_3e_"><text:span text:style-name="T3">[grc1417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résineux.</text:span></text:p>
      <text:p text:style-name="_3c_grc_3e_"><text:span text:style-name="Strong"><text:span text:style-name="T1">ῥῖ</text:span></text:span><text:span text:style-name="Strong"><text:span text:style-name="T3">γος</text:span></text:span><text:span text:style-name="T3">.</text:span></text:p>
      <text:p text:style-name="_3c_gloss_3e_"><text:span text:style-name="T3">[grc1418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frisson.</text:span></text:p>
      <text:p text:style-name="_3c_grc_3e_"><text:span text:style-name="Strong"><text:span text:style-name="T1">ῥί</text:span></text:span><text:span text:style-name="Strong"><text:span text:style-name="T3">ζα</text:span></text:span><text:span text:style-name="T3">.</text:span></text:p>
      <text:p text:style-name="_3c_gloss_3e_"><text:span text:style-name="T3">[grc1419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racine.</text:span></text:p>
      <text:p text:style-name="_3c_grc_3e_"><text:span text:style-name="Strong"><text:span text:style-name="T1">ῥ</text:span></text:span><text:span text:style-name="Strong"><text:span text:style-name="T3">ιν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1">[</text:span><text:span text:style-name="T3">grc</text:span><text:span text:style-name="T1">1420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</text:span></text:span></text:a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1">. 1734</text:span></text:span></text:a><text:span text:style-name="T1">] </text:span><text:span text:style-name="T3">peau</text:span><text:span text:style-name="T1">.</text:span></text:p>
      <text:p text:style-name="_3c_grc_3e_"><text:span text:style-name="Strong"><text:span text:style-name="T1">ῥ</text:span></text:span><text:span text:style-name="Strong"><text:span text:style-name="T3">ιπτασμ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1421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anxiété, agitation.</text:span></text:p>
      <text:p text:style-name="_3c_grc_3e_"><text:span text:style-name="Strong"><text:span text:style-name="T1">ῥὶ</text:span></text:span><text:span text:style-name="Strong"><text:span text:style-name="T3">ς</text:span></text:span><text:span text:style-name="T3">.</text:span></text:p>
      <text:p text:style-name="_3c_gloss_3e_"><text:span text:style-name="T3">[grc1422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le nez.</text:span></text:p>
      <text:p text:style-name="_3c_grc_3e_"><text:span text:style-name="Strong"><text:span text:style-name="T1">ῥόα, ῥοιὰ</text:span></text:span><text:span text:style-name="T3">.</text:span></text:p>
      <text:p text:style-name="_3c_gloss_3e_"><text:span text:style-name="T3">[grc1423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le grenadier, la grenade.</text:span></text:p>
      <text:p text:style-name="_3c_grc_3e_"><text:span text:style-name="Strong"><text:span text:style-name="T1">ῥό</text:span></text:span><text:span text:style-name="Strong"><text:span text:style-name="T3">γχος</text:span></text:span><text:span text:style-name="T3">.</text:span></text:p>
      <text:p text:style-name="_3c_gloss_3e_"><text:span text:style-name="T3">[grc1424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ronflement.</text:span></text:p>
      <text:p text:style-name="_3c_grc_3e_"><text:soft-page-break/><text:span text:style-name="Strong"><text:span text:style-name="T1">ῥ</text:span></text:span><text:span text:style-name="Strong"><text:span text:style-name="T3">όδο</text:span></text:span><text:span text:style-name="Strong"><text:span text:style-name="T1">ν</text:span></text:span><text:span text:style-name="T3">.</text:span></text:p>
      <text:p text:style-name="_3c_gloss_3e_"><text:span text:style-name="T6">[grc1425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6">p. 1734</text:span></text:span></text:a><text:span text:style-name="T6">] rose.</text:span></text:p>
      <text:p text:style-name="_3c_grc_3e_"><text:span text:style-name="Strong"><text:span text:style-name="T1">ῥ</text:span></text:span><text:span text:style-name="Strong"><text:span text:style-name="T3">ομβοειδ</text:span></text:span><text:span text:style-name="Strong"><text:span text:style-name="T1">ὴ</text:span></text:span><text:span text:style-name="Strong"><text:span text:style-name="T3">ς</text:span></text:span><text:span text:style-name="T3">.</text:span></text:p>
      <text:p text:style-name="_3c_gloss_3e_"><text:span text:style-name="T6">[grc1426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6">p. 1734</text:span></text:span></text:a><text:span text:style-name="T6">] rhomboïde.</text:span></text:p>
      <text:p text:style-name="_3c_grc_3e_"><text:span text:style-name="Strong"><text:span text:style-name="T1">ῥ</text:span></text:span><text:span text:style-name="Strong"><text:span text:style-name="T3">οπάλωσις</text:span></text:span><text:span text:style-name="T3">.</text:span></text:p>
      <text:p text:style-name="_3c_gloss_3e_"><text:span text:style-name="T3">[grc1427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rigidité des cheveux.</text:span></text:p>
      <text:p text:style-name="_3c_grc_3e_"><text:span text:style-name="Strong"><text:span text:style-name="T1">ῥ</text:span></text:span><text:span text:style-name="Strong"><text:span text:style-name="T3">ο</text:span></text:span><text:span text:style-name="Strong"><text:span text:style-name="T1">ῦ</text:span></text:span><text:span text:style-name="Strong"><text:span text:style-name="T3">ς</text:span></text:span><text:span text:style-name="T3">.</text:span></text:p>
      <text:p text:style-name="_3c_gloss_3e_"><text:span text:style-name="T3">[grc1428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écoulement, flux.</text:span></text:p>
      <text:p text:style-name="_3c_grc_3e_"><text:span text:style-name="Strong"><text:span text:style-name="T1">ῥ</text:span></text:span><text:span text:style-name="Strong"><text:span text:style-name="T3">ο</text:span></text:span><text:span text:style-name="Strong"><text:span text:style-name="T1">ῦ</text:span></text:span><text:span text:style-name="Strong"><text:span text:style-name="T3">ς</text:span></text:span><text:span text:style-name="T3"> </text:span><text:span text:style-name="Strong"><text:span text:style-name="T3">γυναικε</text:span></text:span><text:span text:style-name="Strong"><text:span text:style-name="T1">ῖ</text:span></text:span><text:span text:style-name="Strong"><text:span text:style-name="T3">ος</text:span></text:span><text:span text:style-name="T3">.</text:span></text:p>
      <text:p text:style-name="_3c_gloss_3e_"><text:span text:style-name="T1">[</text:span><text:span text:style-name="T3">grc</text:span><text:span text:style-name="T1">1429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</text:span></text:span></text:a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1">. 1734</text:span></text:span></text:a><text:span text:style-name="T1">] </text:span><text:span text:style-name="T3">leucorrh</text:span><text:span text:style-name="T1">é</text:span><text:span text:style-name="T3">e</text:span><text:span text:style-name="T1">.</text:span></text:p>
      <text:p text:style-name="_3c_grc_3e_"><text:span text:style-name="Strong"><text:span text:style-name="T1">ῥ</text:span></text:span><text:span text:style-name="Strong"><text:span text:style-name="T3">ο</text:span></text:span><text:span text:style-name="Strong"><text:span text:style-name="T1">ῦ</text:span></text:span><text:span text:style-name="Strong"><text:span text:style-name="T3">ς</text:span></text:span><text:span text:style-name="T3">.</text:span></text:p>
      <text:p text:style-name="_3c_gloss_3e_"><text:span text:style-name="T1">[</text:span><text:span text:style-name="T3">grc</text:span><text:span text:style-name="T1">1430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</text:span></text:span></text:a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1">. 1734</text:span></text:span></text:a><text:span text:style-name="T1">] </text:span><text:span text:style-name="T3">sumac</text:span><text:span text:style-name="T1">.</text:span></text:p>
      <text:p text:style-name="_3c_grc_3e_"><text:span text:style-name="Strong"><text:span text:style-name="T1">ῥ</text:span></text:span><text:span text:style-name="Strong"><text:span text:style-name="T3">υ</text:span></text:span><text:span text:style-name="Strong"><text:span text:style-name="T1">ὰ</text:span></text:span><text:span text:style-name="Strong"><text:span text:style-name="T3">ς</text:span></text:span><text:span text:style-name="T3">.</text:span></text:p>
      <text:p text:style-name="_3c_gloss_3e_"><text:span text:style-name="T6">[grc1431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6">p. 1734</text:span></text:span></text:a><text:span text:style-name="T6">] flux.</text:span></text:p>
      <text:p text:style-name="_3c_grc_3e_"><text:span text:style-name="Strong"><text:span text:style-name="T1">ῥ</text:span></text:span><text:span text:style-name="Strong"><text:span text:style-name="T3">υθμ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6">[grc1432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6">p. 1734</text:span></text:span></text:a><text:span text:style-name="T6">] rhythme.</text:span></text:p>
      <text:p text:style-name="_3c_grc_3e_"><text:span text:style-name="Strong"><text:span text:style-name="T1">ῥ</text:span></text:span><text:span text:style-name="Strong"><text:span text:style-name="T3">υπτι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6">[grc1433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6">p. 1734</text:span></text:span></text:a><text:span text:style-name="T6">] détersif.</text:span></text:p>
      <text:p text:style-name="_3c_grc_3e_"><text:span text:style-name="Strong"><text:span text:style-name="T1">ῥ</text:span></text:span><text:span text:style-name="Strong"><text:span text:style-name="T3">υτ</text:span></text:span><text:span text:style-name="Strong"><text:span text:style-name="T1">ὶ</text:span></text:span><text:span text:style-name="Strong"><text:span text:style-name="T3">ς</text:span></text:span><text:span text:style-name="T3">.</text:span></text:p>
      <text:p text:style-name="_3c_gloss_3e_"><text:span text:style-name="T3">[grc1434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ride.</text:span></text:p>
      <text:p text:style-name="_3c_grc_3e_"><text:span text:style-name="Strong"><text:span text:style-name="T1">ῥ</text:span></text:span><text:span text:style-name="Strong"><text:span text:style-name="T3">ωγμ</text:span></text:span><text:span text:style-name="Strong"><text:span text:style-name="T1">ὴ</text:span></text:span><text:span text:style-name="T3">.</text:span></text:p>
      <text:p text:style-name="_3c_gloss_3e_"><text:span text:style-name="T3">[grc1435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fissure.</text:span></text:p>
      <text:p text:style-name="_3c_grc_3e_"><text:span text:style-name="Strong"><text:span text:style-name="T1">ῥ</text:span></text:span><text:span text:style-name="Strong"><text:span text:style-name="T3">ωστι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1436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corroboratif.</text:span></text:p>
      <text:p text:style-name="_3c_grc_3e_"><text:span text:style-name="Strong"><text:span text:style-name="T3">σ</text:span></text:span><text:span text:style-name="Strong"><text:span text:style-name="T1">ά</text:span></text:span><text:span text:style-name="Strong"><text:span text:style-name="T3">κχαρ</text:span></text:span><text:span text:style-name="Strong"><text:span text:style-name="T4"> ou </text:span></text:span><text:span text:style-name="Strong"><text:span text:style-name="T1">σάκχαρον</text:span></text:span><text:span text:style-name="T3">.</text:span></text:p>
      <text:p text:style-name="_3c_gloss_3e_"><text:span text:style-name="T3">[grc1437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sucre.</text:span></text:p>
      <text:p text:style-name="_3c_grc_3e_"><text:span text:style-name="Strong"><text:span text:style-name="T8">σάκχαρον</text:span></text:span><text:span text:style-name="T8">.</text:span></text:p>
      <text:p text:style-name="_3c_gloss_3e_"><text:span text:style-name="T8">[grc1438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8">p. 1734</text:span></text:span></text:a><text:span text:style-name="T8">] sucre.</text:span><text:span text:style-name="T7"> Entrée indépendante, d’où décalage de numérotation</text:span></text:p>
      <text:p text:style-name="_3c_grc_3e_"><text:span text:style-name="Strong"><text:span text:style-name="T3">σάλπιγξ</text:span></text:span><text:span text:style-name="T3">.</text:span></text:p>
      <text:p text:style-name="_3c_gloss_3e_"><text:span text:style-name="T3">[grc1439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trompe d’Eustache.</text:span></text:p>
      <text:p text:style-name="_3c_grc_3e_"><text:span text:style-name="Strong"><text:span text:style-name="T3">σα</text:span></text:span><text:span text:style-name="Strong"><text:span text:style-name="T1">ν</text:span></text:span><text:span text:style-name="Strong"><text:span text:style-name="T3">δαράχη</text:span></text:span><text:span text:style-name="T3">.</text:span></text:p>
      <text:p text:style-name="_3c_gloss_3e_"><text:span text:style-name="T3">[grc1440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sandaraque.</text:span></text:p>
      <text:p text:style-name="_3c_grc_3e_"><text:span text:style-name="Strong"><text:span text:style-name="T3">σάπων</text:span></text:span><text:span text:style-name="T3">.</text:span></text:p>
      <text:p text:style-name="_3c_gloss_3e_"><text:span text:style-name="T3">[grc1441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savon.</text:span></text:p>
      <text:p text:style-name="_3c_grc_3e_"><text:soft-page-break/><text:span text:style-name="Strong"><text:span text:style-name="T3">σαρδόνιος</text:span></text:span><text:span text:style-name="T3">.</text:span></text:p>
      <text:p text:style-name="_3c_gloss_3e_"><text:span text:style-name="T3">[grc1442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sardonien.</text:span></text:p>
      <text:p text:style-name="_3c_grc_3e_"><text:span text:style-name="Strong"><text:span text:style-name="T3">σαρκίδιον</text:span></text:span><text:span text:style-name="T3">.</text:span></text:p>
      <text:p text:style-name="_3c_gloss_3e_"><text:span text:style-name="T3">[grc1443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caroncule.</text:span></text:p>
      <text:p text:style-name="_3c_grc_3e_"><text:span text:style-name="Strong"><text:span text:style-name="T3">σαρκοκήλη</text:span></text:span><text:span text:style-name="T3">.</text:span></text:p>
      <text:p text:style-name="_3c_gloss_3e_"><text:span text:style-name="T6">[grc1444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6">p. 1734</text:span></text:span></text:a><text:span text:style-name="T6">] sarcocèle.</text:span></text:p>
      <text:p text:style-name="_3c_grc_3e_"><text:span text:style-name="Strong"><text:span text:style-name="T3">σαρκοκ</text:span></text:span><text:span text:style-name="Strong"><text:span text:style-name="T1">ό</text:span></text:span><text:span text:style-name="Strong"><text:span text:style-name="T3">λλα</text:span></text:span><text:span text:style-name="T3">.</text:span></text:p>
      <text:p text:style-name="_3c_gloss_3e_"><text:span text:style-name="T6">[grc1445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6">p. 1734</text:span></text:span></text:a><text:span text:style-name="T6">] sàrcocolle.</text:span></text:p>
      <text:p text:style-name="_3c_grc_3e_"><text:span text:style-name="Strong"><text:span text:style-name="T1">σ</text:span></text:span><text:span text:style-name="Strong"><text:span text:style-name="T3">αρκοφυ</text:span></text:span><text:span text:style-name="Strong"><text:span text:style-name="T1">ΐα</text:span></text:span><text:span text:style-name="T3">.</text:span></text:p>
      <text:p text:style-name="_3c_gloss_3e_"><text:span text:style-name="T3">[grc1446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excroissance charnue.</text:span></text:p>
      <text:p text:style-name="_3c_grc_3e_"><text:span text:style-name="Strong"><text:span text:style-name="T3">σαρκώδης</text:span></text:span><text:span text:style-name="T3">.</text:span></text:p>
      <text:p text:style-name="_3c_gloss_3e_"><text:span text:style-name="T3">[grc1447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charnu.</text:span></text:p>
      <text:p text:style-name="_3c_grc_3e_"><text:span text:style-name="Strong"><text:span text:style-name="T3">σάρκωμα</text:span></text:span><text:span text:style-name="T3">.</text:span></text:p>
      <text:p text:style-name="_3c_gloss_3e_"><text:span text:style-name="T3">[grc1448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sarcome.</text:span></text:p>
      <text:p text:style-name="_3c_grc_3e_"><text:span text:style-name="Strong"><text:span text:style-name="T3">σάρκωσις</text:span></text:span><text:span text:style-name="T3">.</text:span></text:p>
      <text:p text:style-name="_3c_gloss_3e_"><text:span text:style-name="T3">[grc1449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excroissance.</text:span></text:p>
      <text:p text:style-name="_3c_grc_3e_"><text:span text:style-name="Strong"><text:span text:style-name="T3">σαρκωτι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1450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sarcotique.</text:span></text:p>
      <text:p text:style-name="_3c_grc_3e_"><text:span text:style-name="Strong"><text:span text:style-name="T3">σ</text:span></text:span><text:span text:style-name="Strong"><text:span text:style-name="T1">ὰ</text:span></text:span><text:span text:style-name="Strong"><text:span text:style-name="T3">ρξ</text:span></text:span><text:span text:style-name="T3">.</text:span></text:p>
      <text:p text:style-name="_3c_gloss_3e_"><text:span text:style-name="T1">[</text:span><text:span text:style-name="T3">grc</text:span><text:span text:style-name="T1">1451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</text:span></text:span></text:a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1">. 1734</text:span></text:span></text:a><text:span text:style-name="T1">] </text:span><text:span text:style-name="T3">chair</text:span><text:span text:style-name="T1">.</text:span></text:p>
      <text:p text:style-name="_3c_grc_3e_"><text:span text:style-name="Strong"><text:span text:style-name="T3">σατυριασμ</text:span></text:span><text:span text:style-name="Strong"><text:span text:style-name="T1">ὸ</text:span></text:span><text:span text:style-name="Strong"><text:span text:style-name="T3">ς</text:span></text:span><text:span text:style-name="T3">, </text:span><text:span text:style-name="Strong"><text:span text:style-name="T3">σατυρίασις</text:span></text:span><text:span text:style-name="T3">.</text:span></text:p>
      <text:p text:style-name="_3c_gloss_3e_"><text:span text:style-name="T3">[grc1452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satyriasis.</text:span></text:p>
      <text:p text:style-name="_3c_grc_3e_"><text:span text:style-name="Strong"><text:span text:style-name="T3">σατυρισμ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1453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engorgement des parotides ; satyriasis ; éléphantiasis.</text:span></text:p>
      <text:p text:style-name="_3c_grc_3e_"><text:span text:style-name="Strong"><text:span text:style-name="T3">σβ</text:span></text:span><text:span text:style-name="Strong"><text:span text:style-name="T1">έ</text:span></text:span><text:span text:style-name="Strong"><text:span text:style-name="T3">σις</text:span></text:span><text:span text:style-name="T3">.</text:span></text:p>
      <text:p text:style-name="_3c_gloss_3e_"><text:span text:style-name="T3">[grc1454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extinction.</text:span></text:p>
      <text:p text:style-name="_3c_grc_3e_"><text:span text:style-name="Strong"><text:span text:style-name="T3">σε</text:span></text:span><text:span text:style-name="Strong"><text:span text:style-name="T1">ῖ</text:span></text:span><text:span text:style-name="Strong"><text:span text:style-name="T3">σις</text:span></text:span><text:span text:style-name="T3">.</text:span></text:p>
      <text:p text:style-name="_3c_gloss_3e_"><text:span text:style-name="T3">[grc1455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succussion, commotion.</text:span></text:p>
      <text:p text:style-name="_3c_grc_3e_"><text:span text:style-name="Strong"><text:span text:style-name="T3">σεληνια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1456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lunatique.</text:span></text:p>
      <text:p text:style-name="_3c_grc_3e_"><text:span text:style-name="Strong"><text:span text:style-name="T3">σημασία</text:span></text:span><text:span text:style-name="T3">.</text:span></text:p>
      <text:p text:style-name="_3c_gloss_3e_"><text:span text:style-name="T3">[grc1457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invasion d’une maladie ou accès.</text:span></text:p>
      <text:p text:style-name="_3c_grc_3e_"><text:span text:style-name="Strong"><text:span text:style-name="T3">σημε</text:span></text:span><text:span text:style-name="Strong"><text:span text:style-name="T1">ῖ</text:span></text:span><text:span text:style-name="Strong"><text:span text:style-name="T3">ο</text:span></text:span><text:span text:style-name="Strong"><text:span text:style-name="T1">ν</text:span></text:span><text:span text:style-name="T3">.</text:span></text:p>
      <text:p text:style-name="_3c_gloss_3e_"><text:span text:style-name="T1">[</text:span><text:span text:style-name="T3">grc</text:span><text:span text:style-name="T1">1458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</text:span></text:span></text:a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1">. 1734</text:span></text:span></text:a><text:span text:style-name="T1">] </text:span><text:span text:style-name="T3">signe</text:span><text:span text:style-name="T1">.</text:span></text:p>
      <text:p text:style-name="_3c_grc_3e_"><text:soft-page-break/><text:span text:style-name="Strong"><text:span text:style-name="T3">σημείωσις</text:span></text:span><text:span text:style-name="T3">.</text:span></text:p>
      <text:p text:style-name="_3c_gloss_3e_"><text:span text:style-name="T3">[grc1459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diagnostic.</text:span></text:p>
      <text:p text:style-name="_3c_grc_3e_"><text:span text:style-name="Strong"><text:span text:style-name="T3">σημειωτικ</text:span></text:span><text:span text:style-name="Strong"><text:span text:style-name="T1">ὴ</text:span></text:span><text:span text:style-name="T3">.</text:span></text:p>
      <text:p text:style-name="_3c_gloss_3e_"><text:span text:style-name="T3">[grc1460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sémiotique.</text:span></text:p>
      <text:p text:style-name="_3c_grc_3e_"><text:span text:style-name="Strong"><text:span text:style-name="T1">σ</text:span></text:span><text:span text:style-name="Strong"><text:span text:style-name="T3">ηπεδ</text:span></text:span><text:span text:style-name="Strong"><text:span text:style-name="T1">ὼν</text:span></text:span><text:span text:style-name="T3">.</text:span></text:p>
      <text:p text:style-name="_3c_gloss_3e_"><text:span text:style-name="T3">[grc1461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pourriture.</text:span></text:p>
      <text:p text:style-name="_3c_grc_3e_"><text:span text:style-name="Strong"><text:span text:style-name="T3">σηπτι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1462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septique.</text:span></text:p>
      <text:p text:style-name="_3c_grc_3e_"><text:span text:style-name="Strong"><text:span text:style-name="T3">σ</text:span></text:span><text:span text:style-name="Strong"><text:span text:style-name="T1">ὴ</text:span></text:span><text:span text:style-name="Strong"><text:span text:style-name="T3">ς</text:span></text:span><text:span text:style-name="T3">.</text:span></text:p>
      <text:p text:style-name="_3c_gloss_3e_"><text:span text:style-name="T3">[grc1463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mite.</text:span></text:p>
      <text:p text:style-name="_3c_grc_3e_"><text:span text:style-name="Strong"><text:span text:style-name="T3">σησαμοειδ</text:span></text:span><text:span text:style-name="Strong"><text:span text:style-name="T1">ὴ</text:span></text:span><text:span text:style-name="Strong"><text:span text:style-name="T3">ς</text:span></text:span><text:span text:style-name="T3">.</text:span></text:p>
      <text:p text:style-name="_3c_gloss_3e_"><text:span text:style-name="T3">[grc1464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sésamoïde.</text:span></text:p>
      <text:p text:style-name="_3c_grc_3e_"><text:span text:style-name="Strong"><text:span text:style-name="T3">σήσαμο</text:span></text:span><text:span text:style-name="Strong"><text:span text:style-name="T1">ν</text:span></text:span><text:span text:style-name="T3">.</text:span></text:p>
      <text:p text:style-name="_3c_gloss_3e_"><text:span text:style-name="T3">[grc1465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sésame.</text:span></text:p>
      <text:p text:style-name="_3c_grc_3e_"><text:span text:style-name="Strong"><text:span text:style-name="T3">σ</text:span></text:span><text:span text:style-name="Strong"><text:span text:style-name="T1">ῆ</text:span></text:span><text:span text:style-name="Strong"><text:span text:style-name="T3">ψις</text:span></text:span><text:span text:style-name="T3">.</text:span></text:p>
      <text:p text:style-name="_3c_gloss_3e_"><text:span text:style-name="T3">[grc1466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putréfaction.</text:span></text:p>
      <text:p text:style-name="_3c_grc_3e_"><text:span text:style-name="Strong"><text:span text:style-name="T1">σ</text:span></text:span><text:span text:style-name="Strong"><text:span text:style-name="T3">ιαγ</text:span></text:span><text:span text:style-name="Strong"><text:span text:style-name="T1">ὼν</text:span></text:span><text:span text:style-name="T3">, </text:span><text:span text:style-name="Strong"><text:span text:style-name="T3">σιαγό</text:span></text:span><text:span text:style-name="Strong"><text:span text:style-name="T1">ν</text:span></text:span><text:span text:style-name="Strong"><text:span text:style-name="T3">ιον</text:span></text:span><text:span text:style-name="T3">.</text:span></text:p>
      <text:p text:style-name="_3c_gloss_3e_"><text:span text:style-name="T3">[grc1467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mâchoire.</text:span></text:p>
      <text:p text:style-name="_3c_grc_3e_"><text:span text:style-name="Strong"><text:span text:style-name="T3">σίαλον</text:span></text:span><text:span text:style-name="T3">.</text:span></text:p>
      <text:p text:style-name="_3c_gloss_3e_"><text:span text:style-name="T3">[grc1468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salive.</text:span></text:p>
      <text:p text:style-name="_3c_grc_3e_"><text:span text:style-name="Strong"><text:span text:style-name="T3">σιγμοειδ</text:span></text:span><text:span text:style-name="Strong"><text:span text:style-name="T1">ὴ</text:span></text:span><text:span text:style-name="Strong"><text:span text:style-name="T3">ς</text:span></text:span><text:span text:style-name="T3">.</text:span></text:p>
      <text:p text:style-name="_3c_gloss_3e_"><text:span text:style-name="T6">[grc1469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6">p. 1734</text:span></text:span></text:a><text:span text:style-name="T6">] sigmoïde.</text:span></text:p>
      <text:p text:style-name="_3c_grc_3e_"><text:span text:style-name="Strong"><text:span text:style-name="T3">σίδηρος</text:span></text:span><text:span text:style-name="T3">.</text:span></text:p>
      <text:p text:style-name="_3c_gloss_3e_"><text:span text:style-name="T6">[grc1470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6">p. 1734</text:span></text:span></text:a><text:span text:style-name="T6">] fer.</text:span></text:p>
      <text:p text:style-name="_3c_grc_3e_"><text:span text:style-name="Strong"><text:span text:style-name="T3">σικύα</text:span></text:span><text:span text:style-name="T3">.</text:span></text:p>
      <text:p text:style-name="_3c_gloss_3e_"><text:span text:style-name="T3">[grc1471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ventouse.</text:span></text:p>
      <text:p text:style-name="_3c_grc_3e_"><text:span text:style-name="Strong"><text:span text:style-name="T3">σίκυο</text:span></text:span><text:span text:style-name="Strong"><text:span text:style-name="T1">ν</text:span></text:span><text:span text:style-name="T3">.</text:span></text:p>
      <text:p text:style-name="_3c_gloss_3e_"><text:span text:style-name="T3">[grc1472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courge.</text:span></text:p>
      <text:p text:style-name="_3c_grc_3e_"><text:span text:style-name="Strong"><text:span text:style-name="T3">σίλφη</text:span></text:span><text:span text:style-name="T3">.</text:span></text:p>
      <text:p text:style-name="_3c_gloss_3e_"><text:span text:style-name="T3">[grc1473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blatte.</text:span></text:p>
      <text:p text:style-name="_3c_grc_3e_"><text:span text:style-name="Strong"><text:span text:style-name="T3">σι</text:span></text:span><text:span text:style-name="Strong"><text:span text:style-name="T1">ν</text:span></text:span><text:span text:style-name="Strong"><text:span text:style-name="T3">απισμ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1474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sinapisme.</text:span></text:p>
      <text:p text:style-name="_3c_grc_3e_"><text:span text:style-name="Strong"><text:span text:style-name="T3">σινδ</text:span></text:span><text:span text:style-name="Strong"><text:span text:style-name="T1">ὼν</text:span></text:span><text:span text:style-name="T3">.</text:span></text:p>
      <text:p text:style-name="_3c_gloss_3e_"><text:span text:style-name="T3">[grc1475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sindon.</text:span></text:p>
      <text:p text:style-name="_3c_grc_3e_"><text:soft-page-break/><text:span text:style-name="Strong"><text:span text:style-name="T3">σίτησις</text:span></text:span><text:span text:style-name="T3">.</text:span></text:p>
      <text:p text:style-name="_3c_gloss_3e_"><text:span text:style-name="T3">[grc1476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nutrition.</text:span></text:p>
      <text:p text:style-name="_3c_grc_3e_"><text:span text:style-name="Strong"><text:span text:style-name="T3">σιτίο</text:span></text:span><text:span text:style-name="Strong"><text:span text:style-name="T1">ν</text:span></text:span><text:span text:style-name="T3">, </text:span><text:span text:style-name="Strong"><text:span text:style-name="T3">σ</text:span></text:span><text:span text:style-name="Strong"><text:span text:style-name="T1">ῖ</text:span></text:span><text:span text:style-name="Strong"><text:span text:style-name="T3">τος</text:span></text:span><text:span text:style-name="T3">.</text:span></text:p>
      <text:p text:style-name="_3c_gloss_3e_"><text:span text:style-name="T3">[grc1477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aliment.</text:span></text:p>
      <text:p text:style-name="_3c_grc_3e_"><text:span text:style-name="Strong"><text:span text:style-name="T3">σίφω</text:span></text:span><text:span text:style-name="Strong"><text:span text:style-name="T1">ν</text:span></text:span><text:span text:style-name="T3">.</text:span></text:p>
      <text:p text:style-name="_3c_gloss_3e_"><text:span text:style-name="T3">[grc1478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siphon.</text:span></text:p>
      <text:p text:style-name="_3c_grc_3e_"><text:span text:style-name="Strong"><text:span text:style-name="T3">σκαλη</text:span></text:span><text:span text:style-name="Strong"><text:span text:style-name="T1">νὸ</text:span></text:span><text:span text:style-name="Strong"><text:span text:style-name="T3">ς</text:span></text:span><text:span text:style-name="T3">.</text:span></text:p>
      <text:p text:style-name="_3c_gloss_3e_"><text:span text:style-name="T6">[grc1479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6">p. 1734</text:span></text:span></text:a><text:span text:style-name="T6">] scalène.</text:span></text:p>
      <text:p text:style-name="_3c_grc_3e_"><text:span text:style-name="Strong"><text:span text:style-name="T3">σκαφοειδ</text:span></text:span><text:span text:style-name="Strong"><text:span text:style-name="T1">ὴ</text:span></text:span><text:span text:style-name="Strong"><text:span text:style-name="T3">ς</text:span></text:span><text:span text:style-name="T3">.</text:span></text:p>
      <text:p text:style-name="_3c_gloss_3e_"><text:span text:style-name="T6">[grc1480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6">p. 1734</text:span></text:span></text:a><text:span text:style-name="T6">] scaphoïde.</text:span></text:p>
      <text:p text:style-name="_3c_grc_3e_"><text:span text:style-name="Strong"><text:span text:style-name="T3">σκάφος</text:span></text:span><text:span text:style-name="T3">.</text:span></text:p>
      <text:p text:style-name="_3c_gloss_3e_"><text:span text:style-name="T6">[grc1481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6">p. 1734</text:span></text:span></text:a><text:span text:style-name="T6">] hélix.</text:span></text:p>
      <text:p text:style-name="_3c_grc_3e_"><text:span text:style-name="Strong"><text:span text:style-name="T3">σκελετ</text:span></text:span><text:span text:style-name="Strong"><text:span text:style-name="T1">ὸν</text:span></text:span><text:span text:style-name="T3">.</text:span></text:p>
      <text:p text:style-name="_3c_gloss_3e_"><text:span text:style-name="T3">[grc1482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squelette.</text:span></text:p>
      <text:p text:style-name="_3c_grc_3e_"><text:span text:style-name="Strong"><text:span text:style-name="T3">σκ</text:span></text:span><text:span text:style-name="Strong"><text:span text:style-name="T1">έ</text:span></text:span><text:span text:style-name="Strong"><text:span text:style-name="T3">λος</text:span></text:span><text:span text:style-name="T3">.</text:span></text:p>
      <text:p text:style-name="_3c_gloss_3e_"><text:span text:style-name="T3">[grc1483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jambe.</text:span></text:p>
      <text:p text:style-name="_3c_grc_3e_"><text:span text:style-name="Strong"><text:span text:style-name="T3">σκεπαρ</text:span></text:span><text:span text:style-name="Strong"><text:span text:style-name="T1">ν</text:span></text:span><text:span text:style-name="Strong"><text:span text:style-name="T3">ισμ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1484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fracture du crâne en dédolant.</text:span></text:p>
      <text:p text:style-name="_3c_grc_3e_"><text:span text:style-name="Strong"><text:span text:style-name="T3">σκίλλα</text:span></text:span><text:span text:style-name="T3">.</text:span></text:p>
      <text:p text:style-name="_3c_gloss_3e_"><text:span text:style-name="T3">[grc1485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scille.</text:span></text:p>
      <text:p text:style-name="_3c_grc_3e_"><text:span text:style-name="Strong"><text:span text:style-name="T3">σκί</text:span></text:span><text:span text:style-name="Strong"><text:span text:style-name="T1">ῤῥ</text:span></text:span><text:span text:style-name="Strong"><text:span text:style-name="T3">ος</text:span></text:span><text:span text:style-name="T3">.</text:span></text:p>
      <text:p text:style-name="_3c_gloss_3e_"><text:span text:style-name="T6">[grc1486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6">p. 1734</text:span></text:span></text:a><text:span text:style-name="T6">] squirrhe.</text:span></text:p>
      <text:p text:style-name="_3c_grc_3e_"><text:span text:style-name="Strong"><text:span text:style-name="T1">σ</text:span></text:span><text:span text:style-name="Strong"><text:span text:style-name="T3">κι</text:span></text:span><text:span text:style-name="Strong"><text:span text:style-name="T1">ῤῥ</text:span></text:span><text:span text:style-name="Strong"><text:span text:style-name="T3">ώδης</text:span></text:span><text:span text:style-name="T3">.</text:span></text:p>
      <text:p text:style-name="_3c_gloss_3e_"><text:span text:style-name="T6">[grc1487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6">p. 1734</text:span></text:span></text:a><text:span text:style-name="T6">] squirrheux.</text:span></text:p>
      <text:p text:style-name="_3c_grc_3e_"><text:span text:style-name="Strong"><text:span text:style-name="T3">σκληρίασις</text:span></text:span><text:span text:style-name="T3">.</text:span></text:p>
      <text:p text:style-name="_3c_gloss_3e_"><text:span text:style-name="T1">[</text:span><text:span text:style-name="T3">grc</text:span><text:span text:style-name="T1">1488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</text:span></text:span></text:a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1">. 1734</text:span></text:span></text:a><text:span text:style-name="T1">] </text:span><text:span text:style-name="T3">duret</text:span><text:span text:style-name="T1">é.</text:span></text:p>
      <text:p text:style-name="_3c_grc_3e_"><text:span text:style-name="Strong"><text:span text:style-name="T3">σκληροφθαλμία</text:span></text:span><text:span text:style-name="T3">.</text:span></text:p>
      <text:p text:style-name="_3c_gloss_3e_"><text:span text:style-name="T3">[grc1489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sclérophthalmie.</text:span></text:p>
      <text:p text:style-name="_3c_grc_3e_"><text:span text:style-name="Strong"><text:span text:style-name="T3">σκλήρυσμα</text:span></text:span><text:span text:style-name="T3">.</text:span></text:p>
      <text:p text:style-name="_3c_gloss_3e_"><text:span text:style-name="T3">[grc1490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durcissement.</text:span></text:p>
      <text:p text:style-name="_3c_grc_3e_"><text:span text:style-name="Strong"><text:span text:style-name="T3">σκλήρωμα</text:span></text:span><text:span text:style-name="T3">.</text:span></text:p>
      <text:p text:style-name="_3c_gloss_3e_"><text:span text:style-name="T3">[grc1491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sclérome.</text:span></text:p>
      <text:p text:style-name="_3c_grc_3e_"><text:span text:style-name="Strong"><text:span text:style-name="T3">σκορδίνημα</text:span></text:span><text:span text:style-name="T3">.</text:span></text:p>
      <text:p text:style-name="_3c_gloss_3e_"><text:span text:style-name="T3">[grc1492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pandiculation.</text:span></text:p>
      <text:p text:style-name="_3c_grc_3e_"><text:soft-page-break/><text:span text:style-name="Strong"><text:span text:style-name="T3">σκ</text:span></text:span><text:span text:style-name="Strong"><text:span text:style-name="T1">ό</text:span></text:span><text:span text:style-name="Strong"><text:span text:style-name="T3">ροδον</text:span></text:span><text:span text:style-name="T3">.</text:span></text:p>
      <text:p text:style-name="_3c_gloss_3e_"><text:span text:style-name="T3">[grc1493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ail.</text:span></text:p>
      <text:p text:style-name="_3c_grc_3e_"><text:span text:style-name="Strong"><text:span text:style-name="T3">σκοτόδι</text:span></text:span><text:span text:style-name="Strong"><text:span text:style-name="T1">ν</text:span></text:span><text:span text:style-name="Strong"><text:span text:style-name="T3">ος</text:span></text:span><text:span text:style-name="T3">, </text:span><text:span text:style-name="Strong"><text:span text:style-name="T3">σκότωμα</text:span></text:span><text:span text:style-name="T3">.</text:span></text:p>
      <text:p text:style-name="_3c_gloss_3e_"><text:span text:style-name="T3">[grc1494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vertige.</text:span></text:p>
      <text:p text:style-name="_3c_grc_3e_"><text:span text:style-name="Strong"><text:span text:style-name="T3">σκυταλ</text:span></text:span><text:span text:style-name="Strong"><text:span text:style-name="T1">ὶ</text:span></text:span><text:span text:style-name="Strong"><text:span text:style-name="T3">ς</text:span></text:span><text:span text:style-name="T3">.</text:span></text:p>
      <text:p text:style-name="_3c_gloss_3e_"><text:span text:style-name="T3">[grc1495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phalange des doigts.</text:span></text:p>
      <text:p text:style-name="_3c_grc_3e_"><text:span text:style-name="Strong"><text:span text:style-name="T3">σκωληκίζω</text:span></text:span><text:span text:style-name="Strong"><text:span text:style-name="T1">ν</text:span></text:span><text:span text:style-name="T3">.</text:span></text:p>
      <text:p text:style-name="_3c_gloss_3e_"><text:span text:style-name="T3">[grc1496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vermiculant.</text:span></text:p>
      <text:p text:style-name="_3c_grc_3e_"><text:span text:style-name="Strong"><text:span text:style-name="T3">σκώληξ</text:span></text:span><text:span text:style-name="T3">.</text:span></text:p>
      <text:p text:style-name="_3c_gloss_3e_"><text:span text:style-name="T3">[grc1497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ver.</text:span></text:p>
      <text:p text:style-name="_3c_grc_3e_"><text:span text:style-name="Strong"><text:span text:style-name="T3">σμ</text:span></text:span><text:span text:style-name="Strong"><text:span text:style-name="T1">ῆ</text:span></text:span><text:span text:style-name="Strong"><text:span text:style-name="T3">γμα</text:span></text:span><text:span text:style-name="T3">.</text:span></text:p>
      <text:p text:style-name="_3c_gloss_3e_"><text:span text:style-name="T3">[grc1498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smegme, savon.</text:span></text:p>
      <text:p text:style-name="_3c_grc_3e_"><text:span text:style-name="Strong"><text:span text:style-name="T3">σμίλη</text:span></text:span><text:span text:style-name="T3">.</text:span></text:p>
      <text:p text:style-name="_3c_gloss_3e_"><text:span text:style-name="T3">[grc1499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scalpel.</text:span></text:p>
      <text:p text:style-name="_3c_grc_3e_"><text:span text:style-name="Strong"><text:span text:style-name="T3">σμώδιξ</text:span></text:span><text:span text:style-name="T3">.</text:span></text:p>
      <text:p text:style-name="_3c_gloss_3e_"><text:span text:style-name="T1">[</text:span><text:span text:style-name="T3">grc</text:span><text:span text:style-name="T1">1500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</text:span></text:span></text:a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1">. 1734</text:span></text:span></text:a><text:span text:style-name="T1">] </text:span><text:span text:style-name="T3">vibice</text:span><text:span text:style-name="T1">.</text:span></text:p>
      <text:p text:style-name="_3c_grc_3e_"><text:span text:style-name="Strong"><text:span text:style-name="T3">σπάσ</text:span></text:span><text:span text:style-name="Strong"><text:span text:style-name="T1">μ</text:span></text:span><text:span text:style-name="Strong"><text:span text:style-name="T3">α</text:span></text:span><text:span text:style-name="T3">, </text:span><text:span text:style-name="Strong"><text:span text:style-name="T3">σπασμ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6">[grc1501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6">p. 1734</text:span></text:span></text:a><text:span text:style-name="T6">] spasme.</text:span></text:p>
      <text:p text:style-name="_3c_grc_3e_"><text:span text:style-name="Strong"><text:span text:style-name="T3">σπασμώδης</text:span></text:span><text:span text:style-name="T3">.</text:span></text:p>
      <text:p text:style-name="_3c_gloss_3e_"><text:span text:style-name="T6">[grc1502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6">p. 1734</text:span></text:span></text:a><text:span text:style-name="T6">] spasmodique.</text:span></text:p>
      <text:p text:style-name="_3c_grc_3e_"><text:span text:style-name="Strong"><text:span text:style-name="T3">σπ</text:span></text:span><text:span text:style-name="Strong"><text:span text:style-name="T1">έ</text:span></text:span><text:span text:style-name="Strong"><text:span text:style-name="T3">ρμα</text:span></text:span><text:span text:style-name="T3">.</text:span></text:p>
      <text:p text:style-name="_3c_gloss_3e_"><text:span text:style-name="T6">[grc1503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6">p. 1734</text:span></text:span></text:a><text:span text:style-name="T6">] sperme.</text:span></text:p>
      <text:p text:style-name="_3c_grc_3e_"><text:span text:style-name="Strong"><text:span text:style-name="T3">σπερματι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1504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spermatique.</text:span></text:p>
      <text:p text:style-name="_3c_grc_3e_"><text:span text:style-name="Strong"><text:span text:style-name="T3">σπερματισμ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1505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éjaculation.</text:span></text:p>
      <text:p text:style-name="_3c_grc_3e_"><text:span text:style-name="Strong"><text:span text:style-name="T3">σπερματώδης</text:span></text:span><text:span text:style-name="T3">.</text:span></text:p>
      <text:p text:style-name="_3c_gloss_3e_"><text:span text:style-name="T3">[grc1506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séminal.</text:span></text:p>
      <text:p text:style-name="_3c_grc_3e_"><text:span text:style-name="Strong"><text:span text:style-name="T3">σπλαγχ</text:span></text:span><text:span text:style-name="Strong"><text:span text:style-name="T1">ν</text:span></text:span><text:span text:style-name="Strong"><text:span text:style-name="T3">ι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1507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splanchnique.</text:span></text:p>
      <text:p text:style-name="_3c_grc_3e_"><text:span text:style-name="Strong"><text:span text:style-name="T3">σπλάγχ</text:span></text:span><text:span text:style-name="T1">ν</text:span><text:span text:style-name="Strong"><text:span text:style-name="T3">ο</text:span></text:span><text:span text:style-name="Strong"><text:span text:style-name="T1">ν</text:span></text:span><text:span text:style-name="T3">.</text:span></text:p>
      <text:p text:style-name="_3c_gloss_3e_"><text:span text:style-name="T3">[grc1508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viscère.</text:span></text:p>
      <text:p text:style-name="_3c_grc_3e_"><text:span text:style-name="Strong"><text:span text:style-name="T3">σπλ</text:span></text:span><text:span text:style-name="Strong"><text:span text:style-name="T1">ὴ</text:span></text:span><text:span text:style-name="Strong"><text:span text:style-name="T3">ν</text:span></text:span><text:span text:style-name="T3">.</text:span></text:p>
      <text:p text:style-name="_3c_gloss_3e_"><text:span text:style-name="T3">[grc1509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la rate.</text:span></text:p>
      <text:p text:style-name="_3c_grc_3e_"><text:soft-page-break/><text:span text:style-name="Strong"><text:span text:style-name="T3">σπλη</text:span></text:span><text:span text:style-name="Strong"><text:span text:style-name="T1">ν</text:span></text:span><text:span text:style-name="Strong"><text:span text:style-name="T3">ι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1510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splénique.</text:span></text:p>
      <text:p text:style-name="_3c_grc_3e_"><text:span text:style-name="Strong"><text:span text:style-name="T3">σπλή</text:span></text:span><text:span text:style-name="Strong"><text:span text:style-name="T1">ν</text:span></text:span><text:span text:style-name="Strong"><text:span text:style-name="T3">ιον</text:span></text:span><text:span text:style-name="T3">.</text:span></text:p>
      <text:p text:style-name="_3c_gloss_3e_"><text:span text:style-name="T3">[grc1511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compresse.</text:span></text:p>
      <text:p text:style-name="_3c_grc_3e_"><text:span text:style-name="Strong"><text:span text:style-name="T3">σπλη</text:span></text:span><text:span text:style-name="Strong"><text:span text:style-name="T1">νῖ</text:span></text:span><text:span text:style-name="Strong"><text:span text:style-name="T3">τις</text:span></text:span><text:span text:style-name="T3">.</text:span></text:p>
      <text:p text:style-name="_3c_gloss_3e_"><text:span text:style-name="T3">[grc1512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splénite.</text:span></text:p>
      <text:p text:style-name="_3c_grc_3e_"><text:span text:style-name="Strong"><text:span text:style-name="T3">σπογγοειδ</text:span></text:span><text:span text:style-name="Strong"><text:span text:style-name="T1">ὴ</text:span></text:span><text:span text:style-name="Strong"><text:span text:style-name="T3">ς</text:span></text:span><text:span text:style-name="T3">.</text:span></text:p>
      <text:p text:style-name="_3c_gloss_3e_"><text:span text:style-name="T3">[grc1513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spongieux.</text:span></text:p>
      <text:p text:style-name="_3c_grc_3e_"><text:span text:style-name="Strong"><text:span text:style-name="T3">σπό</text:span></text:span><text:span text:style-name="Strong"><text:span text:style-name="T1">ν</text:span></text:span><text:span text:style-name="Strong"><text:span text:style-name="T3">δυλος</text:span></text:span><text:span text:style-name="T3">.</text:span></text:p>
      <text:p text:style-name="_3c_gloss_3e_"><text:span text:style-name="T3">[grc1514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vertèbre.</text:span></text:p>
      <text:p text:style-name="_3c_grc_3e_"><text:span text:style-name="Strong"><text:span text:style-name="T3">σποραδι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1515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sporadique.</text:span></text:p>
      <text:p text:style-name="_3c_grc_3e_"><text:span text:style-name="Strong"><text:span text:style-name="T3">στάξις</text:span></text:span><text:span text:style-name="T3">, </text:span><text:span text:style-name="Strong"><text:span text:style-name="T1">ἐ</text:span></text:span><text:span text:style-name="Strong"><text:span text:style-name="T3">πίσταξις</text:span></text:span><text:span text:style-name="T3">.</text:span></text:p>
      <text:p text:style-name="_3c_gloss_3e_"><text:span text:style-name="T3">[grc1516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épistaxis.</text:span></text:p>
      <text:p text:style-name="_3c_grc_3e_"><text:span text:style-name="Strong"><text:span text:style-name="T3">στάσις</text:span></text:span><text:span text:style-name="T3">.</text:span></text:p>
      <text:p text:style-name="_3c_gloss_3e_"><text:span text:style-name="T3">[grc1517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stase.</text:span></text:p>
      <text:p text:style-name="_3c_grc_3e_"><text:span text:style-name="Strong"><text:span text:style-name="T3">σταφυλάγρα</text:span></text:span><text:span text:style-name="T3">.</text:span></text:p>
      <text:p text:style-name="_3c_gloss_3e_"><text:span text:style-name="T3">[grc1518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pince pour saisir la luette engorgée.</text:span></text:p>
      <text:p text:style-name="_3c_grc_3e_"><text:span text:style-name="Strong"><text:span text:style-name="T3">σταφύλη</text:span></text:span><text:span text:style-name="T3">.</text:span></text:p>
      <text:p text:style-name="_3c_gloss_3e_"><text:span text:style-name="T3">[grc1519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luette ou inflammation de la luette.</text:span></text:p>
      <text:p text:style-name="_3c_grc_3e_"><text:span text:style-name="Strong"><text:span text:style-name="T3">σταφύλωμα</text:span></text:span><text:span text:style-name="T3">.</text:span></text:p>
      <text:p text:style-name="_3c_gloss_3e_"><text:span text:style-name="T3">[grc1520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staphylôme.</text:span></text:p>
      <text:p text:style-name="_3c_grc_3e_"><text:span text:style-name="Strong"><text:span text:style-name="T3">σταχ</text:span></text:span><text:span text:style-name="Strong"><text:span text:style-name="T1">ὺ</text:span></text:span><text:span text:style-name="Strong"><text:span text:style-name="T3">ς</text:span></text:span><text:span text:style-name="T3">.</text:span></text:p>
      <text:p text:style-name="_3c_gloss_3e_"><text:span text:style-name="T3">[grc1521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épi.</text:span></text:p>
      <text:p text:style-name="_3c_grc_3e_"><text:span text:style-name="Strong"><text:span text:style-name="T3">στ</text:span></text:span><text:span text:style-name="Strong"><text:span text:style-name="T1">έ</text:span></text:span><text:span text:style-name="Strong"><text:span text:style-name="T3">αρ</text:span></text:span><text:span text:style-name="T3">.</text:span></text:p>
      <text:p text:style-name="_3c_gloss_3e_"><text:span text:style-name="T3">[grc1522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graisse.</text:span></text:p>
      <text:p text:style-name="_3c_grc_3e_"><text:span text:style-name="Strong"><text:span text:style-name="T3">στεατώδης</text:span></text:span><text:span text:style-name="T3">.</text:span></text:p>
      <text:p text:style-name="_3c_gloss_3e_"><text:span text:style-name="T3">[grc1523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stéatomateux.</text:span></text:p>
      <text:p text:style-name="_3c_grc_3e_"><text:span text:style-name="Strong"><text:span text:style-name="T3">στεάτωμα</text:span></text:span><text:span text:style-name="T3">.</text:span></text:p>
      <text:p text:style-name="_3c_gloss_3e_"><text:span text:style-name="T3">[grc1524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stéatome.</text:span></text:p>
      <text:p text:style-name="_3c_grc_3e_"><text:span text:style-name="Strong"><text:span text:style-name="T3">στ</text:span></text:span><text:span text:style-name="Strong"><text:span text:style-name="T1">έ</text:span></text:span><text:span text:style-name="Strong"><text:span text:style-name="T3">γ</text:span></text:span><text:span text:style-name="Strong"><text:span text:style-name="T1">ν</text:span></text:span><text:span text:style-name="Strong"><text:span text:style-name="T3">ωσις</text:span></text:span><text:span text:style-name="T3">.</text:span></text:p>
      <text:p text:style-name="_3c_gloss_3e_"><text:span text:style-name="T3">[grc1525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stegnose, obstruction.</text:span></text:p>
      <text:p text:style-name="_3c_grc_3e_"><text:span text:style-name="Strong"><text:span text:style-name="T3">στεγ</text:span></text:span><text:span text:style-name="Strong"><text:span text:style-name="T1">ν</text:span></text:span><text:span text:style-name="Strong"><text:span text:style-name="T3">ωτι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1526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obstruant.</text:span></text:p>
      <text:p text:style-name="_3c_grc_3e_"><text:soft-page-break/><text:span text:style-name="Strong"><text:span text:style-name="T3">στ</text:span></text:span><text:span text:style-name="Strong"><text:span text:style-name="T1">έ</text:span></text:span><text:span text:style-name="Strong"><text:span text:style-name="T3">ρ</text:span></text:span><text:span text:style-name="Strong"><text:span text:style-name="T1">ν</text:span></text:span><text:span text:style-name="Strong"><text:span text:style-name="T3">ο</text:span></text:span><text:span text:style-name="Strong"><text:span text:style-name="T1">ν</text:span></text:span><text:span text:style-name="T3">.</text:span></text:p>
      <text:p text:style-name="_3c_gloss_3e_"><text:span text:style-name="T3">[grc1527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sternum.</text:span></text:p>
      <text:p text:style-name="_3c_grc_3e_"><text:span text:style-name="Strong"><text:span text:style-name="T3">στεφα</text:span></text:span><text:span text:style-name="Strong"><text:span text:style-name="T1">νῖ</text:span></text:span><text:span text:style-name="Strong"><text:span text:style-name="T3">τις</text:span></text:span><text:span text:style-name="T3">.</text:span></text:p>
      <text:p text:style-name="_3c_gloss_3e_"><text:span text:style-name="T3">[grc1528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suture coronale.</text:span></text:p>
      <text:p text:style-name="_3c_grc_3e_"><text:span text:style-name="Strong"><text:span text:style-name="T3">Στ</text:span></text:span><text:span text:style-name="Strong"><text:span text:style-name="T1">ῆ</text:span></text:span><text:span text:style-name="Strong"><text:span text:style-name="T3">θος</text:span></text:span><text:span text:style-name="T3">.</text:span></text:p>
      <text:p text:style-name="_3c_gloss_3e_"><text:span text:style-name="T3">[grc1529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la poitrine ; la paume de la main, la plante du pied.</text:span></text:p>
      <text:p text:style-name="_3c_grc_3e_"><text:span text:style-name="Strong"><text:span text:style-name="T3">στίμμι</text:span></text:span><text:span text:style-name="T3">.</text:span></text:p>
      <text:p text:style-name="_3c_gloss_3e_"><text:span text:style-name="T1">[</text:span><text:span text:style-name="T3">grc</text:span><text:span text:style-name="T1">1530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</text:span></text:span></text:a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1">. 1734</text:span></text:span></text:a><text:span text:style-name="T1">] </text:span><text:span text:style-name="T3">antimoine</text:span><text:span text:style-name="T1">.</text:span></text:p>
      <text:p text:style-name="_3c_grc_3e_"><text:span text:style-name="Strong"><text:span text:style-name="T3">στοιχε</text:span></text:span><text:span text:style-name="Strong"><text:span text:style-name="T1">ῖ</text:span></text:span><text:span text:style-name="Strong"><text:span text:style-name="T3">ο</text:span></text:span><text:span text:style-name="Strong"><text:span text:style-name="T1">ν</text:span></text:span><text:span text:style-name="T3">.</text:span></text:p>
      <text:p text:style-name="_3c_gloss_3e_"><text:span text:style-name="T3">[grc1531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élément.</text:span></text:p>
      <text:p text:style-name="_3c_grc_3e_"><text:span text:style-name="Strong"><text:span text:style-name="T3">στόμα</text:span></text:span><text:span text:style-name="T3">.</text:span></text:p>
      <text:p text:style-name="_3c_gloss_3e_"><text:span text:style-name="T3">[grc1532 </text:span><text:a xlink:type="simple" xlink:href="https://www.biusante.parisdescartes.fr/histoire/medica/resultats/index.php?do=zoom&amp;cote=37020d&amp;p=1747" text:style-name="Internet_20_link" text:visited-style-name="Visited_20_Internet_20_Link"><text:span text:style-name="Internet_20_link"><text:span text:style-name="T3">p. 1734</text:span></text:span></text:a><text:span text:style-name="T3">] la bouche ; orifice de l’utérus.</text:span></text:p>
      <text:p text:style-name="_3c_grc_3e_"><text:span text:style-name="Strong"><text:span text:style-name="T3">στοματι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1533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stomatique.</text:span></text:p>
      <text:p text:style-name="_3c_grc_3e_"><text:span text:style-name="Strong"><text:span text:style-name="T3">στομαχι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1534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stomachique.</text:span></text:p>
      <text:p text:style-name="_3c_grc_3e_"><text:span text:style-name="Strong"><text:span text:style-name="T3">στόμαχ</text:span></text:span><text:span text:style-name="Strong"><text:span text:style-name="T1">ο</text:span></text:span><text:span text:style-name="Strong"><text:span text:style-name="T3">ς</text:span></text:span><text:span text:style-name="T3">.</text:span></text:p>
      <text:p text:style-name="_3c_gloss_3e_"><text:span text:style-name="T3">[grc1535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œsophage, cardia, pylore, estomac.</text:span></text:p>
      <text:p text:style-name="_3c_grc_3e_"><text:span text:style-name="Strong"><text:span text:style-name="T3">στόμαχος</text:span></text:span><text:span text:style-name="T3"> </text:span><text:span text:style-name="Strong"><text:span text:style-name="T3">τ</text:span></text:span><text:span text:style-name="Strong"><text:span text:style-name="T1">ῆ</text:span></text:span><text:span text:style-name="Strong"><text:span text:style-name="T3">ς κύστιος</text:span></text:span><text:span text:style-name="T3">.</text:span></text:p>
      <text:p text:style-name="_3c_gloss_3e_"><text:span text:style-name="T3">[grc1536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col de la vessie.</text:span></text:p>
      <text:p text:style-name="_3c_grc_3e_"><text:span text:style-name="Strong"><text:span text:style-name="T3">στόμαχος</text:span></text:span><text:span text:style-name="T3"> </text:span><text:span text:style-name="Strong"><text:span text:style-name="T3">τ</text:span></text:span><text:span text:style-name="Strong"><text:span text:style-name="T1">ῆ</text:span></text:span><text:span text:style-name="Strong"><text:span text:style-name="T3">ς μήτρας</text:span></text:span><text:span text:style-name="T3">.</text:span></text:p>
      <text:p text:style-name="_3c_gloss_3e_"><text:span text:style-name="T3">[grc1537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col de la matrice.</text:span></text:p>
      <text:p text:style-name="_3c_grc_3e_"><text:span text:style-name="Strong"><text:span text:style-name="T3">στραβισμ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1">[</text:span><text:span text:style-name="T3">grc</text:span><text:span text:style-name="T1">1538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</text:span></text:span></text:a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1">. 1735</text:span></text:span></text:a><text:span text:style-name="T1">] </text:span><text:span text:style-name="T3">strabisme</text:span><text:span text:style-name="T1">.</text:span></text:p>
      <text:p text:style-name="_3c_grc_3e_"><text:span text:style-name="Strong"><text:span text:style-name="T3">στραγγουρία</text:span></text:span><text:span text:style-name="T3">.</text:span></text:p>
      <text:p text:style-name="_3c_gloss_3e_"><text:span text:style-name="T3">[grc1539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strangurie.</text:span></text:p>
      <text:p text:style-name="_3c_grc_3e_"><text:span text:style-name="Strong"><text:span text:style-name="T3">στρόφος</text:span></text:span><text:span text:style-name="T3">.</text:span></text:p>
      <text:p text:style-name="_3c_gloss_3e_"><text:span text:style-name="T3">[grc1540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tranchée.</text:span></text:p>
      <text:p text:style-name="_3c_grc_3e_"><text:span text:style-name="Strong"><text:span text:style-name="T3">στρυφν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1541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âpre au goût.</text:span></text:p>
      <text:p text:style-name="_3c_grc_3e_"><text:span text:style-name="Strong"><text:span text:style-name="T3">στυλοειδ</text:span></text:span><text:span text:style-name="Strong"><text:span text:style-name="T1">ὴ</text:span></text:span><text:span text:style-name="Strong"><text:span text:style-name="T3">ς</text:span></text:span><text:span text:style-name="T3">.</text:span></text:p>
      <text:p text:style-name="_3c_gloss_3e_"><text:span text:style-name="T3">[grc1542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styloïde.</text:span></text:p>
      <text:p text:style-name="_3c_grc_3e_"><text:span text:style-name="Strong"><text:span text:style-name="T3">στυπτηρία</text:span></text:span><text:span text:style-name="T3">.</text:span></text:p>
      <text:p text:style-name="_3c_gloss_3e_"><text:span text:style-name="T6">[grc1543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6">p. 1735</text:span></text:span></text:a><text:span text:style-name="T6">] alun.</text:span></text:p>
      <text:p text:style-name="_3c_grc_3e_"><text:soft-page-break/><text:span text:style-name="Strong"><text:span text:style-name="T3">στυπτι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6">[grc1544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6">p. 1735</text:span></text:span></text:a><text:span text:style-name="T6">] styptique.</text:span></text:p>
      <text:p text:style-name="_3c_grc_3e_"><text:span text:style-name="Strong"><text:span text:style-name="T3">στυφ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1545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astringent.</text:span></text:p>
      <text:p text:style-name="_3c_grc_3e_"><text:span text:style-name="Strong"><text:span text:style-name="T3">στύψις</text:span></text:span><text:span text:style-name="T3">.</text:span></text:p>
      <text:p text:style-name="_3c_gloss_3e_"><text:span text:style-name="T3">[grc1546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astriction.</text:span></text:p>
      <text:p text:style-name="_3c_grc_3e_"><text:span text:style-name="Strong"><text:span text:style-name="T3">συγκοπ</text:span></text:span><text:span text:style-name="Strong"><text:span text:style-name="T1">ὴ</text:span></text:span><text:span text:style-name="T3">.</text:span></text:p>
      <text:p text:style-name="_3c_gloss_3e_"><text:span text:style-name="T3">[grc1547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syncope.</text:span></text:p>
      <text:p text:style-name="_3c_grc_3e_"><text:span text:style-name="Strong"><text:span text:style-name="T3">συγχόνδρωσις</text:span></text:span><text:span text:style-name="T3">.</text:span></text:p>
      <text:p text:style-name="_3c_gloss_3e_"><text:span text:style-name="T3">[grc1548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synchondrose.</text:span></text:p>
      <text:p text:style-name="_3c_grc_3e_"><text:span text:style-name="Strong"><text:span text:style-name="T3">συζυγία</text:span></text:span><text:span text:style-name="T3">.</text:span></text:p>
      <text:p text:style-name="_3c_gloss_3e_"><text:span text:style-name="T3">[grc1549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conjugaison.</text:span></text:p>
      <text:p text:style-name="_3c_grc_3e_"><text:span text:style-name="Strong"><text:span text:style-name="T3">σ</text:span></text:span><text:span text:style-name="Strong"><text:span text:style-name="T1">ῦ</text:span></text:span><text:span text:style-name="Strong"><text:span text:style-name="T3">κον</text:span></text:span><text:span text:style-name="T3">.</text:span></text:p>
      <text:p text:style-name="_3c_gloss_3e_"><text:span text:style-name="T3">[grc1550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figue ; fic.</text:span></text:p>
      <text:p text:style-name="_3c_grc_3e_"><text:span text:style-name="Strong"><text:span text:style-name="T3">σύκωμα</text:span></text:span><text:span text:style-name="T3">, </text:span><text:span text:style-name="Strong"><text:span text:style-name="T3">σύκωσις</text:span></text:span><text:span text:style-name="T3">.</text:span></text:p>
      <text:p text:style-name="_3c_gloss_3e_"><text:span text:style-name="T3">[grc1551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sycose.</text:span></text:p>
      <text:p text:style-name="_3c_grc_3e_"><text:span text:style-name="Strong"><text:span text:style-name="T3">συμβεβη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1">[</text:span><text:span text:style-name="T3">grc</text:span><text:span text:style-name="T1">1552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</text:span></text:span></text:a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1">. 1735</text:span></text:span></text:a><text:span text:style-name="T1">] </text:span><text:span text:style-name="T3">accident</text:span><text:span text:style-name="T1">.</text:span></text:p>
      <text:p text:style-name="_3c_grc_3e_"><text:span text:style-name="Strong"><text:span text:style-name="T3">συμβολ</text:span></text:span><text:span text:style-name="Strong"><text:span text:style-name="T1">ὴ</text:span></text:span><text:span text:style-name="T3">.</text:span></text:p>
      <text:p text:style-name="_3c_gloss_3e_"><text:span text:style-name="T3">[grc1553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articulation.</text:span></text:p>
      <text:p text:style-name="_3c_grc_3e_"><text:span text:style-name="Strong"><text:span text:style-name="T3">συμπάθεια</text:span></text:span><text:span text:style-name="T3">.</text:span></text:p>
      <text:p text:style-name="_3c_gloss_3e_"><text:span text:style-name="T3">[grc1554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sympathie.</text:span></text:p>
      <text:p text:style-name="_3c_grc_3e_"><text:span text:style-name="Strong"><text:span text:style-name="T3">σύμπηξις</text:span></text:span><text:span text:style-name="T3">.</text:span></text:p>
      <text:p text:style-name="_3c_gloss_3e_"><text:span text:style-name="T3">[grc1555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concrétion.</text:span></text:p>
      <text:p text:style-name="_3c_grc_3e_"><text:span text:style-name="Strong"><text:span text:style-name="T3">σύμπτωμα</text:span></text:span><text:span text:style-name="T3">.</text:span></text:p>
      <text:p text:style-name="_3c_gloss_3e_"><text:span text:style-name="T3">[grc1556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symptôme.</text:span></text:p>
      <text:p text:style-name="_3c_grc_3e_"><text:span text:style-name="Strong"><text:span text:style-name="T3">συμπτωματι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1557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symptomatique.</text:span></text:p>
      <text:p text:style-name="_3c_grc_3e_"><text:span text:style-name="Strong"><text:span text:style-name="T3">σύμπτωσις</text:span></text:span><text:span text:style-name="T3">.</text:span></text:p>
      <text:p text:style-name="_3c_gloss_3e_"><text:span text:style-name="T3">[grc1558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collapsus.</text:span></text:p>
      <text:p text:style-name="_3c_grc_3e_"><text:span text:style-name="Strong"><text:span text:style-name="T3">συμφόρησις</text:span></text:span><text:span text:style-name="T3">.</text:span></text:p>
      <text:p text:style-name="_3c_gloss_3e_"><text:span text:style-name="T3">[grc1559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congestion.</text:span></text:p>
      <text:p text:style-name="_3c_grc_3e_"><text:span text:style-name="Strong"><text:span text:style-name="T3">σύμφυσις</text:span></text:span><text:span text:style-name="T3">.</text:span></text:p>
      <text:p text:style-name="_3c_gloss_3e_"><text:span text:style-name="T3">[grc1560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symphyse, adhérence.</text:span></text:p>
      <text:p text:style-name="_3c_grc_3e_"><text:soft-page-break/><text:span text:style-name="Strong"><text:span text:style-name="T3">συνάγχη</text:span></text:span><text:span text:style-name="T3">.</text:span></text:p>
      <text:p text:style-name="_3c_gloss_3e_"><text:span text:style-name="T3">[grc1561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esquinancie.</text:span></text:p>
      <text:p text:style-name="_3c_grc_3e_"><text:span text:style-name="Strong"><text:span text:style-name="T3">συναγχι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1562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affecté d’esquinancie.</text:span></text:p>
      <text:p text:style-name="_3c_grc_3e_"><text:span text:style-name="Strong"><text:span text:style-name="T3">συνάρθρωσις</text:span></text:span><text:span text:style-name="T3">.</text:span></text:p>
      <text:p text:style-name="_3c_gloss_3e_"><text:span text:style-name="T3">[grc1563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synarthrose.</text:span></text:p>
      <text:p text:style-name="_3c_grc_3e_"><text:span text:style-name="Strong"><text:span text:style-name="T3">σ</text:span></text:span><text:span text:style-name="Strong"><text:span text:style-name="T1">υ</text:span></text:span><text:span text:style-name="Strong"><text:span text:style-name="T3">νδεσμ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1564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ligament.</text:span></text:p>
      <text:p text:style-name="_3c_grc_3e_"><text:span text:style-name="Strong"><text:span text:style-name="T3">συνδυασμ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1565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accouplement.</text:span></text:p>
      <text:p text:style-name="_3c_grc_3e_"><text:span text:style-name="Strong"><text:span text:style-name="T3">σύνθεσις</text:span></text:span><text:span text:style-name="T3">.</text:span></text:p>
      <text:p text:style-name="_3c_gloss_3e_"><text:span text:style-name="T3">[grc1566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synthèse.</text:span></text:p>
      <text:p text:style-name="_3c_grc_3e_"><text:span text:style-name="Strong"><text:span text:style-name="T3">συννεύρωσις</text:span></text:span><text:span text:style-name="T3">.</text:span></text:p>
      <text:p text:style-name="_3c_gloss_3e_"><text:span text:style-name="T6">[grc1567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6">p. 1735</text:span></text:span></text:a><text:span text:style-name="T6">] synnévrose.</text:span></text:p>
      <text:p text:style-name="_3c_grc_3e_"><text:span text:style-name="Strong"><text:span text:style-name="T3">συνουσία</text:span></text:span><text:span text:style-name="T3">.</text:span></text:p>
      <text:p text:style-name="_3c_gloss_3e_"><text:span text:style-name="T6">[grc1568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6">p. 1735</text:span></text:span></text:a><text:span text:style-name="T6">] coït.</text:span></text:p>
      <text:p text:style-name="_3c_grc_3e_"><text:span text:style-name="Strong"><text:span text:style-name="T3">σύνοχος</text:span></text:span><text:span text:style-name="T3">.</text:span></text:p>
      <text:p text:style-name="_3c_gloss_3e_"><text:span text:style-name="T1">[</text:span><text:span text:style-name="T3">grc</text:span><text:span text:style-name="T1">1569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</text:span></text:span></text:a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1">. 1735</text:span></text:span></text:a><text:span text:style-name="T1">] </text:span><text:span text:style-name="T3">synoque</text:span><text:span text:style-name="T1">.</text:span></text:p>
      <text:p text:style-name="_3c_grc_3e_"><text:span text:style-name="Strong"><text:span text:style-name="T3">συντηκτι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1570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colliquatif.</text:span></text:p>
      <text:p text:style-name="_3c_grc_3e_"><text:span text:style-name="Strong"><text:span text:style-name="T3">σύριγξ</text:span></text:span><text:span text:style-name="T3">.</text:span></text:p>
      <text:p text:style-name="_3c_gloss_3e_"><text:span text:style-name="T3">[grc1571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fistule.</text:span></text:p>
      <text:p text:style-name="_3c_grc_3e_"><text:span text:style-name="Strong"><text:span text:style-name="T3">συσσάρκωσις</text:span></text:span><text:span text:style-name="T3">.</text:span></text:p>
      <text:p text:style-name="_3c_gloss_3e_"><text:span text:style-name="T3">[grc1572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syssarcose.</text:span></text:p>
      <text:p text:style-name="_3c_grc_3e_"><text:span text:style-name="Strong"><text:span text:style-name="T3">συσταλτι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1573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systaltique.</text:span></text:p>
      <text:p text:style-name="_3c_grc_3e_"><text:span text:style-name="Strong"><text:span text:style-name="T3">συστολ</text:span></text:span><text:span text:style-name="Strong"><text:span text:style-name="T1">ὴ</text:span></text:span><text:span text:style-name="T3">.</text:span></text:p>
      <text:p text:style-name="_3c_gloss_3e_"><text:span text:style-name="T3">[grc1574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systole.</text:span></text:p>
      <text:p text:style-name="_3c_grc_3e_"><text:span text:style-name="Strong"><text:span text:style-name="T3">σφαγ</text:span></text:span><text:span text:style-name="Strong"><text:span text:style-name="T1">ὴ</text:span></text:span><text:span text:style-name="T3">.</text:span></text:p>
      <text:p text:style-name="_3c_gloss_3e_"><text:span text:style-name="T3">[grc1575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la gorge.</text:span></text:p>
      <text:p text:style-name="_3c_grc_3e_"><text:span text:style-name="Strong"><text:span text:style-name="T3">σφαγ</text:span></text:span><text:span text:style-name="Strong"><text:span text:style-name="T1">ῖ</text:span></text:span><text:span text:style-name="Strong"><text:span text:style-name="T3">τις</text:span></text:span><text:span text:style-name="T3">.</text:span></text:p>
      <text:p text:style-name="_3c_gloss_3e_"><text:span text:style-name="T3">[grc1576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artère carotide, veine jugulaire.</text:span></text:p>
      <text:p text:style-name="_3c_grc_3e_"><text:span text:style-name="Strong"><text:span text:style-name="T3">σφάκελος</text:span></text:span><text:span text:style-name="T3">, </text:span><text:span text:style-name="Strong"><text:span text:style-name="T3">σφακελισμ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1577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sphacèle.</text:span></text:p>
      <text:p text:style-name="_3c_grc_3e_"><text:soft-page-break/><text:span text:style-name="Strong"><text:span text:style-name="T3">σφενδόνη</text:span></text:span><text:span text:style-name="T3">.</text:span></text:p>
      <text:p text:style-name="_3c_gloss_3e_"><text:span text:style-name="T3">[grc1578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fronde (bandage).</text:span></text:p>
      <text:p text:style-name="_3c_grc_3e_"><text:span text:style-name="Strong"><text:span text:style-name="T3">σφηνοειδ</text:span></text:span><text:span text:style-name="Strong"><text:span text:style-name="T1">ὴ</text:span></text:span><text:span text:style-name="Strong"><text:span text:style-name="T3">ς</text:span></text:span><text:span text:style-name="T3">.</text:span></text:p>
      <text:p text:style-name="_3c_gloss_3e_"><text:span text:style-name="T3">[grc1579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sphénoïde.</text:span></text:p>
      <text:p text:style-name="_3c_grc_3e_"><text:span text:style-name="Strong"><text:span text:style-name="T3">σφιγκτ</text:span></text:span><text:span text:style-name="Strong"><text:span text:style-name="T1">ὴ</text:span></text:span><text:span text:style-name="Strong"><text:span text:style-name="T3">ρ</text:span></text:span><text:span text:style-name="T3">.</text:span></text:p>
      <text:p text:style-name="_3c_gloss_3e_"><text:span text:style-name="T3">[grc1580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sphincter.</text:span></text:p>
      <text:p text:style-name="_3c_grc_3e_"><text:span text:style-name="Strong"><text:span text:style-name="T3">σφυγμι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1581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sphygmique.</text:span></text:p>
      <text:p text:style-name="_3c_grc_3e_"><text:span text:style-name="Strong"><text:span text:style-name="T3">σφυγμ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1582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pouls.</text:span></text:p>
      <text:p text:style-name="_3c_grc_3e_"><text:span text:style-name="Strong"><text:span text:style-name="T3">σφύξις</text:span></text:span><text:span text:style-name="T3">.</text:span></text:p>
      <text:p text:style-name="_3c_gloss_3e_"><text:span text:style-name="T3">[grc1583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palpitation.</text:span></text:p>
      <text:p text:style-name="_3c_grc_3e_"><text:span text:style-name="Strong"><text:span text:style-name="T3">σφυ</text:span></text:span><text:span text:style-name="Strong"><text:span text:style-name="T1">ρὸ</text:span></text:span><text:span text:style-name="Strong"><text:span text:style-name="T3">ν</text:span></text:span><text:span text:style-name="T3">.</text:span></text:p>
      <text:p text:style-name="_3c_gloss_3e_"><text:span text:style-name="T3">[grc1584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malléole.</text:span></text:p>
      <text:p text:style-name="_3c_grc_3e_"><text:span text:style-name="Strong"><text:span text:style-name="T3">σχέσις</text:span></text:span><text:span text:style-name="T3">.</text:span></text:p>
      <text:p text:style-name="_3c_gloss_3e_"><text:span text:style-name="T3">[grc1585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l’habitude du corps.</text:span></text:p>
      <text:p text:style-name="_3c_grc_3e_"><text:span text:style-name="Strong"><text:span text:style-name="T3">σχίδιον</text:span></text:span><text:span text:style-name="T3">.</text:span></text:p>
      <text:p text:style-name="_3c_gloss_3e_"><text:span text:style-name="T3">[grc1586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esquille, fragment.</text:span></text:p>
      <text:p text:style-name="_3c_grc_3e_"><text:span text:style-name="Strong"><text:span text:style-name="T3">σωλ</text:span></text:span><text:span text:style-name="Strong"><text:span text:style-name="T1">ὴ</text:span></text:span><text:span text:style-name="Strong"><text:span text:style-name="T3">ν</text:span></text:span><text:span text:style-name="T3">.</text:span></text:p>
      <text:p text:style-name="_3c_gloss_3e_"><text:span text:style-name="T3">[grc1587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tube, canal ; solen.</text:span></text:p>
      <text:p text:style-name="_3c_grc_3e_"><text:span text:style-name="Strong"><text:span text:style-name="T3">σ</text:span></text:span><text:span text:style-name="Strong"><text:span text:style-name="T1">ῶ</text:span></text:span><text:span text:style-name="Strong"><text:span text:style-name="T3">μα</text:span></text:span><text:span text:style-name="T3">.</text:span></text:p>
      <text:p text:style-name="_3c_gloss_3e_"><text:span text:style-name="T1">[</text:span><text:span text:style-name="T3">grc</text:span><text:span text:style-name="T1">1588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</text:span></text:span></text:a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1">. 1735</text:span></text:span></text:a><text:span text:style-name="T1">] </text:span><text:span text:style-name="T3">corps</text:span><text:span text:style-name="T1">.</text:span></text:p>
      <text:p text:style-name="_3c_grc_3e_"><text:span text:style-name="Strong"><text:span text:style-name="T3">σωματι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1">[</text:span><text:span text:style-name="T3">grc</text:span><text:span text:style-name="T1">1589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</text:span></text:span></text:a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1">. 1735</text:span></text:span></text:a><text:span text:style-name="T1">] </text:span><text:span text:style-name="T3">corporel</text:span><text:span text:style-name="T1">.</text:span></text:p>
      <text:p text:style-name="_3c_grc_3e_"><text:span text:style-name="Strong"><text:span text:style-name="T3">σωφρονιστ</text:span></text:span><text:span text:style-name="Strong"><text:span text:style-name="T1">ῆ</text:span></text:span><text:span text:style-name="Strong"><text:span text:style-name="T3">ρες</text:span></text:span><text:span text:style-name="T3"> </text:span><text:span text:style-name="Strong"><text:span text:style-name="T1">ὁ</text:span></text:span><text:span text:style-name="Strong"><text:span text:style-name="T3">δόντες</text:span></text:span><text:span text:style-name="T3">.</text:span></text:p>
      <text:p text:style-name="_3c_gloss_3e_"><text:span text:style-name="T3">[grc1590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dents de sagesse.</text:span></text:p>
      <text:p text:style-name="_3c_grc_3e_"><text:span text:style-name="Strong"><text:span text:style-name="T3">ταινία</text:span></text:span><text:span text:style-name="T3">.</text:span></text:p>
      <text:p text:style-name="_3c_gloss_3e_"><text:span text:style-name="T3">[grc1591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tænia.</text:span></text:p>
      <text:p text:style-name="_3c_grc_3e_"><text:span text:style-name="Strong"><text:span text:style-name="T3">τα</text:span></text:span><text:span text:style-name="Strong"><text:span text:style-name="T1">ρ</text:span></text:span><text:span text:style-name="Strong"><text:span text:style-name="T3">σ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1592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le tarse.</text:span></text:p>
      <text:p text:style-name="_3c_grc_3e_"><text:span text:style-name="Strong"><text:span text:style-name="T3">τεινεσμ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1593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ténesme.</text:span></text:p>
      <text:p text:style-name="_3c_grc_3e_"><text:span text:style-name="Strong"><text:span text:style-name="T3">τεινεσμώδης</text:span></text:span><text:span text:style-name="T3">.</text:span></text:p>
      <text:p text:style-name="_3c_gloss_3e_"><text:span text:style-name="T3">[grc1594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affecté de ténesme.</text:span></text:p>
      <text:p text:style-name="_3c_grc_3e_"><text:soft-page-break/><text:span text:style-name="Strong"><text:span text:style-name="T3">τένων</text:span></text:span><text:span text:style-name="T3">.</text:span></text:p>
      <text:p text:style-name="_3c_gloss_3e_"><text:span text:style-name="T3">[grc1595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tendon.</text:span></text:p>
      <text:p text:style-name="_3c_grc_3e_"><text:span text:style-name="Strong"><text:span text:style-name="T3">τέρας</text:span></text:span><text:span text:style-name="T3">.</text:span></text:p>
      <text:p text:style-name="_3c_gloss_3e_"><text:span text:style-name="T3">[grc1596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monstre.</text:span></text:p>
      <text:p text:style-name="_3c_grc_3e_"><text:span text:style-name="Strong"><text:span text:style-name="T3">τερατεία</text:span></text:span><text:span text:style-name="T3">.</text:span></text:p>
      <text:p text:style-name="_3c_gloss_3e_"><text:span text:style-name="T3">[grc1597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monstruosité.</text:span></text:p>
      <text:p text:style-name="_3c_grc_3e_"><text:span text:style-name="Strong"><text:span text:style-name="T3">τερέβινθος</text:span></text:span><text:span text:style-name="T3">.</text:span></text:p>
      <text:p text:style-name="_3c_gloss_3e_"><text:span text:style-name="T3">[grc1598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térébinthe.</text:span></text:p>
      <text:p text:style-name="_3c_grc_3e_"><text:span text:style-name="Strong"><text:span text:style-name="T3">τερηδ</text:span></text:span><text:span text:style-name="Strong"><text:span text:style-name="T1">ὼ</text:span></text:span><text:span text:style-name="Strong"><text:span text:style-name="T3">ν</text:span></text:span><text:span text:style-name="T3">.</text:span></text:p>
      <text:p text:style-name="_3c_gloss_3e_"><text:span text:style-name="T3">[grc1599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carie, spina-ventosa.</text:span></text:p>
      <text:p text:style-name="_3c_grc_3e_"><text:span text:style-name="Strong"><text:span text:style-name="T3">τέτανος</text:span></text:span><text:span text:style-name="T3">.</text:span></text:p>
      <text:p text:style-name="_3c_gloss_3e_"><text:span text:style-name="T1">[</text:span><text:span text:style-name="T3">grc</text:span><text:span text:style-name="T1">1600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</text:span></text:span></text:a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1">. 1735</text:span></text:span></text:a><text:span text:style-name="T1">] </text:span><text:span text:style-name="T3">t</text:span><text:span text:style-name="T1">é</text:span><text:span text:style-name="T3">tanos</text:span><text:span text:style-name="T1">.</text:span></text:p>
      <text:p text:style-name="_3c_grc_3e_"><text:span text:style-name="Strong"><text:span text:style-name="T3">τετραπους</text:span></text:span><text:span text:style-name="T3">.</text:span></text:p>
      <text:p text:style-name="_3c_gloss_3e_"><text:span text:style-name="T3">[grc1601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quadrupède.</text:span></text:p>
      <text:p text:style-name="_3c_grc_3e_"><text:span text:style-name="Strong"><text:span text:style-name="T3">τ</text:span></text:span><text:span text:style-name="Strong"><text:span text:style-name="T1">ῆ</text:span></text:span><text:span text:style-name="Strong"><text:span text:style-name="T3">ξις</text:span></text:span><text:span text:style-name="T3">.</text:span></text:p>
      <text:p text:style-name="_3c_gloss_3e_"><text:span text:style-name="T3">[grc1602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colliquation.</text:span></text:p>
      <text:p text:style-name="_3c_grc_3e_"><text:span text:style-name="Strong"><text:span text:style-name="T3">τήρησις</text:span></text:span><text:span text:style-name="T3">.</text:span></text:p>
      <text:p text:style-name="_3c_gloss_3e_"><text:span text:style-name="T3">[grc1603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observation.</text:span></text:p>
      <text:p text:style-name="_3c_grc_3e_"><text:span text:style-name="Strong"><text:span text:style-name="T3">τιθ</text:span></text:span><text:span text:style-name="Strong"><text:span text:style-name="T1">ὴ</text:span></text:span><text:span text:style-name="T3">, </text:span><text:span text:style-name="Strong"><text:span text:style-name="T3">τίτθη</text:span></text:span><text:span text:style-name="T3">.</text:span></text:p>
      <text:p text:style-name="_3c_gloss_3e_"><text:span text:style-name="T3">[grc1604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mamelle.</text:span></text:p>
      <text:p text:style-name="_3c_grc_3e_"><text:span text:style-name="Strong"><text:span text:style-name="T3">τιθήνη</text:span></text:span><text:span text:style-name="T3">.</text:span></text:p>
      <text:p text:style-name="_3c_gloss_3e_"><text:span text:style-name="T3">[grc1605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nourrice.</text:span></text:p>
      <text:p text:style-name="_3c_grc_3e_"><text:span text:style-name="Strong"><text:span text:style-name="T3">τιθήνησις</text:span></text:span><text:span text:style-name="T3">.</text:span></text:p>
      <text:p text:style-name="_3c_gloss_3e_"><text:span text:style-name="T3">[grc1606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allaitement.</text:span></text:p>
      <text:p text:style-name="_3c_grc_3e_"><text:span text:style-name="Strong"><text:span text:style-name="T3">τιθύμαλος</text:span></text:span><text:span text:style-name="T3">.</text:span></text:p>
      <text:p text:style-name="_3c_gloss_3e_"><text:span text:style-name="T3">[grc1607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tithymale.</text:span></text:p>
      <text:p text:style-name="_3c_grc_3e_"><text:span text:style-name="Strong"><text:span text:style-name="T3">τίκτειν</text:span></text:span><text:span text:style-name="T3">.</text:span></text:p>
      <text:p text:style-name="_3c_gloss_3e_"><text:span text:style-name="T3">[grc1608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enfanter.</text:span></text:p>
      <text:p text:style-name="_3c_grc_3e_"><text:span text:style-name="Strong"><text:span text:style-name="T3">τίλμα</text:span></text:span><text:span text:style-name="T3">, </text:span><text:span text:style-name="Strong"><text:span text:style-name="T3">τίλτος μοτ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1609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charpie.</text:span></text:p>
      <text:p text:style-name="_3c_grc_3e_"><text:span text:style-name="Strong"><text:span text:style-name="T3">τιτθ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1610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mamelle.</text:span></text:p>
      <text:p text:style-name="_3c_grc_3e_"><text:span text:style-name="Strong"><text:span text:style-name="T3">τμητι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1611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atténuant.</text:span></text:p>
      <text:p text:style-name="_3c_grc_3e_"><text:soft-page-break/><text:span text:style-name="Strong"><text:span text:style-name="T3">τόκος</text:span></text:span><text:span text:style-name="T3">.</text:span></text:p>
      <text:p text:style-name="_3c_gloss_3e_"><text:span text:style-name="T3">[grc1612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part, accouchement.</text:span></text:p>
      <text:p text:style-name="_3c_grc_3e_"><text:span text:style-name="Strong"><text:span text:style-name="T3">τομ</text:span></text:span><text:span text:style-name="Strong"><text:span text:style-name="T1">ὴ</text:span></text:span><text:span text:style-name="T3">.</text:span></text:p>
      <text:p text:style-name="_3c_gloss_3e_"><text:span text:style-name="T3">[grc1613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incision.</text:span></text:p>
      <text:p text:style-name="_3c_grc_3e_"><text:span text:style-name="Strong"><text:span text:style-name="T3">τομε</text:span></text:span><text:span text:style-name="Strong"><text:span text:style-name="T1">ῖ</text:span></text:span><text:span text:style-name="Strong"><text:span text:style-name="T3">ς</text:span></text:span><text:span text:style-name="T3">.</text:span></text:p>
      <text:p text:style-name="_3c_gloss_3e_"><text:span text:style-name="T3">[grc1614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dents incisives.</text:span></text:p>
      <text:p text:style-name="_3c_grc_3e_"><text:span text:style-name="Strong"><text:span text:style-name="T3">τοξικ</text:span></text:span><text:span text:style-name="Strong"><text:span text:style-name="T1">ὸ</text:span></text:span><text:span text:style-name="Strong"><text:span text:style-name="T3">ν</text:span></text:span><text:span text:style-name="T3">.</text:span></text:p>
      <text:p text:style-name="_3c_gloss_3e_"><text:span text:style-name="T1">[</text:span><text:span text:style-name="T3">grc</text:span><text:span text:style-name="T1">1615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</text:span></text:span></text:a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1">. 1735</text:span></text:span></text:a><text:span text:style-name="T1">] </text:span><text:span text:style-name="T3">poison</text:span><text:span text:style-name="T1">.</text:span></text:p>
      <text:p text:style-name="_3c_grc_3e_"><text:span text:style-name="Strong"><text:span text:style-name="T3">τοπι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1616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topique.</text:span></text:p>
      <text:p text:style-name="_3c_grc_3e_"><text:span text:style-name="Strong"><text:span text:style-name="T3">τραυλισμ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1617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balbutiement.</text:span></text:p>
      <text:p text:style-name="_3c_grc_3e_"><text:span text:style-name="Strong"><text:span text:style-name="T3">τρα</text:span></text:span><text:span text:style-name="Strong"><text:span text:style-name="T1">ῦ</text:span></text:span><text:span text:style-name="Strong"><text:span text:style-name="T3">μα</text:span></text:span><text:span text:style-name="T3">.</text:span></text:p>
      <text:p text:style-name="_3c_gloss_3e_"><text:span text:style-name="T1">[</text:span><text:span text:style-name="T3">grc</text:span><text:span text:style-name="T1">1618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</text:span></text:span></text:a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1">. 1735</text:span></text:span></text:a><text:span text:style-name="T1">] </text:span><text:span text:style-name="T3">blessure</text:span><text:span text:style-name="T1">.</text:span></text:p>
      <text:p text:style-name="_3c_grc_3e_"><text:span text:style-name="Strong"><text:span text:style-name="T3">τραυματι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6">[grc1619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6">p. 1735</text:span></text:span></text:a><text:span text:style-name="T6">] traumatique.</text:span></text:p>
      <text:p text:style-name="_3c_grc_3e_"><text:span text:style-name="Strong"><text:span text:style-name="T3">τραχε</text:span></text:span><text:span text:style-name="Strong"><text:span text:style-name="T1">ῖ</text:span></text:span><text:span text:style-name="Strong"><text:span text:style-name="T3">α</text:span></text:span><text:span text:style-name="T3"> </text:span><text:span text:style-name="Strong"><text:span text:style-name="T1">ἀ</text:span></text:span><text:span text:style-name="Strong"><text:span text:style-name="T3">ρτηρία</text:span></text:span><text:span text:style-name="T3">.</text:span></text:p>
      <text:p text:style-name="_3c_gloss_3e_"><text:span text:style-name="T3">[grc1620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trachée-artère.</text:span></text:p>
      <text:p text:style-name="_3c_grc_3e_"><text:span text:style-name="Strong"><text:span text:style-name="T3">τράχηλος</text:span></text:span><text:span text:style-name="T3">.</text:span></text:p>
      <text:p text:style-name="_3c_gloss_3e_"><text:span text:style-name="T3">[grc1621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le cou.</text:span></text:p>
      <text:p text:style-name="_3c_grc_3e_"><text:span text:style-name="Strong"><text:span text:style-name="T3">τραχύτης</text:span></text:span><text:span text:style-name="T3">.</text:span></text:p>
      <text:p text:style-name="_3c_gloss_3e_"><text:span text:style-name="T3">[grc1622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aspérité.</text:span></text:p>
      <text:p text:style-name="_3c_grc_3e_"><text:span text:style-name="Strong"><text:span text:style-name="T3">τράχωμα</text:span></text:span><text:span text:style-name="T3">.</text:span></text:p>
      <text:p text:style-name="_3c_gloss_3e_"><text:span text:style-name="T3">[grc1623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trachoma.</text:span></text:p>
      <text:p text:style-name="_3c_grc_3e_"><text:span text:style-name="Strong"><text:span text:style-name="T3">τρ</text:span></text:span><text:span text:style-name="Strong"><text:span text:style-name="T1">έ</text:span></text:span><text:span text:style-name="Strong"><text:span text:style-name="T3">φω</text:span></text:span><text:span text:style-name="T3">.</text:span></text:p>
      <text:p text:style-name="_3c_gloss_3e_"><text:span text:style-name="T3">[grc1624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je nourris.</text:span></text:p>
      <text:p text:style-name="_3c_grc_3e_"><text:span text:style-name="Strong"><text:span text:style-name="T3">τρίβω</text:span></text:span><text:span text:style-name="T3">.</text:span></text:p>
      <text:p text:style-name="_3c_gloss_3e_"><text:span text:style-name="T3">[grc1625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je frotte.</text:span></text:p>
      <text:p text:style-name="_3c_grc_3e_"><text:span text:style-name="Strong"><text:span text:style-name="T3">τριγλώχιν</text:span></text:span><text:span text:style-name="T3">.</text:span></text:p>
      <text:p text:style-name="_3c_gloss_3e_"><text:span text:style-name="T3">[grc1626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triglochin.</text:span></text:p>
      <text:p text:style-name="_3c_grc_3e_"><text:span text:style-name="Strong"><text:span text:style-name="T3">τρισμ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1627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trismus.</text:span></text:p>
      <text:p text:style-name="_3c_grc_3e_"><text:span text:style-name="Strong"><text:span text:style-name="T3">τριχ</text:span></text:span><text:span text:style-name="Strong"><text:span text:style-name="T1">ία</text:span></text:span><text:span text:style-name="T3">.</text:span></text:p>
      <text:p text:style-name="_3c_gloss_3e_"><text:span text:style-name="T3">[grc1628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poil, affection de la mamelle.</text:span></text:p>
      <text:p text:style-name="_3c_grc_3e_"><text:soft-page-break/><text:span text:style-name="Strong"><text:span text:style-name="T3">τριχίασις</text:span></text:span><text:span text:style-name="T3">.</text:span></text:p>
      <text:p text:style-name="_3c_gloss_3e_"><text:span text:style-name="T3">[grc1629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trichiasis.</text:span></text:p>
      <text:p text:style-name="_3c_grc_3e_"><text:span text:style-name="Strong"><text:span text:style-name="T3">τρίψις</text:span></text:span><text:span text:style-name="T3">.</text:span></text:p>
      <text:p text:style-name="_3c_gloss_3e_"><text:span text:style-name="T3">[grc1630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friction.</text:span></text:p>
      <text:p text:style-name="_3c_grc_3e_"><text:span text:style-name="Strong"><text:span text:style-name="T3">τρόμος</text:span></text:span><text:span text:style-name="T3">.</text:span></text:p>
      <text:p text:style-name="_3c_gloss_3e_"><text:span text:style-name="T3">[grc1631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tremblement.</text:span></text:p>
      <text:p text:style-name="_3c_grc_3e_"><text:span text:style-name="Strong"><text:span text:style-name="T3">τροφ</text:span></text:span><text:span text:style-name="Strong"><text:span text:style-name="T1">ὴ</text:span></text:span><text:span text:style-name="T3">.</text:span></text:p>
      <text:p text:style-name="_3c_gloss_3e_"><text:span text:style-name="T3">[grc1632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nourriture, aliment.</text:span></text:p>
      <text:p text:style-name="_3c_grc_3e_"><text:span text:style-name="Strong"><text:span text:style-name="T3">τροχαντ</text:span></text:span><text:span text:style-name="Strong"><text:span text:style-name="T1">ὴ</text:span></text:span><text:span text:style-name="Strong"><text:span text:style-name="T3">ρ</text:span></text:span><text:span text:style-name="T3">.</text:span></text:p>
      <text:p text:style-name="_3c_gloss_3e_"><text:span text:style-name="T3">[grc1633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trochanter.</text:span></text:p>
      <text:p text:style-name="_3c_grc_3e_"><text:span text:style-name="Strong"><text:span text:style-name="T3">τροχιλία</text:span></text:span><text:span text:style-name="T3">.</text:span></text:p>
      <text:p text:style-name="_3c_gloss_3e_"><text:span text:style-name="T6">[grc1634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6">p. 1735</text:span></text:span></text:a><text:span text:style-name="T6">] trochlée.</text:span></text:p>
      <text:p text:style-name="_3c_grc_3e_"><text:span text:style-name="Strong"><text:span text:style-name="T3">τροχίσκος</text:span></text:span><text:span text:style-name="T3">.</text:span></text:p>
      <text:p text:style-name="_3c_gloss_3e_"><text:span text:style-name="T6">[grc1635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6">p. 1735</text:span></text:span></text:a><text:span text:style-name="T6">] trochisque.</text:span></text:p>
      <text:p text:style-name="_3c_grc_3e_"><text:span text:style-name="Strong"><text:span text:style-name="T3">τρύπανον</text:span></text:span><text:span text:style-name="T3">.</text:span></text:p>
      <text:p text:style-name="_3c_gloss_3e_"><text:span text:style-name="T3">[grc1636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tarière, trépan.</text:span></text:p>
      <text:p text:style-name="_3c_grc_3e_"><text:span text:style-name="Strong"><text:span text:style-name="T3">τρυτάνη</text:span></text:span><text:span text:style-name="T3">.</text:span></text:p>
      <text:p text:style-name="_3c_gloss_3e_"><text:span text:style-name="T3">[grc1637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balance.</text:span></text:p>
      <text:p text:style-name="_3c_grc_3e_"><text:span text:style-name="Strong"><text:span text:style-name="T3">τύλος</text:span></text:span><text:span text:style-name="T3">.</text:span></text:p>
      <text:p text:style-name="_3c_gloss_3e_"><text:span text:style-name="T3">[grc1638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calus.</text:span></text:p>
      <text:p text:style-name="_3c_grc_3e_"><text:span text:style-name="Strong"><text:span text:style-name="T3">τυλώδης</text:span></text:span><text:span text:style-name="T3">.</text:span></text:p>
      <text:p text:style-name="_3c_gloss_3e_"><text:span text:style-name="T3">[grc1639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calleux.</text:span></text:p>
      <text:p text:style-name="_3c_grc_3e_"><text:span text:style-name="Strong"><text:span text:style-name="T3">τυμπανίτης</text:span></text:span><text:span text:style-name="T3">.</text:span></text:p>
      <text:p text:style-name="_3c_gloss_3e_"><text:span text:style-name="T3">[grc1640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tympanite.</text:span></text:p>
      <text:p text:style-name="_3c_grc_3e_"><text:span text:style-name="Strong"><text:span text:style-name="T3">τύπος</text:span></text:span><text:span text:style-name="T3">.</text:span></text:p>
      <text:p text:style-name="_3c_gloss_3e_"><text:span text:style-name="T3">[grc1641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type.</text:span></text:p>
      <text:p text:style-name="_3c_grc_3e_"><text:span text:style-name="Strong"><text:span text:style-name="T3">τυρ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1642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fromage.</text:span></text:p>
      <text:p text:style-name="_3c_grc_3e_"><text:span text:style-name="Strong"><text:span text:style-name="T3">τυρώδης</text:span></text:span><text:span text:style-name="T3">.</text:span></text:p>
      <text:p text:style-name="_3c_gloss_3e_"><text:span text:style-name="T3">[grc1643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caséeux.</text:span></text:p>
      <text:p text:style-name="_3c_grc_3e_"><text:span text:style-name="Strong"><text:span text:style-name="T3">θυφλ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1">[</text:span><text:span text:style-name="T3">grc</text:span><text:span text:style-name="T1">1644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</text:span></text:span></text:a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1">. 1735</text:span></text:span></text:a><text:span text:style-name="T1">] </text:span><text:span text:style-name="T3">aveugle</text:span><text:span text:style-name="T1">.</text:span></text:p>
      <text:p text:style-name="_3c_grc_3e_"><text:span text:style-name="Strong"><text:span text:style-name="T3">τυφλ</text:span></text:span><text:span text:style-name="Strong"><text:span text:style-name="T1">ὸ</text:span></text:span><text:span text:style-name="Strong"><text:span text:style-name="T3">ς</text:span></text:span><text:span text:style-name="T3"> </text:span><text:span text:style-name="Strong"><text:span text:style-name="T1">ἔ</text:span></text:span><text:span text:style-name="Strong"><text:span text:style-name="T3">ντερον</text:span></text:span><text:span text:style-name="T3">.</text:span></text:p>
      <text:p text:style-name="_3c_gloss_3e_"><text:span text:style-name="T3">[grc1645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le cæcum.</text:span></text:p>
      <text:p text:style-name="_3c_grc_3e_"><text:soft-page-break/><text:span text:style-name="Strong"><text:span text:style-name="T3">τύφλωσις</text:span></text:span><text:span text:style-name="T3">.</text:span></text:p>
      <text:p text:style-name="_3c_gloss_3e_"><text:span text:style-name="T3">[grc1646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cécité.</text:span></text:p>
      <text:p text:style-name="_3c_grc_3e_"><text:span text:style-name="Strong"><text:span text:style-name="T3">τ</text:span></text:span><text:span text:style-name="Strong"><text:span text:style-name="T1">ῦ</text:span></text:span><text:span text:style-name="Strong"><text:span text:style-name="T3">φος</text:span></text:span><text:span text:style-name="T3">.</text:span></text:p>
      <text:p text:style-name="_3c_gloss_3e_"><text:span text:style-name="T3">[grc1647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typhus.</text:span></text:p>
      <text:p text:style-name="_3c_grc_3e_"><text:span text:style-name="Strong"><text:span text:style-name="T3">τυφώδης</text:span></text:span><text:span text:style-name="T3">.</text:span></text:p>
      <text:p text:style-name="_3c_gloss_3e_"><text:span text:style-name="T3">[grc1648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typhoïde.</text:span></text:p>
      <text:p text:style-name="_3c_grc_3e_"><text:span text:style-name="Strong"><text:span text:style-name="T1">ὑ</text:span></text:span><text:span text:style-name="Strong"><text:span text:style-name="T3">αλοειδ</text:span></text:span><text:span text:style-name="Strong"><text:span text:style-name="T1">ὴ</text:span></text:span><text:span text:style-name="Strong"><text:span text:style-name="T3">ς</text:span></text:span><text:span text:style-name="T3">.</text:span></text:p>
      <text:p text:style-name="_3c_gloss_3e_"><text:span text:style-name="T3">[grc1649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hyaloïde, vitré.</text:span></text:p>
      <text:p text:style-name="_3c_grc_3e_"><text:span text:style-name="Strong"><text:span text:style-name="T1">ὕ</text:span></text:span><text:span text:style-name="Strong"><text:span text:style-name="T3">βωμα</text:span></text:span><text:span text:style-name="T3">.</text:span></text:p>
      <text:p text:style-name="_3c_gloss_3e_"><text:span text:style-name="T3">[grc1650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bosse.</text:span></text:p>
      <text:p text:style-name="_3c_grc_3e_"><text:span text:style-name="Strong"><text:span text:style-name="T1">ὑ</text:span></text:span><text:span text:style-name="Strong"><text:span text:style-name="T3">γιάζω</text:span></text:span><text:span text:style-name="T3">.</text:span></text:p>
      <text:p text:style-name="_3c_gloss_3e_"><text:span text:style-name="T3">[grc1651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je guéris ou rends la santé.</text:span></text:p>
      <text:p text:style-name="_3c_grc_3e_"><text:span text:style-name="Strong"><text:span text:style-name="T1">ὑ</text:span></text:span><text:span text:style-name="Strong"><text:span text:style-name="T3">γιαίνω</text:span></text:span><text:span text:style-name="T3">.</text:span></text:p>
      <text:p text:style-name="_3c_gloss_3e_"><text:span text:style-name="T3">[grc1652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je me porte bien.</text:span></text:p>
      <text:p text:style-name="_3c_grc_3e_"><text:span text:style-name="Strong"><text:span text:style-name="T1">ὑ</text:span></text:span><text:span text:style-name="Strong"><text:span text:style-name="T3">γίανσις</text:span></text:span><text:span text:style-name="T3">.</text:span></text:p>
      <text:p text:style-name="_3c_gloss_3e_"><text:span text:style-name="T3">[grc1653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curation.</text:span></text:p>
      <text:p text:style-name="_3c_grc_3e_"><text:span text:style-name="Strong"><text:span text:style-name="T1">ὑ</text:span></text:span><text:span text:style-name="Strong"><text:span text:style-name="T3">γιεία</text:span></text:span><text:span text:style-name="T3">.</text:span></text:p>
      <text:p text:style-name="_3c_gloss_3e_"><text:span text:style-name="T3">[grc1654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santé.</text:span></text:p>
      <text:p text:style-name="_3c_grc_3e_"><text:span text:style-name="Strong"><text:span text:style-name="T1">ὑ</text:span></text:span><text:span text:style-name="Strong"><text:span text:style-name="T3">γιειν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1655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qui a rapport à la santé.</text:span></text:p>
      <text:p text:style-name="_3c_grc_3e_"><text:span text:style-name="Strong"><text:span text:style-name="T1">ὑ</text:span></text:span><text:span text:style-name="Strong"><text:span text:style-name="T3">γι</text:span></text:span><text:span text:style-name="Strong"><text:span text:style-name="T1">ὴ</text:span></text:span><text:span text:style-name="Strong"><text:span text:style-name="T3">ς</text:span></text:span><text:span text:style-name="T3">.</text:span></text:p>
      <text:p text:style-name="_3c_gloss_3e_"><text:span text:style-name="T3">[grc1656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sain.</text:span></text:p>
      <text:p text:style-name="_3c_grc_3e_"><text:span text:style-name="Strong"><text:span text:style-name="T1">ὕ</text:span></text:span><text:span text:style-name="Strong"><text:span text:style-name="T3">γρανσις</text:span></text:span><text:span text:style-name="T3">.</text:span></text:p>
      <text:p text:style-name="_3c_gloss_3e_"><text:span text:style-name="T3">[grc1657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humidité.</text:span></text:p>
      <text:p text:style-name="_3c_grc_3e_"><text:span text:style-name="Strong"><text:span text:style-name="T1">ὑ</text:span></text:span><text:span text:style-name="Strong"><text:span text:style-name="T3">γροκοίλιος</text:span></text:span><text:span text:style-name="T3">.</text:span></text:p>
      <text:p text:style-name="_3c_gloss_3e_"><text:span text:style-name="T3">[grc1658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qui a le ventre humide.</text:span></text:p>
      <text:p text:style-name="_3c_grc_3e_"><text:span text:style-name="Strong"><text:span text:style-name="T1">ὑ</text:span></text:span><text:span text:style-name="Strong"><text:span text:style-name="T3">γρ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1659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humide.</text:span></text:p>
      <text:p text:style-name="_3c_grc_3e_"><text:span text:style-name="Strong"><text:span text:style-name="T1">ὑ</text:span></text:span><text:span text:style-name="Strong"><text:span text:style-name="T3">γρότης</text:span></text:span><text:span text:style-name="T3">.</text:span></text:p>
      <text:p text:style-name="_3c_gloss_3e_"><text:span text:style-name="T3">[grc1660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humeur aqueuse.</text:span></text:p>
      <text:p text:style-name="_3c_grc_3e_"><text:span text:style-name="Strong"><text:span text:style-name="T1">ὑ</text:span></text:span><text:span text:style-name="Strong"><text:span text:style-name="T3">δατ</text:span></text:span><text:span text:style-name="Strong"><text:span text:style-name="T1">ὶ</text:span></text:span><text:span text:style-name="Strong"><text:span text:style-name="T3">ς</text:span></text:span><text:span text:style-name="T3">.</text:span></text:p>
      <text:p text:style-name="_3c_gloss_3e_"><text:span text:style-name="T3">[grc1661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humeur aqueuse.</text:span></text:p>
      <text:p text:style-name="_3c_grc_3e_"><text:span text:style-name="Strong"><text:span text:style-name="T1">ὑ</text:span></text:span><text:span text:style-name="Strong"><text:span text:style-name="T3">δατώδης</text:span></text:span><text:span text:style-name="T3">.</text:span></text:p>
      <text:p text:style-name="_3c_gloss_3e_"><text:span text:style-name="T3">[grc1662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aqueux.</text:span></text:p>
      <text:p text:style-name="_3c_grc_3e_"><text:soft-page-break/><text:span text:style-name="Strong"><text:span text:style-name="T1">ὕ</text:span></text:span><text:span text:style-name="Strong"><text:span text:style-name="T3">δερος</text:span></text:span><text:span text:style-name="T3">.</text:span></text:p>
      <text:p text:style-name="_3c_gloss_3e_"><text:span text:style-name="T3">[grc1663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hydropisie.</text:span></text:p>
      <text:p text:style-name="_3c_grc_3e_"><text:span text:style-name="Strong"><text:span text:style-name="T1">ὑ</text:span></text:span><text:span text:style-name="Strong"><text:span text:style-name="T3">δραγωγ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1664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hydragogue.</text:span></text:p>
      <text:p text:style-name="_3c_grc_3e_"><text:span text:style-name="Strong"><text:span text:style-name="T1">ὑ</text:span></text:span><text:span text:style-name="Strong"><text:span text:style-name="T3">δράργυρος</text:span></text:span><text:span text:style-name="T3">.</text:span></text:p>
      <text:p text:style-name="_3c_gloss_3e_"><text:span text:style-name="T6">[grc1665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6">p. 1735</text:span></text:span></text:a><text:span text:style-name="T6">] mercure.</text:span></text:p>
      <text:p text:style-name="_3c_grc_3e_"><text:span text:style-name="Strong"><text:span text:style-name="T1">ὑ</text:span></text:span><text:span text:style-name="Strong"><text:span text:style-name="T3">δροκέφαλον</text:span></text:span><text:span text:style-name="T3">.</text:span></text:p>
      <text:p text:style-name="_3c_gloss_3e_"><text:span text:style-name="T6">[grc1666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6">p. 1735</text:span></text:span></text:a><text:span text:style-name="T6">] hydrocéphale.</text:span></text:p>
      <text:p text:style-name="_3c_grc_3e_"><text:span text:style-name="Strong"><text:span text:style-name="T1">ὑ</text:span></text:span><text:span text:style-name="Strong"><text:span text:style-name="T3">δροκήλη</text:span></text:span><text:span text:style-name="T3">.</text:span></text:p>
      <text:p text:style-name="_3c_gloss_3e_"><text:span text:style-name="T6">[grc1667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6">p. 1735</text:span></text:span></text:a><text:span text:style-name="T6">] hydrocèle.</text:span></text:p>
      <text:p text:style-name="_3c_grc_3e_"><text:span text:style-name="Strong"><text:span text:style-name="T1">ὑ</text:span></text:span><text:span text:style-name="Strong"><text:span text:style-name="T3">δρόμελι</text:span></text:span><text:span text:style-name="T3">.</text:span></text:p>
      <text:p text:style-name="_3c_gloss_3e_"><text:span text:style-name="T3">[grc1668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hydromel.</text:span></text:p>
      <text:p text:style-name="_3c_grc_3e_"><text:span text:style-name="Strong"><text:span text:style-name="T1">ὑ</text:span></text:span><text:span text:style-name="Strong"><text:span text:style-name="T3">δροφοβία</text:span></text:span><text:span text:style-name="T3">.</text:span></text:p>
      <text:p text:style-name="_3c_gloss_3e_"><text:span text:style-name="T3">[grc1669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hydrophobie.</text:span></text:p>
      <text:p text:style-name="_3c_grc_3e_"><text:span text:style-name="Strong"><text:span text:style-name="T1">ὑ</text:span></text:span><text:span text:style-name="Strong"><text:span text:style-name="T3">δροφοβι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1670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hydrophobe.</text:span></text:p>
      <text:p text:style-name="_3c_grc_3e_"><text:span text:style-name="Strong"><text:span text:style-name="T1">ὑ</text:span></text:span><text:span text:style-name="Strong"><text:span text:style-name="T3">δρωπι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1671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hydropique.</text:span></text:p>
      <text:p text:style-name="_3c_grc_3e_"><text:span text:style-name="Strong"><text:span text:style-name="T1">ὕ</text:span></text:span><text:span text:style-name="Strong"><text:span text:style-name="T3">δρωψ</text:span></text:span><text:span text:style-name="T3">.</text:span></text:p>
      <text:p text:style-name="_3c_gloss_3e_"><text:span text:style-name="T3">[grc1672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hydropisie.</text:span></text:p>
      <text:p text:style-name="_3c_grc_3e_"><text:span text:style-name="Strong"><text:span text:style-name="T1">ὕ</text:span></text:span><text:span text:style-name="Strong"><text:span text:style-name="T3">δωρ</text:span></text:span><text:span text:style-name="T3">.</text:span></text:p>
      <text:p text:style-name="_3c_gloss_3e_"><text:span text:style-name="T3">[grc1673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eau.</text:span></text:p>
      <text:p text:style-name="_3c_grc_3e_"><text:span text:style-name="Strong"><text:span text:style-name="T1">ὑ</text:span></text:span><text:span text:style-name="Strong"><text:span text:style-name="T3">μ</text:span></text:span><text:span text:style-name="Strong"><text:span text:style-name="T1">ὴ</text:span></text:span><text:span text:style-name="Strong"><text:span text:style-name="T3">ν</text:span></text:span><text:span text:style-name="T3">.</text:span></text:p>
      <text:p text:style-name="_3c_gloss_3e_"><text:span text:style-name="T3">[grc1674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membrane.</text:span></text:p>
      <text:p text:style-name="_3c_grc_3e_"><text:span text:style-name="Strong"><text:span text:style-name="T1">ὑ</text:span></text:span><text:span text:style-name="Strong"><text:span text:style-name="T3">μενώδης</text:span></text:span><text:span text:style-name="T3">.</text:span></text:p>
      <text:p text:style-name="_3c_gloss_3e_"><text:span text:style-name="T3">[grc1675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membraneux.</text:span></text:p>
      <text:p text:style-name="_3c_grc_3e_"><text:span text:style-name="Strong"><text:span text:style-name="T1">ὑ</text:span></text:span><text:span text:style-name="Strong"><text:span text:style-name="T3">οειδ</text:span></text:span><text:span text:style-name="Strong"><text:span text:style-name="T1">ὴ</text:span></text:span><text:span text:style-name="Strong"><text:span text:style-name="T3">ς</text:span></text:span><text:span text:style-name="T3">.</text:span></text:p>
      <text:p text:style-name="_3c_gloss_3e_"><text:span text:style-name="T3">[grc1676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hyoïde.</text:span></text:p>
      <text:p text:style-name="_3c_grc_3e_"><text:span text:style-name="Strong"><text:span text:style-name="T1">ὑ</text:span></text:span><text:span text:style-name="Strong"><text:span text:style-name="T3">οσκύαμος</text:span></text:span><text:span text:style-name="T3">.</text:span></text:p>
      <text:p text:style-name="_3c_gloss_3e_"><text:span text:style-name="T3">[grc1677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jusquiame.</text:span></text:p>
      <text:p text:style-name="_3c_grc_3e_"><text:span text:style-name="Strong"><text:span text:style-name="T1">ὑ</text:span></text:span><text:span text:style-name="Strong"><text:span text:style-name="T3">περκάθαρσις</text:span></text:span><text:span text:style-name="T3">.</text:span></text:p>
      <text:p text:style-name="_3c_gloss_3e_"><text:span text:style-name="T3">[grc1678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superpurgation.</text:span></text:p>
      <text:p text:style-name="_3c_grc_3e_"><text:span text:style-name="Strong"><text:span text:style-name="T1">ὑ</text:span></text:span><text:span text:style-name="Strong"><text:span text:style-name="T3">πέρκρισις</text:span></text:span><text:span text:style-name="T3">.</text:span></text:p>
      <text:p text:style-name="_3c_gloss_3e_"><text:span text:style-name="T3">[grc1679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hypercrise.</text:span></text:p>
      <text:p text:style-name="_3c_grc_3e_"><text:soft-page-break/><text:span text:style-name="Strong"><text:span text:style-name="T1">ὑ</text:span></text:span><text:span text:style-name="Strong"><text:span text:style-name="T3">περσάρκωσις</text:span></text:span><text:span text:style-name="T3">.</text:span></text:p>
      <text:p text:style-name="_3c_gloss_3e_"><text:span text:style-name="T3">[grc1680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hypersarcose.</text:span></text:p>
      <text:p text:style-name="_3c_grc_3e_"><text:span text:style-name="Strong"><text:span text:style-name="T1">ὑ</text:span></text:span><text:span text:style-name="Strong"><text:span text:style-name="T3">περ</text:span></text:span><text:span text:style-name="Strong"><text:span text:style-name="T1">ῶ</text:span></text:span><text:span text:style-name="Strong"><text:span text:style-name="T3">α</text:span></text:span><text:span text:style-name="T3">.</text:span></text:p>
      <text:p text:style-name="_3c_gloss_3e_"><text:span text:style-name="T3">[grc1681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le palais.</text:span></text:p>
      <text:p text:style-name="_3c_grc_3e_"><text:span text:style-name="Strong"><text:span text:style-name="T1">ὑ</text:span></text:span><text:span text:style-name="Strong"><text:span text:style-name="T3">πήλατος</text:span></text:span><text:span text:style-name="T3">.</text:span></text:p>
      <text:p text:style-name="_3c_gloss_3e_"><text:span text:style-name="T3">[grc1682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purgatif.</text:span></text:p>
      <text:p text:style-name="_3c_grc_3e_"><text:span text:style-name="Strong"><text:span text:style-name="T1">ὕ</text:span></text:span><text:span text:style-name="Strong"><text:span text:style-name="T3">πνος</text:span></text:span><text:span text:style-name="T3">.</text:span></text:p>
      <text:p text:style-name="_3c_gloss_3e_"><text:span text:style-name="T3">[grc1683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sommeil.</text:span></text:p>
      <text:p text:style-name="_3c_grc_3e_"><text:span text:style-name="Strong"><text:span text:style-name="T1">ὑ</text:span></text:span><text:span text:style-name="Strong"><text:span text:style-name="T3">πνωτι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1684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hypnotique.</text:span></text:p>
      <text:p text:style-name="_3c_grc_3e_"><text:span text:style-name="Strong"><text:span text:style-name="T1">ὑ</text:span></text:span><text:span text:style-name="Strong"><text:span text:style-name="T3">πογάστριον</text:span></text:span><text:span text:style-name="T3">.</text:span></text:p>
      <text:p text:style-name="_3c_gloss_3e_"><text:span text:style-name="T3">[grc1685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hypogastre.</text:span></text:p>
      <text:p text:style-name="_3c_grc_3e_"><text:span text:style-name="Strong"><text:span text:style-name="T1">ὑ</text:span></text:span><text:span text:style-name="Strong"><text:span text:style-name="T3">πογλωσσ</text:span></text:span><text:span text:style-name="Strong"><text:span text:style-name="T1">ὶ</text:span></text:span><text:span text:style-name="Strong"><text:span text:style-name="T3">ς</text:span></text:span><text:span text:style-name="T3">.</text:span></text:p>
      <text:p text:style-name="_3c_gloss_3e_"><text:span text:style-name="T3">[grc1686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grenouillette.</text:span></text:p>
      <text:p text:style-name="_3c_grc_3e_"><text:span text:style-name="Strong"><text:span text:style-name="T1">ὑ</text:span></text:span><text:span text:style-name="Strong"><text:span text:style-name="T3">πόθεναρ</text:span></text:span><text:span text:style-name="T3">.</text:span></text:p>
      <text:p text:style-name="_3c_gloss_3e_"><text:span text:style-name="T3">[grc1687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hypothénar.</text:span></text:p>
      <text:p text:style-name="_3c_grc_3e_"><text:span text:style-name="Strong"><text:span text:style-name="T1">ὑ</text:span></text:span><text:span text:style-name="Strong"><text:span text:style-name="T3">ποκώφωσις</text:span></text:span><text:span text:style-name="T3">.</text:span></text:p>
      <text:p text:style-name="_3c_gloss_3e_"><text:span text:style-name="T3">[grc1688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dysécée.</text:span></text:p>
      <text:p text:style-name="_3c_grc_3e_"><text:span text:style-name="Strong"><text:span text:style-name="T1">ὑ</text:span></text:span><text:span text:style-name="Strong"><text:span text:style-name="T3">πο</text:span></text:span><text:span text:style-name="Strong"><text:span text:style-name="T1">ῤῥ</text:span></text:span><text:span text:style-name="Strong"><text:span text:style-name="T3">ίνιον</text:span></text:span><text:span text:style-name="T3">.</text:span></text:p>
      <text:p text:style-name="_3c_gloss_3e_"><text:span text:style-name="T3">[grc1689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le dessous des narines.</text:span></text:p>
      <text:p text:style-name="_3c_grc_3e_"><text:span text:style-name="Strong"><text:span text:style-name="T1">ὑ</text:span></text:span><text:span text:style-name="Strong"><text:span text:style-name="T3">ποσαρκίδιος</text:span></text:span><text:span text:style-name="T3"> </text:span><text:span text:style-name="Strong"><text:span text:style-name="T1">ὕ</text:span></text:span><text:span text:style-name="Strong"><text:span text:style-name="T3">δρωψ</text:span></text:span><text:span text:style-name="T3">.</text:span></text:p>
      <text:p text:style-name="_3c_gloss_3e_"><text:span text:style-name="T3">[grc1690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anasarque.</text:span></text:p>
      <text:p text:style-name="_3c_grc_3e_"><text:span text:style-name="Strong"><text:span text:style-name="T1">ὑ</text:span></text:span><text:span text:style-name="Strong"><text:span text:style-name="T3">ποσπαθισμ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1691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hypospathisme, opération par laquelle on décolle la peau de dessus le crâne.</text:span></text:p>
      <text:p text:style-name="_3c_grc_3e_"><text:span text:style-name="Strong"><text:span text:style-name="T1">ὑ</text:span></text:span><text:span text:style-name="Strong"><text:span text:style-name="T3">πόστασις</text:span></text:span><text:span text:style-name="T3">.</text:span></text:p>
      <text:p text:style-name="_3c_gloss_3e_"><text:span text:style-name="T3">[grc1692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hypostase.</text:span></text:p>
      <text:p text:style-name="_3c_grc_3e_"><text:span text:style-name="Strong"><text:span text:style-name="T1">ὑ</text:span></text:span><text:span text:style-name="Strong"><text:span text:style-name="T3">πόφασις</text:span></text:span><text:span text:style-name="T3">.</text:span></text:p>
      <text:p text:style-name="_3c_gloss_3e_"><text:span text:style-name="T3">[grc1693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hypophase, entr’ouverture des yeux pendant le sommeil.</text:span></text:p>
      <text:p text:style-name="_3c_grc_3e_"><text:span text:style-name="Strong"><text:span text:style-name="T1">ὑ</text:span></text:span><text:span text:style-name="Strong"><text:span text:style-name="T3">ποφθάλμια</text:span></text:span><text:span text:style-name="T3">.</text:span></text:p>
      <text:p text:style-name="_3c_gloss_3e_"><text:span text:style-name="T3">[grc1694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le dessous de l’œil.</text:span></text:p>
      <text:p text:style-name="_3c_grc_3e_"><text:span text:style-name="Strong"><text:span text:style-name="T1">ὑ</text:span></text:span><text:span text:style-name="Strong"><text:span text:style-name="T3">ποφορ</text:span></text:span><text:span text:style-name="Strong"><text:span text:style-name="T1">ὰ</text:span></text:span><text:span text:style-name="T3">.</text:span></text:p>
      <text:p text:style-name="_3c_gloss_3e_"><text:span text:style-name="T3">[grc1695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trajet sinueux.</text:span></text:p>
      <text:p text:style-name="_3c_grc_3e_"><text:span text:style-name="Strong"><text:span text:style-name="T1">ὑ</text:span></text:span><text:span text:style-name="Strong"><text:span text:style-name="T3">ποχόνδριον</text:span></text:span><text:span text:style-name="T3">.</text:span></text:p>
      <text:p text:style-name="_3c_gloss_3e_"><text:span text:style-name="T3">[grc1696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hypochondre.</text:span></text:p>
      <text:p text:style-name="_3c_grc_3e_"><text:soft-page-break/><text:span text:style-name="Strong"><text:span text:style-name="T1">ὑ</text:span></text:span><text:span text:style-name="Strong"><text:span text:style-name="T3">πόχυμα</text:span></text:span><text:span text:style-name="T3">, </text:span><text:span text:style-name="Strong"><text:span text:style-name="T1">ὑ</text:span></text:span><text:span text:style-name="Strong"><text:span text:style-name="T3">πόχυσις</text:span></text:span><text:span text:style-name="T3">.</text:span></text:p>
      <text:p text:style-name="_3c_gloss_3e_"><text:span text:style-name="T1">[</text:span><text:span text:style-name="T3">grc</text:span><text:span text:style-name="T1">1697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</text:span></text:span></text:a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1">. 1735</text:span></text:span></text:a><text:span text:style-name="T1">] </text:span><text:span text:style-name="T3">cataracte</text:span><text:span text:style-name="T1">.</text:span></text:p>
      <text:p text:style-name="_3c_grc_3e_"><text:span text:style-name="Strong"><text:span text:style-name="T1">ὑ</text:span></text:span><text:span text:style-name="Strong"><text:span text:style-name="T3">ποχώρημα</text:span></text:span><text:span text:style-name="T3">, </text:span><text:span text:style-name="Strong"><text:span text:style-name="T1">ὑ</text:span></text:span><text:span text:style-name="Strong"><text:span text:style-name="T3">ποχώρησις</text:span></text:span><text:span text:style-name="T3">.</text:span></text:p>
      <text:p text:style-name="_3c_gloss_3e_"><text:span text:style-name="T3">[grc1698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déjections.</text:span></text:p>
      <text:p text:style-name="_3c_grc_3e_"><text:span text:style-name="Strong"><text:span text:style-name="T1">ὑ</text:span></text:span><text:span text:style-name="Strong"><text:span text:style-name="T3">πτιασμ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1699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supination.</text:span></text:p>
      <text:p text:style-name="_3c_grc_3e_"><text:span text:style-name="Strong"><text:span text:style-name="T1">ὑ</text:span></text:span><text:span text:style-name="Strong"><text:span text:style-name="T3">πώπιον</text:span></text:span><text:span text:style-name="T3">.</text:span></text:p>
      <text:p text:style-name="_3c_gloss_3e_"><text:span text:style-name="T3">[grc1700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hypopion.</text:span></text:p>
      <text:p text:style-name="_3c_grc_3e_"><text:span text:style-name="Strong"><text:span text:style-name="T1">ὑ</text:span></text:span><text:span text:style-name="Strong"><text:span text:style-name="T3">στέρα</text:span></text:span><text:span text:style-name="T3">.</text:span></text:p>
      <text:p text:style-name="_3c_gloss_3e_"><text:span text:style-name="T3">[grc1701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la matrice.</text:span></text:p>
      <text:p text:style-name="_3c_grc_3e_"><text:span text:style-name="Strong"><text:span text:style-name="T1">ὑ</text:span></text:span><text:span text:style-name="Strong"><text:span text:style-name="T3">στεραλγία</text:span></text:span><text:span text:style-name="T3">.</text:span></text:p>
      <text:p text:style-name="_3c_gloss_3e_"><text:span text:style-name="T3">[grc1702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hystéralgie.</text:span></text:p>
      <text:p text:style-name="_3c_grc_3e_"><text:span text:style-name="Strong"><text:span text:style-name="T1">ὑ</text:span></text:span><text:span text:style-name="Strong"><text:span text:style-name="T3">στερι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1703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hystérique.</text:span></text:p>
      <text:p text:style-name="_3c_grc_3e_"><text:span text:style-name="Strong"><text:span text:style-name="T3">φαγέδαινα</text:span></text:span><text:span text:style-name="T3">.</text:span></text:p>
      <text:p text:style-name="_3c_gloss_3e_"><text:span text:style-name="T3">[grc1704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boulimie ; ulcère phagédénique.</text:span></text:p>
      <text:p text:style-name="_3c_grc_3e_"><text:span text:style-name="Strong"><text:span text:style-name="T3">φαγεδαινι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1705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phagédénique.</text:span></text:p>
      <text:p text:style-name="_3c_grc_3e_"><text:span text:style-name="Strong"><text:span text:style-name="T3">φαινόμενον</text:span></text:span><text:span text:style-name="T3">.</text:span></text:p>
      <text:p text:style-name="_3c_gloss_3e_"><text:span text:style-name="T3">[grc1706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phénomène.</text:span></text:p>
      <text:p text:style-name="_3c_grc_3e_"><text:span text:style-name="Strong"><text:span text:style-name="T3">φακοειδ</text:span></text:span><text:span text:style-name="Strong"><text:span text:style-name="T1">ὴ</text:span></text:span><text:span text:style-name="Strong"><text:span text:style-name="T3">ς</text:span></text:span><text:span text:style-name="T3">.</text:span></text:p>
      <text:p text:style-name="_3c_gloss_3e_"><text:span text:style-name="T3">[grc1707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phacoïde, lenticulaire.</text:span></text:p>
      <text:p text:style-name="_3c_grc_3e_"><text:span text:style-name="Strong"><text:span text:style-name="T3">φαλάγγωσις</text:span></text:span><text:span text:style-name="T3">.</text:span></text:p>
      <text:p text:style-name="_3c_gloss_3e_"><text:span text:style-name="T3">[grc1708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3">p. 1735</text:span></text:span></text:a><text:span text:style-name="T3">] phalangosis.</text:span></text:p>
      <text:p text:style-name="_3c_grc_3e_"><text:span text:style-name="Strong"><text:span text:style-name="T3">φάλαγξ</text:span></text:span><text:span text:style-name="T3">.</text:span></text:p>
      <text:p text:style-name="_3c_gloss_3e_"><text:span text:style-name="T6">[grc1709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6">p. 1735</text:span></text:span></text:a><text:span text:style-name="T6">] phalange.</text:span></text:p>
      <text:p text:style-name="_3c_grc_3e_"><text:span text:style-name="Strong"><text:span text:style-name="T3">φαλακρότης</text:span></text:span><text:span text:style-name="T3">, </text:span><text:span text:style-name="Strong"><text:span text:style-name="T3">φαλάκρωσις</text:span></text:span><text:span text:style-name="T3">.</text:span></text:p>
      <text:p text:style-name="_3c_gloss_3e_"><text:span text:style-name="T6">[grc1710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6">p. 1735</text:span></text:span></text:a><text:span text:style-name="T6">] calvitie.</text:span></text:p>
      <text:p text:style-name="_3c_grc_3e_"><text:span text:style-name="Strong"><text:span text:style-name="T1">φ</text:span></text:span><text:span text:style-name="Strong"><text:span text:style-name="T3">αρμακεία, </text:span></text:span><text:span text:style-name="Strong"><text:span text:style-name="T1">φαρμακοποσία</text:span></text:span><text:span text:style-name="T3">.</text:span></text:p>
      <text:p text:style-name="_3c_gloss_3e_"><text:span text:style-name="T6">[grc1711 </text:span><text:a xlink:type="simple" xlink:href="https://www.biusante.parisdescartes.fr/histoire/medica/resultats/index.php?do=zoom&amp;cote=37020d&amp;p=1749" text:style-name="Internet_20_link" text:visited-style-name="Visited_20_Internet_20_Link"><text:span text:style-name="Internet_20_link"><text:span text:style-name="T6">p. 1735</text:span></text:span></text:a><text:span text:style-name="T6">] breuvage purgatif, médecine.</text:span></text:p>
      <text:p text:style-name="_3c_grc_3e_"><text:span text:style-name="Strong"><text:span text:style-name="T3">φαρμακευτι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6">[grc1712 </text:span><text:a xlink:type="simple" xlink:href="https://www.biusante.parisdescartes.fr/histoire/medica/resultats/index.php?do=zoom&amp;cote=37020d&amp;p=1750" text:style-name="Internet_20_link" text:visited-style-name="Visited_20_Internet_20_Link"><text:span text:style-name="Internet_20_link"><text:span text:style-name="T6">p. 1736</text:span></text:span></text:a><text:span text:style-name="T6">] pharmaceutique.</text:span></text:p>
      <text:p text:style-name="_3c_grc_3e_"><text:span text:style-name="Strong"><text:span text:style-name="T3">φάρμακο</text:span></text:span><text:span text:style-name="Strong"><text:span text:style-name="T1">ν</text:span></text:span><text:span text:style-name="T3">.</text:span></text:p>
      <text:p text:style-name="_3c_gloss_3e_"><text:span text:style-name="T6">[grc1713 </text:span><text:a xlink:type="simple" xlink:href="https://www.biusante.parisdescartes.fr/histoire/medica/resultats/index.php?do=zoom&amp;cote=37020d&amp;p=1750" text:style-name="Internet_20_link" text:visited-style-name="Visited_20_Internet_20_Link"><text:span text:style-name="Internet_20_link"><text:span text:style-name="T6">p. 1736</text:span></text:span></text:a><text:span text:style-name="T6">] remède, poison.</text:span></text:p>
      <text:p text:style-name="_3c_grc_3e_"><text:soft-page-break/><text:span text:style-name="Strong"><text:span text:style-name="T3">φαρμακοποι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1714 </text:span><text:a xlink:type="simple" xlink:href="https://www.biusante.parisdescartes.fr/histoire/medica/resultats/index.php?do=zoom&amp;cote=37020d&amp;p=1750" text:style-name="Internet_20_link" text:visited-style-name="Visited_20_Internet_20_Link"><text:span text:style-name="Internet_20_link"><text:span text:style-name="T3">p. 1736</text:span></text:span></text:a><text:span text:style-name="T3">] pharmacien.</text:span></text:p>
      <text:p text:style-name="_3c_grc_3e_"><text:span text:style-name="Strong"><text:span text:style-name="T3">φαρμακοπώλης</text:span></text:span><text:span text:style-name="T3">.</text:span></text:p>
      <text:p text:style-name="_3c_gloss_3e_"><text:span text:style-name="T3">[grc1715 </text:span><text:a xlink:type="simple" xlink:href="https://www.biusante.parisdescartes.fr/histoire/medica/resultats/index.php?do=zoom&amp;cote=37020d&amp;p=1750" text:style-name="Internet_20_link" text:visited-style-name="Visited_20_Internet_20_Link"><text:span text:style-name="Internet_20_link"><text:span text:style-name="T3">p. 1736</text:span></text:span></text:a><text:span text:style-name="T3">] pharmacopole.</text:span></text:p>
      <text:p text:style-name="_3c_grc_3e_"><text:span text:style-name="Strong"><text:span text:style-name="T3">φάρυγξ</text:span></text:span><text:span text:style-name="T3">.</text:span></text:p>
      <text:p text:style-name="_3c_gloss_3e_"><text:span text:style-name="T3">[grc1716 </text:span><text:a xlink:type="simple" xlink:href="https://www.biusante.parisdescartes.fr/histoire/medica/resultats/index.php?do=zoom&amp;cote=37020d&amp;p=1750" text:style-name="Internet_20_link" text:visited-style-name="Visited_20_Internet_20_Link"><text:span text:style-name="Internet_20_link"><text:span text:style-name="T3">p. 1736</text:span></text:span></text:a><text:span text:style-name="T3">] pharynx.</text:span></text:p>
      <text:p text:style-name="_3c_grc_3e_"><text:span text:style-name="Strong"><text:span text:style-name="T3">φθειρίασις</text:span></text:span><text:span text:style-name="T3">.</text:span></text:p>
      <text:p text:style-name="_3c_gloss_3e_"><text:span text:style-name="T3">[grc1717 </text:span><text:a xlink:type="simple" xlink:href="https://www.biusante.parisdescartes.fr/histoire/medica/resultats/index.php?do=zoom&amp;cote=37020d&amp;p=1750" text:style-name="Internet_20_link" text:visited-style-name="Visited_20_Internet_20_Link"><text:span text:style-name="Internet_20_link"><text:span text:style-name="T3">p. 1736</text:span></text:span></text:a><text:span text:style-name="T3">] phthiriase.</text:span></text:p>
      <text:p text:style-name="_3c_grc_3e_"><text:span text:style-name="Strong"><text:span text:style-name="T3">φθι</text:span></text:span><text:span text:style-name="Strong"><text:span text:style-name="T1">ν</text:span></text:span><text:span text:style-name="Strong"><text:span text:style-name="T3">ώδης</text:span></text:span><text:span text:style-name="T3">.</text:span></text:p>
      <text:p text:style-name="_3c_gloss_3e_"><text:span text:style-name="T3">[grc1718 </text:span><text:a xlink:type="simple" xlink:href="https://www.biusante.parisdescartes.fr/histoire/medica/resultats/index.php?do=zoom&amp;cote=37020d&amp;p=1750" text:style-name="Internet_20_link" text:visited-style-name="Visited_20_Internet_20_Link"><text:span text:style-name="Internet_20_link"><text:span text:style-name="T3">p. 1736</text:span></text:span></text:a><text:span text:style-name="T3">] disposé à la phthisie.</text:span></text:p>
      <text:p text:style-name="_3c_grc_3e_"><text:span text:style-name="Strong"><text:span text:style-name="T3">φθισι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1719 </text:span><text:a xlink:type="simple" xlink:href="https://www.biusante.parisdescartes.fr/histoire/medica/resultats/index.php?do=zoom&amp;cote=37020d&amp;p=1750" text:style-name="Internet_20_link" text:visited-style-name="Visited_20_Internet_20_Link"><text:span text:style-name="Internet_20_link"><text:span text:style-name="T3">p. 1736</text:span></text:span></text:a><text:span text:style-name="T3">] phthisique.</text:span></text:p>
      <text:p text:style-name="_3c_grc_3e_"><text:span text:style-name="Strong"><text:span text:style-name="T3">φθισ</text:span></text:span><text:span text:style-name="Strong"><text:span text:style-name="T1">ὶ</text:span></text:span><text:span text:style-name="Strong"><text:span text:style-name="T3">ς</text:span></text:span><text:span text:style-name="T3">, </text:span><text:span text:style-name="Strong"><text:span text:style-name="T3">φθο</text:span></text:span><text:span text:style-name="Strong"><text:span text:style-name="T1">ὴ</text:span></text:span><text:span text:style-name="T3">.</text:span></text:p>
      <text:p text:style-name="_3c_gloss_3e_"><text:span text:style-name="T3">[grc1720 </text:span><text:a xlink:type="simple" xlink:href="https://www.biusante.parisdescartes.fr/histoire/medica/resultats/index.php?do=zoom&amp;cote=37020d&amp;p=1750" text:style-name="Internet_20_link" text:visited-style-name="Visited_20_Internet_20_Link"><text:span text:style-name="Internet_20_link"><text:span text:style-name="T3">p. 1736</text:span></text:span></text:a><text:span text:style-name="T3">] phthisie.</text:span></text:p>
      <text:p text:style-name="_3c_grc_3e_"><text:span text:style-name="Strong"><text:span text:style-name="T3">φ</text:span></text:span><text:span text:style-name="Strong"><text:span text:style-name="T1">θορὰ</text:span></text:span><text:span text:style-name="T3">.</text:span></text:p>
      <text:p text:style-name="_3c_gloss_3e_"><text:span text:style-name="T7">[Non identifié comme une référence indépendante]</text:span><text:span text:style-name="T3"> avortement.</text:span></text:p>
      <text:p text:style-name="_3c_grc_3e_"><text:span text:style-name="Strong"><text:span text:style-name="T3">φίμωσις</text:span></text:span><text:span text:style-name="T3">.</text:span></text:p>
      <text:p text:style-name="_3c_gloss_3e_"><text:span text:style-name="T3">[grc1721 </text:span><text:a xlink:type="simple" xlink:href="https://www.biusante.parisdescartes.fr/histoire/medica/resultats/index.php?do=zoom&amp;cote=37020d&amp;p=1750" text:style-name="Internet_20_link" text:visited-style-name="Visited_20_Internet_20_Link"><text:span text:style-name="Internet_20_link"><text:span text:style-name="T3">p. 1736</text:span></text:span></text:a><text:span text:style-name="T3">] occlusion d’un conduit ou d’une ouverture quelconque, phimosis.</text:span></text:p>
      <text:p text:style-name="_3c_grc_3e_"><text:span text:style-name="Strong"><text:span text:style-name="T3">φλεβοτομία</text:span></text:span><text:span text:style-name="T3">.</text:span></text:p>
      <text:p text:style-name="_3c_gloss_3e_"><text:span text:style-name="T3">[grc1722 </text:span><text:a xlink:type="simple" xlink:href="https://www.biusante.parisdescartes.fr/histoire/medica/resultats/index.php?do=zoom&amp;cote=37020d&amp;p=1750" text:style-name="Internet_20_link" text:visited-style-name="Visited_20_Internet_20_Link"><text:span text:style-name="Internet_20_link"><text:span text:style-name="T3">p. 1736</text:span></text:span></text:a><text:span text:style-name="T3">] phlébotomie.</text:span></text:p>
      <text:p text:style-name="_3c_grc_3e_"><text:span text:style-name="Strong"><text:span text:style-name="T3">φλεβοτόμον</text:span></text:span><text:span text:style-name="T3">.</text:span></text:p>
      <text:p text:style-name="_3c_gloss_3e_"><text:span text:style-name="T3">[grc1723 </text:span><text:a xlink:type="simple" xlink:href="https://www.biusante.parisdescartes.fr/histoire/medica/resultats/index.php?do=zoom&amp;cote=37020d&amp;p=1750" text:style-name="Internet_20_link" text:visited-style-name="Visited_20_Internet_20_Link"><text:span text:style-name="Internet_20_link"><text:span text:style-name="T3">p. 1736</text:span></text:span></text:a><text:span text:style-name="T3">] lancette, phlébotome.</text:span></text:p>
      <text:p text:style-name="_3c_grc_3e_"><text:span text:style-name="Strong"><text:span text:style-name="T3">φλεβώδης</text:span></text:span><text:span text:style-name="T3">.</text:span></text:p>
      <text:p text:style-name="_3c_gloss_3e_"><text:span text:style-name="T6">[grc1724 </text:span><text:a xlink:type="simple" xlink:href="https://www.biusante.parisdescartes.fr/histoire/medica/resultats/index.php?do=zoom&amp;cote=37020d&amp;p=1750" text:style-name="Internet_20_link" text:visited-style-name="Visited_20_Internet_20_Link"><text:span text:style-name="Internet_20_link"><text:span text:style-name="T6">p. 1736</text:span></text:span></text:a><text:span text:style-name="T6">] veineux.</text:span></text:p>
      <text:p text:style-name="_3c_grc_3e_"><text:span text:style-name="Strong"><text:span text:style-name="T3">φλέγμα</text:span></text:span><text:span text:style-name="T3">.</text:span></text:p>
      <text:p text:style-name="_3c_gloss_3e_"><text:span text:style-name="T6">[grc1725 </text:span><text:a xlink:type="simple" xlink:href="https://www.biusante.parisdescartes.fr/histoire/medica/resultats/index.php?do=zoom&amp;cote=37020d&amp;p=1750" text:style-name="Internet_20_link" text:visited-style-name="Visited_20_Internet_20_Link"><text:span text:style-name="Internet_20_link"><text:span text:style-name="T6">p. 1736</text:span></text:span></text:a><text:span text:style-name="T6">] phlegme.</text:span></text:p>
      <text:p text:style-name="_3c_grc_3e_"><text:span text:style-name="Strong"><text:span text:style-name="T3">φλεγμασία</text:span></text:span><text:span text:style-name="T3">.</text:span></text:p>
      <text:p text:style-name="_3c_gloss_3e_"><text:span text:style-name="T6">[grc1726 </text:span><text:a xlink:type="simple" xlink:href="https://www.biusante.parisdescartes.fr/histoire/medica/resultats/index.php?do=zoom&amp;cote=37020d&amp;p=1750" text:style-name="Internet_20_link" text:visited-style-name="Visited_20_Internet_20_Link"><text:span text:style-name="Internet_20_link"><text:span text:style-name="T6">p. 1736</text:span></text:span></text:a><text:span text:style-name="T6">] phlegmasie.</text:span></text:p>
      <text:p text:style-name="_3c_grc_3e_"><text:span text:style-name="Strong"><text:span text:style-name="T1">φ</text:span></text:span><text:span text:style-name="Strong"><text:span text:style-name="T3">λεγματι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1727 </text:span><text:a xlink:type="simple" xlink:href="https://www.biusante.parisdescartes.fr/histoire/medica/resultats/index.php?do=zoom&amp;cote=37020d&amp;p=1750" text:style-name="Internet_20_link" text:visited-style-name="Visited_20_Internet_20_Link"><text:span text:style-name="Internet_20_link"><text:span text:style-name="T3">p. 1736</text:span></text:span></text:a><text:span text:style-name="T3">] phlegmatique.</text:span></text:p>
      <text:p text:style-name="_3c_grc_3e_"><text:span text:style-name="Strong"><text:span text:style-name="T3">φλεγμον</text:span></text:span><text:span text:style-name="Strong"><text:span text:style-name="T1">ὴ</text:span></text:span><text:span text:style-name="T3">.</text:span></text:p>
      <text:p text:style-name="_3c_gloss_3e_"><text:span text:style-name="T3">[grc1728 </text:span><text:a xlink:type="simple" xlink:href="https://www.biusante.parisdescartes.fr/histoire/medica/resultats/index.php?do=zoom&amp;cote=37020d&amp;p=1750" text:style-name="Internet_20_link" text:visited-style-name="Visited_20_Internet_20_Link"><text:span text:style-name="Internet_20_link"><text:span text:style-name="T3">p. 1736</text:span></text:span></text:a><text:span text:style-name="T3">] phlegmon.</text:span></text:p>
      <text:p text:style-name="_3c_grc_3e_"><text:span text:style-name="Strong"><text:span text:style-name="T3">φλεγμονώδης</text:span></text:span><text:span text:style-name="T3">.</text:span></text:p>
      <text:p text:style-name="_3c_gloss_3e_"><text:span text:style-name="T3">[grc1729 </text:span><text:a xlink:type="simple" xlink:href="https://www.biusante.parisdescartes.fr/histoire/medica/resultats/index.php?do=zoom&amp;cote=37020d&amp;p=1750" text:style-name="Internet_20_link" text:visited-style-name="Visited_20_Internet_20_Link"><text:span text:style-name="Internet_20_link"><text:span text:style-name="T3">p. 1736</text:span></text:span></text:a><text:span text:style-name="T3">] phlegmoneux.</text:span></text:p>
      <text:p text:style-name="_3c_grc_3e_"><text:soft-page-break/><text:span text:style-name="Strong"><text:span text:style-name="T3">φλ</text:span></text:span><text:span text:style-name="Strong"><text:span text:style-name="T1">ὲ</text:span></text:span><text:span text:style-name="Strong"><text:span text:style-name="T3">ψ</text:span></text:span><text:span text:style-name="T3">.</text:span></text:p>
      <text:p text:style-name="_3c_gloss_3e_"><text:span text:style-name="T3">[grc1730 </text:span><text:a xlink:type="simple" xlink:href="https://www.biusante.parisdescartes.fr/histoire/medica/resultats/index.php?do=zoom&amp;cote=37020d&amp;p=1750" text:style-name="Internet_20_link" text:visited-style-name="Visited_20_Internet_20_Link"><text:span text:style-name="Internet_20_link"><text:span text:style-name="T3">p. 1736</text:span></text:span></text:a><text:span text:style-name="T3">] vaisseau sanguin (artériel ou veineux), veine.</text:span></text:p>
      <text:p text:style-name="_3c_grc_3e_"><text:span text:style-name="Strong"><text:span text:style-name="T3">φλογώδης</text:span></text:span><text:span text:style-name="T3">.</text:span></text:p>
      <text:p text:style-name="_3c_gloss_3e_"><text:span text:style-name="T3">[grc1731 </text:span><text:a xlink:type="simple" xlink:href="https://www.biusante.parisdescartes.fr/histoire/medica/resultats/index.php?do=zoom&amp;cote=37020d&amp;p=1750" text:style-name="Internet_20_link" text:visited-style-name="Visited_20_Internet_20_Link"><text:span text:style-name="Internet_20_link"><text:span text:style-name="T3">p. 1736</text:span></text:span></text:a><text:span text:style-name="T3">] enflammé.</text:span></text:p>
      <text:p text:style-name="_3c_grc_3e_"><text:span text:style-name="Strong"><text:span text:style-name="T3">φλοι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6">[grc1732 </text:span><text:a xlink:type="simple" xlink:href="https://www.biusante.parisdescartes.fr/histoire/medica/resultats/index.php?do=zoom&amp;cote=37020d&amp;p=1750" text:style-name="Internet_20_link" text:visited-style-name="Visited_20_Internet_20_Link"><text:span text:style-name="Internet_20_link"><text:span text:style-name="T6">p. 1736</text:span></text:span></text:a><text:span text:style-name="T6">] écorce.</text:span></text:p>
      <text:p text:style-name="_3c_grc_3e_"><text:span text:style-name="Strong"><text:span text:style-name="T3">φλυζάκιον</text:span></text:span><text:span text:style-name="T3">, </text:span><text:span text:style-name="Strong"><text:span text:style-name="T3">φλύκταινα</text:span></text:span><text:span text:style-name="T3">.</text:span></text:p>
      <text:p text:style-name="_3c_gloss_3e_"><text:span text:style-name="T3">[grc1733 </text:span><text:a xlink:type="simple" xlink:href="https://www.biusante.parisdescartes.fr/histoire/medica/resultats/index.php?do=zoom&amp;cote=37020d&amp;p=1750" text:style-name="Internet_20_link" text:visited-style-name="Visited_20_Internet_20_Link"><text:span text:style-name="Internet_20_link"><text:span text:style-name="T3">p. 1736</text:span></text:span></text:a><text:span text:style-name="T3">] phlyctène.</text:span></text:p>
      <text:p text:style-name="_3c_grc_3e_"><text:span text:style-name="Strong"><text:span text:style-name="T3">φλυκταινώδης</text:span></text:span><text:span text:style-name="T3">.</text:span></text:p>
      <text:p text:style-name="_3c_gloss_3e_"><text:span text:style-name="T3">[grc1734 </text:span><text:a xlink:type="simple" xlink:href="https://www.biusante.parisdescartes.fr/histoire/medica/resultats/index.php?do=zoom&amp;cote=37020d&amp;p=1750" text:style-name="Internet_20_link" text:visited-style-name="Visited_20_Internet_20_Link"><text:span text:style-name="Internet_20_link"><text:span text:style-name="T3">p. 1736</text:span></text:span></text:a><text:span text:style-name="T3">] plein de phlyctènes.</text:span></text:p>
      <text:p text:style-name="_3c_grc_3e_"><text:span text:style-name="Strong"><text:span text:style-name="T3">φλυκταίνωσις</text:span></text:span><text:span text:style-name="T3">.</text:span></text:p>
      <text:p text:style-name="_3c_gloss_3e_"><text:span text:style-name="T3">[grc1735 </text:span><text:a xlink:type="simple" xlink:href="https://www.biusante.parisdescartes.fr/histoire/medica/resultats/index.php?do=zoom&amp;cote=37020d&amp;p=1750" text:style-name="Internet_20_link" text:visited-style-name="Visited_20_Internet_20_Link"><text:span text:style-name="Internet_20_link"><text:span text:style-name="T3">p. 1736</text:span></text:span></text:a><text:span text:style-name="T3">] éruption de pustules.</text:span></text:p>
      <text:p text:style-name="_3c_grc_3e_"><text:span text:style-name="Strong"><text:span text:style-name="T3">φοινιγμ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1736 </text:span><text:a xlink:type="simple" xlink:href="https://www.biusante.parisdescartes.fr/histoire/medica/resultats/index.php?do=zoom&amp;cote=37020d&amp;p=1750" text:style-name="Internet_20_link" text:visited-style-name="Visited_20_Internet_20_Link"><text:span text:style-name="Internet_20_link"><text:span text:style-name="T3">p. 1736</text:span></text:span></text:a><text:span text:style-name="T3">] rubéfaction.</text:span></text:p>
      <text:p text:style-name="_3c_grc_3e_"><text:span text:style-name="Strong"><text:span text:style-name="T3">φρένες</text:span></text:span><text:span text:style-name="T3">.</text:span></text:p>
      <text:p text:style-name="_3c_gloss_3e_"><text:span text:style-name="T6">[grc1737 </text:span><text:a xlink:type="simple" xlink:href="https://www.biusante.parisdescartes.fr/histoire/medica/resultats/index.php?do=zoom&amp;cote=37020d&amp;p=1750" text:style-name="Internet_20_link" text:visited-style-name="Visited_20_Internet_20_Link"><text:span text:style-name="Internet_20_link"><text:span text:style-name="T6">p. 1736</text:span></text:span></text:a><text:span text:style-name="T6">] diaphragme.</text:span></text:p>
      <text:p text:style-name="_3c_grc_3e_"><text:span text:style-name="Strong"><text:span text:style-name="T3">φρεινιτι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6">[grc1738 </text:span><text:a xlink:type="simple" xlink:href="https://www.biusante.parisdescartes.fr/histoire/medica/resultats/index.php?do=zoom&amp;cote=37020d&amp;p=1750" text:style-name="Internet_20_link" text:visited-style-name="Visited_20_Internet_20_Link"><text:span text:style-name="Internet_20_link"><text:span text:style-name="T6">p. 1736</text:span></text:span></text:a><text:span text:style-name="T6">] phrénétique.</text:span></text:p>
      <text:p text:style-name="_3c_grc_3e_"><text:span text:style-name="Strong"><text:span text:style-name="T3">φρεν</text:span></text:span><text:span text:style-name="Strong"><text:span text:style-name="T1">ῖ</text:span></text:span><text:span text:style-name="Strong"><text:span text:style-name="T3">τις</text:span></text:span><text:span text:style-name="T3">.</text:span></text:p>
      <text:p text:style-name="_3c_gloss_3e_"><text:span text:style-name="T3">[grc1739 </text:span><text:a xlink:type="simple" xlink:href="https://www.biusante.parisdescartes.fr/histoire/medica/resultats/index.php?do=zoom&amp;cote=37020d&amp;p=1750" text:style-name="Internet_20_link" text:visited-style-name="Visited_20_Internet_20_Link"><text:span text:style-name="Internet_20_link"><text:span text:style-name="T3">p. 1736</text:span></text:span></text:a><text:span text:style-name="T3">] phrénésie, phrénitis.</text:span></text:p>
      <text:p text:style-name="_3c_grc_3e_"><text:span text:style-name="Strong"><text:span text:style-name="T3">φρικίασις</text:span></text:span><text:span text:style-name="T3">.</text:span></text:p>
      <text:p text:style-name="_3c_gloss_3e_"><text:span text:style-name="T3">[grc1740 </text:span><text:a xlink:type="simple" xlink:href="https://www.biusante.parisdescartes.fr/histoire/medica/resultats/index.php?do=zoom&amp;cote=37020d&amp;p=1750" text:style-name="Internet_20_link" text:visited-style-name="Visited_20_Internet_20_Link"><text:span text:style-name="Internet_20_link"><text:span text:style-name="T3">p. 1736</text:span></text:span></text:a><text:span text:style-name="T3">] frisson fébrile.</text:span></text:p>
      <text:p text:style-name="_3c_grc_3e_"><text:span text:style-name="Strong"><text:span text:style-name="T3">φρικώδης</text:span></text:span><text:span text:style-name="T3">.</text:span></text:p>
      <text:p text:style-name="_3c_gloss_3e_"><text:span text:style-name="T3">[grc1741 </text:span><text:a xlink:type="simple" xlink:href="https://www.biusante.parisdescartes.fr/histoire/medica/resultats/index.php?do=zoom&amp;cote=37020d&amp;p=1750" text:style-name="Internet_20_link" text:visited-style-name="Visited_20_Internet_20_Link"><text:span text:style-name="Internet_20_link"><text:span text:style-name="T3">p. 1736</text:span></text:span></text:a><text:span text:style-name="T3">] phricode.</text:span></text:p>
      <text:p text:style-name="_3c_grc_3e_"><text:span text:style-name="Strong"><text:span text:style-name="T3">φύγεθλον</text:span></text:span><text:span text:style-name="T3">.</text:span></text:p>
      <text:p text:style-name="_3c_gloss_3e_"><text:span text:style-name="T6">[grc1742 </text:span><text:a xlink:type="simple" xlink:href="https://www.biusante.parisdescartes.fr/histoire/medica/resultats/index.php?do=zoom&amp;cote=37020d&amp;p=1750" text:style-name="Internet_20_link" text:visited-style-name="Visited_20_Internet_20_Link"><text:span text:style-name="Internet_20_link"><text:span text:style-name="T6">p. 1736</text:span></text:span></text:a><text:span text:style-name="T6">] phygethlon.</text:span></text:p>
      <text:p text:style-name="_3c_grc_3e_"><text:span text:style-name="Strong"><text:span text:style-name="T3">φ</text:span></text:span><text:span text:style-name="Strong"><text:span text:style-name="T1">ῦ</text:span></text:span><text:span text:style-name="Strong"><text:span text:style-name="T3">κος</text:span></text:span><text:span text:style-name="T3">.</text:span></text:p>
      <text:p text:style-name="_3c_gloss_3e_"><text:span text:style-name="T6">[grc1743 </text:span><text:a xlink:type="simple" xlink:href="https://www.biusante.parisdescartes.fr/histoire/medica/resultats/index.php?do=zoom&amp;cote=37020d&amp;p=1750" text:style-name="Internet_20_link" text:visited-style-name="Visited_20_Internet_20_Link"><text:span text:style-name="Internet_20_link"><text:span text:style-name="T6">p. 1736</text:span></text:span></text:a><text:span text:style-name="T6">] algue.</text:span></text:p>
      <text:p text:style-name="_3c_grc_3e_"><text:span text:style-name="Strong"><text:span text:style-name="T3">φ</text:span></text:span><text:span text:style-name="Strong"><text:span text:style-name="T1">ῦ</text:span></text:span><text:span text:style-name="Strong"><text:span text:style-name="T3">κος</text:span></text:span><text:span text:style-name="T3">.</text:span></text:p>
      <text:p text:style-name="_3c_gloss_3e_"><text:span text:style-name="T1">[</text:span><text:span text:style-name="T3">grc</text:span><text:span text:style-name="T1">1744 </text:span><text:a xlink:type="simple" xlink:href="https://www.biusante.parisdescartes.fr/histoire/medica/resultats/index.php?do=zoom&amp;cote=37020d&amp;p=1750" text:style-name="Internet_20_link" text:visited-style-name="Visited_20_Internet_20_Link"><text:span text:style-name="Internet_20_link"><text:span text:style-name="T3">p</text:span></text:span></text:a><text:a xlink:type="simple" xlink:href="https://www.biusante.parisdescartes.fr/histoire/medica/resultats/index.php?do=zoom&amp;cote=37020d&amp;p=1750" text:style-name="Internet_20_link" text:visited-style-name="Visited_20_Internet_20_Link"><text:span text:style-name="Internet_20_link"><text:span text:style-name="T1">. 1736</text:span></text:span></text:a><text:span text:style-name="T1">] </text:span><text:span text:style-name="T3">fard</text:span><text:span text:style-name="T1">.</text:span></text:p>
      <text:p text:style-name="_3c_grc_3e_"><text:span text:style-name="Strong"><text:span text:style-name="T3">φυλακτήριον</text:span></text:span><text:span text:style-name="T3">.</text:span></text:p>
      <text:p text:style-name="_3c_gloss_3e_"><text:span text:style-name="T3">[grc1745 </text:span><text:a xlink:type="simple" xlink:href="https://www.biusante.parisdescartes.fr/histoire/medica/resultats/index.php?do=zoom&amp;cote=37020d&amp;p=1750" text:style-name="Internet_20_link" text:visited-style-name="Visited_20_Internet_20_Link"><text:span text:style-name="Internet_20_link"><text:span text:style-name="T3">p. 1736</text:span></text:span></text:a><text:span text:style-name="T3">] amulette.</text:span></text:p>
      <text:p text:style-name="_3c_grc_3e_"><text:span text:style-name="Strong"><text:span text:style-name="T3">φυλλ</text:span></text:span><text:span text:style-name="Strong"><text:span text:style-name="T1">ὸ</text:span></text:span><text:span text:style-name="Strong"><text:span text:style-name="T3">ν</text:span></text:span><text:span text:style-name="T3">.</text:span></text:p>
      <text:p text:style-name="_3c_gloss_3e_"><text:span text:style-name="T3">[grc1746 </text:span><text:a xlink:type="simple" xlink:href="https://www.biusante.parisdescartes.fr/histoire/medica/resultats/index.php?do=zoom&amp;cote=37020d&amp;p=1750" text:style-name="Internet_20_link" text:visited-style-name="Visited_20_Internet_20_Link"><text:span text:style-name="Internet_20_link"><text:span text:style-name="T3">p. 1736</text:span></text:span></text:a><text:span text:style-name="T3">] feuille.</text:span></text:p>
      <text:p text:style-name="_3c_grc_3e_"><text:soft-page-break/><text:span text:style-name="Strong"><text:span text:style-name="T3">φ</text:span></text:span><text:span text:style-name="Strong"><text:span text:style-name="T1">ῦ</text:span></text:span><text:span text:style-name="Strong"><text:span text:style-name="T3">μα</text:span></text:span><text:span text:style-name="T3">.</text:span></text:p>
      <text:p text:style-name="_3c_gloss_3e_"><text:span text:style-name="T3">[grc1747 </text:span><text:a xlink:type="simple" xlink:href="https://www.biusante.parisdescartes.fr/histoire/medica/resultats/index.php?do=zoom&amp;cote=37020d&amp;p=1750" text:style-name="Internet_20_link" text:visited-style-name="Visited_20_Internet_20_Link"><text:span text:style-name="Internet_20_link"><text:span text:style-name="T3">p. 1736</text:span></text:span></text:a><text:span text:style-name="T3">] tumeur, abcès.</text:span></text:p>
      <text:p text:style-name="_3c_grc_3e_"><text:span text:style-name="Strong"><text:span text:style-name="T3">φ</text:span></text:span><text:span text:style-name="Strong"><text:span text:style-name="T1">ῦ</text:span></text:span><text:span text:style-name="Strong"><text:span text:style-name="T3">σα</text:span></text:span><text:span text:style-name="T3">, </text:span><text:span text:style-name="Strong"><text:span text:style-name="T3">φύσημα</text:span></text:span><text:span text:style-name="T3">.</text:span></text:p>
      <text:p text:style-name="_3c_gloss_3e_"><text:span text:style-name="T3">[grc1748 </text:span><text:a xlink:type="simple" xlink:href="https://www.biusante.parisdescartes.fr/histoire/medica/resultats/index.php?do=zoom&amp;cote=37020d&amp;p=1750" text:style-name="Internet_20_link" text:visited-style-name="Visited_20_Internet_20_Link"><text:span text:style-name="Internet_20_link"><text:span text:style-name="T3">p. 1736</text:span></text:span></text:a><text:span text:style-name="T3">] flatuosité.</text:span></text:p>
      <text:p text:style-name="_3c_grc_3e_"><text:span text:style-name="Strong"><text:span text:style-name="T3">φυσιογνωμονία</text:span></text:span><text:span text:style-name="T3">.</text:span></text:p>
      <text:p text:style-name="_3c_gloss_3e_"><text:span text:style-name="T3">[grc1749 </text:span><text:a xlink:type="simple" xlink:href="https://www.biusante.parisdescartes.fr/histoire/medica/resultats/index.php?do=zoom&amp;cote=37020d&amp;p=1750" text:style-name="Internet_20_link" text:visited-style-name="Visited_20_Internet_20_Link"><text:span text:style-name="Internet_20_link"><text:span text:style-name="T3">p. 1736</text:span></text:span></text:a><text:span text:style-name="T3">] physiognomonie.</text:span></text:p>
      <text:p text:style-name="_3c_grc_3e_"><text:span text:style-name="Strong"><text:span text:style-name="T3">φυσιογνώμων</text:span></text:span><text:span text:style-name="T3">.</text:span></text:p>
      <text:p text:style-name="_3c_gloss_3e_"><text:span text:style-name="T3">[grc1750 </text:span><text:a xlink:type="simple" xlink:href="https://www.biusante.parisdescartes.fr/histoire/medica/resultats/index.php?do=zoom&amp;cote=37020d&amp;p=1750" text:style-name="Internet_20_link" text:visited-style-name="Visited_20_Internet_20_Link"><text:span text:style-name="Internet_20_link"><text:span text:style-name="T3">p. 1736</text:span></text:span></text:a><text:span text:style-name="T3">] physionomiste.</text:span></text:p>
      <text:p text:style-name="_3c_grc_3e_"><text:span text:style-name="Strong"><text:span text:style-name="T3">φυσιολογία</text:span></text:span><text:span text:style-name="T3">.</text:span></text:p>
      <text:p text:style-name="_3c_gloss_3e_"><text:span text:style-name="T3">[grc1751 </text:span><text:a xlink:type="simple" xlink:href="https://www.biusante.parisdescartes.fr/histoire/medica/resultats/index.php?do=zoom&amp;cote=37020d&amp;p=1750" text:style-name="Internet_20_link" text:visited-style-name="Visited_20_Internet_20_Link"><text:span text:style-name="Internet_20_link"><text:span text:style-name="T3">p. 1736</text:span></text:span></text:a><text:span text:style-name="T3">] étude de la nature.</text:span></text:p>
      <text:p text:style-name="_3c_grc_3e_"><text:span text:style-name="Strong"><text:span text:style-name="T3">φυσιολόγος</text:span></text:span><text:span text:style-name="T3">.</text:span></text:p>
      <text:p text:style-name="_3c_gloss_3e_"><text:span text:style-name="T3">[grc1752 </text:span><text:a xlink:type="simple" xlink:href="https://www.biusante.parisdescartes.fr/histoire/medica/resultats/index.php?do=zoom&amp;cote=37020d&amp;p=1750" text:style-name="Internet_20_link" text:visited-style-name="Visited_20_Internet_20_Link"><text:span text:style-name="Internet_20_link"><text:span text:style-name="T3">p. 1736</text:span></text:span></text:a><text:span text:style-name="T3">] qui étudie la nature.</text:span></text:p>
      <text:p text:style-name="_3c_grc_3e_"><text:span text:style-name="Strong"><text:span text:style-name="T1">φ</text:span></text:span><text:span text:style-name="Strong"><text:span text:style-name="T3">ύσις</text:span></text:span><text:span text:style-name="T3">.</text:span></text:p>
      <text:p text:style-name="_3c_gloss_3e_"><text:span text:style-name="T3">[grc1753 </text:span><text:a xlink:type="simple" xlink:href="https://www.biusante.parisdescartes.fr/histoire/medica/resultats/index.php?do=zoom&amp;cote=37020d&amp;p=1750" text:style-name="Internet_20_link" text:visited-style-name="Visited_20_Internet_20_Link"><text:span text:style-name="Internet_20_link"><text:span text:style-name="T3">p. 1736</text:span></text:span></text:a><text:span text:style-name="T3">] la nature.</text:span></text:p>
      <text:p text:style-name="_3c_grc_3e_"><text:span text:style-name="Strong"><text:span text:style-name="T1">φ</text:span></text:span><text:span text:style-name="Strong"><text:span text:style-name="T3">υσώδης</text:span></text:span><text:span text:style-name="T3">.</text:span></text:p>
      <text:p text:style-name="_3c_gloss_3e_"><text:span text:style-name="T3">[grc1754 </text:span><text:a xlink:type="simple" xlink:href="https://www.biusante.parisdescartes.fr/histoire/medica/resultats/index.php?do=zoom&amp;cote=37020d&amp;p=1750" text:style-name="Internet_20_link" text:visited-style-name="Visited_20_Internet_20_Link"><text:span text:style-name="Internet_20_link"><text:span text:style-name="T3">p. 1736</text:span></text:span></text:a><text:span text:style-name="T3">] flatueux.</text:span></text:p>
      <text:p text:style-name="_3c_grc_3e_"><text:span text:style-name="Strong"><text:span text:style-name="T3">φυτ</text:span></text:span><text:span text:style-name="Strong"><text:span text:style-name="T1">ὸν</text:span></text:span><text:span text:style-name="T3">.</text:span></text:p>
      <text:p text:style-name="_3c_gloss_3e_"><text:span text:style-name="T3">[grc1755 </text:span><text:a xlink:type="simple" xlink:href="https://www.biusante.parisdescartes.fr/histoire/medica/resultats/index.php?do=zoom&amp;cote=37020d&amp;p=1750" text:style-name="Internet_20_link" text:visited-style-name="Visited_20_Internet_20_Link"><text:span text:style-name="Internet_20_link"><text:span text:style-name="T3">p. 1736</text:span></text:span></text:a><text:span text:style-name="T3">] plante.</text:span></text:p>
      <text:p text:style-name="_3c_grc_3e_"><text:span text:style-name="Strong"><text:span text:style-name="T3">φων</text:span></text:span><text:span text:style-name="Strong"><text:span text:style-name="T1">ὴ</text:span></text:span><text:span text:style-name="T3">.</text:span></text:p>
      <text:p text:style-name="_3c_gloss_3e_"><text:span text:style-name="T3">[grc1756 </text:span><text:a xlink:type="simple" xlink:href="https://www.biusante.parisdescartes.fr/histoire/medica/resultats/index.php?do=zoom&amp;cote=37020d&amp;p=1750" text:style-name="Internet_20_link" text:visited-style-name="Visited_20_Internet_20_Link"><text:span text:style-name="Internet_20_link"><text:span text:style-name="T3">p. 1736</text:span></text:span></text:a><text:span text:style-name="T3">] voix.</text:span></text:p>
      <text:p text:style-name="_3c_grc_3e_"><text:span text:style-name="Strong"><text:span text:style-name="T3">χάλαζα</text:span></text:span><text:span text:style-name="T3">.</text:span></text:p>
      <text:p text:style-name="_3c_gloss_3e_"><text:span text:style-name="T3">[grc1757 </text:span><text:a xlink:type="simple" xlink:href="https://www.biusante.parisdescartes.fr/histoire/medica/resultats/index.php?do=zoom&amp;cote=37020d&amp;p=1750" text:style-name="Internet_20_link" text:visited-style-name="Visited_20_Internet_20_Link"><text:span text:style-name="Internet_20_link"><text:span text:style-name="T3">p. 1736</text:span></text:span></text:a><text:span text:style-name="T3">] chalazion.</text:span></text:p>
      <text:p text:style-name="_3c_grc_3e_"><text:span text:style-name="Strong"><text:span text:style-name="T3">χαλ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6">[grc1758 </text:span><text:a xlink:type="simple" xlink:href="https://www.biusante.parisdescartes.fr/histoire/medica/resultats/index.php?do=zoom&amp;cote=37020d&amp;p=1750" text:style-name="Internet_20_link" text:visited-style-name="Visited_20_Internet_20_Link"><text:span text:style-name="Internet_20_link"><text:span text:style-name="T6">p. 1736</text:span></text:span></text:a><text:span text:style-name="T6">] cuivre.</text:span></text:p>
      <text:p text:style-name="_3c_grc_3e_"><text:span text:style-name="Strong"><text:span text:style-name="T3">χάσμη</text:span></text:span><text:span text:style-name="T3">, </text:span><text:span text:style-name="Strong"><text:span text:style-name="T3">χάσμησις</text:span></text:span><text:span text:style-name="T3">.</text:span></text:p>
      <text:p text:style-name="_3c_gloss_3e_"><text:span text:style-name="T3">[grc1759 </text:span><text:a xlink:type="simple" xlink:href="https://www.biusante.parisdescartes.fr/histoire/medica/resultats/index.php?do=zoom&amp;cote=37020d&amp;p=1750" text:style-name="Internet_20_link" text:visited-style-name="Visited_20_Internet_20_Link"><text:span text:style-name="Internet_20_link"><text:span text:style-name="T3">p. 1736</text:span></text:span></text:a><text:span text:style-name="T3">] bâillement.</text:span></text:p>
      <text:p text:style-name="_3c_grc_3e_"><text:span text:style-name="Strong"><text:span text:style-name="T3">χε</text:span></text:span><text:span text:style-name="Strong"><text:span text:style-name="T1">ῖ</text:span></text:span><text:span text:style-name="Strong"><text:span text:style-name="T3">λος</text:span></text:span><text:span text:style-name="T3">.</text:span></text:p>
      <text:p text:style-name="_3c_gloss_3e_"><text:span text:style-name="T3">[grc1760 </text:span><text:a xlink:type="simple" xlink:href="https://www.biusante.parisdescartes.fr/histoire/medica/resultats/index.php?do=zoom&amp;cote=37020d&amp;p=1750" text:style-name="Internet_20_link" text:visited-style-name="Visited_20_Internet_20_Link"><text:span text:style-name="Internet_20_link"><text:span text:style-name="T3">p. 1736</text:span></text:span></text:a><text:span text:style-name="T3">] lèvre.</text:span></text:p>
      <text:p text:style-name="_3c_grc_3e_"><text:span text:style-name="Strong"><text:span text:style-name="T3">χε</text:span></text:span><text:span text:style-name="Strong"><text:span text:style-name="T1">ὶ</text:span></text:span><text:span text:style-name="Strong"><text:span text:style-name="T3">ρ</text:span></text:span><text:span text:style-name="T3">.</text:span></text:p>
      <text:p text:style-name="_3c_gloss_3e_"><text:span text:style-name="T1">[</text:span><text:span text:style-name="T3">grc</text:span><text:span text:style-name="T1">1761 </text:span><text:a xlink:type="simple" xlink:href="https://www.biusante.parisdescartes.fr/histoire/medica/resultats/index.php?do=zoom&amp;cote=37020d&amp;p=1750" text:style-name="Internet_20_link" text:visited-style-name="Visited_20_Internet_20_Link"><text:span text:style-name="Internet_20_link"><text:span text:style-name="T3">p</text:span></text:span></text:a><text:a xlink:type="simple" xlink:href="https://www.biusante.parisdescartes.fr/histoire/medica/resultats/index.php?do=zoom&amp;cote=37020d&amp;p=1750" text:style-name="Internet_20_link" text:visited-style-name="Visited_20_Internet_20_Link"><text:span text:style-name="Internet_20_link"><text:span text:style-name="T1">. 1736</text:span></text:span></text:a><text:span text:style-name="T1">] </text:span><text:span text:style-name="T3">main</text:span><text:span text:style-name="T1">.</text:span></text:p>
      <text:p text:style-name="_3c_grc_3e_"><text:span text:style-name="Strong"><text:span text:style-name="T3">χειράγρα</text:span></text:span><text:span text:style-name="T3">.</text:span></text:p>
      <text:p text:style-name="_3c_gloss_3e_"><text:span text:style-name="T3">[grc1762 </text:span><text:a xlink:type="simple" xlink:href="https://www.biusante.parisdescartes.fr/histoire/medica/resultats/index.php?do=zoom&amp;cote=37020d&amp;p=1750" text:style-name="Internet_20_link" text:visited-style-name="Visited_20_Internet_20_Link"><text:span text:style-name="Internet_20_link"><text:span text:style-name="T3">p. 1736</text:span></text:span></text:a><text:span text:style-name="T3">] chiragre.</text:span></text:p>
      <text:p text:style-name="_3c_grc_3e_"><text:span text:style-name="Strong"><text:span text:style-name="T1">χ</text:span></text:span><text:span text:style-name="Strong"><text:span text:style-name="T3">είριξις</text:span></text:span><text:span text:style-name="Strong"><text:span text:style-name="T4">, </text:span></text:span><text:span text:style-name="Strong"><text:span text:style-name="T1">χειρισμὸς</text:span></text:span><text:span text:style-name="T3">.</text:span></text:p>
      <text:p text:style-name="_3c_gloss_3e_"><text:span text:style-name="T3">[grc1763 </text:span><text:a xlink:type="simple" xlink:href="https://www.biusante.parisdescartes.fr/histoire/medica/resultats/index.php?do=zoom&amp;cote=37020d&amp;p=1750" text:style-name="Internet_20_link" text:visited-style-name="Visited_20_Internet_20_Link"><text:span text:style-name="Internet_20_link"><text:span text:style-name="T3">p. 1736</text:span></text:span></text:a><text:span text:style-name="T3">] l’action d explorer, de palper.</text:span></text:p>
      <text:p text:style-name="_3c_grc_3e_"><text:soft-page-break/><text:span text:style-name="Strong"><text:span text:style-name="T3">χειροβόλον</text:span></text:span><text:span text:style-name="T3">.</text:span></text:p>
      <text:p text:style-name="_3c_gloss_3e_"><text:span text:style-name="T1">[</text:span><text:span text:style-name="T3">grc</text:span><text:span text:style-name="T1">1764 </text:span><text:a xlink:type="simple" xlink:href="https://www.biusante.parisdescartes.fr/histoire/medica/resultats/index.php?do=zoom&amp;cote=37020d&amp;p=1750" text:style-name="Internet_20_link" text:visited-style-name="Visited_20_Internet_20_Link"><text:span text:style-name="Internet_20_link"><text:span text:style-name="T3">p</text:span></text:span></text:a><text:a xlink:type="simple" xlink:href="https://www.biusante.parisdescartes.fr/histoire/medica/resultats/index.php?do=zoom&amp;cote=37020d&amp;p=1750" text:style-name="Internet_20_link" text:visited-style-name="Visited_20_Internet_20_Link"><text:span text:style-name="Internet_20_link"><text:span text:style-name="T1">. 1736</text:span></text:span></text:a><text:span text:style-name="T1">] </text:span><text:span text:style-name="T3">manipule</text:span><text:span text:style-name="T1">.</text:span></text:p>
      <text:p text:style-name="_3c_grc_3e_"><text:span text:style-name="Strong"><text:span text:style-name="T3">χειρουργία</text:span></text:span><text:span text:style-name="T3">.</text:span></text:p>
      <text:p text:style-name="_3c_gloss_3e_"><text:span text:style-name="T3">[grc1765 </text:span><text:a xlink:type="simple" xlink:href="https://www.biusante.parisdescartes.fr/histoire/medica/resultats/index.php?do=zoom&amp;cote=37020d&amp;p=1750" text:style-name="Internet_20_link" text:visited-style-name="Visited_20_Internet_20_Link"><text:span text:style-name="Internet_20_link"><text:span text:style-name="T3">p. 1736</text:span></text:span></text:a><text:span text:style-name="T3">] chirurgie.</text:span></text:p>
      <text:p text:style-name="_3c_grc_3e_"><text:span text:style-name="Strong"><text:span text:style-name="T3">χειρουργ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1766 </text:span><text:a xlink:type="simple" xlink:href="https://www.biusante.parisdescartes.fr/histoire/medica/resultats/index.php?do=zoom&amp;cote=37020d&amp;p=1750" text:style-name="Internet_20_link" text:visited-style-name="Visited_20_Internet_20_Link"><text:span text:style-name="Internet_20_link"><text:span text:style-name="T3">p. 1736</text:span></text:span></text:a><text:span text:style-name="T3">] chirurgien.</text:span></text:p>
      <text:p text:style-name="_3c_grc_3e_"><text:span text:style-name="Strong"><text:span text:style-name="T3">χειρώνειος</text:span></text:span><text:span text:style-name="T3">.</text:span></text:p>
      <text:p text:style-name="_3c_gloss_3e_"><text:span text:style-name="T3">[grc1767 </text:span><text:a xlink:type="simple" xlink:href="https://www.biusante.parisdescartes.fr/histoire/medica/resultats/index.php?do=zoom&amp;cote=37020d&amp;p=1750" text:style-name="Internet_20_link" text:visited-style-name="Visited_20_Internet_20_Link"><text:span text:style-name="Internet_20_link"><text:span text:style-name="T3">p. 1736</text:span></text:span></text:a><text:span text:style-name="T3">] chironien.</text:span></text:p>
      <text:p text:style-name="_3c_grc_3e_"><text:span text:style-name="Strong"><text:span text:style-name="T3">χέλυς</text:span></text:span><text:span text:style-name="T3">.</text:span></text:p>
      <text:p text:style-name="_3c_gloss_3e_"><text:span text:style-name="T6">[grc1768 </text:span><text:a xlink:type="simple" xlink:href="https://www.biusante.parisdescartes.fr/histoire/medica/resultats/index.php?do=zoom&amp;cote=37020d&amp;p=1750" text:style-name="Internet_20_link" text:visited-style-name="Visited_20_Internet_20_Link"><text:span text:style-name="Internet_20_link"><text:span text:style-name="T6">p. 1736</text:span></text:span></text:a><text:span text:style-name="T6">] thorax.</text:span></text:p>
      <text:p text:style-name="_3c_grc_3e_"><text:span text:style-name="Strong"><text:span text:style-name="T3">χ</text:span></text:span><text:span text:style-name="Strong"><text:span text:style-name="T1">ή</text:span></text:span><text:span text:style-name="Strong"><text:span text:style-name="T3">μωσις</text:span></text:span><text:span text:style-name="T3">.</text:span></text:p>
      <text:p text:style-name="_3c_gloss_3e_"><text:span text:style-name="T6">[grc1769 </text:span><text:a xlink:type="simple" xlink:href="https://www.biusante.parisdescartes.fr/histoire/medica/resultats/index.php?do=zoom&amp;cote=37020d&amp;p=1750" text:style-name="Internet_20_link" text:visited-style-name="Visited_20_Internet_20_Link"><text:span text:style-name="Internet_20_link"><text:span text:style-name="T6">p. 1736</text:span></text:span></text:a><text:span text:style-name="T6">] chémosis.</text:span></text:p>
      <text:p text:style-name="_3c_grc_3e_"><text:span text:style-name="Strong"><text:span text:style-name="T3">χίμετλον</text:span></text:span><text:span text:style-name="T3">.</text:span></text:p>
      <text:p text:style-name="_3c_gloss_3e_"><text:span text:style-name="T6">[grc1770 </text:span><text:a xlink:type="simple" xlink:href="https://www.biusante.parisdescartes.fr/histoire/medica/resultats/index.php?do=zoom&amp;cote=37020d&amp;p=1750" text:style-name="Internet_20_link" text:visited-style-name="Visited_20_Internet_20_Link"><text:span text:style-name="Internet_20_link"><text:span text:style-name="T6">p. 1736</text:span></text:span></text:a><text:span text:style-name="T6">] engelure.</text:span></text:p>
      <text:p text:style-name="_3c_grc_3e_"><text:span text:style-name="Strong"><text:span text:style-name="T3">χι</text:span></text:span><text:span text:style-name="Strong"><text:span text:style-name="T1">ὼ</text:span></text:span><text:span text:style-name="Strong"><text:span text:style-name="T3">ν</text:span></text:span><text:span text:style-name="T3">.</text:span></text:p>
      <text:p text:style-name="_3c_gloss_3e_"><text:span text:style-name="T3">[grc1771 </text:span><text:a xlink:type="simple" xlink:href="https://www.biusante.parisdescartes.fr/histoire/medica/resultats/index.php?do=zoom&amp;cote=37020d&amp;p=1750" text:style-name="Internet_20_link" text:visited-style-name="Visited_20_Internet_20_Link"><text:span text:style-name="Internet_20_link"><text:span text:style-name="T3">p. 1736</text:span></text:span></text:a><text:span text:style-name="T3">] neige.</text:span></text:p>
      <text:p text:style-name="_3c_grc_3e_"><text:span text:style-name="Strong"><text:span text:style-name="T3">χοιρ</text:span></text:span><text:span text:style-name="Strong"><text:span text:style-name="T1">ὰ</text:span></text:span><text:span text:style-name="Strong"><text:span text:style-name="T3">ς</text:span></text:span><text:span text:style-name="T3">.</text:span></text:p>
      <text:p text:style-name="_3c_gloss_3e_"><text:span text:style-name="T3">[grc1772 </text:span><text:a xlink:type="simple" xlink:href="https://www.biusante.parisdescartes.fr/histoire/medica/resultats/index.php?do=zoom&amp;cote=37020d&amp;p=1750" text:style-name="Internet_20_link" text:visited-style-name="Visited_20_Internet_20_Link"><text:span text:style-name="Internet_20_link"><text:span text:style-name="T3">p. 1736</text:span></text:span></text:a><text:span text:style-name="T3">] écrouelles, scrofules.</text:span></text:p>
      <text:p text:style-name="_3c_grc_3e_"><text:span text:style-name="Strong"><text:span text:style-name="T3">χοιραδώδης</text:span></text:span><text:span text:style-name="T3">.</text:span></text:p>
      <text:p text:style-name="_3c_gloss_3e_"><text:span text:style-name="T3">[grc1773 </text:span><text:a xlink:type="simple" xlink:href="https://www.biusante.parisdescartes.fr/histoire/medica/resultats/index.php?do=zoom&amp;cote=37020d&amp;p=1750" text:style-name="Internet_20_link" text:visited-style-name="Visited_20_Internet_20_Link"><text:span text:style-name="Internet_20_link"><text:span text:style-name="T3">p. 1736</text:span></text:span></text:a><text:span text:style-name="T3">] scrofuleux.</text:span></text:p>
      <text:p text:style-name="_3c_grc_3e_"><text:span text:style-name="Strong"><text:span text:style-name="T3">χολέρα</text:span></text:span><text:span text:style-name="T3">.</text:span></text:p>
      <text:p text:style-name="_3c_gloss_3e_"><text:span text:style-name="T3">[grc1774 </text:span><text:a xlink:type="simple" xlink:href="https://www.biusante.parisdescartes.fr/histoire/medica/resultats/index.php?do=zoom&amp;cote=37020d&amp;p=1750" text:style-name="Internet_20_link" text:visited-style-name="Visited_20_Internet_20_Link"><text:span text:style-name="Internet_20_link"><text:span text:style-name="T3">p. 1736</text:span></text:span></text:a><text:span text:style-name="T3">] choléra-morbus.</text:span></text:p>
      <text:p text:style-name="_3c_grc_3e_"><text:span text:style-name="Strong"><text:span text:style-name="T3">χολερι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1775 </text:span><text:a xlink:type="simple" xlink:href="https://www.biusante.parisdescartes.fr/histoire/medica/resultats/index.php?do=zoom&amp;cote=37020d&amp;p=1750" text:style-name="Internet_20_link" text:visited-style-name="Visited_20_Internet_20_Link"><text:span text:style-name="Internet_20_link"><text:span text:style-name="T3">p. 1736</text:span></text:span></text:a><text:span text:style-name="T3">] cholérique.</text:span></text:p>
      <text:p text:style-name="_3c_grc_3e_"><text:span text:style-name="Strong"><text:span text:style-name="T3">χοληδόχος</text:span></text:span><text:span text:style-name="T3">.</text:span></text:p>
      <text:p text:style-name="_3c_gloss_3e_"><text:span text:style-name="T3">[grc1776 </text:span><text:a xlink:type="simple" xlink:href="https://www.biusante.parisdescartes.fr/histoire/medica/resultats/index.php?do=zoom&amp;cote=37020d&amp;p=1750" text:style-name="Internet_20_link" text:visited-style-name="Visited_20_Internet_20_Link"><text:span text:style-name="Internet_20_link"><text:span text:style-name="T3">p. 1736</text:span></text:span></text:a><text:span text:style-name="T3">] cholédoque.</text:span></text:p>
      <text:p text:style-name="_3c_grc_3e_"><text:span text:style-name="Strong"><text:span text:style-name="T3">χολ</text:span></text:span><text:span text:style-name="Strong"><text:span text:style-name="T1">ὴ</text:span></text:span><text:span text:style-name="T3">.</text:span></text:p>
      <text:p text:style-name="_3c_gloss_3e_"><text:span text:style-name="T1">[</text:span><text:span text:style-name="T3">grc</text:span><text:span text:style-name="T1">1777 </text:span><text:a xlink:type="simple" xlink:href="https://www.biusante.parisdescartes.fr/histoire/medica/resultats/index.php?do=zoom&amp;cote=37020d&amp;p=1750" text:style-name="Internet_20_link" text:visited-style-name="Visited_20_Internet_20_Link"><text:span text:style-name="Internet_20_link"><text:span text:style-name="T3">p</text:span></text:span></text:a><text:a xlink:type="simple" xlink:href="https://www.biusante.parisdescartes.fr/histoire/medica/resultats/index.php?do=zoom&amp;cote=37020d&amp;p=1750" text:style-name="Internet_20_link" text:visited-style-name="Visited_20_Internet_20_Link"><text:span text:style-name="Internet_20_link"><text:span text:style-name="T1">. 1736</text:span></text:span></text:a><text:span text:style-name="T1">] </text:span><text:span text:style-name="T3">bile</text:span><text:span text:style-name="T1">.</text:span></text:p>
      <text:p text:style-name="_3c_grc_3e_"><text:span text:style-name="Strong"><text:span text:style-name="T3">χολημεσία</text:span></text:span><text:span text:style-name="T3">.</text:span></text:p>
      <text:p text:style-name="_3c_gloss_3e_"><text:span text:style-name="T3">[grc1778 </text:span><text:a xlink:type="simple" xlink:href="https://www.biusante.parisdescartes.fr/histoire/medica/resultats/index.php?do=zoom&amp;cote=37020d&amp;p=1750" text:style-name="Internet_20_link" text:visited-style-name="Visited_20_Internet_20_Link"><text:span text:style-name="Internet_20_link"><text:span text:style-name="T3">p. 1736</text:span></text:span></text:a><text:span text:style-name="T3">] vomissement bilieux.</text:span></text:p>
      <text:p text:style-name="_3c_grc_3e_"><text:span text:style-name="Strong"><text:span text:style-name="T3">χολοποι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1779 </text:span><text:a xlink:type="simple" xlink:href="https://www.biusante.parisdescartes.fr/histoire/medica/resultats/index.php?do=zoom&amp;cote=37020d&amp;p=1750" text:style-name="Internet_20_link" text:visited-style-name="Visited_20_Internet_20_Link"><text:span text:style-name="Internet_20_link"><text:span text:style-name="T3">p. 1736</text:span></text:span></text:a><text:span text:style-name="T3">] qui fait la bile.</text:span></text:p>
      <text:p text:style-name="_3c_grc_3e_"><text:span text:style-name="Strong"><text:span text:style-name="T3">χολώδης</text:span></text:span><text:span text:style-name="T3">.</text:span></text:p>
      <text:p text:style-name="_3c_gloss_3e_"><text:span text:style-name="T3">[grc1780 </text:span><text:a xlink:type="simple" xlink:href="https://www.biusante.parisdescartes.fr/histoire/medica/resultats/index.php?do=zoom&amp;cote=37020d&amp;p=1750" text:style-name="Internet_20_link" text:visited-style-name="Visited_20_Internet_20_Link"><text:span text:style-name="Internet_20_link"><text:span text:style-name="T3">p. 1736</text:span></text:span></text:a><text:span text:style-name="T3">] bilieux.</text:span></text:p>
      <text:p text:style-name="_3c_grc_3e_"><text:soft-page-break/><text:span text:style-name="Strong"><text:span text:style-name="T3">χόνδρος</text:span></text:span><text:span text:style-name="T3">.</text:span></text:p>
      <text:p text:style-name="_3c_gloss_3e_"><text:span text:style-name="T3">[grc1781 </text:span><text:a xlink:type="simple" xlink:href="https://www.biusante.parisdescartes.fr/histoire/medica/resultats/index.php?do=zoom&amp;cote=37020d&amp;p=1750" text:style-name="Internet_20_link" text:visited-style-name="Visited_20_Internet_20_Link"><text:span text:style-name="Internet_20_link"><text:span text:style-name="T3">p. 1736</text:span></text:span></text:a><text:span text:style-name="T3">] cartilage.</text:span></text:p>
      <text:p text:style-name="_3c_grc_3e_"><text:span text:style-name="Strong"><text:span text:style-name="T3">χονδροσύνδεσμος</text:span></text:span><text:span text:style-name="T3">.</text:span></text:p>
      <text:p text:style-name="_3c_gloss_3e_"><text:span text:style-name="T3">[grc1782 </text:span><text:a xlink:type="simple" xlink:href="https://www.biusante.parisdescartes.fr/histoire/medica/resultats/index.php?do=zoom&amp;cote=37020d&amp;p=1750" text:style-name="Internet_20_link" text:visited-style-name="Visited_20_Internet_20_Link"><text:span text:style-name="Internet_20_link"><text:span text:style-name="T3">p. 1736</text:span></text:span></text:a><text:span text:style-name="T3">] ligament cartilagineux.</text:span></text:p>
      <text:p text:style-name="_3c_grc_3e_"><text:span text:style-name="Strong"><text:span text:style-name="T3">χονδρώδης</text:span></text:span><text:span text:style-name="T3">.</text:span></text:p>
      <text:p text:style-name="_3c_gloss_3e_"><text:span text:style-name="T3">[grc1783 </text:span><text:a xlink:type="simple" xlink:href="https://www.biusante.parisdescartes.fr/histoire/medica/resultats/index.php?do=zoom&amp;cote=37020d&amp;p=1750" text:style-name="Internet_20_link" text:visited-style-name="Visited_20_Internet_20_Link"><text:span text:style-name="Internet_20_link"><text:span text:style-name="T3">p. 1736</text:span></text:span></text:a><text:span text:style-name="T3">] cartilagineux.</text:span></text:p>
      <text:p text:style-name="_3c_grc_3e_"><text:span text:style-name="Strong"><text:span text:style-name="T3">χόρδαψος</text:span></text:span><text:span text:style-name="T3">.</text:span></text:p>
      <text:p text:style-name="_3c_gloss_3e_"><text:span text:style-name="T3">[grc1784 </text:span><text:a xlink:type="simple" xlink:href="https://www.biusante.parisdescartes.fr/histoire/medica/resultats/index.php?do=zoom&amp;cote=37020d&amp;p=1750" text:style-name="Internet_20_link" text:visited-style-name="Visited_20_Internet_20_Link"><text:span text:style-name="Internet_20_link"><text:span text:style-name="T3">p. 1736</text:span></text:span></text:a><text:span text:style-name="T3">] chordapse, iléus.</text:span></text:p>
      <text:p text:style-name="_3c_grc_3e_"><text:span text:style-name="Strong"><text:span text:style-name="T3">χορδ</text:span></text:span><text:span text:style-name="Strong"><text:span text:style-name="T1">ὴ</text:span></text:span><text:span text:style-name="T3">.</text:span></text:p>
      <text:p text:style-name="_3c_gloss_3e_"><text:span text:style-name="T3">[grc1785 </text:span><text:a xlink:type="simple" xlink:href="https://www.biusante.parisdescartes.fr/histoire/medica/resultats/index.php?do=zoom&amp;cote=37020d&amp;p=1750" text:style-name="Internet_20_link" text:visited-style-name="Visited_20_Internet_20_Link"><text:span text:style-name="Internet_20_link"><text:span text:style-name="T3">p. 1736</text:span></text:span></text:a><text:span text:style-name="T3">] l’intestin.</text:span></text:p>
      <text:p text:style-name="_3c_grc_3e_"><text:span text:style-name="Strong"><text:span text:style-name="T3">χόριον</text:span></text:span><text:span text:style-name="T3">.</text:span></text:p>
      <text:p text:style-name="_3c_gloss_3e_"><text:span text:style-name="T3">[grc1786 </text:span><text:a xlink:type="simple" xlink:href="https://www.biusante.parisdescartes.fr/histoire/medica/resultats/index.php?do=zoom&amp;cote=37020d&amp;p=1750" text:style-name="Internet_20_link" text:visited-style-name="Visited_20_Internet_20_Link"><text:span text:style-name="Internet_20_link"><text:span text:style-name="T3">p. 1736</text:span></text:span></text:a><text:span text:style-name="T3">] chorion.</text:span></text:p>
      <text:p text:style-name="_3c_grc_3e_"><text:span text:style-name="Strong"><text:span text:style-name="T3">χοροε</text:span></text:span><text:span text:style-name="Strong"><text:span text:style-name="T1">ι</text:span></text:span><text:span text:style-name="Strong"><text:span text:style-name="T3">δ</text:span></text:span><text:span text:style-name="Strong"><text:span text:style-name="T1">ὴ</text:span></text:span><text:span text:style-name="Strong"><text:span text:style-name="T3">ς</text:span></text:span><text:span text:style-name="T3">.</text:span></text:p>
      <text:p text:style-name="_3c_gloss_3e_"><text:span text:style-name="T3">[grc1787 </text:span><text:a xlink:type="simple" xlink:href="https://www.biusante.parisdescartes.fr/histoire/medica/resultats/index.php?do=zoom&amp;cote=37020d&amp;p=1750" text:style-name="Internet_20_link" text:visited-style-name="Visited_20_Internet_20_Link"><text:span text:style-name="Internet_20_link"><text:span text:style-name="T3">p. 1736</text:span></text:span></text:a><text:span text:style-name="T3">] choroïde.</text:span></text:p>
      <text:p text:style-name="_3c_grc_3e_"><text:span text:style-name="Strong"><text:span text:style-name="T3">χόρτος</text:span></text:span><text:span text:style-name="T3">.</text:span></text:p>
      <text:p text:style-name="_3c_gloss_3e_"><text:span text:style-name="T3">[grc1788 </text:span><text:a xlink:type="simple" xlink:href="https://www.biusante.parisdescartes.fr/histoire/medica/resultats/index.php?do=zoom&amp;cote=37020d&amp;p=1750" text:style-name="Internet_20_link" text:visited-style-name="Visited_20_Internet_20_Link"><text:span text:style-name="Internet_20_link"><text:span text:style-name="T3">p. 1736</text:span></text:span></text:a><text:span text:style-name="T3">] fourrage.</text:span></text:p>
      <text:p text:style-name="_3c_grc_3e_"><text:span text:style-name="Strong"><text:span text:style-name="T3">χρονι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1789 </text:span><text:a xlink:type="simple" xlink:href="https://www.biusante.parisdescartes.fr/histoire/medica/resultats/index.php?do=zoom&amp;cote=37020d&amp;p=1750" text:style-name="Internet_20_link" text:visited-style-name="Visited_20_Internet_20_Link"><text:span text:style-name="Internet_20_link"><text:span text:style-name="T3">p. 1736</text:span></text:span></text:a><text:span text:style-name="T3">] chronique.</text:span></text:p>
      <text:p text:style-name="_3c_grc_3e_"><text:span text:style-name="Strong"><text:span text:style-name="T3">χρυσ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1790 </text:span><text:a xlink:type="simple" xlink:href="https://www.biusante.parisdescartes.fr/histoire/medica/resultats/index.php?do=zoom&amp;cote=37020d&amp;p=1750" text:style-name="Internet_20_link" text:visited-style-name="Visited_20_Internet_20_Link"><text:span text:style-name="Internet_20_link"><text:span text:style-name="T3">p. 1736</text:span></text:span></text:a><text:span text:style-name="T3">] or.</text:span></text:p>
      <text:p text:style-name="_3c_grc_3e_"><text:span text:style-name="Strong"><text:span text:style-name="T3">χρ</text:span></text:span><text:span text:style-name="Strong"><text:span text:style-name="T1">ῶ</text:span></text:span><text:span text:style-name="Strong"><text:span text:style-name="T3">μα</text:span></text:span><text:span text:style-name="T3">.</text:span></text:p>
      <text:p text:style-name="_3c_gloss_3e_"><text:span text:style-name="T3">[grc1791 </text:span><text:a xlink:type="simple" xlink:href="https://www.biusante.parisdescartes.fr/histoire/medica/resultats/index.php?do=zoom&amp;cote=37020d&amp;p=1750" text:style-name="Internet_20_link" text:visited-style-name="Visited_20_Internet_20_Link"><text:span text:style-name="Internet_20_link"><text:span text:style-name="T3">p. 1736</text:span></text:span></text:a><text:span text:style-name="T3">] couleur.</text:span></text:p>
      <text:p text:style-name="_3c_grc_3e_"><text:span text:style-name="Strong"><text:span text:style-name="T3">χρ</text:span></text:span><text:span text:style-name="Strong"><text:span text:style-name="T1">ὼ</text:span></text:span><text:span text:style-name="Strong"><text:span text:style-name="T3">ς</text:span></text:span><text:span text:style-name="T3">.</text:span></text:p>
      <text:p text:style-name="_3c_gloss_3e_"><text:span text:style-name="T3">[grc1792 </text:span><text:a xlink:type="simple" xlink:href="https://www.biusante.parisdescartes.fr/histoire/medica/resultats/index.php?do=zoom&amp;cote=37020d&amp;p=1750" text:style-name="Internet_20_link" text:visited-style-name="Visited_20_Internet_20_Link"><text:span text:style-name="Internet_20_link"><text:span text:style-name="T3">p. 1736</text:span></text:span></text:a><text:span text:style-name="T3">] la peau, l’épiderme.</text:span></text:p>
      <text:p text:style-name="_3c_grc_3e_"><text:span text:style-name="Strong"><text:span text:style-name="T3">χυλ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1793 </text:span><text:a xlink:type="simple" xlink:href="https://www.biusante.parisdescartes.fr/histoire/medica/resultats/index.php?do=zoom&amp;cote=37020d&amp;p=1750" text:style-name="Internet_20_link" text:visited-style-name="Visited_20_Internet_20_Link"><text:span text:style-name="Internet_20_link"><text:span text:style-name="T3">p. 1736</text:span></text:span></text:a><text:span text:style-name="T3">] chyle, suc.</text:span></text:p>
      <text:p text:style-name="_3c_grc_3e_"><text:span text:style-name="Strong"><text:span text:style-name="T3">χυλώδης</text:span></text:span><text:span text:style-name="T3">.</text:span></text:p>
      <text:p text:style-name="_3c_gloss_3e_"><text:span text:style-name="T3">[grc1794 </text:span><text:a xlink:type="simple" xlink:href="https://www.biusante.parisdescartes.fr/histoire/medica/resultats/index.php?do=zoom&amp;cote=37020d&amp;p=1750" text:style-name="Internet_20_link" text:visited-style-name="Visited_20_Internet_20_Link"><text:span text:style-name="Internet_20_link"><text:span text:style-name="T3">p. 1736</text:span></text:span></text:a><text:span text:style-name="T3">] chyleux.</text:span></text:p>
      <text:p text:style-name="_3c_grc_3e_"><text:span text:style-name="Strong"><text:span text:style-name="T3">χύλωσις</text:span></text:span><text:span text:style-name="T3">.</text:span></text:p>
      <text:p text:style-name="_3c_gloss_3e_"><text:span text:style-name="T3">[grc1795 </text:span><text:a xlink:type="simple" xlink:href="https://www.biusante.parisdescartes.fr/histoire/medica/resultats/index.php?do=zoom&amp;cote=37020d&amp;p=1750" text:style-name="Internet_20_link" text:visited-style-name="Visited_20_Internet_20_Link"><text:span text:style-name="Internet_20_link"><text:span text:style-name="T3">p. 1736</text:span></text:span></text:a><text:span text:style-name="T3">] chylose.</text:span></text:p>
      <text:p text:style-name="_3c_grc_3e_"><text:span text:style-name="Strong"><text:span text:style-name="T3">χυμ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1796 </text:span><text:a xlink:type="simple" xlink:href="https://www.biusante.parisdescartes.fr/histoire/medica/resultats/index.php?do=zoom&amp;cote=37020d&amp;p=1750" text:style-name="Internet_20_link" text:visited-style-name="Visited_20_Internet_20_Link"><text:span text:style-name="Internet_20_link"><text:span text:style-name="T3">p. 1736</text:span></text:span></text:a><text:span text:style-name="T3">] humeur, chyme.</text:span></text:p>
      <text:p text:style-name="_3c_grc_3e_"><text:span text:style-name="Strong"><text:span text:style-name="T3">χώλωμα</text:span></text:span><text:span text:style-name="T3">, </text:span><text:span text:style-name="Strong"><text:span text:style-name="T3">χώλωσις</text:span></text:span><text:span text:style-name="T3">.</text:span></text:p>
      <text:p text:style-name="_3c_gloss_3e_"><text:span text:style-name="T3">[grc1797 </text:span><text:a xlink:type="simple" xlink:href="https://www.biusante.parisdescartes.fr/histoire/medica/resultats/index.php?do=zoom&amp;cote=37020d&amp;p=1750" text:style-name="Internet_20_link" text:visited-style-name="Visited_20_Internet_20_Link"><text:span text:style-name="Internet_20_link"><text:span text:style-name="T3">p. 1736</text:span></text:span></text:a><text:span text:style-name="T3">] claudication.</text:span></text:p>
      <text:p text:style-name="_3c_grc_3e_"><text:soft-page-break/><text:span text:style-name="Strong"><text:span text:style-name="T3">ψαλ</text:span></text:span><text:span text:style-name="Strong"><text:span text:style-name="T1">ὶ</text:span></text:span><text:span text:style-name="Strong"><text:span text:style-name="T3">ς</text:span></text:span><text:span text:style-name="T3">.</text:span></text:p>
      <text:p text:style-name="_3c_gloss_3e_"><text:span text:style-name="T3">[grc1798 </text:span><text:a xlink:type="simple" xlink:href="https://www.biusante.parisdescartes.fr/histoire/medica/resultats/index.php?do=zoom&amp;cote=37020d&amp;p=1750" text:style-name="Internet_20_link" text:visited-style-name="Visited_20_Internet_20_Link"><text:span text:style-name="Internet_20_link"><text:span text:style-name="T3">p. 1736</text:span></text:span></text:a><text:span text:style-name="T3">] ciseaux.</text:span></text:p>
      <text:p text:style-name="_3c_grc_3e_"><text:span text:style-name="Strong"><text:span text:style-name="T3">ψελλισμ</text:span></text:span><text:span text:style-name="Strong"><text:span text:style-name="T1">ὸ</text:span></text:span><text:span text:style-name="Strong"><text:span text:style-name="T3">ς</text:span></text:span><text:span text:style-name="T3">, </text:span><text:span text:style-name="Strong"><text:span text:style-name="T3">ψελλότης</text:span></text:span><text:span text:style-name="T3">.</text:span></text:p>
      <text:p text:style-name="_3c_gloss_3e_"><text:span text:style-name="T3">[grc1799 </text:span><text:a xlink:type="simple" xlink:href="https://www.biusante.parisdescartes.fr/histoire/medica/resultats/index.php?do=zoom&amp;cote=37020d&amp;p=1750" text:style-name="Internet_20_link" text:visited-style-name="Visited_20_Internet_20_Link"><text:span text:style-name="Internet_20_link"><text:span text:style-name="T3">p. 1736</text:span></text:span></text:a><text:span text:style-name="T3">] bégayement.</text:span></text:p>
      <text:p text:style-name="_3c_grc_3e_"><text:span text:style-name="Strong"><text:span text:style-name="T3">ψίλωθρον</text:span></text:span><text:span text:style-name="T3">.</text:span></text:p>
      <text:p text:style-name="_3c_gloss_3e_"><text:span text:style-name="T3">[grc1800 </text:span><text:a xlink:type="simple" xlink:href="https://www.biusante.parisdescartes.fr/histoire/medica/resultats/index.php?do=zoom&amp;cote=37020d&amp;p=1750" text:style-name="Internet_20_link" text:visited-style-name="Visited_20_Internet_20_Link"><text:span text:style-name="Internet_20_link"><text:span text:style-name="T3">p. 1736</text:span></text:span></text:a><text:span text:style-name="T3">] dépilatoire.</text:span></text:p>
      <text:p text:style-name="_3c_grc_3e_"><text:span text:style-name="Strong"><text:span text:style-name="T3">ψίλωσις</text:span></text:span><text:span text:style-name="T3">.</text:span></text:p>
      <text:p text:style-name="_3c_gloss_3e_"><text:span text:style-name="T3">[grc1801 </text:span><text:a xlink:type="simple" xlink:href="https://www.biusante.parisdescartes.fr/histoire/medica/resultats/index.php?do=zoom&amp;cote=37020d&amp;p=1750" text:style-name="Internet_20_link" text:visited-style-name="Visited_20_Internet_20_Link"><text:span text:style-name="Internet_20_link"><text:span text:style-name="T3">p. 1736</text:span></text:span></text:a><text:span text:style-name="T3">] dépilation.</text:span></text:p>
      <text:p text:style-name="_3c_grc_3e_"><text:span text:style-name="Strong"><text:span text:style-name="T3">ψιλωτι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1802 </text:span><text:a xlink:type="simple" xlink:href="https://www.biusante.parisdescartes.fr/histoire/medica/resultats/index.php?do=zoom&amp;cote=37020d&amp;p=1750" text:style-name="Internet_20_link" text:visited-style-name="Visited_20_Internet_20_Link"><text:span text:style-name="Internet_20_link"><text:span text:style-name="T3">p. 1736</text:span></text:span></text:a><text:span text:style-name="T3">] dépilatoire.</text:span></text:p>
      <text:p text:style-name="_3c_grc_3e_"><text:span text:style-name="Strong"><text:span text:style-name="T3">ψοα</text:span></text:span><text:span text:style-name="Strong"><text:span text:style-name="T1">ὶ</text:span></text:span><text:span text:style-name="T3">.</text:span></text:p>
      <text:p text:style-name="_3c_gloss_3e_"><text:span text:style-name="T3">[grc1803 </text:span><text:a xlink:type="simple" xlink:href="https://www.biusante.parisdescartes.fr/histoire/medica/resultats/index.php?do=zoom&amp;cote=37020d&amp;p=1750" text:style-name="Internet_20_link" text:visited-style-name="Visited_20_Internet_20_Link"><text:span text:style-name="Internet_20_link"><text:span text:style-name="T3">p. 1736</text:span></text:span></text:a><text:span text:style-name="T3">] muscles psoas, lombes.</text:span></text:p>
      <text:p text:style-name="_3c_grc_3e_"><text:span text:style-name="Strong"><text:span text:style-name="T3">ψο</text:span></text:span><text:span text:style-name="Strong"><text:span text:style-name="T1">ΐ</text:span></text:span><text:span text:style-name="Strong"><text:span text:style-name="T3">της</text:span></text:span><text:span text:style-name="T3"> </text:span><text:span text:style-name="Strong"><text:span text:style-name="T3">μυελ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1804 </text:span><text:a xlink:type="simple" xlink:href="https://www.biusante.parisdescartes.fr/histoire/medica/resultats/index.php?do=zoom&amp;cote=37020d&amp;p=1750" text:style-name="Internet_20_link" text:visited-style-name="Visited_20_Internet_20_Link"><text:span text:style-name="Internet_20_link"><text:span text:style-name="T3">p. 1736</text:span></text:span></text:a><text:span text:style-name="T3">] la moelle de la région lombaire.</text:span></text:p>
      <text:p text:style-name="_3c_grc_3e_"><text:span text:style-name="Strong"><text:span text:style-name="T3">ψόφος</text:span></text:span><text:span text:style-name="T3">.</text:span></text:p>
      <text:p text:style-name="_3c_gloss_3e_"><text:span text:style-name="T3">[grc1805 </text:span><text:a xlink:type="simple" xlink:href="https://www.biusante.parisdescartes.fr/histoire/medica/resultats/index.php?do=zoom&amp;cote=37020d&amp;p=1750" text:style-name="Internet_20_link" text:visited-style-name="Visited_20_Internet_20_Link"><text:span text:style-name="Internet_20_link"><text:span text:style-name="T3">p. 1736</text:span></text:span></text:a><text:span text:style-name="T3">] bruit.</text:span></text:p>
      <text:p text:style-name="_3c_grc_3e_"><text:span text:style-name="Strong"><text:span text:style-name="T3">ψύδρακες</text:span></text:span><text:span text:style-name="T3">, </text:span><text:span text:style-name="Strong"><text:span text:style-name="T3">ψυδράκια</text:span></text:span><text:span text:style-name="T3">.</text:span></text:p>
      <text:p text:style-name="_3c_gloss_3e_"><text:span text:style-name="T3">[grc1806 </text:span><text:a xlink:type="simple" xlink:href="https://www.biusante.parisdescartes.fr/histoire/medica/resultats/index.php?do=zoom&amp;cote=37020d&amp;p=1750" text:style-name="Internet_20_link" text:visited-style-name="Visited_20_Internet_20_Link"><text:span text:style-name="Internet_20_link"><text:span text:style-name="T3">p. 1736</text:span></text:span></text:a><text:span text:style-name="T3">] pustules.</text:span></text:p>
      <text:p text:style-name="_3c_grc_3e_"><text:span text:style-name="Strong"><text:span text:style-name="T3">ψυκτι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1807 </text:span><text:a xlink:type="simple" xlink:href="https://www.biusante.parisdescartes.fr/histoire/medica/resultats/index.php?do=zoom&amp;cote=37020d&amp;p=1750" text:style-name="Internet_20_link" text:visited-style-name="Visited_20_Internet_20_Link"><text:span text:style-name="Internet_20_link"><text:span text:style-name="T3">p. 1736</text:span></text:span></text:a><text:span text:style-name="T3">] rafraîchissant.</text:span></text:p>
      <text:p text:style-name="_3c_grc_3e_"><text:span text:style-name="Strong"><text:span text:style-name="T3">ψύξις</text:span></text:span><text:span text:style-name="T3">.</text:span></text:p>
      <text:p text:style-name="_3c_gloss_3e_"><text:span text:style-name="T3">[grc1808 </text:span><text:a xlink:type="simple" xlink:href="https://www.biusante.parisdescartes.fr/histoire/medica/resultats/index.php?do=zoom&amp;cote=37020d&amp;p=1750" text:style-name="Internet_20_link" text:visited-style-name="Visited_20_Internet_20_Link"><text:span text:style-name="Internet_20_link"><text:span text:style-name="T3">p. 1736</text:span></text:span></text:a><text:span text:style-name="T3">] réfrigération.</text:span></text:p>
      <text:p text:style-name="_3c_grc_3e_"><text:span text:style-name="Strong"><text:span text:style-name="T3">ψώρα</text:span></text:span><text:span text:style-name="T3">.</text:span></text:p>
      <text:p text:style-name="_3c_gloss_3e_"><text:span text:style-name="T3">[grc1809 </text:span><text:a xlink:type="simple" xlink:href="https://www.biusante.parisdescartes.fr/histoire/medica/resultats/index.php?do=zoom&amp;cote=37020d&amp;p=1750" text:style-name="Internet_20_link" text:visited-style-name="Visited_20_Internet_20_Link"><text:span text:style-name="Internet_20_link"><text:span text:style-name="T3">p. 1736</text:span></text:span></text:a><text:span text:style-name="T3">] gale.</text:span></text:p>
      <text:p text:style-name="_3c_grc_3e_"><text:span text:style-name="Strong"><text:span text:style-name="T3">ψωρι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1810 </text:span><text:a xlink:type="simple" xlink:href="https://www.biusante.parisdescartes.fr/histoire/medica/resultats/index.php?do=zoom&amp;cote=37020d&amp;p=1750" text:style-name="Internet_20_link" text:visited-style-name="Visited_20_Internet_20_Link"><text:span text:style-name="Internet_20_link"><text:span text:style-name="T3">p. 1736</text:span></text:span></text:a><text:span text:style-name="T3">] psorique.</text:span></text:p>
      <text:p text:style-name="_3c_grc_3e_"><text:span text:style-name="Strong"><text:span text:style-name="T1">ψω</text:span></text:span><text:span text:style-name="Strong"><text:span text:style-name="T3">ροφθαλμία</text:span></text:span><text:span text:style-name="T3">.</text:span></text:p>
      <text:p text:style-name="_3c_gloss_3e_"><text:span text:style-name="T3">[grc1811 </text:span><text:a xlink:type="simple" xlink:href="https://www.biusante.parisdescartes.fr/histoire/medica/resultats/index.php?do=zoom&amp;cote=37020d&amp;p=1750" text:style-name="Internet_20_link" text:visited-style-name="Visited_20_Internet_20_Link"><text:span text:style-name="Internet_20_link"><text:span text:style-name="T3">p. 1736</text:span></text:span></text:a><text:span text:style-name="T3">] psorophthalmie.</text:span></text:p>
      <text:p text:style-name="_3c_grc_3e_"><text:span text:style-name="Strong"><text:span text:style-name="T3">ψωρώδης</text:span></text:span><text:span text:style-name="T3">.</text:span></text:p>
      <text:p text:style-name="_3c_gloss_3e_"><text:span text:style-name="T3">[grc1812 </text:span><text:a xlink:type="simple" xlink:href="https://www.biusante.parisdescartes.fr/histoire/medica/resultats/index.php?do=zoom&amp;cote=37020d&amp;p=1750" text:style-name="Internet_20_link" text:visited-style-name="Visited_20_Internet_20_Link"><text:span text:style-name="Internet_20_link"><text:span text:style-name="T3">p. 1736</text:span></text:span></text:a><text:span text:style-name="T3">] galeux.</text:span></text:p>
      <text:p text:style-name="_3c_grc_3e_"><text:span text:style-name="Strong"><text:span text:style-name="T1">ὠ</text:span></text:span><text:span text:style-name="Strong"><text:span text:style-name="T3">δ</text:span></text:span><text:span text:style-name="Strong"><text:span text:style-name="T1">ὶ</text:span></text:span><text:span text:style-name="Strong"><text:span text:style-name="T3">ν</text:span></text:span><text:span text:style-name="T3">.</text:span></text:p>
      <text:p text:style-name="_3c_gloss_3e_"><text:span text:style-name="T3">[grc1813 </text:span><text:a xlink:type="simple" xlink:href="https://www.biusante.parisdescartes.fr/histoire/medica/resultats/index.php?do=zoom&amp;cote=37020d&amp;p=1750" text:style-name="Internet_20_link" text:visited-style-name="Visited_20_Internet_20_Link"><text:span text:style-name="Internet_20_link"><text:span text:style-name="T3">p. 1736</text:span></text:span></text:a><text:span text:style-name="T3">] douleur de l’enfantement.</text:span></text:p>
      <text:p text:style-name="_3c_grc_3e_"><text:span text:style-name="Strong"><text:span text:style-name="T1">ὠ</text:span></text:span><text:span text:style-name="Strong"><text:span text:style-name="T3">κυτόκιον</text:span></text:span><text:span text:style-name="T3">.</text:span></text:p>
      <text:p text:style-name="_3c_gloss_3e_"><text:span text:style-name="T3">[grc1814 </text:span><text:a xlink:type="simple" xlink:href="https://www.biusante.parisdescartes.fr/histoire/medica/resultats/index.php?do=zoom&amp;cote=37020d&amp;p=1750" text:style-name="Internet_20_link" text:visited-style-name="Visited_20_Internet_20_Link"><text:span text:style-name="Internet_20_link"><text:span text:style-name="T3">p. 1736</text:span></text:span></text:a><text:span text:style-name="T3">] remède qui aide l’accouchement.</text:span></text:p>
      <text:p text:style-name="_3c_grc_3e_"><text:soft-page-break/><text:span text:style-name="Strong"><text:span text:style-name="T1">ὠ</text:span></text:span><text:span text:style-name="Strong"><text:span text:style-name="T3">λέκρανο</text:span></text:span><text:span text:style-name="Strong"><text:span text:style-name="T1">ν</text:span></text:span><text:span text:style-name="T3">.</text:span></text:p>
      <text:p text:style-name="_3c_gloss_3e_"><text:span text:style-name="T3">[grc1815 </text:span><text:a xlink:type="simple" xlink:href="https://www.biusante.parisdescartes.fr/histoire/medica/resultats/index.php?do=zoom&amp;cote=37020d&amp;p=1750" text:style-name="Internet_20_link" text:visited-style-name="Visited_20_Internet_20_Link"><text:span text:style-name="Internet_20_link"><text:span text:style-name="T3">p. 1736</text:span></text:span></text:a><text:span text:style-name="T3">] olécrâne.</text:span></text:p>
      <text:p text:style-name="_3c_grc_3e_"><text:span text:style-name="Strong"><text:span text:style-name="T1">ὠ</text:span></text:span><text:span text:style-name="Strong"><text:span text:style-name="T3">λέ</text:span></text:span><text:span text:style-name="Strong"><text:span text:style-name="T1">ν</text:span></text:span><text:span text:style-name="Strong"><text:span text:style-name="T3">η</text:span></text:span><text:span text:style-name="T3">.</text:span></text:p>
      <text:p text:style-name="_3c_gloss_3e_"><text:span text:style-name="T3">[grc1816 </text:span><text:a xlink:type="simple" xlink:href="https://www.biusante.parisdescartes.fr/histoire/medica/resultats/index.php?do=zoom&amp;cote=37020d&amp;p=1750" text:style-name="Internet_20_link" text:visited-style-name="Visited_20_Internet_20_Link"><text:span text:style-name="Internet_20_link"><text:span text:style-name="T3">p. 1736</text:span></text:span></text:a><text:span text:style-name="T3">] le cubitus, le coude.</text:span></text:p>
      <text:p text:style-name="_3c_grc_3e_"><text:span text:style-name="Strong"><text:span text:style-name="T1">ὠ</text:span></text:span><text:span text:style-name="Strong"><text:span text:style-name="T3">μοπλάται</text:span></text:span><text:span text:style-name="T3">.</text:span></text:p>
      <text:p text:style-name="_3c_gloss_3e_"><text:span text:style-name="T3">[grc1817 </text:span><text:a xlink:type="simple" xlink:href="https://www.biusante.parisdescartes.fr/histoire/medica/resultats/index.php?do=zoom&amp;cote=37020d&amp;p=1750" text:style-name="Internet_20_link" text:visited-style-name="Visited_20_Internet_20_Link"><text:span text:style-name="Internet_20_link"><text:span text:style-name="T3">p. 1736</text:span></text:span></text:a><text:span text:style-name="T3">] les omoplates.</text:span></text:p>
      <text:p text:style-name="_3c_grc_3e_"><text:span text:style-name="Strong"><text:span text:style-name="T1">ὦ</text:span></text:span><text:span text:style-name="Strong"><text:span text:style-name="T3">μ</text:span></text:span><text:span text:style-name="Strong"><text:span text:style-name="T1">ο</text:span></text:span><text:span text:style-name="Strong"><text:span text:style-name="T3">ς</text:span></text:span><text:span text:style-name="T3">.</text:span></text:p>
      <text:p text:style-name="_3c_gloss_3e_"><text:span text:style-name="T3">[grc1818 </text:span><text:a xlink:type="simple" xlink:href="https://www.biusante.parisdescartes.fr/histoire/medica/resultats/index.php?do=zoom&amp;cote=37020d&amp;p=1750" text:style-name="Internet_20_link" text:visited-style-name="Visited_20_Internet_20_Link"><text:span text:style-name="Internet_20_link"><text:span text:style-name="T3">p. 1736</text:span></text:span></text:a><text:span text:style-name="T3">] l’épaule, l’humérus.</text:span></text:p>
      <text:p text:style-name="_3c_grc_3e_"><text:span text:style-name="Strong"><text:span text:style-name="T1">ὠ</text:span></text:span><text:span text:style-name="Strong"><text:span text:style-name="T3">μ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1819 </text:span><text:a xlink:type="simple" xlink:href="https://www.biusante.parisdescartes.fr/histoire/medica/resultats/index.php?do=zoom&amp;cote=37020d&amp;p=1750" text:style-name="Internet_20_link" text:visited-style-name="Visited_20_Internet_20_Link"><text:span text:style-name="Internet_20_link"><text:span text:style-name="T3">p. 1736</text:span></text:span></text:a><text:span text:style-name="T3">] cru.</text:span></text:p>
      <text:p text:style-name="_3c_grc_3e_"><text:span text:style-name="Strong"><text:span text:style-name="T1">ὠ</text:span></text:span><text:span text:style-name="Strong"><text:span text:style-name="T3">μότης</text:span></text:span><text:span text:style-name="T3">.</text:span></text:p>
      <text:p text:style-name="_3c_gloss_3e_"><text:span text:style-name="T3">[grc1820 </text:span><text:a xlink:type="simple" xlink:href="https://www.biusante.parisdescartes.fr/histoire/medica/resultats/index.php?do=zoom&amp;cote=37020d&amp;p=1750" text:style-name="Internet_20_link" text:visited-style-name="Visited_20_Internet_20_Link"><text:span text:style-name="Internet_20_link"><text:span text:style-name="T3">p. 1736</text:span></text:span></text:a><text:span text:style-name="T3">] crudité.</text:span></text:p>
      <text:p text:style-name="_3c_grc_3e_"><text:span text:style-name="Strong"><text:span text:style-name="T1">ὠὸν</text:span></text:span><text:span text:style-name="T3">.</text:span></text:p>
      <text:p text:style-name="_3c_gloss_3e_"><text:span text:style-name="T3">[grc1821 </text:span><text:a xlink:type="simple" xlink:href="https://www.biusante.parisdescartes.fr/histoire/medica/resultats/index.php?do=zoom&amp;cote=37020d&amp;p=1750" text:style-name="Internet_20_link" text:visited-style-name="Visited_20_Internet_20_Link"><text:span text:style-name="Internet_20_link"><text:span text:style-name="T3">p. 1736</text:span></text:span></text:a><text:span text:style-name="T3">] œuf.</text:span></text:p>
      <text:p text:style-name="_3c_grc_3e_"><text:span text:style-name="Strong"><text:span text:style-name="T1">ὦ</text:span></text:span><text:span text:style-name="Strong"><text:span text:style-name="T3">ς</text:span></text:span><text:span text:style-name="T3">.</text:span></text:p>
      <text:p text:style-name="_3c_gloss_3e_"><text:span text:style-name="T3">[grc1822 </text:span><text:a xlink:type="simple" xlink:href="https://www.biusante.parisdescartes.fr/histoire/medica/resultats/index.php?do=zoom&amp;cote=37020d&amp;p=1750" text:style-name="Internet_20_link" text:visited-style-name="Visited_20_Internet_20_Link"><text:span text:style-name="Internet_20_link"><text:span text:style-name="T3">p. 1736</text:span></text:span></text:a><text:span text:style-name="T3">] oreille.</text:span></text:p>
      <text:p text:style-name="_3c_grc_3e_"><text:span text:style-name="Strong"><text:span text:style-name="T1">ὠ</text:span></text:span><text:span text:style-name="Strong"><text:span text:style-name="T3">ταλγία</text:span></text:span><text:span text:style-name="T3">.</text:span></text:p>
      <text:p text:style-name="_3c_gloss_3e_"><text:span text:style-name="T3">[grc1823 </text:span><text:a xlink:type="simple" xlink:href="https://www.biusante.parisdescartes.fr/histoire/medica/resultats/index.php?do=zoom&amp;cote=37020d&amp;p=1750" text:style-name="Internet_20_link" text:visited-style-name="Visited_20_Internet_20_Link"><text:span text:style-name="Internet_20_link"><text:span text:style-name="T3">p. 1736</text:span></text:span></text:a><text:span text:style-name="T3">] otalgie.</text:span></text:p>
      <text:p text:style-name="_3c_grc_3e_"><text:span text:style-name="Strong"><text:span text:style-name="T1">ὠ</text:span></text:span><text:span text:style-name="Strong"><text:span text:style-name="T3">ταλγι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1824 </text:span><text:a xlink:type="simple" xlink:href="https://www.biusante.parisdescartes.fr/histoire/medica/resultats/index.php?do=zoom&amp;cote=37020d&amp;p=1750" text:style-name="Internet_20_link" text:visited-style-name="Visited_20_Internet_20_Link"><text:span text:style-name="Internet_20_link"><text:span text:style-name="T3">p. 1736</text:span></text:span></text:a><text:span text:style-name="T3">] sujet à l’otalgie.</text:span></text:p>
      <text:p text:style-name="_3c_grc_3e_"><text:span text:style-name="Strong"><text:span text:style-name="T1">ὠ</text:span></text:span><text:span text:style-name="Strong"><text:span text:style-name="T3">τεγχύτης</text:span></text:span><text:span text:style-name="T3">.</text:span></text:p>
      <text:p text:style-name="_3c_gloss_3e_"><text:span text:style-name="T3">[grc1825 </text:span><text:a xlink:type="simple" xlink:href="https://www.biusante.parisdescartes.fr/histoire/medica/resultats/index.php?do=zoom&amp;cote=37020d&amp;p=1750" text:style-name="Internet_20_link" text:visited-style-name="Visited_20_Internet_20_Link"><text:span text:style-name="Internet_20_link"><text:span text:style-name="T3">p. 1736</text:span></text:span></text:a><text:span text:style-name="T3">] otenchyte.</text:span></text:p>
      <text:p text:style-name="_3c_grc_3e_"><text:span text:style-name="Strong"><text:span text:style-name="T1">ὠ</text:span></text:span><text:span text:style-name="Strong"><text:span text:style-name="T3">τικ</text:span></text:span><text:span text:style-name="Strong"><text:span text:style-name="T1">ὸ</text:span></text:span><text:span text:style-name="Strong"><text:span text:style-name="T3">ς</text:span></text:span><text:span text:style-name="T3">.</text:span></text:p>
      <text:p text:style-name="_3c_gloss_3e_"><text:span text:style-name="T3">[grc1826 </text:span><text:a xlink:type="simple" xlink:href="https://www.biusante.parisdescartes.fr/histoire/medica/resultats/index.php?do=zoom&amp;cote=37020d&amp;p=1750" text:style-name="Internet_20_link" text:visited-style-name="Visited_20_Internet_20_Link"><text:span text:style-name="Internet_20_link"><text:span text:style-name="T3">p. 1736</text:span></text:span></text:a><text:span text:style-name="T3">] auriculair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fr" fo:country="FR" style:letter-kerning="false" style:font-name-asian="Times New Roman1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0pt" fo:language="fr" fo:country="FR" style:letter-kerning="false" style:font-name-asian="Times New Roman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font-size="12pt" style:font-name-asian="F" style:font-family-generic-asian="system" style:font-pitch-asian="variable" style:font-size-asian="12pt" style:font-size-complex="12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ucida Sans1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ucida Sans1" style:font-family-complex="'Lucida Sans'" style:font-family-generic-complex="system" style:font-pitch-complex="variable"/>
    </style:style>
    <style:style style:name="Title" style:family="paragraph" style:parent-style-name="Standard" style:next-style-name="Text_20_body" style:default-outline-level="" style:class="chapter">
      <style:paragraph-properties fo:margin-top="0.423cm" fo:margin-bottom="0.212cm" style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tyle="italic" style:font-style-asian="italic" style:font-name-complex="Lucida Sans1" style:font-family-complex="'Lucida Sans'" style:font-family-generic-complex="system" style:font-pitch-complex="variable" style:font-style-complex="italic"/>
    </style:style>
    <style:style style:name="msonormal" style:family="paragraph" style:parent-style-name="Standard" style:default-outline-level="">
      <style:paragraph-properties fo:margin-top="0.494cm" fo:margin-bottom="0.494cm" style:contextual-spacing="false"/>
    </style:style>
    <style:style style:name="_3c_grc_3e_" style:display-name="&lt;grc&gt;" style:family="paragraph" style:parent-style-name="Standard" style:default-outline-level="">
      <style:paragraph-properties fo:margin-top="0.3cm" fo:margin-bottom="0cm" style:contextual-spacing="false"/>
      <style:text-properties fo:font-size="16pt" fo:language="zu" fo:country="ZA" style:font-size-asian="16pt"/>
    </style:style>
    <style:style style:name="_3c_gloss_3e_" style:display-name="&lt;gloss&gt;" style:family="paragraph" style:parent-style-name="Standard" style:default-outline-level="">
      <style:text-properties fo:color="#808080" loext:opacity="100%" style:font-name="Arial" fo:font-family="Arial" style:font-family-generic="roman" style:font-pitch="variable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BIU santé dictionnaires, export pour relecture grec</dc:title>
    <meta:initial-creator>test</meta:initial-creator>
    <dc:creator>Fabrice Robert</dc:creator>
    <meta:editing-cycles>15</meta:editing-cycles>
    <meta:creation-date>2021-12-08T20:34:00</meta:creation-date>
    <dc:date>2021-12-19T17:33:00</dc:date>
    <dc:language>fr-CH</dc:language>
    <meta:editing-duration>PT4H44M</meta:editing-duration>
    <meta:generator>LibreOffice/7.2.4.1$Windows_X86_64 LibreOffice_project/27d75539669ac387bb498e35313b970b7fe9c4f9</meta:generator>
    <meta:document-statistic meta:table-count="0" meta:image-count="0" meta:object-count="0" meta:page-count="108" meta:paragraph-count="3662" meta:word-count="10461" meta:character-count="72789" meta:non-whitespace-character-count="65990"/>
    <meta:user-defined meta:name="AppVersion">12.0000</meta:user-defined>
    <meta:template xlink:type="simple" xlink:actuate="onRequest" xlink:title="Normal" xlink:href=""/>
  </office:meta>
</office:document-meta>
</file>